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="thin solid #A6A6A6" fo:background-color="#FFE699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5E0B4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C5E0B4"/>
    </style:style>
    <style:style style:name="ce7" style:family="table-cell" style:parent-style-name="Default" style:data-style-name="N30">
      <style:table-cell-properties style:vertical-align="automatic"/>
    </style:style>
    <style:style style:name="ce8" style:family="table-cell" style:parent-style-name="Default" style:data-style-name="N0">
      <style:table-cell-properties fo:background-color="#FFFF00"/>
      <style:text-properties fo:color="#FF0000"/>
    </style:style>
    <style:style style:name="ce9" style:family="table-cell" style:parent-style-name="Default" style:data-style-name="N30"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3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#C5E0B4"/>
      <style:text-properties fo:color="#808080"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5" style:family="table-cell" style:parent-style-name="Default" style:data-style-name="N40">
      <style:table-cell-properties fo:border="thin solid #A6A6A6" fo:background-color="#FFE699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36763888888889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3975cm" style:use-optimal-column-width="true"/>
    </style:style>
    <style:style style:name="co7" style:family="table-column">
      <style:table-column-properties fo:break-before="auto" style:column-width="2.18722222222222cm"/>
    </style:style>
    <style:style style:name="co8" style:family="table-column">
      <style:table-column-properties fo:break-before="auto" style:column-width="1.76388888888889cm" style:use-optimal-column-width="true"/>
    </style:style>
    <style:style style:name="co9" style:family="table-column">
      <style:table-column-properties fo:break-before="auto" style:column-width="2.45180555555556cm" style:use-optimal-column-width="true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1.85208333333333cm" style:use-optimal-column-width="true"/>
    </style:style>
    <style:style style:name="co12" style:family="table-column">
      <style:table-column-properties fo:break-before="auto" style:column-width="1.97555555555556cm"/>
    </style:style>
    <style:style style:name="co13" style:family="table-column">
      <style:table-column-properties fo:break-before="auto" style:column-width="3.38666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66347222222222cm"/>
    </style:style>
    <style:style style:name="co16" style:family="table-column">
      <style:table-column-properties fo:break-before="auto" style:column-width="1.322916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57527777777778cm"/>
    </style:style>
    <style:style style:name="co19" style:family="table-column">
      <style:table-column-properties fo:break-before="auto" style:column-width="18.7325cm"/>
    </style:style>
    <style:style style:name="co20" style:family="table-column">
      <style:table-column-properties fo:break-before="auto" style:column-width="6.24416666666667cm"/>
    </style:style>
    <style:style style:name="co21" style:family="table-column">
      <style:table-column-properties fo:break-before="auto" style:column-width="2.92805555555556cm"/>
    </style:style>
    <style:style style:name="co22" style:family="table-column">
      <style:table-column-properties fo:break-before="auto" style:column-width="0.758472222222222cm"/>
    </style:style>
    <style:style style:name="co23" style:family="table-column">
      <style:table-column-properties fo:break-before="auto" style:column-width="9.101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cl_cross_sta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1111101" table:style-name="ce1">
            <text:p>1111101</text:p>
          </table:table-cell>
          <table:table-cell office:value-type="float" office:value="4781329508894.8496" table:style-name="ce2">
            <text:p>4781329508894.9</text:p>
          </table:table-cell>
          <table:table-cell office:value-type="float" office:value="0.82499999999999996" table:formula="of:=VLOOKUP([.A1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102" table:style-name="ce1">
            <text:p>1111102</text:p>
          </table:table-cell>
          <table:table-cell office:value-type="float" office:value="168084922674.68799" table:style-name="ce2">
            <text:p>168084922674.7</text:p>
          </table:table-cell>
          <table:table-cell office:value-type="float" office:value="0.82499999999999996" table:formula="of:=VLOOKUP([.A2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103" table:style-name="ce1">
            <text:p>1111103</text:p>
          </table:table-cell>
          <table:table-cell office:value-type="float" office:value="408775900599.427" table:style-name="ce2">
            <text:p>408775900599.4</text:p>
          </table:table-cell>
          <table:table-cell office:value-type="float" office:value="0.53200000000000003" table:formula="of:=VLOOKUP([.A3];[r_coefficients.$M$1:.$N$814];2;FALSE)" table:style-name="ce3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1201" table:style-name="ce1">
            <text:p>1111201</text:p>
          </table:table-cell>
          <table:table-cell office:value-type="float" office:value="23922342178.2248" table:style-name="ce2">
            <text:p>23922342178.2</text:p>
          </table:table-cell>
          <table:table-cell office:value-type="float" office:value="0.82499999999999996" table:formula="of:=VLOOKUP([.A4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202" table:style-name="ce1">
            <text:p>1111202</text:p>
          </table:table-cell>
          <table:table-cell office:value-type="float" office:value="4875479294.9973001" table:style-name="ce2">
            <text:p>4875479295.0</text:p>
          </table:table-cell>
          <table:table-cell office:value-type="float" office:value="0.82499999999999996" table:formula="of:=VLOOKUP([.A5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203" table:style-name="ce1">
            <text:p>1111203</text:p>
          </table:table-cell>
          <table:table-cell office:value-type="float" office:value="5089814386.5757504" table:style-name="ce2">
            <text:p>5089814386.6</text:p>
          </table:table-cell>
          <table:table-cell office:value-type="float" office:value="0.53200000000000003" table:formula="of:=VLOOKUP([.A6];[r_coefficients.$M$1:.$N$814];2;FALSE)" table:style-name="ce3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2101" table:style-name="ce1">
            <text:p>1112101</text:p>
          </table:table-cell>
          <table:table-cell office:value-type="float" office:value="616702045952.41199" table:style-name="ce2">
            <text:p>616702045952.4</text:p>
          </table:table-cell>
          <table:table-cell office:value-type="float" office:value="0.82499999999999996" table:formula="of:=VLOOKUP([.A7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102" table:style-name="ce1">
            <text:p>1112102</text:p>
          </table:table-cell>
          <table:table-cell office:value-type="float" office:value="162907449701.224" table:style-name="ce2">
            <text:p>162907449701.2</text:p>
          </table:table-cell>
          <table:table-cell office:value-type="float" office:value="0.82499999999999996" table:formula="of:=VLOOKUP([.A8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103" table:style-name="ce1">
            <text:p>1112103</text:p>
          </table:table-cell>
          <table:table-cell office:value-type="float" office:value="1743440288782.8999" table:style-name="ce2">
            <text:p>1743440288782.9</text:p>
          </table:table-cell>
          <table:table-cell office:value-type="float" office:value="0.53200000000000003" table:formula="of:=VLOOKUP([.A9];[r_coefficients.$M$1:.$N$814];2;FALSE)" table:style-name="ce3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2201" table:style-name="ce1">
            <text:p>1112201</text:p>
          </table:table-cell>
          <table:table-cell office:value-type="float" office:value="2190089155.5022001" table:style-name="ce2">
            <text:p>2190089155.5</text:p>
          </table:table-cell>
          <table:table-cell office:value-type="float" office:value="0.82499999999999996" table:formula="of:=VLOOKUP([.A10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202" table:style-name="ce1">
            <text:p>1112202</text:p>
          </table:table-cell>
          <table:table-cell office:value-type="float" office:value="723253886.66156101" table:style-name="ce2">
            <text:p>723253886.7</text:p>
          </table:table-cell>
          <table:table-cell office:value-type="float" office:value="0.82499999999999996" table:formula="of:=VLOOKUP([.A11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203" table:style-name="ce1">
            <text:p>1112203</text:p>
          </table:table-cell>
          <table:table-cell office:value-type="float" office:value="2950005749.5749402" table:style-name="ce2">
            <text:p>2950005749.6</text:p>
          </table:table-cell>
          <table:table-cell office:value-type="float" office:value="0.53200000000000003" table:formula="of:=VLOOKUP([.A12];[r_coefficients.$M$1:.$N$814];2;FALSE)" table:style-name="ce3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3101" table:style-name="ce1">
            <text:p>1113101</text:p>
          </table:table-cell>
          <table:table-cell office:value-type="float" office:value="5595995.2768599996" table:style-name="ce2">
            <text:p>5595995.3</text:p>
          </table:table-cell>
          <table:table-cell office:value-type="float" office:value="0.82499999999999996" table:formula="of:=VLOOKUP([.A13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3102" table:style-name="ce1">
            <text:p>1113102</text:p>
          </table:table-cell>
          <table:table-cell office:value-type="float" office:value="125995.648065" table:style-name="ce2">
            <text:p>125995.6</text:p>
          </table:table-cell>
          <table:table-cell office:value-type="float" office:value="0.82499999999999996" table:formula="of:=VLOOKUP([.A14];[r_coefficients.$M$1:.$N$814];2;FALSE)" table:style-name="ce3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21101" table:style-name="ce1">
            <text:p>1121101</text:p>
          </table:table-cell>
          <table:table-cell office:value-type="float" office:value="5325549641311.0801" table:style-name="ce2">
            <text:p>5325549641311.1</text:p>
          </table:table-cell>
          <table:table-cell office:value-type="float" office:value="0.221" table:formula="of:=VLOOKUP([.A15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102" table:style-name="ce1">
            <text:p>1121102</text:p>
          </table:table-cell>
          <table:table-cell office:value-type="float" office:value="121973181398.924" table:style-name="ce2">
            <text:p>121973181398.9</text:p>
          </table:table-cell>
          <table:table-cell office:value-type="float" office:value="0.221" table:formula="of:=VLOOKUP([.A16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103" table:style-name="ce1">
            <text:p>1121103</text:p>
          </table:table-cell>
          <table:table-cell office:value-type="float" office:value="326309349289.77002" table:style-name="ce2">
            <text:p>326309349289.8</text:p>
          </table:table-cell>
          <table:table-cell office:value-type="float" office:value="0.221" table:formula="of:=VLOOKUP([.A17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201" table:style-name="ce1">
            <text:p>1121201</text:p>
          </table:table-cell>
          <table:table-cell office:value-type="float" office:value="16436324542.7125" table:style-name="ce2">
            <text:p>16436324542.7</text:p>
          </table:table-cell>
          <table:table-cell office:value-type="float" office:value="0.17" table:formula="of:=VLOOKUP([.A18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1202" table:style-name="ce1">
            <text:p>1121202</text:p>
          </table:table-cell>
          <table:table-cell office:value-type="float" office:value="2310260985.2039599" table:style-name="ce2">
            <text:p>2310260985.2</text:p>
          </table:table-cell>
          <table:table-cell office:value-type="float" office:value="0.17" table:formula="of:=VLOOKUP([.A19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1203" table:style-name="ce1">
            <text:p>1121203</text:p>
          </table:table-cell>
          <table:table-cell office:value-type="float" office:value="1808023165.6628001" table:style-name="ce2">
            <text:p>1808023165.7</text:p>
          </table:table-cell>
          <table:table-cell office:value-type="float" office:value="0.17" table:formula="of:=VLOOKUP([.A20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101" table:style-name="ce1">
            <text:p>1122101</text:p>
          </table:table-cell>
          <table:table-cell office:value-type="float" office:value="388366766718.83301" table:style-name="ce2">
            <text:p>388366766718.8</text:p>
          </table:table-cell>
          <table:table-cell office:value-type="float" office:value="0.221" table:formula="of:=VLOOKUP([.A21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102" table:style-name="ce1">
            <text:p>1122102</text:p>
          </table:table-cell>
          <table:table-cell office:value-type="float" office:value="246792547941.05399" table:style-name="ce2">
            <text:p>246792547941.1</text:p>
          </table:table-cell>
          <table:table-cell office:value-type="float" office:value="0.221" table:formula="of:=VLOOKUP([.A22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103" table:style-name="ce1">
            <text:p>1122103</text:p>
          </table:table-cell>
          <table:table-cell office:value-type="float" office:value="4840319950505.6201" table:style-name="ce2">
            <text:p>4840319950505.6</text:p>
          </table:table-cell>
          <table:table-cell office:value-type="float" office:value="0.221" table:formula="of:=VLOOKUP([.A23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201" table:style-name="ce1">
            <text:p>1122201</text:p>
          </table:table-cell>
          <table:table-cell office:value-type="float" office:value="11279434132.886499" table:style-name="ce2">
            <text:p>11279434132.9</text:p>
          </table:table-cell>
          <table:table-cell office:value-type="float" office:value="0.17" table:formula="of:=VLOOKUP([.A24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202" table:style-name="ce1">
            <text:p>1122202</text:p>
          </table:table-cell>
          <table:table-cell office:value-type="float" office:value="4514116214.3048201" table:style-name="ce2">
            <text:p>4514116214.3</text:p>
          </table:table-cell>
          <table:table-cell office:value-type="float" office:value="0.17" table:formula="of:=VLOOKUP([.A25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203" table:style-name="ce1">
            <text:p>1122203</text:p>
          </table:table-cell>
          <table:table-cell office:value-type="float" office:value="6511258537.4409904" table:style-name="ce2">
            <text:p>6511258537.4</text:p>
          </table:table-cell>
          <table:table-cell office:value-type="float" office:value="0.17" table:formula="of:=VLOOKUP([.A26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101" table:style-name="ce1">
            <text:p>1123101</text:p>
          </table:table-cell>
          <table:table-cell office:value-type="float" office:value="644487018.86057496" table:style-name="ce2">
            <text:p>644487018.9</text:p>
          </table:table-cell>
          <table:table-cell office:value-type="float" office:value="0.221" table:formula="of:=VLOOKUP([.A27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102" table:style-name="ce1">
            <text:p>1123102</text:p>
          </table:table-cell>
          <table:table-cell office:value-type="float" office:value="250826103.93777099" table:style-name="ce2">
            <text:p>250826103.9</text:p>
          </table:table-cell>
          <table:table-cell office:value-type="float" office:value="0.221" table:formula="of:=VLOOKUP([.A28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103" table:style-name="ce1">
            <text:p>1123103</text:p>
          </table:table-cell>
          <table:table-cell office:value-type="float" office:value="373010958.78556597" table:style-name="ce2">
            <text:p>373010958.8</text:p>
          </table:table-cell>
          <table:table-cell office:value-type="float" office:value="0.221" table:formula="of:=VLOOKUP([.A29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201" table:style-name="ce1">
            <text:p>1123201</text:p>
          </table:table-cell>
          <table:table-cell office:value-type="float" office:value="13711625.626789" table:style-name="ce2">
            <text:p>13711625.6</text:p>
          </table:table-cell>
          <table:table-cell office:value-type="float" office:value="0.17" table:formula="of:=VLOOKUP([.A30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202" table:style-name="ce1">
            <text:p>1123202</text:p>
          </table:table-cell>
          <table:table-cell office:value-type="float" office:value="487898.259418" table:style-name="ce2">
            <text:p>487898.3</text:p>
          </table:table-cell>
          <table:table-cell office:value-type="float" office:value="0.17" table:formula="of:=VLOOKUP([.A31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203" table:style-name="ce1">
            <text:p>1123203</text:p>
          </table:table-cell>
          <table:table-cell office:value-type="float" office:value="67287.517059999998" table:style-name="ce2">
            <text:p>67287.5</text:p>
          </table:table-cell>
          <table:table-cell office:value-type="float" office:value="0.17" table:formula="of:=VLOOKUP([.A32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31101" table:style-name="ce1">
            <text:p>1131101</text:p>
          </table:table-cell>
          <table:table-cell office:value-type="float" office:value="11993920101713.9" table:style-name="ce2">
            <text:p>11993920101713.9</text:p>
          </table:table-cell>
          <table:table-cell office:value-type="float" office:value="0.20699999999999999" table:formula="of:=VLOOKUP([.A33];[r_coefficients.$M$1:.$N$814];2;FALSE)" table:style-name="ce3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1102" table:style-name="ce1">
            <text:p>1131102</text:p>
          </table:table-cell>
          <table:table-cell office:value-type="float" office:value="182124109615.67599" table:style-name="ce2">
            <text:p>182124109615.7</text:p>
          </table:table-cell>
          <table:table-cell office:value-type="float" office:value="0.20699999999999999" table:formula="of:=VLOOKUP([.A34];[r_coefficients.$M$1:.$N$814];2;FALSE)" table:style-name="ce3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1103" table:style-name="ce1">
            <text:p>1131103</text:p>
          </table:table-cell>
          <table:table-cell office:value-type="float" office:value="395859526265.46899" table:style-name="ce2">
            <text:p>395859526265.5</text:p>
          </table:table-cell>
          <table:table-cell office:value-type="float" office:value="0.21199999999999999" table:formula="of:=VLOOKUP([.A35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1201" table:style-name="ce1">
            <text:p>1131201</text:p>
          </table:table-cell>
          <table:table-cell office:value-type="float" office:value="233049217021.28799" table:style-name="ce2">
            <text:p>233049217021.3</text:p>
          </table:table-cell>
          <table:table-cell office:value-type="float" office:value="0.32500000000000001" table:formula="of:=VLOOKUP([.A36];[r_coefficients.$M$1:.$N$814];2;FALSE)" table:style-name="ce3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1202" table:style-name="ce1">
            <text:p>1131202</text:p>
          </table:table-cell>
          <table:table-cell office:value-type="float" office:value="87123902113.101196" table:style-name="ce2">
            <text:p>87123902113.1</text:p>
          </table:table-cell>
          <table:table-cell office:value-type="float" office:value="0.32500000000000001" table:formula="of:=VLOOKUP([.A37];[r_coefficients.$M$1:.$N$814];2;FALSE)" table:style-name="ce3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1203" table:style-name="ce1">
            <text:p>1131203</text:p>
          </table:table-cell>
          <table:table-cell office:value-type="float" office:value="82897417630.114197" table:style-name="ce2">
            <text:p>82897417630.1</text:p>
          </table:table-cell>
          <table:table-cell office:value-type="float" office:value="0.32500000000000001" table:formula="of:=VLOOKUP([.A38];[r_coefficients.$M$1:.$N$814];2;FALSE)" table:style-name="ce3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101" table:style-name="ce1">
            <text:p>1132101</text:p>
          </table:table-cell>
          <table:table-cell office:value-type="float" office:value="112822750166.02" table:style-name="ce2">
            <text:p>112822750166.0</text:p>
          </table:table-cell>
          <table:table-cell office:value-type="float" office:value="0.20699999999999999" table:formula="of:=VLOOKUP([.A39];[r_coefficients.$M$1:.$N$814];2;FALSE)" table:style-name="ce3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2102" table:style-name="ce1">
            <text:p>1132102</text:p>
          </table:table-cell>
          <table:table-cell office:value-type="float" office:value="132556305991.287" table:style-name="ce2">
            <text:p>132556305991.3</text:p>
          </table:table-cell>
          <table:table-cell office:value-type="float" office:value="0.20699999999999999" table:formula="of:=VLOOKUP([.A40];[r_coefficients.$M$1:.$N$814];2;FALSE)" table:style-name="ce3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2103" table:style-name="ce1">
            <text:p>1132103</text:p>
          </table:table-cell>
          <table:table-cell office:value-type="float" office:value="1222227930720.2" table:style-name="ce2">
            <text:p>1222227930720.2</text:p>
          </table:table-cell>
          <table:table-cell office:value-type="float" office:value="0.21199999999999999" table:formula="of:=VLOOKUP([.A41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2201" table:style-name="ce1">
            <text:p>1132201</text:p>
          </table:table-cell>
          <table:table-cell office:value-type="float" office:value="53714257099.191498" table:style-name="ce2">
            <text:p>53714257099.2</text:p>
          </table:table-cell>
          <table:table-cell office:value-type="float" office:value="0.32500000000000001" table:formula="of:=VLOOKUP([.A42];[r_coefficients.$M$1:.$N$814];2;FALSE)" table:style-name="ce3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202" table:style-name="ce1">
            <text:p>1132202</text:p>
          </table:table-cell>
          <table:table-cell office:value-type="float" office:value="25194901456.062302" table:style-name="ce2">
            <text:p>25194901456.1</text:p>
          </table:table-cell>
          <table:table-cell office:value-type="float" office:value="0.32500000000000001" table:formula="of:=VLOOKUP([.A43];[r_coefficients.$M$1:.$N$814];2;FALSE)" table:style-name="ce3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203" table:style-name="ce1">
            <text:p>1132203</text:p>
          </table:table-cell>
          <table:table-cell office:value-type="float" office:value="36308507095.385002" table:style-name="ce2">
            <text:p>36308507095.4</text:p>
          </table:table-cell>
          <table:table-cell office:value-type="float" office:value="0.32500000000000001" table:formula="of:=VLOOKUP([.A44];[r_coefficients.$M$1:.$N$814];2;FALSE)" table:style-name="ce3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101" table:style-name="ce1">
            <text:p>1133101</text:p>
          </table:table-cell>
          <table:table-cell office:value-type="float" office:value="6175987173.4191799" table:style-name="ce2">
            <text:p>6175987173.4</text:p>
          </table:table-cell>
          <table:table-cell office:value-type="float" office:value="0.20699999999999999" table:formula="of:=VLOOKUP([.A45];[r_coefficients.$M$1:.$N$814];2;FALSE)" table:style-name="ce3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3102" table:style-name="ce1">
            <text:p>1133102</text:p>
          </table:table-cell>
          <table:table-cell office:value-type="float" office:value="4238759705.8474398" table:style-name="ce2">
            <text:p>4238759705.8</text:p>
          </table:table-cell>
          <table:table-cell office:value-type="float" office:value="0.20699999999999999" table:formula="of:=VLOOKUP([.A46];[r_coefficients.$M$1:.$N$814];2;FALSE)" table:style-name="ce3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3103" table:style-name="ce1">
            <text:p>1133103</text:p>
          </table:table-cell>
          <table:table-cell office:value-type="float" office:value="8930703757.1224308" table:style-name="ce2">
            <text:p>8930703757.1</text:p>
          </table:table-cell>
          <table:table-cell office:value-type="float" office:value="0.21199999999999999" table:formula="of:=VLOOKUP([.A47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3201" table:style-name="ce1">
            <text:p>1133201</text:p>
          </table:table-cell>
          <table:table-cell office:value-type="float" office:value="316726674.78058499" table:style-name="ce2">
            <text:p>316726674.8</text:p>
          </table:table-cell>
          <table:table-cell office:value-type="float" office:value="0.32500000000000001" table:formula="of:=VLOOKUP([.A48];[r_coefficients.$M$1:.$N$814];2;FALSE)" table:style-name="ce3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202" table:style-name="ce1">
            <text:p>1133202</text:p>
          </table:table-cell>
          <table:table-cell office:value-type="float" office:value="156958349.78543001" table:style-name="ce2">
            <text:p>156958349.8</text:p>
          </table:table-cell>
          <table:table-cell office:value-type="float" office:value="0.32500000000000001" table:formula="of:=VLOOKUP([.A49];[r_coefficients.$M$1:.$N$814];2;FALSE)" table:style-name="ce3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203" table:style-name="ce1">
            <text:p>1133203</text:p>
          </table:table-cell>
          <table:table-cell office:value-type="float" office:value="178837326.142829" table:style-name="ce2">
            <text:p>178837326.1</text:p>
          </table:table-cell>
          <table:table-cell office:value-type="float" office:value="0.32500000000000001" table:formula="of:=VLOOKUP([.A50];[r_coefficients.$M$1:.$N$814];2;FALSE)" table:style-name="ce3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51101" table:style-name="ce1">
            <text:p>1151101</text:p>
          </table:table-cell>
          <table:table-cell office:value-type="float" office:value="31791229728175" table:style-name="ce2">
            <text:p>31791229728175.0</text:p>
          </table:table-cell>
          <table:table-cell office:value-type="float" office:value="0.41699999999999998" table:formula="of:=VLOOKUP([.A51];[r_coefficients.$M$1:.$N$814];2;FALSE)" table:style-name="ce3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1102" table:style-name="ce1">
            <text:p>1151102</text:p>
          </table:table-cell>
          <table:table-cell office:value-type="float" office:value="3629930485.2913299" table:style-name="ce2">
            <text:p>3629930485.3</text:p>
          </table:table-cell>
          <table:table-cell office:value-type="float" office:value="0.41699999999999998" table:formula="of:=VLOOKUP([.A52];[r_coefficients.$M$1:.$N$814];2;FALSE)" table:style-name="ce3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1103" table:style-name="ce1">
            <text:p>1151103</text:p>
          </table:table-cell>
          <table:table-cell office:value-type="float" office:value="8274989606.3352003" table:style-name="ce2">
            <text:p>8274989606.3</text:p>
          </table:table-cell>
          <table:table-cell office:value-type="float" office:value="0.32200000000000001" table:formula="of:=VLOOKUP([.A53];[r_coefficients.$M$1:.$N$814];2;FALSE)" table:style-name="ce3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151201" table:style-name="ce1">
            <text:p>1151201</text:p>
          </table:table-cell>
          <table:table-cell office:value-type="float" office:value="83080876.655782998" table:style-name="ce2">
            <text:p>83080876.7</text:p>
          </table:table-cell>
          <table:table-cell office:value-type="float" office:value="0.247" table:formula="of:=VLOOKUP([.A54];[r_coefficients.$M$1:.$N$814];2;FALSE)" table:style-name="ce3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1202" table:style-name="ce1">
            <text:p>1151202</text:p>
          </table:table-cell>
          <table:table-cell office:value-type="float" office:value="19235712.584755" table:style-name="ce2">
            <text:p>19235712.6</text:p>
          </table:table-cell>
          <table:table-cell office:value-type="float" office:value="0.247" table:formula="of:=VLOOKUP([.A55];[r_coefficients.$M$1:.$N$814];2;FALSE)" table:style-name="ce3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1203" table:style-name="ce1">
            <text:p>1151203</text:p>
          </table:table-cell>
          <table:table-cell office:value-type="float" office:value="15034606.790166" table:style-name="ce2">
            <text:p>15034606.8</text:p>
          </table:table-cell>
          <table:table-cell office:value-type="float" office:value="0.17" table:formula="of:=VLOOKUP([.A56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52101" table:style-name="ce1">
            <text:p>1152101</text:p>
          </table:table-cell>
          <table:table-cell office:value-type="float" office:value="24853302951.534302" table:style-name="ce2">
            <text:p>24853302951.5</text:p>
          </table:table-cell>
          <table:table-cell office:value-type="float" office:value="0.41699999999999998" table:formula="of:=VLOOKUP([.A57];[r_coefficients.$M$1:.$N$814];2;FALSE)" table:style-name="ce3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2102" table:style-name="ce1">
            <text:p>1152102</text:p>
          </table:table-cell>
          <table:table-cell office:value-type="float" office:value="13675551834.3386" table:style-name="ce2">
            <text:p>13675551834.3</text:p>
          </table:table-cell>
          <table:table-cell office:value-type="float" office:value="0.41699999999999998" table:formula="of:=VLOOKUP([.A58];[r_coefficients.$M$1:.$N$814];2;FALSE)" table:style-name="ce3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2103" table:style-name="ce1">
            <text:p>1152103</text:p>
          </table:table-cell>
          <table:table-cell office:value-type="float" office:value="103218957559.214" table:style-name="ce2">
            <text:p>103218957559.2</text:p>
          </table:table-cell>
          <table:table-cell office:value-type="float" office:value="0.32200000000000001" table:formula="of:=VLOOKUP([.A59];[r_coefficients.$M$1:.$N$814];2;FALSE)" table:style-name="ce3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152201" table:style-name="ce1">
            <text:p>1152201</text:p>
          </table:table-cell>
          <table:table-cell office:value-type="float" office:value="119137932.799582" table:style-name="ce2">
            <text:p>119137932.8</text:p>
          </table:table-cell>
          <table:table-cell office:value-type="float" office:value="0.247" table:formula="of:=VLOOKUP([.A60];[r_coefficients.$M$1:.$N$814];2;FALSE)" table:style-name="ce3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2202" table:style-name="ce1">
            <text:p>1152202</text:p>
          </table:table-cell>
          <table:table-cell office:value-type="float" office:value="60008283.697241999" table:style-name="ce2">
            <text:p>60008283.7</text:p>
          </table:table-cell>
          <table:table-cell office:value-type="float" office:value="0.247" table:formula="of:=VLOOKUP([.A61];[r_coefficients.$M$1:.$N$814];2;FALSE)" table:style-name="ce3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2203" table:style-name="ce1">
            <text:p>1152203</text:p>
          </table:table-cell>
          <table:table-cell office:value-type="float" office:value="76083736.433314994" table:style-name="ce2">
            <text:p>76083736.4</text:p>
          </table:table-cell>
          <table:table-cell office:value-type="float" office:value="0.17" table:formula="of:=VLOOKUP([.A62];[r_coefficients.$M$1:.$N$814];2;FALSE)" table:style-name="ce3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53101" table:style-name="ce1">
            <text:p>1153101</text:p>
          </table:table-cell>
          <table:table-cell office:value-type="float" office:value="93434802.381320998" table:style-name="ce2">
            <text:p>93434802.4</text:p>
          </table:table-cell>
          <table:table-cell office:value-type="float" office:value="0.41699999999999998" table:formula="of:=VLOOKUP([.A63];[r_coefficients.$M$1:.$N$814];2;FALSE)" table:style-name="ce3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3102" table:style-name="ce1">
            <text:p>1153102</text:p>
          </table:table-cell>
          <table:table-cell office:value-type="float" office:value="2002744.1906890001" table:style-name="ce2">
            <text:p>2002744.2</text:p>
          </table:table-cell>
          <table:table-cell office:value-type="float" office:value="0.41699999999999998" table:formula="of:=VLOOKUP([.A64];[r_coefficients.$M$1:.$N$814];2;FALSE)" table:style-name="ce3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3103" table:style-name="ce1">
            <text:p>1153103</text:p>
          </table:table-cell>
          <table:table-cell office:value-type="float" office:value="1486011.7275409999" table:style-name="ce2">
            <text:p>1486011.7</text:p>
          </table:table-cell>
          <table:table-cell office:value-type="float" office:value="0.32200000000000001" table:formula="of:=VLOOKUP([.A65];[r_coefficients.$M$1:.$N$814];2;FALSE)" table:style-name="ce3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211101" table:style-name="ce1">
            <text:p>1211101</text:p>
          </table:table-cell>
          <table:table-cell office:value-type="float" office:value="7014152617678.5098" table:style-name="ce2">
            <text:p>7014152617678.5</text:p>
          </table:table-cell>
          <table:table-cell office:value-type="float" office:value="0.23200000000000001" table:formula="of:=VLOOKUP([.A66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102" table:style-name="ce1">
            <text:p>1211102</text:p>
          </table:table-cell>
          <table:table-cell office:value-type="float" office:value="89322677146.244995" table:style-name="ce2">
            <text:p>89322677146.2</text:p>
          </table:table-cell>
          <table:table-cell office:value-type="float" office:value="0.23200000000000001" table:formula="of:=VLOOKUP([.A67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103" table:style-name="ce1">
            <text:p>1211103</text:p>
          </table:table-cell>
          <table:table-cell office:value-type="float" office:value="68514979468.552597" table:style-name="ce2">
            <text:p>68514979468.6</text:p>
          </table:table-cell>
          <table:table-cell office:value-type="float" office:value="0.23200000000000001" table:formula="of:=VLOOKUP([.A68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1" table:style-name="ce1">
            <text:p>1211201</text:p>
          </table:table-cell>
          <table:table-cell office:value-type="float" office:value="8208729149.1633196" table:style-name="ce2">
            <text:p>8208729149.2</text:p>
          </table:table-cell>
          <table:table-cell office:value-type="float" office:value="0.23200000000000001" table:formula="of:=VLOOKUP([.A69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2" table:style-name="ce1">
            <text:p>1211202</text:p>
          </table:table-cell>
          <table:table-cell office:value-type="float" office:value="963136464.37484896" table:style-name="ce2">
            <text:p>963136464.4</text:p>
          </table:table-cell>
          <table:table-cell office:value-type="float" office:value="0.23200000000000001" table:formula="of:=VLOOKUP([.A70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3" table:style-name="ce1">
            <text:p>1211203</text:p>
          </table:table-cell>
          <table:table-cell office:value-type="float" office:value="490140996.90942001" table:style-name="ce2">
            <text:p>490140996.9</text:p>
          </table:table-cell>
          <table:table-cell office:value-type="float" office:value="0.23200000000000001" table:formula="of:=VLOOKUP([.A71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1" table:style-name="ce1">
            <text:p>1212101</text:p>
          </table:table-cell>
          <table:table-cell office:value-type="float" office:value="2215694528167.6001" table:style-name="ce2">
            <text:p>2215694528167.6</text:p>
          </table:table-cell>
          <table:table-cell office:value-type="float" office:value="0.23200000000000001" table:formula="of:=VLOOKUP([.A72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2" table:style-name="ce1">
            <text:p>1212102</text:p>
          </table:table-cell>
          <table:table-cell office:value-type="float" office:value="503917269465.92798" table:style-name="ce2">
            <text:p>503917269465.9</text:p>
          </table:table-cell>
          <table:table-cell office:value-type="float" office:value="0.23200000000000001" table:formula="of:=VLOOKUP([.A73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3" table:style-name="ce1">
            <text:p>1212103</text:p>
          </table:table-cell>
          <table:table-cell office:value-type="float" office:value="370265147564.45898" table:style-name="ce2">
            <text:p>370265147564.5</text:p>
          </table:table-cell>
          <table:table-cell office:value-type="float" office:value="0.23200000000000001" table:formula="of:=VLOOKUP([.A74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1" table:style-name="ce1">
            <text:p>1212201</text:p>
          </table:table-cell>
          <table:table-cell office:value-type="float" office:value="6701224237.1313896" table:style-name="ce2">
            <text:p>6701224237.1</text:p>
          </table:table-cell>
          <table:table-cell office:value-type="float" office:value="0.23200000000000001" table:formula="of:=VLOOKUP([.A75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2" table:style-name="ce1">
            <text:p>1212202</text:p>
          </table:table-cell>
          <table:table-cell office:value-type="float" office:value="1673080898.5613201" table:style-name="ce2">
            <text:p>1673080898.6</text:p>
          </table:table-cell>
          <table:table-cell office:value-type="float" office:value="0.23200000000000001" table:formula="of:=VLOOKUP([.A76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3" table:style-name="ce1">
            <text:p>1212203</text:p>
          </table:table-cell>
          <table:table-cell office:value-type="float" office:value="1039477146.66319" table:style-name="ce2">
            <text:p>1039477146.7</text:p>
          </table:table-cell>
          <table:table-cell office:value-type="float" office:value="0.23200000000000001" table:formula="of:=VLOOKUP([.A77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1" table:style-name="ce1">
            <text:p>1213101</text:p>
          </table:table-cell>
          <table:table-cell office:value-type="float" office:value="1580393943.4374001" table:style-name="ce2">
            <text:p>1580393943.4</text:p>
          </table:table-cell>
          <table:table-cell office:value-type="float" office:value="0.23200000000000001" table:formula="of:=VLOOKUP([.A78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2" table:style-name="ce1">
            <text:p>1213102</text:p>
          </table:table-cell>
          <table:table-cell office:value-type="float" office:value="119662137.430999" table:style-name="ce2">
            <text:p>119662137.4</text:p>
          </table:table-cell>
          <table:table-cell office:value-type="float" office:value="0.23200000000000001" table:formula="of:=VLOOKUP([.A79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3" table:style-name="ce1">
            <text:p>1213103</text:p>
          </table:table-cell>
          <table:table-cell office:value-type="float" office:value="26990053.900633998" table:style-name="ce2">
            <text:p>26990053.9</text:p>
          </table:table-cell>
          <table:table-cell office:value-type="float" office:value="0.23200000000000001" table:formula="of:=VLOOKUP([.A80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201" table:style-name="ce1">
            <text:p>1213201</text:p>
          </table:table-cell>
          <table:table-cell office:value-type="float" office:value="140946.08437500001" table:style-name="ce2">
            <text:p>140946.1</text:p>
          </table:table-cell>
          <table:table-cell office:value-type="float" office:value="0.30349999999999999" table:formula="of:=VLOOKUP([.A81];[r_coefficients.$M$1:.$N$814];2;FALSE)" table:style-name="ce3">
            <text:p>0.3035</text:p>
          </table:table-cell>
          <table:table-cell table:number-columns-repeated="16381"/>
        </table:table-row>
        <table:table-row table:style-name="ro1">
          <table:table-cell office:value-type="float" office:value="1221101" table:style-name="ce1">
            <text:p>1221101</text:p>
          </table:table-cell>
          <table:table-cell office:value-type="float" office:value="9861814024406.0508" table:style-name="ce2">
            <text:p>9861814024406.1</text:p>
          </table:table-cell>
          <table:table-cell office:value-type="float" office:value="0.28399999999999997" table:formula="of:=VLOOKUP([.A82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102" table:style-name="ce1">
            <text:p>1221102</text:p>
          </table:table-cell>
          <table:table-cell office:value-type="float" office:value="295689324426.12598" table:style-name="ce2">
            <text:p>295689324426.1</text:p>
          </table:table-cell>
          <table:table-cell office:value-type="float" office:value="0.28399999999999997" table:formula="of:=VLOOKUP([.A83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103" table:style-name="ce1">
            <text:p>1221103</text:p>
          </table:table-cell>
          <table:table-cell office:value-type="float" office:value="154811940459.57999" table:style-name="ce2">
            <text:p>154811940459.6</text:p>
          </table:table-cell>
          <table:table-cell office:value-type="float" office:value="0.28399999999999997" table:formula="of:=VLOOKUP([.A84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1" table:style-name="ce1">
            <text:p>1221201</text:p>
          </table:table-cell>
          <table:table-cell office:value-type="float" office:value="34152804677.8372" table:style-name="ce2">
            <text:p>34152804677.8</text:p>
          </table:table-cell>
          <table:table-cell office:value-type="float" office:value="0.28399999999999997" table:formula="of:=VLOOKUP([.A85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2" table:style-name="ce1">
            <text:p>1221202</text:p>
          </table:table-cell>
          <table:table-cell office:value-type="float" office:value="3476863895.0198002" table:style-name="ce2">
            <text:p>3476863895.0</text:p>
          </table:table-cell>
          <table:table-cell office:value-type="float" office:value="0.28399999999999997" table:formula="of:=VLOOKUP([.A86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3" table:style-name="ce1">
            <text:p>1221203</text:p>
          </table:table-cell>
          <table:table-cell office:value-type="float" office:value="1867947866.36605" table:style-name="ce2">
            <text:p>1867947866.4</text:p>
          </table:table-cell>
          <table:table-cell office:value-type="float" office:value="0.28399999999999997" table:formula="of:=VLOOKUP([.A87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1" table:style-name="ce1">
            <text:p>1222101</text:p>
          </table:table-cell>
          <table:table-cell office:value-type="float" office:value="653679088316.22998" table:style-name="ce2">
            <text:p>653679088316.2</text:p>
          </table:table-cell>
          <table:table-cell office:value-type="float" office:value="0.28399999999999997" table:formula="of:=VLOOKUP([.A88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2" table:style-name="ce1">
            <text:p>1222102</text:p>
          </table:table-cell>
          <table:table-cell office:value-type="float" office:value="332930007215.64301" table:style-name="ce2">
            <text:p>332930007215.6</text:p>
          </table:table-cell>
          <table:table-cell office:value-type="float" office:value="0.28399999999999997" table:formula="of:=VLOOKUP([.A89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3" table:style-name="ce1">
            <text:p>1222103</text:p>
          </table:table-cell>
          <table:table-cell office:value-type="float" office:value="920752957533.81104" table:style-name="ce2">
            <text:p>920752957533.8</text:p>
          </table:table-cell>
          <table:table-cell office:value-type="float" office:value="0.28399999999999997" table:formula="of:=VLOOKUP([.A90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1" table:style-name="ce1">
            <text:p>1222201</text:p>
          </table:table-cell>
          <table:table-cell office:value-type="float" office:value="16071824128.682199" table:style-name="ce2">
            <text:p>16071824128.7</text:p>
          </table:table-cell>
          <table:table-cell office:value-type="float" office:value="0.28399999999999997" table:formula="of:=VLOOKUP([.A91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2" table:style-name="ce1">
            <text:p>1222202</text:p>
          </table:table-cell>
          <table:table-cell office:value-type="float" office:value="3768069831.6586099" table:style-name="ce2">
            <text:p>3768069831.7</text:p>
          </table:table-cell>
          <table:table-cell office:value-type="float" office:value="0.28399999999999997" table:formula="of:=VLOOKUP([.A92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3" table:style-name="ce1">
            <text:p>1222203</text:p>
          </table:table-cell>
          <table:table-cell office:value-type="float" office:value="3527456160.3620901" table:style-name="ce2">
            <text:p>3527456160.4</text:p>
          </table:table-cell>
          <table:table-cell office:value-type="float" office:value="0.28399999999999997" table:formula="of:=VLOOKUP([.A93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1" table:style-name="ce1">
            <text:p>1223101</text:p>
          </table:table-cell>
          <table:table-cell office:value-type="float" office:value="8434131628.5345402" table:style-name="ce2">
            <text:p>8434131628.5</text:p>
          </table:table-cell>
          <table:table-cell office:value-type="float" office:value="0.28399999999999997" table:formula="of:=VLOOKUP([.A94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2" table:style-name="ce1">
            <text:p>1223102</text:p>
          </table:table-cell>
          <table:table-cell office:value-type="float" office:value="1843353181.1423399" table:style-name="ce2">
            <text:p>1843353181.1</text:p>
          </table:table-cell>
          <table:table-cell office:value-type="float" office:value="0.28399999999999997" table:formula="of:=VLOOKUP([.A95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3" table:style-name="ce1">
            <text:p>1223103</text:p>
          </table:table-cell>
          <table:table-cell office:value-type="float" office:value="648318672.00176799" table:style-name="ce2">
            <text:p>648318672.0</text:p>
          </table:table-cell>
          <table:table-cell office:value-type="float" office:value="0.28399999999999997" table:formula="of:=VLOOKUP([.A96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1" table:style-name="ce1">
            <text:p>1223201</text:p>
          </table:table-cell>
          <table:table-cell office:value-type="float" office:value="12534627.975846" table:style-name="ce2">
            <text:p>12534628.0</text:p>
          </table:table-cell>
          <table:table-cell office:value-type="float" office:value="0.28399999999999997" table:formula="of:=VLOOKUP([.A97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2" table:style-name="ce1">
            <text:p>1223202</text:p>
          </table:table-cell>
          <table:table-cell office:value-type="float" office:value="1924211.861429" table:style-name="ce2">
            <text:p>1924211.9</text:p>
          </table:table-cell>
          <table:table-cell office:value-type="float" office:value="0.28399999999999997" table:formula="of:=VLOOKUP([.A98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3" table:style-name="ce1">
            <text:p>1223203</text:p>
          </table:table-cell>
          <table:table-cell office:value-type="float" office:value="139890.78626600001" table:style-name="ce2">
            <text:p>139890.8</text:p>
          </table:table-cell>
          <table:table-cell office:value-type="float" office:value="0.28399999999999997" table:formula="of:=VLOOKUP([.A99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31101" table:style-name="ce1">
            <text:p>1231101</text:p>
          </table:table-cell>
          <table:table-cell office:value-type="float" office:value="3326594782397.4302" table:style-name="ce2">
            <text:p>3326594782397.4</text:p>
          </table:table-cell>
          <table:table-cell office:value-type="float" office:value="0.32300000000000001" table:formula="of:=VLOOKUP([.A100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102" table:style-name="ce1">
            <text:p>1231102</text:p>
          </table:table-cell>
          <table:table-cell office:value-type="float" office:value="127113915869.323" table:style-name="ce2">
            <text:p>127113915869.3</text:p>
          </table:table-cell>
          <table:table-cell office:value-type="float" office:value="0.32300000000000001" table:formula="of:=VLOOKUP([.A101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103" table:style-name="ce1">
            <text:p>1231103</text:p>
          </table:table-cell>
          <table:table-cell office:value-type="float" office:value="204296257118.26599" table:style-name="ce2">
            <text:p>204296257118.3</text:p>
          </table:table-cell>
          <table:table-cell office:value-type="float" office:value="0.246" table:formula="of:=VLOOKUP([.A102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1201" table:style-name="ce1">
            <text:p>1231201</text:p>
          </table:table-cell>
          <table:table-cell office:value-type="float" office:value="65200365724.509003" table:style-name="ce2">
            <text:p>65200365724.5</text:p>
          </table:table-cell>
          <table:table-cell office:value-type="float" office:value="0.32300000000000001" table:formula="of:=VLOOKUP([.A103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202" table:style-name="ce1">
            <text:p>1231202</text:p>
          </table:table-cell>
          <table:table-cell office:value-type="float" office:value="14754030919.1541" table:style-name="ce2">
            <text:p>14754030919.2</text:p>
          </table:table-cell>
          <table:table-cell office:value-type="float" office:value="0.32300000000000001" table:formula="of:=VLOOKUP([.A104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203" table:style-name="ce1">
            <text:p>1231203</text:p>
          </table:table-cell>
          <table:table-cell office:value-type="float" office:value="16295381035.617701" table:style-name="ce2">
            <text:p>16295381035.6</text:p>
          </table:table-cell>
          <table:table-cell office:value-type="float" office:value="0.246" table:formula="of:=VLOOKUP([.A105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2101" table:style-name="ce1">
            <text:p>1232101</text:p>
          </table:table-cell>
          <table:table-cell office:value-type="float" office:value="133205727561.509" table:style-name="ce2">
            <text:p>133205727561.5</text:p>
          </table:table-cell>
          <table:table-cell office:value-type="float" office:value="0.32300000000000001" table:formula="of:=VLOOKUP([.A106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102" table:style-name="ce1">
            <text:p>1232102</text:p>
          </table:table-cell>
          <table:table-cell office:value-type="float" office:value="108062164685.536" table:style-name="ce2">
            <text:p>108062164685.5</text:p>
          </table:table-cell>
          <table:table-cell office:value-type="float" office:value="0.32300000000000001" table:formula="of:=VLOOKUP([.A107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103" table:style-name="ce1">
            <text:p>1232103</text:p>
          </table:table-cell>
          <table:table-cell office:value-type="float" office:value="428356762211.72302" table:style-name="ce2">
            <text:p>428356762211.7</text:p>
          </table:table-cell>
          <table:table-cell office:value-type="float" office:value="0.246" table:formula="of:=VLOOKUP([.A108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2201" table:style-name="ce1">
            <text:p>1232201</text:p>
          </table:table-cell>
          <table:table-cell office:value-type="float" office:value="16942681683.177999" table:style-name="ce2">
            <text:p>16942681683.2</text:p>
          </table:table-cell>
          <table:table-cell office:value-type="float" office:value="0.32300000000000001" table:formula="of:=VLOOKUP([.A109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202" table:style-name="ce1">
            <text:p>1232202</text:p>
          </table:table-cell>
          <table:table-cell office:value-type="float" office:value="8523872964.44839" table:style-name="ce2">
            <text:p>8523872964.4</text:p>
          </table:table-cell>
          <table:table-cell office:value-type="float" office:value="0.32300000000000001" table:formula="of:=VLOOKUP([.A110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203" table:style-name="ce1">
            <text:p>1232203</text:p>
          </table:table-cell>
          <table:table-cell office:value-type="float" office:value="11571380538.282101" table:style-name="ce2">
            <text:p>11571380538.3</text:p>
          </table:table-cell>
          <table:table-cell office:value-type="float" office:value="0.246" table:formula="of:=VLOOKUP([.A111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3101" table:style-name="ce1">
            <text:p>1233101</text:p>
          </table:table-cell>
          <table:table-cell office:value-type="float" office:value="33431099985.520302" table:style-name="ce2">
            <text:p>33431099985.5</text:p>
          </table:table-cell>
          <table:table-cell office:value-type="float" office:value="0.32300000000000001" table:formula="of:=VLOOKUP([.A112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102" table:style-name="ce1">
            <text:p>1233102</text:p>
          </table:table-cell>
          <table:table-cell office:value-type="float" office:value="35735894485.087502" table:style-name="ce2">
            <text:p>35735894485.1</text:p>
          </table:table-cell>
          <table:table-cell office:value-type="float" office:value="0.32300000000000001" table:formula="of:=VLOOKUP([.A113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103" table:style-name="ce1">
            <text:p>1233103</text:p>
          </table:table-cell>
          <table:table-cell office:value-type="float" office:value="57402243142.9468" table:style-name="ce2">
            <text:p>57402243142.9</text:p>
          </table:table-cell>
          <table:table-cell office:value-type="float" office:value="0.246" table:formula="of:=VLOOKUP([.A114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3201" table:style-name="ce1">
            <text:p>1233201</text:p>
          </table:table-cell>
          <table:table-cell office:value-type="float" office:value="1800986715.7298901" table:style-name="ce2">
            <text:p>1800986715.7</text:p>
          </table:table-cell>
          <table:table-cell office:value-type="float" office:value="0.32300000000000001" table:formula="of:=VLOOKUP([.A115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202" table:style-name="ce1">
            <text:p>1233202</text:p>
          </table:table-cell>
          <table:table-cell office:value-type="float" office:value="1110637330.31901" table:style-name="ce2">
            <text:p>1110637330.3</text:p>
          </table:table-cell>
          <table:table-cell office:value-type="float" office:value="0.32300000000000001" table:formula="of:=VLOOKUP([.A116];[r_coefficients.$M$1:.$N$814];2;FALSE)" table:style-name="ce3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203" table:style-name="ce1">
            <text:p>1233203</text:p>
          </table:table-cell>
          <table:table-cell office:value-type="float" office:value="1624616506.62169" table:style-name="ce2">
            <text:p>1624616506.6</text:p>
          </table:table-cell>
          <table:table-cell office:value-type="float" office:value="0.246" table:formula="of:=VLOOKUP([.A117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51101" table:style-name="ce1">
            <text:p>1251101</text:p>
          </table:table-cell>
          <table:table-cell office:value-type="float" office:value="129697745975.73599" table:style-name="ce2">
            <text:p>129697745975.7</text:p>
          </table:table-cell>
          <table:table-cell office:value-type="float" office:value="0.28000000000000003" table:formula="of:=VLOOKUP([.A118];[r_coefficients.$M$1:.$N$814];2;FALSE)" table:style-name="ce3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1102" table:style-name="ce1">
            <text:p>1251102</text:p>
          </table:table-cell>
          <table:table-cell office:value-type="float" office:value="33057349.744366001" table:style-name="ce2">
            <text:p>33057349.7</text:p>
          </table:table-cell>
          <table:table-cell office:value-type="float" office:value="0.28000000000000003" table:formula="of:=VLOOKUP([.A119];[r_coefficients.$M$1:.$N$814];2;FALSE)" table:style-name="ce3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1103" table:style-name="ce1">
            <text:p>1251103</text:p>
          </table:table-cell>
          <table:table-cell office:value-type="float" office:value="47244460.968681" table:style-name="ce2">
            <text:p>47244461.0</text:p>
          </table:table-cell>
          <table:table-cell office:value-type="float" office:value="0.254" table:formula="of:=VLOOKUP([.A120];[r_coefficients.$M$1:.$N$814];2;FALSE)" table:style-name="ce3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1252101" table:style-name="ce1">
            <text:p>1252101</text:p>
          </table:table-cell>
          <table:table-cell office:value-type="float" office:value="8853160.9068260007" table:style-name="ce2">
            <text:p>8853160.9</text:p>
          </table:table-cell>
          <table:table-cell office:value-type="float" office:value="0.28000000000000003" table:formula="of:=VLOOKUP([.A121];[r_coefficients.$M$1:.$N$814];2;FALSE)" table:style-name="ce3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2102" table:style-name="ce1">
            <text:p>1252102</text:p>
          </table:table-cell>
          <table:table-cell office:value-type="float" office:value="9545500.5357450005" table:style-name="ce2">
            <text:p>9545500.5</text:p>
          </table:table-cell>
          <table:table-cell office:value-type="float" office:value="0.28000000000000003" table:formula="of:=VLOOKUP([.A122];[r_coefficients.$M$1:.$N$814];2;FALSE)" table:style-name="ce3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2103" table:style-name="ce1">
            <text:p>1252103</text:p>
          </table:table-cell>
          <table:table-cell office:value-type="float" office:value="148247080.47850099" table:style-name="ce2">
            <text:p>148247080.5</text:p>
          </table:table-cell>
          <table:table-cell office:value-type="float" office:value="0.254" table:formula="of:=VLOOKUP([.A123];[r_coefficients.$M$1:.$N$814];2;FALSE)" table:style-name="ce3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1311101" table:style-name="ce1">
            <text:p>1311101</text:p>
          </table:table-cell>
          <table:table-cell office:value-type="float" office:value="22483518311681.199" table:style-name="ce2">
            <text:p>22483518311681.2</text:p>
          </table:table-cell>
          <table:table-cell office:value-type="float" office:value="0.33200000000000002" table:formula="of:=VLOOKUP([.A124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102" table:style-name="ce1">
            <text:p>1311102</text:p>
          </table:table-cell>
          <table:table-cell office:value-type="float" office:value="43958763393.056198" table:style-name="ce2">
            <text:p>43958763393.1</text:p>
          </table:table-cell>
          <table:table-cell office:value-type="float" office:value="0.33200000000000002" table:formula="of:=VLOOKUP([.A125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103" table:style-name="ce1">
            <text:p>1311103</text:p>
          </table:table-cell>
          <table:table-cell office:value-type="float" office:value="10605258142.7129" table:style-name="ce2">
            <text:p>10605258142.7</text:p>
          </table:table-cell>
          <table:table-cell office:value-type="float" office:value="0.379" table:formula="of:=VLOOKUP([.A126];[r_coefficients.$M$1:.$N$814];2;FALSE)" table:style-name="ce3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1201" table:style-name="ce1">
            <text:p>1311201</text:p>
          </table:table-cell>
          <table:table-cell office:value-type="float" office:value="4767636865.9554701" table:style-name="ce2">
            <text:p>4767636866.0</text:p>
          </table:table-cell>
          <table:table-cell office:value-type="float" office:value="0.33200000000000002" table:formula="of:=VLOOKUP([.A127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202" table:style-name="ce1">
            <text:p>1311202</text:p>
          </table:table-cell>
          <table:table-cell office:value-type="float" office:value="182687803.24721801" table:style-name="ce2">
            <text:p>182687803.2</text:p>
          </table:table-cell>
          <table:table-cell office:value-type="float" office:value="0.33200000000000002" table:formula="of:=VLOOKUP([.A128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203" table:style-name="ce1">
            <text:p>1311203</text:p>
          </table:table-cell>
          <table:table-cell office:value-type="float" office:value="102539949.480478" table:style-name="ce2">
            <text:p>102539949.5</text:p>
          </table:table-cell>
          <table:table-cell office:value-type="float" office:value="0.379" table:formula="of:=VLOOKUP([.A129];[r_coefficients.$M$1:.$N$814];2;FALSE)" table:style-name="ce3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2101" table:style-name="ce1">
            <text:p>1312101</text:p>
          </table:table-cell>
          <table:table-cell office:value-type="float" office:value="1023742610309.58" table:style-name="ce2">
            <text:p>1023742610309.6</text:p>
          </table:table-cell>
          <table:table-cell office:value-type="float" office:value="0.33200000000000002" table:formula="of:=VLOOKUP([.A130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102" table:style-name="ce1">
            <text:p>1312102</text:p>
          </table:table-cell>
          <table:table-cell office:value-type="float" office:value="79183248328.431595" table:style-name="ce2">
            <text:p>79183248328.4</text:p>
          </table:table-cell>
          <table:table-cell office:value-type="float" office:value="0.33200000000000002" table:formula="of:=VLOOKUP([.A131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103" table:style-name="ce1">
            <text:p>1312103</text:p>
          </table:table-cell>
          <table:table-cell office:value-type="float" office:value="33437553183.7299" table:style-name="ce2">
            <text:p>33437553183.7</text:p>
          </table:table-cell>
          <table:table-cell office:value-type="float" office:value="0.379" table:formula="of:=VLOOKUP([.A132];[r_coefficients.$M$1:.$N$814];2;FALSE)" table:style-name="ce3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2201" table:style-name="ce1">
            <text:p>1312201</text:p>
          </table:table-cell>
          <table:table-cell office:value-type="float" office:value="2475698461.0815001" table:style-name="ce2">
            <text:p>2475698461.1</text:p>
          </table:table-cell>
          <table:table-cell office:value-type="float" office:value="0.33200000000000002" table:formula="of:=VLOOKUP([.A133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202" table:style-name="ce1">
            <text:p>1312202</text:p>
          </table:table-cell>
          <table:table-cell office:value-type="float" office:value="1019802042.61821" table:style-name="ce2">
            <text:p>1019802042.6</text:p>
          </table:table-cell>
          <table:table-cell office:value-type="float" office:value="0.33200000000000002" table:formula="of:=VLOOKUP([.A134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203" table:style-name="ce1">
            <text:p>1312203</text:p>
          </table:table-cell>
          <table:table-cell office:value-type="float" office:value="763725056.21269095" table:style-name="ce2">
            <text:p>763725056.2</text:p>
          </table:table-cell>
          <table:table-cell office:value-type="float" office:value="0.379" table:formula="of:=VLOOKUP([.A135];[r_coefficients.$M$1:.$N$814];2;FALSE)" table:style-name="ce3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3101" table:style-name="ce1">
            <text:p>1313101</text:p>
          </table:table-cell>
          <table:table-cell office:value-type="float" office:value="1075866527.16587" table:style-name="ce2">
            <text:p>1075866527.2</text:p>
          </table:table-cell>
          <table:table-cell office:value-type="float" office:value="0.33200000000000002" table:formula="of:=VLOOKUP([.A136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3102" table:style-name="ce1">
            <text:p>1313102</text:p>
          </table:table-cell>
          <table:table-cell office:value-type="float" office:value="38693573.017632" table:style-name="ce2">
            <text:p>38693573.0</text:p>
          </table:table-cell>
          <table:table-cell office:value-type="float" office:value="0.33200000000000002" table:formula="of:=VLOOKUP([.A137];[r_coefficients.$M$1:.$N$814];2;FALSE)" table:style-name="ce3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3103" table:style-name="ce1">
            <text:p>1313103</text:p>
          </table:table-cell>
          <table:table-cell office:value-type="float" office:value="1557463.725319" table:style-name="ce2">
            <text:p>1557463.7</text:p>
          </table:table-cell>
          <table:table-cell office:value-type="float" office:value="0.379" table:formula="of:=VLOOKUP([.A138];[r_coefficients.$M$1:.$N$814];2;FALSE)" table:style-name="ce3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21101" table:style-name="ce1">
            <text:p>1321101</text:p>
          </table:table-cell>
          <table:table-cell office:value-type="float" office:value="8910212795444.1191" table:style-name="ce2">
            <text:p>8910212795444.1</text:p>
          </table:table-cell>
          <table:table-cell office:value-type="float" office:value="0.34100000000000003" table:formula="of:=VLOOKUP([.A139];[r_coefficients.$M$1:.$N$814];2;FALSE)" table:style-name="ce3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1102" table:style-name="ce1">
            <text:p>1321102</text:p>
          </table:table-cell>
          <table:table-cell office:value-type="float" office:value="34873703573.6409" table:style-name="ce2">
            <text:p>34873703573.6</text:p>
          </table:table-cell>
          <table:table-cell office:value-type="float" office:value="0.34100000000000003" table:formula="of:=VLOOKUP([.A140];[r_coefficients.$M$1:.$N$814];2;FALSE)" table:style-name="ce3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1103" table:style-name="ce1">
            <text:p>1321103</text:p>
          </table:table-cell>
          <table:table-cell office:value-type="float" office:value="8508320822.2782698" table:style-name="ce2">
            <text:p>8508320822.3</text:p>
          </table:table-cell>
          <table:table-cell office:value-type="float" office:value="0.33100000000000002" table:formula="of:=VLOOKUP([.A141];[r_coefficients.$M$1:.$N$814];2;FALSE)" table:style-name="ce3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1201" table:style-name="ce1">
            <text:p>1321201</text:p>
          </table:table-cell>
          <table:table-cell office:value-type="float" office:value="11293781879.032499" table:style-name="ce2">
            <text:p>11293781879.0</text:p>
          </table:table-cell>
          <table:table-cell office:value-type="float" office:value="2.1579999999999999" table:formula="of:=VLOOKUP([.A142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1202" table:style-name="ce1">
            <text:p>1321202</text:p>
          </table:table-cell>
          <table:table-cell office:value-type="float" office:value="148976173.93714699" table:style-name="ce2">
            <text:p>148976173.9</text:p>
          </table:table-cell>
          <table:table-cell office:value-type="float" office:value="2.1579999999999999" table:formula="of:=VLOOKUP([.A143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1203" table:style-name="ce1">
            <text:p>1321203</text:p>
          </table:table-cell>
          <table:table-cell office:value-type="float" office:value="49031296.943136998" table:style-name="ce2">
            <text:p>49031296.9</text:p>
          </table:table-cell>
          <table:table-cell office:value-type="float" office:value="2.1579999999999999" table:formula="of:=VLOOKUP([.A144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101" table:style-name="ce1">
            <text:p>1322101</text:p>
          </table:table-cell>
          <table:table-cell office:value-type="float" office:value="557199475472.52698" table:style-name="ce2">
            <text:p>557199475472.5</text:p>
          </table:table-cell>
          <table:table-cell office:value-type="float" office:value="0.34100000000000003" table:formula="of:=VLOOKUP([.A145];[r_coefficients.$M$1:.$N$814];2;FALSE)" table:style-name="ce3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2102" table:style-name="ce1">
            <text:p>1322102</text:p>
          </table:table-cell>
          <table:table-cell office:value-type="float" office:value="98970441913.519302" table:style-name="ce2">
            <text:p>98970441913.5</text:p>
          </table:table-cell>
          <table:table-cell office:value-type="float" office:value="0.34100000000000003" table:formula="of:=VLOOKUP([.A146];[r_coefficients.$M$1:.$N$814];2;FALSE)" table:style-name="ce3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2103" table:style-name="ce1">
            <text:p>1322103</text:p>
          </table:table-cell>
          <table:table-cell office:value-type="float" office:value="45577717889.886902" table:style-name="ce2">
            <text:p>45577717889.9</text:p>
          </table:table-cell>
          <table:table-cell office:value-type="float" office:value="0.33100000000000002" table:formula="of:=VLOOKUP([.A147];[r_coefficients.$M$1:.$N$814];2;FALSE)" table:style-name="ce3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2201" table:style-name="ce1">
            <text:p>1322201</text:p>
          </table:table-cell>
          <table:table-cell office:value-type="float" office:value="3640861995.6356702" table:style-name="ce2">
            <text:p>3640861995.6</text:p>
          </table:table-cell>
          <table:table-cell office:value-type="float" office:value="2.1579999999999999" table:formula="of:=VLOOKUP([.A148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202" table:style-name="ce1">
            <text:p>1322202</text:p>
          </table:table-cell>
          <table:table-cell office:value-type="float" office:value="238054563.23811799" table:style-name="ce2">
            <text:p>238054563.2</text:p>
          </table:table-cell>
          <table:table-cell office:value-type="float" office:value="2.1579999999999999" table:formula="of:=VLOOKUP([.A149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203" table:style-name="ce1">
            <text:p>1322203</text:p>
          </table:table-cell>
          <table:table-cell office:value-type="float" office:value="60151823.298263997" table:style-name="ce2">
            <text:p>60151823.3</text:p>
          </table:table-cell>
          <table:table-cell office:value-type="float" office:value="2.1579999999999999" table:formula="of:=VLOOKUP([.A150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3101" table:style-name="ce1">
            <text:p>1323101</text:p>
          </table:table-cell>
          <table:table-cell office:value-type="float" office:value="1104914378.4360399" table:style-name="ce2">
            <text:p>1104914378.4</text:p>
          </table:table-cell>
          <table:table-cell office:value-type="float" office:value="0.34100000000000003" table:formula="of:=VLOOKUP([.A151];[r_coefficients.$M$1:.$N$814];2;FALSE)" table:style-name="ce3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3102" table:style-name="ce1">
            <text:p>1323102</text:p>
          </table:table-cell>
          <table:table-cell office:value-type="float" office:value="206579604.994885" table:style-name="ce2">
            <text:p>206579605.0</text:p>
          </table:table-cell>
          <table:table-cell office:value-type="float" office:value="0.34100000000000003" table:formula="of:=VLOOKUP([.A152];[r_coefficients.$M$1:.$N$814];2;FALSE)" table:style-name="ce3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3103" table:style-name="ce1">
            <text:p>1323103</text:p>
          </table:table-cell>
          <table:table-cell office:value-type="float" office:value="192727221.52395701" table:style-name="ce2">
            <text:p>192727221.5</text:p>
          </table:table-cell>
          <table:table-cell office:value-type="float" office:value="0.33100000000000002" table:formula="of:=VLOOKUP([.A153];[r_coefficients.$M$1:.$N$814];2;FALSE)" table:style-name="ce3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3201" table:style-name="ce1">
            <text:p>1323201</text:p>
          </table:table-cell>
          <table:table-cell office:value-type="float" office:value="601824.14841100003" table:style-name="ce2">
            <text:p>601824.1</text:p>
          </table:table-cell>
          <table:table-cell office:value-type="float" office:value="2.1579999999999999" table:formula="of:=VLOOKUP([.A154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31101" table:style-name="ce1">
            <text:p>1331101</text:p>
          </table:table-cell>
          <table:table-cell office:value-type="float" office:value="8105291978638.96" table:style-name="ce2">
            <text:p>8105291978639.0</text:p>
          </table:table-cell>
          <table:table-cell office:value-type="float" office:value="0.38600000000000001" table:formula="of:=VLOOKUP([.A155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102" table:style-name="ce1">
            <text:p>1331102</text:p>
          </table:table-cell>
          <table:table-cell office:value-type="float" office:value="31060294587.873501" table:style-name="ce2">
            <text:p>31060294587.9</text:p>
          </table:table-cell>
          <table:table-cell office:value-type="float" office:value="0.38600000000000001" table:formula="of:=VLOOKUP([.A156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103" table:style-name="ce1">
            <text:p>1331103</text:p>
          </table:table-cell>
          <table:table-cell office:value-type="float" office:value="26266263554.895599" table:style-name="ce2">
            <text:p>26266263554.9</text:p>
          </table:table-cell>
          <table:table-cell office:value-type="float" office:value="0.36199999999999999" table:formula="of:=VLOOKUP([.A157];[r_coefficients.$M$1:.$N$814];2;FALSE)" table:style-name="ce3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1201" table:style-name="ce1">
            <text:p>1331201</text:p>
          </table:table-cell>
          <table:table-cell office:value-type="float" office:value="45521665072.264099" table:style-name="ce2">
            <text:p>45521665072.3</text:p>
          </table:table-cell>
          <table:table-cell office:value-type="float" office:value="0.38600000000000001" table:formula="of:=VLOOKUP([.A158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202" table:style-name="ce1">
            <text:p>1331202</text:p>
          </table:table-cell>
          <table:table-cell office:value-type="float" office:value="4085306211.2855401" table:style-name="ce2">
            <text:p>4085306211.3</text:p>
          </table:table-cell>
          <table:table-cell office:value-type="float" office:value="0.38600000000000001" table:formula="of:=VLOOKUP([.A159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203" table:style-name="ce1">
            <text:p>1331203</text:p>
          </table:table-cell>
          <table:table-cell office:value-type="float" office:value="2006338252.74454" table:style-name="ce2">
            <text:p>2006338252.7</text:p>
          </table:table-cell>
          <table:table-cell office:value-type="float" office:value="0.36199999999999999" table:formula="of:=VLOOKUP([.A160];[r_coefficients.$M$1:.$N$814];2;FALSE)" table:style-name="ce3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2101" table:style-name="ce1">
            <text:p>1332101</text:p>
          </table:table-cell>
          <table:table-cell office:value-type="float" office:value="189543243965.048" table:style-name="ce2">
            <text:p>189543243965.0</text:p>
          </table:table-cell>
          <table:table-cell office:value-type="float" office:value="0.38600000000000001" table:formula="of:=VLOOKUP([.A161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102" table:style-name="ce1">
            <text:p>1332102</text:p>
          </table:table-cell>
          <table:table-cell office:value-type="float" office:value="22579763533.988899" table:style-name="ce2">
            <text:p>22579763534.0</text:p>
          </table:table-cell>
          <table:table-cell office:value-type="float" office:value="0.38600000000000001" table:formula="of:=VLOOKUP([.A162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103" table:style-name="ce1">
            <text:p>1332103</text:p>
          </table:table-cell>
          <table:table-cell office:value-type="float" office:value="25856829174.373798" table:style-name="ce2">
            <text:p>25856829174.4</text:p>
          </table:table-cell>
          <table:table-cell office:value-type="float" office:value="0.36199999999999999" table:formula="of:=VLOOKUP([.A163];[r_coefficients.$M$1:.$N$814];2;FALSE)" table:style-name="ce3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2201" table:style-name="ce1">
            <text:p>1332201</text:p>
          </table:table-cell>
          <table:table-cell office:value-type="float" office:value="20563517807.0961" table:style-name="ce2">
            <text:p>20563517807.1</text:p>
          </table:table-cell>
          <table:table-cell office:value-type="float" office:value="0.38600000000000001" table:formula="of:=VLOOKUP([.A164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202" table:style-name="ce1">
            <text:p>1332202</text:p>
          </table:table-cell>
          <table:table-cell office:value-type="float" office:value="3453111949.5742998" table:style-name="ce2">
            <text:p>3453111949.6</text:p>
          </table:table-cell>
          <table:table-cell office:value-type="float" office:value="0.38600000000000001" table:formula="of:=VLOOKUP([.A165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203" table:style-name="ce1">
            <text:p>1332203</text:p>
          </table:table-cell>
          <table:table-cell office:value-type="float" office:value="1379292060.5817599" table:style-name="ce2">
            <text:p>1379292060.6</text:p>
          </table:table-cell>
          <table:table-cell office:value-type="float" office:value="0.36199999999999999" table:formula="of:=VLOOKUP([.A166];[r_coefficients.$M$1:.$N$814];2;FALSE)" table:style-name="ce3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3101" table:style-name="ce1">
            <text:p>1333101</text:p>
          </table:table-cell>
          <table:table-cell office:value-type="float" office:value="7614714434.2957497" table:style-name="ce2">
            <text:p>7614714434.3</text:p>
          </table:table-cell>
          <table:table-cell office:value-type="float" office:value="0.38600000000000001" table:formula="of:=VLOOKUP([.A167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102" table:style-name="ce1">
            <text:p>1333102</text:p>
          </table:table-cell>
          <table:table-cell office:value-type="float" office:value="1173617544.9793301" table:style-name="ce2">
            <text:p>1173617545.0</text:p>
          </table:table-cell>
          <table:table-cell office:value-type="float" office:value="0.38600000000000001" table:formula="of:=VLOOKUP([.A168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103" table:style-name="ce1">
            <text:p>1333103</text:p>
          </table:table-cell>
          <table:table-cell office:value-type="float" office:value="919870127.80026603" table:style-name="ce2">
            <text:p>919870127.8</text:p>
          </table:table-cell>
          <table:table-cell office:value-type="float" office:value="0.36199999999999999" table:formula="of:=VLOOKUP([.A169];[r_coefficients.$M$1:.$N$814];2;FALSE)" table:style-name="ce3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3201" table:style-name="ce1">
            <text:p>1333201</text:p>
          </table:table-cell>
          <table:table-cell office:value-type="float" office:value="286823059.78363597" table:style-name="ce2">
            <text:p>286823059.8</text:p>
          </table:table-cell>
          <table:table-cell office:value-type="float" office:value="0.38600000000000001" table:formula="of:=VLOOKUP([.A170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202" table:style-name="ce1">
            <text:p>1333202</text:p>
          </table:table-cell>
          <table:table-cell office:value-type="float" office:value="135113953.89278299" table:style-name="ce2">
            <text:p>135113953.9</text:p>
          </table:table-cell>
          <table:table-cell office:value-type="float" office:value="0.38600000000000001" table:formula="of:=VLOOKUP([.A171];[r_coefficients.$M$1:.$N$814];2;FALSE)" table:style-name="ce3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203" table:style-name="ce1">
            <text:p>1333203</text:p>
          </table:table-cell>
          <table:table-cell office:value-type="float" office:value="63542248.937781997" table:style-name="ce2">
            <text:p>63542248.9</text:p>
          </table:table-cell>
          <table:table-cell office:value-type="float" office:value="0.36199999999999999" table:formula="of:=VLOOKUP([.A172];[r_coefficients.$M$1:.$N$814];2;FALSE)" table:style-name="ce3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41101" table:style-name="ce1">
            <text:p>1341101</text:p>
          </table:table-cell>
          <table:table-cell office:value-type="float" office:value="435649202930.62097" table:style-name="ce2">
            <text:p>435649202930.6</text:p>
          </table:table-cell>
          <table:table-cell office:value-type="float" office:value="0.35520000000000002" table:formula="of:=VLOOKUP([.A173];[r_coefficients.$M$1:.$N$814];2;FALSE)" table:style-name="ce3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1" table:style-name="ce1">
            <text:p>1351101</text:p>
          </table:table-cell>
          <table:table-cell office:value-type="float" office:value="4846117714047.79" table:style-name="ce2">
            <text:p>4846117714047.8</text:p>
          </table:table-cell>
          <table:table-cell office:value-type="float" office:value="0.35520000000000002" table:formula="of:=VLOOKUP([.A174];[r_coefficients.$M$1:.$N$814];2;FALSE)" table:style-name="ce3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2" table:style-name="ce1">
            <text:p>1351102</text:p>
          </table:table-cell>
          <table:table-cell office:value-type="float" office:value="10749178309.9261" table:style-name="ce2">
            <text:p>10749178309.9</text:p>
          </table:table-cell>
          <table:table-cell office:value-type="float" office:value="0.35520000000000002" table:formula="of:=VLOOKUP([.A175];[r_coefficients.$M$1:.$N$814];2;FALSE)" table:style-name="ce3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3" table:style-name="ce1">
            <text:p>1351103</text:p>
          </table:table-cell>
          <table:table-cell office:value-type="float" office:value="6102016509.1075497" table:style-name="ce2">
            <text:p>6102016509.1</text:p>
          </table:table-cell>
          <table:table-cell office:value-type="float" office:value="0.35299999999999998" table:formula="of:=VLOOKUP([.A176];[r_coefficients.$M$1:.$N$814];2;FALSE)" table:style-name="ce3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1201" table:style-name="ce1">
            <text:p>1351201</text:p>
          </table:table-cell>
          <table:table-cell office:value-type="float" office:value="379063359.52617699" table:style-name="ce2">
            <text:p>379063359.5</text:p>
          </table:table-cell>
          <table:table-cell office:value-type="float" office:value="0.35520000000000002" table:formula="of:=VLOOKUP([.A177];[r_coefficients.$M$1:.$N$814];2;FALSE)" table:style-name="ce3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202" table:style-name="ce1">
            <text:p>1351202</text:p>
          </table:table-cell>
          <table:table-cell office:value-type="float" office:value="65206235.45194" table:style-name="ce2">
            <text:p>65206235.5</text:p>
          </table:table-cell>
          <table:table-cell office:value-type="float" office:value="0.35520000000000002" table:formula="of:=VLOOKUP([.A178];[r_coefficients.$M$1:.$N$814];2;FALSE)" table:style-name="ce3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203" table:style-name="ce1">
            <text:p>1351203</text:p>
          </table:table-cell>
          <table:table-cell office:value-type="float" office:value="24243018.232941002" table:style-name="ce2">
            <text:p>24243018.2</text:p>
          </table:table-cell>
          <table:table-cell office:value-type="float" office:value="0.35299999999999998" table:formula="of:=VLOOKUP([.A179];[r_coefficients.$M$1:.$N$814];2;FALSE)" table:style-name="ce3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2101" table:style-name="ce1">
            <text:p>1352101</text:p>
          </table:table-cell>
          <table:table-cell office:value-type="float" office:value="92048180347.511703" table:style-name="ce2">
            <text:p>92048180347.5</text:p>
          </table:table-cell>
          <table:table-cell office:value-type="float" office:value="0.35499999999999998" table:formula="of:=VLOOKUP([.A180];[r_coefficients.$M$1:.$N$814];2;FALSE)" table:style-name="ce3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102" table:style-name="ce1">
            <text:p>1352102</text:p>
          </table:table-cell>
          <table:table-cell office:value-type="float" office:value="6726959082.2027102" table:style-name="ce2">
            <text:p>6726959082.2</text:p>
          </table:table-cell>
          <table:table-cell office:value-type="float" office:value="0.35499999999999998" table:formula="of:=VLOOKUP([.A181];[r_coefficients.$M$1:.$N$814];2;FALSE)" table:style-name="ce3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103" table:style-name="ce1">
            <text:p>1352103</text:p>
          </table:table-cell>
          <table:table-cell office:value-type="float" office:value="6503393318.4495201" table:style-name="ce2">
            <text:p>6503393318.4</text:p>
          </table:table-cell>
          <table:table-cell office:value-type="float" office:value="0.35299999999999998" table:formula="of:=VLOOKUP([.A182];[r_coefficients.$M$1:.$N$814];2;FALSE)" table:style-name="ce3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2201" table:style-name="ce1">
            <text:p>1352201</text:p>
          </table:table-cell>
          <table:table-cell office:value-type="float" office:value="120014780.49395099" table:style-name="ce2">
            <text:p>120014780.5</text:p>
          </table:table-cell>
          <table:table-cell office:value-type="float" office:value="0.35499999999999998" table:formula="of:=VLOOKUP([.A183];[r_coefficients.$M$1:.$N$814];2;FALSE)" table:style-name="ce3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202" table:style-name="ce1">
            <text:p>1352202</text:p>
          </table:table-cell>
          <table:table-cell office:value-type="float" office:value="30341015.635754" table:style-name="ce2">
            <text:p>30341015.6</text:p>
          </table:table-cell>
          <table:table-cell office:value-type="float" office:value="0.35499999999999998" table:formula="of:=VLOOKUP([.A184];[r_coefficients.$M$1:.$N$814];2;FALSE)" table:style-name="ce3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203" table:style-name="ce1">
            <text:p>1352203</text:p>
          </table:table-cell>
          <table:table-cell office:value-type="float" office:value="15830822.375444001" table:style-name="ce2">
            <text:p>15830822.4</text:p>
          </table:table-cell>
          <table:table-cell office:value-type="float" office:value="0.35299999999999998" table:formula="of:=VLOOKUP([.A185];[r_coefficients.$M$1:.$N$814];2;FALSE)" table:style-name="ce3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3101" table:style-name="ce1">
            <text:p>1353101</text:p>
          </table:table-cell>
          <table:table-cell office:value-type="float" office:value="2062632205.35692" table:style-name="ce2">
            <text:p>2062632205.4</text:p>
          </table:table-cell>
          <table:table-cell office:value-type="float" office:value="0.35520000000000002" table:formula="of:=VLOOKUP([.A186];[r_coefficients.$M$1:.$N$814];2;FALSE)" table:style-name="ce3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3102" table:style-name="ce1">
            <text:p>1353102</text:p>
          </table:table-cell>
          <table:table-cell office:value-type="float" office:value="9217327.6786429994" table:style-name="ce2">
            <text:p>9217327.7</text:p>
          </table:table-cell>
          <table:table-cell office:value-type="float" office:value="0.35520000000000002" table:formula="of:=VLOOKUP([.A187];[r_coefficients.$M$1:.$N$814];2;FALSE)" table:style-name="ce3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3103" table:style-name="ce1">
            <text:p>1353103</text:p>
          </table:table-cell>
          <table:table-cell office:value-type="float" office:value="3010138.6533349999" table:style-name="ce2">
            <text:p>3010138.7</text:p>
          </table:table-cell>
          <table:table-cell office:value-type="float" office:value="0.35299999999999998" table:formula="of:=VLOOKUP([.A188];[r_coefficients.$M$1:.$N$814];2;FALSE)" table:style-name="ce3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2111101" table:style-name="ce1">
            <text:p>2111101</text:p>
          </table:table-cell>
          <table:table-cell office:value-type="float" office:value="575777943969.44995" table:style-name="ce2">
            <text:p>575777943969.5</text:p>
          </table:table-cell>
          <table:table-cell office:value-type="float" office:value="0.23200000000000001" table:formula="of:=VLOOKUP([.A189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102" table:style-name="ce1">
            <text:p>2111102</text:p>
          </table:table-cell>
          <table:table-cell office:value-type="float" office:value="2184226671.8361201" table:style-name="ce2">
            <text:p>2184226671.8</text:p>
          </table:table-cell>
          <table:table-cell office:value-type="float" office:value="0.23200000000000001" table:formula="of:=VLOOKUP([.A190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103" table:style-name="ce1">
            <text:p>2111103</text:p>
          </table:table-cell>
          <table:table-cell office:value-type="float" office:value="959346890.75315297" table:style-name="ce2">
            <text:p>959346890.8</text:p>
          </table:table-cell>
          <table:table-cell office:value-type="float" office:value="0.23200000000000001" table:formula="of:=VLOOKUP([.A191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1" table:style-name="ce1">
            <text:p>2111201</text:p>
          </table:table-cell>
          <table:table-cell office:value-type="float" office:value="853675916.35523498" table:style-name="ce2">
            <text:p>853675916.4</text:p>
          </table:table-cell>
          <table:table-cell office:value-type="float" office:value="0.23200000000000001" table:formula="of:=VLOOKUP([.A192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2" table:style-name="ce1">
            <text:p>2111202</text:p>
          </table:table-cell>
          <table:table-cell office:value-type="float" office:value="58384258.149814002" table:style-name="ce2">
            <text:p>58384258.1</text:p>
          </table:table-cell>
          <table:table-cell office:value-type="float" office:value="0.23200000000000001" table:formula="of:=VLOOKUP([.A193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3" table:style-name="ce1">
            <text:p>2111203</text:p>
          </table:table-cell>
          <table:table-cell office:value-type="float" office:value="18687039.482749999" table:style-name="ce2">
            <text:p>18687039.5</text:p>
          </table:table-cell>
          <table:table-cell office:value-type="float" office:value="0.23200000000000001" table:formula="of:=VLOOKUP([.A194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1" table:style-name="ce1">
            <text:p>2112101</text:p>
          </table:table-cell>
          <table:table-cell office:value-type="float" office:value="11742030411.1362" table:style-name="ce2">
            <text:p>11742030411.1</text:p>
          </table:table-cell>
          <table:table-cell office:value-type="float" office:value="0.23200000000000001" table:formula="of:=VLOOKUP([.A195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2" table:style-name="ce1">
            <text:p>2112102</text:p>
          </table:table-cell>
          <table:table-cell office:value-type="float" office:value="3042727341.4762001" table:style-name="ce2">
            <text:p>3042727341.5</text:p>
          </table:table-cell>
          <table:table-cell office:value-type="float" office:value="0.23200000000000001" table:formula="of:=VLOOKUP([.A196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3" table:style-name="ce1">
            <text:p>2112103</text:p>
          </table:table-cell>
          <table:table-cell office:value-type="float" office:value="1671749259.35519" table:style-name="ce2">
            <text:p>1671749259.4</text:p>
          </table:table-cell>
          <table:table-cell office:value-type="float" office:value="0.23200000000000001" table:formula="of:=VLOOKUP([.A197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1" table:style-name="ce1">
            <text:p>2112201</text:p>
          </table:table-cell>
          <table:table-cell office:value-type="float" office:value="1849982058.30706" table:style-name="ce2">
            <text:p>1849982058.3</text:p>
          </table:table-cell>
          <table:table-cell office:value-type="float" office:value="0.23200000000000001" table:formula="of:=VLOOKUP([.A198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2" table:style-name="ce1">
            <text:p>2112202</text:p>
          </table:table-cell>
          <table:table-cell office:value-type="float" office:value="377703854.19038397" table:style-name="ce2">
            <text:p>377703854.2</text:p>
          </table:table-cell>
          <table:table-cell office:value-type="float" office:value="0.23200000000000001" table:formula="of:=VLOOKUP([.A199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3" table:style-name="ce1">
            <text:p>2112203</text:p>
          </table:table-cell>
          <table:table-cell office:value-type="float" office:value="168450219.49172801" table:style-name="ce2">
            <text:p>168450219.5</text:p>
          </table:table-cell>
          <table:table-cell office:value-type="float" office:value="0.23200000000000001" table:formula="of:=VLOOKUP([.A200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3101" table:style-name="ce1">
            <text:p>2113101</text:p>
          </table:table-cell>
          <table:table-cell office:value-type="float" office:value="319202.079639" table:style-name="ce2">
            <text:p>319202.1</text:p>
          </table:table-cell>
          <table:table-cell office:value-type="float" office:value="0.23200000000000001" table:formula="of:=VLOOKUP([.A201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21101" table:style-name="ce1">
            <text:p>2121101</text:p>
          </table:table-cell>
          <table:table-cell office:value-type="float" office:value="4191321160904.9102" table:style-name="ce2">
            <text:p>4191321160904.9</text:p>
          </table:table-cell>
          <table:table-cell office:value-type="float" office:value="0.17499999999999999" table:formula="of:=VLOOKUP([.A202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102" table:style-name="ce1">
            <text:p>2121102</text:p>
          </table:table-cell>
          <table:table-cell office:value-type="float" office:value="87621549295.4104" table:style-name="ce2">
            <text:p>87621549295.4</text:p>
          </table:table-cell>
          <table:table-cell office:value-type="float" office:value="0.17499999999999999" table:formula="of:=VLOOKUP([.A203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103" table:style-name="ce1">
            <text:p>2121103</text:p>
          </table:table-cell>
          <table:table-cell office:value-type="float" office:value="120430111707.577" table:style-name="ce2">
            <text:p>120430111707.6</text:p>
          </table:table-cell>
          <table:table-cell office:value-type="float" office:value="0.28399999999999997" table:formula="of:=VLOOKUP([.A204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1201" table:style-name="ce1">
            <text:p>2121201</text:p>
          </table:table-cell>
          <table:table-cell office:value-type="float" office:value="40259080233.615501" table:style-name="ce2">
            <text:p>40259080233.6</text:p>
          </table:table-cell>
          <table:table-cell office:value-type="float" office:value="0.17499999999999999" table:formula="of:=VLOOKUP([.A205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202" table:style-name="ce1">
            <text:p>2121202</text:p>
          </table:table-cell>
          <table:table-cell office:value-type="float" office:value="13094853201.103901" table:style-name="ce2">
            <text:p>13094853201.1</text:p>
          </table:table-cell>
          <table:table-cell office:value-type="float" office:value="0.17499999999999999" table:formula="of:=VLOOKUP([.A206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203" table:style-name="ce1">
            <text:p>2121203</text:p>
          </table:table-cell>
          <table:table-cell office:value-type="float" office:value="22584166699.0546" table:style-name="ce2">
            <text:p>22584166699.1</text:p>
          </table:table-cell>
          <table:table-cell office:value-type="float" office:value="0.28399999999999997" table:formula="of:=VLOOKUP([.A207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2101" table:style-name="ce1">
            <text:p>2122101</text:p>
          </table:table-cell>
          <table:table-cell office:value-type="float" office:value="47440479153.975098" table:style-name="ce2">
            <text:p>47440479154.0</text:p>
          </table:table-cell>
          <table:table-cell office:value-type="float" office:value="0.17499999999999999" table:formula="of:=VLOOKUP([.A208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102" table:style-name="ce1">
            <text:p>2122102</text:p>
          </table:table-cell>
          <table:table-cell office:value-type="float" office:value="31272240618.4673" table:style-name="ce2">
            <text:p>31272240618.5</text:p>
          </table:table-cell>
          <table:table-cell office:value-type="float" office:value="0.17499999999999999" table:formula="of:=VLOOKUP([.A209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103" table:style-name="ce1">
            <text:p>2122103</text:p>
          </table:table-cell>
          <table:table-cell office:value-type="float" office:value="88942446084.205902" table:style-name="ce2">
            <text:p>88942446084.2</text:p>
          </table:table-cell>
          <table:table-cell office:value-type="float" office:value="0.28399999999999997" table:formula="of:=VLOOKUP([.A210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2201" table:style-name="ce1">
            <text:p>2122201</text:p>
          </table:table-cell>
          <table:table-cell office:value-type="float" office:value="13708649263.445299" table:style-name="ce2">
            <text:p>13708649263.4</text:p>
          </table:table-cell>
          <table:table-cell office:value-type="float" office:value="0.17499999999999999" table:formula="of:=VLOOKUP([.A211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202" table:style-name="ce1">
            <text:p>2122202</text:p>
          </table:table-cell>
          <table:table-cell office:value-type="float" office:value="8329992201.28368" table:style-name="ce2">
            <text:p>8329992201.3</text:p>
          </table:table-cell>
          <table:table-cell office:value-type="float" office:value="0.17499999999999999" table:formula="of:=VLOOKUP([.A212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203" table:style-name="ce1">
            <text:p>2122203</text:p>
          </table:table-cell>
          <table:table-cell office:value-type="float" office:value="18587275393.0886" table:style-name="ce2">
            <text:p>18587275393.1</text:p>
          </table:table-cell>
          <table:table-cell office:value-type="float" office:value="0.28399999999999997" table:formula="of:=VLOOKUP([.A213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3101" table:style-name="ce1">
            <text:p>2123101</text:p>
          </table:table-cell>
          <table:table-cell office:value-type="float" office:value="86148005602.768097" table:style-name="ce2">
            <text:p>86148005602.8</text:p>
          </table:table-cell>
          <table:table-cell office:value-type="float" office:value="0.17499999999999999" table:formula="of:=VLOOKUP([.A214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102" table:style-name="ce1">
            <text:p>2123102</text:p>
          </table:table-cell>
          <table:table-cell office:value-type="float" office:value="47220851239.417" table:style-name="ce2">
            <text:p>47220851239.4</text:p>
          </table:table-cell>
          <table:table-cell office:value-type="float" office:value="0.17499999999999999" table:formula="of:=VLOOKUP([.A215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103" table:style-name="ce1">
            <text:p>2123103</text:p>
          </table:table-cell>
          <table:table-cell office:value-type="float" office:value="86278138062.974899" table:style-name="ce2">
            <text:p>86278138063.0</text:p>
          </table:table-cell>
          <table:table-cell office:value-type="float" office:value="0.28399999999999997" table:formula="of:=VLOOKUP([.A216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3201" table:style-name="ce1">
            <text:p>2123201</text:p>
          </table:table-cell>
          <table:table-cell office:value-type="float" office:value="53292083313.248703" table:style-name="ce2">
            <text:p>53292083313.2</text:p>
          </table:table-cell>
          <table:table-cell office:value-type="float" office:value="0.17499999999999999" table:formula="of:=VLOOKUP([.A217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202" table:style-name="ce1">
            <text:p>2123202</text:p>
          </table:table-cell>
          <table:table-cell office:value-type="float" office:value="31333271362.879101" table:style-name="ce2">
            <text:p>31333271362.9</text:p>
          </table:table-cell>
          <table:table-cell office:value-type="float" office:value="0.17499999999999999" table:formula="of:=VLOOKUP([.A218];[r_coefficients.$M$1:.$N$814];2;FALSE)" table:style-name="ce3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203" table:style-name="ce1">
            <text:p>2123203</text:p>
          </table:table-cell>
          <table:table-cell office:value-type="float" office:value="54025997962.982498" table:style-name="ce2">
            <text:p>54025997963.0</text:p>
          </table:table-cell>
          <table:table-cell office:value-type="float" office:value="0.28399999999999997" table:formula="of:=VLOOKUP([.A219];[r_coefficients.$M$1:.$N$814];2;FALSE)" table:style-name="ce3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31101" table:style-name="ce1">
            <text:p>2131101</text:p>
          </table:table-cell>
          <table:table-cell office:value-type="float" office:value="5371833072207.4502" table:style-name="ce2">
            <text:p>5371833072207.5</text:p>
          </table:table-cell>
          <table:table-cell office:value-type="float" office:value="0.23" table:formula="of:=VLOOKUP([.A220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102" table:style-name="ce1">
            <text:p>2131102</text:p>
          </table:table-cell>
          <table:table-cell office:value-type="float" office:value="53635505003.347" table:style-name="ce2">
            <text:p>53635505003.3</text:p>
          </table:table-cell>
          <table:table-cell office:value-type="float" office:value="0.23" table:formula="of:=VLOOKUP([.A221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103" table:style-name="ce1">
            <text:p>2131103</text:p>
          </table:table-cell>
          <table:table-cell office:value-type="float" office:value="43168405299.457001" table:style-name="ce2">
            <text:p>43168405299.5</text:p>
          </table:table-cell>
          <table:table-cell office:value-type="float" office:value="0.246" table:formula="of:=VLOOKUP([.A222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1201" table:style-name="ce1">
            <text:p>2131201</text:p>
          </table:table-cell>
          <table:table-cell office:value-type="float" office:value="271694065942.34799" table:style-name="ce2">
            <text:p>271694065942.3</text:p>
          </table:table-cell>
          <table:table-cell office:value-type="float" office:value="0.23" table:formula="of:=VLOOKUP([.A223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202" table:style-name="ce1">
            <text:p>2131202</text:p>
          </table:table-cell>
          <table:table-cell office:value-type="float" office:value="49020130917.162903" table:style-name="ce2">
            <text:p>49020130917.2</text:p>
          </table:table-cell>
          <table:table-cell office:value-type="float" office:value="0.23" table:formula="of:=VLOOKUP([.A224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203" table:style-name="ce1">
            <text:p>2131203</text:p>
          </table:table-cell>
          <table:table-cell office:value-type="float" office:value="43256190715.5327" table:style-name="ce2">
            <text:p>43256190715.5</text:p>
          </table:table-cell>
          <table:table-cell office:value-type="float" office:value="0.246" table:formula="of:=VLOOKUP([.A225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2101" table:style-name="ce1">
            <text:p>2132101</text:p>
          </table:table-cell>
          <table:table-cell office:value-type="float" office:value="104673896079.231" table:style-name="ce2">
            <text:p>104673896079.2</text:p>
          </table:table-cell>
          <table:table-cell office:value-type="float" office:value="0.23" table:formula="of:=VLOOKUP([.A226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102" table:style-name="ce1">
            <text:p>2132102</text:p>
          </table:table-cell>
          <table:table-cell office:value-type="float" office:value="68980430517.967499" table:style-name="ce2">
            <text:p>68980430518.0</text:p>
          </table:table-cell>
          <table:table-cell office:value-type="float" office:value="0.23" table:formula="of:=VLOOKUP([.A227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103" table:style-name="ce1">
            <text:p>2132103</text:p>
          </table:table-cell>
          <table:table-cell office:value-type="float" office:value="84618453577.183701" table:style-name="ce2">
            <text:p>84618453577.2</text:p>
          </table:table-cell>
          <table:table-cell office:value-type="float" office:value="0.246" table:formula="of:=VLOOKUP([.A228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2201" table:style-name="ce1">
            <text:p>2132201</text:p>
          </table:table-cell>
          <table:table-cell office:value-type="float" office:value="75700291322.775101" table:style-name="ce2">
            <text:p>75700291322.8</text:p>
          </table:table-cell>
          <table:table-cell office:value-type="float" office:value="0.23" table:formula="of:=VLOOKUP([.A229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202" table:style-name="ce1">
            <text:p>2132202</text:p>
          </table:table-cell>
          <table:table-cell office:value-type="float" office:value="46522646919.324097" table:style-name="ce2">
            <text:p>46522646919.3</text:p>
          </table:table-cell>
          <table:table-cell office:value-type="float" office:value="0.23" table:formula="of:=VLOOKUP([.A230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203" table:style-name="ce1">
            <text:p>2132203</text:p>
          </table:table-cell>
          <table:table-cell office:value-type="float" office:value="63110669513.257004" table:style-name="ce2">
            <text:p>63110669513.3</text:p>
          </table:table-cell>
          <table:table-cell office:value-type="float" office:value="0.246" table:formula="of:=VLOOKUP([.A231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3101" table:style-name="ce1">
            <text:p>2133101</text:p>
          </table:table-cell>
          <table:table-cell office:value-type="float" office:value="53849678692.585403" table:style-name="ce2">
            <text:p>53849678692.6</text:p>
          </table:table-cell>
          <table:table-cell office:value-type="float" office:value="0.23" table:formula="of:=VLOOKUP([.A232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102" table:style-name="ce1">
            <text:p>2133102</text:p>
          </table:table-cell>
          <table:table-cell office:value-type="float" office:value="32873053468.274601" table:style-name="ce2">
            <text:p>32873053468.3</text:p>
          </table:table-cell>
          <table:table-cell office:value-type="float" office:value="0.23" table:formula="of:=VLOOKUP([.A233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103" table:style-name="ce1">
            <text:p>2133103</text:p>
          </table:table-cell>
          <table:table-cell office:value-type="float" office:value="47380544874.646896" table:style-name="ce2">
            <text:p>47380544874.6</text:p>
          </table:table-cell>
          <table:table-cell office:value-type="float" office:value="0.246" table:formula="of:=VLOOKUP([.A234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3201" table:style-name="ce1">
            <text:p>2133201</text:p>
          </table:table-cell>
          <table:table-cell office:value-type="float" office:value="61166804704.0812" table:style-name="ce2">
            <text:p>61166804704.1</text:p>
          </table:table-cell>
          <table:table-cell office:value-type="float" office:value="0.23" table:formula="of:=VLOOKUP([.A235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202" table:style-name="ce1">
            <text:p>2133202</text:p>
          </table:table-cell>
          <table:table-cell office:value-type="float" office:value="39735799875.6353" table:style-name="ce2">
            <text:p>39735799875.6</text:p>
          </table:table-cell>
          <table:table-cell office:value-type="float" office:value="0.23" table:formula="of:=VLOOKUP([.A236];[r_coefficients.$M$1:.$N$814];2;FALSE)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203" table:style-name="ce1">
            <text:p>2133203</text:p>
          </table:table-cell>
          <table:table-cell office:value-type="float" office:value="65551406905.452003" table:style-name="ce2">
            <text:p>65551406905.5</text:p>
          </table:table-cell>
          <table:table-cell office:value-type="float" office:value="0.246" table:formula="of:=VLOOKUP([.A237];[r_coefficients.$M$1:.$N$814];2;FALSE)" table:style-name="ce3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41101" table:style-name="ce1">
            <text:p>2141101</text:p>
          </table:table-cell>
          <table:table-cell office:value-type="float" office:value="2492732448.1814699" table:style-name="ce2">
            <text:p>2492732448.2</text:p>
          </table:table-cell>
          <table:table-cell office:value-type="float" office:value="0.21199999999999999" table:formula="of:=VLOOKUP([.A238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1" table:style-name="ce1">
            <text:p>2151101</text:p>
          </table:table-cell>
          <table:table-cell office:value-type="float" office:value="2986428794075.9102" table:style-name="ce2">
            <text:p>2986428794075.9</text:p>
          </table:table-cell>
          <table:table-cell office:value-type="float" office:value="0.21199999999999999" table:formula="of:=VLOOKUP([.A239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2" table:style-name="ce1">
            <text:p>2151102</text:p>
          </table:table-cell>
          <table:table-cell office:value-type="float" office:value="6755428133.5677605" table:style-name="ce2">
            <text:p>6755428133.6</text:p>
          </table:table-cell>
          <table:table-cell office:value-type="float" office:value="0.21199999999999999" table:formula="of:=VLOOKUP([.A240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3" table:style-name="ce1">
            <text:p>2151103</text:p>
          </table:table-cell>
          <table:table-cell office:value-type="float" office:value="12125930045.487801" table:style-name="ce2">
            <text:p>12125930045.5</text:p>
          </table:table-cell>
          <table:table-cell office:value-type="float" office:value="0.254" table:formula="of:=VLOOKUP([.A241];[r_coefficients.$M$1:.$N$814];2;FALSE)" table:style-name="ce3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1201" table:style-name="ce1">
            <text:p>2151201</text:p>
          </table:table-cell>
          <table:table-cell office:value-type="float" office:value="3414719469.5981698" table:style-name="ce2">
            <text:p>3414719469.6</text:p>
          </table:table-cell>
          <table:table-cell office:value-type="float" office:value="0.21199999999999999" table:formula="of:=VLOOKUP([.A242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202" table:style-name="ce1">
            <text:p>2151202</text:p>
          </table:table-cell>
          <table:table-cell office:value-type="float" office:value="1234688302.4049201" table:style-name="ce2">
            <text:p>1234688302.4</text:p>
          </table:table-cell>
          <table:table-cell office:value-type="float" office:value="0.21199999999999999" table:formula="of:=VLOOKUP([.A243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203" table:style-name="ce1">
            <text:p>2151203</text:p>
          </table:table-cell>
          <table:table-cell office:value-type="float" office:value="3614943761.77564" table:style-name="ce2">
            <text:p>3614943761.8</text:p>
          </table:table-cell>
          <table:table-cell office:value-type="float" office:value="0.254" table:formula="of:=VLOOKUP([.A244];[r_coefficients.$M$1:.$N$814];2;FALSE)" table:style-name="ce3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2101" table:style-name="ce1">
            <text:p>2152101</text:p>
          </table:table-cell>
          <table:table-cell office:value-type="float" office:value="23182976807.055599" table:style-name="ce2">
            <text:p>23182976807.1</text:p>
          </table:table-cell>
          <table:table-cell office:value-type="float" office:value="0.21199999999999999" table:formula="of:=VLOOKUP([.A245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102" table:style-name="ce1">
            <text:p>2152102</text:p>
          </table:table-cell>
          <table:table-cell office:value-type="float" office:value="14259919023.5793" table:style-name="ce2">
            <text:p>14259919023.6</text:p>
          </table:table-cell>
          <table:table-cell office:value-type="float" office:value="0.21199999999999999" table:formula="of:=VLOOKUP([.A246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103" table:style-name="ce1">
            <text:p>2152103</text:p>
          </table:table-cell>
          <table:table-cell office:value-type="float" office:value="76065175439.238007" table:style-name="ce2">
            <text:p>76065175439.2</text:p>
          </table:table-cell>
          <table:table-cell office:value-type="float" office:value="0.254" table:formula="of:=VLOOKUP([.A247];[r_coefficients.$M$1:.$N$814];2;FALSE)" table:style-name="ce3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2201" table:style-name="ce1">
            <text:p>2152201</text:p>
          </table:table-cell>
          <table:table-cell office:value-type="float" office:value="985911779.11196101" table:style-name="ce2">
            <text:p>985911779.1</text:p>
          </table:table-cell>
          <table:table-cell office:value-type="float" office:value="0.21199999999999999" table:formula="of:=VLOOKUP([.A248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202" table:style-name="ce1">
            <text:p>2152202</text:p>
          </table:table-cell>
          <table:table-cell office:value-type="float" office:value="677784693.65658998" table:style-name="ce2">
            <text:p>677784693.7</text:p>
          </table:table-cell>
          <table:table-cell office:value-type="float" office:value="0.21199999999999999" table:formula="of:=VLOOKUP([.A249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203" table:style-name="ce1">
            <text:p>2152203</text:p>
          </table:table-cell>
          <table:table-cell office:value-type="float" office:value="3742408111.0939498" table:style-name="ce2">
            <text:p>3742408111.1</text:p>
          </table:table-cell>
          <table:table-cell office:value-type="float" office:value="0.254" table:formula="of:=VLOOKUP([.A250];[r_coefficients.$M$1:.$N$814];2;FALSE)" table:style-name="ce3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3101" table:style-name="ce1">
            <text:p>2153101</text:p>
          </table:table-cell>
          <table:table-cell office:value-type="float" office:value="331748460.28196597" table:style-name="ce2">
            <text:p>331748460.3</text:p>
          </table:table-cell>
          <table:table-cell office:value-type="float" office:value="0.21199999999999999" table:formula="of:=VLOOKUP([.A251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102" table:style-name="ce1">
            <text:p>2153102</text:p>
          </table:table-cell>
          <table:table-cell office:value-type="float" office:value="70772651.876724005" table:style-name="ce2">
            <text:p>70772651.9</text:p>
          </table:table-cell>
          <table:table-cell office:value-type="float" office:value="0.21199999999999999" table:formula="of:=VLOOKUP([.A252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103" table:style-name="ce1">
            <text:p>2153103</text:p>
          </table:table-cell>
          <table:table-cell office:value-type="float" office:value="216220731.819491" table:style-name="ce2">
            <text:p>216220731.8</text:p>
          </table:table-cell>
          <table:table-cell office:value-type="float" office:value="0.254" table:formula="of:=VLOOKUP([.A253];[r_coefficients.$M$1:.$N$814];2;FALSE)" table:style-name="ce3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3201" table:style-name="ce1">
            <text:p>2153201</text:p>
          </table:table-cell>
          <table:table-cell office:value-type="float" office:value="714174040.68612003" table:style-name="ce2">
            <text:p>714174040.7</text:p>
          </table:table-cell>
          <table:table-cell office:value-type="float" office:value="0.21199999999999999" table:formula="of:=VLOOKUP([.A254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202" table:style-name="ce1">
            <text:p>2153202</text:p>
          </table:table-cell>
          <table:table-cell office:value-type="float" office:value="558306729.97906899" table:style-name="ce2">
            <text:p>558306730.0</text:p>
          </table:table-cell>
          <table:table-cell office:value-type="float" office:value="0.21199999999999999" table:formula="of:=VLOOKUP([.A255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203" table:style-name="ce1">
            <text:p>2153203</text:p>
          </table:table-cell>
          <table:table-cell office:value-type="float" office:value="3289845844.2174101" table:style-name="ce2">
            <text:p>3289845844.2</text:p>
          </table:table-cell>
          <table:table-cell office:value-type="float" office:value="0.254" table:formula="of:=VLOOKUP([.A256];[r_coefficients.$M$1:.$N$814];2;FALSE)" table:style-name="ce3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211101" table:style-name="ce1">
            <text:p>2211101</text:p>
          </table:table-cell>
          <table:table-cell office:value-type="float" office:value="1878680572484.6101" table:style-name="ce2">
            <text:p>1878680572484.6</text:p>
          </table:table-cell>
          <table:table-cell office:value-type="float" office:value="0.38800000000000001" table:formula="of:=VLOOKUP([.A257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1102" table:style-name="ce1">
            <text:p>2211102</text:p>
          </table:table-cell>
          <table:table-cell office:value-type="float" office:value="4910847344.0558205" table:style-name="ce2">
            <text:p>4910847344.1</text:p>
          </table:table-cell>
          <table:table-cell office:value-type="float" office:value="0.38800000000000001" table:formula="of:=VLOOKUP([.A258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1103" table:style-name="ce1">
            <text:p>2211103</text:p>
          </table:table-cell>
          <table:table-cell office:value-type="float" office:value="782309398.57688105" table:style-name="ce2">
            <text:p>782309398.6</text:p>
          </table:table-cell>
          <table:table-cell office:value-type="float" office:value="0.39600000000000002" table:formula="of:=VLOOKUP([.A259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1111" table:style-name="ce1">
            <text:p>2211111</text:p>
          </table:table-cell>
          <table:table-cell office:value-type="float" office:value="6427698.4482540004" table:style-name="ce2">
            <text:p>6427698.4</text:p>
          </table:table-cell>
          <table:table-cell office:value-type="float" office:value="0.39600000000000002" table:formula="of:=VLOOKUP([.A260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1201" table:style-name="ce1">
            <text:p>2211201</text:p>
          </table:table-cell>
          <table:table-cell office:value-type="float" office:value="7603782996.3043203" table:style-name="ce2">
            <text:p>7603782996.3</text:p>
          </table:table-cell>
          <table:table-cell office:value-type="float" office:value="0.21199999999999999" table:formula="of:=VLOOKUP([.A261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211202" table:style-name="ce1">
            <text:p>2211202</text:p>
          </table:table-cell>
          <table:table-cell office:value-type="float" office:value="562725028.11251497" table:style-name="ce2">
            <text:p>562725028.1</text:p>
          </table:table-cell>
          <table:table-cell office:value-type="float" office:value="0.21199999999999999" table:formula="of:=VLOOKUP([.A262];[r_coefficients.$M$1:.$N$814];2;FALSE)" table:style-name="ce3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211203" table:style-name="ce1">
            <text:p>2211203</text:p>
          </table:table-cell>
          <table:table-cell office:value-type="float" office:value="347196003.57462901" table:style-name="ce2">
            <text:p>347196003.6</text:p>
          </table:table-cell>
          <table:table-cell office:value-type="float" office:value="0.254" table:formula="of:=VLOOKUP([.A263];[r_coefficients.$M$1:.$N$814];2;FALSE)" table:style-name="ce3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212101" table:style-name="ce1">
            <text:p>2212101</text:p>
          </table:table-cell>
          <table:table-cell office:value-type="float" office:value="28297047116.315498" table:style-name="ce2">
            <text:p>28297047116.3</text:p>
          </table:table-cell>
          <table:table-cell office:value-type="float" office:value="0.38800000000000001" table:formula="of:=VLOOKUP([.A264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102" table:style-name="ce1">
            <text:p>2212102</text:p>
          </table:table-cell>
          <table:table-cell office:value-type="float" office:value="4133158361.05444" table:style-name="ce2">
            <text:p>4133158361.1</text:p>
          </table:table-cell>
          <table:table-cell office:value-type="float" office:value="0.38800000000000001" table:formula="of:=VLOOKUP([.A265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103" table:style-name="ce1">
            <text:p>2212103</text:p>
          </table:table-cell>
          <table:table-cell office:value-type="float" office:value="1700823776.6143301" table:style-name="ce2">
            <text:p>1700823776.6</text:p>
          </table:table-cell>
          <table:table-cell office:value-type="float" office:value="0.39600000000000002" table:formula="of:=VLOOKUP([.A266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2201" table:style-name="ce1">
            <text:p>2212201</text:p>
          </table:table-cell>
          <table:table-cell office:value-type="float" office:value="5760187782.4750204" table:style-name="ce2">
            <text:p>5760187782.5</text:p>
          </table:table-cell>
          <table:table-cell office:value-type="float" office:value="0.38800000000000001" table:formula="of:=VLOOKUP([.A267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202" table:style-name="ce1">
            <text:p>2212202</text:p>
          </table:table-cell>
          <table:table-cell office:value-type="float" office:value="1941026939.9168401" table:style-name="ce2">
            <text:p>1941026939.9</text:p>
          </table:table-cell>
          <table:table-cell office:value-type="float" office:value="0.38800000000000001" table:formula="of:=VLOOKUP([.A268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203" table:style-name="ce1">
            <text:p>2212203</text:p>
          </table:table-cell>
          <table:table-cell office:value-type="float" office:value="1892754260.1016099" table:style-name="ce2">
            <text:p>1892754260.1</text:p>
          </table:table-cell>
          <table:table-cell office:value-type="float" office:value="0.39600000000000002" table:formula="of:=VLOOKUP([.A269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3101" table:style-name="ce1">
            <text:p>2213101</text:p>
          </table:table-cell>
          <table:table-cell office:value-type="float" office:value="1191693527.28457" table:style-name="ce2">
            <text:p>1191693527.3</text:p>
          </table:table-cell>
          <table:table-cell office:value-type="float" office:value="0.38800000000000001" table:formula="of:=VLOOKUP([.A270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102" table:style-name="ce1">
            <text:p>2213102</text:p>
          </table:table-cell>
          <table:table-cell office:value-type="float" office:value="553767080.41643" table:style-name="ce2">
            <text:p>553767080.4</text:p>
          </table:table-cell>
          <table:table-cell office:value-type="float" office:value="0.38800000000000001" table:formula="of:=VLOOKUP([.A271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103" table:style-name="ce1">
            <text:p>2213103</text:p>
          </table:table-cell>
          <table:table-cell office:value-type="float" office:value="162601406.877482" table:style-name="ce2">
            <text:p>162601406.9</text:p>
          </table:table-cell>
          <table:table-cell office:value-type="float" office:value="0.39600000000000002" table:formula="of:=VLOOKUP([.A272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3201" table:style-name="ce1">
            <text:p>2213201</text:p>
          </table:table-cell>
          <table:table-cell office:value-type="float" office:value="175430404.434587" table:style-name="ce2">
            <text:p>175430404.4</text:p>
          </table:table-cell>
          <table:table-cell office:value-type="float" office:value="0.38800000000000001" table:formula="of:=VLOOKUP([.A273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202" table:style-name="ce1">
            <text:p>2213202</text:p>
          </table:table-cell>
          <table:table-cell office:value-type="float" office:value="76866695.596590996" table:style-name="ce2">
            <text:p>76866695.6</text:p>
          </table:table-cell>
          <table:table-cell office:value-type="float" office:value="0.38800000000000001" table:formula="of:=VLOOKUP([.A274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203" table:style-name="ce1">
            <text:p>2213203</text:p>
          </table:table-cell>
          <table:table-cell office:value-type="float" office:value="26492969.492383" table:style-name="ce2">
            <text:p>26492969.5</text:p>
          </table:table-cell>
          <table:table-cell office:value-type="float" office:value="0.39600000000000002" table:formula="of:=VLOOKUP([.A275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21101" table:style-name="ce1">
            <text:p>2221101</text:p>
          </table:table-cell>
          <table:table-cell office:value-type="float" office:value="1478866514869.9299" table:style-name="ce2">
            <text:p>1478866514869.9</text:p>
          </table:table-cell>
          <table:table-cell office:value-type="float" office:value="0.33600000000000002" table:formula="of:=VLOOKUP([.A276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102" table:style-name="ce1">
            <text:p>2221102</text:p>
          </table:table-cell>
          <table:table-cell office:value-type="float" office:value="29035996945.541698" table:style-name="ce2">
            <text:p>29035996945.5</text:p>
          </table:table-cell>
          <table:table-cell office:value-type="float" office:value="0.33600000000000002" table:formula="of:=VLOOKUP([.A277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103" table:style-name="ce1">
            <text:p>2221103</text:p>
          </table:table-cell>
          <table:table-cell office:value-type="float" office:value="18863877521.465199" table:style-name="ce2">
            <text:p>18863877521.5</text:p>
          </table:table-cell>
          <table:table-cell office:value-type="float" office:value="0.35199999999999998" table:formula="of:=VLOOKUP([.A278];[r_coefficients.$M$1:.$N$814];2;FALSE)" table:style-name="ce3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1201" table:style-name="ce1">
            <text:p>2221201</text:p>
          </table:table-cell>
          <table:table-cell office:value-type="float" office:value="22482088979.686001" table:style-name="ce2">
            <text:p>22482088979.7</text:p>
          </table:table-cell>
          <table:table-cell office:value-type="float" office:value="0.33600000000000002" table:formula="of:=VLOOKUP([.A279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202" table:style-name="ce1">
            <text:p>2221202</text:p>
          </table:table-cell>
          <table:table-cell office:value-type="float" office:value="1895580750.0109999" table:style-name="ce2">
            <text:p>1895580750.0</text:p>
          </table:table-cell>
          <table:table-cell office:value-type="float" office:value="0.33600000000000002" table:formula="of:=VLOOKUP([.A280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203" table:style-name="ce1">
            <text:p>2221203</text:p>
          </table:table-cell>
          <table:table-cell office:value-type="float" office:value="1849709236.7372601" table:style-name="ce2">
            <text:p>1849709236.7</text:p>
          </table:table-cell>
          <table:table-cell office:value-type="float" office:value="0.35199999999999998" table:formula="of:=VLOOKUP([.A281];[r_coefficients.$M$1:.$N$814];2;FALSE)" table:style-name="ce3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2101" table:style-name="ce1">
            <text:p>2222101</text:p>
          </table:table-cell>
          <table:table-cell office:value-type="float" office:value="56783783989.753403" table:style-name="ce2">
            <text:p>56783783989.8</text:p>
          </table:table-cell>
          <table:table-cell office:value-type="float" office:value="0.33600000000000002" table:formula="of:=VLOOKUP([.A282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102" table:style-name="ce1">
            <text:p>2222102</text:p>
          </table:table-cell>
          <table:table-cell office:value-type="float" office:value="18895862642.758701" table:style-name="ce2">
            <text:p>18895862642.8</text:p>
          </table:table-cell>
          <table:table-cell office:value-type="float" office:value="0.33600000000000002" table:formula="of:=VLOOKUP([.A283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103" table:style-name="ce1">
            <text:p>2222103</text:p>
          </table:table-cell>
          <table:table-cell office:value-type="float" office:value="22189962926.570099" table:style-name="ce2">
            <text:p>22189962926.6</text:p>
          </table:table-cell>
          <table:table-cell office:value-type="float" office:value="0.35199999999999998" table:formula="of:=VLOOKUP([.A284];[r_coefficients.$M$1:.$N$814];2;FALSE)" table:style-name="ce3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2201" table:style-name="ce1">
            <text:p>2222201</text:p>
          </table:table-cell>
          <table:table-cell office:value-type="float" office:value="6569881354.9368801" table:style-name="ce2">
            <text:p>6569881354.9</text:p>
          </table:table-cell>
          <table:table-cell office:value-type="float" office:value="0.33600000000000002" table:formula="of:=VLOOKUP([.A285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202" table:style-name="ce1">
            <text:p>2222202</text:p>
          </table:table-cell>
          <table:table-cell office:value-type="float" office:value="3188060543.3443298" table:style-name="ce2">
            <text:p>3188060543.3</text:p>
          </table:table-cell>
          <table:table-cell office:value-type="float" office:value="0.33600000000000002" table:formula="of:=VLOOKUP([.A286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203" table:style-name="ce1">
            <text:p>2222203</text:p>
          </table:table-cell>
          <table:table-cell office:value-type="float" office:value="5476531357.6807604" table:style-name="ce2">
            <text:p>5476531357.7</text:p>
          </table:table-cell>
          <table:table-cell office:value-type="float" office:value="0.35199999999999998" table:formula="of:=VLOOKUP([.A287];[r_coefficients.$M$1:.$N$814];2;FALSE)" table:style-name="ce3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3101" table:style-name="ce1">
            <text:p>2223101</text:p>
          </table:table-cell>
          <table:table-cell office:value-type="float" office:value="150903134322.19" table:style-name="ce2">
            <text:p>150903134322.2</text:p>
          </table:table-cell>
          <table:table-cell office:value-type="float" office:value="0.33600000000000002" table:formula="of:=VLOOKUP([.A288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102" table:style-name="ce1">
            <text:p>2223102</text:p>
          </table:table-cell>
          <table:table-cell office:value-type="float" office:value="26887146808.139301" table:style-name="ce2">
            <text:p>26887146808.1</text:p>
          </table:table-cell>
          <table:table-cell office:value-type="float" office:value="0.33600000000000002" table:formula="of:=VLOOKUP([.A289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103" table:style-name="ce1">
            <text:p>2223103</text:p>
          </table:table-cell>
          <table:table-cell office:value-type="float" office:value="21631709697.168999" table:style-name="ce2">
            <text:p>21631709697.2</text:p>
          </table:table-cell>
          <table:table-cell office:value-type="float" office:value="0.35199999999999998" table:formula="of:=VLOOKUP([.A290];[r_coefficients.$M$1:.$N$814];2;FALSE)" table:style-name="ce3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3201" table:style-name="ce1">
            <text:p>2223201</text:p>
          </table:table-cell>
          <table:table-cell office:value-type="float" office:value="1410628893.9737999" table:style-name="ce2">
            <text:p>1410628894.0</text:p>
          </table:table-cell>
          <table:table-cell office:value-type="float" office:value="0.33600000000000002" table:formula="of:=VLOOKUP([.A291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202" table:style-name="ce1">
            <text:p>2223202</text:p>
          </table:table-cell>
          <table:table-cell office:value-type="float" office:value="972513821.61143899" table:style-name="ce2">
            <text:p>972513821.6</text:p>
          </table:table-cell>
          <table:table-cell office:value-type="float" office:value="0.33600000000000002" table:formula="of:=VLOOKUP([.A292];[r_coefficients.$M$1:.$N$814];2;FALSE)" table:style-name="ce3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203" table:style-name="ce1">
            <text:p>2223203</text:p>
          </table:table-cell>
          <table:table-cell office:value-type="float" office:value="846935651.30308294" table:style-name="ce2">
            <text:p>846935651.3</text:p>
          </table:table-cell>
          <table:table-cell office:value-type="float" office:value="0.35199999999999998" table:formula="of:=VLOOKUP([.A293];[r_coefficients.$M$1:.$N$814];2;FALSE)" table:style-name="ce3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31101" table:style-name="ce1">
            <text:p>2231101</text:p>
          </table:table-cell>
          <table:table-cell office:value-type="float" office:value="3183150203965.79" table:style-name="ce2">
            <text:p>3183150203965.8</text:p>
          </table:table-cell>
          <table:table-cell office:value-type="float" office:value="0.44" table:formula="of:=VLOOKUP([.A294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02" table:style-name="ce1">
            <text:p>2231102</text:p>
          </table:table-cell>
          <table:table-cell office:value-type="float" office:value="44332005284.264397" table:style-name="ce2">
            <text:p>44332005284.3</text:p>
          </table:table-cell>
          <table:table-cell office:value-type="float" office:value="0.44" table:formula="of:=VLOOKUP([.A295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03" table:style-name="ce1">
            <text:p>2231103</text:p>
          </table:table-cell>
          <table:table-cell office:value-type="float" office:value="16592560041.025999" table:style-name="ce2">
            <text:p>16592560041.0</text:p>
          </table:table-cell>
          <table:table-cell office:value-type="float" office:value="0.44" table:formula="of:=VLOOKUP([.A296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1" table:style-name="ce1">
            <text:p>2231111</text:p>
          </table:table-cell>
          <table:table-cell office:value-type="float" office:value="822566251.73079002" table:style-name="ce2">
            <text:p>822566251.7</text:p>
          </table:table-cell>
          <table:table-cell office:value-type="float" office:value="0.44" table:formula="of:=VLOOKUP([.A297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2" table:style-name="ce1">
            <text:p>2231112</text:p>
          </table:table-cell>
          <table:table-cell office:value-type="float" office:value="3122203.880142" table:style-name="ce2">
            <text:p>3122203.9</text:p>
          </table:table-cell>
          <table:table-cell office:value-type="float" office:value="0.44" table:formula="of:=VLOOKUP([.A298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1" table:style-name="ce1">
            <text:p>2231201</text:p>
          </table:table-cell>
          <table:table-cell office:value-type="float" office:value="25864405602.653198" table:style-name="ce2">
            <text:p>25864405602.7</text:p>
          </table:table-cell>
          <table:table-cell office:value-type="float" office:value="0.44" table:formula="of:=VLOOKUP([.A299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2" table:style-name="ce1">
            <text:p>2231202</text:p>
          </table:table-cell>
          <table:table-cell office:value-type="float" office:value="4844418288.2688103" table:style-name="ce2">
            <text:p>4844418288.3</text:p>
          </table:table-cell>
          <table:table-cell office:value-type="float" office:value="0.44" table:formula="of:=VLOOKUP([.A300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3" table:style-name="ce1">
            <text:p>2231203</text:p>
          </table:table-cell>
          <table:table-cell office:value-type="float" office:value="3230634238.6616201" table:style-name="ce2">
            <text:p>3230634238.7</text:p>
          </table:table-cell>
          <table:table-cell office:value-type="float" office:value="0.44" table:formula="of:=VLOOKUP([.A301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11" table:style-name="ce1">
            <text:p>2231211</text:p>
          </table:table-cell>
          <table:table-cell office:value-type="float" office:value="2159373.682817" table:style-name="ce2">
            <text:p>2159373.7</text:p>
          </table:table-cell>
          <table:table-cell office:value-type="float" office:value="0.44" table:formula="of:=VLOOKUP([.A302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1" table:style-name="ce1">
            <text:p>2232101</text:p>
          </table:table-cell>
          <table:table-cell office:value-type="float" office:value="101217152724.465" table:style-name="ce2">
            <text:p>101217152724.5</text:p>
          </table:table-cell>
          <table:table-cell office:value-type="float" office:value="0.44" table:formula="of:=VLOOKUP([.A303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2" table:style-name="ce1">
            <text:p>2232102</text:p>
          </table:table-cell>
          <table:table-cell office:value-type="float" office:value="53480756259.853302" table:style-name="ce2">
            <text:p>53480756259.9</text:p>
          </table:table-cell>
          <table:table-cell office:value-type="float" office:value="0.44" table:formula="of:=VLOOKUP([.A304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3" table:style-name="ce1">
            <text:p>2232103</text:p>
          </table:table-cell>
          <table:table-cell office:value-type="float" office:value="45572586268.402901" table:style-name="ce2">
            <text:p>45572586268.4</text:p>
          </table:table-cell>
          <table:table-cell office:value-type="float" office:value="0.44" table:formula="of:=VLOOKUP([.A305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11" table:style-name="ce1">
            <text:p>2232111</text:p>
          </table:table-cell>
          <table:table-cell office:value-type="float" office:value="15750594.837897999" table:style-name="ce2">
            <text:p>15750594.8</text:p>
          </table:table-cell>
          <table:table-cell office:value-type="float" office:value="0.44" table:formula="of:=VLOOKUP([.A306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12" table:style-name="ce1">
            <text:p>2232112</text:p>
          </table:table-cell>
          <table:table-cell office:value-type="float" office:value="102798.569158" table:style-name="ce2">
            <text:p>102798.6</text:p>
          </table:table-cell>
          <table:table-cell office:value-type="float" office:value="0.44" table:formula="of:=VLOOKUP([.A307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1" table:style-name="ce1">
            <text:p>2232201</text:p>
          </table:table-cell>
          <table:table-cell office:value-type="float" office:value="13856550314.413601" table:style-name="ce2">
            <text:p>13856550314.4</text:p>
          </table:table-cell>
          <table:table-cell office:value-type="float" office:value="0.44" table:formula="of:=VLOOKUP([.A308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2" table:style-name="ce1">
            <text:p>2232202</text:p>
          </table:table-cell>
          <table:table-cell office:value-type="float" office:value="5062283278.2164898" table:style-name="ce2">
            <text:p>5062283278.2</text:p>
          </table:table-cell>
          <table:table-cell office:value-type="float" office:value="0.44" table:formula="of:=VLOOKUP([.A309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3" table:style-name="ce1">
            <text:p>2232203</text:p>
          </table:table-cell>
          <table:table-cell office:value-type="float" office:value="6213721745.1860199" table:style-name="ce2">
            <text:p>6213721745.2</text:p>
          </table:table-cell>
          <table:table-cell office:value-type="float" office:value="0.44" table:formula="of:=VLOOKUP([.A310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11" table:style-name="ce1">
            <text:p>2232211</text:p>
          </table:table-cell>
          <table:table-cell office:value-type="float" office:value="444565.51259300002" table:style-name="ce2">
            <text:p>444565.5</text:p>
          </table:table-cell>
          <table:table-cell office:value-type="float" office:value="0.38800000000000001" table:formula="of:=VLOOKUP([.A311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33101" table:style-name="ce1">
            <text:p>2233101</text:p>
          </table:table-cell>
          <table:table-cell office:value-type="float" office:value="211020903534.354" table:style-name="ce2">
            <text:p>211020903534.4</text:p>
          </table:table-cell>
          <table:table-cell office:value-type="float" office:value="0.44" table:formula="of:=VLOOKUP([.A312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2" table:style-name="ce1">
            <text:p>2233102</text:p>
          </table:table-cell>
          <table:table-cell office:value-type="float" office:value="100675696084.13901" table:style-name="ce2">
            <text:p>100675696084.1</text:p>
          </table:table-cell>
          <table:table-cell office:value-type="float" office:value="0.44" table:formula="of:=VLOOKUP([.A313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3" table:style-name="ce1">
            <text:p>2233103</text:p>
          </table:table-cell>
          <table:table-cell office:value-type="float" office:value="36836441819.011002" table:style-name="ce2">
            <text:p>36836441819.0</text:p>
          </table:table-cell>
          <table:table-cell office:value-type="float" office:value="0.44" table:formula="of:=VLOOKUP([.A314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11" table:style-name="ce1">
            <text:p>2233111</text:p>
          </table:table-cell>
          <table:table-cell office:value-type="float" office:value="125879.767211" table:style-name="ce2">
            <text:p>125879.8</text:p>
          </table:table-cell>
          <table:table-cell office:value-type="float" office:value="0.44" table:formula="of:=VLOOKUP([.A315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1" table:style-name="ce1">
            <text:p>2233201</text:p>
          </table:table-cell>
          <table:table-cell office:value-type="float" office:value="19717850861.658199" table:style-name="ce2">
            <text:p>19717850861.7</text:p>
          </table:table-cell>
          <table:table-cell office:value-type="float" office:value="0.44" table:formula="of:=VLOOKUP([.A316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2" table:style-name="ce1">
            <text:p>2233202</text:p>
          </table:table-cell>
          <table:table-cell office:value-type="float" office:value="12087231148.0536" table:style-name="ce2">
            <text:p>12087231148.1</text:p>
          </table:table-cell>
          <table:table-cell office:value-type="float" office:value="0.44" table:formula="of:=VLOOKUP([.A317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3" table:style-name="ce1">
            <text:p>2233203</text:p>
          </table:table-cell>
          <table:table-cell office:value-type="float" office:value="12726428144.0868" table:style-name="ce2">
            <text:p>12726428144.1</text:p>
          </table:table-cell>
          <table:table-cell office:value-type="float" office:value="0.44" table:formula="of:=VLOOKUP([.A318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41101" table:style-name="ce1">
            <text:p>2241101</text:p>
          </table:table-cell>
          <table:table-cell office:value-type="float" office:value="3220328051946.5601" table:style-name="ce2">
            <text:p>3220328051946.6</text:p>
          </table:table-cell>
          <table:table-cell office:value-type="float" office:value="0.38800000000000001" table:formula="of:=VLOOKUP([.A319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02" table:style-name="ce1">
            <text:p>2241102</text:p>
          </table:table-cell>
          <table:table-cell office:value-type="float" office:value="24592304835.808998" table:style-name="ce2">
            <text:p>24592304835.8</text:p>
          </table:table-cell>
          <table:table-cell office:value-type="float" office:value="0.38800000000000001" table:formula="of:=VLOOKUP([.A320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03" table:style-name="ce1">
            <text:p>2241103</text:p>
          </table:table-cell>
          <table:table-cell office:value-type="float" office:value="5612115261.1066198" table:style-name="ce2">
            <text:p>5612115261.1</text:p>
          </table:table-cell>
          <table:table-cell office:value-type="float" office:value="0.39600000000000002" table:formula="of:=VLOOKUP([.A321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111" table:style-name="ce1">
            <text:p>2241111</text:p>
          </table:table-cell>
          <table:table-cell office:value-type="float" office:value="227982599595.577" table:style-name="ce2">
            <text:p>227982599595.6</text:p>
          </table:table-cell>
          <table:table-cell office:value-type="float" office:value="0.38800000000000001" table:formula="of:=VLOOKUP([.A322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12" table:style-name="ce1">
            <text:p>2241112</text:p>
          </table:table-cell>
          <table:table-cell office:value-type="float" office:value="12345324249.071899" table:style-name="ce2">
            <text:p>12345324249.1</text:p>
          </table:table-cell>
          <table:table-cell office:value-type="float" office:value="0.38800000000000001" table:formula="of:=VLOOKUP([.A323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13" table:style-name="ce1">
            <text:p>2241113</text:p>
          </table:table-cell>
          <table:table-cell office:value-type="float" office:value="2456502662.1180801" table:style-name="ce2">
            <text:p>2456502662.1</text:p>
          </table:table-cell>
          <table:table-cell office:value-type="float" office:value="0.39600000000000002" table:formula="of:=VLOOKUP([.A324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201" table:style-name="ce1">
            <text:p>2241201</text:p>
          </table:table-cell>
          <table:table-cell office:value-type="float" office:value="27882979017.280499" table:style-name="ce2">
            <text:p>27882979017.3</text:p>
          </table:table-cell>
          <table:table-cell office:value-type="float" office:value="0.38800000000000001" table:formula="of:=VLOOKUP([.A325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02" table:style-name="ce1">
            <text:p>2241202</text:p>
          </table:table-cell>
          <table:table-cell office:value-type="float" office:value="3678087975.9285898" table:style-name="ce2">
            <text:p>3678087975.9</text:p>
          </table:table-cell>
          <table:table-cell office:value-type="float" office:value="0.38800000000000001" table:formula="of:=VLOOKUP([.A326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03" table:style-name="ce1">
            <text:p>2241203</text:p>
          </table:table-cell>
          <table:table-cell office:value-type="float" office:value="1053083740.77205" table:style-name="ce2">
            <text:p>1053083740.8</text:p>
          </table:table-cell>
          <table:table-cell office:value-type="float" office:value="0.39600000000000002" table:formula="of:=VLOOKUP([.A327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211" table:style-name="ce1">
            <text:p>2241211</text:p>
          </table:table-cell>
          <table:table-cell office:value-type="float" office:value="11945309535.3106" table:style-name="ce2">
            <text:p>11945309535.3</text:p>
          </table:table-cell>
          <table:table-cell office:value-type="float" office:value="0.38800000000000001" table:formula="of:=VLOOKUP([.A328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12" table:style-name="ce1">
            <text:p>2241212</text:p>
          </table:table-cell>
          <table:table-cell office:value-type="float" office:value="913979334.57005203" table:style-name="ce2">
            <text:p>913979334.6</text:p>
          </table:table-cell>
          <table:table-cell office:value-type="float" office:value="0.38800000000000001" table:formula="of:=VLOOKUP([.A329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13" table:style-name="ce1">
            <text:p>2241213</text:p>
          </table:table-cell>
          <table:table-cell office:value-type="float" office:value="235826684.899106" table:style-name="ce2">
            <text:p>235826684.9</text:p>
          </table:table-cell>
          <table:table-cell office:value-type="float" office:value="0.39600000000000002" table:formula="of:=VLOOKUP([.A330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101" table:style-name="ce1">
            <text:p>2242101</text:p>
          </table:table-cell>
          <table:table-cell office:value-type="float" office:value="26746277408.107201" table:style-name="ce2">
            <text:p>26746277408.1</text:p>
          </table:table-cell>
          <table:table-cell office:value-type="float" office:value="0.38800000000000001" table:formula="of:=VLOOKUP([.A331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02" table:style-name="ce1">
            <text:p>2242102</text:p>
          </table:table-cell>
          <table:table-cell office:value-type="float" office:value="13402336052.937" table:style-name="ce2">
            <text:p>13402336052.9</text:p>
          </table:table-cell>
          <table:table-cell office:value-type="float" office:value="0.38800000000000001" table:formula="of:=VLOOKUP([.A332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03" table:style-name="ce1">
            <text:p>2242103</text:p>
          </table:table-cell>
          <table:table-cell office:value-type="float" office:value="13215270134.379299" table:style-name="ce2">
            <text:p>13215270134.4</text:p>
          </table:table-cell>
          <table:table-cell office:value-type="float" office:value="0.39600000000000002" table:formula="of:=VLOOKUP([.A333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111" table:style-name="ce1">
            <text:p>2242111</text:p>
          </table:table-cell>
          <table:table-cell office:value-type="float" office:value="23197025236.039902" table:style-name="ce2">
            <text:p>23197025236.0</text:p>
          </table:table-cell>
          <table:table-cell office:value-type="float" office:value="0.38800000000000001" table:formula="of:=VLOOKUP([.A334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12" table:style-name="ce1">
            <text:p>2242112</text:p>
          </table:table-cell>
          <table:table-cell office:value-type="float" office:value="11171965235.817499" table:style-name="ce2">
            <text:p>11171965235.8</text:p>
          </table:table-cell>
          <table:table-cell office:value-type="float" office:value="0.38800000000000001" table:formula="of:=VLOOKUP([.A335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13" table:style-name="ce1">
            <text:p>2242113</text:p>
          </table:table-cell>
          <table:table-cell office:value-type="float" office:value="8662978271.2354603" table:style-name="ce2">
            <text:p>8662978271.2</text:p>
          </table:table-cell>
          <table:table-cell office:value-type="float" office:value="0.39600000000000002" table:formula="of:=VLOOKUP([.A336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201" table:style-name="ce1">
            <text:p>2242201</text:p>
          </table:table-cell>
          <table:table-cell office:value-type="float" office:value="2005788603.7377999" table:style-name="ce2">
            <text:p>2005788603.7</text:p>
          </table:table-cell>
          <table:table-cell office:value-type="float" office:value="0.38800000000000001" table:formula="of:=VLOOKUP([.A337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02" table:style-name="ce1">
            <text:p>2242202</text:p>
          </table:table-cell>
          <table:table-cell office:value-type="float" office:value="990423254.42442095" table:style-name="ce2">
            <text:p>990423254.4</text:p>
          </table:table-cell>
          <table:table-cell office:value-type="float" office:value="0.38800000000000001" table:formula="of:=VLOOKUP([.A338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03" table:style-name="ce1">
            <text:p>2242203</text:p>
          </table:table-cell>
          <table:table-cell office:value-type="float" office:value="570754248.40420401" table:style-name="ce2">
            <text:p>570754248.4</text:p>
          </table:table-cell>
          <table:table-cell office:value-type="float" office:value="0.39600000000000002" table:formula="of:=VLOOKUP([.A339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211" table:style-name="ce1">
            <text:p>2242211</text:p>
          </table:table-cell>
          <table:table-cell office:value-type="float" office:value="1146474869.93348" table:style-name="ce2">
            <text:p>1146474869.9</text:p>
          </table:table-cell>
          <table:table-cell office:value-type="float" office:value="0.38800000000000001" table:formula="of:=VLOOKUP([.A340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12" table:style-name="ce1">
            <text:p>2242212</text:p>
          </table:table-cell>
          <table:table-cell office:value-type="float" office:value="491706346.64476299" table:style-name="ce2">
            <text:p>491706346.6</text:p>
          </table:table-cell>
          <table:table-cell office:value-type="float" office:value="0.38800000000000001" table:formula="of:=VLOOKUP([.A341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13" table:style-name="ce1">
            <text:p>2242213</text:p>
          </table:table-cell>
          <table:table-cell office:value-type="float" office:value="268784956.01634401" table:style-name="ce2">
            <text:p>268784956.0</text:p>
          </table:table-cell>
          <table:table-cell office:value-type="float" office:value="0.39600000000000002" table:formula="of:=VLOOKUP([.A342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101" table:style-name="ce1">
            <text:p>2243101</text:p>
          </table:table-cell>
          <table:table-cell office:value-type="float" office:value="20780836586.726601" table:style-name="ce2">
            <text:p>20780836586.7</text:p>
          </table:table-cell>
          <table:table-cell office:value-type="float" office:value="0.38800000000000001" table:formula="of:=VLOOKUP([.A343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02" table:style-name="ce1">
            <text:p>2243102</text:p>
          </table:table-cell>
          <table:table-cell office:value-type="float" office:value="9215835310.0788193" table:style-name="ce2">
            <text:p>9215835310.1</text:p>
          </table:table-cell>
          <table:table-cell office:value-type="float" office:value="0.38800000000000001" table:formula="of:=VLOOKUP([.A344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03" table:style-name="ce1">
            <text:p>2243103</text:p>
          </table:table-cell>
          <table:table-cell office:value-type="float" office:value="3987722981.6304498" table:style-name="ce2">
            <text:p>3987722981.6</text:p>
          </table:table-cell>
          <table:table-cell office:value-type="float" office:value="0.39600000000000002" table:formula="of:=VLOOKUP([.A345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111" table:style-name="ce1">
            <text:p>2243111</text:p>
          </table:table-cell>
          <table:table-cell office:value-type="float" office:value="3208511560.6191702" table:style-name="ce2">
            <text:p>3208511560.6</text:p>
          </table:table-cell>
          <table:table-cell office:value-type="float" office:value="0.38800000000000001" table:formula="of:=VLOOKUP([.A346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12" table:style-name="ce1">
            <text:p>2243112</text:p>
          </table:table-cell>
          <table:table-cell office:value-type="float" office:value="1551489529.1861601" table:style-name="ce2">
            <text:p>1551489529.2</text:p>
          </table:table-cell>
          <table:table-cell office:value-type="float" office:value="0.38800000000000001" table:formula="of:=VLOOKUP([.A347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13" table:style-name="ce1">
            <text:p>2243113</text:p>
          </table:table-cell>
          <table:table-cell office:value-type="float" office:value="741896154.97279" table:style-name="ce2">
            <text:p>741896155.0</text:p>
          </table:table-cell>
          <table:table-cell office:value-type="float" office:value="0.39600000000000002" table:formula="of:=VLOOKUP([.A348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201" table:style-name="ce1">
            <text:p>2243201</text:p>
          </table:table-cell>
          <table:table-cell office:value-type="float" office:value="11212512228.773199" table:style-name="ce2">
            <text:p>11212512228.8</text:p>
          </table:table-cell>
          <table:table-cell office:value-type="float" office:value="0.38800000000000001" table:formula="of:=VLOOKUP([.A349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02" table:style-name="ce1">
            <text:p>2243202</text:p>
          </table:table-cell>
          <table:table-cell office:value-type="float" office:value="7233286748.6696901" table:style-name="ce2">
            <text:p>7233286748.7</text:p>
          </table:table-cell>
          <table:table-cell office:value-type="float" office:value="0.38800000000000001" table:formula="of:=VLOOKUP([.A350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03" table:style-name="ce1">
            <text:p>2243203</text:p>
          </table:table-cell>
          <table:table-cell office:value-type="float" office:value="4315936731.9537201" table:style-name="ce2">
            <text:p>4315936732.0</text:p>
          </table:table-cell>
          <table:table-cell office:value-type="float" office:value="0.39600000000000002" table:formula="of:=VLOOKUP([.A351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211" table:style-name="ce1">
            <text:p>2243211</text:p>
          </table:table-cell>
          <table:table-cell office:value-type="float" office:value="1533890184.42347" table:style-name="ce2">
            <text:p>1533890184.4</text:p>
          </table:table-cell>
          <table:table-cell office:value-type="float" office:value="0.38800000000000001" table:formula="of:=VLOOKUP([.A352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12" table:style-name="ce1">
            <text:p>2243212</text:p>
          </table:table-cell>
          <table:table-cell office:value-type="float" office:value="1209885978.0841401" table:style-name="ce2">
            <text:p>1209885978.1</text:p>
          </table:table-cell>
          <table:table-cell office:value-type="float" office:value="0.38800000000000001" table:formula="of:=VLOOKUP([.A353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13" table:style-name="ce1">
            <text:p>2243213</text:p>
          </table:table-cell>
          <table:table-cell office:value-type="float" office:value="903679649.59273398" table:style-name="ce2">
            <text:p>903679649.6</text:p>
          </table:table-cell>
          <table:table-cell office:value-type="float" office:value="0.39600000000000002" table:formula="of:=VLOOKUP([.A354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1101" table:style-name="ce1">
            <text:p>2251101</text:p>
          </table:table-cell>
          <table:table-cell office:value-type="float" office:value="1070185895510.7" table:style-name="ce2">
            <text:p>1070185895510.7</text:p>
          </table:table-cell>
          <table:table-cell office:value-type="float" office:value="0.38800000000000001" table:formula="of:=VLOOKUP([.A355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102" table:style-name="ce1">
            <text:p>2251102</text:p>
          </table:table-cell>
          <table:table-cell office:value-type="float" office:value="1267766524.0737901" table:style-name="ce2">
            <text:p>1267766524.1</text:p>
          </table:table-cell>
          <table:table-cell office:value-type="float" office:value="0.38800000000000001" table:formula="of:=VLOOKUP([.A356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103" table:style-name="ce1">
            <text:p>2251103</text:p>
          </table:table-cell>
          <table:table-cell office:value-type="float" office:value="922314543.759341" table:style-name="ce2">
            <text:p>922314543.8</text:p>
          </table:table-cell>
          <table:table-cell office:value-type="float" office:value="0.39600000000000002" table:formula="of:=VLOOKUP([.A357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1201" table:style-name="ce1">
            <text:p>2251201</text:p>
          </table:table-cell>
          <table:table-cell office:value-type="float" office:value="1335189427.0678101" table:style-name="ce2">
            <text:p>1335189427.1</text:p>
          </table:table-cell>
          <table:table-cell office:value-type="float" office:value="0.38800000000000001" table:formula="of:=VLOOKUP([.A358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202" table:style-name="ce1">
            <text:p>2251202</text:p>
          </table:table-cell>
          <table:table-cell office:value-type="float" office:value="234866015.46234599" table:style-name="ce2">
            <text:p>234866015.5</text:p>
          </table:table-cell>
          <table:table-cell office:value-type="float" office:value="0.38800000000000001" table:formula="of:=VLOOKUP([.A359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203" table:style-name="ce1">
            <text:p>2251203</text:p>
          </table:table-cell>
          <table:table-cell office:value-type="float" office:value="272181185.08272302" table:style-name="ce2">
            <text:p>272181185.1</text:p>
          </table:table-cell>
          <table:table-cell office:value-type="float" office:value="0.39600000000000002" table:formula="of:=VLOOKUP([.A360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2101" table:style-name="ce1">
            <text:p>2252101</text:p>
          </table:table-cell>
          <table:table-cell office:value-type="float" office:value="22990059591.5676" table:style-name="ce2">
            <text:p>22990059591.6</text:p>
          </table:table-cell>
          <table:table-cell office:value-type="float" office:value="0.38800000000000001" table:formula="of:=VLOOKUP([.A361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102" table:style-name="ce1">
            <text:p>2252102</text:p>
          </table:table-cell>
          <table:table-cell office:value-type="float" office:value="6337005683.1978903" table:style-name="ce2">
            <text:p>6337005683.2</text:p>
          </table:table-cell>
          <table:table-cell office:value-type="float" office:value="0.38800000000000001" table:formula="of:=VLOOKUP([.A362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103" table:style-name="ce1">
            <text:p>2252103</text:p>
          </table:table-cell>
          <table:table-cell office:value-type="float" office:value="11480978248.6616" table:style-name="ce2">
            <text:p>11480978248.7</text:p>
          </table:table-cell>
          <table:table-cell office:value-type="float" office:value="0.39600000000000002" table:formula="of:=VLOOKUP([.A363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2201" table:style-name="ce1">
            <text:p>2252201</text:p>
          </table:table-cell>
          <table:table-cell office:value-type="float" office:value="1562200978.64923" table:style-name="ce2">
            <text:p>1562200978.6</text:p>
          </table:table-cell>
          <table:table-cell office:value-type="float" office:value="0.38800000000000001" table:formula="of:=VLOOKUP([.A364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202" table:style-name="ce1">
            <text:p>2252202</text:p>
          </table:table-cell>
          <table:table-cell office:value-type="float" office:value="594609253.31120098" table:style-name="ce2">
            <text:p>594609253.3</text:p>
          </table:table-cell>
          <table:table-cell office:value-type="float" office:value="0.38800000000000001" table:formula="of:=VLOOKUP([.A365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203" table:style-name="ce1">
            <text:p>2252203</text:p>
          </table:table-cell>
          <table:table-cell office:value-type="float" office:value="1273704484.5870399" table:style-name="ce2">
            <text:p>1273704484.6</text:p>
          </table:table-cell>
          <table:table-cell office:value-type="float" office:value="0.39600000000000002" table:formula="of:=VLOOKUP([.A366];[r_coefficients.$M$1:.$N$814];2;FALSE)" table:style-name="ce3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3101" table:style-name="ce1">
            <text:p>2253101</text:p>
          </table:table-cell>
          <table:table-cell office:value-type="float" office:value="101191804.89896999" table:style-name="ce2">
            <text:p>101191804.9</text:p>
          </table:table-cell>
          <table:table-cell office:value-type="float" office:value="0.38800000000000001" table:formula="of:=VLOOKUP([.A367];[r_coefficients.$M$1:.$N$814];2;FALSE)" table:style-name="ce3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311101" table:style-name="ce1">
            <text:p>2311101</text:p>
          </table:table-cell>
          <table:table-cell office:value-type="float" office:value="1489841836655.8899" table:style-name="ce2">
            <text:p>1489841836655.9</text:p>
          </table:table-cell>
          <table:table-cell office:value-type="float" office:value="1.3380000000000001" table:formula="of:=VLOOKUP([.A368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1102" table:style-name="ce1">
            <text:p>2311102</text:p>
          </table:table-cell>
          <table:table-cell office:value-type="float" office:value="102554590.278511" table:style-name="ce2">
            <text:p>102554590.3</text:p>
          </table:table-cell>
          <table:table-cell office:value-type="float" office:value="1.3380000000000001" table:formula="of:=VLOOKUP([.A369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1103" table:style-name="ce1">
            <text:p>2311103</text:p>
          </table:table-cell>
          <table:table-cell office:value-type="float" office:value="10197526.840108" table:style-name="ce2">
            <text:p>10197526.8</text:p>
          </table:table-cell>
          <table:table-cell office:value-type="float" office:value="2.1579999999999999" table:formula="of:=VLOOKUP([.A370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11201" table:style-name="ce1">
            <text:p>2311201</text:p>
          </table:table-cell>
          <table:table-cell office:value-type="float" office:value="3231542961.5352302" table:style-name="ce2">
            <text:p>3231542961.5</text:p>
          </table:table-cell>
          <table:table-cell office:value-type="float" office:value="1.6113333333333333" table:formula="of:=VLOOKUP([.A371];[r_coefficients.$M$1:.$N$814];2;FALSE)" table:style-name="ce25">
            <text:p>1.611</text:p>
          </table:table-cell>
          <table:table-cell table:number-columns-repeated="16381"/>
        </table:table-row>
        <table:table-row table:style-name="ro1">
          <table:table-cell office:value-type="float" office:value="2311202" table:style-name="ce1">
            <text:p>2311202</text:p>
          </table:table-cell>
          <table:table-cell office:value-type="float" office:value="2356489.6699720002" table:style-name="ce2">
            <text:p>2356489.7</text:p>
          </table:table-cell>
          <table:table-cell office:value-type="float" office:value="1.6113333333333333" table:formula="of:=VLOOKUP([.A372];[r_coefficients.$M$1:.$N$814];2;FALSE)" table:style-name="ce25">
            <text:p>1.611</text:p>
          </table:table-cell>
          <table:table-cell table:number-columns-repeated="16381"/>
        </table:table-row>
        <table:table-row table:style-name="ro1">
          <table:table-cell office:value-type="float" office:value="2312101" table:style-name="ce1">
            <text:p>2312101</text:p>
          </table:table-cell>
          <table:table-cell office:value-type="float" office:value="868878490.09361696" table:style-name="ce2">
            <text:p>868878490.1</text:p>
          </table:table-cell>
          <table:table-cell office:value-type="float" office:value="1.3380000000000001" table:formula="of:=VLOOKUP([.A373];[r_coefficients.$M$1:.$N$814];2;FALSE)" table:style-name="ce25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2102" table:style-name="ce1">
            <text:p>2312102</text:p>
          </table:table-cell>
          <table:table-cell office:value-type="float" office:value="50701461.925959997" table:style-name="ce2">
            <text:p>50701461.9</text:p>
          </table:table-cell>
          <table:table-cell office:value-type="float" office:value="1.3380000000000001" table:formula="of:=VLOOKUP([.A374];[r_coefficients.$M$1:.$N$814];2;FALSE)" table:style-name="ce25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2103" table:style-name="ce1">
            <text:p>2312103</text:p>
          </table:table-cell>
          <table:table-cell office:value-type="float" office:value="3476423.747211" table:style-name="ce2">
            <text:p>3476423.7</text:p>
          </table:table-cell>
          <table:table-cell office:value-type="float" office:value="2.1579999999999999" table:formula="of:=VLOOKUP([.A375];[r_coefficients.$M$1:.$N$814];2;FALSE)" table:style-name="ce25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12201" table:style-name="ce13">
            <text:p>2312201</text:p>
          </table:table-cell>
          <table:table-cell office:value-type="float" office:value="19445719.076235" table:style-name="ce2">
            <text:p>19445719.1</text:p>
          </table:table-cell>
          <table:table-cell office:value-type="float" office:value="0.35933333333333334" table:formula="of:=VLOOKUP([.A376];[r_coefficients.$M$1:.$N$814];2;FALSE)" table:style-name="ce25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2312202" table:style-name="ce13">
            <text:p>2312202</text:p>
          </table:table-cell>
          <table:table-cell office:value-type="float" office:value="31534.644112000002" table:style-name="ce2">
            <text:p>31534.6</text:p>
          </table:table-cell>
          <table:table-cell office:value-type="float" office:value="0.44" table:formula="of:=VLOOKUP([.A377];[r_coefficients.$M$1:.$N$814];2;FALSE)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313101" table:style-name="ce13">
            <text:p>2313101</text:p>
          </table:table-cell>
          <table:table-cell office:value-type="float" office:value="139624437.411421" table:style-name="ce2">
            <text:p>139624437.4</text:p>
          </table:table-cell>
          <table:table-cell office:value-type="float" office:value="1.3380000000000001" table:formula="of:=VLOOKUP([.A378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3102" table:style-name="ce13">
            <text:p>2313102</text:p>
          </table:table-cell>
          <table:table-cell office:value-type="float" office:value="31010628.936202001" table:style-name="ce2">
            <text:p>31010628.9</text:p>
          </table:table-cell>
          <table:table-cell office:value-type="float" office:value="1.3380000000000001" table:formula="of:=VLOOKUP([.A379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3103" table:style-name="ce13">
            <text:p>2313103</text:p>
          </table:table-cell>
          <table:table-cell office:value-type="float" office:value="12231139.134917" table:style-name="ce2">
            <text:p>12231139.1</text:p>
          </table:table-cell>
          <table:table-cell office:value-type="float" office:value="1.3380000000000001" table:formula="of:=VLOOKUP([.A380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3201" table:style-name="ce13">
            <text:p>2313201</text:p>
          </table:table-cell>
          <table:table-cell office:value-type="float" office:value="47403.482112999998" table:style-name="ce2">
            <text:p>47403.5</text:p>
          </table:table-cell>
          <table:table-cell office:value-type="float" office:value="0.35100000000000003" table:formula="of:=VLOOKUP([.A381];[r_coefficients.$M$1:.$N$814];2;FALSE)" table:style-name="ce3">
            <text:p>0.351</text:p>
          </table:table-cell>
          <table:table-cell table:number-columns-repeated="16381"/>
        </table:table-row>
        <table:table-row table:style-name="ro1">
          <table:table-cell office:value-type="float" office:value="2313202" table:style-name="ce13">
            <text:p>2313202</text:p>
          </table:table-cell>
          <table:table-cell office:value-type="float" office:value="8019.5249469999999" table:style-name="ce2">
            <text:p>8019.5</text:p>
          </table:table-cell>
          <table:table-cell office:value-type="float" office:value="0.214" table:formula="of:=VLOOKUP([.A382];[r_coefficients.$M$1:.$N$814];2;FALSE)" table:style-name="ce3">
            <text:p>0.214</text:p>
          </table:table-cell>
          <table:table-cell table:number-columns-repeated="16381"/>
        </table:table-row>
        <table:table-row table:style-name="ro1">
          <table:table-cell office:value-type="float" office:value="2321101" table:style-name="ce1">
            <text:p>2321101</text:p>
          </table:table-cell>
          <table:table-cell office:value-type="float" office:value="3706534800573.6899" table:style-name="ce2">
            <text:p>3706534800573.7</text:p>
          </table:table-cell>
          <table:table-cell office:value-type="float" office:value="1.3380000000000001" table:formula="of:=VLOOKUP([.A383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2" table:style-name="ce1">
            <text:p>2321102</text:p>
          </table:table-cell>
          <table:table-cell office:value-type="float" office:value="9252806612.6832504" table:style-name="ce2">
            <text:p>9252806612.7</text:p>
          </table:table-cell>
          <table:table-cell office:value-type="float" office:value="1.3380000000000001" table:formula="of:=VLOOKUP([.A384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3" table:style-name="ce1">
            <text:p>2321103</text:p>
          </table:table-cell>
          <table:table-cell office:value-type="float" office:value="2026825198.88708" table:style-name="ce2">
            <text:p>2026825198.9</text:p>
          </table:table-cell>
          <table:table-cell office:value-type="float" office:value="1.3380000000000001" table:formula="of:=VLOOKUP([.A385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1" table:style-name="ce1">
            <text:p>2321201</text:p>
          </table:table-cell>
          <table:table-cell office:value-type="float" office:value="5817147206.1205997" table:style-name="ce2">
            <text:p>5817147206.1</text:p>
          </table:table-cell>
          <table:table-cell office:value-type="float" office:value="1.3380000000000001" table:formula="of:=VLOOKUP([.A386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2" table:style-name="ce1">
            <text:p>2321202</text:p>
          </table:table-cell>
          <table:table-cell office:value-type="float" office:value="285009089.08477402" table:style-name="ce2">
            <text:p>285009089.1</text:p>
          </table:table-cell>
          <table:table-cell office:value-type="float" office:value="1.3380000000000001" table:formula="of:=VLOOKUP([.A387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3" table:style-name="ce1">
            <text:p>2321203</text:p>
          </table:table-cell>
          <table:table-cell office:value-type="float" office:value="173784617.85472399" table:style-name="ce2">
            <text:p>173784617.9</text:p>
          </table:table-cell>
          <table:table-cell office:value-type="float" office:value="1.3380000000000001" table:formula="of:=VLOOKUP([.A388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1" table:style-name="ce1">
            <text:p>2322101</text:p>
          </table:table-cell>
          <table:table-cell office:value-type="float" office:value="56297647069.522202" table:style-name="ce2">
            <text:p>56297647069.5</text:p>
          </table:table-cell>
          <table:table-cell office:value-type="float" office:value="1.3380000000000001" table:formula="of:=VLOOKUP([.A389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2" table:style-name="ce1">
            <text:p>2322102</text:p>
          </table:table-cell>
          <table:table-cell office:value-type="float" office:value="5557089364.8740101" table:style-name="ce2">
            <text:p>5557089364.9</text:p>
          </table:table-cell>
          <table:table-cell office:value-type="float" office:value="1.3380000000000001" table:formula="of:=VLOOKUP([.A390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3" table:style-name="ce1">
            <text:p>2322103</text:p>
          </table:table-cell>
          <table:table-cell office:value-type="float" office:value="624963412.84816301" table:style-name="ce2">
            <text:p>624963412.8</text:p>
          </table:table-cell>
          <table:table-cell office:value-type="float" office:value="1.3380000000000001" table:formula="of:=VLOOKUP([.A391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1" table:style-name="ce1">
            <text:p>2322201</text:p>
          </table:table-cell>
          <table:table-cell office:value-type="float" office:value="193786418.02499101" table:style-name="ce2">
            <text:p>193786418.0</text:p>
          </table:table-cell>
          <table:table-cell office:value-type="float" office:value="1.3380000000000001" table:formula="of:=VLOOKUP([.A392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2" table:style-name="ce1">
            <text:p>2322202</text:p>
          </table:table-cell>
          <table:table-cell office:value-type="float" office:value="64193174.538396001" table:style-name="ce2">
            <text:p>64193174.5</text:p>
          </table:table-cell>
          <table:table-cell office:value-type="float" office:value="1.3380000000000001" table:formula="of:=VLOOKUP([.A393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3" table:style-name="ce1">
            <text:p>2322203</text:p>
          </table:table-cell>
          <table:table-cell office:value-type="float" office:value="68254880.262751997" table:style-name="ce2">
            <text:p>68254880.3</text:p>
          </table:table-cell>
          <table:table-cell office:value-type="float" office:value="1.3380000000000001" table:formula="of:=VLOOKUP([.A394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1" table:style-name="ce1">
            <text:p>2323101</text:p>
          </table:table-cell>
          <table:table-cell office:value-type="float" office:value="72151172824.496994" table:style-name="ce2">
            <text:p>72151172824.5</text:p>
          </table:table-cell>
          <table:table-cell office:value-type="float" office:value="1.3380000000000001" table:formula="of:=VLOOKUP([.A395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2" table:style-name="ce1">
            <text:p>2323102</text:p>
          </table:table-cell>
          <table:table-cell office:value-type="float" office:value="1886956712.08867" table:style-name="ce2">
            <text:p>1886956712.1</text:p>
          </table:table-cell>
          <table:table-cell office:value-type="float" office:value="1.3380000000000001" table:formula="of:=VLOOKUP([.A396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3" table:style-name="ce1">
            <text:p>2323103</text:p>
          </table:table-cell>
          <table:table-cell office:value-type="float" office:value="362862457.12119001" table:style-name="ce2">
            <text:p>362862457.1</text:p>
          </table:table-cell>
          <table:table-cell office:value-type="float" office:value="1.3380000000000001" table:formula="of:=VLOOKUP([.A397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1" table:style-name="ce1">
            <text:p>2323201</text:p>
          </table:table-cell>
          <table:table-cell office:value-type="float" office:value="136924707.391642" table:style-name="ce2">
            <text:p>136924707.4</text:p>
          </table:table-cell>
          <table:table-cell office:value-type="float" office:value="1.3380000000000001" table:formula="of:=VLOOKUP([.A398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2" table:style-name="ce1">
            <text:p>2323202</text:p>
          </table:table-cell>
          <table:table-cell office:value-type="float" office:value="88709465.856087998" table:style-name="ce2">
            <text:p>88709465.9</text:p>
          </table:table-cell>
          <table:table-cell office:value-type="float" office:value="1.3380000000000001" table:formula="of:=VLOOKUP([.A399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3" table:style-name="ce1">
            <text:p>2323203</text:p>
          </table:table-cell>
          <table:table-cell office:value-type="float" office:value="91449802.193859994" table:style-name="ce2">
            <text:p>91449802.2</text:p>
          </table:table-cell>
          <table:table-cell office:value-type="float" office:value="1.3380000000000001" table:formula="of:=VLOOKUP([.A400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1" table:style-name="ce1">
            <text:p>2331101</text:p>
          </table:table-cell>
          <table:table-cell office:value-type="float" office:value="2816979609452.0298" table:style-name="ce2">
            <text:p>2816979609452.0</text:p>
          </table:table-cell>
          <table:table-cell office:value-type="float" office:value="1.3380000000000001" table:formula="of:=VLOOKUP([.A401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2" table:style-name="ce1">
            <text:p>2331102</text:p>
          </table:table-cell>
          <table:table-cell office:value-type="float" office:value="386040223.05151701" table:style-name="ce2">
            <text:p>386040223.1</text:p>
          </table:table-cell>
          <table:table-cell office:value-type="float" office:value="1.3380000000000001" table:formula="of:=VLOOKUP([.A402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3" table:style-name="ce1">
            <text:p>2331103</text:p>
          </table:table-cell>
          <table:table-cell office:value-type="float" office:value="22416496.882638" table:style-name="ce2">
            <text:p>22416496.9</text:p>
          </table:table-cell>
          <table:table-cell office:value-type="float" office:value="1.3380000000000001" table:formula="of:=VLOOKUP([.A403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201" table:style-name="ce1">
            <text:p>2331201</text:p>
          </table:table-cell>
          <table:table-cell office:value-type="float" office:value="2324255670.87044" table:style-name="ce2">
            <text:p>2324255670.9</text:p>
          </table:table-cell>
          <table:table-cell office:value-type="float" office:value="2.1579999999999999" table:formula="of:=VLOOKUP([.A404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1202" table:style-name="ce1">
            <text:p>2331202</text:p>
          </table:table-cell>
          <table:table-cell office:value-type="float" office:value="14961098.390319999" table:style-name="ce2">
            <text:p>14961098.4</text:p>
          </table:table-cell>
          <table:table-cell office:value-type="float" office:value="2.1579999999999999" table:formula="of:=VLOOKUP([.A405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1203" table:style-name="ce1">
            <text:p>2331203</text:p>
          </table:table-cell>
          <table:table-cell office:value-type="float" office:value="675284.02151400002" table:style-name="ce2">
            <text:p>675284.0</text:p>
          </table:table-cell>
          <table:table-cell office:value-type="float" office:value="2.1579999999999999" table:formula="of:=VLOOKUP([.A406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1" table:style-name="ce1">
            <text:p>2332101</text:p>
          </table:table-cell>
          <table:table-cell office:value-type="float" office:value="2790772542.76896" table:style-name="ce2">
            <text:p>2790772542.8</text:p>
          </table:table-cell>
          <table:table-cell office:value-type="float" office:value="2.1579999999999999" table:formula="of:=VLOOKUP([.A407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2" table:style-name="ce1">
            <text:p>2332102</text:p>
          </table:table-cell>
          <table:table-cell office:value-type="float" office:value="97661641.941802993" table:style-name="ce2">
            <text:p>97661641.9</text:p>
          </table:table-cell>
          <table:table-cell office:value-type="float" office:value="2.1579999999999999" table:formula="of:=VLOOKUP([.A408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3" table:style-name="ce1">
            <text:p>2332103</text:p>
          </table:table-cell>
          <table:table-cell office:value-type="float" office:value="15740615.457978001" table:style-name="ce2">
            <text:p>15740615.5</text:p>
          </table:table-cell>
          <table:table-cell office:value-type="float" office:value="1.3380000000000001" table:formula="of:=VLOOKUP([.A409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2201" table:style-name="ce1">
            <text:p>2332201</text:p>
          </table:table-cell>
          <table:table-cell office:value-type="float" office:value="22670556.408789001" table:style-name="ce2">
            <text:p>22670556.4</text:p>
          </table:table-cell>
          <table:table-cell office:value-type="float" office:value="2.1579999999999999" table:formula="of:=VLOOKUP([.A410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202" table:style-name="ce1">
            <text:p>2332202</text:p>
          </table:table-cell>
          <table:table-cell office:value-type="float" office:value="6113300.596039" table:style-name="ce2">
            <text:p>6113300.6</text:p>
          </table:table-cell>
          <table:table-cell office:value-type="float" office:value="2.1579999999999999" table:formula="of:=VLOOKUP([.A411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203" table:style-name="ce1">
            <text:p>2332203</text:p>
          </table:table-cell>
          <table:table-cell office:value-type="float" office:value="1602397.6567569999" table:style-name="ce2">
            <text:p>1602397.7</text:p>
          </table:table-cell>
          <table:table-cell office:value-type="float" office:value="2.1579999999999999" table:formula="of:=VLOOKUP([.A412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101" table:style-name="ce1">
            <text:p>2333101</text:p>
          </table:table-cell>
          <table:table-cell office:value-type="float" office:value="5358859349.6630802" table:style-name="ce2">
            <text:p>5358859349.7</text:p>
          </table:table-cell>
          <table:table-cell office:value-type="float" office:value="1.3380000000000001" table:formula="of:=VLOOKUP([.A413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102" table:style-name="ce1">
            <text:p>2333102</text:p>
          </table:table-cell>
          <table:table-cell office:value-type="float" office:value="378772951.23043799" table:style-name="ce2">
            <text:p>378772951.2</text:p>
          </table:table-cell>
          <table:table-cell office:value-type="float" office:value="1.3380000000000001" table:formula="of:=VLOOKUP([.A414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103" table:style-name="ce1">
            <text:p>2333103</text:p>
          </table:table-cell>
          <table:table-cell office:value-type="float" office:value="86518731.113579005" table:style-name="ce2">
            <text:p>86518731.1</text:p>
          </table:table-cell>
          <table:table-cell office:value-type="float" office:value="1.3380000000000001" table:formula="of:=VLOOKUP([.A415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201" table:style-name="ce1">
            <text:p>2333201</text:p>
          </table:table-cell>
          <table:table-cell office:value-type="float" office:value="37156120.828853004" table:style-name="ce2">
            <text:p>37156120.8</text:p>
          </table:table-cell>
          <table:table-cell office:value-type="float" office:value="2.1579999999999999" table:formula="of:=VLOOKUP([.A416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202" table:style-name="ce1">
            <text:p>2333202</text:p>
          </table:table-cell>
          <table:table-cell office:value-type="float" office:value="10519865.780951001" table:style-name="ce2">
            <text:p>10519865.8</text:p>
          </table:table-cell>
          <table:table-cell office:value-type="float" office:value="2.1579999999999999" table:formula="of:=VLOOKUP([.A417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203" table:style-name="ce1">
            <text:p>2333203</text:p>
          </table:table-cell>
          <table:table-cell office:value-type="float" office:value="1699976.349525" table:style-name="ce2">
            <text:p>1699976.3</text:p>
          </table:table-cell>
          <table:table-cell office:value-type="float" office:value="2.1579999999999999" table:formula="of:=VLOOKUP([.A418];[r_coefficients.$M$1:.$N$814];2;FALSE)" table:style-name="ce3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41101" table:style-name="ce1">
            <text:p>2341101</text:p>
          </table:table-cell>
          <table:table-cell office:value-type="float" office:value="2312992956.0962801" table:style-name="ce2">
            <text:p>2312992956.1</text:p>
          </table:table-cell>
          <table:table-cell office:value-type="float" office:value="1.3380000000000001" table:formula="of:=VLOOKUP([.A419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1" table:style-name="ce1">
            <text:p>2351101</text:p>
          </table:table-cell>
          <table:table-cell office:value-type="float" office:value="5061915283792.6797" table:style-name="ce2">
            <text:p>5061915283792.7</text:p>
          </table:table-cell>
          <table:table-cell office:value-type="float" office:value="1.3380000000000001" table:formula="of:=VLOOKUP([.A420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2" table:style-name="ce1">
            <text:p>2351102</text:p>
          </table:table-cell>
          <table:table-cell office:value-type="float" office:value="6822938823.1639204" table:style-name="ce2">
            <text:p>6822938823.2</text:p>
          </table:table-cell>
          <table:table-cell office:value-type="float" office:value="1.3380000000000001" table:formula="of:=VLOOKUP([.A421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3" table:style-name="ce1">
            <text:p>2351103</text:p>
          </table:table-cell>
          <table:table-cell office:value-type="float" office:value="2860915893.2527399" table:style-name="ce2">
            <text:p>2860915893.3</text:p>
          </table:table-cell>
          <table:table-cell office:value-type="float" office:value="1.3380000000000001" table:formula="of:=VLOOKUP([.A422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1" table:style-name="ce1">
            <text:p>2351201</text:p>
          </table:table-cell>
          <table:table-cell office:value-type="float" office:value="1624419684.2516301" table:style-name="ce2">
            <text:p>1624419684.3</text:p>
          </table:table-cell>
          <table:table-cell office:value-type="float" office:value="1.3380000000000001" table:formula="of:=VLOOKUP([.A423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2" table:style-name="ce1">
            <text:p>2351202</text:p>
          </table:table-cell>
          <table:table-cell office:value-type="float" office:value="164697883.23756701" table:style-name="ce2">
            <text:p>164697883.2</text:p>
          </table:table-cell>
          <table:table-cell office:value-type="float" office:value="1.3380000000000001" table:formula="of:=VLOOKUP([.A424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3" table:style-name="ce1">
            <text:p>2351203</text:p>
          </table:table-cell>
          <table:table-cell office:value-type="float" office:value="156247183.70446599" table:style-name="ce2">
            <text:p>156247183.7</text:p>
          </table:table-cell>
          <table:table-cell office:value-type="float" office:value="1.3380000000000001" table:formula="of:=VLOOKUP([.A425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1" table:style-name="ce1">
            <text:p>2352101</text:p>
          </table:table-cell>
          <table:table-cell office:value-type="float" office:value="176566132809.35001" table:style-name="ce2">
            <text:p>176566132809.4</text:p>
          </table:table-cell>
          <table:table-cell office:value-type="float" office:value="1.3380000000000001" table:formula="of:=VLOOKUP([.A426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2" table:style-name="ce1">
            <text:p>2352102</text:p>
          </table:table-cell>
          <table:table-cell office:value-type="float" office:value="22564688688.729198" table:style-name="ce2">
            <text:p>22564688688.7</text:p>
          </table:table-cell>
          <table:table-cell office:value-type="float" office:value="1.3380000000000001" table:formula="of:=VLOOKUP([.A427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3" table:style-name="ce1">
            <text:p>2352103</text:p>
          </table:table-cell>
          <table:table-cell office:value-type="float" office:value="15224592174.2061" table:style-name="ce2">
            <text:p>15224592174.2</text:p>
          </table:table-cell>
          <table:table-cell office:value-type="float" office:value="1.3380000000000001" table:formula="of:=VLOOKUP([.A428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1" table:style-name="ce1">
            <text:p>2352201</text:p>
          </table:table-cell>
          <table:table-cell office:value-type="float" office:value="797166113.807971" table:style-name="ce2">
            <text:p>797166113.8</text:p>
          </table:table-cell>
          <table:table-cell office:value-type="float" office:value="1.3380000000000001" table:formula="of:=VLOOKUP([.A429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2" table:style-name="ce1">
            <text:p>2352202</text:p>
          </table:table-cell>
          <table:table-cell office:value-type="float" office:value="232906099.24338701" table:style-name="ce2">
            <text:p>232906099.2</text:p>
          </table:table-cell>
          <table:table-cell office:value-type="float" office:value="1.3380000000000001" table:formula="of:=VLOOKUP([.A430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3" table:style-name="ce1">
            <text:p>2352203</text:p>
          </table:table-cell>
          <table:table-cell office:value-type="float" office:value="382381736.11567402" table:style-name="ce2">
            <text:p>382381736.1</text:p>
          </table:table-cell>
          <table:table-cell office:value-type="float" office:value="1.3380000000000001" table:formula="of:=VLOOKUP([.A431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3101" table:style-name="ce1">
            <text:p>2353101</text:p>
          </table:table-cell>
          <table:table-cell office:value-type="float" office:value="140297147.620345" table:style-name="ce2">
            <text:p>140297147.6</text:p>
          </table:table-cell>
          <table:table-cell office:value-type="float" office:value="1.3380000000000001" table:formula="of:=VLOOKUP([.A432];[r_coefficients.$M$1:.$N$814];2;FALSE)" table:style-name="ce3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3121101" table:style-name="ce1">
            <text:p>3121101</text:p>
          </table:table-cell>
          <table:table-cell office:value-type="float" office:value="2108697931570.6299" table:style-name="ce2">
            <text:p>2108697931570.6</text:p>
          </table:table-cell>
          <table:table-cell office:value-type="float" office:value="0.40150000000000002" table:formula="of:=VLOOKUP([.A433];[r_coefficients.$M$1:.$N$814];2;FALSE)" table:style-name="ce3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102" table:style-name="ce1">
            <text:p>3121102</text:p>
          </table:table-cell>
          <table:table-cell office:value-type="float" office:value="12925653092.2486" table:style-name="ce2">
            <text:p>12925653092.2</text:p>
          </table:table-cell>
          <table:table-cell office:value-type="float" office:value="0.40150000000000002" table:formula="of:=VLOOKUP([.A434];[r_coefficients.$M$1:.$N$814];2;FALSE)" table:style-name="ce3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103" table:style-name="ce1">
            <text:p>3121103</text:p>
          </table:table-cell>
          <table:table-cell office:value-type="float" office:value="24882490661.4795" table:style-name="ce2">
            <text:p>24882490661.5</text:p>
          </table:table-cell>
          <table:table-cell office:value-type="float" office:value="0.26400000000000001" table:formula="of:=VLOOKUP([.A435];[r_coefficients.$M$1:.$N$814];2;FALSE)" table:style-name="ce3">
            <text:p>0.264</text:p>
          </table:table-cell>
          <table:table-cell table:number-columns-repeated="16381"/>
        </table:table-row>
        <table:table-row table:style-name="ro1">
          <table:table-cell office:value-type="float" office:value="3121201" table:style-name="ce1">
            <text:p>3121201</text:p>
          </table:table-cell>
          <table:table-cell office:value-type="float" office:value="1360669259.1066799" table:style-name="ce2">
            <text:p>1360669259.1</text:p>
          </table:table-cell>
          <table:table-cell office:value-type="float" office:value="0.40150000000000002" table:formula="of:=VLOOKUP([.A436];[r_coefficients.$M$1:.$N$814];2;FALSE)" table:style-name="ce3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202" table:style-name="ce1">
            <text:p>3121202</text:p>
          </table:table-cell>
          <table:table-cell office:value-type="float" office:value="539381539.48382497" table:style-name="ce2">
            <text:p>539381539.5</text:p>
          </table:table-cell>
          <table:table-cell office:value-type="float" office:value="0.40150000000000002" table:formula="of:=VLOOKUP([.A437];[r_coefficients.$M$1:.$N$814];2;FALSE)" table:style-name="ce3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203" table:style-name="ce1">
            <text:p>3121203</text:p>
          </table:table-cell>
          <table:table-cell office:value-type="float" office:value="1697743085.3541801" table:style-name="ce2">
            <text:p>1697743085.4</text:p>
          </table:table-cell>
          <table:table-cell office:value-type="float" office:value="0.20300000000000001" table:formula="of:=VLOOKUP([.A438];[r_coefficients.$M$1:.$N$814];2;FALSE)" table:style-name="ce3">
            <text:p>0.203</text:p>
          </table:table-cell>
          <table:table-cell table:number-columns-repeated="16381"/>
        </table:table-row>
        <table:table-row table:style-name="ro1">
          <table:table-cell office:value-type="float" office:value="3122101" table:style-name="ce1">
            <text:p>3122101</text:p>
          </table:table-cell>
          <table:table-cell office:value-type="float" office:value="61382597827.9645" table:style-name="ce2">
            <text:p>61382597828.0</text:p>
          </table:table-cell>
          <table:table-cell office:value-type="float" office:value="0.46600000000000003" table:formula="of:=VLOOKUP([.A439];[r_coefficients.$M$1:.$N$814];2;FALSE)" table:style-name="ce3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102" table:style-name="ce1">
            <text:p>3122102</text:p>
          </table:table-cell>
          <table:table-cell office:value-type="float" office:value="15096308325.619301" table:style-name="ce2">
            <text:p>15096308325.6</text:p>
          </table:table-cell>
          <table:table-cell office:value-type="float" office:value="0.46600000000000003" table:formula="of:=VLOOKUP([.A440];[r_coefficients.$M$1:.$N$814];2;FALSE)" table:style-name="ce3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103" table:style-name="ce1">
            <text:p>3122103</text:p>
          </table:table-cell>
          <table:table-cell office:value-type="float" office:value="42761628970.1026" table:style-name="ce2">
            <text:p>42761628970.1</text:p>
          </table:table-cell>
          <table:table-cell office:value-type="float" office:value="0.19" table:formula="of:=VLOOKUP([.A441];[r_coefficients.$M$1:.$N$814];2;FALSE)" table:style-name="ce3">
            <text:p>0.19</text:p>
          </table:table-cell>
          <table:table-cell table:number-columns-repeated="16381"/>
        </table:table-row>
        <table:table-row table:style-name="ro1">
          <table:table-cell office:value-type="float" office:value="3122201" table:style-name="ce1">
            <text:p>3122201</text:p>
          </table:table-cell>
          <table:table-cell office:value-type="float" office:value="816259454.73117495" table:style-name="ce2">
            <text:p>816259454.7</text:p>
          </table:table-cell>
          <table:table-cell office:value-type="float" office:value="0.46600000000000003" table:formula="of:=VLOOKUP([.A442];[r_coefficients.$M$1:.$N$814];2;FALSE)" table:style-name="ce3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202" table:style-name="ce1">
            <text:p>3122202</text:p>
          </table:table-cell>
          <table:table-cell office:value-type="float" office:value="850326089.93951094" table:style-name="ce2">
            <text:p>850326089.9</text:p>
          </table:table-cell>
          <table:table-cell office:value-type="float" office:value="0.46600000000000003" table:formula="of:=VLOOKUP([.A443];[r_coefficients.$M$1:.$N$814];2;FALSE)" table:style-name="ce3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203" table:style-name="ce1">
            <text:p>3122203</text:p>
          </table:table-cell>
          <table:table-cell office:value-type="float" office:value="2772776554.5261698" table:style-name="ce2">
            <text:p>2772776554.5</text:p>
          </table:table-cell>
          <table:table-cell office:value-type="float" office:value="0.19" table:formula="of:=VLOOKUP([.A444];[r_coefficients.$M$1:.$N$814];2;FALSE)" table:style-name="ce3">
            <text:p>0.19</text:p>
          </table:table-cell>
          <table:table-cell table:number-columns-repeated="16381"/>
        </table:table-row>
        <table:table-row table:style-name="ro1">
          <table:table-cell office:value-type="float" office:value="3123101" table:style-name="ce1">
            <text:p>3123101</text:p>
          </table:table-cell>
          <table:table-cell office:value-type="float" office:value="2523317618.3702998" table:style-name="ce2">
            <text:p>2523317618.4</text:p>
          </table:table-cell>
          <table:table-cell office:value-type="float" office:value="0.33700000000000002" table:formula="of:=VLOOKUP([.A445];[r_coefficients.$M$1:.$N$814];2;FALSE)" table:style-name="ce3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102" table:style-name="ce1">
            <text:p>3123102</text:p>
          </table:table-cell>
          <table:table-cell office:value-type="float" office:value="1820059642.5478001" table:style-name="ce2">
            <text:p>1820059642.5</text:p>
          </table:table-cell>
          <table:table-cell office:value-type="float" office:value="0.33700000000000002" table:formula="of:=VLOOKUP([.A446];[r_coefficients.$M$1:.$N$814];2;FALSE)" table:style-name="ce3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103" table:style-name="ce1">
            <text:p>3123103</text:p>
          </table:table-cell>
          <table:table-cell office:value-type="float" office:value="7379716385.0563498" table:style-name="ce2">
            <text:p>7379716385.1</text:p>
          </table:table-cell>
          <table:table-cell office:value-type="float" office:value="0.33800000000000002" table:formula="of:=VLOOKUP([.A447];[r_coefficients.$M$1:.$N$814];2;FALSE)" table:style-name="ce3">
            <text:p>0.338</text:p>
          </table:table-cell>
          <table:table-cell table:number-columns-repeated="16381"/>
        </table:table-row>
        <table:table-row table:style-name="ro1">
          <table:table-cell office:value-type="float" office:value="3123201" table:style-name="ce1">
            <text:p>3123201</text:p>
          </table:table-cell>
          <table:table-cell office:value-type="float" office:value="640767786.06539702" table:style-name="ce2">
            <text:p>640767786.1</text:p>
          </table:table-cell>
          <table:table-cell office:value-type="float" office:value="0.33700000000000002" table:formula="of:=VLOOKUP([.A448];[r_coefficients.$M$1:.$N$814];2;FALSE)" table:style-name="ce3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202" table:style-name="ce1">
            <text:p>3123202</text:p>
          </table:table-cell>
          <table:table-cell office:value-type="float" office:value="549479579.41965795" table:style-name="ce2">
            <text:p>549479579.4</text:p>
          </table:table-cell>
          <table:table-cell office:value-type="float" office:value="0.33700000000000002" table:formula="of:=VLOOKUP([.A449];[r_coefficients.$M$1:.$N$814];2;FALSE)" table:style-name="ce3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203" table:style-name="ce1">
            <text:p>3123203</text:p>
          </table:table-cell>
          <table:table-cell office:value-type="float" office:value="4921936870.7581596" table:style-name="ce2">
            <text:p>4921936870.8</text:p>
          </table:table-cell>
          <table:table-cell office:value-type="float" office:value="0.20300000000000001" table:formula="of:=VLOOKUP([.A450];[r_coefficients.$M$1:.$N$814];2;FALSE)" table:style-name="ce3">
            <text:p>0.203</text:p>
          </table:table-cell>
          <table:table-cell table:number-columns-repeated="16381"/>
        </table:table-row>
        <table:table-row table:style-name="ro1">
          <table:table-cell office:value-type="float" office:value="3141101" table:style-name="ce1">
            <text:p>3141101</text:p>
          </table:table-cell>
          <table:table-cell office:value-type="float" office:value="2546935564811.6299" table:style-name="ce2">
            <text:p>2546935564811.6</text:p>
          </table:table-cell>
          <table:table-cell office:value-type="float" office:value="0.27550000000000002" table:formula="of:=VLOOKUP([.A451];[r_coefficients.$M$1:.$N$814];2;FALSE)" table:style-name="ce3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02" table:style-name="ce1">
            <text:p>3141102</text:p>
          </table:table-cell>
          <table:table-cell office:value-type="float" office:value="22491158242.536999" table:style-name="ce2">
            <text:p>22491158242.5</text:p>
          </table:table-cell>
          <table:table-cell office:value-type="float" office:value="0.27550000000000002" table:formula="of:=VLOOKUP([.A452];[r_coefficients.$M$1:.$N$814];2;FALSE)" table:style-name="ce3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03" table:style-name="ce1">
            <text:p>3141103</text:p>
          </table:table-cell>
          <table:table-cell office:value-type="float" office:value="22781052033.752998" table:style-name="ce2">
            <text:p>22781052033.8</text:p>
          </table:table-cell>
          <table:table-cell office:value-type="float" office:value="0.182" table:formula="of:=VLOOKUP([.A453];[r_coefficients.$M$1:.$N$814];2;FALSE)" table:style-name="ce3">
            <text:p>0.182</text:p>
          </table:table-cell>
          <table:table-cell table:number-columns-repeated="16381"/>
        </table:table-row>
        <table:table-row table:style-name="ro1">
          <table:table-cell office:value-type="float" office:value="3141111" table:style-name="ce1">
            <text:p>3141111</text:p>
          </table:table-cell>
          <table:table-cell office:value-type="float" office:value="319681223240.77698" table:style-name="ce2">
            <text:p>319681223240.8</text:p>
          </table:table-cell>
          <table:table-cell office:value-type="float" office:value="0.27550000000000002" table:formula="of:=VLOOKUP([.A454];[r_coefficients.$M$1:.$N$814];2;FALSE)" table:style-name="ce3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12" table:style-name="ce1">
            <text:p>3141112</text:p>
          </table:table-cell>
          <table:table-cell office:value-type="float" office:value="11719074179.988899" table:style-name="ce2">
            <text:p>11719074180.0</text:p>
          </table:table-cell>
          <table:table-cell office:value-type="float" office:value="0.27550000000000002" table:formula="of:=VLOOKUP([.A455];[r_coefficients.$M$1:.$N$814];2;FALSE)" table:style-name="ce3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13" table:style-name="ce1">
            <text:p>3141113</text:p>
          </table:table-cell>
          <table:table-cell office:value-type="float" office:value="10151829393.5467" table:style-name="ce2">
            <text:p>10151829393.5</text:p>
          </table:table-cell>
          <table:table-cell office:value-type="float" office:value="0.182" table:formula="of:=VLOOKUP([.A456];[r_coefficients.$M$1:.$N$814];2;FALSE)" table:style-name="ce3">
            <text:p>0.182</text:p>
          </table:table-cell>
          <table:table-cell table:number-columns-repeated="16381"/>
        </table:table-row>
        <table:table-row table:style-name="ro1">
          <table:table-cell office:value-type="float" office:value="3141201" table:style-name="ce1">
            <text:p>3141201</text:p>
          </table:table-cell>
          <table:table-cell office:value-type="float" office:value="29307111886.708302" table:style-name="ce2">
            <text:p>29307111886.7</text:p>
          </table:table-cell>
          <table:table-cell office:value-type="float" office:value="0.35899999999999999" table:formula="of:=VLOOKUP([.A457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02" table:style-name="ce1">
            <text:p>3141202</text:p>
          </table:table-cell>
          <table:table-cell office:value-type="float" office:value="11564171289.663" table:style-name="ce2">
            <text:p>11564171289.7</text:p>
          </table:table-cell>
          <table:table-cell office:value-type="float" office:value="0.35899999999999999" table:formula="of:=VLOOKUP([.A458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03" table:style-name="ce1">
            <text:p>3141203</text:p>
          </table:table-cell>
          <table:table-cell office:value-type="float" office:value="22509018429.9361" table:style-name="ce2">
            <text:p>22509018429.9</text:p>
          </table:table-cell>
          <table:table-cell office:value-type="float" office:value="0.20599999999999999" table:formula="of:=VLOOKUP([.A459];[r_coefficients.$M$1:.$N$814];2;FALSE)" table:style-name="ce3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1211" table:style-name="ce1">
            <text:p>3141211</text:p>
          </table:table-cell>
          <table:table-cell office:value-type="float" office:value="6210382022.1547098" table:style-name="ce2">
            <text:p>6210382022.2</text:p>
          </table:table-cell>
          <table:table-cell office:value-type="float" office:value="0.35899999999999999" table:formula="of:=VLOOKUP([.A460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12" table:style-name="ce1">
            <text:p>3141212</text:p>
          </table:table-cell>
          <table:table-cell office:value-type="float" office:value="2629158442.2838802" table:style-name="ce2">
            <text:p>2629158442.3</text:p>
          </table:table-cell>
          <table:table-cell office:value-type="float" office:value="0.35899999999999999" table:formula="of:=VLOOKUP([.A461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13" table:style-name="ce1">
            <text:p>3141213</text:p>
          </table:table-cell>
          <table:table-cell office:value-type="float" office:value="6016544914.7535896" table:style-name="ce2">
            <text:p>6016544914.8</text:p>
          </table:table-cell>
          <table:table-cell office:value-type="float" office:value="0.20599999999999999" table:formula="of:=VLOOKUP([.A462];[r_coefficients.$M$1:.$N$814];2;FALSE)" table:style-name="ce3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2101" table:style-name="ce1">
            <text:p>3142101</text:p>
          </table:table-cell>
          <table:table-cell office:value-type="float" office:value="14822271478.758101" table:style-name="ce2">
            <text:p>14822271478.8</text:p>
          </table:table-cell>
          <table:table-cell office:value-type="float" office:value="0.192" table:formula="of:=VLOOKUP([.A463];[r_coefficients.$M$1:.$N$814];2;FALSE)" table:style-name="ce3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02" table:style-name="ce1">
            <text:p>3142102</text:p>
          </table:table-cell>
          <table:table-cell office:value-type="float" office:value="8608648755.1373291" table:style-name="ce2">
            <text:p>8608648755.1</text:p>
          </table:table-cell>
          <table:table-cell office:value-type="float" office:value="0.192" table:formula="of:=VLOOKUP([.A464];[r_coefficients.$M$1:.$N$814];2;FALSE)" table:style-name="ce3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03" table:style-name="ce1">
            <text:p>3142103</text:p>
          </table:table-cell>
          <table:table-cell office:value-type="float" office:value="22421447346.534199" table:style-name="ce2">
            <text:p>22421447346.5</text:p>
          </table:table-cell>
          <table:table-cell office:value-type="float" office:value="0.17199999999999999" table:formula="of:=VLOOKUP([.A465];[r_coefficients.$M$1:.$N$814];2;FALSE)" table:style-name="ce3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111" table:style-name="ce1">
            <text:p>3142111</text:p>
          </table:table-cell>
          <table:table-cell office:value-type="float" office:value="11137716088.761299" table:style-name="ce2">
            <text:p>11137716088.8</text:p>
          </table:table-cell>
          <table:table-cell office:value-type="float" office:value="0.192" table:formula="of:=VLOOKUP([.A466];[r_coefficients.$M$1:.$N$814];2;FALSE)" table:style-name="ce3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12" table:style-name="ce1">
            <text:p>3142112</text:p>
          </table:table-cell>
          <table:table-cell office:value-type="float" office:value="7555416275.8667297" table:style-name="ce2">
            <text:p>7555416275.9</text:p>
          </table:table-cell>
          <table:table-cell office:value-type="float" office:value="0.192" table:formula="of:=VLOOKUP([.A467];[r_coefficients.$M$1:.$N$814];2;FALSE)" table:style-name="ce3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13" table:style-name="ce1">
            <text:p>3142113</text:p>
          </table:table-cell>
          <table:table-cell office:value-type="float" office:value="19228164084.716801" table:style-name="ce2">
            <text:p>19228164084.7</text:p>
          </table:table-cell>
          <table:table-cell office:value-type="float" office:value="0.17199999999999999" table:formula="of:=VLOOKUP([.A468];[r_coefficients.$M$1:.$N$814];2;FALSE)" table:style-name="ce3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201" table:style-name="ce1">
            <text:p>3142201</text:p>
          </table:table-cell>
          <table:table-cell office:value-type="float" office:value="2383984268.1510501" table:style-name="ce2">
            <text:p>2383984268.2</text:p>
          </table:table-cell>
          <table:table-cell office:value-type="float" office:value="0.192" table:formula="of:=VLOOKUP([.A469];[r_coefficients.$M$1:.$N$814];2;FALSE)" table:style-name="ce3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02" table:style-name="ce1">
            <text:p>3142202</text:p>
          </table:table-cell>
          <table:table-cell office:value-type="float" office:value="3123640041.0302501" table:style-name="ce2">
            <text:p>3123640041.0</text:p>
          </table:table-cell>
          <table:table-cell office:value-type="float" office:value="0.192" table:formula="of:=VLOOKUP([.A470];[r_coefficients.$M$1:.$N$814];2;FALSE)" table:style-name="ce3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03" table:style-name="ce1">
            <text:p>3142203</text:p>
          </table:table-cell>
          <table:table-cell office:value-type="float" office:value="10380603029.396099" table:style-name="ce2">
            <text:p>10380603029.4</text:p>
          </table:table-cell>
          <table:table-cell office:value-type="float" office:value="0.17199999999999999" table:formula="of:=VLOOKUP([.A471];[r_coefficients.$M$1:.$N$814];2;FALSE)" table:style-name="ce3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211" table:style-name="ce1">
            <text:p>3142211</text:p>
          </table:table-cell>
          <table:table-cell office:value-type="float" office:value="1318731443.9414999" table:style-name="ce2">
            <text:p>1318731443.9</text:p>
          </table:table-cell>
          <table:table-cell office:value-type="float" office:value="0.192" table:formula="of:=VLOOKUP([.A472];[r_coefficients.$M$1:.$N$814];2;FALSE)" table:style-name="ce3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12" table:style-name="ce1">
            <text:p>3142212</text:p>
          </table:table-cell>
          <table:table-cell office:value-type="float" office:value="2438810908.5233898" table:style-name="ce2">
            <text:p>2438810908.5</text:p>
          </table:table-cell>
          <table:table-cell office:value-type="float" office:value="0.192" table:formula="of:=VLOOKUP([.A473];[r_coefficients.$M$1:.$N$814];2;FALSE)" table:style-name="ce3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13" table:style-name="ce1">
            <text:p>3142213</text:p>
          </table:table-cell>
          <table:table-cell office:value-type="float" office:value="11099943422.2533" table:style-name="ce2">
            <text:p>11099943422.3</text:p>
          </table:table-cell>
          <table:table-cell office:value-type="float" office:value="0.17199999999999999" table:formula="of:=VLOOKUP([.A474];[r_coefficients.$M$1:.$N$814];2;FALSE)" table:style-name="ce3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3101" table:style-name="ce1">
            <text:p>3143101</text:p>
          </table:table-cell>
          <table:table-cell office:value-type="float" office:value="11498969565.9326" table:style-name="ce2">
            <text:p>11498969565.9</text:p>
          </table:table-cell>
          <table:table-cell office:value-type="float" office:value="0.35899999999999999" table:formula="of:=VLOOKUP([.A475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02" table:style-name="ce1">
            <text:p>3143102</text:p>
          </table:table-cell>
          <table:table-cell office:value-type="float" office:value="2395694263.9770398" table:style-name="ce2">
            <text:p>2395694264.0</text:p>
          </table:table-cell>
          <table:table-cell office:value-type="float" office:value="0.35899999999999999" table:formula="of:=VLOOKUP([.A476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03" table:style-name="ce1">
            <text:p>3143103</text:p>
          </table:table-cell>
          <table:table-cell office:value-type="float" office:value="2985901801.2339902" table:style-name="ce2">
            <text:p>2985901801.2</text:p>
          </table:table-cell>
          <table:table-cell office:value-type="float" office:value="0.35899999999999999" table:formula="of:=VLOOKUP([.A477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1" table:style-name="ce1">
            <text:p>3143111</text:p>
          </table:table-cell>
          <table:table-cell office:value-type="float" office:value="797964629.31766999" table:style-name="ce2">
            <text:p>797964629.3</text:p>
          </table:table-cell>
          <table:table-cell office:value-type="float" office:value="0.35899999999999999" table:formula="of:=VLOOKUP([.A478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2" table:style-name="ce1">
            <text:p>3143112</text:p>
          </table:table-cell>
          <table:table-cell office:value-type="float" office:value="222958021.38400799" table:style-name="ce2">
            <text:p>222958021.4</text:p>
          </table:table-cell>
          <table:table-cell office:value-type="float" office:value="0.35899999999999999" table:formula="of:=VLOOKUP([.A479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3" table:style-name="ce1">
            <text:p>3143113</text:p>
          </table:table-cell>
          <table:table-cell office:value-type="float" office:value="367697756.88562697" table:style-name="ce2">
            <text:p>367697756.9</text:p>
          </table:table-cell>
          <table:table-cell office:value-type="float" office:value="0.35899999999999999" table:formula="of:=VLOOKUP([.A480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1" table:style-name="ce1">
            <text:p>3143201</text:p>
          </table:table-cell>
          <table:table-cell office:value-type="float" office:value="14125736768.526699" table:style-name="ce2">
            <text:p>14125736768.5</text:p>
          </table:table-cell>
          <table:table-cell office:value-type="float" office:value="0.35899999999999999" table:formula="of:=VLOOKUP([.A481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2" table:style-name="ce1">
            <text:p>3143202</text:p>
          </table:table-cell>
          <table:table-cell office:value-type="float" office:value="13111061337.600599" table:style-name="ce2">
            <text:p>13111061337.6</text:p>
          </table:table-cell>
          <table:table-cell office:value-type="float" office:value="0.35899999999999999" table:formula="of:=VLOOKUP([.A482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3" table:style-name="ce1">
            <text:p>3143203</text:p>
          </table:table-cell>
          <table:table-cell office:value-type="float" office:value="31202379671.900101" table:style-name="ce2">
            <text:p>31202379671.9</text:p>
          </table:table-cell>
          <table:table-cell office:value-type="float" office:value="0.20599999999999999" table:formula="of:=VLOOKUP([.A483];[r_coefficients.$M$1:.$N$814];2;FALSE)" table:style-name="ce3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3211" table:style-name="ce1">
            <text:p>3143211</text:p>
          </table:table-cell>
          <table:table-cell office:value-type="float" office:value="914694126.59043205" table:style-name="ce2">
            <text:p>914694126.6</text:p>
          </table:table-cell>
          <table:table-cell office:value-type="float" office:value="0.35899999999999999" table:formula="of:=VLOOKUP([.A484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12" table:style-name="ce1">
            <text:p>3143212</text:p>
          </table:table-cell>
          <table:table-cell office:value-type="float" office:value="922602719.19991505" table:style-name="ce2">
            <text:p>922602719.2</text:p>
          </table:table-cell>
          <table:table-cell office:value-type="float" office:value="0.35899999999999999" table:formula="of:=VLOOKUP([.A485];[r_coefficients.$M$1:.$N$814];2;FALSE)" table:style-name="ce3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13" table:style-name="ce1">
            <text:p>3143213</text:p>
          </table:table-cell>
          <table:table-cell office:value-type="float" office:value="3339273486.4403901" table:style-name="ce2">
            <text:p>3339273486.4</text:p>
          </table:table-cell>
          <table:table-cell office:value-type="float" office:value="0.20599999999999999" table:formula="of:=VLOOKUP([.A486];[r_coefficients.$M$1:.$N$814];2;FALSE)" table:style-name="ce3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51101" table:style-name="ce1">
            <text:p>3151101</text:p>
          </table:table-cell>
          <table:table-cell office:value-type="float" office:value="2094101137894.72" table:style-name="ce2">
            <text:p>2094101137894.7</text:p>
          </table:table-cell>
          <table:table-cell office:value-type="float" office:value="0.21299999999999999" table:formula="of:=VLOOKUP([.A487];[r_coefficients.$M$1:.$N$814];2;FALSE)" table:style-name="ce3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1102" table:style-name="ce1">
            <text:p>3151102</text:p>
          </table:table-cell>
          <table:table-cell office:value-type="float" office:value="3048826923.9731002" table:style-name="ce2">
            <text:p>3048826924.0</text:p>
          </table:table-cell>
          <table:table-cell office:value-type="float" office:value="0.21299999999999999" table:formula="of:=VLOOKUP([.A488];[r_coefficients.$M$1:.$N$814];2;FALSE)" table:style-name="ce3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1103" table:style-name="ce1">
            <text:p>3151103</text:p>
          </table:table-cell>
          <table:table-cell office:value-type="float" office:value="4780627380.9659405" table:style-name="ce2">
            <text:p>4780627381.0</text:p>
          </table:table-cell>
          <table:table-cell office:value-type="float" office:value="0.313" table:formula="of:=VLOOKUP([.A489];[r_coefficients.$M$1:.$N$814];2;FALSE)" table:style-name="ce3">
            <text:p>0.313</text:p>
          </table:table-cell>
          <table:table-cell table:number-columns-repeated="16381"/>
        </table:table-row>
        <table:table-row table:style-name="ro1">
          <table:table-cell office:value-type="float" office:value="3151201" table:style-name="ce1">
            <text:p>3151201</text:p>
          </table:table-cell>
          <table:table-cell office:value-type="float" office:value="2199864800.78794" table:style-name="ce2">
            <text:p>2199864800.8</text:p>
          </table:table-cell>
          <table:table-cell office:value-type="float" office:value="0.39100000000000001" table:formula="of:=VLOOKUP([.A490];[r_coefficients.$M$1:.$N$814];2;FALSE)" table:style-name="ce3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1202" table:style-name="ce1">
            <text:p>3151202</text:p>
          </table:table-cell>
          <table:table-cell office:value-type="float" office:value="641735491.719172" table:style-name="ce2">
            <text:p>641735491.7</text:p>
          </table:table-cell>
          <table:table-cell office:value-type="float" office:value="0.39100000000000001" table:formula="of:=VLOOKUP([.A491];[r_coefficients.$M$1:.$N$814];2;FALSE)" table:style-name="ce3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1203" table:style-name="ce1">
            <text:p>3151203</text:p>
          </table:table-cell>
          <table:table-cell office:value-type="float" office:value="1430983329.3945799" table:style-name="ce2">
            <text:p>1430983329.4</text:p>
          </table:table-cell>
          <table:table-cell office:value-type="float" office:value="0.188" table:formula="of:=VLOOKUP([.A492];[r_coefficients.$M$1:.$N$814];2;FALSE)" table:style-name="ce3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152101" table:style-name="ce1">
            <text:p>3152101</text:p>
          </table:table-cell>
          <table:table-cell office:value-type="float" office:value="12087743365.403099" table:style-name="ce2">
            <text:p>12087743365.4</text:p>
          </table:table-cell>
          <table:table-cell office:value-type="float" office:value="0.21299999999999999" table:formula="of:=VLOOKUP([.A493];[r_coefficients.$M$1:.$N$814];2;FALSE)" table:style-name="ce3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2102" table:style-name="ce1">
            <text:p>3152102</text:p>
          </table:table-cell>
          <table:table-cell office:value-type="float" office:value="7348599836.1914597" table:style-name="ce2">
            <text:p>7348599836.2</text:p>
          </table:table-cell>
          <table:table-cell office:value-type="float" office:value="0.21299999999999999" table:formula="of:=VLOOKUP([.A494];[r_coefficients.$M$1:.$N$814];2;FALSE)" table:style-name="ce3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2103" table:style-name="ce1">
            <text:p>3152103</text:p>
          </table:table-cell>
          <table:table-cell office:value-type="float" office:value="48879155649.863403" table:style-name="ce2">
            <text:p>48879155649.9</text:p>
          </table:table-cell>
          <table:table-cell office:value-type="float" office:value="0.313" table:formula="of:=VLOOKUP([.A495];[r_coefficients.$M$1:.$N$814];2;FALSE)" table:style-name="ce3">
            <text:p>0.313</text:p>
          </table:table-cell>
          <table:table-cell table:number-columns-repeated="16381"/>
        </table:table-row>
        <table:table-row table:style-name="ro1">
          <table:table-cell office:value-type="float" office:value="3152201" table:style-name="ce1">
            <text:p>3152201</text:p>
          </table:table-cell>
          <table:table-cell office:value-type="float" office:value="1144031553.6484599" table:style-name="ce2">
            <text:p>1144031553.6</text:p>
          </table:table-cell>
          <table:table-cell office:value-type="float" office:value="0.39100000000000001" table:formula="of:=VLOOKUP([.A496];[r_coefficients.$M$1:.$N$814];2;FALSE)" table:style-name="ce3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2202" table:style-name="ce1">
            <text:p>3152202</text:p>
          </table:table-cell>
          <table:table-cell office:value-type="float" office:value="670672209.09831703" table:style-name="ce2">
            <text:p>670672209.1</text:p>
          </table:table-cell>
          <table:table-cell office:value-type="float" office:value="0.39100000000000001" table:formula="of:=VLOOKUP([.A497];[r_coefficients.$M$1:.$N$814];2;FALSE)" table:style-name="ce3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2203" table:style-name="ce1">
            <text:p>3152203</text:p>
          </table:table-cell>
          <table:table-cell office:value-type="float" office:value="2795501947.1602201" table:style-name="ce2">
            <text:p>2795501947.2</text:p>
          </table:table-cell>
          <table:table-cell office:value-type="float" office:value="0.188" table:formula="of:=VLOOKUP([.A498];[r_coefficients.$M$1:.$N$814];2;FALSE)" table:style-name="ce3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153101" table:style-name="ce1">
            <text:p>3153101</text:p>
          </table:table-cell>
          <table:table-cell office:value-type="float" office:value="230062751.39830601" table:style-name="ce2">
            <text:p>230062751.4</text:p>
          </table:table-cell>
          <table:table-cell office:value-type="float" office:value="0.63400000000000001" table:formula="of:=VLOOKUP([.A499];[r_coefficients.$M$1:.$N$814];2;FALSE)" table:style-name="ce3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102" table:style-name="ce1">
            <text:p>3153102</text:p>
          </table:table-cell>
          <table:table-cell office:value-type="float" office:value="54427032.003173001" table:style-name="ce2">
            <text:p>54427032.0</text:p>
          </table:table-cell>
          <table:table-cell office:value-type="float" office:value="0.63400000000000001" table:formula="of:=VLOOKUP([.A500];[r_coefficients.$M$1:.$N$814];2;FALSE)" table:style-name="ce3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103" table:style-name="ce1">
            <text:p>3153103</text:p>
          </table:table-cell>
          <table:table-cell office:value-type="float" office:value="250859758.70497599" table:style-name="ce2">
            <text:p>250859758.7</text:p>
          </table:table-cell>
          <table:table-cell office:value-type="float" office:value="0.29399999999999998" table:formula="of:=VLOOKUP([.A501];[r_coefficients.$M$1:.$N$814];2;FALSE)" table:style-name="ce3">
            <text:p>0.294</text:p>
          </table:table-cell>
          <table:table-cell table:number-columns-repeated="16381"/>
        </table:table-row>
        <table:table-row table:style-name="ro1">
          <table:table-cell office:value-type="float" office:value="3153201" table:style-name="ce1">
            <text:p>3153201</text:p>
          </table:table-cell>
          <table:table-cell office:value-type="float" office:value="304187201.06916398" table:style-name="ce2">
            <text:p>304187201.1</text:p>
          </table:table-cell>
          <table:table-cell office:value-type="float" office:value="0.63400000000000001" table:formula="of:=VLOOKUP([.A502];[r_coefficients.$M$1:.$N$814];2;FALSE)" table:style-name="ce3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202" table:style-name="ce1">
            <text:p>3153202</text:p>
          </table:table-cell>
          <table:table-cell office:value-type="float" office:value="223837418.19288" table:style-name="ce2">
            <text:p>223837418.2</text:p>
          </table:table-cell>
          <table:table-cell office:value-type="float" office:value="0.63400000000000001" table:formula="of:=VLOOKUP([.A503];[r_coefficients.$M$1:.$N$814];2;FALSE)" table:style-name="ce3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203" table:style-name="ce1">
            <text:p>3153203</text:p>
          </table:table-cell>
          <table:table-cell office:value-type="float" office:value="710156751.91305494" table:style-name="ce2">
            <text:p>710156751.9</text:p>
          </table:table-cell>
          <table:table-cell office:value-type="float" office:value="0.29399999999999998" table:formula="of:=VLOOKUP([.A504];[r_coefficients.$M$1:.$N$814];2;FALSE)" table:style-name="ce3">
            <text:p>0.294</text:p>
          </table:table-cell>
          <table:table-cell table:number-columns-repeated="16381"/>
        </table:table-row>
        <table:table-row table:style-name="ro1">
          <table:table-cell office:value-type="float" office:value="3161101" table:style-name="ce1">
            <text:p>3161101</text:p>
          </table:table-cell>
          <table:table-cell office:value-type="float" office:value="51137837.107233003" table:style-name="ce2">
            <text:p>51137837.1</text:p>
          </table:table-cell>
          <table:table-cell office:value-type="float" office:value="0" table:formula="of:=VLOOKUP([.A505];[r_coefficients.$M$1:.$N$814];2;FALSE)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3211101" table:style-name="ce1">
            <text:p>3211101</text:p>
          </table:table-cell>
          <table:table-cell office:value-type="float" office:value="817277623428.93005" table:style-name="ce2">
            <text:p>817277623428.9</text:p>
          </table:table-cell>
          <table:table-cell office:value-type="float" office:value="0.30399999999999999" table:formula="of:=VLOOKUP([.A506];[r_coefficients.$M$1:.$N$814];2;FALSE)" table:style-name="ce3">
            <text:p>0.304</text:p>
          </table:table-cell>
          <table:table-cell table:number-columns-repeated="16381"/>
        </table:table-row>
        <table:table-row table:style-name="ro1">
          <table:table-cell office:value-type="float" office:value="3221101" table:style-name="ce1">
            <text:p>3221101</text:p>
          </table:table-cell>
          <table:table-cell office:value-type="float" office:value="5962019198641.1602" table:style-name="ce2">
            <text:p>5962019198641.2</text:p>
          </table:table-cell>
          <table:table-cell office:value-type="float" office:value="0.36199999999999999" table:formula="of:=VLOOKUP([.A507];[r_coefficients.$M$1:.$N$814];2;FALSE)" table:style-name="ce3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3221102" table:style-name="ce1">
            <text:p>3221102</text:p>
          </table:table-cell>
          <table:table-cell office:value-type="float" office:value="148681218619.42899" table:style-name="ce2">
            <text:p>148681218619.4</text:p>
          </table:table-cell>
          <table:table-cell office:value-type="float" office:value="0.36199999999999999" table:formula="of:=VLOOKUP([.A508];[r_coefficients.$M$1:.$N$814];2;FALSE)" table:style-name="ce3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3221103" table:style-name="ce1">
            <text:p>3221103</text:p>
          </table:table-cell>
          <table:table-cell office:value-type="float" office:value="270560963381.74799" table:style-name="ce2">
            <text:p>270560963381.7</text:p>
          </table:table-cell>
          <table:table-cell office:value-type="float" office:value="0.26950000000000002" table:formula="of:=VLOOKUP([.A509];[r_coefficients.$M$1:.$N$814];2;FALSE)" table:style-name="ce3">
            <text:p>0.2695</text:p>
          </table:table-cell>
          <table:table-cell table:number-columns-repeated="16381"/>
        </table:table-row>
        <table:table-row table:style-name="ro1">
          <table:table-cell office:value-type="float" office:value="3221201" table:style-name="ce1">
            <text:p>3221201</text:p>
          </table:table-cell>
          <table:table-cell office:value-type="float" office:value="2805928770.8920002" table:style-name="ce2">
            <text:p>2805928770.9</text:p>
          </table:table-cell>
          <table:table-cell office:value-type="float" office:value="0.27200000000000002" table:formula="of:=VLOOKUP([.A510];[r_coefficients.$M$1:.$N$814];2;FALSE)" table:style-name="ce3">
            <text:p>0.272</text:p>
          </table:table-cell>
          <table:table-cell table:number-columns-repeated="16381"/>
        </table:table-row>
        <table:table-row table:style-name="ro1">
          <table:table-cell office:value-type="float" office:value="3221202" table:style-name="ce1">
            <text:p>3221202</text:p>
          </table:table-cell>
          <table:table-cell office:value-type="float" office:value="448874729.70930302" table:style-name="ce2">
            <text:p>448874729.7</text:p>
          </table:table-cell>
          <table:table-cell office:value-type="float" office:value="0.27200000000000002" table:formula="of:=VLOOKUP([.A511];[r_coefficients.$M$1:.$N$814];2;FALSE)" table:style-name="ce3">
            <text:p>0.272</text:p>
          </table:table-cell>
          <table:table-cell table:number-columns-repeated="16381"/>
        </table:table-row>
        <table:table-row table:style-name="ro1">
          <table:table-cell office:value-type="float" office:value="3221203" table:style-name="ce1">
            <text:p>3221203</text:p>
          </table:table-cell>
          <table:table-cell office:value-type="float" office:value="1352330166.3087399" table:style-name="ce2">
            <text:p>1352330166.3</text:p>
          </table:table-cell>
          <table:table-cell office:value-type="float" office:value="0.24" table:formula="of:=VLOOKUP([.A512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3222101" table:style-name="ce1">
            <text:p>3222101</text:p>
          </table:table-cell>
          <table:table-cell office:value-type="float" office:value="125811888821.377" table:style-name="ce2">
            <text:p>125811888821.4</text:p>
          </table:table-cell>
          <table:table-cell office:value-type="float" office:value="0.48099999999999998" table:formula="of:=VLOOKUP([.A513];[r_coefficients.$M$1:.$N$814];2;FALSE)" table:style-name="ce3">
            <text:p>0.481</text:p>
          </table:table-cell>
          <table:table-cell table:number-columns-repeated="16381"/>
        </table:table-row>
        <table:table-row table:style-name="ro1">
          <table:table-cell office:value-type="float" office:value="3222102" table:style-name="ce1">
            <text:p>3222102</text:p>
          </table:table-cell>
          <table:table-cell office:value-type="float" office:value="120835224211.45799" table:style-name="ce2">
            <text:p>120835224211.5</text:p>
          </table:table-cell>
          <table:table-cell office:value-type="float" office:value="0.48099999999999998" table:formula="of:=VLOOKUP([.A514];[r_coefficients.$M$1:.$N$814];2;FALSE)" table:style-name="ce3">
            <text:p>0.481</text:p>
          </table:table-cell>
          <table:table-cell table:number-columns-repeated="16381"/>
        </table:table-row>
        <table:table-row table:style-name="ro1">
          <table:table-cell office:value-type="float" office:value="3222103" table:style-name="ce1">
            <text:p>3222103</text:p>
          </table:table-cell>
          <table:table-cell office:value-type="float" office:value="273306732866.32599" table:style-name="ce2">
            <text:p>273306732866.3</text:p>
          </table:table-cell>
          <table:table-cell office:value-type="float" office:value="0.27700000000000002" table:formula="of:=VLOOKUP([.A515];[r_coefficients.$M$1:.$N$814];2;FALSE)" table:style-name="ce3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222201" table:style-name="ce1">
            <text:p>3222201</text:p>
          </table:table-cell>
          <table:table-cell office:value-type="float" office:value="286448466.451868" table:style-name="ce2">
            <text:p>286448466.5</text:p>
          </table:table-cell>
          <table:table-cell office:value-type="float" office:value="0.307" table:formula="of:=VLOOKUP([.A516];[r_coefficients.$M$1:.$N$814];2;FALSE)" table:style-name="ce3">
            <text:p>0.307</text:p>
          </table:table-cell>
          <table:table-cell table:number-columns-repeated="16381"/>
        </table:table-row>
        <table:table-row table:style-name="ro1">
          <table:table-cell office:value-type="float" office:value="3222202" table:style-name="ce1">
            <text:p>3222202</text:p>
          </table:table-cell>
          <table:table-cell office:value-type="float" office:value="254818871.280099" table:style-name="ce2">
            <text:p>254818871.3</text:p>
          </table:table-cell>
          <table:table-cell office:value-type="float" office:value="0.307" table:formula="of:=VLOOKUP([.A517];[r_coefficients.$M$1:.$N$814];2;FALSE)" table:style-name="ce3">
            <text:p>0.307</text:p>
          </table:table-cell>
          <table:table-cell table:number-columns-repeated="16381"/>
        </table:table-row>
        <table:table-row table:style-name="ro1">
          <table:table-cell office:value-type="float" office:value="3222203" table:style-name="ce1">
            <text:p>3222203</text:p>
          </table:table-cell>
          <table:table-cell office:value-type="float" office:value="675115240.87859094" table:style-name="ce2">
            <text:p>675115240.9</text:p>
          </table:table-cell>
          <table:table-cell office:value-type="float" office:value="0.248" table:formula="of:=VLOOKUP([.A518];[r_coefficients.$M$1:.$N$814];2;FALSE)" table:style-name="ce3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223101" table:style-name="ce1">
            <text:p>3223101</text:p>
          </table:table-cell>
          <table:table-cell office:value-type="float" office:value="170354186122.59698" table:style-name="ce2">
            <text:p>170354186122.6</text:p>
          </table:table-cell>
          <table:table-cell office:value-type="float" office:value="0.24299999999999999" table:formula="of:=VLOOKUP([.A519];[r_coefficients.$M$1:.$N$814];2;FALSE)" table:style-name="ce3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23102" table:style-name="ce1">
            <text:p>3223102</text:p>
          </table:table-cell>
          <table:table-cell office:value-type="float" office:value="52592289858.570297" table:style-name="ce2">
            <text:p>52592289858.6</text:p>
          </table:table-cell>
          <table:table-cell office:value-type="float" office:value="0.24299999999999999" table:formula="of:=VLOOKUP([.A520];[r_coefficients.$M$1:.$N$814];2;FALSE)" table:style-name="ce3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23103" table:style-name="ce1">
            <text:p>3223103</text:p>
          </table:table-cell>
          <table:table-cell office:value-type="float" office:value="93802627554.024307" table:style-name="ce2">
            <text:p>93802627554.0</text:p>
          </table:table-cell>
          <table:table-cell office:value-type="float" office:value="0.26200000000000001" table:formula="of:=VLOOKUP([.A521];[r_coefficients.$M$1:.$N$814];2;FALSE)" table:style-name="ce3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223201" table:style-name="ce1">
            <text:p>3223201</text:p>
          </table:table-cell>
          <table:table-cell office:value-type="float" office:value="395805786.30397898" table:style-name="ce2">
            <text:p>395805786.3</text:p>
          </table:table-cell>
          <table:table-cell office:value-type="float" office:value="0.23699999999999999" table:formula="of:=VLOOKUP([.A522];[r_coefficients.$M$1:.$N$814];2;FALSE)" table:style-name="ce3">
            <text:p>0.237</text:p>
          </table:table-cell>
          <table:table-cell table:number-columns-repeated="16381"/>
        </table:table-row>
        <table:table-row table:style-name="ro1">
          <table:table-cell office:value-type="float" office:value="3223202" table:style-name="ce1">
            <text:p>3223202</text:p>
          </table:table-cell>
          <table:table-cell office:value-type="float" office:value="518281751.11743301" table:style-name="ce2">
            <text:p>518281751.1</text:p>
          </table:table-cell>
          <table:table-cell office:value-type="float" office:value="0.23699999999999999" table:formula="of:=VLOOKUP([.A523];[r_coefficients.$M$1:.$N$814];2;FALSE)" table:style-name="ce3">
            <text:p>0.237</text:p>
          </table:table-cell>
          <table:table-cell table:number-columns-repeated="16381"/>
        </table:table-row>
        <table:table-row table:style-name="ro1">
          <table:table-cell office:value-type="float" office:value="3223203" table:style-name="ce1">
            <text:p>3223203</text:p>
          </table:table-cell>
          <table:table-cell office:value-type="float" office:value="1769860738.22017" table:style-name="ce2">
            <text:p>1769860738.2</text:p>
          </table:table-cell>
          <table:table-cell office:value-type="float" office:value="0.23200000000000001" table:formula="of:=VLOOKUP([.A524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1101" table:style-name="ce1">
            <text:p>3231101</text:p>
          </table:table-cell>
          <table:table-cell office:value-type="float" office:value="9789538425069.8398" table:style-name="ce2">
            <text:p>9789538425069.8</text:p>
          </table:table-cell>
          <table:table-cell office:value-type="float" office:value="0.23399999999999999" table:formula="of:=VLOOKUP([.A525];[r_coefficients.$M$1:.$N$814];2;FALSE)" table:style-name="ce3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02" table:style-name="ce1">
            <text:p>3231102</text:p>
          </table:table-cell>
          <table:table-cell office:value-type="float" office:value="34395502805.161499" table:style-name="ce2">
            <text:p>34395502805.2</text:p>
          </table:table-cell>
          <table:table-cell office:value-type="float" office:value="0.23399999999999999" table:formula="of:=VLOOKUP([.A526];[r_coefficients.$M$1:.$N$814];2;FALSE)" table:style-name="ce3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03" table:style-name="ce1">
            <text:p>3231103</text:p>
          </table:table-cell>
          <table:table-cell office:value-type="float" office:value="34741864641.700401" table:style-name="ce2">
            <text:p>34741864641.7</text:p>
          </table:table-cell>
          <table:table-cell office:value-type="float" office:value="0.28349999999999997" table:formula="of:=VLOOKUP([.A527];[r_coefficients.$M$1:.$N$814];2;FALSE)" table:style-name="ce3">
            <text:p>0.2835</text:p>
          </table:table-cell>
          <table:table-cell table:number-columns-repeated="16381"/>
        </table:table-row>
        <table:table-row table:style-name="ro1">
          <table:table-cell office:value-type="float" office:value="3231111" table:style-name="ce1">
            <text:p>3231111</text:p>
          </table:table-cell>
          <table:table-cell office:value-type="float" office:value="921707065.28619599" table:style-name="ce2">
            <text:p>921707065.3</text:p>
          </table:table-cell>
          <table:table-cell office:value-type="float" office:value="0.23399999999999999" table:formula="of:=VLOOKUP([.A528];[r_coefficients.$M$1:.$N$814];2;FALSE)" table:style-name="ce3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12" table:style-name="ce1">
            <text:p>3231112</text:p>
          </table:table-cell>
          <table:table-cell office:value-type="float" office:value="5965153.8584989998" table:style-name="ce2">
            <text:p>5965153.9</text:p>
          </table:table-cell>
          <table:table-cell office:value-type="float" office:value="0.23399999999999999" table:formula="of:=VLOOKUP([.A529];[r_coefficients.$M$1:.$N$814];2;FALSE)" table:style-name="ce3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13" table:style-name="ce1">
            <text:p>3231113</text:p>
          </table:table-cell>
          <table:table-cell office:value-type="float" office:value="849955.25412299996" table:style-name="ce2">
            <text:p>849955.3</text:p>
          </table:table-cell>
          <table:table-cell office:value-type="float" office:value="0.28349999999999997" table:formula="of:=VLOOKUP([.A530];[r_coefficients.$M$1:.$N$814];2;FALSE)" table:style-name="ce3">
            <text:p>0.2835</text:p>
          </table:table-cell>
          <table:table-cell table:number-columns-repeated="16381"/>
        </table:table-row>
        <table:table-row table:style-name="ro1">
          <table:table-cell office:value-type="float" office:value="3231201" table:style-name="ce1">
            <text:p>3231201</text:p>
          </table:table-cell>
          <table:table-cell office:value-type="float" office:value="56542197615.176804" table:style-name="ce2">
            <text:p>56542197615.2</text:p>
          </table:table-cell>
          <table:table-cell office:value-type="float" office:value="0.32150000000000001" table:formula="of:=VLOOKUP([.A531];[r_coefficients.$M$1:.$N$814];2;FALSE)" table:style-name="ce3">
            <text:p>0.3215</text:p>
          </table:table-cell>
          <table:table-cell table:number-columns-repeated="16381"/>
        </table:table-row>
        <table:table-row table:style-name="ro1">
          <table:table-cell office:value-type="float" office:value="3231202" table:style-name="ce1">
            <text:p>3231202</text:p>
          </table:table-cell>
          <table:table-cell office:value-type="float" office:value="5239395694.9074097" table:style-name="ce2">
            <text:p>5239395694.9</text:p>
          </table:table-cell>
          <table:table-cell office:value-type="float" office:value="0.32150000000000001" table:formula="of:=VLOOKUP([.A532];[r_coefficients.$M$1:.$N$814];2;FALSE)" table:style-name="ce3">
            <text:p>0.3215</text:p>
          </table:table-cell>
          <table:table-cell table:number-columns-repeated="16381"/>
        </table:table-row>
        <table:table-row table:style-name="ro1">
          <table:table-cell office:value-type="float" office:value="3231203" table:style-name="ce1">
            <text:p>3231203</text:p>
          </table:table-cell>
          <table:table-cell office:value-type="float" office:value="5592352625.33531" table:style-name="ce2">
            <text:p>5592352625.3</text:p>
          </table:table-cell>
          <table:table-cell office:value-type="float" office:value="0.28050000000000003" table:formula="of:=VLOOKUP([.A533];[r_coefficients.$M$1:.$N$814];2;FALSE)" table:style-name="ce3">
            <text:p>0.2805</text:p>
          </table:table-cell>
          <table:table-cell table:number-columns-repeated="16381"/>
        </table:table-row>
        <table:table-row table:style-name="ro1">
          <table:table-cell office:value-type="float" office:value="3231211" table:style-name="ce1">
            <text:p>3231211</text:p>
          </table:table-cell>
          <table:table-cell office:value-type="float" office:value="603477.38127500005" table:style-name="ce2">
            <text:p>603477.4</text:p>
          </table:table-cell>
          <table:table-cell office:value-type="float" office:value="0.30299999999999999" table:formula="of:=VLOOKUP([.A534];[r_coefficients.$M$1:.$N$814];2;FALSE)" table:style-name="ce3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1212" table:style-name="ce1">
            <text:p>3231212</text:p>
          </table:table-cell>
          <table:table-cell office:value-type="float" office:value="501388.540301" table:style-name="ce2">
            <text:p>501388.5</text:p>
          </table:table-cell>
          <table:table-cell office:value-type="float" office:value="0.30299999999999999" table:formula="of:=VLOOKUP([.A535];[r_coefficients.$M$1:.$N$814];2;FALSE)" table:style-name="ce3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1213" table:style-name="ce1">
            <text:p>3231213</text:p>
          </table:table-cell>
          <table:table-cell office:value-type="float" office:value="275870.998578" table:style-name="ce2">
            <text:p>275871.0</text:p>
          </table:table-cell>
          <table:table-cell office:value-type="float" office:value="0.221" table:formula="of:=VLOOKUP([.A536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2101" table:style-name="ce1">
            <text:p>3232101</text:p>
          </table:table-cell>
          <table:table-cell office:value-type="float" office:value="286361158005.33502" table:style-name="ce2">
            <text:p>286361158005.3</text:p>
          </table:table-cell>
          <table:table-cell office:value-type="float" office:value="0.22500000000000001" table:formula="of:=VLOOKUP([.A537];[r_coefficients.$M$1:.$N$814];2;FALSE)" table:style-name="ce3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02" table:style-name="ce1">
            <text:p>3232102</text:p>
          </table:table-cell>
          <table:table-cell office:value-type="float" office:value="155564613487.08899" table:style-name="ce2">
            <text:p>155564613487.1</text:p>
          </table:table-cell>
          <table:table-cell office:value-type="float" office:value="0.22500000000000001" table:formula="of:=VLOOKUP([.A538];[r_coefficients.$M$1:.$N$814];2;FALSE)" table:style-name="ce3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03" table:style-name="ce1">
            <text:p>3232103</text:p>
          </table:table-cell>
          <table:table-cell office:value-type="float" office:value="115140845218.033" table:style-name="ce2">
            <text:p>115140845218.0</text:p>
          </table:table-cell>
          <table:table-cell office:value-type="float" office:value="0.30499999999999999" table:formula="of:=VLOOKUP([.A539];[r_coefficients.$M$1:.$N$814];2;FALSE)" table:style-name="ce3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232111" table:style-name="ce1">
            <text:p>3232111</text:p>
          </table:table-cell>
          <table:table-cell office:value-type="float" office:value="29569400.110886998" table:style-name="ce2">
            <text:p>29569400.1</text:p>
          </table:table-cell>
          <table:table-cell office:value-type="float" office:value="0.22500000000000001" table:formula="of:=VLOOKUP([.A540];[r_coefficients.$M$1:.$N$814];2;FALSE)" table:style-name="ce3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12" table:style-name="ce1">
            <text:p>3232112</text:p>
          </table:table-cell>
          <table:table-cell office:value-type="float" office:value="34009962.605379999" table:style-name="ce2">
            <text:p>34009962.6</text:p>
          </table:table-cell>
          <table:table-cell office:value-type="float" office:value="0.22500000000000001" table:formula="of:=VLOOKUP([.A541];[r_coefficients.$M$1:.$N$814];2;FALSE)" table:style-name="ce3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13" table:style-name="ce1">
            <text:p>3232113</text:p>
          </table:table-cell>
          <table:table-cell office:value-type="float" office:value="28497259.471407" table:style-name="ce2">
            <text:p>28497259.5</text:p>
          </table:table-cell>
          <table:table-cell office:value-type="float" office:value="0.30499999999999999" table:formula="of:=VLOOKUP([.A542];[r_coefficients.$M$1:.$N$814];2;FALSE)" table:style-name="ce3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232201" table:style-name="ce1">
            <text:p>3232201</text:p>
          </table:table-cell>
          <table:table-cell office:value-type="float" office:value="19100574553.7173" table:style-name="ce2">
            <text:p>19100574553.7</text:p>
          </table:table-cell>
          <table:table-cell office:value-type="float" office:value="0.30299999999999999" table:formula="of:=VLOOKUP([.A543];[r_coefficients.$M$1:.$N$814];2;FALSE)" table:style-name="ce3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02" table:style-name="ce1">
            <text:p>3232202</text:p>
          </table:table-cell>
          <table:table-cell office:value-type="float" office:value="6788019074.7674103" table:style-name="ce2">
            <text:p>6788019074.8</text:p>
          </table:table-cell>
          <table:table-cell office:value-type="float" office:value="0.30299999999999999" table:formula="of:=VLOOKUP([.A544];[r_coefficients.$M$1:.$N$814];2;FALSE)" table:style-name="ce3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03" table:style-name="ce1">
            <text:p>3232203</text:p>
          </table:table-cell>
          <table:table-cell office:value-type="float" office:value="6299067448.7854204" table:style-name="ce2">
            <text:p>6299067448.8</text:p>
          </table:table-cell>
          <table:table-cell office:value-type="float" office:value="0.221" table:formula="of:=VLOOKUP([.A545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2211" table:style-name="ce1">
            <text:p>3232211</text:p>
          </table:table-cell>
          <table:table-cell office:value-type="float" office:value="1083992.5848409999" table:style-name="ce2">
            <text:p>1083992.6</text:p>
          </table:table-cell>
          <table:table-cell office:value-type="float" office:value="0.30299999999999999" table:formula="of:=VLOOKUP([.A546];[r_coefficients.$M$1:.$N$814];2;FALSE)" table:style-name="ce3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12" table:style-name="ce1">
            <text:p>3232212</text:p>
          </table:table-cell>
          <table:table-cell office:value-type="float" office:value="2188740.629255" table:style-name="ce2">
            <text:p>2188740.6</text:p>
          </table:table-cell>
          <table:table-cell office:value-type="float" office:value="0.30299999999999999" table:formula="of:=VLOOKUP([.A547];[r_coefficients.$M$1:.$N$814];2;FALSE)" table:style-name="ce3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13" table:style-name="ce1">
            <text:p>3232213</text:p>
          </table:table-cell>
          <table:table-cell office:value-type="float" office:value="2528265.9671089998" table:style-name="ce2">
            <text:p>2528266.0</text:p>
          </table:table-cell>
          <table:table-cell office:value-type="float" office:value="0.221" table:formula="of:=VLOOKUP([.A548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3101" table:style-name="ce1">
            <text:p>3233101</text:p>
          </table:table-cell>
          <table:table-cell office:value-type="float" office:value="55566099903.560799" table:style-name="ce2">
            <text:p>55566099903.6</text:p>
          </table:table-cell>
          <table:table-cell office:value-type="float" office:value="0.24299999999999999" table:formula="of:=VLOOKUP([.A549];[r_coefficients.$M$1:.$N$814];2;FALSE)" table:style-name="ce3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02" table:style-name="ce1">
            <text:p>3233102</text:p>
          </table:table-cell>
          <table:table-cell office:value-type="float" office:value="26058893391.3573" table:style-name="ce2">
            <text:p>26058893391.4</text:p>
          </table:table-cell>
          <table:table-cell office:value-type="float" office:value="0.24299999999999999" table:formula="of:=VLOOKUP([.A550];[r_coefficients.$M$1:.$N$814];2;FALSE)" table:style-name="ce3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03" table:style-name="ce1">
            <text:p>3233103</text:p>
          </table:table-cell>
          <table:table-cell office:value-type="float" office:value="27635139234.159302" table:style-name="ce2">
            <text:p>27635139234.2</text:p>
          </table:table-cell>
          <table:table-cell office:value-type="float" office:value="0.26200000000000001" table:formula="of:=VLOOKUP([.A551];[r_coefficients.$M$1:.$N$814];2;FALSE)" table:style-name="ce3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233111" table:style-name="ce1">
            <text:p>3233111</text:p>
          </table:table-cell>
          <table:table-cell office:value-type="float" office:value="36297.132259999998" table:style-name="ce2">
            <text:p>36297.1</text:p>
          </table:table-cell>
          <table:table-cell office:value-type="float" office:value="0.24299999999999999" table:formula="of:=VLOOKUP([.A552];[r_coefficients.$M$1:.$N$814];2;FALSE)" table:style-name="ce3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12" table:style-name="ce1">
            <text:p>3233112</text:p>
          </table:table-cell>
          <table:table-cell office:value-type="float" office:value="36298.836719999999" table:style-name="ce2">
            <text:p>36298.8</text:p>
          </table:table-cell>
          <table:table-cell office:value-type="float" office:value="0.24299999999999999" table:formula="of:=VLOOKUP([.A553];[r_coefficients.$M$1:.$N$814];2;FALSE)" table:style-name="ce3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13" table:style-name="ce1">
            <text:p>3233113</text:p>
          </table:table-cell>
          <table:table-cell office:value-type="float" office:value="29041.395479999999" table:style-name="ce2">
            <text:p>29041.4</text:p>
          </table:table-cell>
          <table:table-cell office:value-type="float" office:value="0.26200000000000001" table:formula="of:=VLOOKUP([.A554];[r_coefficients.$M$1:.$N$814];2;FALSE)" table:style-name="ce3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233201" table:style-name="ce1">
            <text:p>3233201</text:p>
          </table:table-cell>
          <table:table-cell office:value-type="float" office:value="13647865699.960199" table:style-name="ce2">
            <text:p>13647865700.0</text:p>
          </table:table-cell>
          <table:table-cell office:value-type="float" office:value="0.224" table:formula="of:=VLOOKUP([.A555];[r_coefficients.$M$1:.$N$814];2;FALSE)" table:style-name="ce3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233202" table:style-name="ce1">
            <text:p>3233202</text:p>
          </table:table-cell>
          <table:table-cell office:value-type="float" office:value="7269150348.4131603" table:style-name="ce2">
            <text:p>7269150348.4</text:p>
          </table:table-cell>
          <table:table-cell office:value-type="float" office:value="0.224" table:formula="of:=VLOOKUP([.A556];[r_coefficients.$M$1:.$N$814];2;FALSE)" table:style-name="ce3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233203" table:style-name="ce1">
            <text:p>3233203</text:p>
          </table:table-cell>
          <table:table-cell office:value-type="float" office:value="11937500508.2985" table:style-name="ce2">
            <text:p>11937500508.3</text:p>
          </table:table-cell>
          <table:table-cell office:value-type="float" office:value="0.23200000000000001" table:formula="of:=VLOOKUP([.A557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3211" table:style-name="ce1">
            <text:p>3233211</text:p>
          </table:table-cell>
          <table:table-cell office:value-type="float" office:value="29042.598462000002" table:style-name="ce2">
            <text:p>29042.6</text:p>
          </table:table-cell>
          <table:table-cell office:value-type="float" office:value="0.34" table:formula="of:=VLOOKUP([.A558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33212" table:style-name="ce1">
            <text:p>3233212</text:p>
          </table:table-cell>
          <table:table-cell office:value-type="float" office:value="704256.64651400002" table:style-name="ce2">
            <text:p>704256.6</text:p>
          </table:table-cell>
          <table:table-cell office:value-type="float" office:value="0.34" table:formula="of:=VLOOKUP([.A559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33213" table:style-name="ce1">
            <text:p>3233213</text:p>
          </table:table-cell>
          <table:table-cell office:value-type="float" office:value="392060.041188" table:style-name="ce2">
            <text:p>392060.0</text:p>
          </table:table-cell>
          <table:table-cell office:value-type="float" office:value="0.34" table:formula="of:=VLOOKUP([.A560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1101" table:style-name="ce1">
            <text:p>3241101</text:p>
          </table:table-cell>
          <table:table-cell office:value-type="float" office:value="2936028010116.5098" table:style-name="ce2">
            <text:p>2936028010116.5</text:p>
          </table:table-cell>
          <table:table-cell office:value-type="float" office:value="0.40849999999999997" table:formula="of:=VLOOKUP([.A561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02" table:style-name="ce1">
            <text:p>3241102</text:p>
          </table:table-cell>
          <table:table-cell office:value-type="float" office:value="73861800713.682007" table:style-name="ce2">
            <text:p>73861800713.7</text:p>
          </table:table-cell>
          <table:table-cell office:value-type="float" office:value="0.40849999999999997" table:formula="of:=VLOOKUP([.A562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03" table:style-name="ce1">
            <text:p>3241103</text:p>
          </table:table-cell>
          <table:table-cell office:value-type="float" office:value="114846342053.70599" table:style-name="ce2">
            <text:p>114846342053.7</text:p>
          </table:table-cell>
          <table:table-cell office:value-type="float" office:value="0.40849999999999997" table:formula="of:=VLOOKUP([.A563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1" table:style-name="ce1">
            <text:p>3241111</text:p>
          </table:table-cell>
          <table:table-cell office:value-type="float" office:value="347174254666.15302" table:style-name="ce2">
            <text:p>347174254666.2</text:p>
          </table:table-cell>
          <table:table-cell office:value-type="float" office:value="0.40849999999999997" table:formula="of:=VLOOKUP([.A564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2" table:style-name="ce1">
            <text:p>3241112</text:p>
          </table:table-cell>
          <table:table-cell office:value-type="float" office:value="8044552966.4596701" table:style-name="ce2">
            <text:p>8044552966.5</text:p>
          </table:table-cell>
          <table:table-cell office:value-type="float" office:value="0.40849999999999997" table:formula="of:=VLOOKUP([.A565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3" table:style-name="ce1">
            <text:p>3241113</text:p>
          </table:table-cell>
          <table:table-cell office:value-type="float" office:value="7337462668.1759796" table:style-name="ce2">
            <text:p>7337462668.2</text:p>
          </table:table-cell>
          <table:table-cell office:value-type="float" office:value="0.40849999999999997" table:formula="of:=VLOOKUP([.A566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1" table:style-name="ce1">
            <text:p>3241201</text:p>
          </table:table-cell>
          <table:table-cell office:value-type="float" office:value="80756646189.477402" table:style-name="ce2">
            <text:p>80756646189.5</text:p>
          </table:table-cell>
          <table:table-cell office:value-type="float" office:value="0.40849999999999997" table:formula="of:=VLOOKUP([.A567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2" table:style-name="ce1">
            <text:p>3241202</text:p>
          </table:table-cell>
          <table:table-cell office:value-type="float" office:value="24252039766.319599" table:style-name="ce2">
            <text:p>24252039766.3</text:p>
          </table:table-cell>
          <table:table-cell office:value-type="float" office:value="0.40849999999999997" table:formula="of:=VLOOKUP([.A568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3" table:style-name="ce1">
            <text:p>3241203</text:p>
          </table:table-cell>
          <table:table-cell office:value-type="float" office:value="58654057217.517899" table:style-name="ce2">
            <text:p>58654057217.5</text:p>
          </table:table-cell>
          <table:table-cell office:value-type="float" office:value="0.40849999999999997" table:formula="of:=VLOOKUP([.A569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1" table:style-name="ce1">
            <text:p>3241211</text:p>
          </table:table-cell>
          <table:table-cell office:value-type="float" office:value="7963475314.0784502" table:style-name="ce2">
            <text:p>7963475314.1</text:p>
          </table:table-cell>
          <table:table-cell office:value-type="float" office:value="0.40849999999999997" table:formula="of:=VLOOKUP([.A570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2" table:style-name="ce1">
            <text:p>3241212</text:p>
          </table:table-cell>
          <table:table-cell office:value-type="float" office:value="2050015649.0922699" table:style-name="ce2">
            <text:p>2050015649.1</text:p>
          </table:table-cell>
          <table:table-cell office:value-type="float" office:value="0.40849999999999997" table:formula="of:=VLOOKUP([.A571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3" table:style-name="ce1">
            <text:p>3241213</text:p>
          </table:table-cell>
          <table:table-cell office:value-type="float" office:value="3540538073.5756302" table:style-name="ce2">
            <text:p>3540538073.6</text:p>
          </table:table-cell>
          <table:table-cell office:value-type="float" office:value="0.40849999999999997" table:formula="of:=VLOOKUP([.A572];[r_coefficients.$M$1:.$N$814];2;FALSE)" table:style-name="ce3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2101" table:style-name="ce1">
            <text:p>3242101</text:p>
          </table:table-cell>
          <table:table-cell office:value-type="float" office:value="98951773090.663803" table:style-name="ce2">
            <text:p>98951773090.7</text:p>
          </table:table-cell>
          <table:table-cell office:value-type="float" office:value="0.47699999999999998" table:formula="of:=VLOOKUP([.A573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02" table:style-name="ce1">
            <text:p>3242102</text:p>
          </table:table-cell>
          <table:table-cell office:value-type="float" office:value="83615140304.056107" table:style-name="ce2">
            <text:p>83615140304.1</text:p>
          </table:table-cell>
          <table:table-cell office:value-type="float" office:value="0.47699999999999998" table:formula="of:=VLOOKUP([.A574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03" table:style-name="ce1">
            <text:p>3242103</text:p>
          </table:table-cell>
          <table:table-cell office:value-type="float" office:value="195666056025.827" table:style-name="ce2">
            <text:p>195666056025.8</text:p>
          </table:table-cell>
          <table:table-cell office:value-type="float" office:value="0.47699999999999998" table:formula="of:=VLOOKUP([.A575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1" table:style-name="ce1">
            <text:p>3242111</text:p>
          </table:table-cell>
          <table:table-cell office:value-type="float" office:value="20517539095.133598" table:style-name="ce2">
            <text:p>20517539095.1</text:p>
          </table:table-cell>
          <table:table-cell office:value-type="float" office:value="0.47699999999999998" table:formula="of:=VLOOKUP([.A576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2" table:style-name="ce1">
            <text:p>3242112</text:p>
          </table:table-cell>
          <table:table-cell office:value-type="float" office:value="13625137503.106899" table:style-name="ce2">
            <text:p>13625137503.1</text:p>
          </table:table-cell>
          <table:table-cell office:value-type="float" office:value="0.47699999999999998" table:formula="of:=VLOOKUP([.A577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3" table:style-name="ce1">
            <text:p>3242113</text:p>
          </table:table-cell>
          <table:table-cell office:value-type="float" office:value="19235454578.2356" table:style-name="ce2">
            <text:p>19235454578.2</text:p>
          </table:table-cell>
          <table:table-cell office:value-type="float" office:value="0.47699999999999998" table:formula="of:=VLOOKUP([.A578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1" table:style-name="ce1">
            <text:p>3242201</text:p>
          </table:table-cell>
          <table:table-cell office:value-type="float" office:value="10014106975.2267" table:style-name="ce2">
            <text:p>10014106975.2</text:p>
          </table:table-cell>
          <table:table-cell office:value-type="float" office:value="0.47699999999999998" table:formula="of:=VLOOKUP([.A579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2" table:style-name="ce1">
            <text:p>3242202</text:p>
          </table:table-cell>
          <table:table-cell office:value-type="float" office:value="13231412766.3654" table:style-name="ce2">
            <text:p>13231412766.4</text:p>
          </table:table-cell>
          <table:table-cell office:value-type="float" office:value="0.47699999999999998" table:formula="of:=VLOOKUP([.A580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3" table:style-name="ce1">
            <text:p>3242203</text:p>
          </table:table-cell>
          <table:table-cell office:value-type="float" office:value="40931269841.837898" table:style-name="ce2">
            <text:p>40931269841.8</text:p>
          </table:table-cell>
          <table:table-cell office:value-type="float" office:value="0.47699999999999998" table:formula="of:=VLOOKUP([.A581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1" table:style-name="ce1">
            <text:p>3242211</text:p>
          </table:table-cell>
          <table:table-cell office:value-type="float" office:value="1391791381.0469301" table:style-name="ce2">
            <text:p>1391791381.0</text:p>
          </table:table-cell>
          <table:table-cell office:value-type="float" office:value="0.47699999999999998" table:formula="of:=VLOOKUP([.A582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2" table:style-name="ce1">
            <text:p>3242212</text:p>
          </table:table-cell>
          <table:table-cell office:value-type="float" office:value="1891356007.9723499" table:style-name="ce2">
            <text:p>1891356008.0</text:p>
          </table:table-cell>
          <table:table-cell office:value-type="float" office:value="0.47699999999999998" table:formula="of:=VLOOKUP([.A583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3" table:style-name="ce1">
            <text:p>3242213</text:p>
          </table:table-cell>
          <table:table-cell office:value-type="float" office:value="3009881976.6939502" table:style-name="ce2">
            <text:p>3009881976.7</text:p>
          </table:table-cell>
          <table:table-cell office:value-type="float" office:value="0.47699999999999998" table:formula="of:=VLOOKUP([.A584];[r_coefficients.$M$1:.$N$814];2;FALSE)" table:style-name="ce3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3101" table:style-name="ce1">
            <text:p>3243101</text:p>
          </table:table-cell>
          <table:table-cell office:value-type="float" office:value="43519415752.789001" table:style-name="ce2">
            <text:p>43519415752.8</text:p>
          </table:table-cell>
          <table:table-cell office:value-type="float" office:value="0.34" table:formula="of:=VLOOKUP([.A585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02" table:style-name="ce1">
            <text:p>3243102</text:p>
          </table:table-cell>
          <table:table-cell office:value-type="float" office:value="18670622783.4622" table:style-name="ce2">
            <text:p>18670622783.5</text:p>
          </table:table-cell>
          <table:table-cell office:value-type="float" office:value="0.34" table:formula="of:=VLOOKUP([.A586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03" table:style-name="ce1">
            <text:p>3243103</text:p>
          </table:table-cell>
          <table:table-cell office:value-type="float" office:value="32284509294.377899" table:style-name="ce2">
            <text:p>32284509294.4</text:p>
          </table:table-cell>
          <table:table-cell office:value-type="float" office:value="0.34" table:formula="of:=VLOOKUP([.A587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1" table:style-name="ce1">
            <text:p>3243111</text:p>
          </table:table-cell>
          <table:table-cell office:value-type="float" office:value="1361106915.02635" table:style-name="ce2">
            <text:p>1361106915.0</text:p>
          </table:table-cell>
          <table:table-cell office:value-type="float" office:value="0.34" table:formula="of:=VLOOKUP([.A588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2" table:style-name="ce1">
            <text:p>3243112</text:p>
          </table:table-cell>
          <table:table-cell office:value-type="float" office:value="435215244.54122198" table:style-name="ce2">
            <text:p>435215244.5</text:p>
          </table:table-cell>
          <table:table-cell office:value-type="float" office:value="0.34" table:formula="of:=VLOOKUP([.A589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3" table:style-name="ce1">
            <text:p>3243113</text:p>
          </table:table-cell>
          <table:table-cell office:value-type="float" office:value="685606328.52401996" table:style-name="ce2">
            <text:p>685606328.5</text:p>
          </table:table-cell>
          <table:table-cell office:value-type="float" office:value="0.34" table:formula="of:=VLOOKUP([.A590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1" table:style-name="ce1">
            <text:p>3243201</text:p>
          </table:table-cell>
          <table:table-cell office:value-type="float" office:value="36179342964.087196" table:style-name="ce2">
            <text:p>36179342964.1</text:p>
          </table:table-cell>
          <table:table-cell office:value-type="float" office:value="0.34" table:formula="of:=VLOOKUP([.A591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2" table:style-name="ce1">
            <text:p>3243202</text:p>
          </table:table-cell>
          <table:table-cell office:value-type="float" office:value="52161824658.047096" table:style-name="ce2">
            <text:p>52161824658.0</text:p>
          </table:table-cell>
          <table:table-cell office:value-type="float" office:value="0.34" table:formula="of:=VLOOKUP([.A592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3" table:style-name="ce1">
            <text:p>3243203</text:p>
          </table:table-cell>
          <table:table-cell office:value-type="float" office:value="104113054284.304" table:style-name="ce2">
            <text:p>104113054284.3</text:p>
          </table:table-cell>
          <table:table-cell office:value-type="float" office:value="0.34" table:formula="of:=VLOOKUP([.A593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1" table:style-name="ce1">
            <text:p>3243211</text:p>
          </table:table-cell>
          <table:table-cell office:value-type="float" office:value="1901327207.6380601" table:style-name="ce2">
            <text:p>1901327207.6</text:p>
          </table:table-cell>
          <table:table-cell office:value-type="float" office:value="0.34" table:formula="of:=VLOOKUP([.A594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2" table:style-name="ce1">
            <text:p>3243212</text:p>
          </table:table-cell>
          <table:table-cell office:value-type="float" office:value="1861836540.2876201" table:style-name="ce2">
            <text:p>1861836540.3</text:p>
          </table:table-cell>
          <table:table-cell office:value-type="float" office:value="0.34" table:formula="of:=VLOOKUP([.A595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3" table:style-name="ce1">
            <text:p>3243213</text:p>
          </table:table-cell>
          <table:table-cell office:value-type="float" office:value="4499332297.2085104" table:style-name="ce2">
            <text:p>4499332297.2</text:p>
          </table:table-cell>
          <table:table-cell office:value-type="float" office:value="0.34" table:formula="of:=VLOOKUP([.A596];[r_coefficients.$M$1:.$N$814];2;FALSE)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521101" table:style-name="ce1">
            <text:p>3521101</text:p>
          </table:table-cell>
          <table:table-cell office:value-type="float" office:value="2469031337358.4199" table:style-name="ce2">
            <text:p>2469031337358.4</text:p>
          </table:table-cell>
          <table:table-cell office:value-type="float" office:value="0.30099999999999999" table:formula="of:=VLOOKUP([.A597];[r_coefficients.$M$1:.$N$814];2;FALSE)" table:style-name="ce3">
            <text:p>0.301</text:p>
          </table:table-cell>
          <table:table-cell table:number-columns-repeated="16381"/>
        </table:table-row>
        <table:table-row table:style-name="ro1">
          <table:table-cell office:value-type="float" office:value="3521102" table:style-name="ce1">
            <text:p>3521102</text:p>
          </table:table-cell>
          <table:table-cell office:value-type="float" office:value="71250387626.536606" table:style-name="ce2">
            <text:p>71250387626.5</text:p>
          </table:table-cell>
          <table:table-cell office:value-type="float" office:value="0.30099999999999999" table:formula="of:=VLOOKUP([.A598];[r_coefficients.$M$1:.$N$814];2;FALSE)" table:style-name="ce3">
            <text:p>0.301</text:p>
          </table:table-cell>
          <table:table-cell table:number-columns-repeated="16381"/>
        </table:table-row>
        <table:table-row table:style-name="ro1">
          <table:table-cell office:value-type="float" office:value="3521103" table:style-name="ce1">
            <text:p>3521103</text:p>
          </table:table-cell>
          <table:table-cell office:value-type="float" office:value="150458036606.642" table:style-name="ce2">
            <text:p>150458036606.6</text:p>
          </table:table-cell>
          <table:table-cell office:value-type="float" office:value="0.23099999999999998" table:formula="of:=VLOOKUP([.A599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21201" table:style-name="ce1">
            <text:p>3521201</text:p>
          </table:table-cell>
          <table:table-cell office:value-type="float" office:value="4819631275.2754097" table:style-name="ce2">
            <text:p>4819631275.3</text:p>
          </table:table-cell>
          <table:table-cell office:value-type="float" office:value="0.26700000000000002" table:formula="of:=VLOOKUP([.A600];[r_coefficients.$M$1:.$N$814];2;FALSE)" table:style-name="ce3">
            <text:p>0.267</text:p>
          </table:table-cell>
          <table:table-cell table:number-columns-repeated="16381"/>
        </table:table-row>
        <table:table-row table:style-name="ro1">
          <table:table-cell office:value-type="float" office:value="3521202" table:style-name="ce1">
            <text:p>3521202</text:p>
          </table:table-cell>
          <table:table-cell office:value-type="float" office:value="2194498893.0741301" table:style-name="ce2">
            <text:p>2194498893.1</text:p>
          </table:table-cell>
          <table:table-cell office:value-type="float" office:value="0.26700000000000002" table:formula="of:=VLOOKUP([.A601];[r_coefficients.$M$1:.$N$814];2;FALSE)" table:style-name="ce3">
            <text:p>0.267</text:p>
          </table:table-cell>
          <table:table-cell table:number-columns-repeated="16381"/>
        </table:table-row>
        <table:table-row table:style-name="ro1">
          <table:table-cell office:value-type="float" office:value="3521203" table:style-name="ce1">
            <text:p>3521203</text:p>
          </table:table-cell>
          <table:table-cell office:value-type="float" office:value="10043352482.2166" table:style-name="ce2">
            <text:p>10043352482.2</text:p>
          </table:table-cell>
          <table:table-cell office:value-type="float" office:value="0.27349999999999997" table:formula="of:=VLOOKUP([.A602];[r_coefficients.$M$1:.$N$814];2;FALSE)" table:style-name="ce3">
            <text:p>0.2735</text:p>
          </table:table-cell>
          <table:table-cell table:number-columns-repeated="16381"/>
        </table:table-row>
        <table:table-row table:style-name="ro1">
          <table:table-cell office:value-type="float" office:value="3522101" table:style-name="ce1">
            <text:p>3522101</text:p>
          </table:table-cell>
          <table:table-cell office:value-type="float" office:value="63672850988.520897" table:style-name="ce2">
            <text:p>63672850988.5</text:p>
          </table:table-cell>
          <table:table-cell office:value-type="float" office:value="0.23200000000000001" table:formula="of:=VLOOKUP([.A603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102" table:style-name="ce1">
            <text:p>3522102</text:p>
          </table:table-cell>
          <table:table-cell office:value-type="float" office:value="46695479107.9076" table:style-name="ce2">
            <text:p>46695479107.9</text:p>
          </table:table-cell>
          <table:table-cell office:value-type="float" office:value="0.23200000000000001" table:formula="of:=VLOOKUP([.A604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103" table:style-name="ce1">
            <text:p>3522103</text:p>
          </table:table-cell>
          <table:table-cell office:value-type="float" office:value="153008593471.164" table:style-name="ce2">
            <text:p>153008593471.2</text:p>
          </table:table-cell>
          <table:table-cell office:value-type="float" office:value="0.245" table:formula="of:=VLOOKUP([.A605];[r_coefficients.$M$1:.$N$814];2;FALSE)" table:style-name="ce3">
            <text:p>0.245</text:p>
          </table:table-cell>
          <table:table-cell table:number-columns-repeated="16381"/>
        </table:table-row>
        <table:table-row table:style-name="ro1">
          <table:table-cell office:value-type="float" office:value="3522201" table:style-name="ce1">
            <text:p>3522201</text:p>
          </table:table-cell>
          <table:table-cell office:value-type="float" office:value="310541082.89868301" table:style-name="ce2">
            <text:p>310541082.9</text:p>
          </table:table-cell>
          <table:table-cell office:value-type="float" office:value="0.23200000000000001" table:formula="of:=VLOOKUP([.A606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202" table:style-name="ce1">
            <text:p>3522202</text:p>
          </table:table-cell>
          <table:table-cell office:value-type="float" office:value="356102068.97386301" table:style-name="ce2">
            <text:p>356102069.0</text:p>
          </table:table-cell>
          <table:table-cell office:value-type="float" office:value="0.23200000000000001" table:formula="of:=VLOOKUP([.A607];[r_coefficients.$M$1:.$N$814];2;FALSE)" table:style-name="ce3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203" table:style-name="ce1">
            <text:p>3522203</text:p>
          </table:table-cell>
          <table:table-cell office:value-type="float" office:value="1319444839.8026099" table:style-name="ce2">
            <text:p>1319444839.8</text:p>
          </table:table-cell>
          <table:table-cell office:value-type="float" office:value="0.245" table:formula="of:=VLOOKUP([.A608];[r_coefficients.$M$1:.$N$814];2;FALSE)" table:style-name="ce3">
            <text:p>0.245</text:p>
          </table:table-cell>
          <table:table-cell table:number-columns-repeated="16381"/>
        </table:table-row>
        <table:table-row table:style-name="ro1">
          <table:table-cell office:value-type="float" office:value="3523101" table:style-name="ce1">
            <text:p>3523101</text:p>
          </table:table-cell>
          <table:table-cell office:value-type="float" office:value="363823225786.23401" table:style-name="ce2">
            <text:p>363823225786.2</text:p>
          </table:table-cell>
          <table:table-cell office:value-type="float" office:value="0.37" table:formula="of:=VLOOKUP([.A609];[r_coefficients.$M$1:.$N$814];2;FALSE)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23102" table:style-name="ce1">
            <text:p>3523102</text:p>
          </table:table-cell>
          <table:table-cell office:value-type="float" office:value="157431313874.88" table:style-name="ce2">
            <text:p>157431313874.9</text:p>
          </table:table-cell>
          <table:table-cell office:value-type="float" office:value="0.37" table:formula="of:=VLOOKUP([.A610];[r_coefficients.$M$1:.$N$814];2;FALSE)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23103" table:style-name="ce1">
            <text:p>3523103</text:p>
          </table:table-cell>
          <table:table-cell office:value-type="float" office:value="425604178988.71002" table:style-name="ce2">
            <text:p>425604178988.7</text:p>
          </table:table-cell>
          <table:table-cell office:value-type="float" office:value="0.217" table:formula="of:=VLOOKUP([.A611];[r_coefficients.$M$1:.$N$814];2;FALSE)" table:style-name="ce3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23201" table:style-name="ce1">
            <text:p>3523201</text:p>
          </table:table-cell>
          <table:table-cell office:value-type="float" office:value="8478667026.8673" table:style-name="ce2">
            <text:p>8478667026.9</text:p>
          </table:table-cell>
          <table:table-cell office:value-type="float" office:value="0.30199999999999999" table:formula="of:=VLOOKUP([.A612];[r_coefficients.$M$1:.$N$814];2;FALSE)" table:style-name="ce3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23202" table:style-name="ce1">
            <text:p>3523202</text:p>
          </table:table-cell>
          <table:table-cell office:value-type="float" office:value="5913632273.1173601" table:style-name="ce2">
            <text:p>5913632273.1</text:p>
          </table:table-cell>
          <table:table-cell office:value-type="float" office:value="0.30199999999999999" table:formula="of:=VLOOKUP([.A613];[r_coefficients.$M$1:.$N$814];2;FALSE)" table:style-name="ce3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23203" table:style-name="ce1">
            <text:p>3523203</text:p>
          </table:table-cell>
          <table:table-cell office:value-type="float" office:value="27696389260.060101" table:style-name="ce2">
            <text:p>27696389260.1</text:p>
          </table:table-cell>
          <table:table-cell office:value-type="float" office:value="0.30199999999999999" table:formula="of:=VLOOKUP([.A614];[r_coefficients.$M$1:.$N$814];2;FALSE)" table:style-name="ce3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31101" table:style-name="ce1">
            <text:p>3531101</text:p>
          </table:table-cell>
          <table:table-cell office:value-type="float" office:value="4272327380273.2998" table:style-name="ce2">
            <text:p>4272327380273.3</text:p>
          </table:table-cell>
          <table:table-cell office:value-type="float" office:value="0.3715" table:formula="of:=VLOOKUP([.A615];[r_coefficients.$M$1:.$N$814];2;FALSE)" table:style-name="ce3">
            <text:p>0.3715</text:p>
          </table:table-cell>
          <table:table-cell table:number-columns-repeated="16381"/>
        </table:table-row>
        <table:table-row table:style-name="ro1">
          <table:table-cell office:value-type="float" office:value="3531102" table:style-name="ce1">
            <text:p>3531102</text:p>
          </table:table-cell>
          <table:table-cell office:value-type="float" office:value="20996820100.953899" table:style-name="ce2">
            <text:p>20996820101.0</text:p>
          </table:table-cell>
          <table:table-cell office:value-type="float" office:value="0.3715" table:formula="of:=VLOOKUP([.A616];[r_coefficients.$M$1:.$N$814];2;FALSE)" table:style-name="ce3">
            <text:p>0.3715</text:p>
          </table:table-cell>
          <table:table-cell table:number-columns-repeated="16381"/>
        </table:table-row>
        <table:table-row table:style-name="ro1">
          <table:table-cell office:value-type="float" office:value="3531103" table:style-name="ce1">
            <text:p>3531103</text:p>
          </table:table-cell>
          <table:table-cell office:value-type="float" office:value="36461575128.847801" table:style-name="ce2">
            <text:p>36461575128.8</text:p>
          </table:table-cell>
          <table:table-cell office:value-type="float" office:value="0.27700000000000002" table:formula="of:=VLOOKUP([.A617];[r_coefficients.$M$1:.$N$814];2;FALSE)" table:style-name="ce3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531111" table:style-name="ce1">
            <text:p>3531111</text:p>
          </table:table-cell>
          <table:table-cell office:value-type="float" office:value="18285820.154686" table:style-name="ce2">
            <text:p>18285820.2</text:p>
          </table:table-cell>
          <table:table-cell office:value-type="float" office:value="0.30499999999999999" table:formula="of:=VLOOKUP([.A618];[r_coefficients.$M$1:.$N$814];2;FALSE)" table:style-name="ce3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531112" table:style-name="ce1">
            <text:p>3531112</text:p>
          </table:table-cell>
          <table:table-cell office:value-type="float" office:value="1605847.2760280001" table:style-name="ce2">
            <text:p>1605847.3</text:p>
          </table:table-cell>
          <table:table-cell office:value-type="float" office:value="0.30499999999999999" table:formula="of:=VLOOKUP([.A619];[r_coefficients.$M$1:.$N$814];2;FALSE)" table:style-name="ce3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531113" table:style-name="ce1">
            <text:p>3531113</text:p>
          </table:table-cell>
          <table:table-cell office:value-type="float" office:value="443244.67849899997" table:style-name="ce2">
            <text:p>443244.7</text:p>
          </table:table-cell>
          <table:table-cell office:value-type="float" office:value="0.30499999999999999" table:formula="of:=VLOOKUP([.A620];[r_coefficients.$M$1:.$N$814];2;FALSE)" table:style-name="ce3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531201" table:style-name="ce1">
            <text:p>3531201</text:p>
          </table:table-cell>
          <table:table-cell office:value-type="float" office:value="32050988685.2458" table:style-name="ce2">
            <text:p>32050988685.2</text:p>
          </table:table-cell>
          <table:table-cell office:value-type="float" office:value="0.22750000000000001" table:formula="of:=VLOOKUP([.A621];[r_coefficients.$M$1:.$N$814];2;FALSE)" table:style-name="ce3">
            <text:p>0.2275</text:p>
          </table:table-cell>
          <table:table-cell table:number-columns-repeated="16381"/>
        </table:table-row>
        <table:table-row table:style-name="ro1">
          <table:table-cell office:value-type="float" office:value="3531202" table:style-name="ce1">
            <text:p>3531202</text:p>
          </table:table-cell>
          <table:table-cell office:value-type="float" office:value="2215119109.7870598" table:style-name="ce2">
            <text:p>2215119109.8</text:p>
          </table:table-cell>
          <table:table-cell office:value-type="float" office:value="0.22750000000000001" table:formula="of:=VLOOKUP([.A622];[r_coefficients.$M$1:.$N$814];2;FALSE)" table:style-name="ce3">
            <text:p>0.2275</text:p>
          </table:table-cell>
          <table:table-cell table:number-columns-repeated="16381"/>
        </table:table-row>
        <table:table-row table:style-name="ro1">
          <table:table-cell office:value-type="float" office:value="3531203" table:style-name="ce1">
            <text:p>3531203</text:p>
          </table:table-cell>
          <table:table-cell office:value-type="float" office:value="1405430752.6947601" table:style-name="ce2">
            <text:p>1405430752.7</text:p>
          </table:table-cell>
          <table:table-cell office:value-type="float" office:value="0.23399999999999999" table:formula="of:=VLOOKUP([.A623];[r_coefficients.$M$1:.$N$814];2;FALSE)" table:style-name="ce3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531211" table:style-name="ce1">
            <text:p>3531211</text:p>
          </table:table-cell>
          <table:table-cell office:value-type="float" office:value="14519.795415000001" table:style-name="ce2">
            <text:p>14519.8</text:p>
          </table:table-cell>
          <table:table-cell office:value-type="float" office:value="0.30299999999999999" table:formula="of:=VLOOKUP([.A624];[r_coefficients.$M$1:.$N$814];2;FALSE)" table:style-name="ce3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1212" table:style-name="ce1">
            <text:p>3531212</text:p>
          </table:table-cell>
          <table:table-cell office:value-type="float" office:value="72608.299950000001" table:style-name="ce2">
            <text:p>72608.3</text:p>
          </table:table-cell>
          <table:table-cell office:value-type="float" office:value="0.30299999999999999" table:formula="of:=VLOOKUP([.A625];[r_coefficients.$M$1:.$N$814];2;FALSE)" table:style-name="ce3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1213" table:style-name="ce1">
            <text:p>3531213</text:p>
          </table:table-cell>
          <table:table-cell office:value-type="float" office:value="29044.001967" table:style-name="ce2">
            <text:p>29044.0</text:p>
          </table:table-cell>
          <table:table-cell office:value-type="float" office:value="0.221" table:formula="of:=VLOOKUP([.A626];[r_coefficients.$M$1:.$N$814];2;FALSE)" table:style-name="ce3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532101" table:style-name="ce1">
            <text:p>3532101</text:p>
          </table:table-cell>
          <table:table-cell office:value-type="float" office:value="113445013060.451" table:style-name="ce2">
            <text:p>113445013060.5</text:p>
          </table:table-cell>
          <table:table-cell office:value-type="float" office:value="0.5" table:formula="of:=VLOOKUP([.A627];[r_coefficients.$M$1:.$N$814];2;FALSE)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02" table:style-name="ce1">
            <text:p>3532102</text:p>
          </table:table-cell>
          <table:table-cell office:value-type="float" office:value="69416987568.793304" table:style-name="ce2">
            <text:p>69416987568.8</text:p>
          </table:table-cell>
          <table:table-cell office:value-type="float" office:value="0.5" table:formula="of:=VLOOKUP([.A628];[r_coefficients.$M$1:.$N$814];2;FALSE)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03" table:style-name="ce1">
            <text:p>3532103</text:p>
          </table:table-cell>
          <table:table-cell office:value-type="float" office:value="113057150972.892" table:style-name="ce2">
            <text:p>113057150972.9</text:p>
          </table:table-cell>
          <table:table-cell office:value-type="float" office:value="0.30299999999999999" table:formula="of:=VLOOKUP([.A629];[r_coefficients.$M$1:.$N$814];2;FALSE)" table:style-name="ce3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2111" table:style-name="ce1">
            <text:p>3532111</text:p>
          </table:table-cell>
          <table:table-cell office:value-type="float" office:value="6064948.122823" table:style-name="ce2">
            <text:p>6064948.1</text:p>
          </table:table-cell>
          <table:table-cell office:value-type="float" office:value="0.5" table:formula="of:=VLOOKUP([.A630];[r_coefficients.$M$1:.$N$814];2;FALSE)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12" table:style-name="ce1">
            <text:p>3532112</text:p>
          </table:table-cell>
          <table:table-cell office:value-type="float" office:value="9311968.9227729999" table:style-name="ce2">
            <text:p>9311968.9</text:p>
          </table:table-cell>
          <table:table-cell office:value-type="float" office:value="0.5" table:formula="of:=VLOOKUP([.A631];[r_coefficients.$M$1:.$N$814];2;FALSE)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13" table:style-name="ce1">
            <text:p>3532113</text:p>
          </table:table-cell>
          <table:table-cell office:value-type="float" office:value="9094334.1958150007" table:style-name="ce2">
            <text:p>9094334.2</text:p>
          </table:table-cell>
          <table:table-cell office:value-type="float" office:value="0.26500000000000001" table:formula="of:=VLOOKUP([.A632];[r_coefficients.$M$1:.$N$814];2;FALSE)" table:style-name="ce3">
            <text:p>0.265</text:p>
          </table:table-cell>
          <table:table-cell table:number-columns-repeated="16381"/>
        </table:table-row>
        <table:table-row table:style-name="ro1">
          <table:table-cell office:value-type="float" office:value="3532201" table:style-name="ce1">
            <text:p>3532201</text:p>
          </table:table-cell>
          <table:table-cell office:value-type="float" office:value="24796084614.202" table:style-name="ce2">
            <text:p>24796084614.2</text:p>
          </table:table-cell>
          <table:table-cell office:value-type="float" office:value="0.23100000000000001" table:formula="of:=VLOOKUP([.A633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02" table:style-name="ce1">
            <text:p>3532202</text:p>
          </table:table-cell>
          <table:table-cell office:value-type="float" office:value="9793543994.3953209" table:style-name="ce2">
            <text:p>9793543994.4</text:p>
          </table:table-cell>
          <table:table-cell office:value-type="float" office:value="0.23100000000000001" table:formula="of:=VLOOKUP([.A634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03" table:style-name="ce1">
            <text:p>3532203</text:p>
          </table:table-cell>
          <table:table-cell office:value-type="float" office:value="11728474007.6145" table:style-name="ce2">
            <text:p>11728474007.6</text:p>
          </table:table-cell>
          <table:table-cell office:value-type="float" office:value="0.248" table:formula="of:=VLOOKUP([.A635];[r_coefficients.$M$1:.$N$814];2;FALSE)" table:style-name="ce3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32211" table:style-name="ce1">
            <text:p>3532211</text:p>
          </table:table-cell>
          <table:table-cell office:value-type="float" office:value="87183.507956000001" table:style-name="ce2">
            <text:p>87183.5</text:p>
          </table:table-cell>
          <table:table-cell office:value-type="float" office:value="0.23100000000000001" table:formula="of:=VLOOKUP([.A636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12" table:style-name="ce1">
            <text:p>3532212</text:p>
          </table:table-cell>
          <table:table-cell office:value-type="float" office:value="290517.38491600001" table:style-name="ce2">
            <text:p>290517.4</text:p>
          </table:table-cell>
          <table:table-cell office:value-type="float" office:value="0.23100000000000001" table:formula="of:=VLOOKUP([.A637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13" table:style-name="ce1">
            <text:p>3532213</text:p>
          </table:table-cell>
          <table:table-cell office:value-type="float" office:value="1212715.312527" table:style-name="ce2">
            <text:p>1212715.3</text:p>
          </table:table-cell>
          <table:table-cell office:value-type="float" office:value="0.248" table:formula="of:=VLOOKUP([.A638];[r_coefficients.$M$1:.$N$814];2;FALSE)" table:style-name="ce3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33101" table:style-name="ce1">
            <text:p>3533101</text:p>
          </table:table-cell>
          <table:table-cell office:value-type="float" office:value="96939894621.237305" table:style-name="ce2">
            <text:p>96939894621.2</text:p>
          </table:table-cell>
          <table:table-cell office:value-type="float" office:value="0.24299999999999999" table:formula="of:=VLOOKUP([.A639];[r_coefficients.$M$1:.$N$814];2;FALSE)" table:style-name="ce3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533102" table:style-name="ce1">
            <text:p>3533102</text:p>
          </table:table-cell>
          <table:table-cell office:value-type="float" office:value="29277941244.911598" table:style-name="ce2">
            <text:p>29277941244.9</text:p>
          </table:table-cell>
          <table:table-cell office:value-type="float" office:value="0.24299999999999999" table:formula="of:=VLOOKUP([.A640];[r_coefficients.$M$1:.$N$814];2;FALSE)" table:style-name="ce3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533103" table:style-name="ce1">
            <text:p>3533103</text:p>
          </table:table-cell>
          <table:table-cell office:value-type="float" office:value="31945819859.2691" table:style-name="ce2">
            <text:p>31945819859.3</text:p>
          </table:table-cell>
          <table:table-cell office:value-type="float" office:value="0.251" table:formula="of:=VLOOKUP([.A641];[r_coefficients.$M$1:.$N$814];2;FALSE)" table:style-name="ce3">
            <text:p>0.251</text:p>
          </table:table-cell>
          <table:table-cell table:number-columns-repeated="16381"/>
        </table:table-row>
        <table:table-row table:style-name="ro1">
          <table:table-cell office:value-type="float" office:value="3533201" table:style-name="ce1">
            <text:p>3533201</text:p>
          </table:table-cell>
          <table:table-cell office:value-type="float" office:value="10117701431.179701" table:style-name="ce2">
            <text:p>10117701431.2</text:p>
          </table:table-cell>
          <table:table-cell office:value-type="float" office:value="0.224" table:formula="of:=VLOOKUP([.A642];[r_coefficients.$M$1:.$N$814];2;FALSE)" table:style-name="ce3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533202" table:style-name="ce1">
            <text:p>3533202</text:p>
          </table:table-cell>
          <table:table-cell office:value-type="float" office:value="6160097163.4527702" table:style-name="ce2">
            <text:p>6160097163.5</text:p>
          </table:table-cell>
          <table:table-cell office:value-type="float" office:value="0.224" table:formula="of:=VLOOKUP([.A643];[r_coefficients.$M$1:.$N$814];2;FALSE)" table:style-name="ce3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533203" table:style-name="ce1">
            <text:p>3533203</text:p>
          </table:table-cell>
          <table:table-cell office:value-type="float" office:value="7364324888.4299097" table:style-name="ce2">
            <text:p>7364324888.4</text:p>
          </table:table-cell>
          <table:table-cell office:value-type="float" office:value="0.22" table:formula="of:=VLOOKUP([.A644];[r_coefficients.$M$1:.$N$814];2;FALSE)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33211" table:style-name="ce1">
            <text:p>3533211</text:p>
          </table:table-cell>
          <table:table-cell office:value-type="float" office:value="7261.1508549999999" table:style-name="ce2">
            <text:p>7261.2</text:p>
          </table:table-cell>
          <table:table-cell office:value-type="float" office:value="0.22" table:formula="of:=VLOOKUP([.A645];[r_coefficients.$M$1:.$N$814];2;FALSE)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33212" table:style-name="ce1">
            <text:p>3533212</text:p>
          </table:table-cell>
          <table:table-cell office:value-type="float" office:value="116180.117746" table:style-name="ce2">
            <text:p>116180.1</text:p>
          </table:table-cell>
          <table:table-cell office:value-type="float" office:value="0.22" table:formula="of:=VLOOKUP([.A646];[r_coefficients.$M$1:.$N$814];2;FALSE)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33213" table:style-name="ce1">
            <text:p>3533213</text:p>
          </table:table-cell>
          <table:table-cell office:value-type="float" office:value="29045.004374" table:style-name="ce2">
            <text:p>29045.0</text:p>
          </table:table-cell>
          <table:table-cell office:value-type="float" office:value="0.22" table:formula="of:=VLOOKUP([.A647];[r_coefficients.$M$1:.$N$814];2;FALSE)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1101" table:style-name="ce1">
            <text:p>3541101</text:p>
          </table:table-cell>
          <table:table-cell office:value-type="float" office:value="208709882041.23801" table:style-name="ce2">
            <text:p>208709882041.2</text:p>
          </table:table-cell>
          <table:table-cell office:value-type="float" office:value="0.76249999999999996" table:formula="of:=VLOOKUP([.A648];[r_coefficients.$M$1:.$N$814];2;FALSE)" table:style-name="ce3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02" table:style-name="ce1">
            <text:p>3541102</text:p>
          </table:table-cell>
          <table:table-cell office:value-type="float" office:value="19583660694.6656" table:style-name="ce2">
            <text:p>19583660694.7</text:p>
          </table:table-cell>
          <table:table-cell office:value-type="float" office:value="0.76249999999999996" table:formula="of:=VLOOKUP([.A649];[r_coefficients.$M$1:.$N$814];2;FALSE)" table:style-name="ce3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03" table:style-name="ce1">
            <text:p>3541103</text:p>
          </table:table-cell>
          <table:table-cell office:value-type="float" office:value="45535096785.323997" table:style-name="ce2">
            <text:p>45535096785.3</text:p>
          </table:table-cell>
          <table:table-cell office:value-type="float" office:value="0.30549999999999999" table:formula="of:=VLOOKUP([.A650];[r_coefficients.$M$1:.$N$814];2;FALSE)" table:style-name="ce3">
            <text:p>0.3055</text:p>
          </table:table-cell>
          <table:table-cell table:number-columns-repeated="16381"/>
        </table:table-row>
        <table:table-row table:style-name="ro1">
          <table:table-cell office:value-type="float" office:value="3541111" table:style-name="ce1">
            <text:p>3541111</text:p>
          </table:table-cell>
          <table:table-cell office:value-type="float" office:value="17576560995.7402" table:style-name="ce2">
            <text:p>17576560995.7</text:p>
          </table:table-cell>
          <table:table-cell office:value-type="float" office:value="0.76249999999999996" table:formula="of:=VLOOKUP([.A651];[r_coefficients.$M$1:.$N$814];2;FALSE)" table:style-name="ce3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12" table:style-name="ce1">
            <text:p>3541112</text:p>
          </table:table-cell>
          <table:table-cell office:value-type="float" office:value="1703653930.0460401" table:style-name="ce2">
            <text:p>1703653930.0</text:p>
          </table:table-cell>
          <table:table-cell office:value-type="float" office:value="0.76249999999999996" table:formula="of:=VLOOKUP([.A652];[r_coefficients.$M$1:.$N$814];2;FALSE)" table:style-name="ce3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13" table:style-name="ce1">
            <text:p>3541113</text:p>
          </table:table-cell>
          <table:table-cell office:value-type="float" office:value="2440194430.1297498" table:style-name="ce2">
            <text:p>2440194430.1</text:p>
          </table:table-cell>
          <table:table-cell office:value-type="float" office:value="0.30549999999999999" table:formula="of:=VLOOKUP([.A653];[r_coefficients.$M$1:.$N$814];2;FALSE)" table:style-name="ce3">
            <text:p>0.3055</text:p>
          </table:table-cell>
          <table:table-cell table:number-columns-repeated="16381"/>
        </table:table-row>
        <table:table-row table:style-name="ro1">
          <table:table-cell office:value-type="float" office:value="3541201" table:style-name="ce1">
            <text:p>3541201</text:p>
          </table:table-cell>
          <table:table-cell office:value-type="float" office:value="3979392801.80619" table:style-name="ce2">
            <text:p>3979392801.8</text:p>
          </table:table-cell>
          <table:table-cell office:value-type="float" office:value="0.6875" table:formula="of:=VLOOKUP([.A654];[r_coefficients.$M$1:.$N$814];2;FALSE)" table:style-name="ce3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02" table:style-name="ce1">
            <text:p>3541202</text:p>
          </table:table-cell>
          <table:table-cell office:value-type="float" office:value="2510226293.9363298" table:style-name="ce2">
            <text:p>2510226293.9</text:p>
          </table:table-cell>
          <table:table-cell office:value-type="float" office:value="0.6875" table:formula="of:=VLOOKUP([.A655];[r_coefficients.$M$1:.$N$814];2;FALSE)" table:style-name="ce3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03" table:style-name="ce1">
            <text:p>3541203</text:p>
          </table:table-cell>
          <table:table-cell office:value-type="float" office:value="13557712349.545099" table:style-name="ce2">
            <text:p>13557712349.5</text:p>
          </table:table-cell>
          <table:table-cell office:value-type="float" office:value="0.3125" table:formula="of:=VLOOKUP([.A656];[r_coefficients.$M$1:.$N$814];2;FALSE)" table:style-name="ce3">
            <text:p>0.3125</text:p>
          </table:table-cell>
          <table:table-cell table:number-columns-repeated="16381"/>
        </table:table-row>
        <table:table-row table:style-name="ro1">
          <table:table-cell office:value-type="float" office:value="3541211" table:style-name="ce1">
            <text:p>3541211</text:p>
          </table:table-cell>
          <table:table-cell office:value-type="float" office:value="415355993.62078202" table:style-name="ce2">
            <text:p>415355993.6</text:p>
          </table:table-cell>
          <table:table-cell office:value-type="float" office:value="0.6875" table:formula="of:=VLOOKUP([.A657];[r_coefficients.$M$1:.$N$814];2;FALSE)" table:style-name="ce3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12" table:style-name="ce1">
            <text:p>3541212</text:p>
          </table:table-cell>
          <table:table-cell office:value-type="float" office:value="267193106.37500301" table:style-name="ce2">
            <text:p>267193106.4</text:p>
          </table:table-cell>
          <table:table-cell office:value-type="float" office:value="0.6875" table:formula="of:=VLOOKUP([.A658];[r_coefficients.$M$1:.$N$814];2;FALSE)" table:style-name="ce3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13" table:style-name="ce1">
            <text:p>3541213</text:p>
          </table:table-cell>
          <table:table-cell office:value-type="float" office:value="1016228753.08526" table:style-name="ce2">
            <text:p>1016228753.1</text:p>
          </table:table-cell>
          <table:table-cell office:value-type="float" office:value="0.3125" table:formula="of:=VLOOKUP([.A659];[r_coefficients.$M$1:.$N$814];2;FALSE)" table:style-name="ce3">
            <text:p>0.3125</text:p>
          </table:table-cell>
          <table:table-cell table:number-columns-repeated="16381"/>
        </table:table-row>
        <table:table-row table:style-name="ro1">
          <table:table-cell office:value-type="float" office:value="3542101" table:style-name="ce1">
            <text:p>3542101</text:p>
          </table:table-cell>
          <table:table-cell office:value-type="float" office:value="26792213372.9953" table:style-name="ce2">
            <text:p>26792213373.0</text:p>
          </table:table-cell>
          <table:table-cell office:value-type="float" office:value="1.155" table:formula="of:=VLOOKUP([.A660];[r_coefficients.$M$1:.$N$814];2;FALSE)" table:style-name="ce3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02" table:style-name="ce1">
            <text:p>3542102</text:p>
          </table:table-cell>
          <table:table-cell office:value-type="float" office:value="21536805074.853001" table:style-name="ce2">
            <text:p>21536805074.9</text:p>
          </table:table-cell>
          <table:table-cell office:value-type="float" office:value="1.155" table:formula="of:=VLOOKUP([.A661];[r_coefficients.$M$1:.$N$814];2;FALSE)" table:style-name="ce3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03" table:style-name="ce1">
            <text:p>3542103</text:p>
          </table:table-cell>
          <table:table-cell office:value-type="float" office:value="62573591688.588097" table:style-name="ce2">
            <text:p>62573591688.6</text:p>
          </table:table-cell>
          <table:table-cell office:value-type="float" office:value="0.39400000000000002" table:formula="of:=VLOOKUP([.A662];[r_coefficients.$M$1:.$N$814];2;FALSE)" table:style-name="ce3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111" table:style-name="ce1">
            <text:p>3542111</text:p>
          </table:table-cell>
          <table:table-cell office:value-type="float" office:value="4665451153.1970701" table:style-name="ce2">
            <text:p>4665451153.2</text:p>
          </table:table-cell>
          <table:table-cell office:value-type="float" office:value="1.155" table:formula="of:=VLOOKUP([.A663];[r_coefficients.$M$1:.$N$814];2;FALSE)" table:style-name="ce3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12" table:style-name="ce1">
            <text:p>3542112</text:p>
          </table:table-cell>
          <table:table-cell office:value-type="float" office:value="3295210429.2715802" table:style-name="ce2">
            <text:p>3295210429.3</text:p>
          </table:table-cell>
          <table:table-cell office:value-type="float" office:value="1.155" table:formula="of:=VLOOKUP([.A664];[r_coefficients.$M$1:.$N$814];2;FALSE)" table:style-name="ce3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13" table:style-name="ce1">
            <text:p>3542113</text:p>
          </table:table-cell>
          <table:table-cell office:value-type="float" office:value="5517591646.4012604" table:style-name="ce2">
            <text:p>5517591646.4</text:p>
          </table:table-cell>
          <table:table-cell office:value-type="float" office:value="0.39400000000000002" table:formula="of:=VLOOKUP([.A665];[r_coefficients.$M$1:.$N$814];2;FALSE)" table:style-name="ce3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201" table:style-name="ce1">
            <text:p>3542201</text:p>
          </table:table-cell>
          <table:table-cell office:value-type="float" office:value="755594155.06226599" table:style-name="ce2">
            <text:p>755594155.1</text:p>
          </table:table-cell>
          <table:table-cell office:value-type="float" office:value="1.155" table:formula="of:=VLOOKUP([.A666];[r_coefficients.$M$1:.$N$814];2;FALSE)" table:style-name="ce3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02" table:style-name="ce1">
            <text:p>3542202</text:p>
          </table:table-cell>
          <table:table-cell office:value-type="float" office:value="1055819775.3571301" table:style-name="ce2">
            <text:p>1055819775.4</text:p>
          </table:table-cell>
          <table:table-cell office:value-type="float" office:value="1.155" table:formula="of:=VLOOKUP([.A667];[r_coefficients.$M$1:.$N$814];2;FALSE)" table:style-name="ce3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03" table:style-name="ce1">
            <text:p>3542203</text:p>
          </table:table-cell>
          <table:table-cell office:value-type="float" office:value="3066905025.8576198" table:style-name="ce2">
            <text:p>3066905025.9</text:p>
          </table:table-cell>
          <table:table-cell office:value-type="float" office:value="0.39400000000000002" table:formula="of:=VLOOKUP([.A668];[r_coefficients.$M$1:.$N$814];2;FALSE)" table:style-name="ce3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211" table:style-name="ce1">
            <text:p>3542211</text:p>
          </table:table-cell>
          <table:table-cell office:value-type="float" office:value="105858790.497005" table:style-name="ce2">
            <text:p>105858790.5</text:p>
          </table:table-cell>
          <table:table-cell office:value-type="float" office:value="1.155" table:formula="of:=VLOOKUP([.A669];[r_coefficients.$M$1:.$N$814];2;FALSE)" table:style-name="ce3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12" table:style-name="ce1">
            <text:p>3542212</text:p>
          </table:table-cell>
          <table:table-cell office:value-type="float" office:value="115194895.74044" table:style-name="ce2">
            <text:p>115194895.7</text:p>
          </table:table-cell>
          <table:table-cell office:value-type="float" office:value="1.155" table:formula="of:=VLOOKUP([.A670];[r_coefficients.$M$1:.$N$814];2;FALSE)" table:style-name="ce3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13" table:style-name="ce1">
            <text:p>3542213</text:p>
          </table:table-cell>
          <table:table-cell office:value-type="float" office:value="389955339.63075298" table:style-name="ce2">
            <text:p>389955339.6</text:p>
          </table:table-cell>
          <table:table-cell office:value-type="float" office:value="0.39400000000000002" table:formula="of:=VLOOKUP([.A671];[r_coefficients.$M$1:.$N$814];2;FALSE)" table:style-name="ce3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3101" table:style-name="ce1">
            <text:p>3543101</text:p>
          </table:table-cell>
          <table:table-cell office:value-type="float" office:value="27895208656.374298" table:style-name="ce2">
            <text:p>27895208656.4</text:p>
          </table:table-cell>
          <table:table-cell office:value-type="float" office:value="0.37" table:formula="of:=VLOOKUP([.A672];[r_coefficients.$M$1:.$N$814];2;FALSE)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02" table:style-name="ce1">
            <text:p>3543102</text:p>
          </table:table-cell>
          <table:table-cell office:value-type="float" office:value="12963598303.8853" table:style-name="ce2">
            <text:p>12963598303.9</text:p>
          </table:table-cell>
          <table:table-cell office:value-type="float" office:value="0.37" table:formula="of:=VLOOKUP([.A673];[r_coefficients.$M$1:.$N$814];2;FALSE)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03" table:style-name="ce1">
            <text:p>3543103</text:p>
          </table:table-cell>
          <table:table-cell office:value-type="float" office:value="29966360819.141399" table:style-name="ce2">
            <text:p>29966360819.1</text:p>
          </table:table-cell>
          <table:table-cell office:value-type="float" office:value="0.217" table:formula="of:=VLOOKUP([.A674];[r_coefficients.$M$1:.$N$814];2;FALSE)" table:style-name="ce3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43111" table:style-name="ce1">
            <text:p>3543111</text:p>
          </table:table-cell>
          <table:table-cell office:value-type="float" office:value="652085398.71730804" table:style-name="ce2">
            <text:p>652085398.7</text:p>
          </table:table-cell>
          <table:table-cell office:value-type="float" office:value="0.37" table:formula="of:=VLOOKUP([.A675];[r_coefficients.$M$1:.$N$814];2;FALSE)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12" table:style-name="ce1">
            <text:p>3543112</text:p>
          </table:table-cell>
          <table:table-cell office:value-type="float" office:value="336863284.580446" table:style-name="ce2">
            <text:p>336863284.6</text:p>
          </table:table-cell>
          <table:table-cell office:value-type="float" office:value="0.37" table:formula="of:=VLOOKUP([.A676];[r_coefficients.$M$1:.$N$814];2;FALSE)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13" table:style-name="ce1">
            <text:p>3543113</text:p>
          </table:table-cell>
          <table:table-cell office:value-type="float" office:value="705537761.18633103" table:style-name="ce2">
            <text:p>705537761.2</text:p>
          </table:table-cell>
          <table:table-cell office:value-type="float" office:value="0.217" table:formula="of:=VLOOKUP([.A677];[r_coefficients.$M$1:.$N$814];2;FALSE)" table:style-name="ce3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43201" table:style-name="ce1">
            <text:p>3543201</text:p>
          </table:table-cell>
          <table:table-cell office:value-type="float" office:value="4438254148.9116001" table:style-name="ce2">
            <text:p>4438254148.9</text:p>
          </table:table-cell>
          <table:table-cell office:value-type="float" office:value="0.22" table:formula="of:=VLOOKUP([.A678];[r_coefficients.$M$1:.$N$814];2;FALSE)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02" table:style-name="ce1">
            <text:p>3543202</text:p>
          </table:table-cell>
          <table:table-cell office:value-type="float" office:value="5639750612.7104397" table:style-name="ce2">
            <text:p>5639750612.7</text:p>
          </table:table-cell>
          <table:table-cell office:value-type="float" office:value="0.22" table:formula="of:=VLOOKUP([.A679];[r_coefficients.$M$1:.$N$814];2;FALSE)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03" table:style-name="ce1">
            <text:p>3543203</text:p>
          </table:table-cell>
          <table:table-cell office:value-type="float" office:value="39379389527.554001" table:style-name="ce2">
            <text:p>39379389527.6</text:p>
          </table:table-cell>
          <table:table-cell office:value-type="float" office:value="0.23100000000000001" table:formula="of:=VLOOKUP([.A680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43211" table:style-name="ce1">
            <text:p>3543211</text:p>
          </table:table-cell>
          <table:table-cell office:value-type="float" office:value="251911718.82785401" table:style-name="ce2">
            <text:p>251911718.8</text:p>
          </table:table-cell>
          <table:table-cell office:value-type="float" office:value="0.22" table:formula="of:=VLOOKUP([.A681];[r_coefficients.$M$1:.$N$814];2;FALSE)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12" table:style-name="ce1">
            <text:p>3543212</text:p>
          </table:table-cell>
          <table:table-cell office:value-type="float" office:value="355064858.03981698" table:style-name="ce2">
            <text:p>355064858.0</text:p>
          </table:table-cell>
          <table:table-cell office:value-type="float" office:value="0.22" table:formula="of:=VLOOKUP([.A682];[r_coefficients.$M$1:.$N$814];2;FALSE)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13" table:style-name="ce1">
            <text:p>3543213</text:p>
          </table:table-cell>
          <table:table-cell office:value-type="float" office:value="1711733692.7453499" table:style-name="ce2">
            <text:p>1711733692.7</text:p>
          </table:table-cell>
          <table:table-cell office:value-type="float" office:value="0.23100000000000001" table:formula="of:=VLOOKUP([.A683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1101" table:style-name="ce1">
            <text:p>3551101</text:p>
          </table:table-cell>
          <table:table-cell office:value-type="float" office:value="581397659554.224" table:style-name="ce2">
            <text:p>581397659554.2</text:p>
          </table:table-cell>
          <table:table-cell office:value-type="float" office:value="0.188" table:formula="of:=VLOOKUP([.A684];[r_coefficients.$M$1:.$N$814];2;FALSE)" table:style-name="ce3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551102" table:style-name="ce1">
            <text:p>3551102</text:p>
          </table:table-cell>
          <table:table-cell office:value-type="float" office:value="3197211077.60076" table:style-name="ce2">
            <text:p>3197211077.6</text:p>
          </table:table-cell>
          <table:table-cell office:value-type="float" office:value="0.188" table:formula="of:=VLOOKUP([.A685];[r_coefficients.$M$1:.$N$814];2;FALSE)" table:style-name="ce3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551103" table:style-name="ce1">
            <text:p>3551103</text:p>
          </table:table-cell>
          <table:table-cell office:value-type="float" office:value="4672312502.95119" table:style-name="ce2">
            <text:p>4672312503.0</text:p>
          </table:table-cell>
          <table:table-cell office:value-type="float" office:value="0.21299999999999999" table:formula="of:=VLOOKUP([.A686];[r_coefficients.$M$1:.$N$814];2;FALSE)" table:style-name="ce3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551201" table:style-name="ce1">
            <text:p>3551201</text:p>
          </table:table-cell>
          <table:table-cell office:value-type="float" office:value="500652242.61061001" table:style-name="ce2">
            <text:p>500652242.6</text:p>
          </table:table-cell>
          <table:table-cell office:value-type="float" office:value="0.26200000000000001" table:formula="of:=VLOOKUP([.A687];[r_coefficients.$M$1:.$N$814];2;FALSE)" table:style-name="ce3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551202" table:style-name="ce1">
            <text:p>3551202</text:p>
          </table:table-cell>
          <table:table-cell office:value-type="float" office:value="199210459.675459" table:style-name="ce2">
            <text:p>199210459.7</text:p>
          </table:table-cell>
          <table:table-cell office:value-type="float" office:value="0.26200000000000001" table:formula="of:=VLOOKUP([.A688];[r_coefficients.$M$1:.$N$814];2;FALSE)" table:style-name="ce3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551203" table:style-name="ce1">
            <text:p>3551203</text:p>
          </table:table-cell>
          <table:table-cell office:value-type="float" office:value="576662066.06242502" table:style-name="ce2">
            <text:p>576662066.1</text:p>
          </table:table-cell>
          <table:table-cell office:value-type="float" office:value="0.22450000000000001" table:formula="of:=VLOOKUP([.A689];[r_coefficients.$M$1:.$N$814];2;FALSE)" table:style-name="ce3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552101" table:style-name="ce1">
            <text:p>3552101</text:p>
          </table:table-cell>
          <table:table-cell office:value-type="float" office:value="26941858511.070702" table:style-name="ce2">
            <text:p>26941858511.1</text:p>
          </table:table-cell>
          <table:table-cell office:value-type="float" office:value="0.14499999999999999" table:formula="of:=VLOOKUP([.A690];[r_coefficients.$M$1:.$N$814];2;FALSE)" table:style-name="ce3">
            <text:p>0.145</text:p>
          </table:table-cell>
          <table:table-cell table:number-columns-repeated="16381"/>
        </table:table-row>
        <table:table-row table:style-name="ro1">
          <table:table-cell office:value-type="float" office:value="3552102" table:style-name="ce1">
            <text:p>3552102</text:p>
          </table:table-cell>
          <table:table-cell office:value-type="float" office:value="13675845655.8645" table:style-name="ce2">
            <text:p>13675845655.9</text:p>
          </table:table-cell>
          <table:table-cell office:value-type="float" office:value="0.14499999999999999" table:formula="of:=VLOOKUP([.A691];[r_coefficients.$M$1:.$N$814];2;FALSE)" table:style-name="ce3">
            <text:p>0.145</text:p>
          </table:table-cell>
          <table:table-cell table:number-columns-repeated="16381"/>
        </table:table-row>
        <table:table-row table:style-name="ro1">
          <table:table-cell office:value-type="float" office:value="3552103" table:style-name="ce1">
            <text:p>3552103</text:p>
          </table:table-cell>
          <table:table-cell office:value-type="float" office:value="73857164503.323395" table:style-name="ce2">
            <text:p>73857164503.3</text:p>
          </table:table-cell>
          <table:table-cell office:value-type="float" office:value="0.30199999999999999" table:formula="of:=VLOOKUP([.A692];[r_coefficients.$M$1:.$N$814];2;FALSE)" table:style-name="ce3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52201" table:style-name="ce1">
            <text:p>3552201</text:p>
          </table:table-cell>
          <table:table-cell office:value-type="float" office:value="618340540.218153" table:style-name="ce2">
            <text:p>618340540.2</text:p>
          </table:table-cell>
          <table:table-cell office:value-type="float" office:value="0.23100000000000001" table:formula="of:=VLOOKUP([.A693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2202" table:style-name="ce1">
            <text:p>3552202</text:p>
          </table:table-cell>
          <table:table-cell office:value-type="float" office:value="413316057.55458599" table:style-name="ce2">
            <text:p>413316057.6</text:p>
          </table:table-cell>
          <table:table-cell office:value-type="float" office:value="0.23100000000000001" table:formula="of:=VLOOKUP([.A694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2203" table:style-name="ce1">
            <text:p>3552203</text:p>
          </table:table-cell>
          <table:table-cell office:value-type="float" office:value="2120010200.5433099" table:style-name="ce2">
            <text:p>2120010200.5</text:p>
          </table:table-cell>
          <table:table-cell office:value-type="float" office:value="0.248" table:formula="of:=VLOOKUP([.A695];[r_coefficients.$M$1:.$N$814];2;FALSE)" table:style-name="ce3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53101" table:style-name="ce1">
            <text:p>3553101</text:p>
          </table:table-cell>
          <table:table-cell office:value-type="float" office:value="139156493.69091201" table:style-name="ce2">
            <text:p>139156493.7</text:p>
          </table:table-cell>
          <table:table-cell office:value-type="float" office:value="0.23100000000000001" table:formula="of:=VLOOKUP([.A696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3102" table:style-name="ce1">
            <text:p>3553102</text:p>
          </table:table-cell>
          <table:table-cell office:value-type="float" office:value="34891897.215857998" table:style-name="ce2">
            <text:p>34891897.2</text:p>
          </table:table-cell>
          <table:table-cell office:value-type="float" office:value="0.23100000000000001" table:formula="of:=VLOOKUP([.A697];[r_coefficients.$M$1:.$N$814];2;FALSE)" table:style-name="ce3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3103" table:style-name="ce1">
            <text:p>3553103</text:p>
          </table:table-cell>
          <table:table-cell office:value-type="float" office:value="120121089.866532" table:style-name="ce2">
            <text:p>120121089.9</text:p>
          </table:table-cell>
          <table:table-cell office:value-type="float" office:value="0.124" table:formula="of:=VLOOKUP([.A698];[r_coefficients.$M$1:.$N$814];2;FALSE)" table:style-name="ce3">
            <text:p>0.124</text:p>
          </table:table-cell>
          <table:table-cell table:number-columns-repeated="16381"/>
        </table:table-row>
        <table:table-row table:style-name="ro1">
          <table:table-cell office:value-type="float" office:value="3553201" table:style-name="ce1">
            <text:p>3553201</text:p>
          </table:table-cell>
          <table:table-cell office:value-type="float" office:value="6413250.268402" table:style-name="ce2">
            <text:p>6413250.3</text:p>
          </table:table-cell>
          <table:table-cell office:value-type="float" office:value="0.29299999999999998" table:formula="of:=VLOOKUP([.A699];[r_coefficients.$M$1:.$N$814];2;FALSE)" table:style-name="ce3">
            <text:p>0.293</text:p>
          </table:table-cell>
          <table:table-cell table:number-columns-repeated="16381"/>
        </table:table-row>
        <table:table-row table:style-name="ro1">
          <table:table-cell office:value-type="float" office:value="3553202" table:style-name="ce1">
            <text:p>3553202</text:p>
          </table:table-cell>
          <table:table-cell office:value-type="float" office:value="5213401.6198749999" table:style-name="ce2">
            <text:p>5213401.6</text:p>
          </table:table-cell>
          <table:table-cell office:value-type="float" office:value="0.29299999999999998" table:formula="of:=VLOOKUP([.A700];[r_coefficients.$M$1:.$N$814];2;FALSE)" table:style-name="ce3">
            <text:p>0.293</text:p>
          </table:table-cell>
          <table:table-cell table:number-columns-repeated="16381"/>
        </table:table-row>
        <table:table-row table:style-name="ro1">
          <table:table-cell office:value-type="float" office:value="3553203" table:style-name="ce1">
            <text:p>3553203</text:p>
          </table:table-cell>
          <table:table-cell office:value-type="float" office:value="26902850.598083999" table:style-name="ce2">
            <text:p>26902850.6</text:p>
          </table:table-cell>
          <table:table-cell office:value-type="float" office:value="0.20100000000000001" table:formula="of:=VLOOKUP([.A701];[r_coefficients.$M$1:.$N$814];2;FALSE)" table:style-name="ce3">
            <text:p>0.201</text:p>
          </table:table-cell>
          <table:table-cell table:number-columns-repeated="16381"/>
        </table:table-row>
        <table:table-row table:style-name="ro1">
          <table:table-cell office:value-type="float" office:value="4011101" table:style-name="ce1">
            <text:p>4011101</text:p>
          </table:table-cell>
          <table:table-cell office:value-type="float" office:value="2120578891618.9199" table:style-name="ce2">
            <text:p>2120578891618.9</text:p>
          </table:table-cell>
          <table:table-cell office:value-type="float" office:value="0.39" table:formula="of:=VLOOKUP([.A702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11102" table:style-name="ce1">
            <text:p>4011102</text:p>
          </table:table-cell>
          <table:table-cell office:value-type="float" office:value="707091108.30716896" table:style-name="ce2">
            <text:p>707091108.3</text:p>
          </table:table-cell>
          <table:table-cell office:value-type="float" office:value="0.24" table:formula="of:=VLOOKUP([.A703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12101" table:style-name="ce1">
            <text:p>4012101</text:p>
          </table:table-cell>
          <table:table-cell office:value-type="float" office:value="56401859.662992001" table:style-name="ce2">
            <text:p>56401859.7</text:p>
          </table:table-cell>
          <table:table-cell office:value-type="float" office:value="0.39" table:formula="of:=VLOOKUP([.A704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1101" table:style-name="ce1">
            <text:p>4021101</text:p>
          </table:table-cell>
          <table:table-cell office:value-type="float" office:value="18816093054520.801" table:style-name="ce2">
            <text:p>18816093054520.8</text:p>
          </table:table-cell>
          <table:table-cell office:value-type="float" office:value="0.39" table:formula="of:=VLOOKUP([.A705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1102" table:style-name="ce1">
            <text:p>4021102</text:p>
          </table:table-cell>
          <table:table-cell office:value-type="float" office:value="232131764228.58701" table:style-name="ce2">
            <text:p>232131764228.6</text:p>
          </table:table-cell>
          <table:table-cell office:value-type="float" office:value="0.24" table:formula="of:=VLOOKUP([.A706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1103" table:style-name="ce1">
            <text:p>4021103</text:p>
          </table:table-cell>
          <table:table-cell office:value-type="float" office:value="195464469493.37399" table:style-name="ce2">
            <text:p>195464469493.4</text:p>
          </table:table-cell>
          <table:table-cell office:value-type="float" office:value="0.24" table:formula="of:=VLOOKUP([.A707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1201" table:style-name="ce1">
            <text:p>4021201</text:p>
          </table:table-cell>
          <table:table-cell office:value-type="float" office:value="132904393.15800799" table:style-name="ce2">
            <text:p>132904393.2</text:p>
          </table:table-cell>
          <table:table-cell office:value-type="float" office:value="0.39" table:formula="of:=VLOOKUP([.A708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1202" table:style-name="ce1">
            <text:p>4021202</text:p>
          </table:table-cell>
          <table:table-cell office:value-type="float" office:value="461548962.06387699" table:style-name="ce2">
            <text:p>461548962.1</text:p>
          </table:table-cell>
          <table:table-cell office:value-type="float" office:value="0.24" table:formula="of:=VLOOKUP([.A709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1203" table:style-name="ce1">
            <text:p>4021203</text:p>
          </table:table-cell>
          <table:table-cell office:value-type="float" office:value="1004356450.21859" table:style-name="ce2">
            <text:p>1004356450.2</text:p>
          </table:table-cell>
          <table:table-cell office:value-type="float" office:value="0.24" table:formula="of:=VLOOKUP([.A710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101" table:style-name="ce1">
            <text:p>4022101</text:p>
          </table:table-cell>
          <table:table-cell office:value-type="float" office:value="36736991546.633301" table:style-name="ce2">
            <text:p>36736991546.6</text:p>
          </table:table-cell>
          <table:table-cell office:value-type="float" office:value="0.39" table:formula="of:=VLOOKUP([.A711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2102" table:style-name="ce1">
            <text:p>4022102</text:p>
          </table:table-cell>
          <table:table-cell office:value-type="float" office:value="34040796718.545399" table:style-name="ce2">
            <text:p>34040796718.5</text:p>
          </table:table-cell>
          <table:table-cell office:value-type="float" office:value="0.24" table:formula="of:=VLOOKUP([.A712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103" table:style-name="ce1">
            <text:p>4022103</text:p>
          </table:table-cell>
          <table:table-cell office:value-type="float" office:value="84201063972.173996" table:style-name="ce2">
            <text:p>84201063972.2</text:p>
          </table:table-cell>
          <table:table-cell office:value-type="float" office:value="0.24" table:formula="of:=VLOOKUP([.A713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201" table:style-name="ce1">
            <text:p>4022201</text:p>
          </table:table-cell>
          <table:table-cell office:value-type="float" office:value="6943465.4042699998" table:style-name="ce2">
            <text:p>6943465.4</text:p>
          </table:table-cell>
          <table:table-cell office:value-type="float" office:value="0.39" table:formula="of:=VLOOKUP([.A714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2202" table:style-name="ce1">
            <text:p>4022202</text:p>
          </table:table-cell>
          <table:table-cell office:value-type="float" office:value="32589813.313476" table:style-name="ce2">
            <text:p>32589813.3</text:p>
          </table:table-cell>
          <table:table-cell office:value-type="float" office:value="0.24" table:formula="of:=VLOOKUP([.A715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203" table:style-name="ce1">
            <text:p>4022203</text:p>
          </table:table-cell>
          <table:table-cell office:value-type="float" office:value="48503582.282003999" table:style-name="ce2">
            <text:p>48503582.3</text:p>
          </table:table-cell>
          <table:table-cell office:value-type="float" office:value="0.24" table:formula="of:=VLOOKUP([.A716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101" table:style-name="ce1">
            <text:p>4023101</text:p>
          </table:table-cell>
          <table:table-cell office:value-type="float" office:value="2006833307193.9199" table:style-name="ce2">
            <text:p>2006833307193.9</text:p>
          </table:table-cell>
          <table:table-cell office:value-type="float" office:value="0.39" table:formula="of:=VLOOKUP([.A717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3102" table:style-name="ce1">
            <text:p>4023102</text:p>
          </table:table-cell>
          <table:table-cell office:value-type="float" office:value="594129620880.12695" table:style-name="ce2">
            <text:p>594129620880.1</text:p>
          </table:table-cell>
          <table:table-cell office:value-type="float" office:value="0.24" table:formula="of:=VLOOKUP([.A718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103" table:style-name="ce1">
            <text:p>4023103</text:p>
          </table:table-cell>
          <table:table-cell office:value-type="float" office:value="366334918951.15302" table:style-name="ce2">
            <text:p>366334918951.2</text:p>
          </table:table-cell>
          <table:table-cell office:value-type="float" office:value="0.24" table:formula="of:=VLOOKUP([.A719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201" table:style-name="ce1">
            <text:p>4023201</text:p>
          </table:table-cell>
          <table:table-cell office:value-type="float" office:value="233192548.491005" table:style-name="ce2">
            <text:p>233192548.5</text:p>
          </table:table-cell>
          <table:table-cell office:value-type="float" office:value="0.39" table:formula="of:=VLOOKUP([.A720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3202" table:style-name="ce1">
            <text:p>4023202</text:p>
          </table:table-cell>
          <table:table-cell office:value-type="float" office:value="755346729.72292697" table:style-name="ce2">
            <text:p>755346729.7</text:p>
          </table:table-cell>
          <table:table-cell office:value-type="float" office:value="0.24" table:formula="of:=VLOOKUP([.A721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203" table:style-name="ce1">
            <text:p>4023203</text:p>
          </table:table-cell>
          <table:table-cell office:value-type="float" office:value="1492492599.2288101" table:style-name="ce2">
            <text:p>1492492599.2</text:p>
          </table:table-cell>
          <table:table-cell office:value-type="float" office:value="0.24" table:formula="of:=VLOOKUP([.A722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101" table:style-name="ce1">
            <text:p>4031101</text:p>
          </table:table-cell>
          <table:table-cell office:value-type="float" office:value="9933235639212.3594" table:style-name="ce2">
            <text:p>9933235639212.4</text:p>
          </table:table-cell>
          <table:table-cell office:value-type="float" office:value="0.39" table:formula="of:=VLOOKUP([.A723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1102" table:style-name="ce1">
            <text:p>4031102</text:p>
          </table:table-cell>
          <table:table-cell office:value-type="float" office:value="185950210892.935" table:style-name="ce2">
            <text:p>185950210892.9</text:p>
          </table:table-cell>
          <table:table-cell office:value-type="float" office:value="0.24" table:formula="of:=VLOOKUP([.A724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103" table:style-name="ce1">
            <text:p>4031103</text:p>
          </table:table-cell>
          <table:table-cell office:value-type="float" office:value="283808231492.48102" table:style-name="ce2">
            <text:p>283808231492.5</text:p>
          </table:table-cell>
          <table:table-cell office:value-type="float" office:value="0.24" table:formula="of:=VLOOKUP([.A725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201" table:style-name="ce1">
            <text:p>4031201</text:p>
          </table:table-cell>
          <table:table-cell office:value-type="float" office:value="4549706430.9632998" table:style-name="ce2">
            <text:p>4549706431.0</text:p>
          </table:table-cell>
          <table:table-cell office:value-type="float" office:value="0.39" table:formula="of:=VLOOKUP([.A726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1202" table:style-name="ce1">
            <text:p>4031202</text:p>
          </table:table-cell>
          <table:table-cell office:value-type="float" office:value="778593616.30777299" table:style-name="ce2">
            <text:p>778593616.3</text:p>
          </table:table-cell>
          <table:table-cell office:value-type="float" office:value="0.24" table:formula="of:=VLOOKUP([.A727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203" table:style-name="ce1">
            <text:p>4031203</text:p>
          </table:table-cell>
          <table:table-cell office:value-type="float" office:value="1107263354.82112" table:style-name="ce2">
            <text:p>1107263354.8</text:p>
          </table:table-cell>
          <table:table-cell office:value-type="float" office:value="0.24" table:formula="of:=VLOOKUP([.A728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101" table:style-name="ce1">
            <text:p>4032101</text:p>
          </table:table-cell>
          <table:table-cell office:value-type="float" office:value="239785258080.659" table:style-name="ce2">
            <text:p>239785258080.7</text:p>
          </table:table-cell>
          <table:table-cell office:value-type="float" office:value="0.39" table:formula="of:=VLOOKUP([.A729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2102" table:style-name="ce1">
            <text:p>4032102</text:p>
          </table:table-cell>
          <table:table-cell office:value-type="float" office:value="164140624863.67599" table:style-name="ce2">
            <text:p>164140624863.7</text:p>
          </table:table-cell>
          <table:table-cell office:value-type="float" office:value="0.24" table:formula="of:=VLOOKUP([.A730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103" table:style-name="ce1">
            <text:p>4032103</text:p>
          </table:table-cell>
          <table:table-cell office:value-type="float" office:value="168651596609.77499" table:style-name="ce2">
            <text:p>168651596609.8</text:p>
          </table:table-cell>
          <table:table-cell office:value-type="float" office:value="0.24" table:formula="of:=VLOOKUP([.A731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201" table:style-name="ce1">
            <text:p>4032201</text:p>
          </table:table-cell>
          <table:table-cell office:value-type="float" office:value="2365466891.4753499" table:style-name="ce2">
            <text:p>2365466891.5</text:p>
          </table:table-cell>
          <table:table-cell office:value-type="float" office:value="0.39" table:formula="of:=VLOOKUP([.A732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2202" table:style-name="ce1">
            <text:p>4032202</text:p>
          </table:table-cell>
          <table:table-cell office:value-type="float" office:value="876310085.52203405" table:style-name="ce2">
            <text:p>876310085.5</text:p>
          </table:table-cell>
          <table:table-cell office:value-type="float" office:value="0.24" table:formula="of:=VLOOKUP([.A733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203" table:style-name="ce1">
            <text:p>4032203</text:p>
          </table:table-cell>
          <table:table-cell office:value-type="float" office:value="912759441.37295401" table:style-name="ce2">
            <text:p>912759441.4</text:p>
          </table:table-cell>
          <table:table-cell office:value-type="float" office:value="0.24" table:formula="of:=VLOOKUP([.A734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101" table:style-name="ce1">
            <text:p>4033101</text:p>
          </table:table-cell>
          <table:table-cell office:value-type="float" office:value="4195765294330.5298" table:style-name="ce2">
            <text:p>4195765294330.5</text:p>
          </table:table-cell>
          <table:table-cell office:value-type="float" office:value="0.39" table:formula="of:=VLOOKUP([.A735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3102" table:style-name="ce1">
            <text:p>4033102</text:p>
          </table:table-cell>
          <table:table-cell office:value-type="float" office:value="938334198949.89697" table:style-name="ce2">
            <text:p>938334198949.9</text:p>
          </table:table-cell>
          <table:table-cell office:value-type="float" office:value="0.24" table:formula="of:=VLOOKUP([.A736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103" table:style-name="ce1">
            <text:p>4033103</text:p>
          </table:table-cell>
          <table:table-cell office:value-type="float" office:value="859304361544.84094" table:style-name="ce2">
            <text:p>859304361544.8</text:p>
          </table:table-cell>
          <table:table-cell office:value-type="float" office:value="0.24" table:formula="of:=VLOOKUP([.A737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201" table:style-name="ce1">
            <text:p>4033201</text:p>
          </table:table-cell>
          <table:table-cell office:value-type="float" office:value="1273619728.3875599" table:style-name="ce2">
            <text:p>1273619728.4</text:p>
          </table:table-cell>
          <table:table-cell office:value-type="float" office:value="0.39" table:formula="of:=VLOOKUP([.A738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3202" table:style-name="ce1">
            <text:p>4033202</text:p>
          </table:table-cell>
          <table:table-cell office:value-type="float" office:value="1037799565.76249" table:style-name="ce2">
            <text:p>1037799565.8</text:p>
          </table:table-cell>
          <table:table-cell office:value-type="float" office:value="0.24" table:formula="of:=VLOOKUP([.A739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203" table:style-name="ce1">
            <text:p>4033203</text:p>
          </table:table-cell>
          <table:table-cell office:value-type="float" office:value="905600516.85707104" table:style-name="ce2">
            <text:p>905600516.9</text:p>
          </table:table-cell>
          <table:table-cell office:value-type="float" office:value="0.24" table:formula="of:=VLOOKUP([.A740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01" table:style-name="ce1">
            <text:p>4041101</text:p>
          </table:table-cell>
          <table:table-cell office:value-type="float" office:value="5622413357125.9004" table:style-name="ce2">
            <text:p>5622413357125.9</text:p>
          </table:table-cell>
          <table:table-cell office:value-type="float" office:value="0.39" table:formula="of:=VLOOKUP([.A741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102" table:style-name="ce1">
            <text:p>4041102</text:p>
          </table:table-cell>
          <table:table-cell office:value-type="float" office:value="129549660839.319" table:style-name="ce2">
            <text:p>129549660839.3</text:p>
          </table:table-cell>
          <table:table-cell office:value-type="float" office:value="0.24" table:formula="of:=VLOOKUP([.A742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03" table:style-name="ce1">
            <text:p>4041103</text:p>
          </table:table-cell>
          <table:table-cell office:value-type="float" office:value="229767546355.716" table:style-name="ce2">
            <text:p>229767546355.7</text:p>
          </table:table-cell>
          <table:table-cell office:value-type="float" office:value="0.24" table:formula="of:=VLOOKUP([.A743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11" table:style-name="ce1">
            <text:p>4041111</text:p>
          </table:table-cell>
          <table:table-cell office:value-type="float" office:value="88770763.575871006" table:style-name="ce2">
            <text:p>88770763.6</text:p>
          </table:table-cell>
          <table:table-cell office:value-type="float" office:value="0.39" table:formula="of:=VLOOKUP([.A744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112" table:style-name="ce1">
            <text:p>4041112</text:p>
          </table:table-cell>
          <table:table-cell office:value-type="float" office:value="331493.69199000002" table:style-name="ce2">
            <text:p>331493.7</text:p>
          </table:table-cell>
          <table:table-cell office:value-type="float" office:value="0.24" table:formula="of:=VLOOKUP([.A745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13" table:style-name="ce1">
            <text:p>4041113</text:p>
          </table:table-cell>
          <table:table-cell office:value-type="float" office:value="48275.791128999997" table:style-name="ce2">
            <text:p>48275.8</text:p>
          </table:table-cell>
          <table:table-cell office:value-type="float" office:value="0.24" table:formula="of:=VLOOKUP([.A746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01" table:style-name="ce1">
            <text:p>4041201</text:p>
          </table:table-cell>
          <table:table-cell office:value-type="float" office:value="9777820836.7490406" table:style-name="ce2">
            <text:p>9777820836.7</text:p>
          </table:table-cell>
          <table:table-cell office:value-type="float" office:value="0.39" table:formula="of:=VLOOKUP([.A747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202" table:style-name="ce1">
            <text:p>4041202</text:p>
          </table:table-cell>
          <table:table-cell office:value-type="float" office:value="12014966907.002501" table:style-name="ce2">
            <text:p>12014966907.0</text:p>
          </table:table-cell>
          <table:table-cell office:value-type="float" office:value="0.24" table:formula="of:=VLOOKUP([.A748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03" table:style-name="ce1">
            <text:p>4041203</text:p>
          </table:table-cell>
          <table:table-cell office:value-type="float" office:value="14271606893.107599" table:style-name="ce2">
            <text:p>14271606893.1</text:p>
          </table:table-cell>
          <table:table-cell office:value-type="float" office:value="0.24" table:formula="of:=VLOOKUP([.A749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11" table:style-name="ce1">
            <text:p>4041211</text:p>
          </table:table-cell>
          <table:table-cell office:value-type="float" office:value="2121465.1196260001" table:style-name="ce2">
            <text:p>2121465.1</text:p>
          </table:table-cell>
          <table:table-cell office:value-type="float" office:value="0.39" table:formula="of:=VLOOKUP([.A750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212" table:style-name="ce1">
            <text:p>4041212</text:p>
          </table:table-cell>
          <table:table-cell office:value-type="float" office:value="707914.04616499995" table:style-name="ce2">
            <text:p>707914.0</text:p>
          </table:table-cell>
          <table:table-cell office:value-type="float" office:value="0.24" table:formula="of:=VLOOKUP([.A751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13" table:style-name="ce1">
            <text:p>4041213</text:p>
          </table:table-cell>
          <table:table-cell office:value-type="float" office:value="273537.67835200002" table:style-name="ce2">
            <text:p>273537.7</text:p>
          </table:table-cell>
          <table:table-cell office:value-type="float" office:value="0.24" table:formula="of:=VLOOKUP([.A752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01" table:style-name="ce1">
            <text:p>4042101</text:p>
          </table:table-cell>
          <table:table-cell office:value-type="float" office:value="88790130653.756897" table:style-name="ce2">
            <text:p>88790130653.8</text:p>
          </table:table-cell>
          <table:table-cell office:value-type="float" office:value="0.39" table:formula="of:=VLOOKUP([.A753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2102" table:style-name="ce1">
            <text:p>4042102</text:p>
          </table:table-cell>
          <table:table-cell office:value-type="float" office:value="62560066616.934303" table:style-name="ce2">
            <text:p>62560066616.9</text:p>
          </table:table-cell>
          <table:table-cell office:value-type="float" office:value="0.24" table:formula="of:=VLOOKUP([.A754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03" table:style-name="ce1">
            <text:p>4042103</text:p>
          </table:table-cell>
          <table:table-cell office:value-type="float" office:value="179954210820.49399" table:style-name="ce2">
            <text:p>179954210820.5</text:p>
          </table:table-cell>
          <table:table-cell office:value-type="float" office:value="0.24" table:formula="of:=VLOOKUP([.A755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11" table:style-name="ce1">
            <text:p>4042111</text:p>
          </table:table-cell>
          <table:table-cell office:value-type="float" office:value="20931.552490999999" table:style-name="ce2">
            <text:p>20931.6</text:p>
          </table:table-cell>
          <table:table-cell office:value-type="float" office:value="0.39" table:formula="of:=VLOOKUP([.A756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2201" table:style-name="ce1">
            <text:p>4042201</text:p>
          </table:table-cell>
          <table:table-cell office:value-type="float" office:value="950522081.21229005" table:style-name="ce2">
            <text:p>950522081.2</text:p>
          </table:table-cell>
          <table:table-cell office:value-type="float" office:value="0.39" table:formula="of:=VLOOKUP([.A757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2202" table:style-name="ce1">
            <text:p>4042202</text:p>
          </table:table-cell>
          <table:table-cell office:value-type="float" office:value="1552500828.7911899" table:style-name="ce2">
            <text:p>1552500828.8</text:p>
          </table:table-cell>
          <table:table-cell office:value-type="float" office:value="0.24" table:formula="of:=VLOOKUP([.A758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203" table:style-name="ce1">
            <text:p>4042203</text:p>
          </table:table-cell>
          <table:table-cell office:value-type="float" office:value="6020402113.2890196" table:style-name="ce2">
            <text:p>6020402113.3</text:p>
          </table:table-cell>
          <table:table-cell office:value-type="float" office:value="0.24" table:formula="of:=VLOOKUP([.A759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211" table:style-name="ce1">
            <text:p>4042211</text:p>
          </table:table-cell>
          <table:table-cell office:value-type="float" office:value="15886.042105" table:style-name="ce2">
            <text:p>15886.0</text:p>
          </table:table-cell>
          <table:table-cell office:value-type="float" office:value="0.39" table:formula="of:=VLOOKUP([.A760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101" table:style-name="ce1">
            <text:p>4043101</text:p>
          </table:table-cell>
          <table:table-cell office:value-type="float" office:value="417956777908.50702" table:style-name="ce2">
            <text:p>417956777908.5</text:p>
          </table:table-cell>
          <table:table-cell office:value-type="float" office:value="0.39" table:formula="of:=VLOOKUP([.A761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102" table:style-name="ce1">
            <text:p>4043102</text:p>
          </table:table-cell>
          <table:table-cell office:value-type="float" office:value="321072416647.60797" table:style-name="ce2">
            <text:p>321072416647.6</text:p>
          </table:table-cell>
          <table:table-cell office:value-type="float" office:value="0.24" table:formula="of:=VLOOKUP([.A762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03" table:style-name="ce1">
            <text:p>4043103</text:p>
          </table:table-cell>
          <table:table-cell office:value-type="float" office:value="197237636121.07999" table:style-name="ce2">
            <text:p>197237636121.1</text:p>
          </table:table-cell>
          <table:table-cell office:value-type="float" office:value="0.24" table:formula="of:=VLOOKUP([.A763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11" table:style-name="ce1">
            <text:p>4043111</text:p>
          </table:table-cell>
          <table:table-cell office:value-type="float" office:value="9459074.6288530007" table:style-name="ce2">
            <text:p>9459074.6</text:p>
          </table:table-cell>
          <table:table-cell office:value-type="float" office:value="0.39" table:formula="of:=VLOOKUP([.A764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112" table:style-name="ce1">
            <text:p>4043112</text:p>
          </table:table-cell>
          <table:table-cell office:value-type="float" office:value="375474.51898699999" table:style-name="ce2">
            <text:p>375474.5</text:p>
          </table:table-cell>
          <table:table-cell office:value-type="float" office:value="0.24" table:formula="of:=VLOOKUP([.A765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13" table:style-name="ce1">
            <text:p>4043113</text:p>
          </table:table-cell>
          <table:table-cell office:value-type="float" office:value="85832.051345" table:style-name="ce2">
            <text:p>85832.1</text:p>
          </table:table-cell>
          <table:table-cell office:value-type="float" office:value="0.24" table:formula="of:=VLOOKUP([.A766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01" table:style-name="ce1">
            <text:p>4043201</text:p>
          </table:table-cell>
          <table:table-cell office:value-type="float" office:value="18476151310.361301" table:style-name="ce2">
            <text:p>18476151310.4</text:p>
          </table:table-cell>
          <table:table-cell office:value-type="float" office:value="0.39" table:formula="of:=VLOOKUP([.A767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202" table:style-name="ce1">
            <text:p>4043202</text:p>
          </table:table-cell>
          <table:table-cell office:value-type="float" office:value="45370770299.764297" table:style-name="ce2">
            <text:p>45370770299.8</text:p>
          </table:table-cell>
          <table:table-cell office:value-type="float" office:value="0.24" table:formula="of:=VLOOKUP([.A768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03" table:style-name="ce1">
            <text:p>4043203</text:p>
          </table:table-cell>
          <table:table-cell office:value-type="float" office:value="28941572133.4767" table:style-name="ce2">
            <text:p>28941572133.5</text:p>
          </table:table-cell>
          <table:table-cell office:value-type="float" office:value="0.24" table:formula="of:=VLOOKUP([.A769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11" table:style-name="ce1">
            <text:p>4043211</text:p>
          </table:table-cell>
          <table:table-cell office:value-type="float" office:value="5838457.7367420001" table:style-name="ce2">
            <text:p>5838457.7</text:p>
          </table:table-cell>
          <table:table-cell office:value-type="float" office:value="0.39" table:formula="of:=VLOOKUP([.A770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212" table:style-name="ce1">
            <text:p>4043212</text:p>
          </table:table-cell>
          <table:table-cell office:value-type="float" office:value="2896195.1801339998" table:style-name="ce2">
            <text:p>2896195.2</text:p>
          </table:table-cell>
          <table:table-cell office:value-type="float" office:value="0.24" table:formula="of:=VLOOKUP([.A771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13" table:style-name="ce1">
            <text:p>4043213</text:p>
          </table:table-cell>
          <table:table-cell office:value-type="float" office:value="2053710.3603699999" table:style-name="ce2">
            <text:p>2053710.4</text:p>
          </table:table-cell>
          <table:table-cell office:value-type="float" office:value="0.24" table:formula="of:=VLOOKUP([.A772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51101" table:style-name="ce1">
            <text:p>4051101</text:p>
          </table:table-cell>
          <table:table-cell office:value-type="float" office:value="1790472969248.79" table:style-name="ce2">
            <text:p>1790472969248.8</text:p>
          </table:table-cell>
          <table:table-cell office:value-type="float" office:value="0.39" table:formula="of:=VLOOKUP([.A773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51102" table:style-name="ce1">
            <text:p>4051102</text:p>
          </table:table-cell>
          <table:table-cell office:value-type="float" office:value="353396.51399000001" table:style-name="ce2">
            <text:p>353396.5</text:p>
          </table:table-cell>
          <table:table-cell office:value-type="float" office:value="0.24" table:formula="of:=VLOOKUP([.A774];[r_coefficients.$M$1:.$N$814];2;FALSE)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52101" table:style-name="ce1">
            <text:p>4052101</text:p>
          </table:table-cell>
          <table:table-cell office:value-type="float" office:value="32885142.740455002" table:style-name="ce2">
            <text:p>32885142.7</text:p>
          </table:table-cell>
          <table:table-cell office:value-type="float" office:value="0.39" table:formula="of:=VLOOKUP([.A775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53101" table:style-name="ce1">
            <text:p>4053101</text:p>
          </table:table-cell>
          <table:table-cell office:value-type="float" office:value="1127592.8809160001" table:style-name="ce2">
            <text:p>1127592.9</text:p>
          </table:table-cell>
          <table:table-cell office:value-type="float" office:value="0.39" table:formula="of:=VLOOKUP([.A776];[r_coefficients.$M$1:.$N$814];2;FALSE)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61101" table:style-name="ce1">
            <text:p>4061101</text:p>
          </table:table-cell>
          <table:table-cell office:value-type="float" office:value="335875888322.25201" table:style-name="ce2">
            <text:p>335875888322.3</text:p>
          </table:table-cell>
          <table:table-cell office:value-type="float" office:value="0.39" table:formula="of:=VLOOKUP([.A777];[r_coefficients.$M$1:.$N$814];2;FALSE)" table:style-name="ce3">
            <text:p>0.39</text:p>
          </table:table-cell>
          <table:table-cell table:number-columns-repeated="16381"/>
        </table:table-row>
        <table:table-row table:number-rows-repeated="1047799" table:style-name="ro2">
          <table:table-cell table:number-columns-repeated="16384"/>
        </table:table-row>
      </table:table>
      <table:table table:name="r_coeffici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4"/>
        <table:table-column table:style-name="co5" table:default-cell-style-name="ce1"/>
        <table:table-column table:style-name="co19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4">
            <text:p>gez</text:p>
          </table:table-cell>
          <table:table-cell office:value-type="string" table:style-name="ce4">
            <text:p>gez_val</text:p>
          </table:table-cell>
          <table:table-cell office:value-type="string" table:style-name="ce4">
            <text:p>continent</text:p>
          </table:table-cell>
          <table:table-cell office:value-type="string" table:style-name="ce4">
            <text:p>continent_val</text:p>
          </table:table-cell>
          <table:table-cell office:value-type="string" table:style-name="ce4">
            <text:p>esa_lc</text:p>
          </table:table-cell>
          <table:table-cell office:value-type="string" table:style-name="ce4">
            <text:p>esa_lc_val</text:p>
          </table:table-cell>
          <table:table-cell office:value-type="string" table:style-name="ce4">
            <text:p>plantation</text:p>
          </table:table-cell>
          <table:table-cell office:value-type="string" table:style-name="ce4">
            <text:p>plantation_val</text:p>
          </table:table-cell>
          <table:table-cell office:value-type="string" table:style-name="ce4">
            <text:p>quercus</text:p>
          </table:table-cell>
          <table:table-cell office:value-type="string" table:style-name="ce4">
            <text:p>quercus_val</text:p>
          </table:table-cell>
          <table:table-cell office:value-type="string" table:style-name="ce4">
            <text:p>agb</text:p>
          </table:table-cell>
          <table:table-cell office:value-type="string" table:style-name="ce4">
            <text:p>agb_val</text:p>
          </table:table-cell>
          <table:table-cell office:value-type="string" table:style-name="ce5">
            <text:p>FINAL_VAL</text:p>
          </table:table-cell>
          <table:table-cell office:value-type="string" table:style-name="ce4">
            <text:p>rcoeff</text:p>
          </table:table-cell>
          <table:table-cell office:value-type="string" table:style-name="ce4">
            <text:p>notes</text:p>
          </table:table-cell>
          <table:table-cell table:number-columns-repeated="16369" table:style-name="ce4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];[reclass_tables.K$2:.L$4];2;0)" table:style-name="ce1">
            <text:p>1</text:p>
          </table:table-cell>
          <table:table-cell office:value-type="float" office:value="1111101" table:formula="of:=[.B2]+[.D2]+[.F2]+[.H2]+[.J2]+[.L2]" table:style-name="ce6">
            <text:p>1111101</text:p>
          </table:table-cell>
          <table:table-cell office:value-type="float" office:value="0.82499999999999996" table:style-name="ce1">
            <text:p>0.8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];[reclass_tables.K$2:.L$4];2;0)" table:style-name="ce1">
            <text:p>2</text:p>
          </table:table-cell>
          <table:table-cell office:value-type="float" office:value="1111102" table:formula="of:=[.B3]+[.D3]+[.F3]+[.H3]+[.J3]+[.L3]" table:style-name="ce6">
            <text:p>1111102</text:p>
          </table:table-cell>
          <table:table-cell office:value-type="float" office:value="0.82499999999999996" table:style-name="ce1">
            <text:p>0.8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];[reclass_tables.K$2:.L$4];2;0)" table:style-name="ce1">
            <text:p>3</text:p>
          </table:table-cell>
          <table:table-cell office:value-type="float" office:value="1111103" table:formula="of:=[.B4]+[.D4]+[.F4]+[.H4]+[.J4]+[.L4]" table:style-name="ce6">
            <text:p>1111103</text:p>
          </table:table-cell>
          <table:table-cell office:value-type="float" office:value="0.53200000000000003" table:style-name="ce1">
            <text:p>0.5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];[reclass_tables.K$2:.L$4];2;0)" table:style-name="ce1">
            <text:p>1</text:p>
          </table:table-cell>
          <table:table-cell office:value-type="float" office:value="1111201" table:formula="of:=[.B5]+[.D5]+[.F5]+[.H5]+[.J5]+[.L5]" table:style-name="ce6">
            <text:p>1111201</text:p>
          </table:table-cell>
          <table:table-cell office:value-type="float" office:value="0.82499999999999996" table:style-name="ce8">
            <text:p>0.825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];[reclass_tables.K$2:.L$4];2;0)" table:style-name="ce1">
            <text:p>2</text:p>
          </table:table-cell>
          <table:table-cell office:value-type="float" office:value="1111202" table:formula="of:=[.B6]+[.D6]+[.F6]+[.H6]+[.J6]+[.L6]" table:style-name="ce6">
            <text:p>1111202</text:p>
          </table:table-cell>
          <table:table-cell office:value-type="float" office:value="0.82499999999999996" table:style-name="ce8">
            <text:p>0.825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7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];[reclass_tables.K$2:.L$4];2;0)" table:style-name="ce1">
            <text:p>3</text:p>
          </table:table-cell>
          <table:table-cell office:value-type="float" office:value="1111203" table:formula="of:=[.B7]+[.D7]+[.F7]+[.H7]+[.J7]+[.L7]" table:style-name="ce6">
            <text:p>1111203</text:p>
          </table:table-cell>
          <table:table-cell office:value-type="float" office:value="0.53200000000000003" table:style-name="ce8">
            <text:p>0.532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8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];[reclass_tables.K$2:.L$4];2;0)" table:style-name="ce1">
            <text:p>1</text:p>
          </table:table-cell>
          <table:table-cell office:value-type="float" office:value="1112101" table:formula="of:=[.B8]+[.D8]+[.F8]+[.H8]+[.J8]+[.L8]" table:style-name="ce6">
            <text:p>1112101</text:p>
          </table:table-cell>
          <table:table-cell office:value-type="float" office:value="0.82499999999999996" table:style-name="ce1">
            <text:p>0.8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9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];[reclass_tables.K$2:.L$4];2;0)" table:style-name="ce1">
            <text:p>2</text:p>
          </table:table-cell>
          <table:table-cell office:value-type="float" office:value="1112102" table:formula="of:=[.B9]+[.D9]+[.F9]+[.H9]+[.J9]+[.L9]" table:style-name="ce6">
            <text:p>1112102</text:p>
          </table:table-cell>
          <table:table-cell office:value-type="float" office:value="0.82499999999999996" table:style-name="ce1">
            <text:p>0.8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0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];[reclass_tables.K$2:.L$4];2;0)" table:style-name="ce1">
            <text:p>3</text:p>
          </table:table-cell>
          <table:table-cell office:value-type="float" office:value="1112103" table:formula="of:=[.B10]+[.D10]+[.F10]+[.H10]+[.J10]+[.L10]" table:style-name="ce6">
            <text:p>1112103</text:p>
          </table:table-cell>
          <table:table-cell office:value-type="float" office:value="0.53200000000000003" table:style-name="ce1">
            <text:p>0.5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1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];[reclass_tables.K$2:.L$4];2;0)" table:style-name="ce1">
            <text:p>1</text:p>
          </table:table-cell>
          <table:table-cell office:value-type="float" office:value="1112201" table:formula="of:=[.B11]+[.D11]+[.F11]+[.H11]+[.J11]+[.L11]" table:style-name="ce6">
            <text:p>1112201</text:p>
          </table:table-cell>
          <table:table-cell office:value-type="float" office:value="0.82499999999999996" table:style-name="ce8">
            <text:p>0.825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2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];[reclass_tables.K$2:.L$4];2;0)" table:style-name="ce1">
            <text:p>2</text:p>
          </table:table-cell>
          <table:table-cell office:value-type="float" office:value="1112202" table:formula="of:=[.B12]+[.D12]+[.F12]+[.H12]+[.J12]+[.L12]" table:style-name="ce6">
            <text:p>1112202</text:p>
          </table:table-cell>
          <table:table-cell office:value-type="float" office:value="0.82499999999999996" table:style-name="ce8">
            <text:p>0.825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3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];[reclass_tables.K$2:.L$4];2;0)" table:style-name="ce1">
            <text:p>3</text:p>
          </table:table-cell>
          <table:table-cell office:value-type="float" office:value="1112203" table:formula="of:=[.B13]+[.D13]+[.F13]+[.H13]+[.J13]+[.L13]" table:style-name="ce6">
            <text:p>1112203</text:p>
          </table:table-cell>
          <table:table-cell office:value-type="float" office:value="0.53200000000000003" table:style-name="ce8">
            <text:p>0.532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4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];[reclass_tables.K$2:.L$4];2;0)" table:style-name="ce1">
            <text:p>1</text:p>
          </table:table-cell>
          <table:table-cell office:value-type="float" office:value="1113101" table:formula="of:=[.B14]+[.D14]+[.F14]+[.H14]+[.J14]+[.L14]" table:style-name="ce6">
            <text:p>1113101</text:p>
          </table:table-cell>
          <table:table-cell office:value-type="float" office:value="0.82499999999999996" table:style-name="ce1">
            <text:p>0.8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5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5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];[reclass_tables.K$2:.L$4];2;0)" table:style-name="ce1">
            <text:p>2</text:p>
          </table:table-cell>
          <table:table-cell office:value-type="float" office:value="1113102" table:formula="of:=[.B15]+[.D15]+[.F15]+[.H15]+[.J15]+[.L15]" table:style-name="ce6">
            <text:p>1113102</text:p>
          </table:table-cell>
          <table:table-cell office:value-type="float" office:value="0.82499999999999996" table:style-name="ce1">
            <text:p>0.8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6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];[reclass_tables.K$2:.L$4];2;0)" table:style-name="ce1">
            <text:p>3</text:p>
          </table:table-cell>
          <table:table-cell office:value-type="float" office:value="1113103" table:formula="of:=[.B16]+[.D16]+[.F16]+[.H16]+[.J16]+[.L16]" table:style-name="ce6">
            <text:p>1113103</text:p>
          </table:table-cell>
          <table:table-cell office:value-type="float" office:value="0.53200000000000003" table:style-name="ce1">
            <text:p>0.5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7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];[reclass_tables.K$2:.L$4];2;0)" table:style-name="ce1">
            <text:p>1</text:p>
          </table:table-cell>
          <table:table-cell office:value-type="float" office:value="1121101" table:formula="of:=[.B17]+[.D17]+[.F17]+[.H17]+[.J17]+[.L17]" table:style-name="ce6">
            <text:p>1121101</text:p>
          </table:table-cell>
          <table:table-cell office:value-type="float" office:value="0.221" table:style-name="ce1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8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];[reclass_tables.K$2:.L$4];2;0)" table:style-name="ce1">
            <text:p>2</text:p>
          </table:table-cell>
          <table:table-cell office:value-type="float" office:value="1121102" table:formula="of:=[.B18]+[.D18]+[.F18]+[.H18]+[.J18]+[.L18]" table:style-name="ce6">
            <text:p>1121102</text:p>
          </table:table-cell>
          <table:table-cell office:value-type="float" office:value="0.221" table:style-name="ce1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9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];[reclass_tables.K$2:.L$4];2;0)" table:style-name="ce1">
            <text:p>3</text:p>
          </table:table-cell>
          <table:table-cell office:value-type="float" office:value="1121103" table:formula="of:=[.B19]+[.D19]+[.F19]+[.H19]+[.J19]+[.L19]" table:style-name="ce6">
            <text:p>1121103</text:p>
          </table:table-cell>
          <table:table-cell office:value-type="float" office:value="0.221" table:style-name="ce1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0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];[reclass_tables.K$2:.L$4];2;0)" table:style-name="ce1">
            <text:p>1</text:p>
          </table:table-cell>
          <table:table-cell office:value-type="float" office:value="1121201" table:formula="of:=[.B20]+[.D20]+[.F20]+[.H20]+[.J20]+[.L20]" table:style-name="ce6">
            <text:p>1121201</text:p>
          </table:table-cell>
          <table:table-cell office:value-type="float" office:value="0.17" table:style-name="ce1">
            <text:p>0.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1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];[reclass_tables.K$2:.L$4];2;0)" table:style-name="ce1">
            <text:p>2</text:p>
          </table:table-cell>
          <table:table-cell office:value-type="float" office:value="1121202" table:formula="of:=[.B21]+[.D21]+[.F21]+[.H21]+[.J21]+[.L21]" table:style-name="ce6">
            <text:p>1121202</text:p>
          </table:table-cell>
          <table:table-cell office:value-type="float" office:value="0.17" table:style-name="ce1">
            <text:p>0.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2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];[reclass_tables.K$2:.L$4];2;0)" table:style-name="ce1">
            <text:p>3</text:p>
          </table:table-cell>
          <table:table-cell office:value-type="float" office:value="1121203" table:formula="of:=[.B22]+[.D22]+[.F22]+[.H22]+[.J22]+[.L22]" table:style-name="ce6">
            <text:p>1121203</text:p>
          </table:table-cell>
          <table:table-cell office:value-type="float" office:value="0.17" table:style-name="ce1">
            <text:p>0.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3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];[reclass_tables.K$2:.L$4];2;0)" table:style-name="ce1">
            <text:p>1</text:p>
          </table:table-cell>
          <table:table-cell office:value-type="float" office:value="1122101" table:formula="of:=[.B23]+[.D23]+[.F23]+[.H23]+[.J23]+[.L23]" table:style-name="ce6">
            <text:p>1122101</text:p>
          </table:table-cell>
          <table:table-cell office:value-type="float" office:value="0.221" table:style-name="ce1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4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];[reclass_tables.K$2:.L$4];2;0)" table:style-name="ce1">
            <text:p>2</text:p>
          </table:table-cell>
          <table:table-cell office:value-type="float" office:value="1122102" table:formula="of:=[.B24]+[.D24]+[.F24]+[.H24]+[.J24]+[.L24]" table:style-name="ce6">
            <text:p>1122102</text:p>
          </table:table-cell>
          <table:table-cell office:value-type="float" office:value="0.221" table:style-name="ce1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5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];[reclass_tables.K$2:.L$4];2;0)" table:style-name="ce1">
            <text:p>3</text:p>
          </table:table-cell>
          <table:table-cell office:value-type="float" office:value="1122103" table:formula="of:=[.B25]+[.D25]+[.F25]+[.H25]+[.J25]+[.L25]" table:style-name="ce6">
            <text:p>1122103</text:p>
          </table:table-cell>
          <table:table-cell office:value-type="float" office:value="0.221" table:style-name="ce1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6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];[reclass_tables.K$2:.L$4];2;0)" table:style-name="ce1">
            <text:p>1</text:p>
          </table:table-cell>
          <table:table-cell office:value-type="float" office:value="1122201" table:formula="of:=[.B26]+[.D26]+[.F26]+[.H26]+[.J26]+[.L26]" table:style-name="ce6">
            <text:p>1122201</text:p>
          </table:table-cell>
          <table:table-cell office:value-type="float" office:value="0.17" table:style-name="ce1">
            <text:p>0.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7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];[reclass_tables.K$2:.L$4];2;0)" table:style-name="ce1">
            <text:p>2</text:p>
          </table:table-cell>
          <table:table-cell office:value-type="float" office:value="1122202" table:formula="of:=[.B27]+[.D27]+[.F27]+[.H27]+[.J27]+[.L27]" table:style-name="ce6">
            <text:p>1122202</text:p>
          </table:table-cell>
          <table:table-cell office:value-type="float" office:value="0.17" table:style-name="ce1">
            <text:p>0.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8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];[reclass_tables.K$2:.L$4];2;0)" table:style-name="ce1">
            <text:p>3</text:p>
          </table:table-cell>
          <table:table-cell office:value-type="float" office:value="1122203" table:formula="of:=[.B28]+[.D28]+[.F28]+[.H28]+[.J28]+[.L28]" table:style-name="ce6">
            <text:p>1122203</text:p>
          </table:table-cell>
          <table:table-cell office:value-type="float" office:value="0.17" table:style-name="ce1">
            <text:p>0.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9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];[reclass_tables.K$2:.L$4];2;0)" table:style-name="ce1">
            <text:p>1</text:p>
          </table:table-cell>
          <table:table-cell office:value-type="float" office:value="1123101" table:formula="of:=[.B29]+[.D29]+[.F29]+[.H29]+[.J29]+[.L29]" table:style-name="ce6">
            <text:p>1123101</text:p>
          </table:table-cell>
          <table:table-cell office:value-type="float" office:value="0.221" table:style-name="ce1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0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];[reclass_tables.K$2:.L$4];2;0)" table:style-name="ce1">
            <text:p>2</text:p>
          </table:table-cell>
          <table:table-cell office:value-type="float" office:value="1123102" table:formula="of:=[.B30]+[.D30]+[.F30]+[.H30]+[.J30]+[.L30]" table:style-name="ce6">
            <text:p>1123102</text:p>
          </table:table-cell>
          <table:table-cell office:value-type="float" office:value="0.221" table:style-name="ce1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1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];[reclass_tables.K$2:.L$4];2;0)" table:style-name="ce1">
            <text:p>3</text:p>
          </table:table-cell>
          <table:table-cell office:value-type="float" office:value="1123103" table:formula="of:=[.B31]+[.D31]+[.F31]+[.H31]+[.J31]+[.L31]" table:style-name="ce6">
            <text:p>1123103</text:p>
          </table:table-cell>
          <table:table-cell office:value-type="float" office:value="0.221" table:style-name="ce1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2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];[reclass_tables.K$2:.L$4];2;0)" table:style-name="ce1">
            <text:p>1</text:p>
          </table:table-cell>
          <table:table-cell office:value-type="float" office:value="1123201" table:formula="of:=[.B32]+[.D32]+[.F32]+[.H32]+[.J32]+[.L32]" table:style-name="ce6">
            <text:p>1123201</text:p>
          </table:table-cell>
          <table:table-cell office:value-type="float" office:value="0.17" table:style-name="ce1">
            <text:p>0.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3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];[reclass_tables.K$2:.L$4];2;0)" table:style-name="ce1">
            <text:p>2</text:p>
          </table:table-cell>
          <table:table-cell office:value-type="float" office:value="1123202" table:formula="of:=[.B33]+[.D33]+[.F33]+[.H33]+[.J33]+[.L33]" table:style-name="ce6">
            <text:p>1123202</text:p>
          </table:table-cell>
          <table:table-cell office:value-type="float" office:value="0.17" table:style-name="ce1">
            <text:p>0.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4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];[reclass_tables.K$2:.L$4];2;0)" table:style-name="ce1">
            <text:p>3</text:p>
          </table:table-cell>
          <table:table-cell office:value-type="float" office:value="1123203" table:formula="of:=[.B34]+[.D34]+[.F34]+[.H34]+[.J34]+[.L34]" table:style-name="ce6">
            <text:p>1123203</text:p>
          </table:table-cell>
          <table:table-cell office:value-type="float" office:value="0.17" table:style-name="ce1">
            <text:p>0.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5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];[reclass_tables.K$2:.L$4];2;0)" table:style-name="ce1">
            <text:p>1</text:p>
          </table:table-cell>
          <table:table-cell office:value-type="float" office:value="1131101" table:formula="of:=[.B35]+[.D35]+[.F35]+[.H35]+[.J35]+[.L35]" table:style-name="ce6">
            <text:p>1131101</text:p>
          </table:table-cell>
          <table:table-cell office:value-type="float" office:value="0.20699999999999999" table:style-name="ce1">
            <text:p>0.20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6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];[reclass_tables.K$2:.L$4];2;0)" table:style-name="ce1">
            <text:p>2</text:p>
          </table:table-cell>
          <table:table-cell office:value-type="float" office:value="1131102" table:formula="of:=[.B36]+[.D36]+[.F36]+[.H36]+[.J36]+[.L36]" table:style-name="ce6">
            <text:p>1131102</text:p>
          </table:table-cell>
          <table:table-cell office:value-type="float" office:value="0.20699999999999999" table:style-name="ce1">
            <text:p>0.20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7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];[reclass_tables.K$2:.L$4];2;0)" table:style-name="ce1">
            <text:p>3</text:p>
          </table:table-cell>
          <table:table-cell office:value-type="float" office:value="1131103" table:formula="of:=[.B37]+[.D37]+[.F37]+[.H37]+[.J37]+[.L37]" table:style-name="ce6">
            <text:p>1131103</text:p>
          </table:table-cell>
          <table:table-cell office:value-type="float" office:value="0.21199999999999999" table:style-name="ce1">
            <text:p>0.21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8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];[reclass_tables.K$2:.L$4];2;0)" table:style-name="ce1">
            <text:p>1</text:p>
          </table:table-cell>
          <table:table-cell office:value-type="float" office:value="1131201" table:formula="of:=[.B38]+[.D38]+[.F38]+[.H38]+[.J38]+[.L38]" table:style-name="ce6">
            <text:p>1131201</text:p>
          </table:table-cell>
          <table:table-cell office:value-type="float" office:value="0.32500000000000001" table:style-name="ce1">
            <text:p>0.3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9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];[reclass_tables.K$2:.L$4];2;0)" table:style-name="ce1">
            <text:p>2</text:p>
          </table:table-cell>
          <table:table-cell office:value-type="float" office:value="1131202" table:formula="of:=[.B39]+[.D39]+[.F39]+[.H39]+[.J39]+[.L39]" table:style-name="ce6">
            <text:p>1131202</text:p>
          </table:table-cell>
          <table:table-cell office:value-type="float" office:value="0.32500000000000001" table:style-name="ce1">
            <text:p>0.3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0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];[reclass_tables.K$2:.L$4];2;0)" table:style-name="ce1">
            <text:p>3</text:p>
          </table:table-cell>
          <table:table-cell office:value-type="float" office:value="1131203" table:formula="of:=[.B40]+[.D40]+[.F40]+[.H40]+[.J40]+[.L40]" table:style-name="ce6">
            <text:p>1131203</text:p>
          </table:table-cell>
          <table:table-cell office:value-type="float" office:value="0.32500000000000001" table:style-name="ce8">
            <text:p>0.325</text:p>
          </table:table-cell>
          <table:table-cell office:value-type="string" table:style-name="ce9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1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];[reclass_tables.K$2:.L$4];2;0)" table:style-name="ce1">
            <text:p>1</text:p>
          </table:table-cell>
          <table:table-cell office:value-type="float" office:value="1132101" table:formula="of:=[.B41]+[.D41]+[.F41]+[.H41]+[.J41]+[.L41]" table:style-name="ce6">
            <text:p>1132101</text:p>
          </table:table-cell>
          <table:table-cell office:value-type="float" office:value="0.20699999999999999" table:style-name="ce1">
            <text:p>0.20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2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];[reclass_tables.K$2:.L$4];2;0)" table:style-name="ce1">
            <text:p>2</text:p>
          </table:table-cell>
          <table:table-cell office:value-type="float" office:value="1132102" table:formula="of:=[.B42]+[.D42]+[.F42]+[.H42]+[.J42]+[.L42]" table:style-name="ce6">
            <text:p>1132102</text:p>
          </table:table-cell>
          <table:table-cell office:value-type="float" office:value="0.20699999999999999" table:style-name="ce1">
            <text:p>0.20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3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];[reclass_tables.K$2:.L$4];2;0)" table:style-name="ce1">
            <text:p>3</text:p>
          </table:table-cell>
          <table:table-cell office:value-type="float" office:value="1132103" table:formula="of:=[.B43]+[.D43]+[.F43]+[.H43]+[.J43]+[.L43]" table:style-name="ce6">
            <text:p>1132103</text:p>
          </table:table-cell>
          <table:table-cell office:value-type="float" office:value="0.21199999999999999" table:style-name="ce1">
            <text:p>0.21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4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];[reclass_tables.K$2:.L$4];2;0)" table:style-name="ce1">
            <text:p>1</text:p>
          </table:table-cell>
          <table:table-cell office:value-type="float" office:value="1132201" table:formula="of:=[.B44]+[.D44]+[.F44]+[.H44]+[.J44]+[.L44]" table:style-name="ce6">
            <text:p>1132201</text:p>
          </table:table-cell>
          <table:table-cell office:value-type="float" office:value="0.32500000000000001" table:style-name="ce1">
            <text:p>0.3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5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];[reclass_tables.K$2:.L$4];2;0)" table:style-name="ce1">
            <text:p>2</text:p>
          </table:table-cell>
          <table:table-cell office:value-type="float" office:value="1132202" table:formula="of:=[.B45]+[.D45]+[.F45]+[.H45]+[.J45]+[.L45]" table:style-name="ce6">
            <text:p>1132202</text:p>
          </table:table-cell>
          <table:table-cell office:value-type="float" office:value="0.32500000000000001" table:style-name="ce1">
            <text:p>0.3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6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];[reclass_tables.K$2:.L$4];2;0)" table:style-name="ce1">
            <text:p>3</text:p>
          </table:table-cell>
          <table:table-cell office:value-type="float" office:value="1132203" table:formula="of:=[.B46]+[.D46]+[.F46]+[.H46]+[.J46]+[.L46]" table:style-name="ce6">
            <text:p>1132203</text:p>
          </table:table-cell>
          <table:table-cell office:value-type="float" office:value="0.32500000000000001" table:style-name="ce8">
            <text:p>0.325</text:p>
          </table:table-cell>
          <table:table-cell office:value-type="string" table:style-name="ce9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7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];[reclass_tables.K$2:.L$4];2;0)" table:style-name="ce1">
            <text:p>1</text:p>
          </table:table-cell>
          <table:table-cell office:value-type="float" office:value="1133101" table:formula="of:=[.B47]+[.D47]+[.F47]+[.H47]+[.J47]+[.L47]" table:style-name="ce6">
            <text:p>1133101</text:p>
          </table:table-cell>
          <table:table-cell office:value-type="float" office:value="0.20699999999999999" table:style-name="ce1">
            <text:p>0.20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8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];[reclass_tables.K$2:.L$4];2;0)" table:style-name="ce1">
            <text:p>2</text:p>
          </table:table-cell>
          <table:table-cell office:value-type="float" office:value="1133102" table:formula="of:=[.B48]+[.D48]+[.F48]+[.H48]+[.J48]+[.L48]" table:style-name="ce6">
            <text:p>1133102</text:p>
          </table:table-cell>
          <table:table-cell office:value-type="float" office:value="0.20699999999999999" table:style-name="ce1">
            <text:p>0.20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9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];[reclass_tables.K$2:.L$4];2;0)" table:style-name="ce1">
            <text:p>3</text:p>
          </table:table-cell>
          <table:table-cell office:value-type="float" office:value="1133103" table:formula="of:=[.B49]+[.D49]+[.F49]+[.H49]+[.J49]+[.L49]" table:style-name="ce6">
            <text:p>1133103</text:p>
          </table:table-cell>
          <table:table-cell office:value-type="float" office:value="0.21199999999999999" table:style-name="ce1">
            <text:p>0.21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0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];[reclass_tables.K$2:.L$4];2;0)" table:style-name="ce1">
            <text:p>1</text:p>
          </table:table-cell>
          <table:table-cell office:value-type="float" office:value="1133201" table:formula="of:=[.B50]+[.D50]+[.F50]+[.H50]+[.J50]+[.L50]" table:style-name="ce6">
            <text:p>1133201</text:p>
          </table:table-cell>
          <table:table-cell office:value-type="float" office:value="0.32500000000000001" table:style-name="ce1">
            <text:p>0.3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1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];[reclass_tables.K$2:.L$4];2;0)" table:style-name="ce1">
            <text:p>2</text:p>
          </table:table-cell>
          <table:table-cell office:value-type="float" office:value="1133202" table:formula="of:=[.B51]+[.D51]+[.F51]+[.H51]+[.J51]+[.L51]" table:style-name="ce6">
            <text:p>1133202</text:p>
          </table:table-cell>
          <table:table-cell office:value-type="float" office:value="0.32500000000000001" table:style-name="ce1">
            <text:p>0.3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2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];[reclass_tables.K$2:.L$4];2;0)" table:style-name="ce1">
            <text:p>3</text:p>
          </table:table-cell>
          <table:table-cell office:value-type="float" office:value="1133203" table:formula="of:=[.B52]+[.D52]+[.F52]+[.H52]+[.J52]+[.L52]" table:style-name="ce6">
            <text:p>1133203</text:p>
          </table:table-cell>
          <table:table-cell office:value-type="float" office:value="0.32500000000000001" table:style-name="ce8">
            <text:p>0.325</text:p>
          </table:table-cell>
          <table:table-cell office:value-type="string" table:style-name="ce7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3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];[reclass_tables.K$2:.L$4];2;0)" table:style-name="ce1">
            <text:p>1</text:p>
          </table:table-cell>
          <table:table-cell office:value-type="float" office:value="1151101" table:formula="of:=[.B53]+[.D53]+[.F53]+[.H53]+[.J53]+[.L53]" table:style-name="ce6">
            <text:p>1151101</text:p>
          </table:table-cell>
          <table:table-cell office:value-type="float" office:value="0.41699999999999998" table:style-name="ce8">
            <text:p>0.41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4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];[reclass_tables.K$2:.L$4];2;0)" table:style-name="ce1">
            <text:p>2</text:p>
          </table:table-cell>
          <table:table-cell office:value-type="float" office:value="1151102" table:formula="of:=[.B54]+[.D54]+[.F54]+[.H54]+[.J54]+[.L54]" table:style-name="ce6">
            <text:p>1151102</text:p>
          </table:table-cell>
          <table:table-cell office:value-type="float" office:value="0.41699999999999998" table:style-name="ce8">
            <text:p>0.41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5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];[reclass_tables.K$2:.L$4];2;0)" table:style-name="ce1">
            <text:p>3</text:p>
          </table:table-cell>
          <table:table-cell office:value-type="float" office:value="1151103" table:formula="of:=[.B55]+[.D55]+[.F55]+[.H55]+[.J55]+[.L55]" table:style-name="ce6">
            <text:p>1151103</text:p>
          </table:table-cell>
          <table:table-cell office:value-type="float" office:value="0.32200000000000001" table:style-name="ce8">
            <text:p>0.322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6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];[reclass_tables.K$2:.L$4];2;0)" table:style-name="ce1">
            <text:p>1</text:p>
          </table:table-cell>
          <table:table-cell office:value-type="float" office:value="1151201" table:formula="of:=[.B56]+[.D56]+[.F56]+[.H56]+[.J56]+[.L56]" table:style-name="ce6">
            <text:p>1151201</text:p>
          </table:table-cell>
          <table:table-cell office:value-type="float" office:value="0.247" table:style-name="ce8">
            <text:p>0.24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7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];[reclass_tables.K$2:.L$4];2;0)" table:style-name="ce1">
            <text:p>2</text:p>
          </table:table-cell>
          <table:table-cell office:value-type="float" office:value="1151202" table:formula="of:=[.B57]+[.D57]+[.F57]+[.H57]+[.J57]+[.L57]" table:style-name="ce6">
            <text:p>1151202</text:p>
          </table:table-cell>
          <table:table-cell office:value-type="float" office:value="0.247" table:style-name="ce8">
            <text:p>0.24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8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];[reclass_tables.K$2:.L$4];2;0)" table:style-name="ce1">
            <text:p>3</text:p>
          </table:table-cell>
          <table:table-cell office:value-type="float" office:value="1151203" table:formula="of:=[.B58]+[.D58]+[.F58]+[.H58]+[.J58]+[.L58]" table:style-name="ce6">
            <text:p>1151203</text:p>
          </table:table-cell>
          <table:table-cell office:value-type="float" office:value="0.17" table:style-name="ce8">
            <text:p>0.1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9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];[reclass_tables.K$2:.L$4];2;0)" table:style-name="ce1">
            <text:p>1</text:p>
          </table:table-cell>
          <table:table-cell office:value-type="float" office:value="1152101" table:formula="of:=[.B59]+[.D59]+[.F59]+[.H59]+[.J59]+[.L59]" table:style-name="ce6">
            <text:p>1152101</text:p>
          </table:table-cell>
          <table:table-cell office:value-type="float" office:value="0.41699999999999998" table:style-name="ce8">
            <text:p>0.41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0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];[reclass_tables.K$2:.L$4];2;0)" table:style-name="ce1">
            <text:p>2</text:p>
          </table:table-cell>
          <table:table-cell office:value-type="float" office:value="1152102" table:formula="of:=[.B60]+[.D60]+[.F60]+[.H60]+[.J60]+[.L60]" table:style-name="ce6">
            <text:p>1152102</text:p>
          </table:table-cell>
          <table:table-cell office:value-type="float" office:value="0.41699999999999998" table:style-name="ce8">
            <text:p>0.41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1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];[reclass_tables.K$2:.L$4];2;0)" table:style-name="ce1">
            <text:p>3</text:p>
          </table:table-cell>
          <table:table-cell office:value-type="float" office:value="1152103" table:formula="of:=[.B61]+[.D61]+[.F61]+[.H61]+[.J61]+[.L61]" table:style-name="ce6">
            <text:p>1152103</text:p>
          </table:table-cell>
          <table:table-cell office:value-type="float" office:value="0.32200000000000001" table:style-name="ce8">
            <text:p>0.322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2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];[reclass_tables.K$2:.L$4];2;0)" table:style-name="ce1">
            <text:p>1</text:p>
          </table:table-cell>
          <table:table-cell office:value-type="float" office:value="1152201" table:formula="of:=[.B62]+[.D62]+[.F62]+[.H62]+[.J62]+[.L62]" table:style-name="ce6">
            <text:p>1152201</text:p>
          </table:table-cell>
          <table:table-cell office:value-type="float" office:value="0.247" table:style-name="ce8">
            <text:p>0.24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3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];[reclass_tables.K$2:.L$4];2;0)" table:style-name="ce1">
            <text:p>2</text:p>
          </table:table-cell>
          <table:table-cell office:value-type="float" office:value="1152202" table:formula="of:=[.B63]+[.D63]+[.F63]+[.H63]+[.J63]+[.L63]" table:style-name="ce6">
            <text:p>1152202</text:p>
          </table:table-cell>
          <table:table-cell office:value-type="float" office:value="0.247" table:style-name="ce8">
            <text:p>0.24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4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];[reclass_tables.K$2:.L$4];2;0)" table:style-name="ce1">
            <text:p>3</text:p>
          </table:table-cell>
          <table:table-cell office:value-type="float" office:value="1152203" table:formula="of:=[.B64]+[.D64]+[.F64]+[.H64]+[.J64]+[.L64]" table:style-name="ce6">
            <text:p>1152203</text:p>
          </table:table-cell>
          <table:table-cell office:value-type="float" office:value="0.17" table:style-name="ce8">
            <text:p>0.1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5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5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];[reclass_tables.K$2:.L$4];2;0)" table:style-name="ce1">
            <text:p>1</text:p>
          </table:table-cell>
          <table:table-cell office:value-type="float" office:value="1153101" table:formula="of:=[.B65]+[.D65]+[.F65]+[.H65]+[.J65]+[.L65]" table:style-name="ce6">
            <text:p>1153101</text:p>
          </table:table-cell>
          <table:table-cell office:value-type="float" office:value="0.41699999999999998" table:style-name="ce8">
            <text:p>0.41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6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];[reclass_tables.K$2:.L$4];2;0)" table:style-name="ce1">
            <text:p>2</text:p>
          </table:table-cell>
          <table:table-cell office:value-type="float" office:value="1153102" table:formula="of:=[.B66]+[.D66]+[.F66]+[.H66]+[.J66]+[.L66]" table:style-name="ce6">
            <text:p>1153102</text:p>
          </table:table-cell>
          <table:table-cell office:value-type="float" office:value="0.41699999999999998" table:style-name="ce8">
            <text:p>0.417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7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];[reclass_tables.K$2:.L$4];2;0)" table:style-name="ce1">
            <text:p>3</text:p>
          </table:table-cell>
          <table:table-cell office:value-type="float" office:value="1153103" table:formula="of:=[.B67]+[.D67]+[.F67]+[.H67]+[.J67]+[.L67]" table:style-name="ce6">
            <text:p>1153103</text:p>
          </table:table-cell>
          <table:table-cell office:value-type="float" office:value="0.32200000000000001" table:style-name="ce8">
            <text:p>0.322</text:p>
          </table:table-cell>
          <table:table-cell office:value-type="string" table:style-name="ce10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8];[reclass_tables.A$2:.B$11];2;0)" table:style-name="ce1">
            <text:p>1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68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];[reclass_tables.K$2:.L$4];2;0)" table:style-name="ce1">
            <text:p>1</text:p>
          </table:table-cell>
          <table:table-cell office:value-type="float" office:value="1161101" table:formula="of:=[.B68]+[.D68]+[.F68]+[.H68]+[.J68]+[.L68]" table:style-name="ce6">
            <text:p>1161101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69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6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];[reclass_tables.K$2:.L$4];2;0)" table:style-name="ce1">
            <text:p>1</text:p>
          </table:table-cell>
          <table:table-cell office:value-type="float" office:value="1211101" table:formula="of:=[.B69]+[.D69]+[.F69]+[.H69]+[.J69]+[.L69]" table:style-name="ce6">
            <text:p>1211101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0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];[reclass_tables.K$2:.L$4];2;0)" table:style-name="ce1">
            <text:p>2</text:p>
          </table:table-cell>
          <table:table-cell office:value-type="float" office:value="1211102" table:formula="of:=[.B70]+[.D70]+[.F70]+[.H70]+[.J70]+[.L70]" table:style-name="ce6">
            <text:p>1211102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1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];[reclass_tables.K$2:.L$4];2;0)" table:style-name="ce1">
            <text:p>3</text:p>
          </table:table-cell>
          <table:table-cell office:value-type="float" office:value="1211103" table:formula="of:=[.B71]+[.D71]+[.F71]+[.H71]+[.J71]+[.L71]" table:style-name="ce6">
            <text:p>1211103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2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];[reclass_tables.K$2:.L$4];2;0)" table:style-name="ce1">
            <text:p>1</text:p>
          </table:table-cell>
          <table:table-cell office:value-type="float" office:value="1211201" table:formula="of:=[.B72]+[.D72]+[.F72]+[.H72]+[.J72]+[.L72]" table:style-name="ce6">
            <text:p>1211201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3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];[reclass_tables.K$2:.L$4];2;0)" table:style-name="ce1">
            <text:p>2</text:p>
          </table:table-cell>
          <table:table-cell office:value-type="float" office:value="1211202" table:formula="of:=[.B73]+[.D73]+[.F73]+[.H73]+[.J73]+[.L73]" table:style-name="ce6">
            <text:p>1211202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4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];[reclass_tables.K$2:.L$4];2;0)" table:style-name="ce1">
            <text:p>3</text:p>
          </table:table-cell>
          <table:table-cell office:value-type="float" office:value="1211203" table:formula="of:=[.B74]+[.D74]+[.F74]+[.H74]+[.J74]+[.L74]" table:style-name="ce6">
            <text:p>1211203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5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];[reclass_tables.K$2:.L$4];2;0)" table:style-name="ce1">
            <text:p>1</text:p>
          </table:table-cell>
          <table:table-cell office:value-type="float" office:value="1212101" table:formula="of:=[.B75]+[.D75]+[.F75]+[.H75]+[.J75]+[.L75]" table:style-name="ce6">
            <text:p>1212101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6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];[reclass_tables.K$2:.L$4];2;0)" table:style-name="ce1">
            <text:p>2</text:p>
          </table:table-cell>
          <table:table-cell office:value-type="float" office:value="1212102" table:formula="of:=[.B76]+[.D76]+[.F76]+[.H76]+[.J76]+[.L76]" table:style-name="ce6">
            <text:p>1212102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7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];[reclass_tables.K$2:.L$4];2;0)" table:style-name="ce1">
            <text:p>3</text:p>
          </table:table-cell>
          <table:table-cell office:value-type="float" office:value="1212103" table:formula="of:=[.B77]+[.D77]+[.F77]+[.H77]+[.J77]+[.L77]" table:style-name="ce6">
            <text:p>1212103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8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];[reclass_tables.K$2:.L$4];2;0)" table:style-name="ce1">
            <text:p>1</text:p>
          </table:table-cell>
          <table:table-cell office:value-type="float" office:value="1212201" table:formula="of:=[.B78]+[.D78]+[.F78]+[.H78]+[.J78]+[.L78]" table:style-name="ce6">
            <text:p>1212201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9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];[reclass_tables.K$2:.L$4];2;0)" table:style-name="ce1">
            <text:p>2</text:p>
          </table:table-cell>
          <table:table-cell office:value-type="float" office:value="1212202" table:formula="of:=[.B79]+[.D79]+[.F79]+[.H79]+[.J79]+[.L79]" table:style-name="ce6">
            <text:p>1212202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0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0];[reclass_tables.K$2:.L$4];2;0)" table:style-name="ce1">
            <text:p>3</text:p>
          </table:table-cell>
          <table:table-cell office:value-type="float" office:value="1212203" table:formula="of:=[.B80]+[.D80]+[.F80]+[.H80]+[.J80]+[.L80]" table:style-name="ce6">
            <text:p>1212203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1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1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];[reclass_tables.K$2:.L$4];2;0)" table:style-name="ce1">
            <text:p>1</text:p>
          </table:table-cell>
          <table:table-cell office:value-type="float" office:value="1213101" table:formula="of:=[.B81]+[.D81]+[.F81]+[.H81]+[.J81]+[.L81]" table:style-name="ce6">
            <text:p>1213101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2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2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2];[reclass_tables.K$2:.L$4];2;0)" table:style-name="ce1">
            <text:p>2</text:p>
          </table:table-cell>
          <table:table-cell office:value-type="float" office:value="1213102" table:formula="of:=[.B82]+[.D82]+[.F82]+[.H82]+[.J82]+[.L82]" table:style-name="ce6">
            <text:p>1213102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3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3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3];[reclass_tables.K$2:.L$4];2;0)" table:style-name="ce1">
            <text:p>3</text:p>
          </table:table-cell>
          <table:table-cell office:value-type="float" office:value="1213103" table:formula="of:=[.B83]+[.D83]+[.F83]+[.H83]+[.J83]+[.L83]" table:style-name="ce6">
            <text:p>1213103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4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4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];[reclass_tables.K$2:.L$4];2;0)" table:style-name="ce1">
            <text:p>1</text:p>
          </table:table-cell>
          <table:table-cell office:value-type="float" office:value="1213201" table:formula="of:=[.B84]+[.D84]+[.F84]+[.H84]+[.J84]+[.L84]" table:style-name="ce6">
            <text:p>1213201</text:p>
          </table:table-cell>
          <table:table-cell office:value-type="float" office:value="0.30349999999999999" table:style-name="ce1">
            <text:p>0.3035</text:p>
          </table:table-cell>
          <table:table-cell office:value-type="string" table:style-name="ce1">
            <text:p>Avg value for Planted NeedleLeaf in Americas and Asi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5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5];[reclass_tables.K$2:.L$4];2;0)" table:style-name="ce1">
            <text:p>1</text:p>
          </table:table-cell>
          <table:table-cell office:value-type="float" office:value="1221101" table:formula="of:=[.B85]+[.D85]+[.F85]+[.H85]+[.J85]+[.L85]" table:style-name="ce6">
            <text:p>1221101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6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6];[reclass_tables.K$2:.L$4];2;0)" table:style-name="ce1">
            <text:p>2</text:p>
          </table:table-cell>
          <table:table-cell office:value-type="float" office:value="1221102" table:formula="of:=[.B86]+[.D86]+[.F86]+[.H86]+[.J86]+[.L86]" table:style-name="ce6">
            <text:p>1221102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7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7];[reclass_tables.K$2:.L$4];2;0)" table:style-name="ce1">
            <text:p>3</text:p>
          </table:table-cell>
          <table:table-cell office:value-type="float" office:value="1221103" table:formula="of:=[.B87]+[.D87]+[.F87]+[.H87]+[.J87]+[.L87]" table:style-name="ce6">
            <text:p>1221103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8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8];[reclass_tables.K$2:.L$4];2;0)" table:style-name="ce1">
            <text:p>1</text:p>
          </table:table-cell>
          <table:table-cell office:value-type="float" office:value="1221201" table:formula="of:=[.B88]+[.D88]+[.F88]+[.H88]+[.J88]+[.L88]" table:style-name="ce6">
            <text:p>1221201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9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9];[reclass_tables.K$2:.L$4];2;0)" table:style-name="ce1">
            <text:p>2</text:p>
          </table:table-cell>
          <table:table-cell office:value-type="float" office:value="1221202" table:formula="of:=[.B89]+[.D89]+[.F89]+[.H89]+[.J89]+[.L89]" table:style-name="ce6">
            <text:p>1221202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0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9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0];[reclass_tables.K$2:.L$4];2;0)" table:style-name="ce1">
            <text:p>3</text:p>
          </table:table-cell>
          <table:table-cell office:value-type="float" office:value="1221203" table:formula="of:=[.B90]+[.D90]+[.F90]+[.H90]+[.J90]+[.L90]" table:style-name="ce6">
            <text:p>1221203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1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1];[reclass_tables.K$2:.L$4];2;0)" table:style-name="ce1">
            <text:p>1</text:p>
          </table:table-cell>
          <table:table-cell office:value-type="float" office:value="1222101" table:formula="of:=[.B91]+[.D91]+[.F91]+[.H91]+[.J91]+[.L91]" table:style-name="ce6">
            <text:p>1222101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2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2];[reclass_tables.K$2:.L$4];2;0)" table:style-name="ce1">
            <text:p>2</text:p>
          </table:table-cell>
          <table:table-cell office:value-type="float" office:value="1222102" table:formula="of:=[.B92]+[.D92]+[.F92]+[.H92]+[.J92]+[.L92]" table:style-name="ce6">
            <text:p>1222102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3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3];[reclass_tables.K$2:.L$4];2;0)" table:style-name="ce1">
            <text:p>3</text:p>
          </table:table-cell>
          <table:table-cell office:value-type="float" office:value="1222103" table:formula="of:=[.B93]+[.D93]+[.F93]+[.H93]+[.J93]+[.L93]" table:style-name="ce6">
            <text:p>1222103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4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4];[reclass_tables.K$2:.L$4];2;0)" table:style-name="ce1">
            <text:p>1</text:p>
          </table:table-cell>
          <table:table-cell office:value-type="float" office:value="1222201" table:formula="of:=[.B94]+[.D94]+[.F94]+[.H94]+[.J94]+[.L94]" table:style-name="ce6">
            <text:p>1222201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5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5];[reclass_tables.K$2:.L$4];2;0)" table:style-name="ce1">
            <text:p>2</text:p>
          </table:table-cell>
          <table:table-cell office:value-type="float" office:value="1222202" table:formula="of:=[.B95]+[.D95]+[.F95]+[.H95]+[.J95]+[.L95]" table:style-name="ce6">
            <text:p>1222202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6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6];[reclass_tables.K$2:.L$4];2;0)" table:style-name="ce1">
            <text:p>3</text:p>
          </table:table-cell>
          <table:table-cell office:value-type="float" office:value="1222203" table:formula="of:=[.B96]+[.D96]+[.F96]+[.H96]+[.J96]+[.L96]" table:style-name="ce6">
            <text:p>1222203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7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7];[reclass_tables.K$2:.L$4];2;0)" table:style-name="ce1">
            <text:p>1</text:p>
          </table:table-cell>
          <table:table-cell office:value-type="float" office:value="1223101" table:formula="of:=[.B97]+[.D97]+[.F97]+[.H97]+[.J97]+[.L97]" table:style-name="ce6">
            <text:p>1223101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8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8];[reclass_tables.K$2:.L$4];2;0)" table:style-name="ce1">
            <text:p>2</text:p>
          </table:table-cell>
          <table:table-cell office:value-type="float" office:value="1223102" table:formula="of:=[.B98]+[.D98]+[.F98]+[.H98]+[.J98]+[.L98]" table:style-name="ce6">
            <text:p>1223102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9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9];[reclass_tables.K$2:.L$4];2;0)" table:style-name="ce1">
            <text:p>3</text:p>
          </table:table-cell>
          <table:table-cell office:value-type="float" office:value="1223103" table:formula="of:=[.B99]+[.D99]+[.F99]+[.H99]+[.J99]+[.L99]" table:style-name="ce6">
            <text:p>1223103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0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0];[reclass_tables.K$2:.L$4];2;0)" table:style-name="ce1">
            <text:p>1</text:p>
          </table:table-cell>
          <table:table-cell office:value-type="float" office:value="1223201" table:formula="of:=[.B100]+[.D100]+[.F100]+[.H100]+[.J100]+[.L100]" table:style-name="ce6">
            <text:p>1223201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1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1];[reclass_tables.K$2:.L$4];2;0)" table:style-name="ce1">
            <text:p>2</text:p>
          </table:table-cell>
          <table:table-cell office:value-type="float" office:value="1223202" table:formula="of:=[.B101]+[.D101]+[.F101]+[.H101]+[.J101]+[.L101]" table:style-name="ce6">
            <text:p>1223202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2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2];[reclass_tables.K$2:.L$4];2;0)" table:style-name="ce1">
            <text:p>3</text:p>
          </table:table-cell>
          <table:table-cell office:value-type="float" office:value="1223203" table:formula="of:=[.B102]+[.D102]+[.F102]+[.H102]+[.J102]+[.L102]" table:style-name="ce6">
            <text:p>1223203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3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3];[reclass_tables.K$2:.L$4];2;0)" table:style-name="ce1">
            <text:p>1</text:p>
          </table:table-cell>
          <table:table-cell office:value-type="float" office:value="1231101" table:formula="of:=[.B103]+[.D103]+[.F103]+[.H103]+[.J103]+[.L103]" table:style-name="ce6">
            <text:p>1231101</text:p>
          </table:table-cell>
          <table:table-cell office:value-type="float" office:value="0.32300000000000001" table:style-name="ce1">
            <text:p>0.3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4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4];[reclass_tables.K$2:.L$4];2;0)" table:style-name="ce1">
            <text:p>2</text:p>
          </table:table-cell>
          <table:table-cell office:value-type="float" office:value="1231102" table:formula="of:=[.B104]+[.D104]+[.F104]+[.H104]+[.J104]+[.L104]" table:style-name="ce6">
            <text:p>1231102</text:p>
          </table:table-cell>
          <table:table-cell office:value-type="float" office:value="0.32300000000000001" table:style-name="ce1">
            <text:p>0.3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5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5];[reclass_tables.K$2:.L$4];2;0)" table:style-name="ce1">
            <text:p>3</text:p>
          </table:table-cell>
          <table:table-cell office:value-type="float" office:value="1231103" table:formula="of:=[.B105]+[.D105]+[.F105]+[.H105]+[.J105]+[.L105]" table:style-name="ce6">
            <text:p>1231103</text:p>
          </table:table-cell>
          <table:table-cell office:value-type="float" office:value="0.246" table:style-name="ce1">
            <text:p>0.24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6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6];[reclass_tables.K$2:.L$4];2;0)" table:style-name="ce1">
            <text:p>1</text:p>
          </table:table-cell>
          <table:table-cell office:value-type="float" office:value="1231201" table:formula="of:=[.B106]+[.D106]+[.F106]+[.H106]+[.J106]+[.L106]" table:style-name="ce6">
            <text:p>1231201</text:p>
          </table:table-cell>
          <table:table-cell office:value-type="float" office:value="0.32300000000000001" table:style-name="ce8">
            <text:p>0.323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7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7];[reclass_tables.K$2:.L$4];2;0)" table:style-name="ce1">
            <text:p>2</text:p>
          </table:table-cell>
          <table:table-cell office:value-type="float" office:value="1231202" table:formula="of:=[.B107]+[.D107]+[.F107]+[.H107]+[.J107]+[.L107]" table:style-name="ce6">
            <text:p>1231202</text:p>
          </table:table-cell>
          <table:table-cell office:value-type="float" office:value="0.32300000000000001" table:style-name="ce8">
            <text:p>0.323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8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8];[reclass_tables.K$2:.L$4];2;0)" table:style-name="ce1">
            <text:p>3</text:p>
          </table:table-cell>
          <table:table-cell office:value-type="float" office:value="1231203" table:formula="of:=[.B108]+[.D108]+[.F108]+[.H108]+[.J108]+[.L108]" table:style-name="ce6">
            <text:p>1231203</text:p>
          </table:table-cell>
          <table:table-cell office:value-type="float" office:value="0.246" table:style-name="ce8">
            <text:p>0.246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9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0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9];[reclass_tables.K$2:.L$4];2;0)" table:style-name="ce1">
            <text:p>1</text:p>
          </table:table-cell>
          <table:table-cell office:value-type="float" office:value="1232101" table:formula="of:=[.B109]+[.D109]+[.F109]+[.H109]+[.J109]+[.L109]" table:style-name="ce6">
            <text:p>1232101</text:p>
          </table:table-cell>
          <table:table-cell office:value-type="float" office:value="0.32300000000000001" table:style-name="ce1">
            <text:p>0.3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0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0];[reclass_tables.K$2:.L$4];2;0)" table:style-name="ce1">
            <text:p>2</text:p>
          </table:table-cell>
          <table:table-cell office:value-type="float" office:value="1232102" table:formula="of:=[.B110]+[.D110]+[.F110]+[.H110]+[.J110]+[.L110]" table:style-name="ce6">
            <text:p>1232102</text:p>
          </table:table-cell>
          <table:table-cell office:value-type="float" office:value="0.32300000000000001" table:style-name="ce1">
            <text:p>0.3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1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1];[reclass_tables.K$2:.L$4];2;0)" table:style-name="ce1">
            <text:p>3</text:p>
          </table:table-cell>
          <table:table-cell office:value-type="float" office:value="1232103" table:formula="of:=[.B111]+[.D111]+[.F111]+[.H111]+[.J111]+[.L111]" table:style-name="ce6">
            <text:p>1232103</text:p>
          </table:table-cell>
          <table:table-cell office:value-type="float" office:value="0.246" table:style-name="ce1">
            <text:p>0.24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2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2];[reclass_tables.K$2:.L$4];2;0)" table:style-name="ce1">
            <text:p>1</text:p>
          </table:table-cell>
          <table:table-cell office:value-type="float" office:value="1232201" table:formula="of:=[.B112]+[.D112]+[.F112]+[.H112]+[.J112]+[.L112]" table:style-name="ce6">
            <text:p>1232201</text:p>
          </table:table-cell>
          <table:table-cell office:value-type="float" office:value="0.32300000000000001" table:style-name="ce8">
            <text:p>0.323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3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3];[reclass_tables.K$2:.L$4];2;0)" table:style-name="ce1">
            <text:p>2</text:p>
          </table:table-cell>
          <table:table-cell office:value-type="float" office:value="1232202" table:formula="of:=[.B113]+[.D113]+[.F113]+[.H113]+[.J113]+[.L113]" table:style-name="ce6">
            <text:p>1232202</text:p>
          </table:table-cell>
          <table:table-cell office:value-type="float" office:value="0.32300000000000001" table:style-name="ce8">
            <text:p>0.323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4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4];[reclass_tables.K$2:.L$4];2;0)" table:style-name="ce1">
            <text:p>3</text:p>
          </table:table-cell>
          <table:table-cell office:value-type="float" office:value="1232203" table:formula="of:=[.B114]+[.D114]+[.F114]+[.H114]+[.J114]+[.L114]" table:style-name="ce6">
            <text:p>1232203</text:p>
          </table:table-cell>
          <table:table-cell office:value-type="float" office:value="0.246" table:style-name="ce8">
            <text:p>0.246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5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5];[reclass_tables.K$2:.L$4];2;0)" table:style-name="ce1">
            <text:p>1</text:p>
          </table:table-cell>
          <table:table-cell office:value-type="float" office:value="1233101" table:formula="of:=[.B115]+[.D115]+[.F115]+[.H115]+[.J115]+[.L115]" table:style-name="ce6">
            <text:p>1233101</text:p>
          </table:table-cell>
          <table:table-cell office:value-type="float" office:value="0.32300000000000001" table:style-name="ce1">
            <text:p>0.3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6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6];[reclass_tables.K$2:.L$4];2;0)" table:style-name="ce1">
            <text:p>2</text:p>
          </table:table-cell>
          <table:table-cell office:value-type="float" office:value="1233102" table:formula="of:=[.B116]+[.D116]+[.F116]+[.H116]+[.J116]+[.L116]" table:style-name="ce6">
            <text:p>1233102</text:p>
          </table:table-cell>
          <table:table-cell office:value-type="float" office:value="0.32300000000000001" table:style-name="ce1">
            <text:p>0.3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7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7];[reclass_tables.K$2:.L$4];2;0)" table:style-name="ce1">
            <text:p>3</text:p>
          </table:table-cell>
          <table:table-cell office:value-type="float" office:value="1233103" table:formula="of:=[.B117]+[.D117]+[.F117]+[.H117]+[.J117]+[.L117]" table:style-name="ce6">
            <text:p>1233103</text:p>
          </table:table-cell>
          <table:table-cell office:value-type="float" office:value="0.246" table:style-name="ce1">
            <text:p>0.24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8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8];[reclass_tables.K$2:.L$4];2;0)" table:style-name="ce1">
            <text:p>1</text:p>
          </table:table-cell>
          <table:table-cell office:value-type="float" office:value="1233201" table:formula="of:=[.B118]+[.D118]+[.F118]+[.H118]+[.J118]+[.L118]" table:style-name="ce6">
            <text:p>1233201</text:p>
          </table:table-cell>
          <table:table-cell office:value-type="float" office:value="0.32300000000000001" table:style-name="ce8">
            <text:p>0.323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9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9];[reclass_tables.K$2:.L$4];2;0)" table:style-name="ce1">
            <text:p>2</text:p>
          </table:table-cell>
          <table:table-cell office:value-type="float" office:value="1233202" table:formula="of:=[.B119]+[.D119]+[.F119]+[.H119]+[.J119]+[.L119]" table:style-name="ce6">
            <text:p>1233202</text:p>
          </table:table-cell>
          <table:table-cell office:value-type="float" office:value="0.32300000000000001" table:style-name="ce8">
            <text:p>0.323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0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2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2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0];[reclass_tables.K$2:.L$4];2;0)" table:style-name="ce1">
            <text:p>3</text:p>
          </table:table-cell>
          <table:table-cell office:value-type="float" office:value="1233203" table:formula="of:=[.B120]+[.D120]+[.F120]+[.H120]+[.J120]+[.L120]" table:style-name="ce6">
            <text:p>1233203</text:p>
          </table:table-cell>
          <table:table-cell office:value-type="float" office:value="0.246" table:style-name="ce8">
            <text:p>0.246</text:p>
          </table:table-cell>
          <table:table-cell office:value-type="string" table:style-name="ce7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1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1];[reclass_tables.K$2:.L$4];2;0)" table:style-name="ce1">
            <text:p>1</text:p>
          </table:table-cell>
          <table:table-cell office:value-type="float" office:value="1251101" table:formula="of:=[.B121]+[.D121]+[.F121]+[.H121]+[.J121]+[.L121]" table:style-name="ce6">
            <text:p>1251101</text:p>
          </table:table-cell>
          <table:table-cell office:value-type="float" office:value="0.28000000000000003" table:style-name="ce8">
            <text:p>0.28</text:p>
          </table:table-cell>
          <table:table-cell office:value-type="string" table:style-name="ce10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2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2];[reclass_tables.K$2:.L$4];2;0)" table:style-name="ce1">
            <text:p>2</text:p>
          </table:table-cell>
          <table:table-cell office:value-type="float" office:value="1251102" table:formula="of:=[.B122]+[.D122]+[.F122]+[.H122]+[.J122]+[.L122]" table:style-name="ce6">
            <text:p>1251102</text:p>
          </table:table-cell>
          <table:table-cell office:value-type="float" office:value="0.28000000000000003" table:style-name="ce8">
            <text:p>0.28</text:p>
          </table:table-cell>
          <table:table-cell office:value-type="string" table:style-name="ce10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3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3];[reclass_tables.K$2:.L$4];2;0)" table:style-name="ce1">
            <text:p>3</text:p>
          </table:table-cell>
          <table:table-cell office:value-type="float" office:value="1251103" table:formula="of:=[.B123]+[.D123]+[.F123]+[.H123]+[.J123]+[.L123]" table:style-name="ce6">
            <text:p>1251103</text:p>
          </table:table-cell>
          <table:table-cell office:value-type="float" office:value="0.254" table:style-name="ce8">
            <text:p>0.254</text:p>
          </table:table-cell>
          <table:table-cell office:value-type="string" table:style-name="ce10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4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4];[reclass_tables.K$2:.L$4];2;0)" table:style-name="ce1">
            <text:p>1</text:p>
          </table:table-cell>
          <table:table-cell office:value-type="float" office:value="1252101" table:formula="of:=[.B124]+[.D124]+[.F124]+[.H124]+[.J124]+[.L124]" table:style-name="ce6">
            <text:p>1252101</text:p>
          </table:table-cell>
          <table:table-cell office:value-type="float" office:value="0.28000000000000003" table:style-name="ce8">
            <text:p>0.28</text:p>
          </table:table-cell>
          <table:table-cell office:value-type="string" table:style-name="ce10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5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5];[reclass_tables.K$2:.L$4];2;0)" table:style-name="ce1">
            <text:p>2</text:p>
          </table:table-cell>
          <table:table-cell office:value-type="float" office:value="1252102" table:formula="of:=[.B125]+[.D125]+[.F125]+[.H125]+[.J125]+[.L125]" table:style-name="ce6">
            <text:p>1252102</text:p>
          </table:table-cell>
          <table:table-cell office:value-type="float" office:value="0.28000000000000003" table:style-name="ce8">
            <text:p>0.28</text:p>
          </table:table-cell>
          <table:table-cell office:value-type="string" table:style-name="ce10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6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6];[reclass_tables.K$2:.L$4];2;0)" table:style-name="ce1">
            <text:p>3</text:p>
          </table:table-cell>
          <table:table-cell office:value-type="float" office:value="1252103" table:formula="of:=[.B126]+[.D126]+[.F126]+[.H126]+[.J126]+[.L126]" table:style-name="ce6">
            <text:p>1252103</text:p>
          </table:table-cell>
          <table:table-cell office:value-type="float" office:value="0.254" table:style-name="ce8">
            <text:p>0.254</text:p>
          </table:table-cell>
          <table:table-cell office:value-type="string" table:style-name="ce10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7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7];[reclass_tables.K$2:.L$4];2;0)" table:style-name="ce1">
            <text:p>1</text:p>
          </table:table-cell>
          <table:table-cell office:value-type="float" office:value="1311101" table:formula="of:=[.B127]+[.D127]+[.F127]+[.H127]+[.J127]+[.L127]" table:style-name="ce6">
            <text:p>1311101</text:p>
          </table:table-cell>
          <table:table-cell office:value-type="float" office:value="0.33200000000000002" table:style-name="ce1">
            <text:p>0.3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8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8];[reclass_tables.K$2:.L$4];2;0)" table:style-name="ce1">
            <text:p>2</text:p>
          </table:table-cell>
          <table:table-cell office:value-type="float" office:value="1311102" table:formula="of:=[.B128]+[.D128]+[.F128]+[.H128]+[.J128]+[.L128]" table:style-name="ce6">
            <text:p>1311102</text:p>
          </table:table-cell>
          <table:table-cell office:value-type="float" office:value="0.33200000000000002" table:style-name="ce1">
            <text:p>0.3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9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9];[reclass_tables.K$2:.L$4];2;0)" table:style-name="ce1">
            <text:p>3</text:p>
          </table:table-cell>
          <table:table-cell office:value-type="float" office:value="1311103" table:formula="of:=[.B129]+[.D129]+[.F129]+[.H129]+[.J129]+[.L129]" table:style-name="ce6">
            <text:p>1311103</text:p>
          </table:table-cell>
          <table:table-cell office:value-type="float" office:value="0.379" table:style-name="ce1">
            <text:p>0.37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0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0];[reclass_tables.K$2:.L$4];2;0)" table:style-name="ce1">
            <text:p>1</text:p>
          </table:table-cell>
          <table:table-cell office:value-type="float" office:value="1311201" table:formula="of:=[.B130]+[.D130]+[.F130]+[.H130]+[.J130]+[.L130]" table:style-name="ce6">
            <text:p>1311201</text:p>
          </table:table-cell>
          <table:table-cell office:value-type="float" office:value="0.33200000000000002" table:style-name="ce8">
            <text:p>0.3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1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1];[reclass_tables.K$2:.L$4];2;0)" table:style-name="ce1">
            <text:p>2</text:p>
          </table:table-cell>
          <table:table-cell office:value-type="float" office:value="1311202" table:formula="of:=[.B131]+[.D131]+[.F131]+[.H131]+[.J131]+[.L131]" table:style-name="ce6">
            <text:p>1311202</text:p>
          </table:table-cell>
          <table:table-cell office:value-type="float" office:value="0.33200000000000002" table:style-name="ce8">
            <text:p>0.3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2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2];[reclass_tables.K$2:.L$4];2;0)" table:style-name="ce1">
            <text:p>3</text:p>
          </table:table-cell>
          <table:table-cell office:value-type="float" office:value="1311203" table:formula="of:=[.B132]+[.D132]+[.F132]+[.H132]+[.J132]+[.L132]" table:style-name="ce6">
            <text:p>1311203</text:p>
          </table:table-cell>
          <table:table-cell office:value-type="float" office:value="0.379" table:style-name="ce8">
            <text:p>0.379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3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3];[reclass_tables.K$2:.L$4];2;0)" table:style-name="ce1">
            <text:p>1</text:p>
          </table:table-cell>
          <table:table-cell office:value-type="float" office:value="1312101" table:formula="of:=[.B133]+[.D133]+[.F133]+[.H133]+[.J133]+[.L133]" table:style-name="ce6">
            <text:p>1312101</text:p>
          </table:table-cell>
          <table:table-cell office:value-type="float" office:value="0.33200000000000002" table:style-name="ce1">
            <text:p>0.3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4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4];[reclass_tables.K$2:.L$4];2;0)" table:style-name="ce1">
            <text:p>2</text:p>
          </table:table-cell>
          <table:table-cell office:value-type="float" office:value="1312102" table:formula="of:=[.B134]+[.D134]+[.F134]+[.H134]+[.J134]+[.L134]" table:style-name="ce6">
            <text:p>1312102</text:p>
          </table:table-cell>
          <table:table-cell office:value-type="float" office:value="0.33200000000000002" table:style-name="ce1">
            <text:p>0.3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5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5];[reclass_tables.K$2:.L$4];2;0)" table:style-name="ce1">
            <text:p>3</text:p>
          </table:table-cell>
          <table:table-cell office:value-type="float" office:value="1312103" table:formula="of:=[.B135]+[.D135]+[.F135]+[.H135]+[.J135]+[.L135]" table:style-name="ce6">
            <text:p>1312103</text:p>
          </table:table-cell>
          <table:table-cell office:value-type="float" office:value="0.379" table:style-name="ce1">
            <text:p>0.37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6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6];[reclass_tables.K$2:.L$4];2;0)" table:style-name="ce1">
            <text:p>1</text:p>
          </table:table-cell>
          <table:table-cell office:value-type="float" office:value="1312201" table:formula="of:=[.B136]+[.D136]+[.F136]+[.H136]+[.J136]+[.L136]" table:style-name="ce6">
            <text:p>1312201</text:p>
          </table:table-cell>
          <table:table-cell office:value-type="float" office:value="0.33200000000000002" table:style-name="ce8">
            <text:p>0.3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7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7];[reclass_tables.K$2:.L$4];2;0)" table:style-name="ce1">
            <text:p>2</text:p>
          </table:table-cell>
          <table:table-cell office:value-type="float" office:value="1312202" table:formula="of:=[.B137]+[.D137]+[.F137]+[.H137]+[.J137]+[.L137]" table:style-name="ce6">
            <text:p>1312202</text:p>
          </table:table-cell>
          <table:table-cell office:value-type="float" office:value="0.33200000000000002" table:style-name="ce8">
            <text:p>0.3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8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8];[reclass_tables.K$2:.L$4];2;0)" table:style-name="ce1">
            <text:p>3</text:p>
          </table:table-cell>
          <table:table-cell office:value-type="float" office:value="1312203" table:formula="of:=[.B138]+[.D138]+[.F138]+[.H138]+[.J138]+[.L138]" table:style-name="ce6">
            <text:p>1312203</text:p>
          </table:table-cell>
          <table:table-cell office:value-type="float" office:value="0.379" table:style-name="ce8">
            <text:p>0.379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9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9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9];[reclass_tables.K$2:.L$4];2;0)" table:style-name="ce1">
            <text:p>1</text:p>
          </table:table-cell>
          <table:table-cell office:value-type="float" office:value="1313101" table:formula="of:=[.B139]+[.D139]+[.F139]+[.H139]+[.J139]+[.L139]" table:style-name="ce6">
            <text:p>1313101</text:p>
          </table:table-cell>
          <table:table-cell office:value-type="float" office:value="0.33200000000000002" table:style-name="ce1">
            <text:p>0.3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0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0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0];[reclass_tables.K$2:.L$4];2;0)" table:style-name="ce1">
            <text:p>2</text:p>
          </table:table-cell>
          <table:table-cell office:value-type="float" office:value="1313102" table:formula="of:=[.B140]+[.D140]+[.F140]+[.H140]+[.J140]+[.L140]" table:style-name="ce6">
            <text:p>1313102</text:p>
          </table:table-cell>
          <table:table-cell office:value-type="float" office:value="0.33200000000000002" table:style-name="ce1">
            <text:p>0.3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1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1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1];[reclass_tables.K$2:.L$4];2;0)" table:style-name="ce1">
            <text:p>3</text:p>
          </table:table-cell>
          <table:table-cell office:value-type="float" office:value="1313103" table:formula="of:=[.B141]+[.D141]+[.F141]+[.H141]+[.J141]+[.L141]" table:style-name="ce6">
            <text:p>1313103</text:p>
          </table:table-cell>
          <table:table-cell office:value-type="float" office:value="0.379" table:style-name="ce1">
            <text:p>0.37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2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2];[reclass_tables.K$2:.L$4];2;0)" table:style-name="ce1">
            <text:p>1</text:p>
          </table:table-cell>
          <table:table-cell office:value-type="float" office:value="1321101" table:formula="of:=[.B142]+[.D142]+[.F142]+[.H142]+[.J142]+[.L142]" table:style-name="ce6">
            <text:p>1321101</text:p>
          </table:table-cell>
          <table:table-cell office:value-type="float" office:value="0.34100000000000003" table:style-name="ce1">
            <text:p>0.34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3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3];[reclass_tables.K$2:.L$4];2;0)" table:style-name="ce1">
            <text:p>2</text:p>
          </table:table-cell>
          <table:table-cell office:value-type="float" office:value="1321102" table:formula="of:=[.B143]+[.D143]+[.F143]+[.H143]+[.J143]+[.L143]" table:style-name="ce6">
            <text:p>1321102</text:p>
          </table:table-cell>
          <table:table-cell office:value-type="float" office:value="0.34100000000000003" table:style-name="ce1">
            <text:p>0.34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4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4];[reclass_tables.K$2:.L$4];2;0)" table:style-name="ce1">
            <text:p>3</text:p>
          </table:table-cell>
          <table:table-cell office:value-type="float" office:value="1321103" table:formula="of:=[.B144]+[.D144]+[.F144]+[.H144]+[.J144]+[.L144]" table:style-name="ce6">
            <text:p>1321103</text:p>
          </table:table-cell>
          <table:table-cell office:value-type="float" office:value="0.33100000000000002" table:style-name="ce1">
            <text:p>0.33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5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5];[reclass_tables.K$2:.L$4];2;0)" table:style-name="ce1">
            <text:p>1</text:p>
          </table:table-cell>
          <table:table-cell office:value-type="float" office:value="1321201" table:formula="of:=[.B145]+[.D145]+[.F145]+[.H145]+[.J145]+[.L145]" table:style-name="ce6">
            <text:p>1321201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6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6];[reclass_tables.K$2:.L$4];2;0)" table:style-name="ce1">
            <text:p>2</text:p>
          </table:table-cell>
          <table:table-cell office:value-type="float" office:value="1321202" table:formula="of:=[.B146]+[.D146]+[.F146]+[.H146]+[.J146]+[.L146]" table:style-name="ce6">
            <text:p>1321202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7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7];[reclass_tables.K$2:.L$4];2;0)" table:style-name="ce1">
            <text:p>3</text:p>
          </table:table-cell>
          <table:table-cell office:value-type="float" office:value="1321203" table:formula="of:=[.B147]+[.D147]+[.F147]+[.H147]+[.J147]+[.L147]" table:style-name="ce6">
            <text:p>1321203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8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4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8];[reclass_tables.K$2:.L$4];2;0)" table:style-name="ce1">
            <text:p>1</text:p>
          </table:table-cell>
          <table:table-cell office:value-type="float" office:value="1322101" table:formula="of:=[.B148]+[.D148]+[.F148]+[.H148]+[.J148]+[.L148]" table:style-name="ce6">
            <text:p>1322101</text:p>
          </table:table-cell>
          <table:table-cell office:value-type="float" office:value="0.34100000000000003" table:style-name="ce1">
            <text:p>0.34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9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9];[reclass_tables.K$2:.L$4];2;0)" table:style-name="ce1">
            <text:p>2</text:p>
          </table:table-cell>
          <table:table-cell office:value-type="float" office:value="1322102" table:formula="of:=[.B149]+[.D149]+[.F149]+[.H149]+[.J149]+[.L149]" table:style-name="ce6">
            <text:p>1322102</text:p>
          </table:table-cell>
          <table:table-cell office:value-type="float" office:value="0.34100000000000003" table:style-name="ce1">
            <text:p>0.34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0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0];[reclass_tables.K$2:.L$4];2;0)" table:style-name="ce1">
            <text:p>3</text:p>
          </table:table-cell>
          <table:table-cell office:value-type="float" office:value="1322103" table:formula="of:=[.B150]+[.D150]+[.F150]+[.H150]+[.J150]+[.L150]" table:style-name="ce6">
            <text:p>1322103</text:p>
          </table:table-cell>
          <table:table-cell office:value-type="float" office:value="0.33100000000000002" table:style-name="ce1">
            <text:p>0.33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1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1];[reclass_tables.K$2:.L$4];2;0)" table:style-name="ce1">
            <text:p>1</text:p>
          </table:table-cell>
          <table:table-cell office:value-type="float" office:value="1322201" table:formula="of:=[.B151]+[.D151]+[.F151]+[.H151]+[.J151]+[.L151]" table:style-name="ce6">
            <text:p>1322201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2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2];[reclass_tables.K$2:.L$4];2;0)" table:style-name="ce1">
            <text:p>2</text:p>
          </table:table-cell>
          <table:table-cell office:value-type="float" office:value="1322202" table:formula="of:=[.B152]+[.D152]+[.F152]+[.H152]+[.J152]+[.L152]" table:style-name="ce6">
            <text:p>1322202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3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3];[reclass_tables.K$2:.L$4];2;0)" table:style-name="ce1">
            <text:p>3</text:p>
          </table:table-cell>
          <table:table-cell office:value-type="float" office:value="1322203" table:formula="of:=[.B153]+[.D153]+[.F153]+[.H153]+[.J153]+[.L153]" table:style-name="ce6">
            <text:p>1322203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4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4];[reclass_tables.K$2:.L$4];2;0)" table:style-name="ce1">
            <text:p>1</text:p>
          </table:table-cell>
          <table:table-cell office:value-type="float" office:value="1323101" table:formula="of:=[.B154]+[.D154]+[.F154]+[.H154]+[.J154]+[.L154]" table:style-name="ce6">
            <text:p>1323101</text:p>
          </table:table-cell>
          <table:table-cell office:value-type="float" office:value="0.34100000000000003" table:style-name="ce1">
            <text:p>0.34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5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5];[reclass_tables.K$2:.L$4];2;0)" table:style-name="ce1">
            <text:p>2</text:p>
          </table:table-cell>
          <table:table-cell office:value-type="float" office:value="1323102" table:formula="of:=[.B155]+[.D155]+[.F155]+[.H155]+[.J155]+[.L155]" table:style-name="ce6">
            <text:p>1323102</text:p>
          </table:table-cell>
          <table:table-cell office:value-type="float" office:value="0.34100000000000003" table:style-name="ce1">
            <text:p>0.34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6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6];[reclass_tables.K$2:.L$4];2;0)" table:style-name="ce1">
            <text:p>3</text:p>
          </table:table-cell>
          <table:table-cell office:value-type="float" office:value="1323103" table:formula="of:=[.B156]+[.D156]+[.F156]+[.H156]+[.J156]+[.L156]" table:style-name="ce6">
            <text:p>1323103</text:p>
          </table:table-cell>
          <table:table-cell office:value-type="float" office:value="0.33100000000000002" table:style-name="ce1">
            <text:p>0.33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7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7];[reclass_tables.K$2:.L$4];2;0)" table:style-name="ce1">
            <text:p>1</text:p>
          </table:table-cell>
          <table:table-cell office:value-type="float" office:value="1323201" table:formula="of:=[.B157]+[.D157]+[.F157]+[.H157]+[.J157]+[.L157]" table:style-name="ce6">
            <text:p>1323201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8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8];[reclass_tables.K$2:.L$4];2;0)" table:style-name="ce1">
            <text:p>2</text:p>
          </table:table-cell>
          <table:table-cell office:value-type="float" office:value="1323202" table:formula="of:=[.B158]+[.D158]+[.F158]+[.H158]+[.J158]+[.L158]" table:style-name="ce6">
            <text:p>1323202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9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9];[reclass_tables.K$2:.L$4];2;0)" table:style-name="ce1">
            <text:p>3</text:p>
          </table:table-cell>
          <table:table-cell office:value-type="float" office:value="1323203" table:formula="of:=[.B159]+[.D159]+[.F159]+[.H159]+[.J159]+[.L159]" table:style-name="ce6">
            <text:p>1323203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0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0];[reclass_tables.K$2:.L$4];2;0)" table:style-name="ce1">
            <text:p>1</text:p>
          </table:table-cell>
          <table:table-cell office:value-type="float" office:value="1331101" table:formula="of:=[.B160]+[.D160]+[.F160]+[.H160]+[.J160]+[.L160]" table:style-name="ce6">
            <text:p>1331101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1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1];[reclass_tables.K$2:.L$4];2;0)" table:style-name="ce1">
            <text:p>2</text:p>
          </table:table-cell>
          <table:table-cell office:value-type="float" office:value="1331102" table:formula="of:=[.B161]+[.D161]+[.F161]+[.H161]+[.J161]+[.L161]" table:style-name="ce6">
            <text:p>1331102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2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2];[reclass_tables.K$2:.L$4];2;0)" table:style-name="ce1">
            <text:p>3</text:p>
          </table:table-cell>
          <table:table-cell office:value-type="float" office:value="1331103" table:formula="of:=[.B162]+[.D162]+[.F162]+[.H162]+[.J162]+[.L162]" table:style-name="ce6">
            <text:p>1331103</text:p>
          </table:table-cell>
          <table:table-cell office:value-type="float" office:value="0.36199999999999999" table:style-name="ce1">
            <text:p>0.36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3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3];[reclass_tables.K$2:.L$4];2;0)" table:style-name="ce1">
            <text:p>1</text:p>
          </table:table-cell>
          <table:table-cell office:value-type="float" office:value="1331201" table:formula="of:=[.B163]+[.D163]+[.F163]+[.H163]+[.J163]+[.L163]" table:style-name="ce6">
            <text:p>1331201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4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4];[reclass_tables.K$2:.L$4];2;0)" table:style-name="ce1">
            <text:p>2</text:p>
          </table:table-cell>
          <table:table-cell office:value-type="float" office:value="1331202" table:formula="of:=[.B164]+[.D164]+[.F164]+[.H164]+[.J164]+[.L164]" table:style-name="ce6">
            <text:p>1331202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5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5];[reclass_tables.K$2:.L$4];2;0)" table:style-name="ce1">
            <text:p>3</text:p>
          </table:table-cell>
          <table:table-cell office:value-type="float" office:value="1331203" table:formula="of:=[.B165]+[.D165]+[.F165]+[.H165]+[.J165]+[.L165]" table:style-name="ce6">
            <text:p>1331203</text:p>
          </table:table-cell>
          <table:table-cell office:value-type="float" office:value="0.36199999999999999" table:style-name="ce1">
            <text:p>0.36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6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6];[reclass_tables.K$2:.L$4];2;0)" table:style-name="ce1">
            <text:p>1</text:p>
          </table:table-cell>
          <table:table-cell office:value-type="float" office:value="1332101" table:formula="of:=[.B166]+[.D166]+[.F166]+[.H166]+[.J166]+[.L166]" table:style-name="ce6">
            <text:p>1332101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7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7];[reclass_tables.K$2:.L$4];2;0)" table:style-name="ce1">
            <text:p>2</text:p>
          </table:table-cell>
          <table:table-cell office:value-type="float" office:value="1332102" table:formula="of:=[.B167]+[.D167]+[.F167]+[.H167]+[.J167]+[.L167]" table:style-name="ce6">
            <text:p>1332102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8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8];[reclass_tables.K$2:.L$4];2;0)" table:style-name="ce1">
            <text:p>3</text:p>
          </table:table-cell>
          <table:table-cell office:value-type="float" office:value="1332103" table:formula="of:=[.B168]+[.D168]+[.F168]+[.H168]+[.J168]+[.L168]" table:style-name="ce6">
            <text:p>1332103</text:p>
          </table:table-cell>
          <table:table-cell office:value-type="float" office:value="0.36199999999999999" table:style-name="ce1">
            <text:p>0.36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9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9];[reclass_tables.K$2:.L$4];2;0)" table:style-name="ce1">
            <text:p>1</text:p>
          </table:table-cell>
          <table:table-cell office:value-type="float" office:value="1332201" table:formula="of:=[.B169]+[.D169]+[.F169]+[.H169]+[.J169]+[.L169]" table:style-name="ce6">
            <text:p>1332201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0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7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0];[reclass_tables.K$2:.L$4];2;0)" table:style-name="ce1">
            <text:p>2</text:p>
          </table:table-cell>
          <table:table-cell office:value-type="float" office:value="1332202" table:formula="of:=[.B170]+[.D170]+[.F170]+[.H170]+[.J170]+[.L170]" table:style-name="ce6">
            <text:p>1332202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1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7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1];[reclass_tables.K$2:.L$4];2;0)" table:style-name="ce1">
            <text:p>3</text:p>
          </table:table-cell>
          <table:table-cell office:value-type="float" office:value="1332203" table:formula="of:=[.B171]+[.D171]+[.F171]+[.H171]+[.J171]+[.L171]" table:style-name="ce6">
            <text:p>1332203</text:p>
          </table:table-cell>
          <table:table-cell office:value-type="float" office:value="0.36199999999999999" table:style-name="ce1">
            <text:p>0.36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2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2];[reclass_tables.K$2:.L$4];2;0)" table:style-name="ce1">
            <text:p>1</text:p>
          </table:table-cell>
          <table:table-cell office:value-type="float" office:value="1333101" table:formula="of:=[.B172]+[.D172]+[.F172]+[.H172]+[.J172]+[.L172]" table:style-name="ce6">
            <text:p>1333101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3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3];[reclass_tables.K$2:.L$4];2;0)" table:style-name="ce1">
            <text:p>2</text:p>
          </table:table-cell>
          <table:table-cell office:value-type="float" office:value="1333102" table:formula="of:=[.B173]+[.D173]+[.F173]+[.H173]+[.J173]+[.L173]" table:style-name="ce6">
            <text:p>1333102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4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4];[reclass_tables.K$2:.L$4];2;0)" table:style-name="ce1">
            <text:p>3</text:p>
          </table:table-cell>
          <table:table-cell office:value-type="float" office:value="1333103" table:formula="of:=[.B174]+[.D174]+[.F174]+[.H174]+[.J174]+[.L174]" table:style-name="ce6">
            <text:p>1333103</text:p>
          </table:table-cell>
          <table:table-cell office:value-type="float" office:value="0.36199999999999999" table:style-name="ce1">
            <text:p>0.36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5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5];[reclass_tables.K$2:.L$4];2;0)" table:style-name="ce1">
            <text:p>1</text:p>
          </table:table-cell>
          <table:table-cell office:value-type="float" office:value="1333201" table:formula="of:=[.B175]+[.D175]+[.F175]+[.H175]+[.J175]+[.L175]" table:style-name="ce6">
            <text:p>1333201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6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6];[reclass_tables.K$2:.L$4];2;0)" table:style-name="ce1">
            <text:p>2</text:p>
          </table:table-cell>
          <table:table-cell office:value-type="float" office:value="1333202" table:formula="of:=[.B176]+[.D176]+[.F176]+[.H176]+[.J176]+[.L176]" table:style-name="ce6">
            <text:p>1333202</text:p>
          </table:table-cell>
          <table:table-cell office:value-type="float" office:value="0.38600000000000001" table:style-name="ce1">
            <text:p>0.38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7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7];[reclass_tables.K$2:.L$4];2;0)" table:style-name="ce1">
            <text:p>3</text:p>
          </table:table-cell>
          <table:table-cell office:value-type="float" office:value="1333203" table:formula="of:=[.B177]+[.D177]+[.F177]+[.H177]+[.J177]+[.L177]" table:style-name="ce6">
            <text:p>1333203</text:p>
          </table:table-cell>
          <table:table-cell office:value-type="float" office:value="0.36199999999999999" table:style-name="ce1">
            <text:p>0.36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8];[reclass_tables.A$2:.B$11];2;0)" table:style-name="ce1">
            <text:p>13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17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8];[reclass_tables.K$2:.L$4];2;0)" table:style-name="ce1">
            <text:p>1</text:p>
          </table:table-cell>
          <table:table-cell office:value-type="float" office:value="1341101" table:formula="of:=[.B178]+[.D178]+[.F178]+[.H178]+[.J178]+[.L178]" table:style-name="ce6">
            <text:p>1341101</text:p>
          </table:table-cell>
          <table:table-cell office:value-type="float" office:value="0.35520000000000002" table:style-name="ce8">
            <text:p>0.3552</text:p>
          </table:table-cell>
          <table:table-cell office:value-type="string" table:style-name="ce12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9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7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9];[reclass_tables.K$2:.L$4];2;0)" table:style-name="ce1">
            <text:p>1</text:p>
          </table:table-cell>
          <table:table-cell office:value-type="float" office:value="1351101" table:formula="of:=[.B179]+[.D179]+[.F179]+[.H179]+[.J179]+[.L179]" table:style-name="ce6">
            <text:p>1351101</text:p>
          </table:table-cell>
          <table:table-cell office:value-type="float" office:value="0.35520000000000002" table:style-name="ce8">
            <text:p>0.3552</text:p>
          </table:table-cell>
          <table:table-cell office:value-type="string" table:style-name="ce12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0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0];[reclass_tables.K$2:.L$4];2;0)" table:style-name="ce1">
            <text:p>2</text:p>
          </table:table-cell>
          <table:table-cell office:value-type="float" office:value="1351102" table:formula="of:=[.B180]+[.D180]+[.F180]+[.H180]+[.J180]+[.L180]" table:style-name="ce6">
            <text:p>1351102</text:p>
          </table:table-cell>
          <table:table-cell office:value-type="float" office:value="0.35520000000000002" table:style-name="ce8">
            <text:p>0.3552</text:p>
          </table:table-cell>
          <table:table-cell office:value-type="string" table:style-name="ce12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1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1];[reclass_tables.K$2:.L$4];2;0)" table:style-name="ce1">
            <text:p>3</text:p>
          </table:table-cell>
          <table:table-cell office:value-type="float" office:value="1351103" table:formula="of:=[.B181]+[.D181]+[.F181]+[.H181]+[.J181]+[.L181]" table:style-name="ce6">
            <text:p>1351103</text:p>
          </table:table-cell>
          <table:table-cell office:value-type="float" office:value="0.35299999999999998" table:style-name="ce8">
            <text:p>0.353</text:p>
          </table:table-cell>
          <table:table-cell office:value-type="string" table:style-name="ce12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2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2];[reclass_tables.K$2:.L$4];2;0)" table:style-name="ce1">
            <text:p>1</text:p>
          </table:table-cell>
          <table:table-cell office:value-type="float" office:value="1351201" table:formula="of:=[.B182]+[.D182]+[.F182]+[.H182]+[.J182]+[.L182]" table:style-name="ce6">
            <text:p>1351201</text:p>
          </table:table-cell>
          <table:table-cell office:value-type="float" office:value="0.35520000000000002" table:style-name="ce8">
            <text:p>0.3552</text:p>
          </table:table-cell>
          <table:table-cell office:value-type="string" table:style-name="ce12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3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3];[reclass_tables.K$2:.L$4];2;0)" table:style-name="ce1">
            <text:p>2</text:p>
          </table:table-cell>
          <table:table-cell office:value-type="float" office:value="1351202" table:formula="of:=[.B183]+[.D183]+[.F183]+[.H183]+[.J183]+[.L183]" table:style-name="ce6">
            <text:p>1351202</text:p>
          </table:table-cell>
          <table:table-cell office:value-type="float" office:value="0.35520000000000002" table:style-name="ce8">
            <text:p>0.3552</text:p>
          </table:table-cell>
          <table:table-cell office:value-type="string" table:style-name="ce12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4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4];[reclass_tables.K$2:.L$4];2;0)" table:style-name="ce1">
            <text:p>3</text:p>
          </table:table-cell>
          <table:table-cell office:value-type="float" office:value="1351203" table:formula="of:=[.B184]+[.D184]+[.F184]+[.H184]+[.J184]+[.L184]" table:style-name="ce6">
            <text:p>1351203</text:p>
          </table:table-cell>
          <table:table-cell office:value-type="float" office:value="0.35299999999999998" table:style-name="ce8">
            <text:p>0.353</text:p>
          </table:table-cell>
          <table:table-cell office:value-type="string" table:style-name="ce12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5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5];[reclass_tables.K$2:.L$4];2;0)" table:style-name="ce1">
            <text:p>1</text:p>
          </table:table-cell>
          <table:table-cell office:value-type="float" office:value="1352101" table:formula="of:=[.B185]+[.D185]+[.F185]+[.H185]+[.J185]+[.L185]" table:style-name="ce6">
            <text:p>1352101</text:p>
          </table:table-cell>
          <table:table-cell office:value-type="float" office:value="0.35499999999999998" table:style-name="ce8">
            <text:p>0.355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6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6];[reclass_tables.K$2:.L$4];2;0)" table:style-name="ce1">
            <text:p>2</text:p>
          </table:table-cell>
          <table:table-cell office:value-type="float" office:value="1352102" table:formula="of:=[.B186]+[.D186]+[.F186]+[.H186]+[.J186]+[.L186]" table:style-name="ce6">
            <text:p>1352102</text:p>
          </table:table-cell>
          <table:table-cell office:value-type="float" office:value="0.35499999999999998" table:style-name="ce8">
            <text:p>0.355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7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7];[reclass_tables.K$2:.L$4];2;0)" table:style-name="ce1">
            <text:p>3</text:p>
          </table:table-cell>
          <table:table-cell office:value-type="float" office:value="1352103" table:formula="of:=[.B187]+[.D187]+[.F187]+[.H187]+[.J187]+[.L187]" table:style-name="ce6">
            <text:p>1352103</text:p>
          </table:table-cell>
          <table:table-cell office:value-type="float" office:value="0.35299999999999998" table:style-name="ce8">
            <text:p>0.353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8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8];[reclass_tables.K$2:.L$4];2;0)" table:style-name="ce1">
            <text:p>1</text:p>
          </table:table-cell>
          <table:table-cell office:value-type="float" office:value="1352201" table:formula="of:=[.B188]+[.D188]+[.F188]+[.H188]+[.J188]+[.L188]" table:style-name="ce6">
            <text:p>1352201</text:p>
          </table:table-cell>
          <table:table-cell office:value-type="float" office:value="0.35499999999999998" table:style-name="ce8">
            <text:p>0.355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9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9];[reclass_tables.K$2:.L$4];2;0)" table:style-name="ce1">
            <text:p>2</text:p>
          </table:table-cell>
          <table:table-cell office:value-type="float" office:value="1352202" table:formula="of:=[.B189]+[.D189]+[.F189]+[.H189]+[.J189]+[.L189]" table:style-name="ce6">
            <text:p>1352202</text:p>
          </table:table-cell>
          <table:table-cell office:value-type="float" office:value="0.35499999999999998" table:style-name="ce8">
            <text:p>0.355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0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9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0];[reclass_tables.K$2:.L$4];2;0)" table:style-name="ce1">
            <text:p>3</text:p>
          </table:table-cell>
          <table:table-cell office:value-type="float" office:value="1352203" table:formula="of:=[.B190]+[.D190]+[.F190]+[.H190]+[.J190]+[.L190]" table:style-name="ce6">
            <text:p>1352203</text:p>
          </table:table-cell>
          <table:table-cell office:value-type="float" office:value="0.35299999999999998" table:style-name="ce8">
            <text:p>0.353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1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1];[reclass_tables.K$2:.L$4];2;0)" table:style-name="ce1">
            <text:p>1</text:p>
          </table:table-cell>
          <table:table-cell office:value-type="float" office:value="1353101" table:formula="of:=[.B191]+[.D191]+[.F191]+[.H191]+[.J191]+[.L191]" table:style-name="ce6">
            <text:p>1353101</text:p>
          </table:table-cell>
          <table:table-cell office:value-type="float" office:value="0.35520000000000002" table:style-name="ce8">
            <text:p>0.355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2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2];[reclass_tables.K$2:.L$4];2;0)" table:style-name="ce1">
            <text:p>2</text:p>
          </table:table-cell>
          <table:table-cell office:value-type="float" office:value="1353102" table:formula="of:=[.B192]+[.D192]+[.F192]+[.H192]+[.J192]+[.L192]" table:style-name="ce6">
            <text:p>1353102</text:p>
          </table:table-cell>
          <table:table-cell office:value-type="float" office:value="0.35520000000000002" table:style-name="ce8">
            <text:p>0.355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3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3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3];[reclass_tables.K$2:.L$4];2;0)" table:style-name="ce1">
            <text:p>3</text:p>
          </table:table-cell>
          <table:table-cell office:value-type="float" office:value="1353103" table:formula="of:=[.B193]+[.D193]+[.F193]+[.H193]+[.J193]+[.L193]" table:style-name="ce6">
            <text:p>1353103</text:p>
          </table:table-cell>
          <table:table-cell office:value-type="float" office:value="0.35299999999999998" table:style-name="ce8">
            <text:p>0.353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4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4];[reclass_tables.K$2:.L$4];2;0)" table:style-name="ce1">
            <text:p>1</text:p>
          </table:table-cell>
          <table:table-cell office:value-type="float" office:value="2111101" table:formula="of:=[.B194]+[.D194]+[.F194]+[.H194]+[.J194]+[.L194]" table:style-name="ce6">
            <text:p>2111101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5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5];[reclass_tables.K$2:.L$4];2;0)" table:style-name="ce1">
            <text:p>2</text:p>
          </table:table-cell>
          <table:table-cell office:value-type="float" office:value="2111102" table:formula="of:=[.B195]+[.D195]+[.F195]+[.H195]+[.J195]+[.L195]" table:style-name="ce6">
            <text:p>2111102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6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6];[reclass_tables.K$2:.L$4];2;0)" table:style-name="ce1">
            <text:p>3</text:p>
          </table:table-cell>
          <table:table-cell office:value-type="float" office:value="2111103" table:formula="of:=[.B196]+[.D196]+[.F196]+[.H196]+[.J196]+[.L196]" table:style-name="ce6">
            <text:p>2111103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7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7];[reclass_tables.K$2:.L$4];2;0)" table:style-name="ce1">
            <text:p>1</text:p>
          </table:table-cell>
          <table:table-cell office:value-type="float" office:value="2111201" table:formula="of:=[.B197]+[.D197]+[.F197]+[.H197]+[.J197]+[.L197]" table:style-name="ce6">
            <text:p>2111201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8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8];[reclass_tables.K$2:.L$4];2;0)" table:style-name="ce1">
            <text:p>2</text:p>
          </table:table-cell>
          <table:table-cell office:value-type="float" office:value="2111202" table:formula="of:=[.B198]+[.D198]+[.F198]+[.H198]+[.J198]+[.L198]" table:style-name="ce6">
            <text:p>2111202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9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9];[reclass_tables.K$2:.L$4];2;0)" table:style-name="ce1">
            <text:p>3</text:p>
          </table:table-cell>
          <table:table-cell office:value-type="float" office:value="2111203" table:formula="of:=[.B199]+[.D199]+[.F199]+[.H199]+[.J199]+[.L199]" table:style-name="ce6">
            <text:p>2111203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0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0];[reclass_tables.K$2:.L$4];2;0)" table:style-name="ce1">
            <text:p>1</text:p>
          </table:table-cell>
          <table:table-cell office:value-type="float" office:value="2112101" table:formula="of:=[.B200]+[.D200]+[.F200]+[.H200]+[.J200]+[.L200]" table:style-name="ce6">
            <text:p>2112101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1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1];[reclass_tables.K$2:.L$4];2;0)" table:style-name="ce1">
            <text:p>2</text:p>
          </table:table-cell>
          <table:table-cell office:value-type="float" office:value="2112102" table:formula="of:=[.B201]+[.D201]+[.F201]+[.H201]+[.J201]+[.L201]" table:style-name="ce6">
            <text:p>2112102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2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02];[reclass_tables.K$2:.L$4];2;0)" table:style-name="ce1">
            <text:p>3</text:p>
          </table:table-cell>
          <table:table-cell office:value-type="float" office:value="2112103" table:formula="of:=[.B202]+[.D202]+[.F202]+[.H202]+[.J202]+[.L202]" table:style-name="ce6">
            <text:p>2112103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3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3];[reclass_tables.K$2:.L$4];2;0)" table:style-name="ce1">
            <text:p>1</text:p>
          </table:table-cell>
          <table:table-cell office:value-type="float" office:value="2112201" table:formula="of:=[.B203]+[.D203]+[.F203]+[.H203]+[.J203]+[.L203]" table:style-name="ce6">
            <text:p>2112201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4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4];[reclass_tables.K$2:.L$4];2;0)" table:style-name="ce1">
            <text:p>2</text:p>
          </table:table-cell>
          <table:table-cell office:value-type="float" office:value="2112202" table:formula="of:=[.B204]+[.D204]+[.F204]+[.H204]+[.J204]+[.L204]" table:style-name="ce6">
            <text:p>2112202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5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05];[reclass_tables.K$2:.L$4];2;0)" table:style-name="ce1">
            <text:p>3</text:p>
          </table:table-cell>
          <table:table-cell office:value-type="float" office:value="2112203" table:formula="of:=[.B205]+[.D205]+[.F205]+[.H205]+[.J205]+[.L205]" table:style-name="ce6">
            <text:p>2112203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6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0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6];[reclass_tables.K$2:.L$4];2;0)" table:style-name="ce1">
            <text:p>1</text:p>
          </table:table-cell>
          <table:table-cell office:value-type="float" office:value="2113101" table:formula="of:=[.B206]+[.D206]+[.F206]+[.H206]+[.J206]+[.L206]" table:style-name="ce6">
            <text:p>2113101</text:p>
          </table:table-cell>
          <table:table-cell office:value-type="float" office:value="0.23200000000000001" table:style-name="ce1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7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7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0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7];[reclass_tables.K$2:.L$4];2;0)" table:style-name="ce1">
            <text:p>2</text:p>
          </table:table-cell>
          <table:table-cell office:value-type="float" office:value="2113102" table:formula="of:=[.B207]+[.D207]+[.F207]+[.H207]+[.J207]+[.L207]" table:style-name="ce6">
            <text:p>2113102</text:p>
          </table:table-cell>
          <table:table-cell office:value-type="float" office:value="0.23200000000000001" table:style-name="ce1">
            <text:p>0.2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8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8];[reclass_tables.K$2:.L$4];2;0)" table:style-name="ce1">
            <text:p>1</text:p>
          </table:table-cell>
          <table:table-cell office:value-type="float" office:value="2121101" table:formula="of:=[.B208]+[.D208]+[.F208]+[.H208]+[.J208]+[.L208]" table:style-name="ce6">
            <text:p>2121101</text:p>
          </table:table-cell>
          <table:table-cell office:value-type="float" office:value="0.17499999999999999" table:style-name="ce1">
            <text:p>0.17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9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9];[reclass_tables.K$2:.L$4];2;0)" table:style-name="ce1">
            <text:p>2</text:p>
          </table:table-cell>
          <table:table-cell office:value-type="float" office:value="2121102" table:formula="of:=[.B209]+[.D209]+[.F209]+[.H209]+[.J209]+[.L209]" table:style-name="ce6">
            <text:p>2121102</text:p>
          </table:table-cell>
          <table:table-cell office:value-type="float" office:value="0.17499999999999999" table:style-name="ce1">
            <text:p>0.17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0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0];[reclass_tables.K$2:.L$4];2;0)" table:style-name="ce1">
            <text:p>3</text:p>
          </table:table-cell>
          <table:table-cell office:value-type="float" office:value="2121103" table:formula="of:=[.B210]+[.D210]+[.F210]+[.H210]+[.J210]+[.L210]" table:style-name="ce6">
            <text:p>2121103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1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1];[reclass_tables.K$2:.L$4];2;0)" table:style-name="ce1">
            <text:p>1</text:p>
          </table:table-cell>
          <table:table-cell office:value-type="float" office:value="2121201" table:formula="of:=[.B211]+[.D211]+[.F211]+[.H211]+[.J211]+[.L211]" table:style-name="ce6">
            <text:p>2121201</text:p>
          </table:table-cell>
          <table:table-cell office:value-type="float" office:value="0.17499999999999999" table:style-name="ce8">
            <text:p>0.175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2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2];[reclass_tables.K$2:.L$4];2;0)" table:style-name="ce1">
            <text:p>2</text:p>
          </table:table-cell>
          <table:table-cell office:value-type="float" office:value="2121202" table:formula="of:=[.B212]+[.D212]+[.F212]+[.H212]+[.J212]+[.L212]" table:style-name="ce6">
            <text:p>2121202</text:p>
          </table:table-cell>
          <table:table-cell office:value-type="float" office:value="0.17499999999999999" table:style-name="ce8">
            <text:p>0.175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3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3];[reclass_tables.K$2:.L$4];2;0)" table:style-name="ce1">
            <text:p>3</text:p>
          </table:table-cell>
          <table:table-cell office:value-type="float" office:value="2121203" table:formula="of:=[.B213]+[.D213]+[.F213]+[.H213]+[.J213]+[.L213]" table:style-name="ce6">
            <text:p>2121203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4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4];[reclass_tables.K$2:.L$4];2;0)" table:style-name="ce1">
            <text:p>1</text:p>
          </table:table-cell>
          <table:table-cell office:value-type="float" office:value="2122101" table:formula="of:=[.B214]+[.D214]+[.F214]+[.H214]+[.J214]+[.L214]" table:style-name="ce6">
            <text:p>2122101</text:p>
          </table:table-cell>
          <table:table-cell office:value-type="float" office:value="0.17499999999999999" table:style-name="ce1">
            <text:p>0.17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5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5];[reclass_tables.K$2:.L$4];2;0)" table:style-name="ce1">
            <text:p>2</text:p>
          </table:table-cell>
          <table:table-cell office:value-type="float" office:value="2122102" table:formula="of:=[.B215]+[.D215]+[.F215]+[.H215]+[.J215]+[.L215]" table:style-name="ce6">
            <text:p>2122102</text:p>
          </table:table-cell>
          <table:table-cell office:value-type="float" office:value="0.17499999999999999" table:style-name="ce1">
            <text:p>0.17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6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6];[reclass_tables.K$2:.L$4];2;0)" table:style-name="ce1">
            <text:p>3</text:p>
          </table:table-cell>
          <table:table-cell office:value-type="float" office:value="2122103" table:formula="of:=[.B216]+[.D216]+[.F216]+[.H216]+[.J216]+[.L216]" table:style-name="ce6">
            <text:p>2122103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7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7];[reclass_tables.K$2:.L$4];2;0)" table:style-name="ce1">
            <text:p>1</text:p>
          </table:table-cell>
          <table:table-cell office:value-type="float" office:value="2122201" table:formula="of:=[.B217]+[.D217]+[.F217]+[.H217]+[.J217]+[.L217]" table:style-name="ce6">
            <text:p>2122201</text:p>
          </table:table-cell>
          <table:table-cell office:value-type="float" office:value="0.17499999999999999" table:style-name="ce8">
            <text:p>0.175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8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8];[reclass_tables.K$2:.L$4];2;0)" table:style-name="ce1">
            <text:p>2</text:p>
          </table:table-cell>
          <table:table-cell office:value-type="float" office:value="2122202" table:formula="of:=[.B218]+[.D218]+[.F218]+[.H218]+[.J218]+[.L218]" table:style-name="ce6">
            <text:p>2122202</text:p>
          </table:table-cell>
          <table:table-cell office:value-type="float" office:value="0.17499999999999999" table:style-name="ce8">
            <text:p>0.175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9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9];[reclass_tables.K$2:.L$4];2;0)" table:style-name="ce1">
            <text:p>3</text:p>
          </table:table-cell>
          <table:table-cell office:value-type="float" office:value="2122203" table:formula="of:=[.B219]+[.D219]+[.F219]+[.H219]+[.J219]+[.L219]" table:style-name="ce6">
            <text:p>2122203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0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0];[reclass_tables.K$2:.L$4];2;0)" table:style-name="ce1">
            <text:p>1</text:p>
          </table:table-cell>
          <table:table-cell office:value-type="float" office:value="2123101" table:formula="of:=[.B220]+[.D220]+[.F220]+[.H220]+[.J220]+[.L220]" table:style-name="ce6">
            <text:p>2123101</text:p>
          </table:table-cell>
          <table:table-cell office:value-type="float" office:value="0.17499999999999999" table:style-name="ce1">
            <text:p>0.17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1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1];[reclass_tables.K$2:.L$4];2;0)" table:style-name="ce1">
            <text:p>2</text:p>
          </table:table-cell>
          <table:table-cell office:value-type="float" office:value="2123102" table:formula="of:=[.B221]+[.D221]+[.F221]+[.H221]+[.J221]+[.L221]" table:style-name="ce6">
            <text:p>2123102</text:p>
          </table:table-cell>
          <table:table-cell office:value-type="float" office:value="0.17499999999999999" table:style-name="ce1">
            <text:p>0.17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2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2];[reclass_tables.K$2:.L$4];2;0)" table:style-name="ce1">
            <text:p>3</text:p>
          </table:table-cell>
          <table:table-cell office:value-type="float" office:value="2123103" table:formula="of:=[.B222]+[.D222]+[.F222]+[.H222]+[.J222]+[.L222]" table:style-name="ce6">
            <text:p>2123103</text:p>
          </table:table-cell>
          <table:table-cell office:value-type="float" office:value="0.28399999999999997" table:style-name="ce1">
            <text:p>0.28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3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3];[reclass_tables.K$2:.L$4];2;0)" table:style-name="ce1">
            <text:p>1</text:p>
          </table:table-cell>
          <table:table-cell office:value-type="float" office:value="2123201" table:formula="of:=[.B223]+[.D223]+[.F223]+[.H223]+[.J223]+[.L223]" table:style-name="ce6">
            <text:p>2123201</text:p>
          </table:table-cell>
          <table:table-cell office:value-type="float" office:value="0.17499999999999999" table:style-name="ce8">
            <text:p>0.175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4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4];[reclass_tables.K$2:.L$4];2;0)" table:style-name="ce1">
            <text:p>2</text:p>
          </table:table-cell>
          <table:table-cell office:value-type="float" office:value="2123202" table:formula="of:=[.B224]+[.D224]+[.F224]+[.H224]+[.J224]+[.L224]" table:style-name="ce6">
            <text:p>2123202</text:p>
          </table:table-cell>
          <table:table-cell office:value-type="float" office:value="0.17499999999999999" table:style-name="ce8">
            <text:p>0.175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5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5];[reclass_tables.K$2:.L$4];2;0)" table:style-name="ce1">
            <text:p>3</text:p>
          </table:table-cell>
          <table:table-cell office:value-type="float" office:value="2123203" table:formula="of:=[.B225]+[.D225]+[.F225]+[.H225]+[.J225]+[.L225]" table:style-name="ce6">
            <text:p>2123203</text:p>
          </table:table-cell>
          <table:table-cell office:value-type="float" office:value="0.28399999999999997" table:style-name="ce8">
            <text:p>0.28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6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6];[reclass_tables.K$2:.L$4];2;0)" table:style-name="ce1">
            <text:p>1</text:p>
          </table:table-cell>
          <table:table-cell office:value-type="float" office:value="2131101" table:formula="of:=[.B226]+[.D226]+[.F226]+[.H226]+[.J226]+[.L226]" table:style-name="ce6">
            <text:p>2131101</text:p>
          </table:table-cell>
          <table:table-cell office:value-type="float" office:value="0.23" table:style-name="ce1">
            <text:p>0.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7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7];[reclass_tables.K$2:.L$4];2;0)" table:style-name="ce1">
            <text:p>2</text:p>
          </table:table-cell>
          <table:table-cell office:value-type="float" office:value="2131102" table:formula="of:=[.B227]+[.D227]+[.F227]+[.H227]+[.J227]+[.L227]" table:style-name="ce6">
            <text:p>2131102</text:p>
          </table:table-cell>
          <table:table-cell office:value-type="float" office:value="0.23" table:style-name="ce1">
            <text:p>0.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8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8];[reclass_tables.K$2:.L$4];2;0)" table:style-name="ce1">
            <text:p>3</text:p>
          </table:table-cell>
          <table:table-cell office:value-type="float" office:value="2131103" table:formula="of:=[.B228]+[.D228]+[.F228]+[.H228]+[.J228]+[.L228]" table:style-name="ce6">
            <text:p>2131103</text:p>
          </table:table-cell>
          <table:table-cell office:value-type="float" office:value="0.246" table:style-name="ce1">
            <text:p>0.24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9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9];[reclass_tables.K$2:.L$4];2;0)" table:style-name="ce1">
            <text:p>1</text:p>
          </table:table-cell>
          <table:table-cell office:value-type="float" office:value="2131201" table:formula="of:=[.B229]+[.D229]+[.F229]+[.H229]+[.J229]+[.L229]" table:style-name="ce6">
            <text:p>2131201</text:p>
          </table:table-cell>
          <table:table-cell office:value-type="float" office:value="0.23" table:style-name="ce8">
            <text:p>0.23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0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0];[reclass_tables.K$2:.L$4];2;0)" table:style-name="ce1">
            <text:p>2</text:p>
          </table:table-cell>
          <table:table-cell office:value-type="float" office:value="2131202" table:formula="of:=[.B230]+[.D230]+[.F230]+[.H230]+[.J230]+[.L230]" table:style-name="ce6">
            <text:p>2131202</text:p>
          </table:table-cell>
          <table:table-cell office:value-type="float" office:value="0.23" table:style-name="ce8">
            <text:p>0.23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1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1];[reclass_tables.K$2:.L$4];2;0)" table:style-name="ce1">
            <text:p>3</text:p>
          </table:table-cell>
          <table:table-cell office:value-type="float" office:value="2131203" table:formula="of:=[.B231]+[.D231]+[.F231]+[.H231]+[.J231]+[.L231]" table:style-name="ce6">
            <text:p>2131203</text:p>
          </table:table-cell>
          <table:table-cell office:value-type="float" office:value="0.246" table:style-name="ce8">
            <text:p>0.246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2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2];[reclass_tables.K$2:.L$4];2;0)" table:style-name="ce1">
            <text:p>1</text:p>
          </table:table-cell>
          <table:table-cell office:value-type="float" office:value="2132101" table:formula="of:=[.B232]+[.D232]+[.F232]+[.H232]+[.J232]+[.L232]" table:style-name="ce6">
            <text:p>2132101</text:p>
          </table:table-cell>
          <table:table-cell office:value-type="float" office:value="0.23" table:style-name="ce1">
            <text:p>0.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3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3];[reclass_tables.K$2:.L$4];2;0)" table:style-name="ce1">
            <text:p>2</text:p>
          </table:table-cell>
          <table:table-cell office:value-type="float" office:value="2132102" table:formula="of:=[.B233]+[.D233]+[.F233]+[.H233]+[.J233]+[.L233]" table:style-name="ce6">
            <text:p>2132102</text:p>
          </table:table-cell>
          <table:table-cell office:value-type="float" office:value="0.23" table:style-name="ce1">
            <text:p>0.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4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4];[reclass_tables.K$2:.L$4];2;0)" table:style-name="ce1">
            <text:p>3</text:p>
          </table:table-cell>
          <table:table-cell office:value-type="float" office:value="2132103" table:formula="of:=[.B234]+[.D234]+[.F234]+[.H234]+[.J234]+[.L234]" table:style-name="ce6">
            <text:p>2132103</text:p>
          </table:table-cell>
          <table:table-cell office:value-type="float" office:value="0.246" table:style-name="ce1">
            <text:p>0.24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5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5];[reclass_tables.K$2:.L$4];2;0)" table:style-name="ce1">
            <text:p>1</text:p>
          </table:table-cell>
          <table:table-cell office:value-type="float" office:value="2132201" table:formula="of:=[.B235]+[.D235]+[.F235]+[.H235]+[.J235]+[.L235]" table:style-name="ce6">
            <text:p>2132201</text:p>
          </table:table-cell>
          <table:table-cell office:value-type="float" office:value="0.23" table:style-name="ce8">
            <text:p>0.23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6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6];[reclass_tables.K$2:.L$4];2;0)" table:style-name="ce1">
            <text:p>2</text:p>
          </table:table-cell>
          <table:table-cell office:value-type="float" office:value="2132202" table:formula="of:=[.B236]+[.D236]+[.F236]+[.H236]+[.J236]+[.L236]" table:style-name="ce6">
            <text:p>2132202</text:p>
          </table:table-cell>
          <table:table-cell office:value-type="float" office:value="0.23" table:style-name="ce8">
            <text:p>0.23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7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7];[reclass_tables.K$2:.L$4];2;0)" table:style-name="ce1">
            <text:p>3</text:p>
          </table:table-cell>
          <table:table-cell office:value-type="float" office:value="2132203" table:formula="of:=[.B237]+[.D237]+[.F237]+[.H237]+[.J237]+[.L237]" table:style-name="ce6">
            <text:p>2132203</text:p>
          </table:table-cell>
          <table:table-cell office:value-type="float" office:value="0.246" table:style-name="ce8">
            <text:p>0.246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8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3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8];[reclass_tables.K$2:.L$4];2;0)" table:style-name="ce1">
            <text:p>1</text:p>
          </table:table-cell>
          <table:table-cell office:value-type="float" office:value="2133101" table:formula="of:=[.B238]+[.D238]+[.F238]+[.H238]+[.J238]+[.L238]" table:style-name="ce6">
            <text:p>2133101</text:p>
          </table:table-cell>
          <table:table-cell office:value-type="float" office:value="0.23" table:style-name="ce1">
            <text:p>0.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9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9];[reclass_tables.K$2:.L$4];2;0)" table:style-name="ce1">
            <text:p>2</text:p>
          </table:table-cell>
          <table:table-cell office:value-type="float" office:value="2133102" table:formula="of:=[.B239]+[.D239]+[.F239]+[.H239]+[.J239]+[.L239]" table:style-name="ce6">
            <text:p>2133102</text:p>
          </table:table-cell>
          <table:table-cell office:value-type="float" office:value="0.23" table:style-name="ce1">
            <text:p>0.2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0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0];[reclass_tables.K$2:.L$4];2;0)" table:style-name="ce1">
            <text:p>3</text:p>
          </table:table-cell>
          <table:table-cell office:value-type="float" office:value="2133103" table:formula="of:=[.B240]+[.D240]+[.F240]+[.H240]+[.J240]+[.L240]" table:style-name="ce6">
            <text:p>2133103</text:p>
          </table:table-cell>
          <table:table-cell office:value-type="float" office:value="0.246" table:style-name="ce1">
            <text:p>0.24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1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1];[reclass_tables.K$2:.L$4];2;0)" table:style-name="ce1">
            <text:p>1</text:p>
          </table:table-cell>
          <table:table-cell office:value-type="float" office:value="2133201" table:formula="of:=[.B241]+[.D241]+[.F241]+[.H241]+[.J241]+[.L241]" table:style-name="ce6">
            <text:p>2133201</text:p>
          </table:table-cell>
          <table:table-cell office:value-type="float" office:value="0.23" table:style-name="ce8">
            <text:p>0.23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2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2];[reclass_tables.K$2:.L$4];2;0)" table:style-name="ce1">
            <text:p>2</text:p>
          </table:table-cell>
          <table:table-cell office:value-type="float" office:value="2133202" table:formula="of:=[.B242]+[.D242]+[.F242]+[.H242]+[.J242]+[.L242]" table:style-name="ce6">
            <text:p>2133202</text:p>
          </table:table-cell>
          <table:table-cell office:value-type="float" office:value="0.23" table:style-name="ce8">
            <text:p>0.23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3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3];[reclass_tables.K$2:.L$4];2;0)" table:style-name="ce1">
            <text:p>3</text:p>
          </table:table-cell>
          <table:table-cell office:value-type="float" office:value="2133203" table:formula="of:=[.B243]+[.D243]+[.F243]+[.H243]+[.J243]+[.L243]" table:style-name="ce6">
            <text:p>2133203</text:p>
          </table:table-cell>
          <table:table-cell office:value-type="float" office:value="0.246" table:style-name="ce8">
            <text:p>0.246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4];[reclass_tables.A$2:.B$11];2;0)" table:style-name="ce1">
            <text:p>2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24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4];[reclass_tables.K$2:.L$4];2;0)" table:style-name="ce1">
            <text:p>1</text:p>
          </table:table-cell>
          <table:table-cell office:value-type="float" office:value="2141101" table:formula="of:=[.B244]+[.D244]+[.F244]+[.H244]+[.J244]+[.L244]" table:style-name="ce6">
            <text:p>2141101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5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5];[reclass_tables.K$2:.L$4];2;0)" table:style-name="ce1">
            <text:p>1</text:p>
          </table:table-cell>
          <table:table-cell office:value-type="float" office:value="2151101" table:formula="of:=[.B245]+[.D245]+[.F245]+[.H245]+[.J245]+[.L245]" table:style-name="ce6">
            <text:p>2151101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6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6];[reclass_tables.K$2:.L$4];2;0)" table:style-name="ce1">
            <text:p>2</text:p>
          </table:table-cell>
          <table:table-cell office:value-type="float" office:value="2151102" table:formula="of:=[.B246]+[.D246]+[.F246]+[.H246]+[.J246]+[.L246]" table:style-name="ce6">
            <text:p>2151102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7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7];[reclass_tables.K$2:.L$4];2;0)" table:style-name="ce1">
            <text:p>3</text:p>
          </table:table-cell>
          <table:table-cell office:value-type="float" office:value="2151103" table:formula="of:=[.B247]+[.D247]+[.F247]+[.H247]+[.J247]+[.L247]" table:style-name="ce6">
            <text:p>2151103</text:p>
          </table:table-cell>
          <table:table-cell office:value-type="float" office:value="0.254" table:style-name="ce8">
            <text:p>0.254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8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8];[reclass_tables.K$2:.L$4];2;0)" table:style-name="ce1">
            <text:p>1</text:p>
          </table:table-cell>
          <table:table-cell office:value-type="float" office:value="2151201" table:formula="of:=[.B248]+[.D248]+[.F248]+[.H248]+[.J248]+[.L248]" table:style-name="ce6">
            <text:p>2151201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9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9];[reclass_tables.K$2:.L$4];2;0)" table:style-name="ce1">
            <text:p>2</text:p>
          </table:table-cell>
          <table:table-cell office:value-type="float" office:value="2151202" table:formula="of:=[.B249]+[.D249]+[.F249]+[.H249]+[.J249]+[.L249]" table:style-name="ce6">
            <text:p>2151202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0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5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0];[reclass_tables.K$2:.L$4];2;0)" table:style-name="ce1">
            <text:p>3</text:p>
          </table:table-cell>
          <table:table-cell office:value-type="float" office:value="2151203" table:formula="of:=[.B250]+[.D250]+[.F250]+[.H250]+[.J250]+[.L250]" table:style-name="ce6">
            <text:p>2151203</text:p>
          </table:table-cell>
          <table:table-cell office:value-type="float" office:value="0.254" table:style-name="ce8">
            <text:p>0.254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1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1];[reclass_tables.K$2:.L$4];2;0)" table:style-name="ce1">
            <text:p>1</text:p>
          </table:table-cell>
          <table:table-cell office:value-type="float" office:value="2152101" table:formula="of:=[.B251]+[.D251]+[.F251]+[.H251]+[.J251]+[.L251]" table:style-name="ce6">
            <text:p>2152101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2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2];[reclass_tables.K$2:.L$4];2;0)" table:style-name="ce1">
            <text:p>2</text:p>
          </table:table-cell>
          <table:table-cell office:value-type="float" office:value="2152102" table:formula="of:=[.B252]+[.D252]+[.F252]+[.H252]+[.J252]+[.L252]" table:style-name="ce6">
            <text:p>2152102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3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3];[reclass_tables.K$2:.L$4];2;0)" table:style-name="ce1">
            <text:p>3</text:p>
          </table:table-cell>
          <table:table-cell office:value-type="float" office:value="2152103" table:formula="of:=[.B253]+[.D253]+[.F253]+[.H253]+[.J253]+[.L253]" table:style-name="ce6">
            <text:p>2152103</text:p>
          </table:table-cell>
          <table:table-cell office:value-type="float" office:value="0.254" table:style-name="ce8">
            <text:p>0.254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4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4];[reclass_tables.K$2:.L$4];2;0)" table:style-name="ce1">
            <text:p>1</text:p>
          </table:table-cell>
          <table:table-cell office:value-type="float" office:value="2152201" table:formula="of:=[.B254]+[.D254]+[.F254]+[.H254]+[.J254]+[.L254]" table:style-name="ce6">
            <text:p>2152201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5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5];[reclass_tables.K$2:.L$4];2;0)" table:style-name="ce1">
            <text:p>2</text:p>
          </table:table-cell>
          <table:table-cell office:value-type="float" office:value="2152202" table:formula="of:=[.B255]+[.D255]+[.F255]+[.H255]+[.J255]+[.L255]" table:style-name="ce6">
            <text:p>2152202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6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6];[reclass_tables.K$2:.L$4];2;0)" table:style-name="ce1">
            <text:p>3</text:p>
          </table:table-cell>
          <table:table-cell office:value-type="float" office:value="2152203" table:formula="of:=[.B256]+[.D256]+[.F256]+[.H256]+[.J256]+[.L256]" table:style-name="ce6">
            <text:p>2152203</text:p>
          </table:table-cell>
          <table:table-cell office:value-type="float" office:value="0.254" table:style-name="ce8">
            <text:p>0.254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7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7];[reclass_tables.K$2:.L$4];2;0)" table:style-name="ce1">
            <text:p>1</text:p>
          </table:table-cell>
          <table:table-cell office:value-type="float" office:value="2153101" table:formula="of:=[.B257]+[.D257]+[.F257]+[.H257]+[.J257]+[.L257]" table:style-name="ce6">
            <text:p>2153101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8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8];[reclass_tables.K$2:.L$4];2;0)" table:style-name="ce1">
            <text:p>2</text:p>
          </table:table-cell>
          <table:table-cell office:value-type="float" office:value="2153102" table:formula="of:=[.B258]+[.D258]+[.F258]+[.H258]+[.J258]+[.L258]" table:style-name="ce6">
            <text:p>2153102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9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9];[reclass_tables.K$2:.L$4];2;0)" table:style-name="ce1">
            <text:p>3</text:p>
          </table:table-cell>
          <table:table-cell office:value-type="float" office:value="2153103" table:formula="of:=[.B259]+[.D259]+[.F259]+[.H259]+[.J259]+[.L259]" table:style-name="ce6">
            <text:p>2153103</text:p>
          </table:table-cell>
          <table:table-cell office:value-type="float" office:value="0.254" table:style-name="ce8">
            <text:p>0.254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0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0];[reclass_tables.K$2:.L$4];2;0)" table:style-name="ce1">
            <text:p>1</text:p>
          </table:table-cell>
          <table:table-cell office:value-type="float" office:value="2153201" table:formula="of:=[.B260]+[.D260]+[.F260]+[.H260]+[.J260]+[.L260]" table:style-name="ce6">
            <text:p>2153201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1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1];[reclass_tables.K$2:.L$4];2;0)" table:style-name="ce1">
            <text:p>2</text:p>
          </table:table-cell>
          <table:table-cell office:value-type="float" office:value="2153202" table:formula="of:=[.B261]+[.D261]+[.F261]+[.H261]+[.J261]+[.L261]" table:style-name="ce6">
            <text:p>2153202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2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2];[reclass_tables.K$2:.L$4];2;0)" table:style-name="ce1">
            <text:p>3</text:p>
          </table:table-cell>
          <table:table-cell office:value-type="float" office:value="2153203" table:formula="of:=[.B262]+[.D262]+[.F262]+[.H262]+[.J262]+[.L262]" table:style-name="ce6">
            <text:p>2153203</text:p>
          </table:table-cell>
          <table:table-cell office:value-type="float" office:value="0.254" table:style-name="ce8">
            <text:p>0.254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3];[reclass_tables.A$2:.B$11];2;0)" table:style-name="ce1">
            <text:p>2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26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3];[reclass_tables.K$2:.L$4];2;0)" table:style-name="ce1">
            <text:p>1</text:p>
          </table:table-cell>
          <table:table-cell office:value-type="float" office:value="2161101" table:formula="of:=[.B263]+[.D263]+[.F263]+[.H263]+[.J263]+[.L263]" table:style-name="ce6">
            <text:p>2161101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4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4];[reclass_tables.K$2:.L$4];2;0)" table:style-name="ce1">
            <text:p>1</text:p>
          </table:table-cell>
          <table:table-cell office:value-type="float" office:value="2211101" table:formula="of:=[.B264]+[.D264]+[.F264]+[.H264]+[.J264]+[.L264]" table:style-name="ce6">
            <text:p>22111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5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5];[reclass_tables.K$2:.L$4];2;0)" table:style-name="ce1">
            <text:p>2</text:p>
          </table:table-cell>
          <table:table-cell office:value-type="float" office:value="2211102" table:formula="of:=[.B265]+[.D265]+[.F265]+[.H265]+[.J265]+[.L265]" table:style-name="ce6">
            <text:p>22111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6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6];[reclass_tables.K$2:.L$4];2;0)" table:style-name="ce1">
            <text:p>3</text:p>
          </table:table-cell>
          <table:table-cell office:value-type="float" office:value="2211103" table:formula="of:=[.B266]+[.D266]+[.F266]+[.H266]+[.J266]+[.L266]" table:style-name="ce6">
            <text:p>22111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7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267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7];[reclass_tables.K$2:.L$4];2;0)" table:style-name="ce1">
            <text:p>1</text:p>
          </table:table-cell>
          <table:table-cell office:value-type="float" office:value="2211111" table:formula="of:=[.B267]+[.D267]+[.F267]+[.H267]+[.J267]+[.L267]" table:style-name="ce6">
            <text:p>2211111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8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268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8];[reclass_tables.K$2:.L$4];2;0)" table:style-name="ce1">
            <text:p>2</text:p>
          </table:table-cell>
          <table:table-cell office:value-type="float" office:value="2211112" table:formula="of:=[.B268]+[.D268]+[.F268]+[.H268]+[.J268]+[.L268]" table:style-name="ce6">
            <text:p>2211112</text:p>
          </table:table-cell>
          <table:table-cell office:value-type="float" office:value="0.39600000000000002" table:style-name="ce8">
            <text:p>0.39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9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269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9];[reclass_tables.K$2:.L$4];2;0)" table:style-name="ce1">
            <text:p>3</text:p>
          </table:table-cell>
          <table:table-cell office:value-type="float" office:value="2211113" table:formula="of:=[.B269]+[.D269]+[.F269]+[.H269]+[.J269]+[.L269]" table:style-name="ce6">
            <text:p>2211113</text:p>
          </table:table-cell>
          <table:table-cell office:value-type="float" office:value="0.39600000000000002" table:style-name="ce8">
            <text:p>0.39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0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0];[reclass_tables.K$2:.L$4];2;0)" table:style-name="ce1">
            <text:p>1</text:p>
          </table:table-cell>
          <table:table-cell office:value-type="float" office:value="2211201" table:formula="of:=[.B270]+[.D270]+[.F270]+[.H270]+[.J270]+[.L270]" table:style-name="ce6">
            <text:p>2211201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1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1];[reclass_tables.K$2:.L$4];2;0)" table:style-name="ce1">
            <text:p>2</text:p>
          </table:table-cell>
          <table:table-cell office:value-type="float" office:value="2211202" table:formula="of:=[.B271]+[.D271]+[.F271]+[.H271]+[.J271]+[.L271]" table:style-name="ce6">
            <text:p>2211202</text:p>
          </table:table-cell>
          <table:table-cell office:value-type="float" office:value="0.21199999999999999" table:style-name="ce8">
            <text:p>0.212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2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2];[reclass_tables.K$2:.L$4];2;0)" table:style-name="ce1">
            <text:p>3</text:p>
          </table:table-cell>
          <table:table-cell office:value-type="float" office:value="2211203" table:formula="of:=[.B272]+[.D272]+[.F272]+[.H272]+[.J272]+[.L272]" table:style-name="ce6">
            <text:p>2211203</text:p>
          </table:table-cell>
          <table:table-cell office:value-type="float" office:value="0.254" table:style-name="ce8">
            <text:p>0.254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3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3];[reclass_tables.K$2:.L$4];2;0)" table:style-name="ce1">
            <text:p>1</text:p>
          </table:table-cell>
          <table:table-cell office:value-type="float" office:value="2212101" table:formula="of:=[.B273]+[.D273]+[.F273]+[.H273]+[.J273]+[.L273]" table:style-name="ce6">
            <text:p>22121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4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4];[reclass_tables.K$2:.L$4];2;0)" table:style-name="ce1">
            <text:p>2</text:p>
          </table:table-cell>
          <table:table-cell office:value-type="float" office:value="2212102" table:formula="of:=[.B274]+[.D274]+[.F274]+[.H274]+[.J274]+[.L274]" table:style-name="ce6">
            <text:p>22121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5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5];[reclass_tables.K$2:.L$4];2;0)" table:style-name="ce1">
            <text:p>3</text:p>
          </table:table-cell>
          <table:table-cell office:value-type="float" office:value="2212103" table:formula="of:=[.B275]+[.D275]+[.F275]+[.H275]+[.J275]+[.L275]" table:style-name="ce6">
            <text:p>22121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6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6];[reclass_tables.K$2:.L$4];2;0)" table:style-name="ce1">
            <text:p>1</text:p>
          </table:table-cell>
          <table:table-cell office:value-type="float" office:value="2212201" table:formula="of:=[.B276]+[.D276]+[.F276]+[.H276]+[.J276]+[.L276]" table:style-name="ce6">
            <text:p>22122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7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7];[reclass_tables.K$2:.L$4];2;0)" table:style-name="ce1">
            <text:p>2</text:p>
          </table:table-cell>
          <table:table-cell office:value-type="float" office:value="2212202" table:formula="of:=[.B277]+[.D277]+[.F277]+[.H277]+[.J277]+[.L277]" table:style-name="ce6">
            <text:p>22122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8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8];[reclass_tables.K$2:.L$4];2;0)" table:style-name="ce1">
            <text:p>3</text:p>
          </table:table-cell>
          <table:table-cell office:value-type="float" office:value="2212203" table:formula="of:=[.B278]+[.D278]+[.F278]+[.H278]+[.J278]+[.L278]" table:style-name="ce6">
            <text:p>22122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9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9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7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9];[reclass_tables.K$2:.L$4];2;0)" table:style-name="ce1">
            <text:p>1</text:p>
          </table:table-cell>
          <table:table-cell office:value-type="float" office:value="2213101" table:formula="of:=[.B279]+[.D279]+[.F279]+[.H279]+[.J279]+[.L279]" table:style-name="ce6">
            <text:p>22131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0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0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0];[reclass_tables.K$2:.L$4];2;0)" table:style-name="ce1">
            <text:p>2</text:p>
          </table:table-cell>
          <table:table-cell office:value-type="float" office:value="2213102" table:formula="of:=[.B280]+[.D280]+[.F280]+[.H280]+[.J280]+[.L280]" table:style-name="ce6">
            <text:p>22131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1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1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1];[reclass_tables.K$2:.L$4];2;0)" table:style-name="ce1">
            <text:p>3</text:p>
          </table:table-cell>
          <table:table-cell office:value-type="float" office:value="2213103" table:formula="of:=[.B281]+[.D281]+[.F281]+[.H281]+[.J281]+[.L281]" table:style-name="ce6">
            <text:p>22131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2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2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2];[reclass_tables.K$2:.L$4];2;0)" table:style-name="ce1">
            <text:p>1</text:p>
          </table:table-cell>
          <table:table-cell office:value-type="float" office:value="2213201" table:formula="of:=[.B282]+[.D282]+[.F282]+[.H282]+[.J282]+[.L282]" table:style-name="ce6">
            <text:p>2213201</text:p>
          </table:table-cell>
          <table:table-cell office:value-type="float" office:value="0.38800000000000001" table:style-name="ce1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3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3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3];[reclass_tables.K$2:.L$4];2;0)" table:style-name="ce1">
            <text:p>2</text:p>
          </table:table-cell>
          <table:table-cell office:value-type="float" office:value="2213202" table:formula="of:=[.B283]+[.D283]+[.F283]+[.H283]+[.J283]+[.L283]" table:style-name="ce6">
            <text:p>2213202</text:p>
          </table:table-cell>
          <table:table-cell office:value-type="float" office:value="0.38800000000000001" table:style-name="ce1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4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4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4];[reclass_tables.K$2:.L$4];2;0)" table:style-name="ce1">
            <text:p>3</text:p>
          </table:table-cell>
          <table:table-cell office:value-type="float" office:value="2213203" table:formula="of:=[.B284]+[.D284]+[.F284]+[.H284]+[.J284]+[.L284]" table:style-name="ce6">
            <text:p>2213203</text:p>
          </table:table-cell>
          <table:table-cell office:value-type="float" office:value="0.39600000000000002" table:style-name="ce1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5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5];[reclass_tables.K$2:.L$4];2;0)" table:style-name="ce1">
            <text:p>1</text:p>
          </table:table-cell>
          <table:table-cell office:value-type="float" office:value="2221101" table:formula="of:=[.B285]+[.D285]+[.F285]+[.H285]+[.J285]+[.L285]" table:style-name="ce6">
            <text:p>2221101</text:p>
          </table:table-cell>
          <table:table-cell office:value-type="float" office:value="0.33600000000000002" table:style-name="ce1">
            <text:p>0.33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6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6];[reclass_tables.K$2:.L$4];2;0)" table:style-name="ce1">
            <text:p>2</text:p>
          </table:table-cell>
          <table:table-cell office:value-type="float" office:value="2221102" table:formula="of:=[.B286]+[.D286]+[.F286]+[.H286]+[.J286]+[.L286]" table:style-name="ce6">
            <text:p>2221102</text:p>
          </table:table-cell>
          <table:table-cell office:value-type="float" office:value="0.33600000000000002" table:style-name="ce1">
            <text:p>0.33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7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7];[reclass_tables.K$2:.L$4];2;0)" table:style-name="ce1">
            <text:p>3</text:p>
          </table:table-cell>
          <table:table-cell office:value-type="float" office:value="2221103" table:formula="of:=[.B287]+[.D287]+[.F287]+[.H287]+[.J287]+[.L287]" table:style-name="ce6">
            <text:p>2221103</text:p>
          </table:table-cell>
          <table:table-cell office:value-type="float" office:value="0.35199999999999998" table:style-name="ce1">
            <text:p>0.35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8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8];[reclass_tables.K$2:.L$4];2;0)" table:style-name="ce1">
            <text:p>1</text:p>
          </table:table-cell>
          <table:table-cell office:value-type="float" office:value="2221201" table:formula="of:=[.B288]+[.D288]+[.F288]+[.H288]+[.J288]+[.L288]" table:style-name="ce6">
            <text:p>2221201</text:p>
          </table:table-cell>
          <table:table-cell office:value-type="float" office:value="0.33600000000000002" table:style-name="ce8">
            <text:p>0.336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9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9];[reclass_tables.K$2:.L$4];2;0)" table:style-name="ce1">
            <text:p>2</text:p>
          </table:table-cell>
          <table:table-cell office:value-type="float" office:value="2221202" table:formula="of:=[.B289]+[.D289]+[.F289]+[.H289]+[.J289]+[.L289]" table:style-name="ce6">
            <text:p>2221202</text:p>
          </table:table-cell>
          <table:table-cell office:value-type="float" office:value="0.33600000000000002" table:style-name="ce8">
            <text:p>0.336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0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9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0];[reclass_tables.K$2:.L$4];2;0)" table:style-name="ce1">
            <text:p>3</text:p>
          </table:table-cell>
          <table:table-cell office:value-type="float" office:value="2221203" table:formula="of:=[.B290]+[.D290]+[.F290]+[.H290]+[.J290]+[.L290]" table:style-name="ce6">
            <text:p>2221203</text:p>
          </table:table-cell>
          <table:table-cell office:value-type="float" office:value="0.35199999999999998" table:style-name="ce8">
            <text:p>0.352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1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1];[reclass_tables.K$2:.L$4];2;0)" table:style-name="ce1">
            <text:p>1</text:p>
          </table:table-cell>
          <table:table-cell office:value-type="float" office:value="2222101" table:formula="of:=[.B291]+[.D291]+[.F291]+[.H291]+[.J291]+[.L291]" table:style-name="ce6">
            <text:p>2222101</text:p>
          </table:table-cell>
          <table:table-cell office:value-type="float" office:value="0.33600000000000002" table:style-name="ce1">
            <text:p>0.33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2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2];[reclass_tables.K$2:.L$4];2;0)" table:style-name="ce1">
            <text:p>2</text:p>
          </table:table-cell>
          <table:table-cell office:value-type="float" office:value="2222102" table:formula="of:=[.B292]+[.D292]+[.F292]+[.H292]+[.J292]+[.L292]" table:style-name="ce6">
            <text:p>2222102</text:p>
          </table:table-cell>
          <table:table-cell office:value-type="float" office:value="0.33600000000000002" table:style-name="ce1">
            <text:p>0.33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3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3];[reclass_tables.K$2:.L$4];2;0)" table:style-name="ce1">
            <text:p>3</text:p>
          </table:table-cell>
          <table:table-cell office:value-type="float" office:value="2222103" table:formula="of:=[.B293]+[.D293]+[.F293]+[.H293]+[.J293]+[.L293]" table:style-name="ce6">
            <text:p>2222103</text:p>
          </table:table-cell>
          <table:table-cell office:value-type="float" office:value="0.35199999999999998" table:style-name="ce1">
            <text:p>0.35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4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4];[reclass_tables.K$2:.L$4];2;0)" table:style-name="ce1">
            <text:p>1</text:p>
          </table:table-cell>
          <table:table-cell office:value-type="float" office:value="2222201" table:formula="of:=[.B294]+[.D294]+[.F294]+[.H294]+[.J294]+[.L294]" table:style-name="ce6">
            <text:p>2222201</text:p>
          </table:table-cell>
          <table:table-cell office:value-type="float" office:value="0.33600000000000002" table:style-name="ce8">
            <text:p>0.336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5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5];[reclass_tables.K$2:.L$4];2;0)" table:style-name="ce1">
            <text:p>2</text:p>
          </table:table-cell>
          <table:table-cell office:value-type="float" office:value="2222202" table:formula="of:=[.B295]+[.D295]+[.F295]+[.H295]+[.J295]+[.L295]" table:style-name="ce6">
            <text:p>2222202</text:p>
          </table:table-cell>
          <table:table-cell office:value-type="float" office:value="0.33600000000000002" table:style-name="ce8">
            <text:p>0.336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6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6];[reclass_tables.K$2:.L$4];2;0)" table:style-name="ce1">
            <text:p>3</text:p>
          </table:table-cell>
          <table:table-cell office:value-type="float" office:value="2222203" table:formula="of:=[.B296]+[.D296]+[.F296]+[.H296]+[.J296]+[.L296]" table:style-name="ce6">
            <text:p>2222203</text:p>
          </table:table-cell>
          <table:table-cell office:value-type="float" office:value="0.35199999999999998" table:style-name="ce8">
            <text:p>0.352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7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7];[reclass_tables.K$2:.L$4];2;0)" table:style-name="ce1">
            <text:p>1</text:p>
          </table:table-cell>
          <table:table-cell office:value-type="float" office:value="2223101" table:formula="of:=[.B297]+[.D297]+[.F297]+[.H297]+[.J297]+[.L297]" table:style-name="ce6">
            <text:p>2223101</text:p>
          </table:table-cell>
          <table:table-cell office:value-type="float" office:value="0.33600000000000002" table:style-name="ce1">
            <text:p>0.33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8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8];[reclass_tables.K$2:.L$4];2;0)" table:style-name="ce1">
            <text:p>2</text:p>
          </table:table-cell>
          <table:table-cell office:value-type="float" office:value="2223102" table:formula="of:=[.B298]+[.D298]+[.F298]+[.H298]+[.J298]+[.L298]" table:style-name="ce6">
            <text:p>2223102</text:p>
          </table:table-cell>
          <table:table-cell office:value-type="float" office:value="0.33600000000000002" table:style-name="ce1">
            <text:p>0.33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9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9];[reclass_tables.K$2:.L$4];2;0)" table:style-name="ce1">
            <text:p>3</text:p>
          </table:table-cell>
          <table:table-cell office:value-type="float" office:value="2223103" table:formula="of:=[.B299]+[.D299]+[.F299]+[.H299]+[.J299]+[.L299]" table:style-name="ce6">
            <text:p>2223103</text:p>
          </table:table-cell>
          <table:table-cell office:value-type="float" office:value="0.35199999999999998" table:style-name="ce1">
            <text:p>0.35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0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0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0];[reclass_tables.K$2:.L$4];2;0)" table:style-name="ce1">
            <text:p>1</text:p>
          </table:table-cell>
          <table:table-cell office:value-type="float" office:value="2223201" table:formula="of:=[.B300]+[.D300]+[.F300]+[.H300]+[.J300]+[.L300]" table:style-name="ce6">
            <text:p>2223201</text:p>
          </table:table-cell>
          <table:table-cell office:value-type="float" office:value="0.33600000000000002" table:style-name="ce8">
            <text:p>0.336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1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0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0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1];[reclass_tables.K$2:.L$4];2;0)" table:style-name="ce1">
            <text:p>2</text:p>
          </table:table-cell>
          <table:table-cell office:value-type="float" office:value="2223202" table:formula="of:=[.B301]+[.D301]+[.F301]+[.H301]+[.J301]+[.L301]" table:style-name="ce6">
            <text:p>2223202</text:p>
          </table:table-cell>
          <table:table-cell office:value-type="float" office:value="0.33600000000000002" table:style-name="ce8">
            <text:p>0.336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2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0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0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2];[reclass_tables.K$2:.L$4];2;0)" table:style-name="ce1">
            <text:p>3</text:p>
          </table:table-cell>
          <table:table-cell office:value-type="float" office:value="2223203" table:formula="of:=[.B302]+[.D302]+[.F302]+[.H302]+[.J302]+[.L302]" table:style-name="ce6">
            <text:p>2223203</text:p>
          </table:table-cell>
          <table:table-cell office:value-type="float" office:value="0.35199999999999998" table:style-name="ce8">
            <text:p>0.352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3];[reclass_tables.K$2:.L$4];2;0)" table:style-name="ce1">
            <text:p>1</text:p>
          </table:table-cell>
          <table:table-cell office:value-type="float" office:value="2231101" table:formula="of:=[.B303]+[.D303]+[.F303]+[.H303]+[.J303]+[.L303]" table:style-name="ce6">
            <text:p>2231101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4];[reclass_tables.K$2:.L$4];2;0)" table:style-name="ce1">
            <text:p>2</text:p>
          </table:table-cell>
          <table:table-cell office:value-type="float" office:value="2231102" table:formula="of:=[.B304]+[.D304]+[.F304]+[.H304]+[.J304]+[.L304]" table:style-name="ce6">
            <text:p>2231102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5];[reclass_tables.K$2:.L$4];2;0)" table:style-name="ce1">
            <text:p>3</text:p>
          </table:table-cell>
          <table:table-cell office:value-type="float" office:value="2231103" table:formula="of:=[.B305]+[.D305]+[.F305]+[.H305]+[.J305]+[.L305]" table:style-name="ce6">
            <text:p>2231103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6];[reclass_tables.K$2:.L$4];2;0)" table:style-name="ce1">
            <text:p>1</text:p>
          </table:table-cell>
          <table:table-cell office:value-type="float" office:value="2231111" table:formula="of:=[.B306]+[.D306]+[.F306]+[.H306]+[.J306]+[.L306]" table:style-name="ce6">
            <text:p>2231111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7];[reclass_tables.K$2:.L$4];2;0)" table:style-name="ce1">
            <text:p>2</text:p>
          </table:table-cell>
          <table:table-cell office:value-type="float" office:value="2231112" table:formula="of:=[.B307]+[.D307]+[.F307]+[.H307]+[.J307]+[.L307]" table:style-name="ce6">
            <text:p>2231112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8];[reclass_tables.K$2:.L$4];2;0)" table:style-name="ce1">
            <text:p>3</text:p>
          </table:table-cell>
          <table:table-cell office:value-type="float" office:value="2231113" table:formula="of:=[.B308]+[.D308]+[.F308]+[.H308]+[.J308]+[.L308]" table:style-name="ce6">
            <text:p>2231113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9];[reclass_tables.K$2:.L$4];2;0)" table:style-name="ce1">
            <text:p>1</text:p>
          </table:table-cell>
          <table:table-cell office:value-type="float" office:value="2231201" table:formula="of:=[.B309]+[.D309]+[.F309]+[.H309]+[.J309]+[.L309]" table:style-name="ce6">
            <text:p>2231201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1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0];[reclass_tables.K$2:.L$4];2;0)" table:style-name="ce1">
            <text:p>2</text:p>
          </table:table-cell>
          <table:table-cell office:value-type="float" office:value="2231202" table:formula="of:=[.B310]+[.D310]+[.F310]+[.H310]+[.J310]+[.L310]" table:style-name="ce6">
            <text:p>2231202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1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1];[reclass_tables.K$2:.L$4];2;0)" table:style-name="ce1">
            <text:p>3</text:p>
          </table:table-cell>
          <table:table-cell office:value-type="float" office:value="2231203" table:formula="of:=[.B311]+[.D311]+[.F311]+[.H311]+[.J311]+[.L311]" table:style-name="ce6">
            <text:p>2231203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1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2];[reclass_tables.K$2:.L$4];2;0)" table:style-name="ce1">
            <text:p>1</text:p>
          </table:table-cell>
          <table:table-cell office:value-type="float" office:value="2231211" table:formula="of:=[.B312]+[.D312]+[.F312]+[.H312]+[.J312]+[.L312]" table:style-name="ce6">
            <text:p>2231211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3];[reclass_tables.K$2:.L$4];2;0)" table:style-name="ce1">
            <text:p>1</text:p>
          </table:table-cell>
          <table:table-cell office:value-type="float" office:value="2232101" table:formula="of:=[.B313]+[.D313]+[.F313]+[.H313]+[.J313]+[.L313]" table:style-name="ce6">
            <text:p>2232101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4];[reclass_tables.K$2:.L$4];2;0)" table:style-name="ce1">
            <text:p>2</text:p>
          </table:table-cell>
          <table:table-cell office:value-type="float" office:value="2232102" table:formula="of:=[.B314]+[.D314]+[.F314]+[.H314]+[.J314]+[.L314]" table:style-name="ce6">
            <text:p>2232102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5];[reclass_tables.K$2:.L$4];2;0)" table:style-name="ce1">
            <text:p>3</text:p>
          </table:table-cell>
          <table:table-cell office:value-type="float" office:value="2232103" table:formula="of:=[.B315]+[.D315]+[.F315]+[.H315]+[.J315]+[.L315]" table:style-name="ce6">
            <text:p>2232103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6];[reclass_tables.K$2:.L$4];2;0)" table:style-name="ce1">
            <text:p>1</text:p>
          </table:table-cell>
          <table:table-cell office:value-type="float" office:value="2232111" table:formula="of:=[.B316]+[.D316]+[.F316]+[.H316]+[.J316]+[.L316]" table:style-name="ce6">
            <text:p>2232111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7];[reclass_tables.K$2:.L$4];2;0)" table:style-name="ce1">
            <text:p>2</text:p>
          </table:table-cell>
          <table:table-cell office:value-type="float" office:value="2232112" table:formula="of:=[.B317]+[.D317]+[.F317]+[.H317]+[.J317]+[.L317]" table:style-name="ce6">
            <text:p>2232112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8];[reclass_tables.K$2:.L$4];2;0)" table:style-name="ce1">
            <text:p>3</text:p>
          </table:table-cell>
          <table:table-cell office:value-type="float" office:value="2232113" table:formula="of:=[.B318]+[.D318]+[.F318]+[.H318]+[.J318]+[.L318]" table:style-name="ce6">
            <text:p>2232113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9];[reclass_tables.K$2:.L$4];2;0)" table:style-name="ce1">
            <text:p>1</text:p>
          </table:table-cell>
          <table:table-cell office:value-type="float" office:value="2232201" table:formula="of:=[.B319]+[.D319]+[.F319]+[.H319]+[.J319]+[.L319]" table:style-name="ce6">
            <text:p>2232201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2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0];[reclass_tables.K$2:.L$4];2;0)" table:style-name="ce1">
            <text:p>2</text:p>
          </table:table-cell>
          <table:table-cell office:value-type="float" office:value="2232202" table:formula="of:=[.B320]+[.D320]+[.F320]+[.H320]+[.J320]+[.L320]" table:style-name="ce6">
            <text:p>2232202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2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1];[reclass_tables.K$2:.L$4];2;0)" table:style-name="ce1">
            <text:p>3</text:p>
          </table:table-cell>
          <table:table-cell office:value-type="float" office:value="2232203" table:formula="of:=[.B321]+[.D321]+[.F321]+[.H321]+[.J321]+[.L321]" table:style-name="ce6">
            <text:p>2232203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2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2];[reclass_tables.K$2:.L$4];2;0)" table:style-name="ce1">
            <text:p>1</text:p>
          </table:table-cell>
          <table:table-cell office:value-type="float" office:value="2232211" table:formula="of:=[.B322]+[.D322]+[.F322]+[.H322]+[.J322]+[.L322]" table:style-name="ce6">
            <text:p>223221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3];[reclass_tables.K$2:.L$4];2;0)" table:style-name="ce1">
            <text:p>1</text:p>
          </table:table-cell>
          <table:table-cell office:value-type="float" office:value="2233101" table:formula="of:=[.B323]+[.D323]+[.F323]+[.H323]+[.J323]+[.L323]" table:style-name="ce6">
            <text:p>2233101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4];[reclass_tables.K$2:.L$4];2;0)" table:style-name="ce1">
            <text:p>2</text:p>
          </table:table-cell>
          <table:table-cell office:value-type="float" office:value="2233102" table:formula="of:=[.B324]+[.D324]+[.F324]+[.H324]+[.J324]+[.L324]" table:style-name="ce6">
            <text:p>2233102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5];[reclass_tables.K$2:.L$4];2;0)" table:style-name="ce1">
            <text:p>3</text:p>
          </table:table-cell>
          <table:table-cell office:value-type="float" office:value="2233103" table:formula="of:=[.B325]+[.D325]+[.F325]+[.H325]+[.J325]+[.L325]" table:style-name="ce6">
            <text:p>2233103</text:p>
          </table:table-cell>
          <table:table-cell office:value-type="float" office:value="0.44" table:style-name="ce1">
            <text:p>0.4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6];[reclass_tables.K$2:.L$4];2;0)" table:style-name="ce1">
            <text:p>1</text:p>
          </table:table-cell>
          <table:table-cell office:value-type="float" office:value="2233111" table:formula="of:=[.B326]+[.D326]+[.F326]+[.H326]+[.J326]+[.L326]" table:style-name="ce6">
            <text:p>2233111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7];[reclass_tables.K$2:.L$4];2;0)" table:style-name="ce1">
            <text:p>2</text:p>
          </table:table-cell>
          <table:table-cell office:value-type="float" office:value="2233112" table:formula="of:=[.B327]+[.D327]+[.F327]+[.H327]+[.J327]+[.L327]" table:style-name="ce6">
            <text:p>2233112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8];[reclass_tables.K$2:.L$4];2;0)" table:style-name="ce1">
            <text:p>3</text:p>
          </table:table-cell>
          <table:table-cell office:value-type="float" office:value="2233113" table:formula="of:=[.B328]+[.D328]+[.F328]+[.H328]+[.J328]+[.L328]" table:style-name="ce6">
            <text:p>2233113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9];[reclass_tables.K$2:.L$4];2;0)" table:style-name="ce1">
            <text:p>1</text:p>
          </table:table-cell>
          <table:table-cell office:value-type="float" office:value="2233201" table:formula="of:=[.B329]+[.D329]+[.F329]+[.H329]+[.J329]+[.L329]" table:style-name="ce6">
            <text:p>2233201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3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3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0];[reclass_tables.K$2:.L$4];2;0)" table:style-name="ce1">
            <text:p>2</text:p>
          </table:table-cell>
          <table:table-cell office:value-type="float" office:value="2233202" table:formula="of:=[.B330]+[.D330]+[.F330]+[.H330]+[.J330]+[.L330]" table:style-name="ce6">
            <text:p>2233202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3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3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1];[reclass_tables.K$2:.L$4];2;0)" table:style-name="ce1">
            <text:p>3</text:p>
          </table:table-cell>
          <table:table-cell office:value-type="float" office:value="2233203" table:formula="of:=[.B331]+[.D331]+[.F331]+[.H331]+[.J331]+[.L331]" table:style-name="ce6">
            <text:p>2233203</text:p>
          </table:table-cell>
          <table:table-cell office:value-type="float" office:value="0.44" table:style-name="ce8">
            <text:p>0.44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2];[reclass_tables.K$2:.L$4];2;0)" table:style-name="ce1">
            <text:p>1</text:p>
          </table:table-cell>
          <table:table-cell office:value-type="float" office:value="2241101" table:formula="of:=[.B332]+[.D332]+[.F332]+[.H332]+[.J332]+[.L332]" table:style-name="ce6">
            <text:p>22411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3];[reclass_tables.K$2:.L$4];2;0)" table:style-name="ce1">
            <text:p>2</text:p>
          </table:table-cell>
          <table:table-cell office:value-type="float" office:value="2241102" table:formula="of:=[.B333]+[.D333]+[.F333]+[.H333]+[.J333]+[.L333]" table:style-name="ce6">
            <text:p>22411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4];[reclass_tables.K$2:.L$4];2;0)" table:style-name="ce1">
            <text:p>3</text:p>
          </table:table-cell>
          <table:table-cell office:value-type="float" office:value="2241103" table:formula="of:=[.B334]+[.D334]+[.F334]+[.H334]+[.J334]+[.L334]" table:style-name="ce6">
            <text:p>22411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5];[reclass_tables.K$2:.L$4];2;0)" table:style-name="ce1">
            <text:p>1</text:p>
          </table:table-cell>
          <table:table-cell office:value-type="float" office:value="2241111" table:formula="of:=[.B335]+[.D335]+[.F335]+[.H335]+[.J335]+[.L335]" table:style-name="ce6">
            <text:p>224111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6];[reclass_tables.K$2:.L$4];2;0)" table:style-name="ce1">
            <text:p>2</text:p>
          </table:table-cell>
          <table:table-cell office:value-type="float" office:value="2241112" table:formula="of:=[.B336]+[.D336]+[.F336]+[.H336]+[.J336]+[.L336]" table:style-name="ce6">
            <text:p>224111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7];[reclass_tables.K$2:.L$4];2;0)" table:style-name="ce1">
            <text:p>3</text:p>
          </table:table-cell>
          <table:table-cell office:value-type="float" office:value="2241113" table:formula="of:=[.B337]+[.D337]+[.F337]+[.H337]+[.J337]+[.L337]" table:style-name="ce6">
            <text:p>224111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8];[reclass_tables.K$2:.L$4];2;0)" table:style-name="ce1">
            <text:p>1</text:p>
          </table:table-cell>
          <table:table-cell office:value-type="float" office:value="2241201" table:formula="of:=[.B338]+[.D338]+[.F338]+[.H338]+[.J338]+[.L338]" table:style-name="ce6">
            <text:p>22412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9];[reclass_tables.K$2:.L$4];2;0)" table:style-name="ce1">
            <text:p>2</text:p>
          </table:table-cell>
          <table:table-cell office:value-type="float" office:value="2241202" table:formula="of:=[.B339]+[.D339]+[.F339]+[.H339]+[.J339]+[.L339]" table:style-name="ce6">
            <text:p>22412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0];[reclass_tables.K$2:.L$4];2;0)" table:style-name="ce1">
            <text:p>3</text:p>
          </table:table-cell>
          <table:table-cell office:value-type="float" office:value="2241203" table:formula="of:=[.B340]+[.D340]+[.F340]+[.H340]+[.J340]+[.L340]" table:style-name="ce6">
            <text:p>22412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4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1];[reclass_tables.K$2:.L$4];2;0)" table:style-name="ce1">
            <text:p>1</text:p>
          </table:table-cell>
          <table:table-cell office:value-type="float" office:value="2241211" table:formula="of:=[.B341]+[.D341]+[.F341]+[.H341]+[.J341]+[.L341]" table:style-name="ce6">
            <text:p>224121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4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2];[reclass_tables.K$2:.L$4];2;0)" table:style-name="ce1">
            <text:p>2</text:p>
          </table:table-cell>
          <table:table-cell office:value-type="float" office:value="2241212" table:formula="of:=[.B342]+[.D342]+[.F342]+[.H342]+[.J342]+[.L342]" table:style-name="ce6">
            <text:p>224121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4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3];[reclass_tables.K$2:.L$4];2;0)" table:style-name="ce1">
            <text:p>3</text:p>
          </table:table-cell>
          <table:table-cell office:value-type="float" office:value="2241213" table:formula="of:=[.B343]+[.D343]+[.F343]+[.H343]+[.J343]+[.L343]" table:style-name="ce6">
            <text:p>224121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4];[reclass_tables.K$2:.L$4];2;0)" table:style-name="ce1">
            <text:p>1</text:p>
          </table:table-cell>
          <table:table-cell office:value-type="float" office:value="2242101" table:formula="of:=[.B344]+[.D344]+[.F344]+[.H344]+[.J344]+[.L344]" table:style-name="ce6">
            <text:p>22421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5];[reclass_tables.K$2:.L$4];2;0)" table:style-name="ce1">
            <text:p>2</text:p>
          </table:table-cell>
          <table:table-cell office:value-type="float" office:value="2242102" table:formula="of:=[.B345]+[.D345]+[.F345]+[.H345]+[.J345]+[.L345]" table:style-name="ce6">
            <text:p>22421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6];[reclass_tables.K$2:.L$4];2;0)" table:style-name="ce1">
            <text:p>3</text:p>
          </table:table-cell>
          <table:table-cell office:value-type="float" office:value="2242103" table:formula="of:=[.B346]+[.D346]+[.F346]+[.H346]+[.J346]+[.L346]" table:style-name="ce6">
            <text:p>22421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7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7];[reclass_tables.K$2:.L$4];2;0)" table:style-name="ce1">
            <text:p>1</text:p>
          </table:table-cell>
          <table:table-cell office:value-type="float" office:value="2242111" table:formula="of:=[.B347]+[.D347]+[.F347]+[.H347]+[.J347]+[.L347]" table:style-name="ce6">
            <text:p>224211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8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8];[reclass_tables.K$2:.L$4];2;0)" table:style-name="ce1">
            <text:p>2</text:p>
          </table:table-cell>
          <table:table-cell office:value-type="float" office:value="2242112" table:formula="of:=[.B348]+[.D348]+[.F348]+[.H348]+[.J348]+[.L348]" table:style-name="ce6">
            <text:p>224211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9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9];[reclass_tables.K$2:.L$4];2;0)" table:style-name="ce1">
            <text:p>3</text:p>
          </table:table-cell>
          <table:table-cell office:value-type="float" office:value="2242113" table:formula="of:=[.B349]+[.D349]+[.F349]+[.H349]+[.J349]+[.L349]" table:style-name="ce6">
            <text:p>224211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0];[reclass_tables.K$2:.L$4];2;0)" table:style-name="ce1">
            <text:p>1</text:p>
          </table:table-cell>
          <table:table-cell office:value-type="float" office:value="2242201" table:formula="of:=[.B350]+[.D350]+[.F350]+[.H350]+[.J350]+[.L350]" table:style-name="ce6">
            <text:p>22422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1];[reclass_tables.K$2:.L$4];2;0)" table:style-name="ce1">
            <text:p>2</text:p>
          </table:table-cell>
          <table:table-cell office:value-type="float" office:value="2242202" table:formula="of:=[.B351]+[.D351]+[.F351]+[.H351]+[.J351]+[.L351]" table:style-name="ce6">
            <text:p>22422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2];[reclass_tables.K$2:.L$4];2;0)" table:style-name="ce1">
            <text:p>3</text:p>
          </table:table-cell>
          <table:table-cell office:value-type="float" office:value="2242203" table:formula="of:=[.B352]+[.D352]+[.F352]+[.H352]+[.J352]+[.L352]" table:style-name="ce6">
            <text:p>22422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3];[reclass_tables.K$2:.L$4];2;0)" table:style-name="ce1">
            <text:p>1</text:p>
          </table:table-cell>
          <table:table-cell office:value-type="float" office:value="2242211" table:formula="of:=[.B353]+[.D353]+[.F353]+[.H353]+[.J353]+[.L353]" table:style-name="ce6">
            <text:p>224221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4];[reclass_tables.K$2:.L$4];2;0)" table:style-name="ce1">
            <text:p>2</text:p>
          </table:table-cell>
          <table:table-cell office:value-type="float" office:value="2242212" table:formula="of:=[.B354]+[.D354]+[.F354]+[.H354]+[.J354]+[.L354]" table:style-name="ce6">
            <text:p>224221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5];[reclass_tables.K$2:.L$4];2;0)" table:style-name="ce1">
            <text:p>3</text:p>
          </table:table-cell>
          <table:table-cell office:value-type="float" office:value="2242213" table:formula="of:=[.B355]+[.D355]+[.F355]+[.H355]+[.J355]+[.L355]" table:style-name="ce6">
            <text:p>224221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6];[reclass_tables.K$2:.L$4];2;0)" table:style-name="ce1">
            <text:p>1</text:p>
          </table:table-cell>
          <table:table-cell office:value-type="float" office:value="2243101" table:formula="of:=[.B356]+[.D356]+[.F356]+[.H356]+[.J356]+[.L356]" table:style-name="ce6">
            <text:p>22431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7];[reclass_tables.K$2:.L$4];2;0)" table:style-name="ce1">
            <text:p>2</text:p>
          </table:table-cell>
          <table:table-cell office:value-type="float" office:value="2243102" table:formula="of:=[.B357]+[.D357]+[.F357]+[.H357]+[.J357]+[.L357]" table:style-name="ce6">
            <text:p>22431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8];[reclass_tables.K$2:.L$4];2;0)" table:style-name="ce1">
            <text:p>3</text:p>
          </table:table-cell>
          <table:table-cell office:value-type="float" office:value="2243103" table:formula="of:=[.B358]+[.D358]+[.F358]+[.H358]+[.J358]+[.L358]" table:style-name="ce6">
            <text:p>22431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9];[reclass_tables.K$2:.L$4];2;0)" table:style-name="ce1">
            <text:p>1</text:p>
          </table:table-cell>
          <table:table-cell office:value-type="float" office:value="2243111" table:formula="of:=[.B359]+[.D359]+[.F359]+[.H359]+[.J359]+[.L359]" table:style-name="ce6">
            <text:p>224311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0];[reclass_tables.K$2:.L$4];2;0)" table:style-name="ce1">
            <text:p>2</text:p>
          </table:table-cell>
          <table:table-cell office:value-type="float" office:value="2243112" table:formula="of:=[.B360]+[.D360]+[.F360]+[.H360]+[.J360]+[.L360]" table:style-name="ce6">
            <text:p>224311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1];[reclass_tables.K$2:.L$4];2;0)" table:style-name="ce1">
            <text:p>3</text:p>
          </table:table-cell>
          <table:table-cell office:value-type="float" office:value="2243113" table:formula="of:=[.B361]+[.D361]+[.F361]+[.H361]+[.J361]+[.L361]" table:style-name="ce6">
            <text:p>224311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2];[reclass_tables.K$2:.L$4];2;0)" table:style-name="ce1">
            <text:p>1</text:p>
          </table:table-cell>
          <table:table-cell office:value-type="float" office:value="2243201" table:formula="of:=[.B362]+[.D362]+[.F362]+[.H362]+[.J362]+[.L362]" table:style-name="ce6">
            <text:p>22432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3];[reclass_tables.K$2:.L$4];2;0)" table:style-name="ce1">
            <text:p>2</text:p>
          </table:table-cell>
          <table:table-cell office:value-type="float" office:value="2243202" table:formula="of:=[.B363]+[.D363]+[.F363]+[.H363]+[.J363]+[.L363]" table:style-name="ce6">
            <text:p>22432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4];[reclass_tables.K$2:.L$4];2;0)" table:style-name="ce1">
            <text:p>3</text:p>
          </table:table-cell>
          <table:table-cell office:value-type="float" office:value="2243203" table:formula="of:=[.B364]+[.D364]+[.F364]+[.H364]+[.J364]+[.L364]" table:style-name="ce6">
            <text:p>22432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5];[reclass_tables.K$2:.L$4];2;0)" table:style-name="ce1">
            <text:p>1</text:p>
          </table:table-cell>
          <table:table-cell office:value-type="float" office:value="2243211" table:formula="of:=[.B365]+[.D365]+[.F365]+[.H365]+[.J365]+[.L365]" table:style-name="ce6">
            <text:p>224321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6];[reclass_tables.K$2:.L$4];2;0)" table:style-name="ce1">
            <text:p>2</text:p>
          </table:table-cell>
          <table:table-cell office:value-type="float" office:value="2243212" table:formula="of:=[.B366]+[.D366]+[.F366]+[.H366]+[.J366]+[.L366]" table:style-name="ce6">
            <text:p>224321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7];[reclass_tables.K$2:.L$4];2;0)" table:style-name="ce1">
            <text:p>3</text:p>
          </table:table-cell>
          <table:table-cell office:value-type="float" office:value="2243213" table:formula="of:=[.B367]+[.D367]+[.F367]+[.H367]+[.J367]+[.L367]" table:style-name="ce6">
            <text:p>224321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8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8];[reclass_tables.K$2:.L$4];2;0)" table:style-name="ce1">
            <text:p>1</text:p>
          </table:table-cell>
          <table:table-cell office:value-type="float" office:value="2251101" table:formula="of:=[.B368]+[.D368]+[.F368]+[.H368]+[.J368]+[.L368]" table:style-name="ce6">
            <text:p>22511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9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9];[reclass_tables.K$2:.L$4];2;0)" table:style-name="ce1">
            <text:p>2</text:p>
          </table:table-cell>
          <table:table-cell office:value-type="float" office:value="2251102" table:formula="of:=[.B369]+[.D369]+[.F369]+[.H369]+[.J369]+[.L369]" table:style-name="ce6">
            <text:p>22511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0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0];[reclass_tables.K$2:.L$4];2;0)" table:style-name="ce1">
            <text:p>3</text:p>
          </table:table-cell>
          <table:table-cell office:value-type="float" office:value="2251103" table:formula="of:=[.B370]+[.D370]+[.F370]+[.H370]+[.J370]+[.L370]" table:style-name="ce6">
            <text:p>22511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1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1];[reclass_tables.K$2:.L$4];2;0)" table:style-name="ce1">
            <text:p>1</text:p>
          </table:table-cell>
          <table:table-cell office:value-type="float" office:value="2251201" table:formula="of:=[.B371]+[.D371]+[.F371]+[.H371]+[.J371]+[.L371]" table:style-name="ce6">
            <text:p>22512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2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2];[reclass_tables.K$2:.L$4];2;0)" table:style-name="ce1">
            <text:p>2</text:p>
          </table:table-cell>
          <table:table-cell office:value-type="float" office:value="2251202" table:formula="of:=[.B372]+[.D372]+[.F372]+[.H372]+[.J372]+[.L372]" table:style-name="ce6">
            <text:p>22512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3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3];[reclass_tables.K$2:.L$4];2;0)" table:style-name="ce1">
            <text:p>3</text:p>
          </table:table-cell>
          <table:table-cell office:value-type="float" office:value="2251203" table:formula="of:=[.B373]+[.D373]+[.F373]+[.H373]+[.J373]+[.L373]" table:style-name="ce6">
            <text:p>22512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4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4];[reclass_tables.K$2:.L$4];2;0)" table:style-name="ce1">
            <text:p>1</text:p>
          </table:table-cell>
          <table:table-cell office:value-type="float" office:value="2252101" table:formula="of:=[.B374]+[.D374]+[.F374]+[.H374]+[.J374]+[.L374]" table:style-name="ce6">
            <text:p>22521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5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5];[reclass_tables.K$2:.L$4];2;0)" table:style-name="ce1">
            <text:p>2</text:p>
          </table:table-cell>
          <table:table-cell office:value-type="float" office:value="2252102" table:formula="of:=[.B375]+[.D375]+[.F375]+[.H375]+[.J375]+[.L375]" table:style-name="ce6">
            <text:p>22521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6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6];[reclass_tables.K$2:.L$4];2;0)" table:style-name="ce1">
            <text:p>3</text:p>
          </table:table-cell>
          <table:table-cell office:value-type="float" office:value="2252103" table:formula="of:=[.B376]+[.D376]+[.F376]+[.H376]+[.J376]+[.L376]" table:style-name="ce6">
            <text:p>22521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7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7];[reclass_tables.K$2:.L$4];2;0)" table:style-name="ce1">
            <text:p>1</text:p>
          </table:table-cell>
          <table:table-cell office:value-type="float" office:value="2252201" table:formula="of:=[.B377]+[.D377]+[.F377]+[.H377]+[.J377]+[.L377]" table:style-name="ce6">
            <text:p>22522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8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8];[reclass_tables.K$2:.L$4];2;0)" table:style-name="ce1">
            <text:p>2</text:p>
          </table:table-cell>
          <table:table-cell office:value-type="float" office:value="2252202" table:formula="of:=[.B378]+[.D378]+[.F378]+[.H378]+[.J378]+[.L378]" table:style-name="ce6">
            <text:p>22522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9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9];[reclass_tables.K$2:.L$4];2;0)" table:style-name="ce1">
            <text:p>3</text:p>
          </table:table-cell>
          <table:table-cell office:value-type="float" office:value="2252203" table:formula="of:=[.B379]+[.D379]+[.F379]+[.H379]+[.J379]+[.L379]" table:style-name="ce6">
            <text:p>22522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80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8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8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0];[reclass_tables.K$2:.L$4];2;0)" table:style-name="ce1">
            <text:p>1</text:p>
          </table:table-cell>
          <table:table-cell office:value-type="float" office:value="2253101" table:formula="of:=[.B380]+[.D380]+[.F380]+[.H380]+[.J380]+[.L380]" table:style-name="ce6">
            <text:p>2253101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81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8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1];[reclass_tables.K$2:.L$4];2;0)" table:style-name="ce1">
            <text:p>2</text:p>
          </table:table-cell>
          <table:table-cell office:value-type="float" office:value="2253102" table:formula="of:=[.B381]+[.D381]+[.F381]+[.H381]+[.J381]+[.L381]" table:style-name="ce6">
            <text:p>2253102</text:p>
          </table:table-cell>
          <table:table-cell office:value-type="float" office:value="0.38800000000000001" table:style-name="ce8">
            <text:p>0.38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82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8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82];[reclass_tables.K$2:.L$4];2;0)" table:style-name="ce1">
            <text:p>3</text:p>
          </table:table-cell>
          <table:table-cell office:value-type="float" office:value="2253103" table:formula="of:=[.B382]+[.D382]+[.F382]+[.H382]+[.J382]+[.L382]" table:style-name="ce6">
            <text:p>2253103</text:p>
          </table:table-cell>
          <table:table-cell office:value-type="float" office:value="0.39600000000000002" table:style-name="ce8">
            <text:p>0.396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83];[reclass_tables.A$2:.B$11];2;0)" table:style-name="ce1">
            <text:p>22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38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3];[reclass_tables.K$2:.L$4];2;0)" table:style-name="ce1">
            <text:p>1</text:p>
          </table:table-cell>
          <table:table-cell office:value-type="float" office:value="2261101" table:formula="of:=[.B383]+[.D383]+[.F383]+[.H383]+[.J383]+[.L383]" table:style-name="ce6">
            <text:p>2261101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4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4];[reclass_tables.K$2:.L$4];2;0)" table:style-name="ce1">
            <text:p>1</text:p>
          </table:table-cell>
          <table:table-cell office:value-type="float" office:value="2311101" table:formula="of:=[.B384]+[.D384]+[.F384]+[.H384]+[.J384]+[.L384]" table:style-name="ce6">
            <text:p>23111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5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5];[reclass_tables.K$2:.L$4];2;0)" table:style-name="ce1">
            <text:p>2</text:p>
          </table:table-cell>
          <table:table-cell office:value-type="float" office:value="2311102" table:formula="of:=[.B385]+[.D385]+[.F385]+[.H385]+[.J385]+[.L385]" table:style-name="ce6">
            <text:p>23111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6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86];[reclass_tables.K$2:.L$4];2;0)" table:style-name="ce1">
            <text:p>3</text:p>
          </table:table-cell>
          <table:table-cell office:value-type="float" office:value="2311103" table:formula="of:=[.B386]+[.D386]+[.F386]+[.H386]+[.J386]+[.L386]" table:style-name="ce6">
            <text:p>2311103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7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7];[reclass_tables.K$2:.L$4];2;0)" table:style-name="ce1">
            <text:p>1</text:p>
          </table:table-cell>
          <table:table-cell office:value-type="float" office:value="2311201" table:formula="of:=[.B387]+[.D387]+[.F387]+[.H387]+[.J387]+[.L387]" table:style-name="ce6">
            <text:p>2311201</text:p>
          </table:table-cell>
          <table:table-cell office:value-type="float" office:value="1.6113333333333333" table:style-name="ce8">
            <text:p>1.611333333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8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8];[reclass_tables.K$2:.L$4];2;0)" table:style-name="ce1">
            <text:p>2</text:p>
          </table:table-cell>
          <table:table-cell office:value-type="float" office:value="2311202" table:formula="of:=[.B388]+[.D388]+[.F388]+[.H388]+[.J388]+[.L388]" table:style-name="ce6">
            <text:p>2311202</text:p>
          </table:table-cell>
          <table:table-cell office:value-type="float" office:value="1.6113333333333333" table:style-name="ce8">
            <text:p>1.611333333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9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8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9];[reclass_tables.K$2:.L$4];2;0)" table:style-name="ce1">
            <text:p>1</text:p>
          </table:table-cell>
          <table:table-cell office:value-type="float" office:value="2312101" table:formula="of:=[.B389]+[.D389]+[.F389]+[.H389]+[.J389]+[.L389]" table:style-name="ce6">
            <text:p>23121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0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0];[reclass_tables.K$2:.L$4];2;0)" table:style-name="ce1">
            <text:p>2</text:p>
          </table:table-cell>
          <table:table-cell office:value-type="float" office:value="2312102" table:formula="of:=[.B390]+[.D390]+[.F390]+[.H390]+[.J390]+[.L390]" table:style-name="ce6">
            <text:p>23121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1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1];[reclass_tables.K$2:.L$4];2;0)" table:style-name="ce1">
            <text:p>3</text:p>
          </table:table-cell>
          <table:table-cell office:value-type="float" office:value="2312103" table:formula="of:=[.B391]+[.D391]+[.F391]+[.H391]+[.J391]+[.L391]" table:style-name="ce6">
            <text:p>2312103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2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2];[reclass_tables.K$2:.L$4];2;0)" table:style-name="ce1">
            <text:p>1</text:p>
          </table:table-cell>
          <table:table-cell office:value-type="float" office:value="2312201" table:formula="of:=[.B392]+[.D392]+[.F392]+[.H392]+[.J392]+[.L392]" table:style-name="ce6">
            <text:p>2312201</text:p>
          </table:table-cell>
          <table:table-cell office:value-type="float" office:value="0.35933333333333334" table:formula="of:=([.N7]+[.N25]+[.N44])/3" table:style-name="ce8">
            <text:p>0.359333333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3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3];[reclass_tables.K$2:.L$4];2;0)" table:style-name="ce1">
            <text:p>2</text:p>
          </table:table-cell>
          <table:table-cell office:value-type="float" office:value="2312202" table:formula="of:=[.B393]+[.D393]+[.F393]+[.H393]+[.J393]+[.L393]" table:style-name="ce6">
            <text:p>2312202</text:p>
          </table:table-cell>
          <table:table-cell office:value-type="float" office:value="0.44" table:formula="of:=([.N8]+[.N26]+[.N45])/3" table:style-name="ce8">
            <text:p>0.44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4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4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4];[reclass_tables.K$2:.L$4];2;0)" table:style-name="ce1">
            <text:p>1</text:p>
          </table:table-cell>
          <table:table-cell office:value-type="float" office:value="2313101" table:formula="of:=[.B394]+[.D394]+[.F394]+[.H394]+[.J394]+[.L394]" table:style-name="ce6">
            <text:p>23131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5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5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5];[reclass_tables.K$2:.L$4];2;0)" table:style-name="ce1">
            <text:p>2</text:p>
          </table:table-cell>
          <table:table-cell office:value-type="float" office:value="2313102" table:formula="of:=[.B395]+[.D395]+[.F395]+[.H395]+[.J395]+[.L395]" table:style-name="ce6">
            <text:p>23131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6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6];[reclass_tables.K$2:.L$4];2;0)" table:style-name="ce1">
            <text:p>3</text:p>
          </table:table-cell>
          <table:table-cell office:value-type="float" office:value="2313103" table:formula="of:=[.B396]+[.D396]+[.F396]+[.H396]+[.J396]+[.L396]" table:style-name="ce6">
            <text:p>23131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7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7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7];[reclass_tables.K$2:.L$4];2;0)" table:style-name="ce1">
            <text:p>1</text:p>
          </table:table-cell>
          <table:table-cell office:value-type="float" office:value="2313201" table:formula="of:=[.B397]+[.D397]+[.F397]+[.H397]+[.J397]+[.L397]" table:style-name="ce6">
            <text:p>2313201</text:p>
          </table:table-cell>
          <table:table-cell office:value-type="float" office:value="0.35100000000000003" table:formula="of:=([.N16]+[.N34])/2" table:style-name="ce8">
            <text:p>0.351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8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8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8];[reclass_tables.K$2:.L$4];2;0)" table:style-name="ce1">
            <text:p>2</text:p>
          </table:table-cell>
          <table:table-cell office:value-type="float" office:value="2313202" table:formula="of:=[.B398]+[.D398]+[.F398]+[.H398]+[.J398]+[.L398]" table:style-name="ce6">
            <text:p>2313202</text:p>
          </table:table-cell>
          <table:table-cell office:value-type="float" office:value="0.214" table:formula="of:=([.N17]+[.N35])/2" table:style-name="ce8">
            <text:p>0.214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9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9];[reclass_tables.K$2:.L$4];2;0)" table:style-name="ce1">
            <text:p>1</text:p>
          </table:table-cell>
          <table:table-cell office:value-type="float" office:value="2321101" table:formula="of:=[.B399]+[.D399]+[.F399]+[.H399]+[.J399]+[.L399]" table:style-name="ce6">
            <text:p>2321101</text:p>
          </table:table-cell>
          <table:table-cell office:value-type="float" office:value="1.3380000000000001" table:style-name="ce1">
            <text:p>1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0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0];[reclass_tables.K$2:.L$4];2;0)" table:style-name="ce1">
            <text:p>2</text:p>
          </table:table-cell>
          <table:table-cell office:value-type="float" office:value="2321102" table:formula="of:=[.B400]+[.D400]+[.F400]+[.H400]+[.J400]+[.L400]" table:style-name="ce6">
            <text:p>2321102</text:p>
          </table:table-cell>
          <table:table-cell office:value-type="float" office:value="1.3380000000000001" table:style-name="ce1">
            <text:p>1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1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1];[reclass_tables.K$2:.L$4];2;0)" table:style-name="ce1">
            <text:p>3</text:p>
          </table:table-cell>
          <table:table-cell office:value-type="float" office:value="2321103" table:formula="of:=[.B401]+[.D401]+[.F401]+[.H401]+[.J401]+[.L401]" table:style-name="ce6">
            <text:p>23211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2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2];[reclass_tables.K$2:.L$4];2;0)" table:style-name="ce1">
            <text:p>1</text:p>
          </table:table-cell>
          <table:table-cell office:value-type="float" office:value="2321201" table:formula="of:=[.B402]+[.D402]+[.F402]+[.H402]+[.J402]+[.L402]" table:style-name="ce6">
            <text:p>23212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3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3];[reclass_tables.K$2:.L$4];2;0)" table:style-name="ce1">
            <text:p>2</text:p>
          </table:table-cell>
          <table:table-cell office:value-type="float" office:value="2321202" table:formula="of:=[.B403]+[.D403]+[.F403]+[.H403]+[.J403]+[.L403]" table:style-name="ce6">
            <text:p>23212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4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4];[reclass_tables.K$2:.L$4];2;0)" table:style-name="ce1">
            <text:p>3</text:p>
          </table:table-cell>
          <table:table-cell office:value-type="float" office:value="2321203" table:formula="of:=[.B404]+[.D404]+[.F404]+[.H404]+[.J404]+[.L404]" table:style-name="ce6">
            <text:p>23212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5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5];[reclass_tables.K$2:.L$4];2;0)" table:style-name="ce1">
            <text:p>1</text:p>
          </table:table-cell>
          <table:table-cell office:value-type="float" office:value="2322101" table:formula="of:=[.B405]+[.D405]+[.F405]+[.H405]+[.J405]+[.L405]" table:style-name="ce6">
            <text:p>2322101</text:p>
          </table:table-cell>
          <table:table-cell office:value-type="float" office:value="1.3380000000000001" table:style-name="ce1">
            <text:p>1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6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6];[reclass_tables.K$2:.L$4];2;0)" table:style-name="ce1">
            <text:p>2</text:p>
          </table:table-cell>
          <table:table-cell office:value-type="float" office:value="2322102" table:formula="of:=[.B406]+[.D406]+[.F406]+[.H406]+[.J406]+[.L406]" table:style-name="ce6">
            <text:p>2322102</text:p>
          </table:table-cell>
          <table:table-cell office:value-type="float" office:value="1.3380000000000001" table:style-name="ce1">
            <text:p>1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7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7];[reclass_tables.K$2:.L$4];2;0)" table:style-name="ce1">
            <text:p>3</text:p>
          </table:table-cell>
          <table:table-cell office:value-type="float" office:value="2322103" table:formula="of:=[.B407]+[.D407]+[.F407]+[.H407]+[.J407]+[.L407]" table:style-name="ce6">
            <text:p>23221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8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8];[reclass_tables.K$2:.L$4];2;0)" table:style-name="ce1">
            <text:p>1</text:p>
          </table:table-cell>
          <table:table-cell office:value-type="float" office:value="2322201" table:formula="of:=[.B408]+[.D408]+[.F408]+[.H408]+[.J408]+[.L408]" table:style-name="ce6">
            <text:p>23222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9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9];[reclass_tables.K$2:.L$4];2;0)" table:style-name="ce1">
            <text:p>2</text:p>
          </table:table-cell>
          <table:table-cell office:value-type="float" office:value="2322202" table:formula="of:=[.B409]+[.D409]+[.F409]+[.H409]+[.J409]+[.L409]" table:style-name="ce6">
            <text:p>23222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0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1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0];[reclass_tables.K$2:.L$4];2;0)" table:style-name="ce1">
            <text:p>3</text:p>
          </table:table-cell>
          <table:table-cell office:value-type="float" office:value="2322203" table:formula="of:=[.B410]+[.D410]+[.F410]+[.H410]+[.J410]+[.L410]" table:style-name="ce6">
            <text:p>23222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1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1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1];[reclass_tables.K$2:.L$4];2;0)" table:style-name="ce1">
            <text:p>1</text:p>
          </table:table-cell>
          <table:table-cell office:value-type="float" office:value="2323101" table:formula="of:=[.B411]+[.D411]+[.F411]+[.H411]+[.J411]+[.L411]" table:style-name="ce6">
            <text:p>2323101</text:p>
          </table:table-cell>
          <table:table-cell office:value-type="float" office:value="1.3380000000000001" table:style-name="ce1">
            <text:p>1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2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1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2];[reclass_tables.K$2:.L$4];2;0)" table:style-name="ce1">
            <text:p>2</text:p>
          </table:table-cell>
          <table:table-cell office:value-type="float" office:value="2323102" table:formula="of:=[.B412]+[.D412]+[.F412]+[.H412]+[.J412]+[.L412]" table:style-name="ce6">
            <text:p>2323102</text:p>
          </table:table-cell>
          <table:table-cell office:value-type="float" office:value="1.3380000000000001" table:style-name="ce1">
            <text:p>1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3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1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3];[reclass_tables.K$2:.L$4];2;0)" table:style-name="ce1">
            <text:p>3</text:p>
          </table:table-cell>
          <table:table-cell office:value-type="float" office:value="2323103" table:formula="of:=[.B413]+[.D413]+[.F413]+[.H413]+[.J413]+[.L413]" table:style-name="ce6">
            <text:p>23231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4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1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4];[reclass_tables.K$2:.L$4];2;0)" table:style-name="ce1">
            <text:p>1</text:p>
          </table:table-cell>
          <table:table-cell office:value-type="float" office:value="2323201" table:formula="of:=[.B414]+[.D414]+[.F414]+[.H414]+[.J414]+[.L414]" table:style-name="ce6">
            <text:p>23232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5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1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5];[reclass_tables.K$2:.L$4];2;0)" table:style-name="ce1">
            <text:p>2</text:p>
          </table:table-cell>
          <table:table-cell office:value-type="float" office:value="2323202" table:formula="of:=[.B415]+[.D415]+[.F415]+[.H415]+[.J415]+[.L415]" table:style-name="ce6">
            <text:p>23232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6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1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6];[reclass_tables.K$2:.L$4];2;0)" table:style-name="ce1">
            <text:p>3</text:p>
          </table:table-cell>
          <table:table-cell office:value-type="float" office:value="2323203" table:formula="of:=[.B416]+[.D416]+[.F416]+[.H416]+[.J416]+[.L416]" table:style-name="ce6">
            <text:p>23232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7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7];[reclass_tables.K$2:.L$4];2;0)" table:style-name="ce1">
            <text:p>1</text:p>
          </table:table-cell>
          <table:table-cell office:value-type="float" office:value="2331101" table:formula="of:=[.B417]+[.D417]+[.F417]+[.H417]+[.J417]+[.L417]" table:style-name="ce6">
            <text:p>23311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8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8];[reclass_tables.K$2:.L$4];2;0)" table:style-name="ce1">
            <text:p>2</text:p>
          </table:table-cell>
          <table:table-cell office:value-type="float" office:value="2331102" table:formula="of:=[.B418]+[.D418]+[.F418]+[.H418]+[.J418]+[.L418]" table:style-name="ce6">
            <text:p>23311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9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9];[reclass_tables.K$2:.L$4];2;0)" table:style-name="ce1">
            <text:p>3</text:p>
          </table:table-cell>
          <table:table-cell office:value-type="float" office:value="2331103" table:formula="of:=[.B419]+[.D419]+[.F419]+[.H419]+[.J419]+[.L419]" table:style-name="ce6">
            <text:p>2331103</text:p>
          </table:table-cell>
          <table:table-cell office:value-type="float" office:value="1.3380000000000001" table:style-name="ce1">
            <text:p>1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0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0];[reclass_tables.K$2:.L$4];2;0)" table:style-name="ce1">
            <text:p>1</text:p>
          </table:table-cell>
          <table:table-cell office:value-type="float" office:value="2331201" table:formula="of:=[.B420]+[.D420]+[.F420]+[.H420]+[.J420]+[.L420]" table:style-name="ce6">
            <text:p>2331201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1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1];[reclass_tables.K$2:.L$4];2;0)" table:style-name="ce1">
            <text:p>2</text:p>
          </table:table-cell>
          <table:table-cell office:value-type="float" office:value="2331202" table:formula="of:=[.B421]+[.D421]+[.F421]+[.H421]+[.J421]+[.L421]" table:style-name="ce6">
            <text:p>2331202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2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2];[reclass_tables.K$2:.L$4];2;0)" table:style-name="ce1">
            <text:p>3</text:p>
          </table:table-cell>
          <table:table-cell office:value-type="float" office:value="2331203" table:formula="of:=[.B422]+[.D422]+[.F422]+[.H422]+[.J422]+[.L422]" table:style-name="ce6">
            <text:p>2331203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3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3];[reclass_tables.K$2:.L$4];2;0)" table:style-name="ce1">
            <text:p>1</text:p>
          </table:table-cell>
          <table:table-cell office:value-type="float" office:value="2332101" table:formula="of:=[.B423]+[.D423]+[.F423]+[.H423]+[.J423]+[.L423]" table:style-name="ce6">
            <text:p>2332101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4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4];[reclass_tables.K$2:.L$4];2;0)" table:style-name="ce1">
            <text:p>2</text:p>
          </table:table-cell>
          <table:table-cell office:value-type="float" office:value="2332102" table:formula="of:=[.B424]+[.D424]+[.F424]+[.H424]+[.J424]+[.L424]" table:style-name="ce6">
            <text:p>2332102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5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5];[reclass_tables.K$2:.L$4];2;0)" table:style-name="ce1">
            <text:p>3</text:p>
          </table:table-cell>
          <table:table-cell office:value-type="float" office:value="2332103" table:formula="of:=[.B425]+[.D425]+[.F425]+[.H425]+[.J425]+[.L425]" table:style-name="ce6">
            <text:p>2332103</text:p>
          </table:table-cell>
          <table:table-cell office:value-type="float" office:value="1.3380000000000001" table:style-name="ce1">
            <text:p>1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6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6];[reclass_tables.K$2:.L$4];2;0)" table:style-name="ce1">
            <text:p>1</text:p>
          </table:table-cell>
          <table:table-cell office:value-type="float" office:value="2332201" table:formula="of:=[.B426]+[.D426]+[.F426]+[.H426]+[.J426]+[.L426]" table:style-name="ce6">
            <text:p>2332201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7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7];[reclass_tables.K$2:.L$4];2;0)" table:style-name="ce1">
            <text:p>2</text:p>
          </table:table-cell>
          <table:table-cell office:value-type="float" office:value="2332202" table:formula="of:=[.B427]+[.D427]+[.F427]+[.H427]+[.J427]+[.L427]" table:style-name="ce6">
            <text:p>2332202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8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8];[reclass_tables.K$2:.L$4];2;0)" table:style-name="ce1">
            <text:p>3</text:p>
          </table:table-cell>
          <table:table-cell office:value-type="float" office:value="2332203" table:formula="of:=[.B428]+[.D428]+[.F428]+[.H428]+[.J428]+[.L428]" table:style-name="ce6">
            <text:p>2332203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9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9];[reclass_tables.K$2:.L$4];2;0)" table:style-name="ce1">
            <text:p>1</text:p>
          </table:table-cell>
          <table:table-cell office:value-type="float" office:value="2333101" table:formula="of:=[.B429]+[.D429]+[.F429]+[.H429]+[.J429]+[.L429]" table:style-name="ce6">
            <text:p>23331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0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3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3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0];[reclass_tables.K$2:.L$4];2;0)" table:style-name="ce1">
            <text:p>2</text:p>
          </table:table-cell>
          <table:table-cell office:value-type="float" office:value="2333102" table:formula="of:=[.B430]+[.D430]+[.F430]+[.H430]+[.J430]+[.L430]" table:style-name="ce6">
            <text:p>23331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1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3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3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1];[reclass_tables.K$2:.L$4];2;0)" table:style-name="ce1">
            <text:p>3</text:p>
          </table:table-cell>
          <table:table-cell office:value-type="float" office:value="2333103" table:formula="of:=[.B431]+[.D431]+[.F431]+[.H431]+[.J431]+[.L431]" table:style-name="ce6">
            <text:p>2333103</text:p>
          </table:table-cell>
          <table:table-cell office:value-type="float" office:value="1.3380000000000001" table:style-name="ce1">
            <text:p>1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2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3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3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2];[reclass_tables.K$2:.L$4];2;0)" table:style-name="ce1">
            <text:p>1</text:p>
          </table:table-cell>
          <table:table-cell office:value-type="float" office:value="2333201" table:formula="of:=[.B432]+[.D432]+[.F432]+[.H432]+[.J432]+[.L432]" table:style-name="ce6">
            <text:p>2333201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3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3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3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3];[reclass_tables.K$2:.L$4];2;0)" table:style-name="ce1">
            <text:p>2</text:p>
          </table:table-cell>
          <table:table-cell office:value-type="float" office:value="2333202" table:formula="of:=[.B433]+[.D433]+[.F433]+[.H433]+[.J433]+[.L433]" table:style-name="ce6">
            <text:p>2333202</text:p>
          </table:table-cell>
          <table:table-cell office:value-type="float" office:value="2.1579999999999999" table:style-name="ce1">
            <text:p>2.15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4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3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3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4];[reclass_tables.K$2:.L$4];2;0)" table:style-name="ce1">
            <text:p>3</text:p>
          </table:table-cell>
          <table:table-cell office:value-type="float" office:value="2333203" table:formula="of:=[.B434]+[.D434]+[.F434]+[.H434]+[.J434]+[.L434]" table:style-name="ce6">
            <text:p>2333203</text:p>
          </table:table-cell>
          <table:table-cell office:value-type="float" office:value="2.1579999999999999" table:style-name="ce8">
            <text:p>2.158</text:p>
          </table:table-cell>
          <table:table-cell office:value-type="string" table:style-name="ce11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5];[reclass_tables.A$2:.B$11];2;0)" table:style-name="ce1">
            <text:p>23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3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5];[reclass_tables.K$2:.L$4];2;0)" table:style-name="ce1">
            <text:p>1</text:p>
          </table:table-cell>
          <table:table-cell office:value-type="float" office:value="2341101" table:formula="of:=[.B435]+[.D435]+[.F435]+[.H435]+[.J435]+[.L435]" table:style-name="ce6">
            <text:p>23411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6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6];[reclass_tables.K$2:.L$4];2;0)" table:style-name="ce1">
            <text:p>1</text:p>
          </table:table-cell>
          <table:table-cell office:value-type="float" office:value="2351101" table:formula="of:=[.B436]+[.D436]+[.F436]+[.H436]+[.J436]+[.L436]" table:style-name="ce6">
            <text:p>23511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7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7];[reclass_tables.K$2:.L$4];2;0)" table:style-name="ce1">
            <text:p>2</text:p>
          </table:table-cell>
          <table:table-cell office:value-type="float" office:value="2351102" table:formula="of:=[.B437]+[.D437]+[.F437]+[.H437]+[.J437]+[.L437]" table:style-name="ce6">
            <text:p>23511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8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8];[reclass_tables.K$2:.L$4];2;0)" table:style-name="ce1">
            <text:p>3</text:p>
          </table:table-cell>
          <table:table-cell office:value-type="float" office:value="2351103" table:formula="of:=[.B438]+[.D438]+[.F438]+[.H438]+[.J438]+[.L438]" table:style-name="ce6">
            <text:p>23511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9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9];[reclass_tables.K$2:.L$4];2;0)" table:style-name="ce1">
            <text:p>1</text:p>
          </table:table-cell>
          <table:table-cell office:value-type="float" office:value="2351201" table:formula="of:=[.B439]+[.D439]+[.F439]+[.H439]+[.J439]+[.L439]" table:style-name="ce6">
            <text:p>23512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0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0];[reclass_tables.K$2:.L$4];2;0)" table:style-name="ce1">
            <text:p>2</text:p>
          </table:table-cell>
          <table:table-cell office:value-type="float" office:value="2351202" table:formula="of:=[.B440]+[.D440]+[.F440]+[.H440]+[.J440]+[.L440]" table:style-name="ce6">
            <text:p>23512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1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1];[reclass_tables.K$2:.L$4];2;0)" table:style-name="ce1">
            <text:p>3</text:p>
          </table:table-cell>
          <table:table-cell office:value-type="float" office:value="2351203" table:formula="of:=[.B441]+[.D441]+[.F441]+[.H441]+[.J441]+[.L441]" table:style-name="ce6">
            <text:p>23512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2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2];[reclass_tables.K$2:.L$4];2;0)" table:style-name="ce1">
            <text:p>1</text:p>
          </table:table-cell>
          <table:table-cell office:value-type="float" office:value="2352101" table:formula="of:=[.B442]+[.D442]+[.F442]+[.H442]+[.J442]+[.L442]" table:style-name="ce6">
            <text:p>23521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3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3];[reclass_tables.K$2:.L$4];2;0)" table:style-name="ce1">
            <text:p>2</text:p>
          </table:table-cell>
          <table:table-cell office:value-type="float" office:value="2352102" table:formula="of:=[.B443]+[.D443]+[.F443]+[.H443]+[.J443]+[.L443]" table:style-name="ce6">
            <text:p>23521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4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4];[reclass_tables.K$2:.L$4];2;0)" table:style-name="ce1">
            <text:p>3</text:p>
          </table:table-cell>
          <table:table-cell office:value-type="float" office:value="2352103" table:formula="of:=[.B444]+[.D444]+[.F444]+[.H444]+[.J444]+[.L444]" table:style-name="ce6">
            <text:p>23521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5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5];[reclass_tables.K$2:.L$4];2;0)" table:style-name="ce1">
            <text:p>1</text:p>
          </table:table-cell>
          <table:table-cell office:value-type="float" office:value="2352201" table:formula="of:=[.B445]+[.D445]+[.F445]+[.H445]+[.J445]+[.L445]" table:style-name="ce6">
            <text:p>23522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6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6];[reclass_tables.K$2:.L$4];2;0)" table:style-name="ce1">
            <text:p>2</text:p>
          </table:table-cell>
          <table:table-cell office:value-type="float" office:value="2352202" table:formula="of:=[.B446]+[.D446]+[.F446]+[.H446]+[.J446]+[.L446]" table:style-name="ce6">
            <text:p>23522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7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7];[reclass_tables.K$2:.L$4];2;0)" table:style-name="ce1">
            <text:p>3</text:p>
          </table:table-cell>
          <table:table-cell office:value-type="float" office:value="2352203" table:formula="of:=[.B447]+[.D447]+[.F447]+[.H447]+[.J447]+[.L447]" table:style-name="ce6">
            <text:p>23522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8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8];[reclass_tables.K$2:.L$4];2;0)" table:style-name="ce1">
            <text:p>1</text:p>
          </table:table-cell>
          <table:table-cell office:value-type="float" office:value="2353101" table:formula="of:=[.B448]+[.D448]+[.F448]+[.H448]+[.J448]+[.L448]" table:style-name="ce6">
            <text:p>2353101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9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9];[reclass_tables.K$2:.L$4];2;0)" table:style-name="ce1">
            <text:p>2</text:p>
          </table:table-cell>
          <table:table-cell office:value-type="float" office:value="2353102" table:formula="of:=[.B449]+[.D449]+[.F449]+[.H449]+[.J449]+[.L449]" table:style-name="ce6">
            <text:p>2353102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50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5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0];[reclass_tables.K$2:.L$4];2;0)" table:style-name="ce1">
            <text:p>3</text:p>
          </table:table-cell>
          <table:table-cell office:value-type="float" office:value="2353103" table:formula="of:=[.B450]+[.D450]+[.F450]+[.H450]+[.J450]+[.L450]" table:style-name="ce6">
            <text:p>2353103</text:p>
          </table:table-cell>
          <table:table-cell office:value-type="float" office:value="1.3380000000000001" table:style-name="ce8">
            <text:p>1.338</text:p>
          </table:table-cell>
          <table:table-cell office:value-type="string" table:style-name="ce7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1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1];[reclass_tables.K$2:.L$4];2;0)" table:style-name="ce1">
            <text:p>1</text:p>
          </table:table-cell>
          <table:table-cell office:value-type="float" office:value="3121101" table:formula="of:=[.B451]+[.D451]+[.F451]+[.H451]+[.J451]+[.L451]" table:style-name="ce6">
            <text:p>3121101</text:p>
          </table:table-cell>
          <table:table-cell office:value-type="float" office:value="0.40150000000000002" table:style-name="ce8">
            <text:p>0.401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2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2];[reclass_tables.K$2:.L$4];2;0)" table:style-name="ce1">
            <text:p>2</text:p>
          </table:table-cell>
          <table:table-cell office:value-type="float" office:value="3121102" table:formula="of:=[.B452]+[.D452]+[.F452]+[.H452]+[.J452]+[.L452]" table:style-name="ce6">
            <text:p>3121102</text:p>
          </table:table-cell>
          <table:table-cell office:value-type="float" office:value="0.40150000000000002" table:style-name="ce8">
            <text:p>0.401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3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3];[reclass_tables.K$2:.L$4];2;0)" table:style-name="ce1">
            <text:p>3</text:p>
          </table:table-cell>
          <table:table-cell office:value-type="float" office:value="3121103" table:formula="of:=[.B453]+[.D453]+[.F453]+[.H453]+[.J453]+[.L453]" table:style-name="ce6">
            <text:p>3121103</text:p>
          </table:table-cell>
          <table:table-cell office:value-type="float" office:value="0.26400000000000001" table:style-name="ce8">
            <text:p>0.264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4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4];[reclass_tables.K$2:.L$4];2;0)" table:style-name="ce1">
            <text:p>1</text:p>
          </table:table-cell>
          <table:table-cell office:value-type="float" office:value="3121201" table:formula="of:=[.B454]+[.D454]+[.F454]+[.H454]+[.J454]+[.L454]" table:style-name="ce6">
            <text:p>3121201</text:p>
          </table:table-cell>
          <table:table-cell office:value-type="float" office:value="0.40150000000000002" table:style-name="ce8">
            <text:p>0.401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5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5];[reclass_tables.K$2:.L$4];2;0)" table:style-name="ce1">
            <text:p>2</text:p>
          </table:table-cell>
          <table:table-cell office:value-type="float" office:value="3121202" table:formula="of:=[.B455]+[.D455]+[.F455]+[.H455]+[.J455]+[.L455]" table:style-name="ce6">
            <text:p>3121202</text:p>
          </table:table-cell>
          <table:table-cell office:value-type="float" office:value="0.40150000000000002" table:style-name="ce8">
            <text:p>0.401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6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6];[reclass_tables.K$2:.L$4];2;0)" table:style-name="ce1">
            <text:p>3</text:p>
          </table:table-cell>
          <table:table-cell office:value-type="float" office:value="3121203" table:formula="of:=[.B456]+[.D456]+[.F456]+[.H456]+[.J456]+[.L456]" table:style-name="ce6">
            <text:p>3121203</text:p>
          </table:table-cell>
          <table:table-cell office:value-type="float" office:value="0.20300000000000001" table:style-name="ce8">
            <text:p>0.203</text:p>
          </table:table-cell>
          <table:table-cell office:value-type="string" table:style-name="ce7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7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7];[reclass_tables.K$2:.L$4];2;0)" table:style-name="ce1">
            <text:p>1</text:p>
          </table:table-cell>
          <table:table-cell office:value-type="float" office:value="3122101" table:formula="of:=[.B457]+[.D457]+[.F457]+[.H457]+[.J457]+[.L457]" table:style-name="ce6">
            <text:p>3122101</text:p>
          </table:table-cell>
          <table:table-cell office:value-type="float" office:value="0.46600000000000003" table:style-name="ce8">
            <text:p>0.46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8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8];[reclass_tables.K$2:.L$4];2;0)" table:style-name="ce1">
            <text:p>2</text:p>
          </table:table-cell>
          <table:table-cell office:value-type="float" office:value="3122102" table:formula="of:=[.B458]+[.D458]+[.F458]+[.H458]+[.J458]+[.L458]" table:style-name="ce6">
            <text:p>3122102</text:p>
          </table:table-cell>
          <table:table-cell office:value-type="float" office:value="0.46600000000000003" table:style-name="ce8">
            <text:p>0.46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9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9];[reclass_tables.K$2:.L$4];2;0)" table:style-name="ce1">
            <text:p>3</text:p>
          </table:table-cell>
          <table:table-cell office:value-type="float" office:value="3122103" table:formula="of:=[.B459]+[.D459]+[.F459]+[.H459]+[.J459]+[.L459]" table:style-name="ce6">
            <text:p>3122103</text:p>
          </table:table-cell>
          <table:table-cell office:value-type="float" office:value="0.19" table:style-name="ce8">
            <text:p>0.1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0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0];[reclass_tables.K$2:.L$4];2;0)" table:style-name="ce1">
            <text:p>1</text:p>
          </table:table-cell>
          <table:table-cell office:value-type="float" office:value="3122201" table:formula="of:=[.B460]+[.D460]+[.F460]+[.H460]+[.J460]+[.L460]" table:style-name="ce6">
            <text:p>3122201</text:p>
          </table:table-cell>
          <table:table-cell office:value-type="float" office:value="0.46600000000000003" table:style-name="ce8">
            <text:p>0.466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1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1];[reclass_tables.K$2:.L$4];2;0)" table:style-name="ce1">
            <text:p>2</text:p>
          </table:table-cell>
          <table:table-cell office:value-type="float" office:value="3122202" table:formula="of:=[.B461]+[.D461]+[.F461]+[.H461]+[.J461]+[.L461]" table:style-name="ce6">
            <text:p>3122202</text:p>
          </table:table-cell>
          <table:table-cell office:value-type="float" office:value="0.46600000000000003" table:style-name="ce8">
            <text:p>0.466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2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2];[reclass_tables.K$2:.L$4];2;0)" table:style-name="ce1">
            <text:p>3</text:p>
          </table:table-cell>
          <table:table-cell office:value-type="float" office:value="3122203" table:formula="of:=[.B462]+[.D462]+[.F462]+[.H462]+[.J462]+[.L462]" table:style-name="ce6">
            <text:p>3122203</text:p>
          </table:table-cell>
          <table:table-cell office:value-type="float" office:value="0.19" table:style-name="ce8">
            <text:p>0.19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3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6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3];[reclass_tables.K$2:.L$4];2;0)" table:style-name="ce1">
            <text:p>1</text:p>
          </table:table-cell>
          <table:table-cell office:value-type="float" office:value="3123101" table:formula="of:=[.B463]+[.D463]+[.F463]+[.H463]+[.J463]+[.L463]" table:style-name="ce6">
            <text:p>3123101</text:p>
          </table:table-cell>
          <table:table-cell office:value-type="float" office:value="0.33700000000000002" table:style-name="ce8">
            <text:p>0.33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4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6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4];[reclass_tables.K$2:.L$4];2;0)" table:style-name="ce1">
            <text:p>2</text:p>
          </table:table-cell>
          <table:table-cell office:value-type="float" office:value="3123102" table:formula="of:=[.B464]+[.D464]+[.F464]+[.H464]+[.J464]+[.L464]" table:style-name="ce6">
            <text:p>3123102</text:p>
          </table:table-cell>
          <table:table-cell office:value-type="float" office:value="0.33700000000000002" table:style-name="ce8">
            <text:p>0.33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5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6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5];[reclass_tables.K$2:.L$4];2;0)" table:style-name="ce1">
            <text:p>3</text:p>
          </table:table-cell>
          <table:table-cell office:value-type="float" office:value="3123103" table:formula="of:=[.B465]+[.D465]+[.F465]+[.H465]+[.J465]+[.L465]" table:style-name="ce6">
            <text:p>3123103</text:p>
          </table:table-cell>
          <table:table-cell office:value-type="float" office:value="0.33800000000000002" table:style-name="ce8">
            <text:p>0.33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6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6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6];[reclass_tables.K$2:.L$4];2;0)" table:style-name="ce1">
            <text:p>1</text:p>
          </table:table-cell>
          <table:table-cell office:value-type="float" office:value="3123201" table:formula="of:=[.B466]+[.D466]+[.F466]+[.H466]+[.J466]+[.L466]" table:style-name="ce6">
            <text:p>3123201</text:p>
          </table:table-cell>
          <table:table-cell office:value-type="float" office:value="0.33700000000000002" table:style-name="ce8">
            <text:p>0.337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7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6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7];[reclass_tables.K$2:.L$4];2;0)" table:style-name="ce1">
            <text:p>2</text:p>
          </table:table-cell>
          <table:table-cell office:value-type="float" office:value="3123202" table:formula="of:=[.B467]+[.D467]+[.F467]+[.H467]+[.J467]+[.L467]" table:style-name="ce6">
            <text:p>3123202</text:p>
          </table:table-cell>
          <table:table-cell office:value-type="float" office:value="0.33700000000000002" table:style-name="ce8">
            <text:p>0.337</text:p>
          </table:table-cell>
          <table:table-cell office:value-type="string" table:style-name="ce7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8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6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8];[reclass_tables.K$2:.L$4];2;0)" table:style-name="ce1">
            <text:p>3</text:p>
          </table:table-cell>
          <table:table-cell office:value-type="float" office:value="3123203" table:formula="of:=[.B468]+[.D468]+[.F468]+[.H468]+[.J468]+[.L468]" table:style-name="ce6">
            <text:p>3123203</text:p>
          </table:table-cell>
          <table:table-cell office:value-type="float" office:value="0.20300000000000001" table:style-name="ce8">
            <text:p>0.2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9];[reclass_tables.K$2:.L$4];2;0)" table:style-name="ce1">
            <text:p>1</text:p>
          </table:table-cell>
          <table:table-cell office:value-type="float" office:value="3141101" table:formula="of:=[.B469]+[.D469]+[.F469]+[.H469]+[.J469]+[.L469]" table:style-name="ce6">
            <text:p>3141101</text:p>
          </table:table-cell>
          <table:table-cell office:value-type="float" office:value="0.27550000000000002" table:style-name="ce8">
            <text:p>0.275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0];[reclass_tables.K$2:.L$4];2;0)" table:style-name="ce1">
            <text:p>2</text:p>
          </table:table-cell>
          <table:table-cell office:value-type="float" office:value="3141102" table:formula="of:=[.B470]+[.D470]+[.F470]+[.H470]+[.J470]+[.L470]" table:style-name="ce6">
            <text:p>3141102</text:p>
          </table:table-cell>
          <table:table-cell office:value-type="float" office:value="0.27550000000000002" table:style-name="ce8">
            <text:p>0.275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1];[reclass_tables.K$2:.L$4];2;0)" table:style-name="ce1">
            <text:p>3</text:p>
          </table:table-cell>
          <table:table-cell office:value-type="float" office:value="3141103" table:formula="of:=[.B471]+[.D471]+[.F471]+[.H471]+[.J471]+[.L471]" table:style-name="ce6">
            <text:p>3141103</text:p>
          </table:table-cell>
          <table:table-cell office:value-type="float" office:value="0.182" table:style-name="ce8">
            <text:p>0.182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2];[reclass_tables.K$2:.L$4];2;0)" table:style-name="ce1">
            <text:p>1</text:p>
          </table:table-cell>
          <table:table-cell office:value-type="float" office:value="3141111" table:formula="of:=[.B472]+[.D472]+[.F472]+[.H472]+[.J472]+[.L472]" table:style-name="ce6">
            <text:p>3141111</text:p>
          </table:table-cell>
          <table:table-cell office:value-type="float" office:value="0.27550000000000002" table:style-name="ce8">
            <text:p>0.275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3];[reclass_tables.K$2:.L$4];2;0)" table:style-name="ce1">
            <text:p>2</text:p>
          </table:table-cell>
          <table:table-cell office:value-type="float" office:value="3141112" table:formula="of:=[.B473]+[.D473]+[.F473]+[.H473]+[.J473]+[.L473]" table:style-name="ce6">
            <text:p>3141112</text:p>
          </table:table-cell>
          <table:table-cell office:value-type="float" office:value="0.27550000000000002" table:style-name="ce8">
            <text:p>0.275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4];[reclass_tables.K$2:.L$4];2;0)" table:style-name="ce1">
            <text:p>3</text:p>
          </table:table-cell>
          <table:table-cell office:value-type="float" office:value="3141113" table:formula="of:=[.B474]+[.D474]+[.F474]+[.H474]+[.J474]+[.L474]" table:style-name="ce6">
            <text:p>3141113</text:p>
          </table:table-cell>
          <table:table-cell office:value-type="float" office:value="0.182" table:style-name="ce8">
            <text:p>0.182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5];[reclass_tables.K$2:.L$4];2;0)" table:style-name="ce1">
            <text:p>1</text:p>
          </table:table-cell>
          <table:table-cell office:value-type="float" office:value="3141201" table:formula="of:=[.B475]+[.D475]+[.F475]+[.H475]+[.J475]+[.L475]" table:style-name="ce6">
            <text:p>3141201</text:p>
          </table:table-cell>
          <table:table-cell office:value-type="float" office:value="0.35899999999999999" table:style-name="ce8">
            <text:p>0.359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6];[reclass_tables.K$2:.L$4];2;0)" table:style-name="ce1">
            <text:p>2</text:p>
          </table:table-cell>
          <table:table-cell office:value-type="float" office:value="3141202" table:formula="of:=[.B476]+[.D476]+[.F476]+[.H476]+[.J476]+[.L476]" table:style-name="ce6">
            <text:p>3141202</text:p>
          </table:table-cell>
          <table:table-cell office:value-type="float" office:value="0.35899999999999999" table:style-name="ce8">
            <text:p>0.359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7];[reclass_tables.K$2:.L$4];2;0)" table:style-name="ce1">
            <text:p>3</text:p>
          </table:table-cell>
          <table:table-cell office:value-type="float" office:value="3141203" table:formula="of:=[.B477]+[.D477]+[.F477]+[.H477]+[.J477]+[.L477]" table:style-name="ce6">
            <text:p>3141203</text:p>
          </table:table-cell>
          <table:table-cell office:value-type="float" office:value="0.20599999999999999" table:style-name="ce8">
            <text:p>0.206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8];[reclass_tables.K$2:.L$4];2;0)" table:style-name="ce1">
            <text:p>1</text:p>
          </table:table-cell>
          <table:table-cell office:value-type="float" office:value="3141211" table:formula="of:=[.B478]+[.D478]+[.F478]+[.H478]+[.J478]+[.L478]" table:style-name="ce6">
            <text:p>3141211</text:p>
          </table:table-cell>
          <table:table-cell office:value-type="float" office:value="0.35899999999999999" table:style-name="ce8">
            <text:p>0.359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9];[reclass_tables.K$2:.L$4];2;0)" table:style-name="ce1">
            <text:p>2</text:p>
          </table:table-cell>
          <table:table-cell office:value-type="float" office:value="3141212" table:formula="of:=[.B479]+[.D479]+[.F479]+[.H479]+[.J479]+[.L479]" table:style-name="ce6">
            <text:p>3141212</text:p>
          </table:table-cell>
          <table:table-cell office:value-type="float" office:value="0.35899999999999999" table:style-name="ce8">
            <text:p>0.359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8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0];[reclass_tables.K$2:.L$4];2;0)" table:style-name="ce1">
            <text:p>3</text:p>
          </table:table-cell>
          <table:table-cell office:value-type="float" office:value="3141213" table:formula="of:=[.B480]+[.D480]+[.F480]+[.H480]+[.J480]+[.L480]" table:style-name="ce6">
            <text:p>3141213</text:p>
          </table:table-cell>
          <table:table-cell office:value-type="float" office:value="0.20599999999999999" table:style-name="ce8">
            <text:p>0.206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1];[reclass_tables.K$2:.L$4];2;0)" table:style-name="ce1">
            <text:p>1</text:p>
          </table:table-cell>
          <table:table-cell office:value-type="float" office:value="3142101" table:formula="of:=[.B481]+[.D481]+[.F481]+[.H481]+[.J481]+[.L481]" table:style-name="ce6">
            <text:p>3142101</text:p>
          </table:table-cell>
          <table:table-cell office:value-type="float" office:value="0.192" table:style-name="ce8">
            <text:p>0.19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2];[reclass_tables.K$2:.L$4];2;0)" table:style-name="ce1">
            <text:p>2</text:p>
          </table:table-cell>
          <table:table-cell office:value-type="float" office:value="3142102" table:formula="of:=[.B482]+[.D482]+[.F482]+[.H482]+[.J482]+[.L482]" table:style-name="ce6">
            <text:p>3142102</text:p>
          </table:table-cell>
          <table:table-cell office:value-type="float" office:value="0.192" table:style-name="ce8">
            <text:p>0.19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3];[reclass_tables.K$2:.L$4];2;0)" table:style-name="ce1">
            <text:p>3</text:p>
          </table:table-cell>
          <table:table-cell office:value-type="float" office:value="3142103" table:formula="of:=[.B483]+[.D483]+[.F483]+[.H483]+[.J483]+[.L483]" table:style-name="ce6">
            <text:p>3142103</text:p>
          </table:table-cell>
          <table:table-cell office:value-type="float" office:value="0.17199999999999999" table:style-name="ce8">
            <text:p>0.17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4];[reclass_tables.K$2:.L$4];2;0)" table:style-name="ce1">
            <text:p>1</text:p>
          </table:table-cell>
          <table:table-cell office:value-type="float" office:value="3142111" table:formula="of:=[.B484]+[.D484]+[.F484]+[.H484]+[.J484]+[.L484]" table:style-name="ce6">
            <text:p>3142111</text:p>
          </table:table-cell>
          <table:table-cell office:value-type="float" office:value="0.192" table:style-name="ce8">
            <text:p>0.19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5];[reclass_tables.K$2:.L$4];2;0)" table:style-name="ce1">
            <text:p>2</text:p>
          </table:table-cell>
          <table:table-cell office:value-type="float" office:value="3142112" table:formula="of:=[.B485]+[.D485]+[.F485]+[.H485]+[.J485]+[.L485]" table:style-name="ce6">
            <text:p>3142112</text:p>
          </table:table-cell>
          <table:table-cell office:value-type="float" office:value="0.192" table:style-name="ce8">
            <text:p>0.19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6];[reclass_tables.K$2:.L$4];2;0)" table:style-name="ce1">
            <text:p>3</text:p>
          </table:table-cell>
          <table:table-cell office:value-type="float" office:value="3142113" table:formula="of:=[.B486]+[.D486]+[.F486]+[.H486]+[.J486]+[.L486]" table:style-name="ce6">
            <text:p>3142113</text:p>
          </table:table-cell>
          <table:table-cell office:value-type="float" office:value="0.17199999999999999" table:style-name="ce8">
            <text:p>0.17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7];[reclass_tables.K$2:.L$4];2;0)" table:style-name="ce1">
            <text:p>1</text:p>
          </table:table-cell>
          <table:table-cell office:value-type="float" office:value="3142201" table:formula="of:=[.B487]+[.D487]+[.F487]+[.H487]+[.J487]+[.L487]" table:style-name="ce6">
            <text:p>3142201</text:p>
          </table:table-cell>
          <table:table-cell office:value-type="float" office:value="0.192" table:style-name="ce8">
            <text:p>0.19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8];[reclass_tables.K$2:.L$4];2;0)" table:style-name="ce1">
            <text:p>2</text:p>
          </table:table-cell>
          <table:table-cell office:value-type="float" office:value="3142202" table:formula="of:=[.B488]+[.D488]+[.F488]+[.H488]+[.J488]+[.L488]" table:style-name="ce6">
            <text:p>3142202</text:p>
          </table:table-cell>
          <table:table-cell office:value-type="float" office:value="0.192" table:style-name="ce8">
            <text:p>0.19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9];[reclass_tables.K$2:.L$4];2;0)" table:style-name="ce1">
            <text:p>3</text:p>
          </table:table-cell>
          <table:table-cell office:value-type="float" office:value="3142203" table:formula="of:=[.B489]+[.D489]+[.F489]+[.H489]+[.J489]+[.L489]" table:style-name="ce6">
            <text:p>3142203</text:p>
          </table:table-cell>
          <table:table-cell office:value-type="float" office:value="0.17199999999999999" table:style-name="ce8">
            <text:p>0.17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9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0];[reclass_tables.K$2:.L$4];2;0)" table:style-name="ce1">
            <text:p>1</text:p>
          </table:table-cell>
          <table:table-cell office:value-type="float" office:value="3142211" table:formula="of:=[.B490]+[.D490]+[.F490]+[.H490]+[.J490]+[.L490]" table:style-name="ce6">
            <text:p>3142211</text:p>
          </table:table-cell>
          <table:table-cell office:value-type="float" office:value="0.192" table:style-name="ce8">
            <text:p>0.19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9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1];[reclass_tables.K$2:.L$4];2;0)" table:style-name="ce1">
            <text:p>2</text:p>
          </table:table-cell>
          <table:table-cell office:value-type="float" office:value="3142212" table:formula="of:=[.B491]+[.D491]+[.F491]+[.H491]+[.J491]+[.L491]" table:style-name="ce6">
            <text:p>3142212</text:p>
          </table:table-cell>
          <table:table-cell office:value-type="float" office:value="0.192" table:style-name="ce8">
            <text:p>0.19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9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2];[reclass_tables.K$2:.L$4];2;0)" table:style-name="ce1">
            <text:p>3</text:p>
          </table:table-cell>
          <table:table-cell office:value-type="float" office:value="3142213" table:formula="of:=[.B492]+[.D492]+[.F492]+[.H492]+[.J492]+[.L492]" table:style-name="ce6">
            <text:p>3142213</text:p>
          </table:table-cell>
          <table:table-cell office:value-type="float" office:value="0.17199999999999999" table:style-name="ce8">
            <text:p>0.17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3];[reclass_tables.K$2:.L$4];2;0)" table:style-name="ce1">
            <text:p>1</text:p>
          </table:table-cell>
          <table:table-cell office:value-type="float" office:value="3143101" table:formula="of:=[.B493]+[.D493]+[.F493]+[.H493]+[.J493]+[.L493]" table:style-name="ce6">
            <text:p>3143101</text:p>
          </table:table-cell>
          <table:table-cell office:value-type="float" office:value="0.35899999999999999" table:style-name="ce8">
            <text:p>0.35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4];[reclass_tables.K$2:.L$4];2;0)" table:style-name="ce1">
            <text:p>2</text:p>
          </table:table-cell>
          <table:table-cell office:value-type="float" office:value="3143102" table:formula="of:=[.B494]+[.D494]+[.F494]+[.H494]+[.J494]+[.L494]" table:style-name="ce6">
            <text:p>3143102</text:p>
          </table:table-cell>
          <table:table-cell office:value-type="float" office:value="0.35899999999999999" table:style-name="ce8">
            <text:p>0.35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5];[reclass_tables.K$2:.L$4];2;0)" table:style-name="ce1">
            <text:p>3</text:p>
          </table:table-cell>
          <table:table-cell office:value-type="float" office:value="3143103" table:formula="of:=[.B495]+[.D495]+[.F495]+[.H495]+[.J495]+[.L495]" table:style-name="ce6">
            <text:p>3143103</text:p>
          </table:table-cell>
          <table:table-cell office:value-type="float" office:value="0.35899999999999999" table:style-name="ce8">
            <text:p>0.359</text:p>
          </table:table-cell>
          <table:table-cell office:value-type="string" table:style-name="ce7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6];[reclass_tables.K$2:.L$4];2;0)" table:style-name="ce1">
            <text:p>1</text:p>
          </table:table-cell>
          <table:table-cell office:value-type="float" office:value="3143111" table:formula="of:=[.B496]+[.D496]+[.F496]+[.H496]+[.J496]+[.L496]" table:style-name="ce6">
            <text:p>3143111</text:p>
          </table:table-cell>
          <table:table-cell office:value-type="float" office:value="0.35899999999999999" table:style-name="ce8">
            <text:p>0.35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7];[reclass_tables.K$2:.L$4];2;0)" table:style-name="ce1">
            <text:p>2</text:p>
          </table:table-cell>
          <table:table-cell office:value-type="float" office:value="3143112" table:formula="of:=[.B497]+[.D497]+[.F497]+[.H497]+[.J497]+[.L497]" table:style-name="ce6">
            <text:p>3143112</text:p>
          </table:table-cell>
          <table:table-cell office:value-type="float" office:value="0.35899999999999999" table:style-name="ce8">
            <text:p>0.35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8];[reclass_tables.K$2:.L$4];2;0)" table:style-name="ce1">
            <text:p>3</text:p>
          </table:table-cell>
          <table:table-cell office:value-type="float" office:value="3143113" table:formula="of:=[.B498]+[.D498]+[.F498]+[.H498]+[.J498]+[.L498]" table:style-name="ce6">
            <text:p>3143113</text:p>
          </table:table-cell>
          <table:table-cell office:value-type="float" office:value="0.35899999999999999" table:style-name="ce8">
            <text:p>0.359</text:p>
          </table:table-cell>
          <table:table-cell office:value-type="string" table:style-name="ce7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9];[reclass_tables.K$2:.L$4];2;0)" table:style-name="ce1">
            <text:p>1</text:p>
          </table:table-cell>
          <table:table-cell office:value-type="float" office:value="3143201" table:formula="of:=[.B499]+[.D499]+[.F499]+[.H499]+[.J499]+[.L499]" table:style-name="ce6">
            <text:p>3143201</text:p>
          </table:table-cell>
          <table:table-cell office:value-type="float" office:value="0.35899999999999999" table:style-name="ce8">
            <text:p>0.35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0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0];[reclass_tables.K$2:.L$4];2;0)" table:style-name="ce1">
            <text:p>2</text:p>
          </table:table-cell>
          <table:table-cell office:value-type="float" office:value="3143202" table:formula="of:=[.B500]+[.D500]+[.F500]+[.H500]+[.J500]+[.L500]" table:style-name="ce6">
            <text:p>3143202</text:p>
          </table:table-cell>
          <table:table-cell office:value-type="float" office:value="0.35899999999999999" table:style-name="ce8">
            <text:p>0.35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0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1];[reclass_tables.K$2:.L$4];2;0)" table:style-name="ce1">
            <text:p>3</text:p>
          </table:table-cell>
          <table:table-cell office:value-type="float" office:value="3143203" table:formula="of:=[.B501]+[.D501]+[.F501]+[.H501]+[.J501]+[.L501]" table:style-name="ce6">
            <text:p>3143203</text:p>
          </table:table-cell>
          <table:table-cell office:value-type="float" office:value="0.20599999999999999" table:style-name="ce8">
            <text:p>0.20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0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0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2];[reclass_tables.K$2:.L$4];2;0)" table:style-name="ce1">
            <text:p>1</text:p>
          </table:table-cell>
          <table:table-cell office:value-type="float" office:value="3143211" table:formula="of:=[.B502]+[.D502]+[.F502]+[.H502]+[.J502]+[.L502]" table:style-name="ce6">
            <text:p>3143211</text:p>
          </table:table-cell>
          <table:table-cell office:value-type="float" office:value="0.35899999999999999" table:style-name="ce8">
            <text:p>0.35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0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0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3];[reclass_tables.K$2:.L$4];2;0)" table:style-name="ce1">
            <text:p>2</text:p>
          </table:table-cell>
          <table:table-cell office:value-type="float" office:value="3143212" table:formula="of:=[.B503]+[.D503]+[.F503]+[.H503]+[.J503]+[.L503]" table:style-name="ce6">
            <text:p>3143212</text:p>
          </table:table-cell>
          <table:table-cell office:value-type="float" office:value="0.35899999999999999" table:style-name="ce8">
            <text:p>0.35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0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0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4];[reclass_tables.K$2:.L$4];2;0)" table:style-name="ce1">
            <text:p>3</text:p>
          </table:table-cell>
          <table:table-cell office:value-type="float" office:value="3143213" table:formula="of:=[.B504]+[.D504]+[.F504]+[.H504]+[.J504]+[.L504]" table:style-name="ce6">
            <text:p>3143213</text:p>
          </table:table-cell>
          <table:table-cell office:value-type="float" office:value="0.20599999999999999" table:style-name="ce8">
            <text:p>0.206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5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5];[reclass_tables.K$2:.L$4];2;0)" table:style-name="ce1">
            <text:p>1</text:p>
          </table:table-cell>
          <table:table-cell office:value-type="float" office:value="3151101" table:formula="of:=[.B505]+[.D505]+[.F505]+[.H505]+[.J505]+[.L505]" table:style-name="ce6">
            <text:p>3151101</text:p>
          </table:table-cell>
          <table:table-cell office:value-type="float" office:value="0.21299999999999999" table:style-name="ce8">
            <text:p>0.213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6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6];[reclass_tables.K$2:.L$4];2;0)" table:style-name="ce1">
            <text:p>2</text:p>
          </table:table-cell>
          <table:table-cell office:value-type="float" office:value="3151102" table:formula="of:=[.B506]+[.D506]+[.F506]+[.H506]+[.J506]+[.L506]" table:style-name="ce6">
            <text:p>3151102</text:p>
          </table:table-cell>
          <table:table-cell office:value-type="float" office:value="0.21299999999999999" table:style-name="ce8">
            <text:p>0.213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7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7];[reclass_tables.K$2:.L$4];2;0)" table:style-name="ce1">
            <text:p>3</text:p>
          </table:table-cell>
          <table:table-cell office:value-type="float" office:value="3151103" table:formula="of:=[.B507]+[.D507]+[.F507]+[.H507]+[.J507]+[.L507]" table:style-name="ce6">
            <text:p>3151103</text:p>
          </table:table-cell>
          <table:table-cell office:value-type="float" office:value="0.313" table:style-name="ce8">
            <text:p>0.313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8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8];[reclass_tables.K$2:.L$4];2;0)" table:style-name="ce1">
            <text:p>1</text:p>
          </table:table-cell>
          <table:table-cell office:value-type="float" office:value="3151201" table:formula="of:=[.B508]+[.D508]+[.F508]+[.H508]+[.J508]+[.L508]" table:style-name="ce6">
            <text:p>3151201</text:p>
          </table:table-cell>
          <table:table-cell office:value-type="float" office:value="0.39100000000000001" table:style-name="ce8">
            <text:p>0.391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9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9];[reclass_tables.K$2:.L$4];2;0)" table:style-name="ce1">
            <text:p>2</text:p>
          </table:table-cell>
          <table:table-cell office:value-type="float" office:value="3151202" table:formula="of:=[.B509]+[.D509]+[.F509]+[.H509]+[.J509]+[.L509]" table:style-name="ce6">
            <text:p>3151202</text:p>
          </table:table-cell>
          <table:table-cell office:value-type="float" office:value="0.39100000000000001" table:style-name="ce8">
            <text:p>0.391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0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0];[reclass_tables.K$2:.L$4];2;0)" table:style-name="ce1">
            <text:p>3</text:p>
          </table:table-cell>
          <table:table-cell office:value-type="float" office:value="3151203" table:formula="of:=[.B510]+[.D510]+[.F510]+[.H510]+[.J510]+[.L510]" table:style-name="ce6">
            <text:p>3151203</text:p>
          </table:table-cell>
          <table:table-cell office:value-type="float" office:value="0.188" table:style-name="ce8">
            <text:p>0.188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1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1];[reclass_tables.K$2:.L$4];2;0)" table:style-name="ce1">
            <text:p>1</text:p>
          </table:table-cell>
          <table:table-cell office:value-type="float" office:value="3152101" table:formula="of:=[.B511]+[.D511]+[.F511]+[.H511]+[.J511]+[.L511]" table:style-name="ce6">
            <text:p>3152101</text:p>
          </table:table-cell>
          <table:table-cell office:value-type="float" office:value="0.21299999999999999" table:style-name="ce8">
            <text:p>0.21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2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2];[reclass_tables.K$2:.L$4];2;0)" table:style-name="ce1">
            <text:p>2</text:p>
          </table:table-cell>
          <table:table-cell office:value-type="float" office:value="3152102" table:formula="of:=[.B512]+[.D512]+[.F512]+[.H512]+[.J512]+[.L512]" table:style-name="ce6">
            <text:p>3152102</text:p>
          </table:table-cell>
          <table:table-cell office:value-type="float" office:value="0.21299999999999999" table:style-name="ce8">
            <text:p>0.21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3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3];[reclass_tables.K$2:.L$4];2;0)" table:style-name="ce1">
            <text:p>3</text:p>
          </table:table-cell>
          <table:table-cell office:value-type="float" office:value="3152103" table:formula="of:=[.B513]+[.D513]+[.F513]+[.H513]+[.J513]+[.L513]" table:style-name="ce6">
            <text:p>3152103</text:p>
          </table:table-cell>
          <table:table-cell office:value-type="float" office:value="0.313" table:style-name="ce8">
            <text:p>0.31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4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4];[reclass_tables.K$2:.L$4];2;0)" table:style-name="ce1">
            <text:p>1</text:p>
          </table:table-cell>
          <table:table-cell office:value-type="float" office:value="3152201" table:formula="of:=[.B514]+[.D514]+[.F514]+[.H514]+[.J514]+[.L514]" table:style-name="ce6">
            <text:p>3152201</text:p>
          </table:table-cell>
          <table:table-cell office:value-type="float" office:value="0.39100000000000001" table:style-name="ce8">
            <text:p>0.39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5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5];[reclass_tables.K$2:.L$4];2;0)" table:style-name="ce1">
            <text:p>2</text:p>
          </table:table-cell>
          <table:table-cell office:value-type="float" office:value="3152202" table:formula="of:=[.B515]+[.D515]+[.F515]+[.H515]+[.J515]+[.L515]" table:style-name="ce6">
            <text:p>3152202</text:p>
          </table:table-cell>
          <table:table-cell office:value-type="float" office:value="0.39100000000000001" table:style-name="ce8">
            <text:p>0.39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6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6];[reclass_tables.K$2:.L$4];2;0)" table:style-name="ce1">
            <text:p>3</text:p>
          </table:table-cell>
          <table:table-cell office:value-type="float" office:value="3152203" table:formula="of:=[.B516]+[.D516]+[.F516]+[.H516]+[.J516]+[.L516]" table:style-name="ce6">
            <text:p>3152203</text:p>
          </table:table-cell>
          <table:table-cell office:value-type="float" office:value="0.188" table:style-name="ce8">
            <text:p>0.18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7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7];[reclass_tables.K$2:.L$4];2;0)" table:style-name="ce1">
            <text:p>1</text:p>
          </table:table-cell>
          <table:table-cell office:value-type="float" office:value="3153101" table:formula="of:=[.B517]+[.D517]+[.F517]+[.H517]+[.J517]+[.L517]" table:style-name="ce6">
            <text:p>3153101</text:p>
          </table:table-cell>
          <table:table-cell office:value-type="float" office:value="0.63400000000000001" table:style-name="ce8">
            <text:p>0.6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8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8];[reclass_tables.K$2:.L$4];2;0)" table:style-name="ce1">
            <text:p>2</text:p>
          </table:table-cell>
          <table:table-cell office:value-type="float" office:value="3153102" table:formula="of:=[.B518]+[.D518]+[.F518]+[.H518]+[.J518]+[.L518]" table:style-name="ce6">
            <text:p>3153102</text:p>
          </table:table-cell>
          <table:table-cell office:value-type="float" office:value="0.63400000000000001" table:style-name="ce8">
            <text:p>0.6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9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9];[reclass_tables.K$2:.L$4];2;0)" table:style-name="ce1">
            <text:p>3</text:p>
          </table:table-cell>
          <table:table-cell office:value-type="float" office:value="3153103" table:formula="of:=[.B519]+[.D519]+[.F519]+[.H519]+[.J519]+[.L519]" table:style-name="ce6">
            <text:p>3153103</text:p>
          </table:table-cell>
          <table:table-cell office:value-type="float" office:value="0.29399999999999998" table:style-name="ce8">
            <text:p>0.29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20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2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0];[reclass_tables.K$2:.L$4];2;0)" table:style-name="ce1">
            <text:p>1</text:p>
          </table:table-cell>
          <table:table-cell office:value-type="float" office:value="3153201" table:formula="of:=[.B520]+[.D520]+[.F520]+[.H520]+[.J520]+[.L520]" table:style-name="ce6">
            <text:p>3153201</text:p>
          </table:table-cell>
          <table:table-cell office:value-type="float" office:value="0.63400000000000001" table:style-name="ce8">
            <text:p>0.63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21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2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1];[reclass_tables.K$2:.L$4];2;0)" table:style-name="ce1">
            <text:p>2</text:p>
          </table:table-cell>
          <table:table-cell office:value-type="float" office:value="3153202" table:formula="of:=[.B521]+[.D521]+[.F521]+[.H521]+[.J521]+[.L521]" table:style-name="ce6">
            <text:p>3153202</text:p>
          </table:table-cell>
          <table:table-cell office:value-type="float" office:value="0.63400000000000001" table:style-name="ce8">
            <text:p>0.63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22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2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2];[reclass_tables.K$2:.L$4];2;0)" table:style-name="ce1">
            <text:p>3</text:p>
          </table:table-cell>
          <table:table-cell office:value-type="float" office:value="3153203" table:formula="of:=[.B522]+[.D522]+[.F522]+[.H522]+[.J522]+[.L522]" table:style-name="ce6">
            <text:p>3153203</text:p>
          </table:table-cell>
          <table:table-cell office:value-type="float" office:value="0.29399999999999998" table:style-name="ce8">
            <text:p>0.29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23];[reclass_tables.A$2:.B$11];2;0)" table:style-name="ce1">
            <text:p>3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52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3];[reclass_tables.K$2:.L$4];2;0)" table:style-name="ce1">
            <text:p>1</text:p>
          </table:table-cell>
          <table:table-cell office:value-type="float" office:value="3161101" table:formula="of:=[.B523]+[.D523]+[.F523]+[.H523]+[.J523]+[.L523]" table:style-name="ce6">
            <text:p>3161101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4];[reclass_tables.A$2:.B$11];2;0)" table:style-name="ce1">
            <text:p>3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52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4];[reclass_tables.K$2:.L$4];2;0)" table:style-name="ce1">
            <text:p>1</text:p>
          </table:table-cell>
          <table:table-cell office:value-type="float" office:value="3211101" table:formula="of:=[.B524]+[.D524]+[.F524]+[.H524]+[.J524]+[.L524]" table:style-name="ce6">
            <text:p>3211101</text:p>
          </table:table-cell>
          <table:table-cell office:value-type="float" office:value="0.30399999999999999" table:formula="of:=([.N251]+[.N269])/2" table:style-name="ce8">
            <text:p>0.304</text:p>
          </table:table-cell>
          <table:table-cell office:value-type="string" table:style-name="ce7">
            <text:p>Assign the avg avalue for Americas and Asi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5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5];[reclass_tables.K$2:.L$4];2;0)" table:style-name="ce1">
            <text:p>1</text:p>
          </table:table-cell>
          <table:table-cell office:value-type="float" office:value="3221101" table:formula="of:=[.B525]+[.D525]+[.F525]+[.H525]+[.J525]+[.L525]" table:style-name="ce6">
            <text:p>3221101</text:p>
          </table:table-cell>
          <table:table-cell office:value-type="float" office:value="0.36199999999999999" table:formula="of:=AVERAGE([.N531];[.N537])" table:style-name="ce8">
            <text:p>0.362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6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6];[reclass_tables.K$2:.L$4];2;0)" table:style-name="ce1">
            <text:p>2</text:p>
          </table:table-cell>
          <table:table-cell office:value-type="float" office:value="3221102" table:formula="of:=[.B526]+[.D526]+[.F526]+[.H526]+[.J526]+[.L526]" table:style-name="ce6">
            <text:p>3221102</text:p>
          </table:table-cell>
          <table:table-cell office:value-type="float" office:value="0.36199999999999999" table:formula="of:=AVERAGE([.N537];[.N532])" table:style-name="ce8">
            <text:p>0.362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7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7];[reclass_tables.K$2:.L$4];2;0)" table:style-name="ce1">
            <text:p>3</text:p>
          </table:table-cell>
          <table:table-cell office:value-type="float" office:value="3221103" table:formula="of:=[.B527]+[.D527]+[.F527]+[.H527]+[.J527]+[.L527]" table:style-name="ce6">
            <text:p>3221103</text:p>
          </table:table-cell>
          <table:table-cell office:value-type="float" office:value="0.26950000000000002" table:formula="of:=AVERAGE([.N539];[.N533])" table:style-name="ce8">
            <text:p>0.269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8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8];[reclass_tables.K$2:.L$4];2;0)" table:style-name="ce1">
            <text:p>1</text:p>
          </table:table-cell>
          <table:table-cell office:value-type="float" office:value="3221201" table:formula="of:=[.B528]+[.D528]+[.F528]+[.H528]+[.J528]+[.L528]" table:style-name="ce6">
            <text:p>3221201</text:p>
          </table:table-cell>
          <table:table-cell office:value-type="float" office:value="0.27200000000000002" table:formula="of:=AVERAGE([.N540];[.N534])" table:style-name="ce8">
            <text:p>0.272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9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9];[reclass_tables.K$2:.L$4];2;0)" table:style-name="ce1">
            <text:p>2</text:p>
          </table:table-cell>
          <table:table-cell office:value-type="float" office:value="3221202" table:formula="of:=[.B529]+[.D529]+[.F529]+[.H529]+[.J529]+[.L529]" table:style-name="ce6">
            <text:p>3221202</text:p>
          </table:table-cell>
          <table:table-cell office:value-type="float" office:value="0.27200000000000002" table:formula="of:=AVERAGE([.N541];[.N535])" table:style-name="ce8">
            <text:p>0.272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0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0];[reclass_tables.K$2:.L$4];2;0)" table:style-name="ce1">
            <text:p>3</text:p>
          </table:table-cell>
          <table:table-cell office:value-type="float" office:value="3221203" table:formula="of:=[.B530]+[.D530]+[.F530]+[.H530]+[.J530]+[.L530]" table:style-name="ce6">
            <text:p>3221203</text:p>
          </table:table-cell>
          <table:table-cell office:value-type="float" office:value="0.24" table:formula="of:=AVERAGE([.N542];[.N536])" table:style-name="ce8">
            <text:p>0.24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1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1];[reclass_tables.K$2:.L$4];2;0)" table:style-name="ce1">
            <text:p>1</text:p>
          </table:table-cell>
          <table:table-cell office:value-type="float" office:value="3222101" table:formula="of:=[.B531]+[.D531]+[.F531]+[.H531]+[.J531]+[.L531]" table:style-name="ce6">
            <text:p>3222101</text:p>
          </table:table-cell>
          <table:table-cell office:value-type="float" office:value="0.48099999999999998" table:style-name="ce8">
            <text:p>0.48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2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2];[reclass_tables.K$2:.L$4];2;0)" table:style-name="ce1">
            <text:p>2</text:p>
          </table:table-cell>
          <table:table-cell office:value-type="float" office:value="3222102" table:formula="of:=[.B532]+[.D532]+[.F532]+[.H532]+[.J532]+[.L532]" table:style-name="ce6">
            <text:p>3222102</text:p>
          </table:table-cell>
          <table:table-cell office:value-type="float" office:value="0.48099999999999998" table:style-name="ce8">
            <text:p>0.48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3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3];[reclass_tables.K$2:.L$4];2;0)" table:style-name="ce1">
            <text:p>3</text:p>
          </table:table-cell>
          <table:table-cell office:value-type="float" office:value="3222103" table:formula="of:=[.B533]+[.D533]+[.F533]+[.H533]+[.J533]+[.L533]" table:style-name="ce6">
            <text:p>3222103</text:p>
          </table:table-cell>
          <table:table-cell office:value-type="float" office:value="0.27700000000000002" table:style-name="ce8">
            <text:p>0.27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4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4];[reclass_tables.K$2:.L$4];2;0)" table:style-name="ce1">
            <text:p>1</text:p>
          </table:table-cell>
          <table:table-cell office:value-type="float" office:value="3222201" table:formula="of:=[.B534]+[.D534]+[.F534]+[.H534]+[.J534]+[.L534]" table:style-name="ce6">
            <text:p>3222201</text:p>
          </table:table-cell>
          <table:table-cell office:value-type="float" office:value="0.307" table:style-name="ce8">
            <text:p>0.30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5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5];[reclass_tables.K$2:.L$4];2;0)" table:style-name="ce1">
            <text:p>2</text:p>
          </table:table-cell>
          <table:table-cell office:value-type="float" office:value="3222202" table:formula="of:=[.B535]+[.D535]+[.F535]+[.H535]+[.J535]+[.L535]" table:style-name="ce6">
            <text:p>3222202</text:p>
          </table:table-cell>
          <table:table-cell office:value-type="float" office:value="0.307" table:style-name="ce8">
            <text:p>0.30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6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6];[reclass_tables.K$2:.L$4];2;0)" table:style-name="ce1">
            <text:p>3</text:p>
          </table:table-cell>
          <table:table-cell office:value-type="float" office:value="3222203" table:formula="of:=[.B536]+[.D536]+[.F536]+[.H536]+[.J536]+[.L536]" table:style-name="ce6">
            <text:p>3222203</text:p>
          </table:table-cell>
          <table:table-cell office:value-type="float" office:value="0.248" table:style-name="ce8">
            <text:p>0.24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7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7];[reclass_tables.K$2:.L$4];2;0)" table:style-name="ce1">
            <text:p>1</text:p>
          </table:table-cell>
          <table:table-cell office:value-type="float" office:value="3223101" table:formula="of:=[.B537]+[.D537]+[.F537]+[.H537]+[.J537]+[.L537]" table:style-name="ce6">
            <text:p>3223101</text:p>
          </table:table-cell>
          <table:table-cell office:value-type="float" office:value="0.24299999999999999" table:style-name="ce8">
            <text:p>0.243</text:p>
          </table:table-cell>
          <table:table-cell table:style-name="ce11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8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8];[reclass_tables.K$2:.L$4];2;0)" table:style-name="ce1">
            <text:p>2</text:p>
          </table:table-cell>
          <table:table-cell office:value-type="float" office:value="3223102" table:formula="of:=[.B538]+[.D538]+[.F538]+[.H538]+[.J538]+[.L538]" table:style-name="ce6">
            <text:p>3223102</text:p>
          </table:table-cell>
          <table:table-cell office:value-type="float" office:value="0.24299999999999999" table:style-name="ce8">
            <text:p>0.243</text:p>
          </table:table-cell>
          <table:table-cell table:style-name="ce11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9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9];[reclass_tables.K$2:.L$4];2;0)" table:style-name="ce1">
            <text:p>3</text:p>
          </table:table-cell>
          <table:table-cell office:value-type="float" office:value="3223103" table:formula="of:=[.B539]+[.D539]+[.F539]+[.H539]+[.J539]+[.L539]" table:style-name="ce6">
            <text:p>3223103</text:p>
          </table:table-cell>
          <table:table-cell office:value-type="float" office:value="0.26200000000000001" table:style-name="ce8">
            <text:p>0.262</text:p>
          </table:table-cell>
          <table:table-cell table:style-name="ce11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0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4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4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0];[reclass_tables.K$2:.L$4];2;0)" table:style-name="ce1">
            <text:p>1</text:p>
          </table:table-cell>
          <table:table-cell office:value-type="float" office:value="3223201" table:formula="of:=[.B540]+[.D540]+[.F540]+[.H540]+[.J540]+[.L540]" table:style-name="ce6">
            <text:p>3223201</text:p>
          </table:table-cell>
          <table:table-cell office:value-type="float" office:value="0.23699999999999999" table:style-name="ce8">
            <text:p>0.23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1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4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4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1];[reclass_tables.K$2:.L$4];2;0)" table:style-name="ce1">
            <text:p>2</text:p>
          </table:table-cell>
          <table:table-cell office:value-type="float" office:value="3223202" table:formula="of:=[.B541]+[.D541]+[.F541]+[.H541]+[.J541]+[.L541]" table:style-name="ce6">
            <text:p>3223202</text:p>
          </table:table-cell>
          <table:table-cell office:value-type="float" office:value="0.23699999999999999" table:style-name="ce8">
            <text:p>0.23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2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4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4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2];[reclass_tables.K$2:.L$4];2;0)" table:style-name="ce1">
            <text:p>3</text:p>
          </table:table-cell>
          <table:table-cell office:value-type="float" office:value="3223203" table:formula="of:=[.B542]+[.D542]+[.F542]+[.H542]+[.J542]+[.L542]" table:style-name="ce6">
            <text:p>3223203</text:p>
          </table:table-cell>
          <table:table-cell office:value-type="float" office:value="0.23200000000000001" table:style-name="ce8">
            <text:p>0.232</text:p>
          </table:table-cell>
          <table:table-cell table:style-name="ce11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3];[reclass_tables.K$2:.L$4];2;0)" table:style-name="ce1">
            <text:p>1</text:p>
          </table:table-cell>
          <table:table-cell office:value-type="float" office:value="3231101" table:formula="of:=[.B543]+[.D543]+[.F543]+[.H543]+[.J543]+[.L543]" table:style-name="ce6">
            <text:p>3231101</text:p>
          </table:table-cell>
          <table:table-cell office:value-type="float" office:value="0.23399999999999999" table:formula="of:=AVERAGE([.N555];[.N567])" table:style-name="ce8">
            <text:p>0.234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4];[reclass_tables.K$2:.L$4];2;0)" table:style-name="ce1">
            <text:p>2</text:p>
          </table:table-cell>
          <table:table-cell office:value-type="float" office:value="3231102" table:formula="of:=[.B544]+[.D544]+[.F544]+[.H544]+[.J544]+[.L544]" table:style-name="ce6">
            <text:p>3231102</text:p>
          </table:table-cell>
          <table:table-cell office:value-type="float" office:value="0.23399999999999999" table:formula="of:=AVERAGE([.N556];[.N568])" table:style-name="ce8">
            <text:p>0.234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5];[reclass_tables.K$2:.L$4];2;0)" table:style-name="ce1">
            <text:p>3</text:p>
          </table:table-cell>
          <table:table-cell office:value-type="float" office:value="3231103" table:formula="of:=[.B545]+[.D545]+[.F545]+[.H545]+[.J545]+[.L545]" table:style-name="ce6">
            <text:p>3231103</text:p>
          </table:table-cell>
          <table:table-cell office:value-type="float" office:value="0.28349999999999997" table:formula="of:=AVERAGE([.N557];[.N569])" table:style-name="ce8">
            <text:p>0.283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6];[reclass_tables.K$2:.L$4];2;0)" table:style-name="ce1">
            <text:p>1</text:p>
          </table:table-cell>
          <table:table-cell office:value-type="float" office:value="3231111" table:formula="of:=[.B546]+[.D546]+[.F546]+[.H546]+[.J546]+[.L546]" table:style-name="ce6">
            <text:p>3231111</text:p>
          </table:table-cell>
          <table:table-cell office:value-type="float" office:value="0.23399999999999999" table:formula="of:=AVERAGE([.N558];[.N570])" table:style-name="ce8">
            <text:p>0.234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7];[reclass_tables.K$2:.L$4];2;0)" table:style-name="ce1">
            <text:p>2</text:p>
          </table:table-cell>
          <table:table-cell office:value-type="float" office:value="3231112" table:formula="of:=[.B547]+[.D547]+[.F547]+[.H547]+[.J547]+[.L547]" table:style-name="ce6">
            <text:p>3231112</text:p>
          </table:table-cell>
          <table:table-cell office:value-type="float" office:value="0.23399999999999999" table:formula="of:=AVERAGE([.N559];[.N571])" table:style-name="ce8">
            <text:p>0.234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8];[reclass_tables.K$2:.L$4];2;0)" table:style-name="ce1">
            <text:p>3</text:p>
          </table:table-cell>
          <table:table-cell office:value-type="float" office:value="3231113" table:formula="of:=[.B548]+[.D548]+[.F548]+[.H548]+[.J548]+[.L548]" table:style-name="ce6">
            <text:p>3231113</text:p>
          </table:table-cell>
          <table:table-cell office:value-type="float" office:value="0.28349999999999997" table:formula="of:=AVERAGE([.N560];[.N572])" table:style-name="ce8">
            <text:p>0.283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9];[reclass_tables.K$2:.L$4];2;0)" table:style-name="ce1">
            <text:p>1</text:p>
          </table:table-cell>
          <table:table-cell office:value-type="float" office:value="3231201" table:formula="of:=[.B549]+[.D549]+[.F549]+[.H549]+[.J549]+[.L549]" table:style-name="ce6">
            <text:p>3231201</text:p>
          </table:table-cell>
          <table:table-cell office:value-type="float" office:value="0.32150000000000001" table:formula="of:=AVERAGE([.N561];[.N576])" table:style-name="ce8">
            <text:p>0.321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0];[reclass_tables.K$2:.L$4];2;0)" table:style-name="ce1">
            <text:p>2</text:p>
          </table:table-cell>
          <table:table-cell office:value-type="float" office:value="3231202" table:formula="of:=[.B550]+[.D550]+[.F550]+[.H550]+[.J550]+[.L550]" table:style-name="ce6">
            <text:p>3231202</text:p>
          </table:table-cell>
          <table:table-cell office:value-type="float" office:value="0.32150000000000001" table:formula="of:=AVERAGE([.N562];[.N577])" table:style-name="ce8">
            <text:p>0.321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1];[reclass_tables.K$2:.L$4];2;0)" table:style-name="ce1">
            <text:p>3</text:p>
          </table:table-cell>
          <table:table-cell office:value-type="float" office:value="3231203" table:formula="of:=[.B551]+[.D551]+[.F551]+[.H551]+[.J551]+[.L551]" table:style-name="ce6">
            <text:p>3231203</text:p>
          </table:table-cell>
          <table:table-cell office:value-type="float" office:value="0.28050000000000003" table:formula="of:=AVERAGE([.N563];[.N578])" table:style-name="ce8">
            <text:p>0.280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2];[reclass_tables.K$2:.L$4];2;0)" table:style-name="ce1">
            <text:p>1</text:p>
          </table:table-cell>
          <table:table-cell office:value-type="float" office:value="3231211" table:formula="of:=[.B552]+[.D552]+[.F552]+[.H552]+[.J552]+[.L552]" table:style-name="ce6">
            <text:p>3231211</text:p>
          </table:table-cell>
          <table:table-cell office:value-type="float" office:value="0.30299999999999999" table:style-name="ce8">
            <text:p>0.3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3];[reclass_tables.K$2:.L$4];2;0)" table:style-name="ce1">
            <text:p>2</text:p>
          </table:table-cell>
          <table:table-cell office:value-type="float" office:value="3231212" table:formula="of:=[.B553]+[.D553]+[.F553]+[.H553]+[.J553]+[.L553]" table:style-name="ce6">
            <text:p>3231212</text:p>
          </table:table-cell>
          <table:table-cell office:value-type="float" office:value="0.30299999999999999" table:style-name="ce8">
            <text:p>0.3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4];[reclass_tables.K$2:.L$4];2;0)" table:style-name="ce1">
            <text:p>3</text:p>
          </table:table-cell>
          <table:table-cell office:value-type="float" office:value="3231213" table:formula="of:=[.B554]+[.D554]+[.F554]+[.H554]+[.J554]+[.L554]" table:style-name="ce6">
            <text:p>3231213</text:p>
          </table:table-cell>
          <table:table-cell office:value-type="float" office:value="0.221" table:style-name="ce8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5];[reclass_tables.K$2:.L$4];2;0)" table:style-name="ce1">
            <text:p>1</text:p>
          </table:table-cell>
          <table:table-cell office:value-type="float" office:value="3232101" table:formula="of:=[.B555]+[.D555]+[.F555]+[.H555]+[.J555]+[.L555]" table:style-name="ce6">
            <text:p>3232101</text:p>
          </table:table-cell>
          <table:table-cell office:value-type="float" office:value="0.22500000000000001" table:style-name="ce8">
            <text:p>0.2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6];[reclass_tables.K$2:.L$4];2;0)" table:style-name="ce1">
            <text:p>2</text:p>
          </table:table-cell>
          <table:table-cell office:value-type="float" office:value="3232102" table:formula="of:=[.B556]+[.D556]+[.F556]+[.H556]+[.J556]+[.L556]" table:style-name="ce6">
            <text:p>3232102</text:p>
          </table:table-cell>
          <table:table-cell office:value-type="float" office:value="0.22500000000000001" table:style-name="ce8">
            <text:p>0.2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7];[reclass_tables.K$2:.L$4];2;0)" table:style-name="ce1">
            <text:p>3</text:p>
          </table:table-cell>
          <table:table-cell office:value-type="float" office:value="3232103" table:formula="of:=[.B557]+[.D557]+[.F557]+[.H557]+[.J557]+[.L557]" table:style-name="ce6">
            <text:p>3232103</text:p>
          </table:table-cell>
          <table:table-cell office:value-type="float" office:value="0.30499999999999999" table:style-name="ce8">
            <text:p>0.30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8];[reclass_tables.K$2:.L$4];2;0)" table:style-name="ce1">
            <text:p>1</text:p>
          </table:table-cell>
          <table:table-cell office:value-type="float" office:value="3232111" table:formula="of:=[.B558]+[.D558]+[.F558]+[.H558]+[.J558]+[.L558]" table:style-name="ce6">
            <text:p>3232111</text:p>
          </table:table-cell>
          <table:table-cell office:value-type="float" office:value="0.22500000000000001" table:style-name="ce8">
            <text:p>0.2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9];[reclass_tables.K$2:.L$4];2;0)" table:style-name="ce1">
            <text:p>2</text:p>
          </table:table-cell>
          <table:table-cell office:value-type="float" office:value="3232112" table:formula="of:=[.B559]+[.D559]+[.F559]+[.H559]+[.J559]+[.L559]" table:style-name="ce6">
            <text:p>3232112</text:p>
          </table:table-cell>
          <table:table-cell office:value-type="float" office:value="0.22500000000000001" table:style-name="ce8">
            <text:p>0.22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0];[reclass_tables.K$2:.L$4];2;0)" table:style-name="ce1">
            <text:p>3</text:p>
          </table:table-cell>
          <table:table-cell office:value-type="float" office:value="3232113" table:formula="of:=[.B560]+[.D560]+[.F560]+[.H560]+[.J560]+[.L560]" table:style-name="ce6">
            <text:p>3232113</text:p>
          </table:table-cell>
          <table:table-cell office:value-type="float" office:value="0.30499999999999999" table:style-name="ce8">
            <text:p>0.30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1];[reclass_tables.K$2:.L$4];2;0)" table:style-name="ce1">
            <text:p>1</text:p>
          </table:table-cell>
          <table:table-cell office:value-type="float" office:value="3232201" table:formula="of:=[.B561]+[.D561]+[.F561]+[.H561]+[.J561]+[.L561]" table:style-name="ce6">
            <text:p>3232201</text:p>
          </table:table-cell>
          <table:table-cell office:value-type="float" office:value="0.30299999999999999" table:style-name="ce8">
            <text:p>0.3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2];[reclass_tables.K$2:.L$4];2;0)" table:style-name="ce1">
            <text:p>2</text:p>
          </table:table-cell>
          <table:table-cell office:value-type="float" office:value="3232202" table:formula="of:=[.B562]+[.D562]+[.F562]+[.H562]+[.J562]+[.L562]" table:style-name="ce6">
            <text:p>3232202</text:p>
          </table:table-cell>
          <table:table-cell office:value-type="float" office:value="0.30299999999999999" table:style-name="ce8">
            <text:p>0.3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3];[reclass_tables.K$2:.L$4];2;0)" table:style-name="ce1">
            <text:p>3</text:p>
          </table:table-cell>
          <table:table-cell office:value-type="float" office:value="3232203" table:formula="of:=[.B563]+[.D563]+[.F563]+[.H563]+[.J563]+[.L563]" table:style-name="ce6">
            <text:p>3232203</text:p>
          </table:table-cell>
          <table:table-cell office:value-type="float" office:value="0.221" table:style-name="ce8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4];[reclass_tables.K$2:.L$4];2;0)" table:style-name="ce1">
            <text:p>1</text:p>
          </table:table-cell>
          <table:table-cell office:value-type="float" office:value="3232211" table:formula="of:=[.B564]+[.D564]+[.F564]+[.H564]+[.J564]+[.L564]" table:style-name="ce6">
            <text:p>3232211</text:p>
          </table:table-cell>
          <table:table-cell office:value-type="float" office:value="0.30299999999999999" table:style-name="ce8">
            <text:p>0.3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5];[reclass_tables.K$2:.L$4];2;0)" table:style-name="ce1">
            <text:p>2</text:p>
          </table:table-cell>
          <table:table-cell office:value-type="float" office:value="3232212" table:formula="of:=[.B565]+[.D565]+[.F565]+[.H565]+[.J565]+[.L565]" table:style-name="ce6">
            <text:p>3232212</text:p>
          </table:table-cell>
          <table:table-cell office:value-type="float" office:value="0.30299999999999999" table:style-name="ce8">
            <text:p>0.3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6];[reclass_tables.K$2:.L$4];2;0)" table:style-name="ce1">
            <text:p>3</text:p>
          </table:table-cell>
          <table:table-cell office:value-type="float" office:value="3232213" table:formula="of:=[.B566]+[.D566]+[.F566]+[.H566]+[.J566]+[.L566]" table:style-name="ce6">
            <text:p>3232213</text:p>
          </table:table-cell>
          <table:table-cell office:value-type="float" office:value="0.221" table:style-name="ce8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7];[reclass_tables.K$2:.L$4];2;0)" table:style-name="ce1">
            <text:p>1</text:p>
          </table:table-cell>
          <table:table-cell office:value-type="float" office:value="3233101" table:formula="of:=[.B567]+[.D567]+[.F567]+[.H567]+[.J567]+[.L567]" table:style-name="ce6">
            <text:p>3233101</text:p>
          </table:table-cell>
          <table:table-cell office:value-type="float" office:value="0.24299999999999999" table:style-name="ce8">
            <text:p>0.24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8];[reclass_tables.K$2:.L$4];2;0)" table:style-name="ce1">
            <text:p>2</text:p>
          </table:table-cell>
          <table:table-cell office:value-type="float" office:value="3233102" table:formula="of:=[.B568]+[.D568]+[.F568]+[.H568]+[.J568]+[.L568]" table:style-name="ce6">
            <text:p>3233102</text:p>
          </table:table-cell>
          <table:table-cell office:value-type="float" office:value="0.24299999999999999" table:style-name="ce8">
            <text:p>0.24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9];[reclass_tables.K$2:.L$4];2;0)" table:style-name="ce1">
            <text:p>3</text:p>
          </table:table-cell>
          <table:table-cell office:value-type="float" office:value="3233103" table:formula="of:=[.B569]+[.D569]+[.F569]+[.H569]+[.J569]+[.L569]" table:style-name="ce6">
            <text:p>3233103</text:p>
          </table:table-cell>
          <table:table-cell office:value-type="float" office:value="0.26200000000000001" table:style-name="ce8">
            <text:p>0.26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7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0];[reclass_tables.K$2:.L$4];2;0)" table:style-name="ce1">
            <text:p>1</text:p>
          </table:table-cell>
          <table:table-cell office:value-type="float" office:value="3233111" table:formula="of:=[.B570]+[.D570]+[.F570]+[.H570]+[.J570]+[.L570]" table:style-name="ce6">
            <text:p>3233111</text:p>
          </table:table-cell>
          <table:table-cell office:value-type="float" office:value="0.24299999999999999" table:style-name="ce8">
            <text:p>0.243</text:p>
          </table:table-cell>
          <table:table-cell office:value-type="string" table:style-name="ce11">
            <text:p>Use values for same gez and continent but without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7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1];[reclass_tables.K$2:.L$4];2;0)" table:style-name="ce1">
            <text:p>2</text:p>
          </table:table-cell>
          <table:table-cell office:value-type="float" office:value="3233112" table:formula="of:=[.B571]+[.D571]+[.F571]+[.H571]+[.J571]+[.L571]" table:style-name="ce6">
            <text:p>3233112</text:p>
          </table:table-cell>
          <table:table-cell office:value-type="float" office:value="0.24299999999999999" table:style-name="ce8">
            <text:p>0.243</text:p>
          </table:table-cell>
          <table:table-cell office:value-type="string" table:style-name="ce11">
            <text:p>Use values for same gez and continent but without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7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2];[reclass_tables.K$2:.L$4];2;0)" table:style-name="ce1">
            <text:p>3</text:p>
          </table:table-cell>
          <table:table-cell office:value-type="float" office:value="3233113" table:formula="of:=[.B572]+[.D572]+[.F572]+[.H572]+[.J572]+[.L572]" table:style-name="ce6">
            <text:p>3233113</text:p>
          </table:table-cell>
          <table:table-cell office:value-type="float" office:value="0.26200000000000001" table:style-name="ce8">
            <text:p>0.262</text:p>
          </table:table-cell>
          <table:table-cell office:value-type="string" table:style-name="ce11">
            <text:p>Use values for same gez and continent but without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7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3];[reclass_tables.K$2:.L$4];2;0)" table:style-name="ce1">
            <text:p>1</text:p>
          </table:table-cell>
          <table:table-cell office:value-type="float" office:value="3233201" table:formula="of:=[.B573]+[.D573]+[.F573]+[.H573]+[.J573]+[.L573]" table:style-name="ce6">
            <text:p>3233201</text:p>
          </table:table-cell>
          <table:table-cell office:value-type="float" office:value="0.224" table:style-name="ce8">
            <text:p>0.2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7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4];[reclass_tables.K$2:.L$4];2;0)" table:style-name="ce1">
            <text:p>2</text:p>
          </table:table-cell>
          <table:table-cell office:value-type="float" office:value="3233202" table:formula="of:=[.B574]+[.D574]+[.F574]+[.H574]+[.J574]+[.L574]" table:style-name="ce6">
            <text:p>3233202</text:p>
          </table:table-cell>
          <table:table-cell office:value-type="float" office:value="0.224" table:style-name="ce8">
            <text:p>0.2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7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5];[reclass_tables.K$2:.L$4];2;0)" table:style-name="ce1">
            <text:p>3</text:p>
          </table:table-cell>
          <table:table-cell office:value-type="float" office:value="3233203" table:formula="of:=[.B575]+[.D575]+[.F575]+[.H575]+[.J575]+[.L575]" table:style-name="ce6">
            <text:p>3233203</text:p>
          </table:table-cell>
          <table:table-cell office:value-type="float" office:value="0.23200000000000001" table:style-name="ce8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7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6];[reclass_tables.K$2:.L$4];2;0)" table:style-name="ce1">
            <text:p>1</text:p>
          </table:table-cell>
          <table:table-cell office:value-type="float" office:value="3233211" table:formula="of:=[.B576]+[.D576]+[.F576]+[.H576]+[.J576]+[.L576]" table:style-name="ce6">
            <text:p>3233211</text:p>
          </table:table-cell>
          <table:table-cell office:value-type="float" office:value="0.34" table:style-name="ce8">
            <text:p>0.34</text:p>
          </table:table-cell>
          <table:table-cell office:value-type="string" table:style-name="ce7">
            <text:p>Assign same value of Continenatl Europe Planted Conif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7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7];[reclass_tables.K$2:.L$4];2;0)" table:style-name="ce1">
            <text:p>2</text:p>
          </table:table-cell>
          <table:table-cell office:value-type="float" office:value="3233212" table:formula="of:=[.B577]+[.D577]+[.F577]+[.H577]+[.J577]+[.L577]" table:style-name="ce6">
            <text:p>3233212</text:p>
          </table:table-cell>
          <table:table-cell office:value-type="float" office:value="0.34" table:style-name="ce8">
            <text:p>0.34</text:p>
          </table:table-cell>
          <table:table-cell office:value-type="string" table:style-name="ce7">
            <text:p>Assign same value of Continenatl Europe Planted Conif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7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8];[reclass_tables.K$2:.L$4];2;0)" table:style-name="ce1">
            <text:p>3</text:p>
          </table:table-cell>
          <table:table-cell office:value-type="float" office:value="3233213" table:formula="of:=[.B578]+[.D578]+[.F578]+[.H578]+[.J578]+[.L578]" table:style-name="ce6">
            <text:p>3233213</text:p>
          </table:table-cell>
          <table:table-cell office:value-type="float" office:value="0.34" table:style-name="ce8">
            <text:p>0.34</text:p>
          </table:table-cell>
          <table:table-cell office:value-type="string" table:style-name="ce7">
            <text:p>Assign same value of Continenatl Europe Planted Conif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9];[reclass_tables.K$2:.L$4];2;0)" table:style-name="ce1">
            <text:p>1</text:p>
          </table:table-cell>
          <table:table-cell office:value-type="float" office:value="3241101" table:formula="of:=[.B579]+[.D579]+[.F579]+[.H579]+[.J579]+[.L579]" table:style-name="ce6">
            <text:p>3241101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0];[reclass_tables.K$2:.L$4];2;0)" table:style-name="ce1">
            <text:p>2</text:p>
          </table:table-cell>
          <table:table-cell office:value-type="float" office:value="3241102" table:formula="of:=[.B580]+[.D580]+[.F580]+[.H580]+[.J580]+[.L580]" table:style-name="ce6">
            <text:p>3241102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1];[reclass_tables.K$2:.L$4];2;0)" table:style-name="ce1">
            <text:p>3</text:p>
          </table:table-cell>
          <table:table-cell office:value-type="float" office:value="3241103" table:formula="of:=[.B581]+[.D581]+[.F581]+[.H581]+[.J581]+[.L581]" table:style-name="ce6">
            <text:p>3241103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2];[reclass_tables.K$2:.L$4];2;0)" table:style-name="ce1">
            <text:p>1</text:p>
          </table:table-cell>
          <table:table-cell office:value-type="float" office:value="3241111" table:formula="of:=[.B582]+[.D582]+[.F582]+[.H582]+[.J582]+[.L582]" table:style-name="ce6">
            <text:p>3241111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3];[reclass_tables.K$2:.L$4];2;0)" table:style-name="ce1">
            <text:p>2</text:p>
          </table:table-cell>
          <table:table-cell office:value-type="float" office:value="3241112" table:formula="of:=[.B583]+[.D583]+[.F583]+[.H583]+[.J583]+[.L583]" table:style-name="ce6">
            <text:p>3241112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4];[reclass_tables.K$2:.L$4];2;0)" table:style-name="ce1">
            <text:p>3</text:p>
          </table:table-cell>
          <table:table-cell office:value-type="float" office:value="3241113" table:formula="of:=[.B584]+[.D584]+[.F584]+[.H584]+[.J584]+[.L584]" table:style-name="ce6">
            <text:p>3241113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5];[reclass_tables.K$2:.L$4];2;0)" table:style-name="ce1">
            <text:p>1</text:p>
          </table:table-cell>
          <table:table-cell office:value-type="float" office:value="3241201" table:formula="of:=[.B585]+[.D585]+[.F585]+[.H585]+[.J585]+[.L585]" table:style-name="ce6">
            <text:p>3241201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6];[reclass_tables.K$2:.L$4];2;0)" table:style-name="ce1">
            <text:p>2</text:p>
          </table:table-cell>
          <table:table-cell office:value-type="float" office:value="3241202" table:formula="of:=[.B586]+[.D586]+[.F586]+[.H586]+[.J586]+[.L586]" table:style-name="ce6">
            <text:p>3241202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7];[reclass_tables.K$2:.L$4];2;0)" table:style-name="ce1">
            <text:p>3</text:p>
          </table:table-cell>
          <table:table-cell office:value-type="float" office:value="3241203" table:formula="of:=[.B587]+[.D587]+[.F587]+[.H587]+[.J587]+[.L587]" table:style-name="ce6">
            <text:p>3241203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8];[reclass_tables.K$2:.L$4];2;0)" table:style-name="ce1">
            <text:p>1</text:p>
          </table:table-cell>
          <table:table-cell office:value-type="float" office:value="3241211" table:formula="of:=[.B588]+[.D588]+[.F588]+[.H588]+[.J588]+[.L588]" table:style-name="ce6">
            <text:p>3241211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9];[reclass_tables.K$2:.L$4];2;0)" table:style-name="ce1">
            <text:p>2</text:p>
          </table:table-cell>
          <table:table-cell office:value-type="float" office:value="3241212" table:formula="of:=[.B589]+[.D589]+[.F589]+[.H589]+[.J589]+[.L589]" table:style-name="ce6">
            <text:p>3241212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9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0];[reclass_tables.K$2:.L$4];2;0)" table:style-name="ce1">
            <text:p>3</text:p>
          </table:table-cell>
          <table:table-cell office:value-type="float" office:value="3241213" table:formula="of:=[.B590]+[.D590]+[.F590]+[.H590]+[.J590]+[.L590]" table:style-name="ce6">
            <text:p>3241213</text:p>
          </table:table-cell>
          <table:table-cell office:value-type="float" office:value="0.40849999999999997" table:style-name="ce8">
            <text:p>0.408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1];[reclass_tables.K$2:.L$4];2;0)" table:style-name="ce1">
            <text:p>1</text:p>
          </table:table-cell>
          <table:table-cell office:value-type="float" office:value="3242101" table:formula="of:=[.B591]+[.D591]+[.F591]+[.H591]+[.J591]+[.L591]" table:style-name="ce6">
            <text:p>3242101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2];[reclass_tables.K$2:.L$4];2;0)" table:style-name="ce1">
            <text:p>2</text:p>
          </table:table-cell>
          <table:table-cell office:value-type="float" office:value="3242102" table:formula="of:=[.B592]+[.D592]+[.F592]+[.H592]+[.J592]+[.L592]" table:style-name="ce6">
            <text:p>3242102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3];[reclass_tables.K$2:.L$4];2;0)" table:style-name="ce1">
            <text:p>3</text:p>
          </table:table-cell>
          <table:table-cell office:value-type="float" office:value="3242103" table:formula="of:=[.B593]+[.D593]+[.F593]+[.H593]+[.J593]+[.L593]" table:style-name="ce6">
            <text:p>3242103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4];[reclass_tables.K$2:.L$4];2;0)" table:style-name="ce1">
            <text:p>1</text:p>
          </table:table-cell>
          <table:table-cell office:value-type="float" office:value="3242111" table:formula="of:=[.B594]+[.D594]+[.F594]+[.H594]+[.J594]+[.L594]" table:style-name="ce6">
            <text:p>3242111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5];[reclass_tables.K$2:.L$4];2;0)" table:style-name="ce1">
            <text:p>2</text:p>
          </table:table-cell>
          <table:table-cell office:value-type="float" office:value="3242112" table:formula="of:=[.B595]+[.D595]+[.F595]+[.H595]+[.J595]+[.L595]" table:style-name="ce6">
            <text:p>3242112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6];[reclass_tables.K$2:.L$4];2;0)" table:style-name="ce1">
            <text:p>3</text:p>
          </table:table-cell>
          <table:table-cell office:value-type="float" office:value="3242113" table:formula="of:=[.B596]+[.D596]+[.F596]+[.H596]+[.J596]+[.L596]" table:style-name="ce6">
            <text:p>3242113</text:p>
          </table:table-cell>
          <table:table-cell office:value-type="float" office:value="0.47699999999999998" table:style-name="ce8">
            <text:p>0.47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7];[reclass_tables.K$2:.L$4];2;0)" table:style-name="ce1">
            <text:p>1</text:p>
          </table:table-cell>
          <table:table-cell office:value-type="float" office:value="3242201" table:formula="of:=[.B597]+[.D597]+[.F597]+[.H597]+[.J597]+[.L597]" table:style-name="ce6">
            <text:p>3242201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8];[reclass_tables.K$2:.L$4];2;0)" table:style-name="ce1">
            <text:p>2</text:p>
          </table:table-cell>
          <table:table-cell office:value-type="float" office:value="3242202" table:formula="of:=[.B598]+[.D598]+[.F598]+[.H598]+[.J598]+[.L598]" table:style-name="ce6">
            <text:p>3242202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9];[reclass_tables.K$2:.L$4];2;0)" table:style-name="ce1">
            <text:p>3</text:p>
          </table:table-cell>
          <table:table-cell office:value-type="float" office:value="3242203" table:formula="of:=[.B599]+[.D599]+[.F599]+[.H599]+[.J599]+[.L599]" table:style-name="ce6">
            <text:p>3242203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0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0];[reclass_tables.K$2:.L$4];2;0)" table:style-name="ce1">
            <text:p>1</text:p>
          </table:table-cell>
          <table:table-cell office:value-type="float" office:value="3242211" table:formula="of:=[.B600]+[.D600]+[.F600]+[.H600]+[.J600]+[.L600]" table:style-name="ce6">
            <text:p>3242211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0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1];[reclass_tables.K$2:.L$4];2;0)" table:style-name="ce1">
            <text:p>2</text:p>
          </table:table-cell>
          <table:table-cell office:value-type="float" office:value="3242212" table:formula="of:=[.B601]+[.D601]+[.F601]+[.H601]+[.J601]+[.L601]" table:style-name="ce6">
            <text:p>3242212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0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2];[reclass_tables.K$2:.L$4];2;0)" table:style-name="ce1">
            <text:p>3</text:p>
          </table:table-cell>
          <table:table-cell office:value-type="float" office:value="3242213" table:formula="of:=[.B602]+[.D602]+[.F602]+[.H602]+[.J602]+[.L602]" table:style-name="ce6">
            <text:p>3242213</text:p>
          </table:table-cell>
          <table:table-cell office:value-type="float" office:value="0.47699999999999998" table:style-name="ce8">
            <text:p>0.477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3];[reclass_tables.K$2:.L$4];2;0)" table:style-name="ce1">
            <text:p>1</text:p>
          </table:table-cell>
          <table:table-cell office:value-type="float" office:value="3243101" table:formula="of:=[.B603]+[.D603]+[.F603]+[.H603]+[.J603]+[.L603]" table:style-name="ce6">
            <text:p>3243101</text:p>
          </table:table-cell>
          <table:table-cell office:value-type="float" office:value="0.34" table:style-name="ce8">
            <text:p>0.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4];[reclass_tables.K$2:.L$4];2;0)" table:style-name="ce1">
            <text:p>2</text:p>
          </table:table-cell>
          <table:table-cell office:value-type="float" office:value="3243102" table:formula="of:=[.B604]+[.D604]+[.F604]+[.H604]+[.J604]+[.L604]" table:style-name="ce6">
            <text:p>3243102</text:p>
          </table:table-cell>
          <table:table-cell office:value-type="float" office:value="0.34" table:style-name="ce8">
            <text:p>0.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5];[reclass_tables.K$2:.L$4];2;0)" table:style-name="ce1">
            <text:p>3</text:p>
          </table:table-cell>
          <table:table-cell office:value-type="float" office:value="3243103" table:formula="of:=[.B605]+[.D605]+[.F605]+[.H605]+[.J605]+[.L605]" table:style-name="ce6">
            <text:p>3243103</text:p>
          </table:table-cell>
          <table:table-cell office:value-type="float" office:value="0.34" table:style-name="ce8">
            <text:p>0.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6];[reclass_tables.K$2:.L$4];2;0)" table:style-name="ce1">
            <text:p>1</text:p>
          </table:table-cell>
          <table:table-cell office:value-type="float" office:value="3243111" table:formula="of:=[.B606]+[.D606]+[.F606]+[.H606]+[.J606]+[.L606]" table:style-name="ce6">
            <text:p>3243111</text:p>
          </table:table-cell>
          <table:table-cell office:value-type="float" office:value="0.34" table:style-name="ce8">
            <text:p>0.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7];[reclass_tables.K$2:.L$4];2;0)" table:style-name="ce1">
            <text:p>2</text:p>
          </table:table-cell>
          <table:table-cell office:value-type="float" office:value="3243112" table:formula="of:=[.B607]+[.D607]+[.F607]+[.H607]+[.J607]+[.L607]" table:style-name="ce6">
            <text:p>3243112</text:p>
          </table:table-cell>
          <table:table-cell office:value-type="float" office:value="0.34" table:style-name="ce8">
            <text:p>0.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8];[reclass_tables.K$2:.L$4];2;0)" table:style-name="ce1">
            <text:p>3</text:p>
          </table:table-cell>
          <table:table-cell office:value-type="float" office:value="3243113" table:formula="of:=[.B608]+[.D608]+[.F608]+[.H608]+[.J608]+[.L608]" table:style-name="ce6">
            <text:p>3243113</text:p>
          </table:table-cell>
          <table:table-cell office:value-type="float" office:value="0.34" table:style-name="ce8">
            <text:p>0.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9];[reclass_tables.K$2:.L$4];2;0)" table:style-name="ce1">
            <text:p>1</text:p>
          </table:table-cell>
          <table:table-cell office:value-type="float" office:value="3243201" table:formula="of:=[.B609]+[.D609]+[.F609]+[.H609]+[.J609]+[.L609]" table:style-name="ce6">
            <text:p>3243201</text:p>
          </table:table-cell>
          <table:table-cell office:value-type="float" office:value="0.34" table:style-name="ce8">
            <text:p>0.3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1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1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0];[reclass_tables.K$2:.L$4];2;0)" table:style-name="ce1">
            <text:p>2</text:p>
          </table:table-cell>
          <table:table-cell office:value-type="float" office:value="3243202" table:formula="of:=[.B610]+[.D610]+[.F610]+[.H610]+[.J610]+[.L610]" table:style-name="ce6">
            <text:p>3243202</text:p>
          </table:table-cell>
          <table:table-cell office:value-type="float" office:value="0.34" table:style-name="ce8">
            <text:p>0.3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1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1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1];[reclass_tables.K$2:.L$4];2;0)" table:style-name="ce1">
            <text:p>3</text:p>
          </table:table-cell>
          <table:table-cell office:value-type="float" office:value="3243203" table:formula="of:=[.B611]+[.D611]+[.F611]+[.H611]+[.J611]+[.L611]" table:style-name="ce6">
            <text:p>3243203</text:p>
          </table:table-cell>
          <table:table-cell office:value-type="float" office:value="0.34" table:style-name="ce8">
            <text:p>0.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1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1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1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2];[reclass_tables.K$2:.L$4];2;0)" table:style-name="ce1">
            <text:p>1</text:p>
          </table:table-cell>
          <table:table-cell office:value-type="float" office:value="3243211" table:formula="of:=[.B612]+[.D612]+[.F612]+[.H612]+[.J612]+[.L612]" table:style-name="ce6">
            <text:p>3243211</text:p>
          </table:table-cell>
          <table:table-cell office:value-type="float" office:value="0.34" table:style-name="ce8">
            <text:p>0.3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1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1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1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3];[reclass_tables.K$2:.L$4];2;0)" table:style-name="ce1">
            <text:p>2</text:p>
          </table:table-cell>
          <table:table-cell office:value-type="float" office:value="3243212" table:formula="of:=[.B613]+[.D613]+[.F613]+[.H613]+[.J613]+[.L613]" table:style-name="ce6">
            <text:p>3243212</text:p>
          </table:table-cell>
          <table:table-cell office:value-type="float" office:value="0.34" table:style-name="ce8">
            <text:p>0.3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1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1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1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4];[reclass_tables.K$2:.L$4];2;0)" table:style-name="ce1">
            <text:p>3</text:p>
          </table:table-cell>
          <table:table-cell office:value-type="float" office:value="3243213" table:formula="of:=[.B614]+[.D614]+[.F614]+[.H614]+[.J614]+[.L614]" table:style-name="ce6">
            <text:p>3243213</text:p>
          </table:table-cell>
          <table:table-cell office:value-type="float" office:value="0.34" table:style-name="ce8">
            <text:p>0.34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5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1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5];[reclass_tables.K$2:.L$4];2;0)" table:style-name="ce1">
            <text:p>1</text:p>
          </table:table-cell>
          <table:table-cell office:value-type="float" office:value="3521101" table:formula="of:=[.B615]+[.D615]+[.F615]+[.H615]+[.J615]+[.L615]" table:style-name="ce6">
            <text:p>3521101</text:p>
          </table:table-cell>
          <table:table-cell office:value-type="float" office:value="0.30099999999999999" table:formula="of:=AVERAGE([.N621];[.N627])" table:style-name="ce8">
            <text:p>0.301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6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1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6];[reclass_tables.K$2:.L$4];2;0)" table:style-name="ce1">
            <text:p>2</text:p>
          </table:table-cell>
          <table:table-cell office:value-type="float" office:value="3521102" table:formula="of:=[.B616]+[.D616]+[.F616]+[.H616]+[.J616]+[.L616]" table:style-name="ce6">
            <text:p>3521102</text:p>
          </table:table-cell>
          <table:table-cell office:value-type="float" office:value="0.30099999999999999" table:formula="of:=AVERAGE([.N622];[.N628])" table:style-name="ce8">
            <text:p>0.301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7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7];[reclass_tables.K$2:.L$4];2;0)" table:style-name="ce1">
            <text:p>3</text:p>
          </table:table-cell>
          <table:table-cell office:value-type="float" office:value="3521103" table:formula="of:=[.B617]+[.D617]+[.F617]+[.H617]+[.J617]+[.L617]" table:style-name="ce6">
            <text:p>3521103</text:p>
          </table:table-cell>
          <table:table-cell office:value-type="float" office:value="0.23099999999999998" table:formula="of:=AVERAGE([.N623];[.N629])" table:style-name="ce8">
            <text:p>0.231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8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1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8];[reclass_tables.K$2:.L$4];2;0)" table:style-name="ce1">
            <text:p>1</text:p>
          </table:table-cell>
          <table:table-cell office:value-type="float" office:value="3521201" table:formula="of:=[.B618]+[.D618]+[.F618]+[.H618]+[.J618]+[.L618]" table:style-name="ce6">
            <text:p>3521201</text:p>
          </table:table-cell>
          <table:table-cell office:value-type="float" office:value="0.26700000000000002" table:formula="of:=AVERAGE([.N624];[.N630])" table:style-name="ce8">
            <text:p>0.267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9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1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9];[reclass_tables.K$2:.L$4];2;0)" table:style-name="ce1">
            <text:p>2</text:p>
          </table:table-cell>
          <table:table-cell office:value-type="float" office:value="3521202" table:formula="of:=[.B619]+[.D619]+[.F619]+[.H619]+[.J619]+[.L619]" table:style-name="ce6">
            <text:p>3521202</text:p>
          </table:table-cell>
          <table:table-cell office:value-type="float" office:value="0.26700000000000002" table:formula="of:=AVERAGE([.N625];[.N631])" table:style-name="ce8">
            <text:p>0.267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0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0];[reclass_tables.K$2:.L$4];2;0)" table:style-name="ce1">
            <text:p>3</text:p>
          </table:table-cell>
          <table:table-cell office:value-type="float" office:value="3521203" table:formula="of:=[.B620]+[.D620]+[.F620]+[.H620]+[.J620]+[.L620]" table:style-name="ce6">
            <text:p>3521203</text:p>
          </table:table-cell>
          <table:table-cell office:value-type="float" office:value="0.27349999999999997" table:formula="of:=AVERAGE([.N626];[.N632])" table:style-name="ce8">
            <text:p>0.273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1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1];[reclass_tables.K$2:.L$4];2;0)" table:style-name="ce1">
            <text:p>1</text:p>
          </table:table-cell>
          <table:table-cell office:value-type="float" office:value="3522101" table:formula="of:=[.B621]+[.D621]+[.F621]+[.H621]+[.J621]+[.L621]" table:style-name="ce6">
            <text:p>3522101</text:p>
          </table:table-cell>
          <table:table-cell office:value-type="float" office:value="0.23200000000000001" table:style-name="ce8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2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2];[reclass_tables.K$2:.L$4];2;0)" table:style-name="ce1">
            <text:p>2</text:p>
          </table:table-cell>
          <table:table-cell office:value-type="float" office:value="3522102" table:formula="of:=[.B622]+[.D622]+[.F622]+[.H622]+[.J622]+[.L622]" table:style-name="ce6">
            <text:p>3522102</text:p>
          </table:table-cell>
          <table:table-cell office:value-type="float" office:value="0.23200000000000001" table:style-name="ce8">
            <text:p>0.23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3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3];[reclass_tables.K$2:.L$4];2;0)" table:style-name="ce1">
            <text:p>3</text:p>
          </table:table-cell>
          <table:table-cell office:value-type="float" office:value="3522103" table:formula="of:=[.B623]+[.D623]+[.F623]+[.H623]+[.J623]+[.L623]" table:style-name="ce6">
            <text:p>3522103</text:p>
          </table:table-cell>
          <table:table-cell office:value-type="float" office:value="0.245" table:style-name="ce8">
            <text:p>0.24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4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4];[reclass_tables.K$2:.L$4];2;0)" table:style-name="ce1">
            <text:p>1</text:p>
          </table:table-cell>
          <table:table-cell office:value-type="float" office:value="3522201" table:formula="of:=[.B624]+[.D624]+[.F624]+[.H624]+[.J624]+[.L624]" table:style-name="ce6">
            <text:p>3522201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5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5];[reclass_tables.K$2:.L$4];2;0)" table:style-name="ce1">
            <text:p>2</text:p>
          </table:table-cell>
          <table:table-cell office:value-type="float" office:value="3522202" table:formula="of:=[.B625]+[.D625]+[.F625]+[.H625]+[.J625]+[.L625]" table:style-name="ce6">
            <text:p>3522202</text:p>
          </table:table-cell>
          <table:table-cell office:value-type="float" office:value="0.23200000000000001" table:style-name="ce8">
            <text:p>0.232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6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6];[reclass_tables.K$2:.L$4];2;0)" table:style-name="ce1">
            <text:p>3</text:p>
          </table:table-cell>
          <table:table-cell office:value-type="float" office:value="3522203" table:formula="of:=[.B626]+[.D626]+[.F626]+[.H626]+[.J626]+[.L626]" table:style-name="ce6">
            <text:p>3522203</text:p>
          </table:table-cell>
          <table:table-cell office:value-type="float" office:value="0.245" table:style-name="ce8">
            <text:p>0.245</text:p>
          </table:table-cell>
          <table:table-cell office:value-type="string" table:style-name="ce11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7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7];[reclass_tables.K$2:.L$4];2;0)" table:style-name="ce1">
            <text:p>1</text:p>
          </table:table-cell>
          <table:table-cell office:value-type="float" office:value="3523101" table:formula="of:=[.B627]+[.D627]+[.F627]+[.H627]+[.J627]+[.L627]" table:style-name="ce6">
            <text:p>3523101</text:p>
          </table:table-cell>
          <table:table-cell office:value-type="float" office:value="0.37" table:style-name="ce8">
            <text:p>0.3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8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8];[reclass_tables.K$2:.L$4];2;0)" table:style-name="ce1">
            <text:p>2</text:p>
          </table:table-cell>
          <table:table-cell office:value-type="float" office:value="3523102" table:formula="of:=[.B628]+[.D628]+[.F628]+[.H628]+[.J628]+[.L628]" table:style-name="ce6">
            <text:p>3523102</text:p>
          </table:table-cell>
          <table:table-cell office:value-type="float" office:value="0.37" table:style-name="ce8">
            <text:p>0.3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9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9];[reclass_tables.K$2:.L$4];2;0)" table:style-name="ce1">
            <text:p>3</text:p>
          </table:table-cell>
          <table:table-cell office:value-type="float" office:value="3523103" table:formula="of:=[.B629]+[.D629]+[.F629]+[.H629]+[.J629]+[.L629]" table:style-name="ce6">
            <text:p>3523103</text:p>
          </table:table-cell>
          <table:table-cell office:value-type="float" office:value="0.217" table:style-name="ce8">
            <text:p>0.217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0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3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3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0];[reclass_tables.K$2:.L$4];2;0)" table:style-name="ce1">
            <text:p>1</text:p>
          </table:table-cell>
          <table:table-cell office:value-type="float" office:value="3523201" table:formula="of:=[.B630]+[.D630]+[.F630]+[.H630]+[.J630]+[.L630]" table:style-name="ce6">
            <text:p>3523201</text:p>
          </table:table-cell>
          <table:table-cell office:value-type="float" office:value="0.30199999999999999" table:style-name="ce8">
            <text:p>0.30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1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3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3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1];[reclass_tables.K$2:.L$4];2;0)" table:style-name="ce1">
            <text:p>2</text:p>
          </table:table-cell>
          <table:table-cell office:value-type="float" office:value="3523202" table:formula="of:=[.B631]+[.D631]+[.F631]+[.H631]+[.J631]+[.L631]" table:style-name="ce6">
            <text:p>3523202</text:p>
          </table:table-cell>
          <table:table-cell office:value-type="float" office:value="0.30199999999999999" table:style-name="ce8">
            <text:p>0.30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2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3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3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2];[reclass_tables.K$2:.L$4];2;0)" table:style-name="ce1">
            <text:p>3</text:p>
          </table:table-cell>
          <table:table-cell office:value-type="float" office:value="3523203" table:formula="of:=[.B632]+[.D632]+[.F632]+[.H632]+[.J632]+[.L632]" table:style-name="ce6">
            <text:p>3523203</text:p>
          </table:table-cell>
          <table:table-cell office:value-type="float" office:value="0.30199999999999999" table:style-name="ce8">
            <text:p>0.302</text:p>
          </table:table-cell>
          <table:table-cell office:value-type="string" table:style-name="ce11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3];[reclass_tables.K$2:.L$4];2;0)" table:style-name="ce1">
            <text:p>1</text:p>
          </table:table-cell>
          <table:table-cell office:value-type="float" office:value="3531101" table:formula="of:=[.B633]+[.D633]+[.F633]+[.H633]+[.J633]+[.L633]" table:style-name="ce6">
            <text:p>3531101</text:p>
          </table:table-cell>
          <table:table-cell office:value-type="float" office:value="0.3715" table:formula="of:=AVERAGE([.N645];[.N657])" table:style-name="ce8">
            <text:p>0.371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4];[reclass_tables.K$2:.L$4];2;0)" table:style-name="ce1">
            <text:p>2</text:p>
          </table:table-cell>
          <table:table-cell office:value-type="float" office:value="3531102" table:formula="of:=[.B634]+[.D634]+[.F634]+[.H634]+[.J634]+[.L634]" table:style-name="ce6">
            <text:p>3531102</text:p>
          </table:table-cell>
          <table:table-cell office:value-type="float" office:value="0.3715" table:formula="of:=AVERAGE([.N646];[.N658])" table:style-name="ce8">
            <text:p>0.371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5];[reclass_tables.K$2:.L$4];2;0)" table:style-name="ce1">
            <text:p>3</text:p>
          </table:table-cell>
          <table:table-cell office:value-type="float" office:value="3531103" table:formula="of:=[.B635]+[.D635]+[.F635]+[.H635]+[.J635]+[.L635]" table:style-name="ce6">
            <text:p>3531103</text:p>
          </table:table-cell>
          <table:table-cell office:value-type="float" office:value="0.27700000000000002" table:formula="of:=AVERAGE([.N647];[.N659])" table:style-name="ce8">
            <text:p>0.277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6];[reclass_tables.K$2:.L$4];2;0)" table:style-name="ce1">
            <text:p>1</text:p>
          </table:table-cell>
          <table:table-cell office:value-type="float" office:value="3531111" table:formula="of:=[.B636]+[.D636]+[.F636]+[.H636]+[.J636]+[.L636]" table:style-name="ce6">
            <text:p>3531111</text:p>
          </table:table-cell>
          <table:table-cell office:value-type="float" office:value="0.30499999999999999" table:style-name="ce8">
            <text:p>0.305</text:p>
          </table:table-cell>
          <table:table-cell office:value-type="string" table:style-name="ce7">
            <text:p>Assign same value of class with AGB value&gt;1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7];[reclass_tables.K$2:.L$4];2;0)" table:style-name="ce1">
            <text:p>2</text:p>
          </table:table-cell>
          <table:table-cell office:value-type="float" office:value="3531112" table:formula="of:=[.B637]+[.D637]+[.F637]+[.H637]+[.J637]+[.L637]" table:style-name="ce6">
            <text:p>3531112</text:p>
          </table:table-cell>
          <table:table-cell office:value-type="float" office:value="0.30499999999999999" table:style-name="ce8">
            <text:p>0.305</text:p>
          </table:table-cell>
          <table:table-cell office:value-type="string" table:style-name="ce7">
            <text:p>Assign same value of class with AGB value&gt;1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8];[reclass_tables.K$2:.L$4];2;0)" table:style-name="ce1">
            <text:p>3</text:p>
          </table:table-cell>
          <table:table-cell office:value-type="float" office:value="3531113" table:formula="of:=[.B638]+[.D638]+[.F638]+[.H638]+[.J638]+[.L638]" table:style-name="ce6">
            <text:p>3531113</text:p>
          </table:table-cell>
          <table:table-cell office:value-type="float" office:value="0.30499999999999999" table:style-name="ce8">
            <text:p>0.30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9];[reclass_tables.K$2:.L$4];2;0)" table:style-name="ce1">
            <text:p>1</text:p>
          </table:table-cell>
          <table:table-cell office:value-type="float" office:value="3531201" table:formula="of:=[.B639]+[.D639]+[.F639]+[.H639]+[.J639]+[.L639]" table:style-name="ce6">
            <text:p>3531201</text:p>
          </table:table-cell>
          <table:table-cell office:value-type="float" office:value="0.22750000000000001" table:formula="of:=AVERAGE([.N651];[.N660])" table:style-name="ce8">
            <text:p>0.227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0];[reclass_tables.K$2:.L$4];2;0)" table:style-name="ce1">
            <text:p>2</text:p>
          </table:table-cell>
          <table:table-cell office:value-type="float" office:value="3531202" table:formula="of:=[.B640]+[.D640]+[.F640]+[.H640]+[.J640]+[.L640]" table:style-name="ce6">
            <text:p>3531202</text:p>
          </table:table-cell>
          <table:table-cell office:value-type="float" office:value="0.22750000000000001" table:formula="of:=AVERAGE([.N652];[.N661])" table:style-name="ce8">
            <text:p>0.227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4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1];[reclass_tables.K$2:.L$4];2;0)" table:style-name="ce1">
            <text:p>3</text:p>
          </table:table-cell>
          <table:table-cell office:value-type="float" office:value="3531203" table:formula="of:=[.B641]+[.D641]+[.F641]+[.H641]+[.J641]+[.L641]" table:style-name="ce6">
            <text:p>3531203</text:p>
          </table:table-cell>
          <table:table-cell office:value-type="float" office:value="0.23399999999999999" table:formula="of:=AVERAGE([.N653];[.N662])" table:style-name="ce8">
            <text:p>0.234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4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2];[reclass_tables.K$2:.L$4];2;0)" table:style-name="ce1">
            <text:p>1</text:p>
          </table:table-cell>
          <table:table-cell office:value-type="float" office:value="3531211" table:formula="of:=[.B642]+[.D642]+[.F642]+[.H642]+[.J642]+[.L642]" table:style-name="ce6">
            <text:p>3531211</text:p>
          </table:table-cell>
          <table:table-cell office:value-type="float" office:value="0.30299999999999999" table:style-name="ce8">
            <text:p>0.3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4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3];[reclass_tables.K$2:.L$4];2;0)" table:style-name="ce1">
            <text:p>2</text:p>
          </table:table-cell>
          <table:table-cell office:value-type="float" office:value="3531212" table:formula="of:=[.B643]+[.D643]+[.F643]+[.H643]+[.J643]+[.L643]" table:style-name="ce6">
            <text:p>3531212</text:p>
          </table:table-cell>
          <table:table-cell office:value-type="float" office:value="0.30299999999999999" table:style-name="ce8">
            <text:p>0.3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4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4];[reclass_tables.K$2:.L$4];2;0)" table:style-name="ce1">
            <text:p>3</text:p>
          </table:table-cell>
          <table:table-cell office:value-type="float" office:value="3531213" table:formula="of:=[.B644]+[.D644]+[.F644]+[.H644]+[.J644]+[.L644]" table:style-name="ce6">
            <text:p>3531213</text:p>
          </table:table-cell>
          <table:table-cell office:value-type="float" office:value="0.221" table:style-name="ce8">
            <text:p>0.22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5];[reclass_tables.K$2:.L$4];2;0)" table:style-name="ce1">
            <text:p>1</text:p>
          </table:table-cell>
          <table:table-cell office:value-type="float" office:value="3532101" table:formula="of:=[.B645]+[.D645]+[.F645]+[.H645]+[.J645]+[.L645]" table:style-name="ce6">
            <text:p>3532101</text:p>
          </table:table-cell>
          <table:table-cell office:value-type="float" office:value="0.5" table:style-name="ce8">
            <text:p>0.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6];[reclass_tables.K$2:.L$4];2;0)" table:style-name="ce1">
            <text:p>2</text:p>
          </table:table-cell>
          <table:table-cell office:value-type="float" office:value="3532102" table:formula="of:=[.B646]+[.D646]+[.F646]+[.H646]+[.J646]+[.L646]" table:style-name="ce6">
            <text:p>3532102</text:p>
          </table:table-cell>
          <table:table-cell office:value-type="float" office:value="0.5" table:style-name="ce8">
            <text:p>0.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7];[reclass_tables.K$2:.L$4];2;0)" table:style-name="ce1">
            <text:p>3</text:p>
          </table:table-cell>
          <table:table-cell office:value-type="float" office:value="3532103" table:formula="of:=[.B647]+[.D647]+[.F647]+[.H647]+[.J647]+[.L647]" table:style-name="ce6">
            <text:p>3532103</text:p>
          </table:table-cell>
          <table:table-cell office:value-type="float" office:value="0.30299999999999999" table:style-name="ce8">
            <text:p>0.30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8];[reclass_tables.K$2:.L$4];2;0)" table:style-name="ce1">
            <text:p>1</text:p>
          </table:table-cell>
          <table:table-cell office:value-type="float" office:value="3532111" table:formula="of:=[.B648]+[.D648]+[.F648]+[.H648]+[.J648]+[.L648]" table:style-name="ce6">
            <text:p>3532111</text:p>
          </table:table-cell>
          <table:table-cell office:value-type="float" office:value="0.5" table:style-name="ce8">
            <text:p>0.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9];[reclass_tables.K$2:.L$4];2;0)" table:style-name="ce1">
            <text:p>2</text:p>
          </table:table-cell>
          <table:table-cell office:value-type="float" office:value="3532112" table:formula="of:=[.B649]+[.D649]+[.F649]+[.H649]+[.J649]+[.L649]" table:style-name="ce6">
            <text:p>3532112</text:p>
          </table:table-cell>
          <table:table-cell office:value-type="float" office:value="0.5" table:style-name="ce8">
            <text:p>0.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5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0];[reclass_tables.K$2:.L$4];2;0)" table:style-name="ce1">
            <text:p>3</text:p>
          </table:table-cell>
          <table:table-cell office:value-type="float" office:value="3532113" table:formula="of:=[.B650]+[.D650]+[.F650]+[.H650]+[.J650]+[.L650]" table:style-name="ce6">
            <text:p>3532113</text:p>
          </table:table-cell>
          <table:table-cell office:value-type="float" office:value="0.26500000000000001" table:style-name="ce8">
            <text:p>0.26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5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1];[reclass_tables.K$2:.L$4];2;0)" table:style-name="ce1">
            <text:p>1</text:p>
          </table:table-cell>
          <table:table-cell office:value-type="float" office:value="3532201" table:formula="of:=[.B651]+[.D651]+[.F651]+[.H651]+[.J651]+[.L651]" table:style-name="ce6">
            <text:p>3532201</text:p>
          </table:table-cell>
          <table:table-cell office:value-type="float" office:value="0.23100000000000001" table:style-name="ce8">
            <text:p>0.23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2];[reclass_tables.K$2:.L$4];2;0)" table:style-name="ce1">
            <text:p>2</text:p>
          </table:table-cell>
          <table:table-cell office:value-type="float" office:value="3532202" table:formula="of:=[.B652]+[.D652]+[.F652]+[.H652]+[.J652]+[.L652]" table:style-name="ce6">
            <text:p>3532202</text:p>
          </table:table-cell>
          <table:table-cell office:value-type="float" office:value="0.23100000000000001" table:style-name="ce8">
            <text:p>0.23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3];[reclass_tables.K$2:.L$4];2;0)" table:style-name="ce1">
            <text:p>3</text:p>
          </table:table-cell>
          <table:table-cell office:value-type="float" office:value="3532203" table:formula="of:=[.B653]+[.D653]+[.F653]+[.H653]+[.J653]+[.L653]" table:style-name="ce6">
            <text:p>3532203</text:p>
          </table:table-cell>
          <table:table-cell office:value-type="float" office:value="0.248" table:style-name="ce8">
            <text:p>0.248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4];[reclass_tables.K$2:.L$4];2;0)" table:style-name="ce1">
            <text:p>1</text:p>
          </table:table-cell>
          <table:table-cell office:value-type="float" office:value="3532211" table:formula="of:=[.B654]+[.D654]+[.F654]+[.H654]+[.J654]+[.L654]" table:style-name="ce6">
            <text:p>3532211</text:p>
          </table:table-cell>
          <table:table-cell office:value-type="float" office:value="0.23100000000000001" table:style-name="ce8">
            <text:p>0.231</text:p>
          </table:table-cell>
          <table:table-cell office:value-type="string" table:style-name="ce7">
            <text:p>Assign same value of AGB 75-1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5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5];[reclass_tables.K$2:.L$4];2;0)" table:style-name="ce1">
            <text:p>2</text:p>
          </table:table-cell>
          <table:table-cell office:value-type="float" office:value="3532212" table:formula="of:=[.B655]+[.D655]+[.F655]+[.H655]+[.J655]+[.L655]" table:style-name="ce6">
            <text:p>3532212</text:p>
          </table:table-cell>
          <table:table-cell office:value-type="float" office:value="0.23100000000000001" table:style-name="ce8">
            <text:p>0.23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5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6];[reclass_tables.K$2:.L$4];2;0)" table:style-name="ce1">
            <text:p>3</text:p>
          </table:table-cell>
          <table:table-cell office:value-type="float" office:value="3532213" table:formula="of:=[.B656]+[.D656]+[.F656]+[.H656]+[.J656]+[.L656]" table:style-name="ce6">
            <text:p>3532213</text:p>
          </table:table-cell>
          <table:table-cell office:value-type="float" office:value="0.248" table:style-name="ce8">
            <text:p>0.248</text:p>
          </table:table-cell>
          <table:table-cell office:value-type="string" table:style-name="ce7">
            <text:p>Assign same value of Oceanic Continental Mountain in Asi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7];[reclass_tables.K$2:.L$4];2;0)" table:style-name="ce1">
            <text:p>1</text:p>
          </table:table-cell>
          <table:table-cell office:value-type="float" office:value="3533101" table:formula="of:=[.B657]+[.D657]+[.F657]+[.H657]+[.J657]+[.L657]" table:style-name="ce6">
            <text:p>3533101</text:p>
          </table:table-cell>
          <table:table-cell office:value-type="float" office:value="0.24299999999999999" table:style-name="ce8">
            <text:p>0.24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8];[reclass_tables.K$2:.L$4];2;0)" table:style-name="ce1">
            <text:p>2</text:p>
          </table:table-cell>
          <table:table-cell office:value-type="float" office:value="3533102" table:formula="of:=[.B658]+[.D658]+[.F658]+[.H658]+[.J658]+[.L658]" table:style-name="ce6">
            <text:p>3533102</text:p>
          </table:table-cell>
          <table:table-cell office:value-type="float" office:value="0.24299999999999999" table:style-name="ce8">
            <text:p>0.24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9];[reclass_tables.K$2:.L$4];2;0)" table:style-name="ce1">
            <text:p>3</text:p>
          </table:table-cell>
          <table:table-cell office:value-type="float" office:value="3533103" table:formula="of:=[.B659]+[.D659]+[.F659]+[.H659]+[.J659]+[.L659]" table:style-name="ce6">
            <text:p>3533103</text:p>
          </table:table-cell>
          <table:table-cell office:value-type="float" office:value="0.251" table:style-name="ce8">
            <text:p>0.25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6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0];[reclass_tables.K$2:.L$4];2;0)" table:style-name="ce1">
            <text:p>1</text:p>
          </table:table-cell>
          <table:table-cell office:value-type="float" office:value="3533201" table:formula="of:=[.B660]+[.D660]+[.F660]+[.H660]+[.J660]+[.L660]" table:style-name="ce6">
            <text:p>3533201</text:p>
          </table:table-cell>
          <table:table-cell office:value-type="float" office:value="0.224" table:style-name="ce8">
            <text:p>0.2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6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1];[reclass_tables.K$2:.L$4];2;0)" table:style-name="ce1">
            <text:p>2</text:p>
          </table:table-cell>
          <table:table-cell office:value-type="float" office:value="3533202" table:formula="of:=[.B661]+[.D661]+[.F661]+[.H661]+[.J661]+[.L661]" table:style-name="ce6">
            <text:p>3533202</text:p>
          </table:table-cell>
          <table:table-cell office:value-type="float" office:value="0.224" table:style-name="ce8">
            <text:p>0.2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6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2];[reclass_tables.K$2:.L$4];2;0)" table:style-name="ce1">
            <text:p>3</text:p>
          </table:table-cell>
          <table:table-cell office:value-type="float" office:value="3533203" table:formula="of:=[.B662]+[.D662]+[.F662]+[.H662]+[.J662]+[.L662]" table:style-name="ce6">
            <text:p>3533203</text:p>
          </table:table-cell>
          <table:table-cell office:value-type="float" office:value="0.22" table:style-name="ce8">
            <text:p>0.2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6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3];[reclass_tables.K$2:.L$4];2;0)" table:style-name="ce1">
            <text:p>1</text:p>
          </table:table-cell>
          <table:table-cell office:value-type="float" office:value="3533211" table:formula="of:=[.B663]+[.D663]+[.F663]+[.H663]+[.J663]+[.L663]" table:style-name="ce6">
            <text:p>3533211</text:p>
          </table:table-cell>
          <table:table-cell office:value-type="float" office:value="0.22" table:style-name="ce8">
            <text:p>0.2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6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4];[reclass_tables.K$2:.L$4];2;0)" table:style-name="ce1">
            <text:p>2</text:p>
          </table:table-cell>
          <table:table-cell office:value-type="float" office:value="3533212" table:formula="of:=[.B664]+[.D664]+[.F664]+[.H664]+[.J664]+[.L664]" table:style-name="ce6">
            <text:p>3533212</text:p>
          </table:table-cell>
          <table:table-cell office:value-type="float" office:value="0.22" table:style-name="ce8">
            <text:p>0.2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6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5];[reclass_tables.K$2:.L$4];2;0)" table:style-name="ce1">
            <text:p>3</text:p>
          </table:table-cell>
          <table:table-cell office:value-type="float" office:value="3533213" table:formula="of:=[.B665]+[.D665]+[.F665]+[.H665]+[.J665]+[.L665]" table:style-name="ce6">
            <text:p>3533213</text:p>
          </table:table-cell>
          <table:table-cell office:value-type="float" office:value="0.22" table:style-name="ce8">
            <text:p>0.2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6];[reclass_tables.K$2:.L$4];2;0)" table:style-name="ce1">
            <text:p>1</text:p>
          </table:table-cell>
          <table:table-cell office:value-type="float" office:value="3541101" table:formula="of:=[.B666]+[.D666]+[.F666]+[.H666]+[.J666]+[.L666]" table:style-name="ce6">
            <text:p>3541101</text:p>
          </table:table-cell>
          <table:table-cell office:value-type="float" office:value="0.76249999999999996" table:formula="of:=AVERAGE([.N678];[.N690])" table:style-name="ce8">
            <text:p>0.762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7];[reclass_tables.K$2:.L$4];2;0)" table:style-name="ce1">
            <text:p>2</text:p>
          </table:table-cell>
          <table:table-cell office:value-type="float" office:value="3541102" table:formula="of:=[.B667]+[.D667]+[.F667]+[.H667]+[.J667]+[.L667]" table:style-name="ce6">
            <text:p>3541102</text:p>
          </table:table-cell>
          <table:table-cell office:value-type="float" office:value="0.76249999999999996" table:formula="of:=AVERAGE([.N679];[.N691])" table:style-name="ce8">
            <text:p>0.762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8];[reclass_tables.K$2:.L$4];2;0)" table:style-name="ce1">
            <text:p>3</text:p>
          </table:table-cell>
          <table:table-cell office:value-type="float" office:value="3541103" table:formula="of:=[.B668]+[.D668]+[.F668]+[.H668]+[.J668]+[.L668]" table:style-name="ce6">
            <text:p>3541103</text:p>
          </table:table-cell>
          <table:table-cell office:value-type="float" office:value="0.30549999999999999" table:formula="of:=AVERAGE([.N680];[.N692])" table:style-name="ce8">
            <text:p>0.305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9];[reclass_tables.K$2:.L$4];2;0)" table:style-name="ce1">
            <text:p>1</text:p>
          </table:table-cell>
          <table:table-cell office:value-type="float" office:value="3541111" table:formula="of:=[.B669]+[.D669]+[.F669]+[.H669]+[.J669]+[.L669]" table:style-name="ce6">
            <text:p>3541111</text:p>
          </table:table-cell>
          <table:table-cell office:value-type="float" office:value="0.76249999999999996" table:formula="of:=AVERAGE([.N681];[.N693])" table:style-name="ce8">
            <text:p>0.762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0];[reclass_tables.K$2:.L$4];2;0)" table:style-name="ce1">
            <text:p>2</text:p>
          </table:table-cell>
          <table:table-cell office:value-type="float" office:value="3541112" table:formula="of:=[.B670]+[.D670]+[.F670]+[.H670]+[.J670]+[.L670]" table:style-name="ce6">
            <text:p>3541112</text:p>
          </table:table-cell>
          <table:table-cell office:value-type="float" office:value="0.76249999999999996" table:formula="of:=AVERAGE([.N682];[.N694])" table:style-name="ce8">
            <text:p>0.762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1];[reclass_tables.K$2:.L$4];2;0)" table:style-name="ce1">
            <text:p>3</text:p>
          </table:table-cell>
          <table:table-cell office:value-type="float" office:value="3541113" table:formula="of:=[.B671]+[.D671]+[.F671]+[.H671]+[.J671]+[.L671]" table:style-name="ce6">
            <text:p>3541113</text:p>
          </table:table-cell>
          <table:table-cell office:value-type="float" office:value="0.30549999999999999" table:formula="of:=AVERAGE([.N683];[.N695])" table:style-name="ce8">
            <text:p>0.305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7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2];[reclass_tables.K$2:.L$4];2;0)" table:style-name="ce1">
            <text:p>1</text:p>
          </table:table-cell>
          <table:table-cell office:value-type="float" office:value="3541201" table:formula="of:=[.B672]+[.D672]+[.F672]+[.H672]+[.J672]+[.L672]" table:style-name="ce6">
            <text:p>3541201</text:p>
          </table:table-cell>
          <table:table-cell office:value-type="float" office:value="0.6875" table:formula="of:=AVERAGE([.N684];[.N696])" table:style-name="ce8">
            <text:p>0.687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7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3];[reclass_tables.K$2:.L$4];2;0)" table:style-name="ce1">
            <text:p>2</text:p>
          </table:table-cell>
          <table:table-cell office:value-type="float" office:value="3541202" table:formula="of:=[.B673]+[.D673]+[.F673]+[.H673]+[.J673]+[.L673]" table:style-name="ce6">
            <text:p>3541202</text:p>
          </table:table-cell>
          <table:table-cell office:value-type="float" office:value="0.6875" table:formula="of:=AVERAGE([.N685];[.N697])" table:style-name="ce8">
            <text:p>0.687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7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4];[reclass_tables.K$2:.L$4];2;0)" table:style-name="ce1">
            <text:p>3</text:p>
          </table:table-cell>
          <table:table-cell office:value-type="float" office:value="3541203" table:formula="of:=[.B674]+[.D674]+[.F674]+[.H674]+[.J674]+[.L674]" table:style-name="ce6">
            <text:p>3541203</text:p>
          </table:table-cell>
          <table:table-cell office:value-type="float" office:value="0.3125" table:formula="of:=AVERAGE([.N686];[.N698])" table:style-name="ce8">
            <text:p>0.312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7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5];[reclass_tables.K$2:.L$4];2;0)" table:style-name="ce1">
            <text:p>1</text:p>
          </table:table-cell>
          <table:table-cell office:value-type="float" office:value="3541211" table:formula="of:=[.B675]+[.D675]+[.F675]+[.H675]+[.J675]+[.L675]" table:style-name="ce6">
            <text:p>3541211</text:p>
          </table:table-cell>
          <table:table-cell office:value-type="float" office:value="0.6875" table:formula="of:=AVERAGE([.N687];[.N699])" table:style-name="ce8">
            <text:p>0.687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7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6];[reclass_tables.K$2:.L$4];2;0)" table:style-name="ce1">
            <text:p>2</text:p>
          </table:table-cell>
          <table:table-cell office:value-type="float" office:value="3541212" table:formula="of:=[.B676]+[.D676]+[.F676]+[.H676]+[.J676]+[.L676]" table:style-name="ce6">
            <text:p>3541212</text:p>
          </table:table-cell>
          <table:table-cell office:value-type="float" office:value="0.6875" table:formula="of:=AVERAGE([.N688];[.N700])" table:style-name="ce8">
            <text:p>0.687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7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7];[reclass_tables.K$2:.L$4];2;0)" table:style-name="ce1">
            <text:p>3</text:p>
          </table:table-cell>
          <table:table-cell office:value-type="float" office:value="3541213" table:formula="of:=[.B677]+[.D677]+[.F677]+[.H677]+[.J677]+[.L677]" table:style-name="ce6">
            <text:p>3541213</text:p>
          </table:table-cell>
          <table:table-cell office:value-type="float" office:value="0.3125" table:formula="of:=AVERAGE([.N689];[.N701])" table:style-name="ce8">
            <text:p>0.312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8];[reclass_tables.K$2:.L$4];2;0)" table:style-name="ce1">
            <text:p>1</text:p>
          </table:table-cell>
          <table:table-cell office:value-type="float" office:value="3542101" table:formula="of:=[.B678]+[.D678]+[.F678]+[.H678]+[.J678]+[.L678]" table:style-name="ce6">
            <text:p>3542101</text:p>
          </table:table-cell>
          <table:table-cell office:value-type="float" office:value="1.155" table:style-name="ce8">
            <text:p>1.155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9];[reclass_tables.K$2:.L$4];2;0)" table:style-name="ce1">
            <text:p>2</text:p>
          </table:table-cell>
          <table:table-cell office:value-type="float" office:value="3542102" table:formula="of:=[.B679]+[.D679]+[.F679]+[.H679]+[.J679]+[.L679]" table:style-name="ce6">
            <text:p>3542102</text:p>
          </table:table-cell>
          <table:table-cell office:value-type="float" office:value="1.155" table:style-name="ce8">
            <text:p>1.155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0];[reclass_tables.K$2:.L$4];2;0)" table:style-name="ce1">
            <text:p>3</text:p>
          </table:table-cell>
          <table:table-cell office:value-type="float" office:value="3542103" table:formula="of:=[.B680]+[.D680]+[.F680]+[.H680]+[.J680]+[.L680]" table:style-name="ce6">
            <text:p>3542103</text:p>
          </table:table-cell>
          <table:table-cell office:value-type="float" office:value="0.39400000000000002" table:style-name="ce8">
            <text:p>0.394</text:p>
          </table:table-cell>
          <table:table-cell office:value-type="string" table:style-name="ce11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1];[reclass_tables.K$2:.L$4];2;0)" table:style-name="ce1">
            <text:p>1</text:p>
          </table:table-cell>
          <table:table-cell office:value-type="float" office:value="3542111" table:formula="of:=[.B681]+[.D681]+[.F681]+[.H681]+[.J681]+[.L681]" table:style-name="ce6">
            <text:p>3542111</text:p>
          </table:table-cell>
          <table:table-cell office:value-type="float" office:value="1.155" table:style-name="ce8">
            <text:p>1.15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2];[reclass_tables.K$2:.L$4];2;0)" table:style-name="ce1">
            <text:p>2</text:p>
          </table:table-cell>
          <table:table-cell office:value-type="float" office:value="3542112" table:formula="of:=[.B682]+[.D682]+[.F682]+[.H682]+[.J682]+[.L682]" table:style-name="ce6">
            <text:p>3542112</text:p>
          </table:table-cell>
          <table:table-cell office:value-type="float" office:value="1.155" table:style-name="ce8">
            <text:p>1.15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3];[reclass_tables.K$2:.L$4];2;0)" table:style-name="ce1">
            <text:p>3</text:p>
          </table:table-cell>
          <table:table-cell office:value-type="float" office:value="3542113" table:formula="of:=[.B683]+[.D683]+[.F683]+[.H683]+[.J683]+[.L683]" table:style-name="ce6">
            <text:p>3542113</text:p>
          </table:table-cell>
          <table:table-cell office:value-type="float" office:value="0.39400000000000002" table:style-name="ce8">
            <text:p>0.39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4];[reclass_tables.K$2:.L$4];2;0)" table:style-name="ce1">
            <text:p>1</text:p>
          </table:table-cell>
          <table:table-cell office:value-type="float" office:value="3542201" table:formula="of:=[.B684]+[.D684]+[.F684]+[.H684]+[.J684]+[.L684]" table:style-name="ce6">
            <text:p>3542201</text:p>
          </table:table-cell>
          <table:table-cell office:value-type="float" office:value="1.155" table:style-name="ce8">
            <text:p>1.155</text:p>
          </table:table-cell>
          <table:table-cell office:value-type="string" table:style-name="ce11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5];[reclass_tables.K$2:.L$4];2;0)" table:style-name="ce1">
            <text:p>2</text:p>
          </table:table-cell>
          <table:table-cell office:value-type="float" office:value="3542202" table:formula="of:=[.B685]+[.D685]+[.F685]+[.H685]+[.J685]+[.L685]" table:style-name="ce6">
            <text:p>3542202</text:p>
          </table:table-cell>
          <table:table-cell office:value-type="float" office:value="1.155" table:style-name="ce8">
            <text:p>1.155</text:p>
          </table:table-cell>
          <table:table-cell office:value-type="string" table:style-name="ce11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6];[reclass_tables.K$2:.L$4];2;0)" table:style-name="ce1">
            <text:p>3</text:p>
          </table:table-cell>
          <table:table-cell office:value-type="float" office:value="3542203" table:formula="of:=[.B686]+[.D686]+[.F686]+[.H686]+[.J686]+[.L686]" table:style-name="ce6">
            <text:p>3542203</text:p>
          </table:table-cell>
          <table:table-cell office:value-type="float" office:value="0.39400000000000002" table:style-name="ce8">
            <text:p>0.394</text:p>
          </table:table-cell>
          <table:table-cell office:value-type="string" table:style-name="ce11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7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7];[reclass_tables.K$2:.L$4];2;0)" table:style-name="ce1">
            <text:p>1</text:p>
          </table:table-cell>
          <table:table-cell office:value-type="float" office:value="3542211" table:formula="of:=[.B687]+[.D687]+[.F687]+[.H687]+[.J687]+[.L687]" table:style-name="ce6">
            <text:p>3542211</text:p>
          </table:table-cell>
          <table:table-cell office:value-type="float" office:value="1.155" table:style-name="ce8">
            <text:p>1.155</text:p>
          </table:table-cell>
          <table:table-cell office:value-type="string" table:style-name="ce11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8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8];[reclass_tables.K$2:.L$4];2;0)" table:style-name="ce1">
            <text:p>2</text:p>
          </table:table-cell>
          <table:table-cell office:value-type="float" office:value="3542212" table:formula="of:=[.B688]+[.D688]+[.F688]+[.H688]+[.J688]+[.L688]" table:style-name="ce6">
            <text:p>3542212</text:p>
          </table:table-cell>
          <table:table-cell office:value-type="float" office:value="1.155" table:style-name="ce8">
            <text:p>1.155</text:p>
          </table:table-cell>
          <table:table-cell office:value-type="string" table:style-name="ce11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9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9];[reclass_tables.K$2:.L$4];2;0)" table:style-name="ce1">
            <text:p>3</text:p>
          </table:table-cell>
          <table:table-cell office:value-type="float" office:value="3542213" table:formula="of:=[.B689]+[.D689]+[.F689]+[.H689]+[.J689]+[.L689]" table:style-name="ce6">
            <text:p>3542213</text:p>
          </table:table-cell>
          <table:table-cell office:value-type="float" office:value="0.39400000000000002" table:style-name="ce8">
            <text:p>0.394</text:p>
          </table:table-cell>
          <table:table-cell office:value-type="string" table:style-name="ce11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0];[reclass_tables.K$2:.L$4];2;0)" table:style-name="ce1">
            <text:p>1</text:p>
          </table:table-cell>
          <table:table-cell office:value-type="float" office:value="3543101" table:formula="of:=[.B690]+[.D690]+[.F690]+[.H690]+[.J690]+[.L690]" table:style-name="ce6">
            <text:p>3543101</text:p>
          </table:table-cell>
          <table:table-cell office:value-type="float" office:value="0.37" table:style-name="ce8">
            <text:p>0.37</text:p>
          </table:table-cell>
          <table:table-cell office:value-type="string" table:style-name="ce11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1];[reclass_tables.K$2:.L$4];2;0)" table:style-name="ce1">
            <text:p>2</text:p>
          </table:table-cell>
          <table:table-cell office:value-type="float" office:value="3543102" table:formula="of:=[.B691]+[.D691]+[.F691]+[.H691]+[.J691]+[.L691]" table:style-name="ce6">
            <text:p>3543102</text:p>
          </table:table-cell>
          <table:table-cell office:value-type="float" office:value="0.37" table:style-name="ce8">
            <text:p>0.37</text:p>
          </table:table-cell>
          <table:table-cell office:value-type="string" table:style-name="ce11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2];[reclass_tables.K$2:.L$4];2;0)" table:style-name="ce1">
            <text:p>3</text:p>
          </table:table-cell>
          <table:table-cell office:value-type="float" office:value="3543103" table:formula="of:=[.B692]+[.D692]+[.F692]+[.H692]+[.J692]+[.L692]" table:style-name="ce6">
            <text:p>3543103</text:p>
          </table:table-cell>
          <table:table-cell office:value-type="float" office:value="0.217" table:style-name="ce8">
            <text:p>0.217</text:p>
          </table:table-cell>
          <table:table-cell office:value-type="string" table:style-name="ce11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9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3];[reclass_tables.K$2:.L$4];2;0)" table:style-name="ce1">
            <text:p>1</text:p>
          </table:table-cell>
          <table:table-cell office:value-type="float" office:value="3543111" table:formula="of:=[.B693]+[.D693]+[.F693]+[.H693]+[.J693]+[.L693]" table:style-name="ce6">
            <text:p>3543111</text:p>
          </table:table-cell>
          <table:table-cell office:value-type="float" office:value="0.37" table:style-name="ce8">
            <text:p>0.37</text:p>
          </table:table-cell>
          <table:table-cell office:value-type="string" table:style-name="ce11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9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4];[reclass_tables.K$2:.L$4];2;0)" table:style-name="ce1">
            <text:p>2</text:p>
          </table:table-cell>
          <table:table-cell office:value-type="float" office:value="3543112" table:formula="of:=[.B694]+[.D694]+[.F694]+[.H694]+[.J694]+[.L694]" table:style-name="ce6">
            <text:p>3543112</text:p>
          </table:table-cell>
          <table:table-cell office:value-type="float" office:value="0.37" table:style-name="ce8">
            <text:p>0.37</text:p>
          </table:table-cell>
          <table:table-cell office:value-type="string" table:style-name="ce11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9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5];[reclass_tables.K$2:.L$4];2;0)" table:style-name="ce1">
            <text:p>3</text:p>
          </table:table-cell>
          <table:table-cell office:value-type="float" office:value="3543113" table:formula="of:=[.B695]+[.D695]+[.F695]+[.H695]+[.J695]+[.L695]" table:style-name="ce6">
            <text:p>3543113</text:p>
          </table:table-cell>
          <table:table-cell office:value-type="float" office:value="0.217" table:style-name="ce8">
            <text:p>0.217</text:p>
          </table:table-cell>
          <table:table-cell office:value-type="string" table:style-name="ce11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6];[reclass_tables.K$2:.L$4];2;0)" table:style-name="ce1">
            <text:p>1</text:p>
          </table:table-cell>
          <table:table-cell office:value-type="float" office:value="3543201" table:formula="of:=[.B696]+[.D696]+[.F696]+[.H696]+[.J696]+[.L696]" table:style-name="ce6">
            <text:p>3543201</text:p>
          </table:table-cell>
          <table:table-cell office:value-type="float" office:value="0.22" table:style-name="ce8">
            <text:p>0.22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7];[reclass_tables.K$2:.L$4];2;0)" table:style-name="ce1">
            <text:p>2</text:p>
          </table:table-cell>
          <table:table-cell office:value-type="float" office:value="3543202" table:formula="of:=[.B697]+[.D697]+[.F697]+[.H697]+[.J697]+[.L697]" table:style-name="ce6">
            <text:p>3543202</text:p>
          </table:table-cell>
          <table:table-cell office:value-type="float" office:value="0.22" table:style-name="ce8">
            <text:p>0.22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8];[reclass_tables.K$2:.L$4];2;0)" table:style-name="ce1">
            <text:p>3</text:p>
          </table:table-cell>
          <table:table-cell office:value-type="float" office:value="3543203" table:formula="of:=[.B698]+[.D698]+[.F698]+[.H698]+[.J698]+[.L698]" table:style-name="ce6">
            <text:p>3543203</text:p>
          </table:table-cell>
          <table:table-cell office:value-type="float" office:value="0.23100000000000001" table:style-name="ce8">
            <text:p>0.231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9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9];[reclass_tables.K$2:.L$4];2;0)" table:style-name="ce1">
            <text:p>1</text:p>
          </table:table-cell>
          <table:table-cell office:value-type="float" office:value="3543211" table:formula="of:=[.B699]+[.D699]+[.F699]+[.H699]+[.J699]+[.L699]" table:style-name="ce6">
            <text:p>3543211</text:p>
          </table:table-cell>
          <table:table-cell office:value-type="float" office:value="0.22" table:style-name="ce8">
            <text:p>0.22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0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0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0];[reclass_tables.K$2:.L$4];2;0)" table:style-name="ce1">
            <text:p>2</text:p>
          </table:table-cell>
          <table:table-cell office:value-type="float" office:value="3543212" table:formula="of:=[.B700]+[.D700]+[.F700]+[.H700]+[.J700]+[.L700]" table:style-name="ce6">
            <text:p>3543212</text:p>
          </table:table-cell>
          <table:table-cell office:value-type="float" office:value="0.22" table:style-name="ce8">
            <text:p>0.22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0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0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1];[reclass_tables.K$2:.L$4];2;0)" table:style-name="ce1">
            <text:p>3</text:p>
          </table:table-cell>
          <table:table-cell office:value-type="float" office:value="3543213" table:formula="of:=[.B701]+[.D701]+[.F701]+[.H701]+[.J701]+[.L701]" table:style-name="ce6">
            <text:p>3543213</text:p>
          </table:table-cell>
          <table:table-cell office:value-type="float" office:value="0.23100000000000001" table:style-name="ce8">
            <text:p>0.231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2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2];[reclass_tables.K$2:.L$4];2;0)" table:style-name="ce1">
            <text:p>1</text:p>
          </table:table-cell>
          <table:table-cell office:value-type="float" office:value="3551101" table:formula="of:=[.B702]+[.D702]+[.F702]+[.H702]+[.J702]+[.L702]" table:style-name="ce6">
            <text:p>3551101</text:p>
          </table:table-cell>
          <table:table-cell office:value-type="float" office:value="0.188" table:formula="of:=AVERAGE([.N708];[.N714])" table:style-name="ce8">
            <text:p>0.188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3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3];[reclass_tables.K$2:.L$4];2;0)" table:style-name="ce1">
            <text:p>2</text:p>
          </table:table-cell>
          <table:table-cell office:value-type="float" office:value="3551102" table:formula="of:=[.B703]+[.D703]+[.F703]+[.H703]+[.J703]+[.L703]" table:style-name="ce6">
            <text:p>3551102</text:p>
          </table:table-cell>
          <table:table-cell office:value-type="float" office:value="0.188" table:formula="of:=AVERAGE([.N709];[.N715])" table:style-name="ce8">
            <text:p>0.188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4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4];[reclass_tables.K$2:.L$4];2;0)" table:style-name="ce1">
            <text:p>3</text:p>
          </table:table-cell>
          <table:table-cell office:value-type="float" office:value="3551103" table:formula="of:=[.B704]+[.D704]+[.F704]+[.H704]+[.J704]+[.L704]" table:style-name="ce6">
            <text:p>3551103</text:p>
          </table:table-cell>
          <table:table-cell office:value-type="float" office:value="0.21299999999999999" table:formula="of:=AVERAGE([.N710];[.N716])" table:style-name="ce8">
            <text:p>0.213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5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5];[reclass_tables.K$2:.L$4];2;0)" table:style-name="ce1">
            <text:p>1</text:p>
          </table:table-cell>
          <table:table-cell office:value-type="float" office:value="3551201" table:formula="of:=[.B705]+[.D705]+[.F705]+[.H705]+[.J705]+[.L705]" table:style-name="ce6">
            <text:p>3551201</text:p>
          </table:table-cell>
          <table:table-cell office:value-type="float" office:value="0.26200000000000001" table:formula="of:=AVERAGE([.N711];[.N717])" table:style-name="ce8">
            <text:p>0.262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6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6];[reclass_tables.K$2:.L$4];2;0)" table:style-name="ce1">
            <text:p>2</text:p>
          </table:table-cell>
          <table:table-cell office:value-type="float" office:value="3551202" table:formula="of:=[.B706]+[.D706]+[.F706]+[.H706]+[.J706]+[.L706]" table:style-name="ce6">
            <text:p>3551202</text:p>
          </table:table-cell>
          <table:table-cell office:value-type="float" office:value="0.26200000000000001" table:formula="of:=AVERAGE([.N712];[.N718])" table:style-name="ce8">
            <text:p>0.262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7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7];[reclass_tables.K$2:.L$4];2;0)" table:style-name="ce1">
            <text:p>3</text:p>
          </table:table-cell>
          <table:table-cell office:value-type="float" office:value="3551203" table:formula="of:=[.B707]+[.D707]+[.F707]+[.H707]+[.J707]+[.L707]" table:style-name="ce6">
            <text:p>3551203</text:p>
          </table:table-cell>
          <table:table-cell office:value-type="float" office:value="0.22450000000000001" table:formula="of:=AVERAGE([.N713];[.N719])" table:style-name="ce8">
            <text:p>0.2245</text:p>
          </table:table-cell>
          <table:table-cell office:value-type="string" table:style-name="ce7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8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0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8];[reclass_tables.K$2:.L$4];2;0)" table:style-name="ce1">
            <text:p>1</text:p>
          </table:table-cell>
          <table:table-cell office:value-type="float" office:value="3552101" table:formula="of:=[.B708]+[.D708]+[.F708]+[.H708]+[.J708]+[.L708]" table:style-name="ce6">
            <text:p>3552101</text:p>
          </table:table-cell>
          <table:table-cell office:value-type="float" office:value="0.14499999999999999" table:style-name="ce8">
            <text:p>0.14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9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0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9];[reclass_tables.K$2:.L$4];2;0)" table:style-name="ce1">
            <text:p>2</text:p>
          </table:table-cell>
          <table:table-cell office:value-type="float" office:value="3552102" table:formula="of:=[.B709]+[.D709]+[.F709]+[.H709]+[.J709]+[.L709]" table:style-name="ce6">
            <text:p>3552102</text:p>
          </table:table-cell>
          <table:table-cell office:value-type="float" office:value="0.14499999999999999" table:style-name="ce8">
            <text:p>0.145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0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0];[reclass_tables.K$2:.L$4];2;0)" table:style-name="ce1">
            <text:p>3</text:p>
          </table:table-cell>
          <table:table-cell office:value-type="float" office:value="3552103" table:formula="of:=[.B710]+[.D710]+[.F710]+[.H710]+[.J710]+[.L710]" table:style-name="ce6">
            <text:p>3552103</text:p>
          </table:table-cell>
          <table:table-cell office:value-type="float" office:value="0.30199999999999999" table:style-name="ce8">
            <text:p>0.302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1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1];[reclass_tables.K$2:.L$4];2;0)" table:style-name="ce1">
            <text:p>1</text:p>
          </table:table-cell>
          <table:table-cell office:value-type="float" office:value="3552201" table:formula="of:=[.B711]+[.D711]+[.F711]+[.H711]+[.J711]+[.L711]" table:style-name="ce6">
            <text:p>3552201</text:p>
          </table:table-cell>
          <table:table-cell office:value-type="float" office:value="0.23100000000000001" table:style-name="ce8">
            <text:p>0.231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2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2];[reclass_tables.K$2:.L$4];2;0)" table:style-name="ce1">
            <text:p>2</text:p>
          </table:table-cell>
          <table:table-cell office:value-type="float" office:value="3552202" table:formula="of:=[.B712]+[.D712]+[.F712]+[.H712]+[.J712]+[.L712]" table:style-name="ce6">
            <text:p>3552202</text:p>
          </table:table-cell>
          <table:table-cell office:value-type="float" office:value="0.23100000000000001" table:style-name="ce8">
            <text:p>0.231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3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3];[reclass_tables.K$2:.L$4];2;0)" table:style-name="ce1">
            <text:p>3</text:p>
          </table:table-cell>
          <table:table-cell office:value-type="float" office:value="3552203" table:formula="of:=[.B713]+[.D713]+[.F713]+[.H713]+[.J713]+[.L713]" table:style-name="ce6">
            <text:p>3552203</text:p>
          </table:table-cell>
          <table:table-cell office:value-type="float" office:value="0.248" table:style-name="ce8">
            <text:p>0.248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4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4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4];[reclass_tables.K$2:.L$4];2;0)" table:style-name="ce1">
            <text:p>1</text:p>
          </table:table-cell>
          <table:table-cell office:value-type="float" office:value="3553101" table:formula="of:=[.B714]+[.D714]+[.F714]+[.H714]+[.J714]+[.L714]" table:style-name="ce6">
            <text:p>3553101</text:p>
          </table:table-cell>
          <table:table-cell office:value-type="float" office:value="0.23100000000000001" table:style-name="ce8">
            <text:p>0.231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5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5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5];[reclass_tables.K$2:.L$4];2;0)" table:style-name="ce1">
            <text:p>2</text:p>
          </table:table-cell>
          <table:table-cell office:value-type="float" office:value="3553102" table:formula="of:=[.B715]+[.D715]+[.F715]+[.H715]+[.J715]+[.L715]" table:style-name="ce6">
            <text:p>3553102</text:p>
          </table:table-cell>
          <table:table-cell office:value-type="float" office:value="0.23100000000000001" table:style-name="ce8">
            <text:p>0.231</text:p>
          </table:table-cell>
          <table:table-cell office:value-type="string" table:style-name="ce7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6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6];[reclass_tables.K$2:.L$4];2;0)" table:style-name="ce1">
            <text:p>3</text:p>
          </table:table-cell>
          <table:table-cell office:value-type="float" office:value="3553103" table:formula="of:=[.B716]+[.D716]+[.F716]+[.H716]+[.J716]+[.L716]" table:style-name="ce6">
            <text:p>3553103</text:p>
          </table:table-cell>
          <table:table-cell office:value-type="float" office:value="0.124" table:style-name="ce8">
            <text:p>0.1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7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7];[reclass_tables.K$2:.L$4];2;0)" table:style-name="ce1">
            <text:p>1</text:p>
          </table:table-cell>
          <table:table-cell office:value-type="float" office:value="3553201" table:formula="of:=[.B717]+[.D717]+[.F717]+[.H717]+[.J717]+[.L717]" table:style-name="ce6">
            <text:p>3553201</text:p>
          </table:table-cell>
          <table:table-cell office:value-type="float" office:value="0.29299999999999998" table:style-name="ce8">
            <text:p>0.29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8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8];[reclass_tables.K$2:.L$4];2;0)" table:style-name="ce1">
            <text:p>2</text:p>
          </table:table-cell>
          <table:table-cell office:value-type="float" office:value="3553202" table:formula="of:=[.B718]+[.D718]+[.F718]+[.H718]+[.J718]+[.L718]" table:style-name="ce6">
            <text:p>3553202</text:p>
          </table:table-cell>
          <table:table-cell office:value-type="float" office:value="0.29299999999999998" table:style-name="ce8">
            <text:p>0.293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9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1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9];[reclass_tables.K$2:.L$4];2;0)" table:style-name="ce1">
            <text:p>3</text:p>
          </table:table-cell>
          <table:table-cell office:value-type="float" office:value="3553203" table:formula="of:=[.B719]+[.D719]+[.F719]+[.H719]+[.J719]+[.L719]" table:style-name="ce6">
            <text:p>3553203</text:p>
          </table:table-cell>
          <table:table-cell office:value-type="float" office:value="0.20100000000000001" table:style-name="ce8">
            <text:p>0.201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20];[reclass_tables.A$2:.B$11];2;0)" table:style-name="ce1">
            <text:p>35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720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0];[reclass_tables.K$2:.L$4];2;0)" table:style-name="ce1">
            <text:p>1</text:p>
          </table:table-cell>
          <table:table-cell office:value-type="float" office:value="3561101" table:formula="of:=[.B720]+[.D720]+[.F720]+[.H720]+[.J720]+[.L720]" table:style-name="ce6">
            <text:p>3561101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1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1];[reclass_tables.K$2:.L$4];2;0)" table:style-name="ce1">
            <text:p>1</text:p>
          </table:table-cell>
          <table:table-cell office:value-type="float" office:value="4011101" table:formula="of:=[.B721]+[.D721]+[.F721]+[.H721]+[.J721]+[.L721]" table:style-name="ce6">
            <text:p>4011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2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2];[reclass_tables.K$2:.L$4];2;0)" table:style-name="ce1">
            <text:p>2</text:p>
          </table:table-cell>
          <table:table-cell office:value-type="float" office:value="4011102" table:formula="of:=[.B722]+[.D722]+[.F722]+[.H722]+[.J722]+[.L722]" table:style-name="ce6">
            <text:p>4011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3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3];[reclass_tables.K$2:.L$4];2;0)" table:style-name="ce1">
            <text:p>3</text:p>
          </table:table-cell>
          <table:table-cell office:value-type="float" office:value="4011103" table:formula="of:=[.B723]+[.D723]+[.F723]+[.H723]+[.J723]+[.L723]" table:style-name="ce6">
            <text:p>4011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4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4];[reclass_tables.K$2:.L$4];2;0)" table:style-name="ce1">
            <text:p>1</text:p>
          </table:table-cell>
          <table:table-cell office:value-type="float" office:value="4012101" table:formula="of:=[.B724]+[.D724]+[.F724]+[.H724]+[.J724]+[.L724]" table:style-name="ce6">
            <text:p>4012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5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5];[reclass_tables.K$2:.L$4];2;0)" table:style-name="ce1">
            <text:p>2</text:p>
          </table:table-cell>
          <table:table-cell office:value-type="float" office:value="4012102" table:formula="of:=[.B725]+[.D725]+[.F725]+[.H725]+[.J725]+[.L725]" table:style-name="ce6">
            <text:p>4012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6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6];[reclass_tables.K$2:.L$4];2;0)" table:style-name="ce1">
            <text:p>3</text:p>
          </table:table-cell>
          <table:table-cell office:value-type="float" office:value="4012103" table:formula="of:=[.B726]+[.D726]+[.F726]+[.H726]+[.J726]+[.L726]" table:style-name="ce6">
            <text:p>4012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2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7];[reclass_tables.K$2:.L$4];2;0)" table:style-name="ce1">
            <text:p>1</text:p>
          </table:table-cell>
          <table:table-cell office:value-type="float" office:value="4021101" table:formula="of:=[.B727]+[.D727]+[.F727]+[.H727]+[.J727]+[.L727]" table:style-name="ce6">
            <text:p>4021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2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8];[reclass_tables.K$2:.L$4];2;0)" table:style-name="ce1">
            <text:p>2</text:p>
          </table:table-cell>
          <table:table-cell office:value-type="float" office:value="4021102" table:formula="of:=[.B728]+[.D728]+[.F728]+[.H728]+[.J728]+[.L728]" table:style-name="ce6">
            <text:p>4021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2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9];[reclass_tables.K$2:.L$4];2;0)" table:style-name="ce1">
            <text:p>3</text:p>
          </table:table-cell>
          <table:table-cell office:value-type="float" office:value="4021103" table:formula="of:=[.B729]+[.D729]+[.F729]+[.H729]+[.J729]+[.L729]" table:style-name="ce6">
            <text:p>4021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0];[reclass_tables.K$2:.L$4];2;0)" table:style-name="ce1">
            <text:p>1</text:p>
          </table:table-cell>
          <table:table-cell office:value-type="float" office:value="4021201" table:formula="of:=[.B730]+[.D730]+[.F730]+[.H730]+[.J730]+[.L730]" table:style-name="ce6">
            <text:p>4021201</text:p>
          </table:table-cell>
          <table:table-cell office:value-type="float" office:value="0.39" table:style-name="ce8">
            <text:p>0.39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1];[reclass_tables.K$2:.L$4];2;0)" table:style-name="ce1">
            <text:p>2</text:p>
          </table:table-cell>
          <table:table-cell office:value-type="float" office:value="4021202" table:formula="of:=[.B731]+[.D731]+[.F731]+[.H731]+[.J731]+[.L731]" table:style-name="ce6">
            <text:p>4021202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2];[reclass_tables.K$2:.L$4];2;0)" table:style-name="ce1">
            <text:p>3</text:p>
          </table:table-cell>
          <table:table-cell office:value-type="float" office:value="4021203" table:formula="of:=[.B732]+[.D732]+[.F732]+[.H732]+[.J732]+[.L732]" table:style-name="ce6">
            <text:p>4021203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3];[reclass_tables.K$2:.L$4];2;0)" table:style-name="ce1">
            <text:p>1</text:p>
          </table:table-cell>
          <table:table-cell office:value-type="float" office:value="4022101" table:formula="of:=[.B733]+[.D733]+[.F733]+[.H733]+[.J733]+[.L733]" table:style-name="ce6">
            <text:p>4022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4];[reclass_tables.K$2:.L$4];2;0)" table:style-name="ce1">
            <text:p>2</text:p>
          </table:table-cell>
          <table:table-cell office:value-type="float" office:value="4022102" table:formula="of:=[.B734]+[.D734]+[.F734]+[.H734]+[.J734]+[.L734]" table:style-name="ce6">
            <text:p>4022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5];[reclass_tables.K$2:.L$4];2;0)" table:style-name="ce1">
            <text:p>3</text:p>
          </table:table-cell>
          <table:table-cell office:value-type="float" office:value="4022103" table:formula="of:=[.B735]+[.D735]+[.F735]+[.H735]+[.J735]+[.L735]" table:style-name="ce6">
            <text:p>4022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6];[reclass_tables.K$2:.L$4];2;0)" table:style-name="ce1">
            <text:p>1</text:p>
          </table:table-cell>
          <table:table-cell office:value-type="float" office:value="4022201" table:formula="of:=[.B736]+[.D736]+[.F736]+[.H736]+[.J736]+[.L736]" table:style-name="ce6">
            <text:p>4022201</text:p>
          </table:table-cell>
          <table:table-cell office:value-type="float" office:value="0.39" table:style-name="ce8">
            <text:p>0.39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7];[reclass_tables.K$2:.L$4];2;0)" table:style-name="ce1">
            <text:p>2</text:p>
          </table:table-cell>
          <table:table-cell office:value-type="float" office:value="4022202" table:formula="of:=[.B737]+[.D737]+[.F737]+[.H737]+[.J737]+[.L737]" table:style-name="ce6">
            <text:p>4022202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3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8];[reclass_tables.K$2:.L$4];2;0)" table:style-name="ce1">
            <text:p>3</text:p>
          </table:table-cell>
          <table:table-cell office:value-type="float" office:value="4022203" table:formula="of:=[.B738]+[.D738]+[.F738]+[.H738]+[.J738]+[.L738]" table:style-name="ce6">
            <text:p>4022203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9];[reclass_tables.K$2:.L$4];2;0)" table:style-name="ce1">
            <text:p>1</text:p>
          </table:table-cell>
          <table:table-cell office:value-type="float" office:value="4023101" table:formula="of:=[.B739]+[.D739]+[.F739]+[.H739]+[.J739]+[.L739]" table:style-name="ce6">
            <text:p>4023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0];[reclass_tables.K$2:.L$4];2;0)" table:style-name="ce1">
            <text:p>2</text:p>
          </table:table-cell>
          <table:table-cell office:value-type="float" office:value="4023102" table:formula="of:=[.B740]+[.D740]+[.F740]+[.H740]+[.J740]+[.L740]" table:style-name="ce6">
            <text:p>4023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4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1];[reclass_tables.K$2:.L$4];2;0)" table:style-name="ce1">
            <text:p>3</text:p>
          </table:table-cell>
          <table:table-cell office:value-type="float" office:value="4023103" table:formula="of:=[.B741]+[.D741]+[.F741]+[.H741]+[.J741]+[.L741]" table:style-name="ce6">
            <text:p>4023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4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2];[reclass_tables.K$2:.L$4];2;0)" table:style-name="ce1">
            <text:p>1</text:p>
          </table:table-cell>
          <table:table-cell office:value-type="float" office:value="4023201" table:formula="of:=[.B742]+[.D742]+[.F742]+[.H742]+[.J742]+[.L742]" table:style-name="ce6">
            <text:p>4023201</text:p>
          </table:table-cell>
          <table:table-cell office:value-type="float" office:value="0.39" table:style-name="ce8">
            <text:p>0.39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4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3];[reclass_tables.K$2:.L$4];2;0)" table:style-name="ce1">
            <text:p>2</text:p>
          </table:table-cell>
          <table:table-cell office:value-type="float" office:value="4023202" table:formula="of:=[.B743]+[.D743]+[.F743]+[.H743]+[.J743]+[.L743]" table:style-name="ce6">
            <text:p>4023202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4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4];[reclass_tables.K$2:.L$4];2;0)" table:style-name="ce1">
            <text:p>3</text:p>
          </table:table-cell>
          <table:table-cell office:value-type="float" office:value="4023203" table:formula="of:=[.B744]+[.D744]+[.F744]+[.H744]+[.J744]+[.L744]" table:style-name="ce6">
            <text:p>4023203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4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5];[reclass_tables.K$2:.L$4];2;0)" table:style-name="ce1">
            <text:p>1</text:p>
          </table:table-cell>
          <table:table-cell office:value-type="float" office:value="4031101" table:formula="of:=[.B745]+[.D745]+[.F745]+[.H745]+[.J745]+[.L745]" table:style-name="ce6">
            <text:p>4031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4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6];[reclass_tables.K$2:.L$4];2;0)" table:style-name="ce1">
            <text:p>2</text:p>
          </table:table-cell>
          <table:table-cell office:value-type="float" office:value="4031102" table:formula="of:=[.B746]+[.D746]+[.F746]+[.H746]+[.J746]+[.L746]" table:style-name="ce6">
            <text:p>4031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4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7];[reclass_tables.K$2:.L$4];2;0)" table:style-name="ce1">
            <text:p>3</text:p>
          </table:table-cell>
          <table:table-cell office:value-type="float" office:value="4031103" table:formula="of:=[.B747]+[.D747]+[.F747]+[.H747]+[.J747]+[.L747]" table:style-name="ce6">
            <text:p>4031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4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8];[reclass_tables.K$2:.L$4];2;0)" table:style-name="ce1">
            <text:p>1</text:p>
          </table:table-cell>
          <table:table-cell office:value-type="float" office:value="4031201" table:formula="of:=[.B748]+[.D748]+[.F748]+[.H748]+[.J748]+[.L748]" table:style-name="ce6">
            <text:p>4031201</text:p>
          </table:table-cell>
          <table:table-cell office:value-type="float" office:value="0.39" table:style-name="ce8">
            <text:p>0.39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4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9];[reclass_tables.K$2:.L$4];2;0)" table:style-name="ce1">
            <text:p>2</text:p>
          </table:table-cell>
          <table:table-cell office:value-type="float" office:value="4031202" table:formula="of:=[.B749]+[.D749]+[.F749]+[.H749]+[.J749]+[.L749]" table:style-name="ce6">
            <text:p>4031202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5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0];[reclass_tables.K$2:.L$4];2;0)" table:style-name="ce1">
            <text:p>3</text:p>
          </table:table-cell>
          <table:table-cell office:value-type="float" office:value="4031203" table:formula="of:=[.B750]+[.D750]+[.F750]+[.H750]+[.J750]+[.L750]" table:style-name="ce6">
            <text:p>4031203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1];[reclass_tables.K$2:.L$4];2;0)" table:style-name="ce1">
            <text:p>1</text:p>
          </table:table-cell>
          <table:table-cell office:value-type="float" office:value="4032101" table:formula="of:=[.B751]+[.D751]+[.F751]+[.H751]+[.J751]+[.L751]" table:style-name="ce6">
            <text:p>4032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2];[reclass_tables.K$2:.L$4];2;0)" table:style-name="ce1">
            <text:p>2</text:p>
          </table:table-cell>
          <table:table-cell office:value-type="float" office:value="4032102" table:formula="of:=[.B752]+[.D752]+[.F752]+[.H752]+[.J752]+[.L752]" table:style-name="ce6">
            <text:p>4032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3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3];[reclass_tables.K$2:.L$4];2;0)" table:style-name="ce1">
            <text:p>3</text:p>
          </table:table-cell>
          <table:table-cell office:value-type="float" office:value="4032103" table:formula="of:=[.B753]+[.D753]+[.F753]+[.H753]+[.J753]+[.L753]" table:style-name="ce6">
            <text:p>4032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4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4];[reclass_tables.K$2:.L$4];2;0)" table:style-name="ce1">
            <text:p>1</text:p>
          </table:table-cell>
          <table:table-cell office:value-type="float" office:value="4032201" table:formula="of:=[.B754]+[.D754]+[.F754]+[.H754]+[.J754]+[.L754]" table:style-name="ce6">
            <text:p>4032201</text:p>
          </table:table-cell>
          <table:table-cell office:value-type="float" office:value="0.39" table:style-name="ce8">
            <text:p>0.39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5];[reclass_tables.K$2:.L$4];2;0)" table:style-name="ce1">
            <text:p>2</text:p>
          </table:table-cell>
          <table:table-cell office:value-type="float" office:value="4032202" table:formula="of:=[.B755]+[.D755]+[.F755]+[.H755]+[.J755]+[.L755]" table:style-name="ce6">
            <text:p>4032202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6];[reclass_tables.K$2:.L$4];2;0)" table:style-name="ce1">
            <text:p>3</text:p>
          </table:table-cell>
          <table:table-cell office:value-type="float" office:value="4032203" table:formula="of:=[.B756]+[.D756]+[.F756]+[.H756]+[.J756]+[.L756]" table:style-name="ce6">
            <text:p>4032203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7];[reclass_tables.K$2:.L$4];2;0)" table:style-name="ce1">
            <text:p>1</text:p>
          </table:table-cell>
          <table:table-cell office:value-type="float" office:value="4033101" table:formula="of:=[.B757]+[.D757]+[.F757]+[.H757]+[.J757]+[.L757]" table:style-name="ce6">
            <text:p>4033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8];[reclass_tables.K$2:.L$4];2;0)" table:style-name="ce1">
            <text:p>2</text:p>
          </table:table-cell>
          <table:table-cell office:value-type="float" office:value="4033102" table:formula="of:=[.B758]+[.D758]+[.F758]+[.H758]+[.J758]+[.L758]" table:style-name="ce6">
            <text:p>4033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9];[reclass_tables.K$2:.L$4];2;0)" table:style-name="ce1">
            <text:p>3</text:p>
          </table:table-cell>
          <table:table-cell office:value-type="float" office:value="4033103" table:formula="of:=[.B759]+[.D759]+[.F759]+[.H759]+[.J759]+[.L759]" table:style-name="ce6">
            <text:p>4033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6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0];[reclass_tables.K$2:.L$4];2;0)" table:style-name="ce1">
            <text:p>1</text:p>
          </table:table-cell>
          <table:table-cell office:value-type="float" office:value="4033201" table:formula="of:=[.B760]+[.D760]+[.F760]+[.H760]+[.J760]+[.L760]" table:style-name="ce6">
            <text:p>4033201</text:p>
          </table:table-cell>
          <table:table-cell office:value-type="float" office:value="0.39" table:style-name="ce8">
            <text:p>0.39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6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1];[reclass_tables.K$2:.L$4];2;0)" table:style-name="ce1">
            <text:p>2</text:p>
          </table:table-cell>
          <table:table-cell office:value-type="float" office:value="4033202" table:formula="of:=[.B761]+[.D761]+[.F761]+[.H761]+[.J761]+[.L761]" table:style-name="ce6">
            <text:p>4033202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6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2];[reclass_tables.K$2:.L$4];2;0)" table:style-name="ce1">
            <text:p>3</text:p>
          </table:table-cell>
          <table:table-cell office:value-type="float" office:value="4033203" table:formula="of:=[.B762]+[.D762]+[.F762]+[.H762]+[.J762]+[.L762]" table:style-name="ce6">
            <text:p>4033203</text:p>
          </table:table-cell>
          <table:table-cell office:value-type="float" office:value="0.24" table:style-name="ce8">
            <text:p>0.24</text:p>
          </table:table-cell>
          <table:table-cell office:value-type="string" table:style-name="ce7">
            <text:p>Assigned same values of "Natural"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3];[reclass_tables.K$2:.L$4];2;0)" table:style-name="ce1">
            <text:p>1</text:p>
          </table:table-cell>
          <table:table-cell office:value-type="float" office:value="4041101" table:formula="of:=[.B763]+[.D763]+[.F763]+[.H763]+[.J763]+[.L763]" table:style-name="ce6">
            <text:p>4041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4];[reclass_tables.K$2:.L$4];2;0)" table:style-name="ce1">
            <text:p>2</text:p>
          </table:table-cell>
          <table:table-cell office:value-type="float" office:value="4041102" table:formula="of:=[.B764]+[.D764]+[.F764]+[.H764]+[.J764]+[.L764]" table:style-name="ce6">
            <text:p>4041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5];[reclass_tables.K$2:.L$4];2;0)" table:style-name="ce1">
            <text:p>3</text:p>
          </table:table-cell>
          <table:table-cell office:value-type="float" office:value="4041103" table:formula="of:=[.B765]+[.D765]+[.F765]+[.H765]+[.J765]+[.L765]" table:style-name="ce6">
            <text:p>4041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6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6];[reclass_tables.K$2:.L$4];2;0)" table:style-name="ce1">
            <text:p>1</text:p>
          </table:table-cell>
          <table:table-cell office:value-type="float" office:value="4041111" table:formula="of:=[.B766]+[.D766]+[.F766]+[.H766]+[.J766]+[.L766]" table:style-name="ce6">
            <text:p>404111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6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7];[reclass_tables.K$2:.L$4];2;0)" table:style-name="ce1">
            <text:p>2</text:p>
          </table:table-cell>
          <table:table-cell office:value-type="float" office:value="4041112" table:formula="of:=[.B767]+[.D767]+[.F767]+[.H767]+[.J767]+[.L767]" table:style-name="ce6">
            <text:p>404111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6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8];[reclass_tables.K$2:.L$4];2;0)" table:style-name="ce1">
            <text:p>3</text:p>
          </table:table-cell>
          <table:table-cell office:value-type="float" office:value="4041113" table:formula="of:=[.B768]+[.D768]+[.F768]+[.H768]+[.J768]+[.L768]" table:style-name="ce6">
            <text:p>404111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9];[reclass_tables.K$2:.L$4];2;0)" table:style-name="ce1">
            <text:p>1</text:p>
          </table:table-cell>
          <table:table-cell office:value-type="float" office:value="4041201" table:formula="of:=[.B769]+[.D769]+[.F769]+[.H769]+[.J769]+[.L769]" table:style-name="ce6">
            <text:p>40412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7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0];[reclass_tables.K$2:.L$4];2;0)" table:style-name="ce1">
            <text:p>2</text:p>
          </table:table-cell>
          <table:table-cell office:value-type="float" office:value="4041202" table:formula="of:=[.B770]+[.D770]+[.F770]+[.H770]+[.J770]+[.L770]" table:style-name="ce6">
            <text:p>40412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1];[reclass_tables.K$2:.L$4];2;0)" table:style-name="ce1">
            <text:p>3</text:p>
          </table:table-cell>
          <table:table-cell office:value-type="float" office:value="4041203" table:formula="of:=[.B771]+[.D771]+[.F771]+[.H771]+[.J771]+[.L771]" table:style-name="ce6">
            <text:p>40412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7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7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2];[reclass_tables.K$2:.L$4];2;0)" table:style-name="ce1">
            <text:p>1</text:p>
          </table:table-cell>
          <table:table-cell office:value-type="float" office:value="4041211" table:formula="of:=[.B772]+[.D772]+[.F772]+[.H772]+[.J772]+[.L772]" table:style-name="ce6">
            <text:p>404121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7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7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3];[reclass_tables.K$2:.L$4];2;0)" table:style-name="ce1">
            <text:p>2</text:p>
          </table:table-cell>
          <table:table-cell office:value-type="float" office:value="4041212" table:formula="of:=[.B773]+[.D773]+[.F773]+[.H773]+[.J773]+[.L773]" table:style-name="ce6">
            <text:p>404121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7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7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4];[reclass_tables.K$2:.L$4];2;0)" table:style-name="ce1">
            <text:p>3</text:p>
          </table:table-cell>
          <table:table-cell office:value-type="float" office:value="4041213" table:formula="of:=[.B774]+[.D774]+[.F774]+[.H774]+[.J774]+[.L774]" table:style-name="ce6">
            <text:p>404121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5];[reclass_tables.K$2:.L$4];2;0)" table:style-name="ce1">
            <text:p>1</text:p>
          </table:table-cell>
          <table:table-cell office:value-type="float" office:value="4042101" table:formula="of:=[.B775]+[.D775]+[.F775]+[.H775]+[.J775]+[.L775]" table:style-name="ce6">
            <text:p>4042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6];[reclass_tables.K$2:.L$4];2;0)" table:style-name="ce1">
            <text:p>2</text:p>
          </table:table-cell>
          <table:table-cell office:value-type="float" office:value="4042102" table:formula="of:=[.B776]+[.D776]+[.F776]+[.H776]+[.J776]+[.L776]" table:style-name="ce6">
            <text:p>4042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7];[reclass_tables.K$2:.L$4];2;0)" table:style-name="ce1">
            <text:p>3</text:p>
          </table:table-cell>
          <table:table-cell office:value-type="float" office:value="4042103" table:formula="of:=[.B777]+[.D777]+[.F777]+[.H777]+[.J777]+[.L777]" table:style-name="ce6">
            <text:p>4042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7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8];[reclass_tables.K$2:.L$4];2;0)" table:style-name="ce1">
            <text:p>1</text:p>
          </table:table-cell>
          <table:table-cell office:value-type="float" office:value="4042111" table:formula="of:=[.B778]+[.D778]+[.F778]+[.H778]+[.J778]+[.L778]" table:style-name="ce6">
            <text:p>404211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7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7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9];[reclass_tables.K$2:.L$4];2;0)" table:style-name="ce1">
            <text:p>2</text:p>
          </table:table-cell>
          <table:table-cell office:value-type="float" office:value="4042112" table:formula="of:=[.B779]+[.D779]+[.F779]+[.H779]+[.J779]+[.L779]" table:style-name="ce6">
            <text:p>404211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8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0];[reclass_tables.K$2:.L$4];2;0)" table:style-name="ce1">
            <text:p>3</text:p>
          </table:table-cell>
          <table:table-cell office:value-type="float" office:value="4042113" table:formula="of:=[.B780]+[.D780]+[.F780]+[.H780]+[.J780]+[.L780]" table:style-name="ce6">
            <text:p>404211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8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1];[reclass_tables.K$2:.L$4];2;0)" table:style-name="ce1">
            <text:p>1</text:p>
          </table:table-cell>
          <table:table-cell office:value-type="float" office:value="4042201" table:formula="of:=[.B781]+[.D781]+[.F781]+[.H781]+[.J781]+[.L781]" table:style-name="ce6">
            <text:p>40422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8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2];[reclass_tables.K$2:.L$4];2;0)" table:style-name="ce1">
            <text:p>2</text:p>
          </table:table-cell>
          <table:table-cell office:value-type="float" office:value="4042202" table:formula="of:=[.B782]+[.D782]+[.F782]+[.H782]+[.J782]+[.L782]" table:style-name="ce6">
            <text:p>40422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8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3];[reclass_tables.K$2:.L$4];2;0)" table:style-name="ce1">
            <text:p>3</text:p>
          </table:table-cell>
          <table:table-cell office:value-type="float" office:value="4042203" table:formula="of:=[.B783]+[.D783]+[.F783]+[.H783]+[.J783]+[.L783]" table:style-name="ce6">
            <text:p>40422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8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8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4];[reclass_tables.K$2:.L$4];2;0)" table:style-name="ce1">
            <text:p>1</text:p>
          </table:table-cell>
          <table:table-cell office:value-type="float" office:value="4042211" table:formula="of:=[.B784]+[.D784]+[.F784]+[.H784]+[.J784]+[.L784]" table:style-name="ce6">
            <text:p>404221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5];[reclass_tables.K$2:.L$4];2;0)" table:style-name="ce1">
            <text:p>1</text:p>
          </table:table-cell>
          <table:table-cell office:value-type="float" office:value="4043101" table:formula="of:=[.B785]+[.D785]+[.F785]+[.H785]+[.J785]+[.L785]" table:style-name="ce6">
            <text:p>4043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6];[reclass_tables.K$2:.L$4];2;0)" table:style-name="ce1">
            <text:p>2</text:p>
          </table:table-cell>
          <table:table-cell office:value-type="float" office:value="4043102" table:formula="of:=[.B786]+[.D786]+[.F786]+[.H786]+[.J786]+[.L786]" table:style-name="ce6">
            <text:p>4043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7];[reclass_tables.K$2:.L$4];2;0)" table:style-name="ce1">
            <text:p>3</text:p>
          </table:table-cell>
          <table:table-cell office:value-type="float" office:value="4043103" table:formula="of:=[.B787]+[.D787]+[.F787]+[.H787]+[.J787]+[.L787]" table:style-name="ce6">
            <text:p>4043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8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8];[reclass_tables.K$2:.L$4];2;0)" table:style-name="ce1">
            <text:p>1</text:p>
          </table:table-cell>
          <table:table-cell office:value-type="float" office:value="4043111" table:formula="of:=[.B788]+[.D788]+[.F788]+[.H788]+[.J788]+[.L788]" table:style-name="ce6">
            <text:p>404311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8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9];[reclass_tables.K$2:.L$4];2;0)" table:style-name="ce1">
            <text:p>2</text:p>
          </table:table-cell>
          <table:table-cell office:value-type="float" office:value="4043112" table:formula="of:=[.B789]+[.D789]+[.F789]+[.H789]+[.J789]+[.L789]" table:style-name="ce6">
            <text:p>404311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9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0];[reclass_tables.K$2:.L$4];2;0)" table:style-name="ce1">
            <text:p>3</text:p>
          </table:table-cell>
          <table:table-cell office:value-type="float" office:value="4043113" table:formula="of:=[.B790]+[.D790]+[.F790]+[.H790]+[.J790]+[.L790]" table:style-name="ce6">
            <text:p>404311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1];[reclass_tables.K$2:.L$4];2;0)" table:style-name="ce1">
            <text:p>1</text:p>
          </table:table-cell>
          <table:table-cell office:value-type="float" office:value="4043201" table:formula="of:=[.B791]+[.D791]+[.F791]+[.H791]+[.J791]+[.L791]" table:style-name="ce6">
            <text:p>40432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2];[reclass_tables.K$2:.L$4];2;0)" table:style-name="ce1">
            <text:p>2</text:p>
          </table:table-cell>
          <table:table-cell office:value-type="float" office:value="4043202" table:formula="of:=[.B792]+[.D792]+[.F792]+[.H792]+[.J792]+[.L792]" table:style-name="ce6">
            <text:p>40432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3];[reclass_tables.K$2:.L$4];2;0)" table:style-name="ce1">
            <text:p>3</text:p>
          </table:table-cell>
          <table:table-cell office:value-type="float" office:value="4043203" table:formula="of:=[.B793]+[.D793]+[.F793]+[.H793]+[.J793]+[.L793]" table:style-name="ce6">
            <text:p>40432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9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4];[reclass_tables.K$2:.L$4];2;0)" table:style-name="ce1">
            <text:p>1</text:p>
          </table:table-cell>
          <table:table-cell office:value-type="float" office:value="4043211" table:formula="of:=[.B794]+[.D794]+[.F794]+[.H794]+[.J794]+[.L794]" table:style-name="ce6">
            <text:p>404321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9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5];[reclass_tables.K$2:.L$4];2;0)" table:style-name="ce1">
            <text:p>2</text:p>
          </table:table-cell>
          <table:table-cell office:value-type="float" office:value="4043212" table:formula="of:=[.B795]+[.D795]+[.F795]+[.H795]+[.J795]+[.L795]" table:style-name="ce6">
            <text:p>404321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9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6];[reclass_tables.K$2:.L$4];2;0)" table:style-name="ce1">
            <text:p>3</text:p>
          </table:table-cell>
          <table:table-cell office:value-type="float" office:value="4043213" table:formula="of:=[.B796]+[.D796]+[.F796]+[.H796]+[.J796]+[.L796]" table:style-name="ce6">
            <text:p>404321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7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9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7];[reclass_tables.K$2:.L$4];2;0)" table:style-name="ce1">
            <text:p>1</text:p>
          </table:table-cell>
          <table:table-cell office:value-type="float" office:value="4051101" table:formula="of:=[.B797]+[.D797]+[.F797]+[.H797]+[.J797]+[.L797]" table:style-name="ce6">
            <text:p>4051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8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9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8];[reclass_tables.K$2:.L$4];2;0)" table:style-name="ce1">
            <text:p>2</text:p>
          </table:table-cell>
          <table:table-cell office:value-type="float" office:value="4051102" table:formula="of:=[.B798]+[.D798]+[.F798]+[.H798]+[.J798]+[.L798]" table:style-name="ce6">
            <text:p>4051102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9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9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9];[reclass_tables.K$2:.L$4];2;0)" table:style-name="ce1">
            <text:p>3</text:p>
          </table:table-cell>
          <table:table-cell office:value-type="float" office:value="4051103" table:formula="of:=[.B799]+[.D799]+[.F799]+[.H799]+[.J799]+[.L799]" table:style-name="ce6">
            <text:p>4051103</text:p>
          </table:table-cell>
          <table:table-cell office:value-type="float" office:value="0.24" table:style-name="ce8">
            <text:p>0.24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0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80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0];[reclass_tables.K$2:.L$4];2;0)" table:style-name="ce1">
            <text:p>1</text:p>
          </table:table-cell>
          <table:table-cell office:value-type="float" office:value="4052101" table:formula="of:=[.B800]+[.D800]+[.F800]+[.H800]+[.J800]+[.L800]" table:style-name="ce6">
            <text:p>4052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1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80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0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1];[reclass_tables.K$2:.L$4];2;0)" table:style-name="ce1">
            <text:p>1</text:p>
          </table:table-cell>
          <table:table-cell office:value-type="float" office:value="4053101" table:formula="of:=[.B801]+[.D801]+[.F801]+[.H801]+[.J801]+[.L801]" table:style-name="ce6">
            <text:p>4053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2];[reclass_tables.A$2:.B$11];2;0)" table:style-name="ce1">
            <text:p>40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2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2];[reclass_tables.K$2:.L$4];2;0)" table:style-name="ce1">
            <text:p>1</text:p>
          </table:table-cell>
          <table:table-cell office:value-type="float" office:value="4061101" table:formula="of:=[.B802]+[.D802]+[.F802]+[.H802]+[.J802]+[.L802]" table:style-name="ce6">
            <text:p>4061101</text:p>
          </table:table-cell>
          <table:table-cell office:value-type="float" office:value="0.39" table:style-name="ce8">
            <text:p>0.39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803];[reclass_tables.A$2:.B$11];2;0)" table:style-name="ce1">
            <text:p>1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3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03];[reclass_tables.K$2:.L$4];2;0)" table:style-name="ce1">
            <text:p>#N/A</text:p>
          </table:table-cell>
          <table:table-cell office:value-type="error" office:string-value="#N/A" table:formula="of:=[.B803]+[.D803]+[.F803]+[.H803]+[.J803]+[.L803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804];[reclass_tables.A$2:.B$11];2;0)" table:style-name="ce1">
            <text:p>2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4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4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04];[reclass_tables.K$2:.L$4];2;0)" table:style-name="ce1">
            <text:p>#N/A</text:p>
          </table:table-cell>
          <table:table-cell office:value-type="error" office:string-value="#N/A" table:formula="of:=[.B804]+[.D804]+[.F804]+[.H804]+[.J804]+[.L804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805];[reclass_tables.A$2:.B$11];2;0)" table:style-name="ce1">
            <text:p>22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5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5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05];[reclass_tables.K$2:.L$4];2;0)" table:style-name="ce1">
            <text:p>#N/A</text:p>
          </table:table-cell>
          <table:table-cell office:value-type="error" office:string-value="#N/A" table:formula="of:=[.B805]+[.D805]+[.F805]+[.H805]+[.J805]+[.L805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806];[reclass_tables.A$2:.B$11];2;0)" table:style-name="ce1">
            <text:p>3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6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6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06];[reclass_tables.K$2:.L$4];2;0)" table:style-name="ce1">
            <text:p>#N/A</text:p>
          </table:table-cell>
          <table:table-cell office:value-type="error" office:string-value="#N/A" table:formula="of:=[.B806]+[.D806]+[.F806]+[.H806]+[.J806]+[.L806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807];[reclass_tables.A$2:.B$11];2;0)" table:style-name="ce1">
            <text:p>35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7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7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07];[reclass_tables.K$2:.L$4];2;0)" table:style-name="ce1">
            <text:p>#N/A</text:p>
          </table:table-cell>
          <table:table-cell office:value-type="error" office:string-value="#N/A" table:formula="of:=[.B807]+[.D807]+[.F807]+[.H807]+[.J807]+[.L807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08];[reclass_tables.K$2:.L$4];2;0)" table:style-name="ce1">
            <text:p>#N/A</text:p>
          </table:table-cell>
          <table:table-cell office:value-type="error" office:string-value="#N/A" table:formula="of:=[.B808]+[.D808]+[.F808]+[.H808]+[.J808]+[.L808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9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09];[reclass_tables.K$2:.L$4];2;0)" table:style-name="ce1">
            <text:p>#N/A</text:p>
          </table:table-cell>
          <table:table-cell office:value-type="error" office:string-value="#N/A" table:formula="of:=[.B809]+[.D809]+[.F809]+[.H809]+[.J809]+[.L809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0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10];[reclass_tables.K$2:.L$4];2;0)" table:style-name="ce1">
            <text:p>#N/A</text:p>
          </table:table-cell>
          <table:table-cell office:value-type="error" office:string-value="#N/A" table:formula="of:=[.B810]+[.D810]+[.F810]+[.H810]+[.J810]+[.L810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1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11];[reclass_tables.K$2:.L$4];2;0)" table:style-name="ce1">
            <text:p>#N/A</text:p>
          </table:table-cell>
          <table:table-cell office:value-type="error" office:string-value="#N/A" table:formula="of:=[.B811]+[.D811]+[.F811]+[.H811]+[.J811]+[.L811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2];[reclass_tables.A$2:.B$11];2;0)" table:style-name="ce1">
            <text:p>40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12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2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12];[reclass_tables.K$2:.L$4];2;0)" table:style-name="ce1">
            <text:p>#N/A</text:p>
          </table:table-cell>
          <table:table-cell office:value-type="error" office:string-value="#N/A" table:formula="of:=[.B812]+[.D812]+[.F812]+[.H812]+[.J812]+[.L812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3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13];[reclass_tables.K$2:.L$4];2;0)" table:style-name="ce1">
            <text:p>#N/A</text:p>
          </table:table-cell>
          <table:table-cell office:value-type="error" office:string-value="#N/A" table:formula="of:=[.B813]+[.D813]+[.F813]+[.H813]+[.J813]+[.L813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4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error" office:string-value="#N/A" table:formula="of:=VLOOKUP([.K814];[reclass_tables.K$2:.L$4];2;0)" table:style-name="ce1">
            <text:p>#N/A</text:p>
          </table:table-cell>
          <table:table-cell office:value-type="error" office:string-value="#N/A" table:formula="of:=[.B814]+[.D814]+[.F814]+[.H814]+[.J814]+[.L814]" table:style-name="ce6">
            <text:p>#N/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hould be NoData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2" table:style-name="ce1"/>
          <table:table-cell table:style-name="ce14"/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6" table:style-name="ro1">
          <table:table-cell table:number-columns-repeated="16384"/>
        </table:table-row>
        <table:table-row table:number-rows-repeated="1047695" table:style-name="ro2">
          <table:table-cell table:number-columns-repeated="16384"/>
        </table:table-row>
        <table:named-expressions>
          <table:named-range table:name="rcross_areas_20190806" table:cell-range-address="r_coefficients.$A$2:r_coefficients.$L$781" table:base-cell-address="r_coefficients.$A$1"/>
        </table:named-expressions>
      </table:table>
      <table:table table:name="reclass_tables" table:style-name="ta1">
        <table:table-column table:style-name="co20" table:default-cell-style-name="ce1"/>
        <table:table-column table:style-name="co5" table:number-columns-repeated="3" table:default-cell-style-name="ce1"/>
        <table:table-column table:style-name="co21" table:default-cell-style-name="ce1"/>
        <table:table-column table:style-name="co5" table:number-columns-repeated="7" table:default-cell-style-name="ce1"/>
        <table:table-column table:style-name="co22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15">
            <text:p>gez_class</text:p>
          </table:table-cell>
          <table:table-cell office:value-type="string" table:style-name="ce16">
            <text:p>class</text:p>
          </table:table-cell>
          <table:table-cell office:value-type="string" table:style-name="ce17">
            <text:p>continent</text:p>
          </table:table-cell>
          <table:table-cell office:value-type="string" table:style-name="ce16">
            <text:p>class</text:p>
          </table:table-cell>
          <table:table-cell office:value-type="string" table:style-name="ce15">
            <text:p>esa_lc</text:p>
          </table:table-cell>
          <table:table-cell office:value-type="string" table:style-name="ce16">
            <text:p>class</text:p>
          </table:table-cell>
          <table:table-cell office:value-type="string" table:style-name="ce15">
            <text:p>origin</text:p>
          </table:table-cell>
          <table:table-cell office:value-type="string" table:style-name="ce16">
            <text:p>class</text:p>
          </table:table-cell>
          <table:table-cell office:value-type="string" table:style-name="ce15">
            <text:p>quercus</text:p>
          </table:table-cell>
          <table:table-cell office:value-type="string" table:style-name="ce17">
            <text:p>class</text:p>
          </table:table-cell>
          <table:table-cell office:value-type="string" table:style-name="ce15">
            <text:p>agb_val</text:p>
          </table:table-cell>
          <table:table-cell office:value-type="string" table:style-name="ce16">
            <text:p>class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ropical Rainforest</text:p>
          </table:table-cell>
          <table:table-cell office:value-type="float" office:value="1100000" table:style-name="ce19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style-name="ce19">
            <text:p>10000</text:p>
          </table:table-cell>
          <table:table-cell office:value-type="string" table:style-name="ce18">
            <text:p>Mosaic</text:p>
          </table:table-cell>
          <table:table-cell office:value-type="float" office:value="1000" table:style-name="ce19">
            <text:p>1000</text:p>
          </table:table-cell>
          <table:table-cell office:value-type="string" table:style-name="ce18">
            <text:p>Natural</text:p>
          </table:table-cell>
          <table:table-cell office:value-type="float" office:value="100" table:style-name="ce19">
            <text:p>100</text:p>
          </table:table-cell>
          <table:table-cell office:value-type="string" table:style-name="ce18">
            <text:p>Yes</text:p>
          </table:table-cell>
          <table:table-cell office:value-type="float" office:value="10" table:style-name="ce1">
            <text:p>10</text:p>
          </table:table-cell>
          <table:table-cell office:value-type="string" table:style-name="ce18">
            <text:p>&lt;75</text:p>
          </table:table-cell>
          <table:table-cell office:value-type="float" office:value="1" table:style-name="ce19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ropical Moist Decidious Forest</text:p>
          </table:table-cell>
          <table:table-cell office:value-type="float" office:value="1200000" table:style-name="ce19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style-name="ce19">
            <text:p>20000</text:p>
          </table:table-cell>
          <table:table-cell office:value-type="string" table:style-name="ce18">
            <text:p>BroadLeaf</text:p>
          </table:table-cell>
          <table:table-cell office:value-type="float" office:value="2000" table:style-name="ce19">
            <text:p>2000</text:p>
          </table:table-cell>
          <table:table-cell office:value-type="string" table:style-name="ce20">
            <text:p>Planted</text:p>
          </table:table-cell>
          <table:table-cell office:value-type="float" office:value="200" table:style-name="ce21">
            <text:p>200</text:p>
          </table:table-cell>
          <table:table-cell office:value-type="string" table:style-name="ce20">
            <text:p>No</text:p>
          </table:table-cell>
          <table:table-cell office:value-type="float" office:value="0" table:style-name="ce22">
            <text:p>0</text:p>
          </table:table-cell>
          <table:table-cell office:value-type="string" table:style-name="ce18">
            <text:p>75-125</text:p>
          </table:table-cell>
          <table:table-cell office:value-type="float" office:value="2" table:style-name="ce19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ropical Dry Forest</text:p>
          </table:table-cell>
          <table:table-cell office:value-type="float" office:value="1300000" table:style-name="ce19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style-name="ce19">
            <text:p>30000</text:p>
          </table:table-cell>
          <table:table-cell office:value-type="string" table:style-name="ce20">
            <text:p>NeedleLeaf</text:p>
          </table:table-cell>
          <table:table-cell office:value-type="float" office:value="3000" table:style-name="ce21">
            <text:p>3000</text:p>
          </table:table-cell>
          <table:table-cell table:number-columns-repeated="4" table:style-name="ce1"/>
          <table:table-cell office:value-type="string" table:style-name="ce18">
            <text:p>&gt;125</text:p>
          </table:table-cell>
          <table:table-cell office:value-type="float" office:value="3" table:style-name="ce19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Subtropical Humid Forest</text:p>
          </table:table-cell>
          <table:table-cell office:value-type="float" office:value="2100000" table:style-name="ce19">
            <text:p>2100000</text:p>
          </table:table-cell>
          <table:table-cell office:value-type="string" table:style-name="ce1">
            <text:p>Europe</text:p>
          </table:table-cell>
          <table:table-cell office:value-type="float" office:value="40000" table:style-name="ce19">
            <text:p>40000</text:p>
          </table:table-cell>
          <table:table-cell table:number-columns-repeated="6" table:style-name="ce1"/>
          <table:table-cell table:style-name="ce23"/>
          <table:table-cell table:style-name="ce24"/>
          <table:table-cell table:number-columns-repeated="16372"/>
        </table:table-row>
        <table:table-row table:style-name="ro1">
          <table:table-cell office:value-type="string" table:style-name="ce18">
            <text:p>Subtropical Dry Forest</text:p>
          </table:table-cell>
          <table:table-cell office:value-type="float" office:value="2200000" table:style-name="ce19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style-name="ce19">
            <text:p>5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Subtropical Steppe</text:p>
          </table:table-cell>
          <table:table-cell office:value-type="float" office:value="2300000" table:style-name="ce19">
            <text:p>2300000</text:p>
          </table:table-cell>
          <table:table-cell office:value-type="string" table:style-name="ce22">
            <text:p>Antartica</text:p>
          </table:table-cell>
          <table:table-cell office:value-type="float" office:value="60000" table:style-name="ce21">
            <text:p>6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Temperate Oceanic Forest</text:p>
          </table:table-cell>
          <table:table-cell office:value-type="float" office:value="3100000" table:style-name="ce19">
            <text:p>31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8">
            <text:p>Temperate Continental Forest</text:p>
          </table:table-cell>
          <table:table-cell office:value-type="float" office:value="3200000" table:style-name="ce19">
            <text:p>32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8">
            <text:p>Temperate Mountain System</text:p>
          </table:table-cell>
          <table:table-cell office:value-type="float" office:value="3500000" table:style-name="ce19">
            <text:p>35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0">
            <text:p>Boreal</text:p>
          </table:table-cell>
          <table:table-cell office:value-type="float" office:value="4000000" table:style-name="ce21">
            <text:p>400000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recode_file" table:style-name="ta1">
        <table:table-column table:style-name="co23" table:default-cell-style-name="ce1"/>
        <table:table-column table:style-name="co5" table:number-columns-repeated="16383" table:default-cell-style-name="ce1"/>
        <table:table-row table:style-name="ro1">
          <table:table-cell office:value-type="string" office:string-value="1111101:1111101:0.825:0.825" table:formula="of:=CONCATENATE([rcl_cross_stats.A1];&quot;:&quot;;[rcl_cross_stats.A1];&quot;:&quot;;[rcl_cross_stats.C1];&quot;:&quot;;[rcl_cross_stats.C1])" table:style-name="ce1">
            <text:p>1111101:1111101:0.825:0.825</text:p>
          </table:table-cell>
          <table:table-cell table:number-columns-repeated="16383"/>
        </table:table-row>
        <table:table-row table:style-name="ro1">
          <table:table-cell office:value-type="string" office:string-value="1111102:1111102:0.825:0.825" table:formula="of:=CONCATENATE([rcl_cross_stats.A2];&quot;:&quot;;[rcl_cross_stats.A2];&quot;:&quot;;[rcl_cross_stats.C2];&quot;:&quot;;[rcl_cross_stats.C2])" table:style-name="ce1">
            <text:p>1111102:1111102:0.825:0.825</text:p>
          </table:table-cell>
          <table:table-cell table:number-columns-repeated="16383"/>
        </table:table-row>
        <table:table-row table:style-name="ro1">
          <table:table-cell office:value-type="string" office:string-value="1111103:1111103:0.532:0.532" table:formula="of:=CONCATENATE([rcl_cross_stats.A3];&quot;:&quot;;[rcl_cross_stats.A3];&quot;:&quot;;[rcl_cross_stats.C3];&quot;:&quot;;[rcl_cross_stats.C3])" table:style-name="ce1">
            <text:p>1111103:1111103:0.532:0.532</text:p>
          </table:table-cell>
          <table:table-cell table:number-columns-repeated="16383"/>
        </table:table-row>
        <table:table-row table:style-name="ro1">
          <table:table-cell office:value-type="string" office:string-value="1111201:1111201:0.825:0.825" table:formula="of:=CONCATENATE([rcl_cross_stats.A4];&quot;:&quot;;[rcl_cross_stats.A4];&quot;:&quot;;[rcl_cross_stats.C4];&quot;:&quot;;[rcl_cross_stats.C4])" table:style-name="ce1">
            <text:p>1111201:1111201:0.825:0.825</text:p>
          </table:table-cell>
          <table:table-cell table:number-columns-repeated="16383"/>
        </table:table-row>
        <table:table-row table:style-name="ro1">
          <table:table-cell office:value-type="string" office:string-value="1111202:1111202:0.825:0.825" table:formula="of:=CONCATENATE([rcl_cross_stats.A5];&quot;:&quot;;[rcl_cross_stats.A5];&quot;:&quot;;[rcl_cross_stats.C5];&quot;:&quot;;[rcl_cross_stats.C5])" table:style-name="ce1">
            <text:p>1111202:1111202:0.825:0.825</text:p>
          </table:table-cell>
          <table:table-cell table:number-columns-repeated="16383"/>
        </table:table-row>
        <table:table-row table:style-name="ro1">
          <table:table-cell office:value-type="string" office:string-value="1111203:1111203:0.532:0.532" table:formula="of:=CONCATENATE([rcl_cross_stats.A6];&quot;:&quot;;[rcl_cross_stats.A6];&quot;:&quot;;[rcl_cross_stats.C6];&quot;:&quot;;[rcl_cross_stats.C6])" table:style-name="ce1">
            <text:p>1111203:1111203:0.532:0.532</text:p>
          </table:table-cell>
          <table:table-cell table:number-columns-repeated="16383"/>
        </table:table-row>
        <table:table-row table:style-name="ro1">
          <table:table-cell office:value-type="string" office:string-value="1112101:1112101:0.825:0.825" table:formula="of:=CONCATENATE([rcl_cross_stats.A7];&quot;:&quot;;[rcl_cross_stats.A7];&quot;:&quot;;[rcl_cross_stats.C7];&quot;:&quot;;[rcl_cross_stats.C7])" table:style-name="ce1">
            <text:p>1112101:1112101:0.825:0.825</text:p>
          </table:table-cell>
          <table:table-cell table:number-columns-repeated="16383"/>
        </table:table-row>
        <table:table-row table:style-name="ro1">
          <table:table-cell office:value-type="string" office:string-value="1112102:1112102:0.825:0.825" table:formula="of:=CONCATENATE([rcl_cross_stats.A8];&quot;:&quot;;[rcl_cross_stats.A8];&quot;:&quot;;[rcl_cross_stats.C8];&quot;:&quot;;[rcl_cross_stats.C8])" table:style-name="ce1">
            <text:p>1112102:1112102:0.825:0.825</text:p>
          </table:table-cell>
          <table:table-cell table:number-columns-repeated="16383"/>
        </table:table-row>
        <table:table-row table:style-name="ro1">
          <table:table-cell office:value-type="string" office:string-value="1112103:1112103:0.532:0.532" table:formula="of:=CONCATENATE([rcl_cross_stats.A9];&quot;:&quot;;[rcl_cross_stats.A9];&quot;:&quot;;[rcl_cross_stats.C9];&quot;:&quot;;[rcl_cross_stats.C9])" table:style-name="ce1">
            <text:p>1112103:1112103:0.532:0.532</text:p>
          </table:table-cell>
          <table:table-cell table:number-columns-repeated="16383"/>
        </table:table-row>
        <table:table-row table:style-name="ro1">
          <table:table-cell office:value-type="string" office:string-value="1112201:1112201:0.825:0.825" table:formula="of:=CONCATENATE([rcl_cross_stats.A10];&quot;:&quot;;[rcl_cross_stats.A10];&quot;:&quot;;[rcl_cross_stats.C10];&quot;:&quot;;[rcl_cross_stats.C10])" table:style-name="ce1">
            <text:p>1112201:1112201:0.825:0.825</text:p>
          </table:table-cell>
          <table:table-cell table:number-columns-repeated="16383"/>
        </table:table-row>
        <table:table-row table:style-name="ro1">
          <table:table-cell office:value-type="string" office:string-value="1112202:1112202:0.825:0.825" table:formula="of:=CONCATENATE([rcl_cross_stats.A11];&quot;:&quot;;[rcl_cross_stats.A11];&quot;:&quot;;[rcl_cross_stats.C11];&quot;:&quot;;[rcl_cross_stats.C11])" table:style-name="ce1">
            <text:p>1112202:1112202:0.825:0.825</text:p>
          </table:table-cell>
          <table:table-cell table:number-columns-repeated="16383"/>
        </table:table-row>
        <table:table-row table:style-name="ro1">
          <table:table-cell office:value-type="string" office:string-value="1112203:1112203:0.532:0.532" table:formula="of:=CONCATENATE([rcl_cross_stats.A12];&quot;:&quot;;[rcl_cross_stats.A12];&quot;:&quot;;[rcl_cross_stats.C12];&quot;:&quot;;[rcl_cross_stats.C12])" table:style-name="ce1">
            <text:p>1112203:1112203:0.532:0.532</text:p>
          </table:table-cell>
          <table:table-cell table:number-columns-repeated="16383"/>
        </table:table-row>
        <table:table-row table:style-name="ro1">
          <table:table-cell office:value-type="string" office:string-value="1113101:1113101:0.825:0.825" table:formula="of:=CONCATENATE([rcl_cross_stats.A13];&quot;:&quot;;[rcl_cross_stats.A13];&quot;:&quot;;[rcl_cross_stats.C13];&quot;:&quot;;[rcl_cross_stats.C13])" table:style-name="ce1">
            <text:p>1113101:1113101:0.825:0.825</text:p>
          </table:table-cell>
          <table:table-cell table:number-columns-repeated="16383"/>
        </table:table-row>
        <table:table-row table:style-name="ro1">
          <table:table-cell office:value-type="string" office:string-value="1113102:1113102:0.825:0.825" table:formula="of:=CONCATENATE([rcl_cross_stats.A14];&quot;:&quot;;[rcl_cross_stats.A14];&quot;:&quot;;[rcl_cross_stats.C14];&quot;:&quot;;[rcl_cross_stats.C14])" table:style-name="ce1">
            <text:p>1113102:1113102:0.825:0.825</text:p>
          </table:table-cell>
          <table:table-cell table:number-columns-repeated="16383"/>
        </table:table-row>
        <table:table-row table:style-name="ro1">
          <table:table-cell office:value-type="string" office:string-value="1121101:1121101:0.221:0.221" table:formula="of:=CONCATENATE([rcl_cross_stats.A15];&quot;:&quot;;[rcl_cross_stats.A15];&quot;:&quot;;[rcl_cross_stats.C15];&quot;:&quot;;[rcl_cross_stats.C15])" table:style-name="ce1">
            <text:p>1121101:1121101:0.221:0.221</text:p>
          </table:table-cell>
          <table:table-cell table:number-columns-repeated="16383"/>
        </table:table-row>
        <table:table-row table:style-name="ro1">
          <table:table-cell office:value-type="string" office:string-value="1121102:1121102:0.221:0.221" table:formula="of:=CONCATENATE([rcl_cross_stats.A16];&quot;:&quot;;[rcl_cross_stats.A16];&quot;:&quot;;[rcl_cross_stats.C16];&quot;:&quot;;[rcl_cross_stats.C16])" table:style-name="ce1">
            <text:p>1121102:1121102:0.221:0.221</text:p>
          </table:table-cell>
          <table:table-cell table:number-columns-repeated="16383"/>
        </table:table-row>
        <table:table-row table:style-name="ro1">
          <table:table-cell office:value-type="string" office:string-value="1121103:1121103:0.221:0.221" table:formula="of:=CONCATENATE([rcl_cross_stats.A17];&quot;:&quot;;[rcl_cross_stats.A17];&quot;:&quot;;[rcl_cross_stats.C17];&quot;:&quot;;[rcl_cross_stats.C17])" table:style-name="ce1">
            <text:p>1121103:1121103:0.221:0.221</text:p>
          </table:table-cell>
          <table:table-cell table:number-columns-repeated="16383"/>
        </table:table-row>
        <table:table-row table:style-name="ro1">
          <table:table-cell office:value-type="string" office:string-value="1121201:1121201:0.17:0.17" table:formula="of:=CONCATENATE([rcl_cross_stats.A18];&quot;:&quot;;[rcl_cross_stats.A18];&quot;:&quot;;[rcl_cross_stats.C18];&quot;:&quot;;[rcl_cross_stats.C18])" table:style-name="ce1">
            <text:p>1121201:1121201:0.17:0.17</text:p>
          </table:table-cell>
          <table:table-cell table:number-columns-repeated="16383"/>
        </table:table-row>
        <table:table-row table:style-name="ro1">
          <table:table-cell office:value-type="string" office:string-value="1121202:1121202:0.17:0.17" table:formula="of:=CONCATENATE([rcl_cross_stats.A19];&quot;:&quot;;[rcl_cross_stats.A19];&quot;:&quot;;[rcl_cross_stats.C19];&quot;:&quot;;[rcl_cross_stats.C19])" table:style-name="ce1">
            <text:p>1121202:1121202:0.17:0.17</text:p>
          </table:table-cell>
          <table:table-cell table:number-columns-repeated="16383"/>
        </table:table-row>
        <table:table-row table:style-name="ro1">
          <table:table-cell office:value-type="string" office:string-value="1121203:1121203:0.17:0.17" table:formula="of:=CONCATENATE([rcl_cross_stats.A20];&quot;:&quot;;[rcl_cross_stats.A20];&quot;:&quot;;[rcl_cross_stats.C20];&quot;:&quot;;[rcl_cross_stats.C20])" table:style-name="ce1">
            <text:p>1121203:1121203:0.17:0.17</text:p>
          </table:table-cell>
          <table:table-cell table:number-columns-repeated="16383"/>
        </table:table-row>
        <table:table-row table:style-name="ro1">
          <table:table-cell office:value-type="string" office:string-value="1122101:1122101:0.221:0.221" table:formula="of:=CONCATENATE([rcl_cross_stats.A21];&quot;:&quot;;[rcl_cross_stats.A21];&quot;:&quot;;[rcl_cross_stats.C21];&quot;:&quot;;[rcl_cross_stats.C21])" table:style-name="ce1">
            <text:p>1122101:1122101:0.221:0.221</text:p>
          </table:table-cell>
          <table:table-cell table:number-columns-repeated="16383"/>
        </table:table-row>
        <table:table-row table:style-name="ro1">
          <table:table-cell office:value-type="string" office:string-value="1122102:1122102:0.221:0.221" table:formula="of:=CONCATENATE([rcl_cross_stats.A22];&quot;:&quot;;[rcl_cross_stats.A22];&quot;:&quot;;[rcl_cross_stats.C22];&quot;:&quot;;[rcl_cross_stats.C22])" table:style-name="ce1">
            <text:p>1122102:1122102:0.221:0.221</text:p>
          </table:table-cell>
          <table:table-cell table:number-columns-repeated="16383"/>
        </table:table-row>
        <table:table-row table:style-name="ro1">
          <table:table-cell office:value-type="string" office:string-value="1122103:1122103:0.221:0.221" table:formula="of:=CONCATENATE([rcl_cross_stats.A23];&quot;:&quot;;[rcl_cross_stats.A23];&quot;:&quot;;[rcl_cross_stats.C23];&quot;:&quot;;[rcl_cross_stats.C23])" table:style-name="ce1">
            <text:p>1122103:1122103:0.221:0.221</text:p>
          </table:table-cell>
          <table:table-cell table:number-columns-repeated="16383"/>
        </table:table-row>
        <table:table-row table:style-name="ro1">
          <table:table-cell office:value-type="string" office:string-value="1122201:1122201:0.17:0.17" table:formula="of:=CONCATENATE([rcl_cross_stats.A24];&quot;:&quot;;[rcl_cross_stats.A24];&quot;:&quot;;[rcl_cross_stats.C24];&quot;:&quot;;[rcl_cross_stats.C24])" table:style-name="ce1">
            <text:p>1122201:1122201:0.17:0.17</text:p>
          </table:table-cell>
          <table:table-cell table:number-columns-repeated="16383"/>
        </table:table-row>
        <table:table-row table:style-name="ro1">
          <table:table-cell office:value-type="string" office:string-value="1122202:1122202:0.17:0.17" table:formula="of:=CONCATENATE([rcl_cross_stats.A25];&quot;:&quot;;[rcl_cross_stats.A25];&quot;:&quot;;[rcl_cross_stats.C25];&quot;:&quot;;[rcl_cross_stats.C25])" table:style-name="ce1">
            <text:p>1122202:1122202:0.17:0.17</text:p>
          </table:table-cell>
          <table:table-cell table:number-columns-repeated="16383"/>
        </table:table-row>
        <table:table-row table:style-name="ro1">
          <table:table-cell office:value-type="string" office:string-value="1122203:1122203:0.17:0.17" table:formula="of:=CONCATENATE([rcl_cross_stats.A26];&quot;:&quot;;[rcl_cross_stats.A26];&quot;:&quot;;[rcl_cross_stats.C26];&quot;:&quot;;[rcl_cross_stats.C26])" table:style-name="ce1">
            <text:p>1122203:1122203:0.17:0.17</text:p>
          </table:table-cell>
          <table:table-cell table:number-columns-repeated="16383"/>
        </table:table-row>
        <table:table-row table:style-name="ro1">
          <table:table-cell office:value-type="string" office:string-value="1123101:1123101:0.221:0.221" table:formula="of:=CONCATENATE([rcl_cross_stats.A27];&quot;:&quot;;[rcl_cross_stats.A27];&quot;:&quot;;[rcl_cross_stats.C27];&quot;:&quot;;[rcl_cross_stats.C27])" table:style-name="ce1">
            <text:p>1123101:1123101:0.221:0.221</text:p>
          </table:table-cell>
          <table:table-cell table:number-columns-repeated="16383"/>
        </table:table-row>
        <table:table-row table:style-name="ro1">
          <table:table-cell office:value-type="string" office:string-value="1123102:1123102:0.221:0.221" table:formula="of:=CONCATENATE([rcl_cross_stats.A28];&quot;:&quot;;[rcl_cross_stats.A28];&quot;:&quot;;[rcl_cross_stats.C28];&quot;:&quot;;[rcl_cross_stats.C28])" table:style-name="ce1">
            <text:p>1123102:1123102:0.221:0.221</text:p>
          </table:table-cell>
          <table:table-cell table:number-columns-repeated="16383"/>
        </table:table-row>
        <table:table-row table:style-name="ro1">
          <table:table-cell office:value-type="string" office:string-value="1123103:1123103:0.221:0.221" table:formula="of:=CONCATENATE([rcl_cross_stats.A29];&quot;:&quot;;[rcl_cross_stats.A29];&quot;:&quot;;[rcl_cross_stats.C29];&quot;:&quot;;[rcl_cross_stats.C29])" table:style-name="ce1">
            <text:p>1123103:1123103:0.221:0.221</text:p>
          </table:table-cell>
          <table:table-cell table:number-columns-repeated="16383"/>
        </table:table-row>
        <table:table-row table:style-name="ro1">
          <table:table-cell office:value-type="string" office:string-value="1123201:1123201:0.17:0.17" table:formula="of:=CONCATENATE([rcl_cross_stats.A30];&quot;:&quot;;[rcl_cross_stats.A30];&quot;:&quot;;[rcl_cross_stats.C30];&quot;:&quot;;[rcl_cross_stats.C30])" table:style-name="ce1">
            <text:p>1123201:1123201:0.17:0.17</text:p>
          </table:table-cell>
          <table:table-cell table:number-columns-repeated="16383"/>
        </table:table-row>
        <table:table-row table:style-name="ro1">
          <table:table-cell office:value-type="string" office:string-value="1123202:1123202:0.17:0.17" table:formula="of:=CONCATENATE([rcl_cross_stats.A31];&quot;:&quot;;[rcl_cross_stats.A31];&quot;:&quot;;[rcl_cross_stats.C31];&quot;:&quot;;[rcl_cross_stats.C31])" table:style-name="ce1">
            <text:p>1123202:1123202:0.17:0.17</text:p>
          </table:table-cell>
          <table:table-cell table:number-columns-repeated="16383"/>
        </table:table-row>
        <table:table-row table:style-name="ro1">
          <table:table-cell office:value-type="string" office:string-value="1123203:1123203:0.17:0.17" table:formula="of:=CONCATENATE([rcl_cross_stats.A32];&quot;:&quot;;[rcl_cross_stats.A32];&quot;:&quot;;[rcl_cross_stats.C32];&quot;:&quot;;[rcl_cross_stats.C32])" table:style-name="ce1">
            <text:p>1123203:1123203:0.17:0.17</text:p>
          </table:table-cell>
          <table:table-cell table:number-columns-repeated="16383"/>
        </table:table-row>
        <table:table-row table:style-name="ro1">
          <table:table-cell office:value-type="string" office:string-value="1131101:1131101:0.207:0.207" table:formula="of:=CONCATENATE([rcl_cross_stats.A33];&quot;:&quot;;[rcl_cross_stats.A33];&quot;:&quot;;[rcl_cross_stats.C33];&quot;:&quot;;[rcl_cross_stats.C33])" table:style-name="ce1">
            <text:p>1131101:1131101:0.207:0.207</text:p>
          </table:table-cell>
          <table:table-cell table:number-columns-repeated="16383"/>
        </table:table-row>
        <table:table-row table:style-name="ro1">
          <table:table-cell office:value-type="string" office:string-value="1131102:1131102:0.207:0.207" table:formula="of:=CONCATENATE([rcl_cross_stats.A34];&quot;:&quot;;[rcl_cross_stats.A34];&quot;:&quot;;[rcl_cross_stats.C34];&quot;:&quot;;[rcl_cross_stats.C34])" table:style-name="ce1">
            <text:p>1131102:1131102:0.207:0.207</text:p>
          </table:table-cell>
          <table:table-cell table:number-columns-repeated="16383"/>
        </table:table-row>
        <table:table-row table:style-name="ro1">
          <table:table-cell office:value-type="string" office:string-value="1131103:1131103:0.212:0.212" table:formula="of:=CONCATENATE([rcl_cross_stats.A35];&quot;:&quot;;[rcl_cross_stats.A35];&quot;:&quot;;[rcl_cross_stats.C35];&quot;:&quot;;[rcl_cross_stats.C35])" table:style-name="ce1">
            <text:p>1131103:1131103:0.212:0.212</text:p>
          </table:table-cell>
          <table:table-cell table:number-columns-repeated="16383"/>
        </table:table-row>
        <table:table-row table:style-name="ro1">
          <table:table-cell office:value-type="string" office:string-value="1131201:1131201:0.325:0.325" table:formula="of:=CONCATENATE([rcl_cross_stats.A36];&quot;:&quot;;[rcl_cross_stats.A36];&quot;:&quot;;[rcl_cross_stats.C36];&quot;:&quot;;[rcl_cross_stats.C36])" table:style-name="ce1">
            <text:p>1131201:1131201:0.325:0.325</text:p>
          </table:table-cell>
          <table:table-cell table:number-columns-repeated="16383"/>
        </table:table-row>
        <table:table-row table:style-name="ro1">
          <table:table-cell office:value-type="string" office:string-value="1131202:1131202:0.325:0.325" table:formula="of:=CONCATENATE([rcl_cross_stats.A37];&quot;:&quot;;[rcl_cross_stats.A37];&quot;:&quot;;[rcl_cross_stats.C37];&quot;:&quot;;[rcl_cross_stats.C37])" table:style-name="ce1">
            <text:p>1131202:1131202:0.325:0.325</text:p>
          </table:table-cell>
          <table:table-cell table:number-columns-repeated="16383"/>
        </table:table-row>
        <table:table-row table:style-name="ro1">
          <table:table-cell office:value-type="string" office:string-value="1131203:1131203:0.325:0.325" table:formula="of:=CONCATENATE([rcl_cross_stats.A38];&quot;:&quot;;[rcl_cross_stats.A38];&quot;:&quot;;[rcl_cross_stats.C38];&quot;:&quot;;[rcl_cross_stats.C38])" table:style-name="ce1">
            <text:p>1131203:1131203:0.325:0.325</text:p>
          </table:table-cell>
          <table:table-cell table:number-columns-repeated="16383"/>
        </table:table-row>
        <table:table-row table:style-name="ro1">
          <table:table-cell office:value-type="string" office:string-value="1132101:1132101:0.207:0.207" table:formula="of:=CONCATENATE([rcl_cross_stats.A39];&quot;:&quot;;[rcl_cross_stats.A39];&quot;:&quot;;[rcl_cross_stats.C39];&quot;:&quot;;[rcl_cross_stats.C39])" table:style-name="ce1">
            <text:p>1132101:1132101:0.207:0.207</text:p>
          </table:table-cell>
          <table:table-cell table:number-columns-repeated="16383"/>
        </table:table-row>
        <table:table-row table:style-name="ro1">
          <table:table-cell office:value-type="string" office:string-value="1132102:1132102:0.207:0.207" table:formula="of:=CONCATENATE([rcl_cross_stats.A40];&quot;:&quot;;[rcl_cross_stats.A40];&quot;:&quot;;[rcl_cross_stats.C40];&quot;:&quot;;[rcl_cross_stats.C40])" table:style-name="ce1">
            <text:p>1132102:1132102:0.207:0.207</text:p>
          </table:table-cell>
          <table:table-cell table:number-columns-repeated="16383"/>
        </table:table-row>
        <table:table-row table:style-name="ro1">
          <table:table-cell office:value-type="string" office:string-value="1132103:1132103:0.212:0.212" table:formula="of:=CONCATENATE([rcl_cross_stats.A41];&quot;:&quot;;[rcl_cross_stats.A41];&quot;:&quot;;[rcl_cross_stats.C41];&quot;:&quot;;[rcl_cross_stats.C41])" table:style-name="ce1">
            <text:p>1132103:1132103:0.212:0.212</text:p>
          </table:table-cell>
          <table:table-cell table:number-columns-repeated="16383"/>
        </table:table-row>
        <table:table-row table:style-name="ro1">
          <table:table-cell office:value-type="string" office:string-value="1132201:1132201:0.325:0.325" table:formula="of:=CONCATENATE([rcl_cross_stats.A42];&quot;:&quot;;[rcl_cross_stats.A42];&quot;:&quot;;[rcl_cross_stats.C42];&quot;:&quot;;[rcl_cross_stats.C42])" table:style-name="ce1">
            <text:p>1132201:1132201:0.325:0.325</text:p>
          </table:table-cell>
          <table:table-cell table:number-columns-repeated="16383"/>
        </table:table-row>
        <table:table-row table:style-name="ro1">
          <table:table-cell office:value-type="string" office:string-value="1132202:1132202:0.325:0.325" table:formula="of:=CONCATENATE([rcl_cross_stats.A43];&quot;:&quot;;[rcl_cross_stats.A43];&quot;:&quot;;[rcl_cross_stats.C43];&quot;:&quot;;[rcl_cross_stats.C43])" table:style-name="ce1">
            <text:p>1132202:1132202:0.325:0.325</text:p>
          </table:table-cell>
          <table:table-cell table:number-columns-repeated="16383"/>
        </table:table-row>
        <table:table-row table:style-name="ro1">
          <table:table-cell office:value-type="string" office:string-value="1132203:1132203:0.325:0.325" table:formula="of:=CONCATENATE([rcl_cross_stats.A44];&quot;:&quot;;[rcl_cross_stats.A44];&quot;:&quot;;[rcl_cross_stats.C44];&quot;:&quot;;[rcl_cross_stats.C44])" table:style-name="ce1">
            <text:p>1132203:1132203:0.325:0.325</text:p>
          </table:table-cell>
          <table:table-cell table:number-columns-repeated="16383"/>
        </table:table-row>
        <table:table-row table:style-name="ro1">
          <table:table-cell office:value-type="string" office:string-value="1133101:1133101:0.207:0.207" table:formula="of:=CONCATENATE([rcl_cross_stats.A45];&quot;:&quot;;[rcl_cross_stats.A45];&quot;:&quot;;[rcl_cross_stats.C45];&quot;:&quot;;[rcl_cross_stats.C45])" table:style-name="ce1">
            <text:p>1133101:1133101:0.207:0.207</text:p>
          </table:table-cell>
          <table:table-cell table:number-columns-repeated="16383"/>
        </table:table-row>
        <table:table-row table:style-name="ro1">
          <table:table-cell office:value-type="string" office:string-value="1133102:1133102:0.207:0.207" table:formula="of:=CONCATENATE([rcl_cross_stats.A46];&quot;:&quot;;[rcl_cross_stats.A46];&quot;:&quot;;[rcl_cross_stats.C46];&quot;:&quot;;[rcl_cross_stats.C46])" table:style-name="ce1">
            <text:p>1133102:1133102:0.207:0.207</text:p>
          </table:table-cell>
          <table:table-cell table:number-columns-repeated="16383"/>
        </table:table-row>
        <table:table-row table:style-name="ro1">
          <table:table-cell office:value-type="string" office:string-value="1133103:1133103:0.212:0.212" table:formula="of:=CONCATENATE([rcl_cross_stats.A47];&quot;:&quot;;[rcl_cross_stats.A47];&quot;:&quot;;[rcl_cross_stats.C47];&quot;:&quot;;[rcl_cross_stats.C47])" table:style-name="ce1">
            <text:p>1133103:1133103:0.212:0.212</text:p>
          </table:table-cell>
          <table:table-cell table:number-columns-repeated="16383"/>
        </table:table-row>
        <table:table-row table:style-name="ro1">
          <table:table-cell office:value-type="string" office:string-value="1133201:1133201:0.325:0.325" table:formula="of:=CONCATENATE([rcl_cross_stats.A48];&quot;:&quot;;[rcl_cross_stats.A48];&quot;:&quot;;[rcl_cross_stats.C48];&quot;:&quot;;[rcl_cross_stats.C48])" table:style-name="ce1">
            <text:p>1133201:1133201:0.325:0.325</text:p>
          </table:table-cell>
          <table:table-cell table:number-columns-repeated="16383"/>
        </table:table-row>
        <table:table-row table:style-name="ro1">
          <table:table-cell office:value-type="string" office:string-value="1133202:1133202:0.325:0.325" table:formula="of:=CONCATENATE([rcl_cross_stats.A49];&quot;:&quot;;[rcl_cross_stats.A49];&quot;:&quot;;[rcl_cross_stats.C49];&quot;:&quot;;[rcl_cross_stats.C49])" table:style-name="ce1">
            <text:p>1133202:1133202:0.325:0.325</text:p>
          </table:table-cell>
          <table:table-cell table:number-columns-repeated="16383"/>
        </table:table-row>
        <table:table-row table:style-name="ro1">
          <table:table-cell office:value-type="string" office:string-value="1133203:1133203:0.325:0.325" table:formula="of:=CONCATENATE([rcl_cross_stats.A50];&quot;:&quot;;[rcl_cross_stats.A50];&quot;:&quot;;[rcl_cross_stats.C50];&quot;:&quot;;[rcl_cross_stats.C50])" table:style-name="ce1">
            <text:p>1133203:1133203:0.325:0.325</text:p>
          </table:table-cell>
          <table:table-cell table:number-columns-repeated="16383"/>
        </table:table-row>
        <table:table-row table:style-name="ro1">
          <table:table-cell office:value-type="string" office:string-value="1151101:1151101:0.417:0.417" table:formula="of:=CONCATENATE([rcl_cross_stats.A51];&quot;:&quot;;[rcl_cross_stats.A51];&quot;:&quot;;[rcl_cross_stats.C51];&quot;:&quot;;[rcl_cross_stats.C51])" table:style-name="ce1">
            <text:p>1151101:1151101:0.417:0.417</text:p>
          </table:table-cell>
          <table:table-cell table:number-columns-repeated="16383"/>
        </table:table-row>
        <table:table-row table:style-name="ro1">
          <table:table-cell office:value-type="string" office:string-value="1151102:1151102:0.417:0.417" table:formula="of:=CONCATENATE([rcl_cross_stats.A52];&quot;:&quot;;[rcl_cross_stats.A52];&quot;:&quot;;[rcl_cross_stats.C52];&quot;:&quot;;[rcl_cross_stats.C52])" table:style-name="ce1">
            <text:p>1151102:1151102:0.417:0.417</text:p>
          </table:table-cell>
          <table:table-cell table:number-columns-repeated="16383"/>
        </table:table-row>
        <table:table-row table:style-name="ro1">
          <table:table-cell office:value-type="string" office:string-value="1151103:1151103:0.322:0.322" table:formula="of:=CONCATENATE([rcl_cross_stats.A53];&quot;:&quot;;[rcl_cross_stats.A53];&quot;:&quot;;[rcl_cross_stats.C53];&quot;:&quot;;[rcl_cross_stats.C53])" table:style-name="ce1">
            <text:p>1151103:1151103:0.322:0.322</text:p>
          </table:table-cell>
          <table:table-cell table:number-columns-repeated="16383"/>
        </table:table-row>
        <table:table-row table:style-name="ro1">
          <table:table-cell office:value-type="string" office:string-value="1151201:1151201:0.247:0.247" table:formula="of:=CONCATENATE([rcl_cross_stats.A54];&quot;:&quot;;[rcl_cross_stats.A54];&quot;:&quot;;[rcl_cross_stats.C54];&quot;:&quot;;[rcl_cross_stats.C54])" table:style-name="ce1">
            <text:p>1151201:1151201:0.247:0.247</text:p>
          </table:table-cell>
          <table:table-cell table:number-columns-repeated="16383"/>
        </table:table-row>
        <table:table-row table:style-name="ro1">
          <table:table-cell office:value-type="string" office:string-value="1151202:1151202:0.247:0.247" table:formula="of:=CONCATENATE([rcl_cross_stats.A55];&quot;:&quot;;[rcl_cross_stats.A55];&quot;:&quot;;[rcl_cross_stats.C55];&quot;:&quot;;[rcl_cross_stats.C55])" table:style-name="ce1">
            <text:p>1151202:1151202:0.247:0.247</text:p>
          </table:table-cell>
          <table:table-cell table:number-columns-repeated="16383"/>
        </table:table-row>
        <table:table-row table:style-name="ro1">
          <table:table-cell office:value-type="string" office:string-value="1151203:1151203:0.17:0.17" table:formula="of:=CONCATENATE([rcl_cross_stats.A56];&quot;:&quot;;[rcl_cross_stats.A56];&quot;:&quot;;[rcl_cross_stats.C56];&quot;:&quot;;[rcl_cross_stats.C56])" table:style-name="ce1">
            <text:p>1151203:1151203:0.17:0.17</text:p>
          </table:table-cell>
          <table:table-cell table:number-columns-repeated="16383"/>
        </table:table-row>
        <table:table-row table:style-name="ro1">
          <table:table-cell office:value-type="string" office:string-value="1152101:1152101:0.417:0.417" table:formula="of:=CONCATENATE([rcl_cross_stats.A57];&quot;:&quot;;[rcl_cross_stats.A57];&quot;:&quot;;[rcl_cross_stats.C57];&quot;:&quot;;[rcl_cross_stats.C57])" table:style-name="ce1">
            <text:p>1152101:1152101:0.417:0.417</text:p>
          </table:table-cell>
          <table:table-cell table:number-columns-repeated="16383"/>
        </table:table-row>
        <table:table-row table:style-name="ro1">
          <table:table-cell office:value-type="string" office:string-value="1152102:1152102:0.417:0.417" table:formula="of:=CONCATENATE([rcl_cross_stats.A58];&quot;:&quot;;[rcl_cross_stats.A58];&quot;:&quot;;[rcl_cross_stats.C58];&quot;:&quot;;[rcl_cross_stats.C58])" table:style-name="ce1">
            <text:p>1152102:1152102:0.417:0.417</text:p>
          </table:table-cell>
          <table:table-cell table:number-columns-repeated="16383"/>
        </table:table-row>
        <table:table-row table:style-name="ro1">
          <table:table-cell office:value-type="string" office:string-value="1152103:1152103:0.322:0.322" table:formula="of:=CONCATENATE([rcl_cross_stats.A59];&quot;:&quot;;[rcl_cross_stats.A59];&quot;:&quot;;[rcl_cross_stats.C59];&quot;:&quot;;[rcl_cross_stats.C59])" table:style-name="ce1">
            <text:p>1152103:1152103:0.322:0.322</text:p>
          </table:table-cell>
          <table:table-cell table:number-columns-repeated="16383"/>
        </table:table-row>
        <table:table-row table:style-name="ro1">
          <table:table-cell office:value-type="string" office:string-value="1152201:1152201:0.247:0.247" table:formula="of:=CONCATENATE([rcl_cross_stats.A60];&quot;:&quot;;[rcl_cross_stats.A60];&quot;:&quot;;[rcl_cross_stats.C60];&quot;:&quot;;[rcl_cross_stats.C60])" table:style-name="ce1">
            <text:p>1152201:1152201:0.247:0.247</text:p>
          </table:table-cell>
          <table:table-cell table:number-columns-repeated="16383"/>
        </table:table-row>
        <table:table-row table:style-name="ro1">
          <table:table-cell office:value-type="string" office:string-value="1152202:1152202:0.247:0.247" table:formula="of:=CONCATENATE([rcl_cross_stats.A61];&quot;:&quot;;[rcl_cross_stats.A61];&quot;:&quot;;[rcl_cross_stats.C61];&quot;:&quot;;[rcl_cross_stats.C61])" table:style-name="ce1">
            <text:p>1152202:1152202:0.247:0.247</text:p>
          </table:table-cell>
          <table:table-cell table:number-columns-repeated="16383"/>
        </table:table-row>
        <table:table-row table:style-name="ro1">
          <table:table-cell office:value-type="string" office:string-value="1152203:1152203:0.17:0.17" table:formula="of:=CONCATENATE([rcl_cross_stats.A62];&quot;:&quot;;[rcl_cross_stats.A62];&quot;:&quot;;[rcl_cross_stats.C62];&quot;:&quot;;[rcl_cross_stats.C62])" table:style-name="ce1">
            <text:p>1152203:1152203:0.17:0.17</text:p>
          </table:table-cell>
          <table:table-cell table:number-columns-repeated="16383"/>
        </table:table-row>
        <table:table-row table:style-name="ro1">
          <table:table-cell office:value-type="string" office:string-value="1153101:1153101:0.417:0.417" table:formula="of:=CONCATENATE([rcl_cross_stats.A63];&quot;:&quot;;[rcl_cross_stats.A63];&quot;:&quot;;[rcl_cross_stats.C63];&quot;:&quot;;[rcl_cross_stats.C63])" table:style-name="ce1">
            <text:p>1153101:1153101:0.417:0.417</text:p>
          </table:table-cell>
          <table:table-cell table:number-columns-repeated="16383"/>
        </table:table-row>
        <table:table-row table:style-name="ro1">
          <table:table-cell office:value-type="string" office:string-value="1153102:1153102:0.417:0.417" table:formula="of:=CONCATENATE([rcl_cross_stats.A64];&quot;:&quot;;[rcl_cross_stats.A64];&quot;:&quot;;[rcl_cross_stats.C64];&quot;:&quot;;[rcl_cross_stats.C64])" table:style-name="ce1">
            <text:p>1153102:1153102:0.417:0.417</text:p>
          </table:table-cell>
          <table:table-cell table:number-columns-repeated="16383"/>
        </table:table-row>
        <table:table-row table:style-name="ro1">
          <table:table-cell office:value-type="string" office:string-value="1153103:1153103:0.322:0.322" table:formula="of:=CONCATENATE([rcl_cross_stats.A65];&quot;:&quot;;[rcl_cross_stats.A65];&quot;:&quot;;[rcl_cross_stats.C65];&quot;:&quot;;[rcl_cross_stats.C65])" table:style-name="ce1">
            <text:p>1153103:1153103:0.322:0.322</text:p>
          </table:table-cell>
          <table:table-cell table:number-columns-repeated="16383"/>
        </table:table-row>
        <table:table-row table:style-name="ro1">
          <table:table-cell office:value-type="string" office:string-value="1211101:1211101:0.232:0.232" table:formula="of:=CONCATENATE([rcl_cross_stats.A66];&quot;:&quot;;[rcl_cross_stats.A66];&quot;:&quot;;[rcl_cross_stats.C66];&quot;:&quot;;[rcl_cross_stats.C66])" table:style-name="ce1">
            <text:p>1211101:1211101:0.232:0.232</text:p>
          </table:table-cell>
          <table:table-cell table:number-columns-repeated="16383"/>
        </table:table-row>
        <table:table-row table:style-name="ro1">
          <table:table-cell office:value-type="string" office:string-value="1211102:1211102:0.232:0.232" table:formula="of:=CONCATENATE([rcl_cross_stats.A67];&quot;:&quot;;[rcl_cross_stats.A67];&quot;:&quot;;[rcl_cross_stats.C67];&quot;:&quot;;[rcl_cross_stats.C67])" table:style-name="ce1">
            <text:p>1211102:1211102:0.232:0.232</text:p>
          </table:table-cell>
          <table:table-cell table:number-columns-repeated="16383"/>
        </table:table-row>
        <table:table-row table:style-name="ro1">
          <table:table-cell office:value-type="string" office:string-value="1211103:1211103:0.232:0.232" table:formula="of:=CONCATENATE([rcl_cross_stats.A68];&quot;:&quot;;[rcl_cross_stats.A68];&quot;:&quot;;[rcl_cross_stats.C68];&quot;:&quot;;[rcl_cross_stats.C68])" table:style-name="ce1">
            <text:p>1211103:1211103:0.232:0.232</text:p>
          </table:table-cell>
          <table:table-cell table:number-columns-repeated="16383"/>
        </table:table-row>
        <table:table-row table:style-name="ro1">
          <table:table-cell office:value-type="string" office:string-value="1211201:1211201:0.232:0.232" table:formula="of:=CONCATENATE([rcl_cross_stats.A69];&quot;:&quot;;[rcl_cross_stats.A69];&quot;:&quot;;[rcl_cross_stats.C69];&quot;:&quot;;[rcl_cross_stats.C69])" table:style-name="ce1">
            <text:p>1211201:1211201:0.232:0.232</text:p>
          </table:table-cell>
          <table:table-cell table:number-columns-repeated="16383"/>
        </table:table-row>
        <table:table-row table:style-name="ro1">
          <table:table-cell office:value-type="string" office:string-value="1211202:1211202:0.232:0.232" table:formula="of:=CONCATENATE([rcl_cross_stats.A70];&quot;:&quot;;[rcl_cross_stats.A70];&quot;:&quot;;[rcl_cross_stats.C70];&quot;:&quot;;[rcl_cross_stats.C70])" table:style-name="ce1">
            <text:p>1211202:1211202:0.232:0.232</text:p>
          </table:table-cell>
          <table:table-cell table:number-columns-repeated="16383"/>
        </table:table-row>
        <table:table-row table:style-name="ro1">
          <table:table-cell office:value-type="string" office:string-value="1211203:1211203:0.232:0.232" table:formula="of:=CONCATENATE([rcl_cross_stats.A71];&quot;:&quot;;[rcl_cross_stats.A71];&quot;:&quot;;[rcl_cross_stats.C71];&quot;:&quot;;[rcl_cross_stats.C71])" table:style-name="ce1">
            <text:p>1211203:1211203:0.232:0.232</text:p>
          </table:table-cell>
          <table:table-cell table:number-columns-repeated="16383"/>
        </table:table-row>
        <table:table-row table:style-name="ro1">
          <table:table-cell office:value-type="string" office:string-value="1212101:1212101:0.232:0.232" table:formula="of:=CONCATENATE([rcl_cross_stats.A72];&quot;:&quot;;[rcl_cross_stats.A72];&quot;:&quot;;[rcl_cross_stats.C72];&quot;:&quot;;[rcl_cross_stats.C72])" table:style-name="ce1">
            <text:p>1212101:1212101:0.232:0.232</text:p>
          </table:table-cell>
          <table:table-cell table:number-columns-repeated="16383"/>
        </table:table-row>
        <table:table-row table:style-name="ro1">
          <table:table-cell office:value-type="string" office:string-value="1212102:1212102:0.232:0.232" table:formula="of:=CONCATENATE([rcl_cross_stats.A73];&quot;:&quot;;[rcl_cross_stats.A73];&quot;:&quot;;[rcl_cross_stats.C73];&quot;:&quot;;[rcl_cross_stats.C73])" table:style-name="ce1">
            <text:p>1212102:1212102:0.232:0.232</text:p>
          </table:table-cell>
          <table:table-cell table:number-columns-repeated="16383"/>
        </table:table-row>
        <table:table-row table:style-name="ro1">
          <table:table-cell office:value-type="string" office:string-value="1212103:1212103:0.232:0.232" table:formula="of:=CONCATENATE([rcl_cross_stats.A74];&quot;:&quot;;[rcl_cross_stats.A74];&quot;:&quot;;[rcl_cross_stats.C74];&quot;:&quot;;[rcl_cross_stats.C74])" table:style-name="ce1">
            <text:p>1212103:1212103:0.232:0.232</text:p>
          </table:table-cell>
          <table:table-cell table:number-columns-repeated="16383"/>
        </table:table-row>
        <table:table-row table:style-name="ro1">
          <table:table-cell office:value-type="string" office:string-value="1212201:1212201:0.232:0.232" table:formula="of:=CONCATENATE([rcl_cross_stats.A75];&quot;:&quot;;[rcl_cross_stats.A75];&quot;:&quot;;[rcl_cross_stats.C75];&quot;:&quot;;[rcl_cross_stats.C75])" table:style-name="ce1">
            <text:p>1212201:1212201:0.232:0.232</text:p>
          </table:table-cell>
          <table:table-cell table:number-columns-repeated="16383"/>
        </table:table-row>
        <table:table-row table:style-name="ro1">
          <table:table-cell office:value-type="string" office:string-value="1212202:1212202:0.232:0.232" table:formula="of:=CONCATENATE([rcl_cross_stats.A76];&quot;:&quot;;[rcl_cross_stats.A76];&quot;:&quot;;[rcl_cross_stats.C76];&quot;:&quot;;[rcl_cross_stats.C76])" table:style-name="ce1">
            <text:p>1212202:1212202:0.232:0.232</text:p>
          </table:table-cell>
          <table:table-cell table:number-columns-repeated="16383"/>
        </table:table-row>
        <table:table-row table:style-name="ro1">
          <table:table-cell office:value-type="string" office:string-value="1212203:1212203:0.232:0.232" table:formula="of:=CONCATENATE([rcl_cross_stats.A77];&quot;:&quot;;[rcl_cross_stats.A77];&quot;:&quot;;[rcl_cross_stats.C77];&quot;:&quot;;[rcl_cross_stats.C77])" table:style-name="ce1">
            <text:p>1212203:1212203:0.232:0.232</text:p>
          </table:table-cell>
          <table:table-cell table:number-columns-repeated="16383"/>
        </table:table-row>
        <table:table-row table:style-name="ro1">
          <table:table-cell office:value-type="string" office:string-value="1213101:1213101:0.232:0.232" table:formula="of:=CONCATENATE([rcl_cross_stats.A78];&quot;:&quot;;[rcl_cross_stats.A78];&quot;:&quot;;[rcl_cross_stats.C78];&quot;:&quot;;[rcl_cross_stats.C78])" table:style-name="ce1">
            <text:p>1213101:1213101:0.232:0.232</text:p>
          </table:table-cell>
          <table:table-cell table:number-columns-repeated="16383"/>
        </table:table-row>
        <table:table-row table:style-name="ro1">
          <table:table-cell office:value-type="string" office:string-value="1213102:1213102:0.232:0.232" table:formula="of:=CONCATENATE([rcl_cross_stats.A79];&quot;:&quot;;[rcl_cross_stats.A79];&quot;:&quot;;[rcl_cross_stats.C79];&quot;:&quot;;[rcl_cross_stats.C79])" table:style-name="ce1">
            <text:p>1213102:1213102:0.232:0.232</text:p>
          </table:table-cell>
          <table:table-cell table:number-columns-repeated="16383"/>
        </table:table-row>
        <table:table-row table:style-name="ro1">
          <table:table-cell office:value-type="string" office:string-value="1213103:1213103:0.232:0.232" table:formula="of:=CONCATENATE([rcl_cross_stats.A80];&quot;:&quot;;[rcl_cross_stats.A80];&quot;:&quot;;[rcl_cross_stats.C80];&quot;:&quot;;[rcl_cross_stats.C80])" table:style-name="ce1">
            <text:p>1213103:1213103:0.232:0.232</text:p>
          </table:table-cell>
          <table:table-cell table:number-columns-repeated="16383"/>
        </table:table-row>
        <table:table-row table:style-name="ro1">
          <table:table-cell office:value-type="string" office:string-value="1213201:1213201:0.3035:0.3035" table:formula="of:=CONCATENATE([rcl_cross_stats.A81];&quot;:&quot;;[rcl_cross_stats.A81];&quot;:&quot;;[rcl_cross_stats.C81];&quot;:&quot;;[rcl_cross_stats.C81])" table:style-name="ce1">
            <text:p>1213201:1213201:0.3035:0.3035</text:p>
          </table:table-cell>
          <table:table-cell table:number-columns-repeated="16383"/>
        </table:table-row>
        <table:table-row table:style-name="ro1">
          <table:table-cell office:value-type="string" office:string-value="1221101:1221101:0.284:0.284" table:formula="of:=CONCATENATE([rcl_cross_stats.A82];&quot;:&quot;;[rcl_cross_stats.A82];&quot;:&quot;;[rcl_cross_stats.C82];&quot;:&quot;;[rcl_cross_stats.C82])" table:style-name="ce1">
            <text:p>1221101:1221101:0.284:0.284</text:p>
          </table:table-cell>
          <table:table-cell table:number-columns-repeated="16383"/>
        </table:table-row>
        <table:table-row table:style-name="ro1">
          <table:table-cell office:value-type="string" office:string-value="1221102:1221102:0.284:0.284" table:formula="of:=CONCATENATE([rcl_cross_stats.A83];&quot;:&quot;;[rcl_cross_stats.A83];&quot;:&quot;;[rcl_cross_stats.C83];&quot;:&quot;;[rcl_cross_stats.C83])" table:style-name="ce1">
            <text:p>1221102:1221102:0.284:0.284</text:p>
          </table:table-cell>
          <table:table-cell table:number-columns-repeated="16383"/>
        </table:table-row>
        <table:table-row table:style-name="ro1">
          <table:table-cell office:value-type="string" office:string-value="1221103:1221103:0.284:0.284" table:formula="of:=CONCATENATE([rcl_cross_stats.A84];&quot;:&quot;;[rcl_cross_stats.A84];&quot;:&quot;;[rcl_cross_stats.C84];&quot;:&quot;;[rcl_cross_stats.C84])" table:style-name="ce1">
            <text:p>1221103:1221103:0.284:0.284</text:p>
          </table:table-cell>
          <table:table-cell table:number-columns-repeated="16383"/>
        </table:table-row>
        <table:table-row table:style-name="ro1">
          <table:table-cell office:value-type="string" office:string-value="1221201:1221201:0.284:0.284" table:formula="of:=CONCATENATE([rcl_cross_stats.A85];&quot;:&quot;;[rcl_cross_stats.A85];&quot;:&quot;;[rcl_cross_stats.C85];&quot;:&quot;;[rcl_cross_stats.C85])" table:style-name="ce1">
            <text:p>1221201:1221201:0.284:0.284</text:p>
          </table:table-cell>
          <table:table-cell table:number-columns-repeated="16383"/>
        </table:table-row>
        <table:table-row table:style-name="ro1">
          <table:table-cell office:value-type="string" office:string-value="1221202:1221202:0.284:0.284" table:formula="of:=CONCATENATE([rcl_cross_stats.A86];&quot;:&quot;;[rcl_cross_stats.A86];&quot;:&quot;;[rcl_cross_stats.C86];&quot;:&quot;;[rcl_cross_stats.C86])" table:style-name="ce1">
            <text:p>1221202:1221202:0.284:0.284</text:p>
          </table:table-cell>
          <table:table-cell table:number-columns-repeated="16383"/>
        </table:table-row>
        <table:table-row table:style-name="ro1">
          <table:table-cell office:value-type="string" office:string-value="1221203:1221203:0.284:0.284" table:formula="of:=CONCATENATE([rcl_cross_stats.A87];&quot;:&quot;;[rcl_cross_stats.A87];&quot;:&quot;;[rcl_cross_stats.C87];&quot;:&quot;;[rcl_cross_stats.C87])" table:style-name="ce1">
            <text:p>1221203:1221203:0.284:0.284</text:p>
          </table:table-cell>
          <table:table-cell table:number-columns-repeated="16383"/>
        </table:table-row>
        <table:table-row table:style-name="ro1">
          <table:table-cell office:value-type="string" office:string-value="1222101:1222101:0.284:0.284" table:formula="of:=CONCATENATE([rcl_cross_stats.A88];&quot;:&quot;;[rcl_cross_stats.A88];&quot;:&quot;;[rcl_cross_stats.C88];&quot;:&quot;;[rcl_cross_stats.C88])" table:style-name="ce1">
            <text:p>1222101:1222101:0.284:0.284</text:p>
          </table:table-cell>
          <table:table-cell table:number-columns-repeated="16383"/>
        </table:table-row>
        <table:table-row table:style-name="ro1">
          <table:table-cell office:value-type="string" office:string-value="1222102:1222102:0.284:0.284" table:formula="of:=CONCATENATE([rcl_cross_stats.A89];&quot;:&quot;;[rcl_cross_stats.A89];&quot;:&quot;;[rcl_cross_stats.C89];&quot;:&quot;;[rcl_cross_stats.C89])" table:style-name="ce1">
            <text:p>1222102:1222102:0.284:0.284</text:p>
          </table:table-cell>
          <table:table-cell table:number-columns-repeated="16383"/>
        </table:table-row>
        <table:table-row table:style-name="ro1">
          <table:table-cell office:value-type="string" office:string-value="1222103:1222103:0.284:0.284" table:formula="of:=CONCATENATE([rcl_cross_stats.A90];&quot;:&quot;;[rcl_cross_stats.A90];&quot;:&quot;;[rcl_cross_stats.C90];&quot;:&quot;;[rcl_cross_stats.C90])" table:style-name="ce1">
            <text:p>1222103:1222103:0.284:0.284</text:p>
          </table:table-cell>
          <table:table-cell table:number-columns-repeated="16383"/>
        </table:table-row>
        <table:table-row table:style-name="ro1">
          <table:table-cell office:value-type="string" office:string-value="1222201:1222201:0.284:0.284" table:formula="of:=CONCATENATE([rcl_cross_stats.A91];&quot;:&quot;;[rcl_cross_stats.A91];&quot;:&quot;;[rcl_cross_stats.C91];&quot;:&quot;;[rcl_cross_stats.C91])" table:style-name="ce1">
            <text:p>1222201:1222201:0.284:0.284</text:p>
          </table:table-cell>
          <table:table-cell table:number-columns-repeated="16383"/>
        </table:table-row>
        <table:table-row table:style-name="ro1">
          <table:table-cell office:value-type="string" office:string-value="1222202:1222202:0.284:0.284" table:formula="of:=CONCATENATE([rcl_cross_stats.A92];&quot;:&quot;;[rcl_cross_stats.A92];&quot;:&quot;;[rcl_cross_stats.C92];&quot;:&quot;;[rcl_cross_stats.C92])" table:style-name="ce1">
            <text:p>1222202:1222202:0.284:0.284</text:p>
          </table:table-cell>
          <table:table-cell table:number-columns-repeated="16383"/>
        </table:table-row>
        <table:table-row table:style-name="ro1">
          <table:table-cell office:value-type="string" office:string-value="1222203:1222203:0.284:0.284" table:formula="of:=CONCATENATE([rcl_cross_stats.A93];&quot;:&quot;;[rcl_cross_stats.A93];&quot;:&quot;;[rcl_cross_stats.C93];&quot;:&quot;;[rcl_cross_stats.C93])" table:style-name="ce1">
            <text:p>1222203:1222203:0.284:0.284</text:p>
          </table:table-cell>
          <table:table-cell table:number-columns-repeated="16383"/>
        </table:table-row>
        <table:table-row table:style-name="ro1">
          <table:table-cell office:value-type="string" office:string-value="1223101:1223101:0.284:0.284" table:formula="of:=CONCATENATE([rcl_cross_stats.A94];&quot;:&quot;;[rcl_cross_stats.A94];&quot;:&quot;;[rcl_cross_stats.C94];&quot;:&quot;;[rcl_cross_stats.C94])" table:style-name="ce1">
            <text:p>1223101:1223101:0.284:0.284</text:p>
          </table:table-cell>
          <table:table-cell table:number-columns-repeated="16383"/>
        </table:table-row>
        <table:table-row table:style-name="ro1">
          <table:table-cell office:value-type="string" office:string-value="1223102:1223102:0.284:0.284" table:formula="of:=CONCATENATE([rcl_cross_stats.A95];&quot;:&quot;;[rcl_cross_stats.A95];&quot;:&quot;;[rcl_cross_stats.C95];&quot;:&quot;;[rcl_cross_stats.C95])" table:style-name="ce1">
            <text:p>1223102:1223102:0.284:0.284</text:p>
          </table:table-cell>
          <table:table-cell table:number-columns-repeated="16383"/>
        </table:table-row>
        <table:table-row table:style-name="ro1">
          <table:table-cell office:value-type="string" office:string-value="1223103:1223103:0.284:0.284" table:formula="of:=CONCATENATE([rcl_cross_stats.A96];&quot;:&quot;;[rcl_cross_stats.A96];&quot;:&quot;;[rcl_cross_stats.C96];&quot;:&quot;;[rcl_cross_stats.C96])" table:style-name="ce1">
            <text:p>1223103:1223103:0.284:0.284</text:p>
          </table:table-cell>
          <table:table-cell table:number-columns-repeated="16383"/>
        </table:table-row>
        <table:table-row table:style-name="ro1">
          <table:table-cell office:value-type="string" office:string-value="1223201:1223201:0.284:0.284" table:formula="of:=CONCATENATE([rcl_cross_stats.A97];&quot;:&quot;;[rcl_cross_stats.A97];&quot;:&quot;;[rcl_cross_stats.C97];&quot;:&quot;;[rcl_cross_stats.C97])" table:style-name="ce1">
            <text:p>1223201:1223201:0.284:0.284</text:p>
          </table:table-cell>
          <table:table-cell table:number-columns-repeated="16383"/>
        </table:table-row>
        <table:table-row table:style-name="ro1">
          <table:table-cell office:value-type="string" office:string-value="1223202:1223202:0.284:0.284" table:formula="of:=CONCATENATE([rcl_cross_stats.A98];&quot;:&quot;;[rcl_cross_stats.A98];&quot;:&quot;;[rcl_cross_stats.C98];&quot;:&quot;;[rcl_cross_stats.C98])" table:style-name="ce1">
            <text:p>1223202:1223202:0.284:0.284</text:p>
          </table:table-cell>
          <table:table-cell table:number-columns-repeated="16383"/>
        </table:table-row>
        <table:table-row table:style-name="ro1">
          <table:table-cell office:value-type="string" office:string-value="1223203:1223203:0.284:0.284" table:formula="of:=CONCATENATE([rcl_cross_stats.A99];&quot;:&quot;;[rcl_cross_stats.A99];&quot;:&quot;;[rcl_cross_stats.C99];&quot;:&quot;;[rcl_cross_stats.C99])" table:style-name="ce1">
            <text:p>1223203:1223203:0.284:0.284</text:p>
          </table:table-cell>
          <table:table-cell table:number-columns-repeated="16383"/>
        </table:table-row>
        <table:table-row table:style-name="ro1">
          <table:table-cell office:value-type="string" office:string-value="1231101:1231101:0.323:0.323" table:formula="of:=CONCATENATE([rcl_cross_stats.A100];&quot;:&quot;;[rcl_cross_stats.A100];&quot;:&quot;;[rcl_cross_stats.C100];&quot;:&quot;;[rcl_cross_stats.C100])" table:style-name="ce1">
            <text:p>1231101:1231101:0.323:0.323</text:p>
          </table:table-cell>
          <table:table-cell table:number-columns-repeated="16383"/>
        </table:table-row>
        <table:table-row table:style-name="ro1">
          <table:table-cell office:value-type="string" office:string-value="1231102:1231102:0.323:0.323" table:formula="of:=CONCATENATE([rcl_cross_stats.A101];&quot;:&quot;;[rcl_cross_stats.A101];&quot;:&quot;;[rcl_cross_stats.C101];&quot;:&quot;;[rcl_cross_stats.C101])" table:style-name="ce1">
            <text:p>1231102:1231102:0.323:0.323</text:p>
          </table:table-cell>
          <table:table-cell table:number-columns-repeated="16383"/>
        </table:table-row>
        <table:table-row table:style-name="ro1">
          <table:table-cell office:value-type="string" office:string-value="1231103:1231103:0.246:0.246" table:formula="of:=CONCATENATE([rcl_cross_stats.A102];&quot;:&quot;;[rcl_cross_stats.A102];&quot;:&quot;;[rcl_cross_stats.C102];&quot;:&quot;;[rcl_cross_stats.C102])" table:style-name="ce1">
            <text:p>1231103:1231103:0.246:0.246</text:p>
          </table:table-cell>
          <table:table-cell table:number-columns-repeated="16383"/>
        </table:table-row>
        <table:table-row table:style-name="ro1">
          <table:table-cell office:value-type="string" office:string-value="1231201:1231201:0.323:0.323" table:formula="of:=CONCATENATE([rcl_cross_stats.A103];&quot;:&quot;;[rcl_cross_stats.A103];&quot;:&quot;;[rcl_cross_stats.C103];&quot;:&quot;;[rcl_cross_stats.C103])" table:style-name="ce1">
            <text:p>1231201:1231201:0.323:0.323</text:p>
          </table:table-cell>
          <table:table-cell table:number-columns-repeated="16383"/>
        </table:table-row>
        <table:table-row table:style-name="ro1">
          <table:table-cell office:value-type="string" office:string-value="1231202:1231202:0.323:0.323" table:formula="of:=CONCATENATE([rcl_cross_stats.A104];&quot;:&quot;;[rcl_cross_stats.A104];&quot;:&quot;;[rcl_cross_stats.C104];&quot;:&quot;;[rcl_cross_stats.C104])" table:style-name="ce1">
            <text:p>1231202:1231202:0.323:0.323</text:p>
          </table:table-cell>
          <table:table-cell table:number-columns-repeated="16383"/>
        </table:table-row>
        <table:table-row table:style-name="ro1">
          <table:table-cell office:value-type="string" office:string-value="1231203:1231203:0.246:0.246" table:formula="of:=CONCATENATE([rcl_cross_stats.A105];&quot;:&quot;;[rcl_cross_stats.A105];&quot;:&quot;;[rcl_cross_stats.C105];&quot;:&quot;;[rcl_cross_stats.C105])" table:style-name="ce1">
            <text:p>1231203:1231203:0.246:0.246</text:p>
          </table:table-cell>
          <table:table-cell table:number-columns-repeated="16383"/>
        </table:table-row>
        <table:table-row table:style-name="ro1">
          <table:table-cell office:value-type="string" office:string-value="1232101:1232101:0.323:0.323" table:formula="of:=CONCATENATE([rcl_cross_stats.A106];&quot;:&quot;;[rcl_cross_stats.A106];&quot;:&quot;;[rcl_cross_stats.C106];&quot;:&quot;;[rcl_cross_stats.C106])" table:style-name="ce1">
            <text:p>1232101:1232101:0.323:0.323</text:p>
          </table:table-cell>
          <table:table-cell table:number-columns-repeated="16383"/>
        </table:table-row>
        <table:table-row table:style-name="ro1">
          <table:table-cell office:value-type="string" office:string-value="1232102:1232102:0.323:0.323" table:formula="of:=CONCATENATE([rcl_cross_stats.A107];&quot;:&quot;;[rcl_cross_stats.A107];&quot;:&quot;;[rcl_cross_stats.C107];&quot;:&quot;;[rcl_cross_stats.C107])" table:style-name="ce1">
            <text:p>1232102:1232102:0.323:0.323</text:p>
          </table:table-cell>
          <table:table-cell table:number-columns-repeated="16383"/>
        </table:table-row>
        <table:table-row table:style-name="ro1">
          <table:table-cell office:value-type="string" office:string-value="1232103:1232103:0.246:0.246" table:formula="of:=CONCATENATE([rcl_cross_stats.A108];&quot;:&quot;;[rcl_cross_stats.A108];&quot;:&quot;;[rcl_cross_stats.C108];&quot;:&quot;;[rcl_cross_stats.C108])" table:style-name="ce1">
            <text:p>1232103:1232103:0.246:0.246</text:p>
          </table:table-cell>
          <table:table-cell table:number-columns-repeated="16383"/>
        </table:table-row>
        <table:table-row table:style-name="ro1">
          <table:table-cell office:value-type="string" office:string-value="1232201:1232201:0.323:0.323" table:formula="of:=CONCATENATE([rcl_cross_stats.A109];&quot;:&quot;;[rcl_cross_stats.A109];&quot;:&quot;;[rcl_cross_stats.C109];&quot;:&quot;;[rcl_cross_stats.C109])" table:style-name="ce1">
            <text:p>1232201:1232201:0.323:0.323</text:p>
          </table:table-cell>
          <table:table-cell table:number-columns-repeated="16383"/>
        </table:table-row>
        <table:table-row table:style-name="ro1">
          <table:table-cell office:value-type="string" office:string-value="1232202:1232202:0.323:0.323" table:formula="of:=CONCATENATE([rcl_cross_stats.A110];&quot;:&quot;;[rcl_cross_stats.A110];&quot;:&quot;;[rcl_cross_stats.C110];&quot;:&quot;;[rcl_cross_stats.C110])" table:style-name="ce1">
            <text:p>1232202:1232202:0.323:0.323</text:p>
          </table:table-cell>
          <table:table-cell table:number-columns-repeated="16383"/>
        </table:table-row>
        <table:table-row table:style-name="ro1">
          <table:table-cell office:value-type="string" office:string-value="1232203:1232203:0.246:0.246" table:formula="of:=CONCATENATE([rcl_cross_stats.A111];&quot;:&quot;;[rcl_cross_stats.A111];&quot;:&quot;;[rcl_cross_stats.C111];&quot;:&quot;;[rcl_cross_stats.C111])" table:style-name="ce1">
            <text:p>1232203:1232203:0.246:0.246</text:p>
          </table:table-cell>
          <table:table-cell table:number-columns-repeated="16383"/>
        </table:table-row>
        <table:table-row table:style-name="ro1">
          <table:table-cell office:value-type="string" office:string-value="1233101:1233101:0.323:0.323" table:formula="of:=CONCATENATE([rcl_cross_stats.A112];&quot;:&quot;;[rcl_cross_stats.A112];&quot;:&quot;;[rcl_cross_stats.C112];&quot;:&quot;;[rcl_cross_stats.C112])" table:style-name="ce1">
            <text:p>1233101:1233101:0.323:0.323</text:p>
          </table:table-cell>
          <table:table-cell table:number-columns-repeated="16383"/>
        </table:table-row>
        <table:table-row table:style-name="ro1">
          <table:table-cell office:value-type="string" office:string-value="1233102:1233102:0.323:0.323" table:formula="of:=CONCATENATE([rcl_cross_stats.A113];&quot;:&quot;;[rcl_cross_stats.A113];&quot;:&quot;;[rcl_cross_stats.C113];&quot;:&quot;;[rcl_cross_stats.C113])" table:style-name="ce1">
            <text:p>1233102:1233102:0.323:0.323</text:p>
          </table:table-cell>
          <table:table-cell table:number-columns-repeated="16383"/>
        </table:table-row>
        <table:table-row table:style-name="ro1">
          <table:table-cell office:value-type="string" office:string-value="1233103:1233103:0.246:0.246" table:formula="of:=CONCATENATE([rcl_cross_stats.A114];&quot;:&quot;;[rcl_cross_stats.A114];&quot;:&quot;;[rcl_cross_stats.C114];&quot;:&quot;;[rcl_cross_stats.C114])" table:style-name="ce1">
            <text:p>1233103:1233103:0.246:0.246</text:p>
          </table:table-cell>
          <table:table-cell table:number-columns-repeated="16383"/>
        </table:table-row>
        <table:table-row table:style-name="ro1">
          <table:table-cell office:value-type="string" office:string-value="1233201:1233201:0.323:0.323" table:formula="of:=CONCATENATE([rcl_cross_stats.A115];&quot;:&quot;;[rcl_cross_stats.A115];&quot;:&quot;;[rcl_cross_stats.C115];&quot;:&quot;;[rcl_cross_stats.C115])" table:style-name="ce1">
            <text:p>1233201:1233201:0.323:0.323</text:p>
          </table:table-cell>
          <table:table-cell table:number-columns-repeated="16383"/>
        </table:table-row>
        <table:table-row table:style-name="ro1">
          <table:table-cell office:value-type="string" office:string-value="1233202:1233202:0.323:0.323" table:formula="of:=CONCATENATE([rcl_cross_stats.A116];&quot;:&quot;;[rcl_cross_stats.A116];&quot;:&quot;;[rcl_cross_stats.C116];&quot;:&quot;;[rcl_cross_stats.C116])" table:style-name="ce1">
            <text:p>1233202:1233202:0.323:0.323</text:p>
          </table:table-cell>
          <table:table-cell table:number-columns-repeated="16383"/>
        </table:table-row>
        <table:table-row table:style-name="ro1">
          <table:table-cell office:value-type="string" office:string-value="1233203:1233203:0.246:0.246" table:formula="of:=CONCATENATE([rcl_cross_stats.A117];&quot;:&quot;;[rcl_cross_stats.A117];&quot;:&quot;;[rcl_cross_stats.C117];&quot;:&quot;;[rcl_cross_stats.C117])" table:style-name="ce1">
            <text:p>1233203:1233203:0.246:0.246</text:p>
          </table:table-cell>
          <table:table-cell table:number-columns-repeated="16383"/>
        </table:table-row>
        <table:table-row table:style-name="ro1">
          <table:table-cell office:value-type="string" office:string-value="1251101:1251101:0.28:0.28" table:formula="of:=CONCATENATE([rcl_cross_stats.A118];&quot;:&quot;;[rcl_cross_stats.A118];&quot;:&quot;;[rcl_cross_stats.C118];&quot;:&quot;;[rcl_cross_stats.C118])" table:style-name="ce1">
            <text:p>1251101:1251101:0.28:0.28</text:p>
          </table:table-cell>
          <table:table-cell table:number-columns-repeated="16383"/>
        </table:table-row>
        <table:table-row table:style-name="ro1">
          <table:table-cell office:value-type="string" office:string-value="1251102:1251102:0.28:0.28" table:formula="of:=CONCATENATE([rcl_cross_stats.A119];&quot;:&quot;;[rcl_cross_stats.A119];&quot;:&quot;;[rcl_cross_stats.C119];&quot;:&quot;;[rcl_cross_stats.C119])" table:style-name="ce1">
            <text:p>1251102:1251102:0.28:0.28</text:p>
          </table:table-cell>
          <table:table-cell table:number-columns-repeated="16383"/>
        </table:table-row>
        <table:table-row table:style-name="ro1">
          <table:table-cell office:value-type="string" office:string-value="1251103:1251103:0.254:0.254" table:formula="of:=CONCATENATE([rcl_cross_stats.A120];&quot;:&quot;;[rcl_cross_stats.A120];&quot;:&quot;;[rcl_cross_stats.C120];&quot;:&quot;;[rcl_cross_stats.C120])" table:style-name="ce1">
            <text:p>1251103:1251103:0.254:0.254</text:p>
          </table:table-cell>
          <table:table-cell table:number-columns-repeated="16383"/>
        </table:table-row>
        <table:table-row table:style-name="ro1">
          <table:table-cell office:value-type="string" office:string-value="1252101:1252101:0.28:0.28" table:formula="of:=CONCATENATE([rcl_cross_stats.A121];&quot;:&quot;;[rcl_cross_stats.A121];&quot;:&quot;;[rcl_cross_stats.C121];&quot;:&quot;;[rcl_cross_stats.C121])" table:style-name="ce1">
            <text:p>1252101:1252101:0.28:0.28</text:p>
          </table:table-cell>
          <table:table-cell table:number-columns-repeated="16383"/>
        </table:table-row>
        <table:table-row table:style-name="ro1">
          <table:table-cell office:value-type="string" office:string-value="1252102:1252102:0.28:0.28" table:formula="of:=CONCATENATE([rcl_cross_stats.A122];&quot;:&quot;;[rcl_cross_stats.A122];&quot;:&quot;;[rcl_cross_stats.C122];&quot;:&quot;;[rcl_cross_stats.C122])" table:style-name="ce1">
            <text:p>1252102:1252102:0.28:0.28</text:p>
          </table:table-cell>
          <table:table-cell table:number-columns-repeated="16383"/>
        </table:table-row>
        <table:table-row table:style-name="ro1">
          <table:table-cell office:value-type="string" office:string-value="1252103:1252103:0.254:0.254" table:formula="of:=CONCATENATE([rcl_cross_stats.A123];&quot;:&quot;;[rcl_cross_stats.A123];&quot;:&quot;;[rcl_cross_stats.C123];&quot;:&quot;;[rcl_cross_stats.C123])" table:style-name="ce1">
            <text:p>1252103:1252103:0.254:0.254</text:p>
          </table:table-cell>
          <table:table-cell table:number-columns-repeated="16383"/>
        </table:table-row>
        <table:table-row table:style-name="ro1">
          <table:table-cell office:value-type="string" office:string-value="1311101:1311101:0.332:0.332" table:formula="of:=CONCATENATE([rcl_cross_stats.A124];&quot;:&quot;;[rcl_cross_stats.A124];&quot;:&quot;;[rcl_cross_stats.C124];&quot;:&quot;;[rcl_cross_stats.C124])" table:style-name="ce1">
            <text:p>1311101:1311101:0.332:0.332</text:p>
          </table:table-cell>
          <table:table-cell table:number-columns-repeated="16383"/>
        </table:table-row>
        <table:table-row table:style-name="ro1">
          <table:table-cell office:value-type="string" office:string-value="1311102:1311102:0.332:0.332" table:formula="of:=CONCATENATE([rcl_cross_stats.A125];&quot;:&quot;;[rcl_cross_stats.A125];&quot;:&quot;;[rcl_cross_stats.C125];&quot;:&quot;;[rcl_cross_stats.C125])" table:style-name="ce1">
            <text:p>1311102:1311102:0.332:0.332</text:p>
          </table:table-cell>
          <table:table-cell table:number-columns-repeated="16383"/>
        </table:table-row>
        <table:table-row table:style-name="ro1">
          <table:table-cell office:value-type="string" office:string-value="1311103:1311103:0.379:0.379" table:formula="of:=CONCATENATE([rcl_cross_stats.A126];&quot;:&quot;;[rcl_cross_stats.A126];&quot;:&quot;;[rcl_cross_stats.C126];&quot;:&quot;;[rcl_cross_stats.C126])" table:style-name="ce1">
            <text:p>1311103:1311103:0.379:0.379</text:p>
          </table:table-cell>
          <table:table-cell table:number-columns-repeated="16383"/>
        </table:table-row>
        <table:table-row table:style-name="ro1">
          <table:table-cell office:value-type="string" office:string-value="1311201:1311201:0.332:0.332" table:formula="of:=CONCATENATE([rcl_cross_stats.A127];&quot;:&quot;;[rcl_cross_stats.A127];&quot;:&quot;;[rcl_cross_stats.C127];&quot;:&quot;;[rcl_cross_stats.C127])" table:style-name="ce1">
            <text:p>1311201:1311201:0.332:0.332</text:p>
          </table:table-cell>
          <table:table-cell table:number-columns-repeated="16383"/>
        </table:table-row>
        <table:table-row table:style-name="ro1">
          <table:table-cell office:value-type="string" office:string-value="1311202:1311202:0.332:0.332" table:formula="of:=CONCATENATE([rcl_cross_stats.A128];&quot;:&quot;;[rcl_cross_stats.A128];&quot;:&quot;;[rcl_cross_stats.C128];&quot;:&quot;;[rcl_cross_stats.C128])" table:style-name="ce1">
            <text:p>1311202:1311202:0.332:0.332</text:p>
          </table:table-cell>
          <table:table-cell table:number-columns-repeated="16383"/>
        </table:table-row>
        <table:table-row table:style-name="ro1">
          <table:table-cell office:value-type="string" office:string-value="1311203:1311203:0.379:0.379" table:formula="of:=CONCATENATE([rcl_cross_stats.A129];&quot;:&quot;;[rcl_cross_stats.A129];&quot;:&quot;;[rcl_cross_stats.C129];&quot;:&quot;;[rcl_cross_stats.C129])" table:style-name="ce1">
            <text:p>1311203:1311203:0.379:0.379</text:p>
          </table:table-cell>
          <table:table-cell table:number-columns-repeated="16383"/>
        </table:table-row>
        <table:table-row table:style-name="ro1">
          <table:table-cell office:value-type="string" office:string-value="1312101:1312101:0.332:0.332" table:formula="of:=CONCATENATE([rcl_cross_stats.A130];&quot;:&quot;;[rcl_cross_stats.A130];&quot;:&quot;;[rcl_cross_stats.C130];&quot;:&quot;;[rcl_cross_stats.C130])" table:style-name="ce1">
            <text:p>1312101:1312101:0.332:0.332</text:p>
          </table:table-cell>
          <table:table-cell table:number-columns-repeated="16383"/>
        </table:table-row>
        <table:table-row table:style-name="ro1">
          <table:table-cell office:value-type="string" office:string-value="1312102:1312102:0.332:0.332" table:formula="of:=CONCATENATE([rcl_cross_stats.A131];&quot;:&quot;;[rcl_cross_stats.A131];&quot;:&quot;;[rcl_cross_stats.C131];&quot;:&quot;;[rcl_cross_stats.C131])" table:style-name="ce1">
            <text:p>1312102:1312102:0.332:0.332</text:p>
          </table:table-cell>
          <table:table-cell table:number-columns-repeated="16383"/>
        </table:table-row>
        <table:table-row table:style-name="ro1">
          <table:table-cell office:value-type="string" office:string-value="1312103:1312103:0.379:0.379" table:formula="of:=CONCATENATE([rcl_cross_stats.A132];&quot;:&quot;;[rcl_cross_stats.A132];&quot;:&quot;;[rcl_cross_stats.C132];&quot;:&quot;;[rcl_cross_stats.C132])" table:style-name="ce1">
            <text:p>1312103:1312103:0.379:0.379</text:p>
          </table:table-cell>
          <table:table-cell table:number-columns-repeated="16383"/>
        </table:table-row>
        <table:table-row table:style-name="ro1">
          <table:table-cell office:value-type="string" office:string-value="1312201:1312201:0.332:0.332" table:formula="of:=CONCATENATE([rcl_cross_stats.A133];&quot;:&quot;;[rcl_cross_stats.A133];&quot;:&quot;;[rcl_cross_stats.C133];&quot;:&quot;;[rcl_cross_stats.C133])" table:style-name="ce1">
            <text:p>1312201:1312201:0.332:0.332</text:p>
          </table:table-cell>
          <table:table-cell table:number-columns-repeated="16383"/>
        </table:table-row>
        <table:table-row table:style-name="ro1">
          <table:table-cell office:value-type="string" office:string-value="1312202:1312202:0.332:0.332" table:formula="of:=CONCATENATE([rcl_cross_stats.A134];&quot;:&quot;;[rcl_cross_stats.A134];&quot;:&quot;;[rcl_cross_stats.C134];&quot;:&quot;;[rcl_cross_stats.C134])" table:style-name="ce1">
            <text:p>1312202:1312202:0.332:0.332</text:p>
          </table:table-cell>
          <table:table-cell table:number-columns-repeated="16383"/>
        </table:table-row>
        <table:table-row table:style-name="ro1">
          <table:table-cell office:value-type="string" office:string-value="1312203:1312203:0.379:0.379" table:formula="of:=CONCATENATE([rcl_cross_stats.A135];&quot;:&quot;;[rcl_cross_stats.A135];&quot;:&quot;;[rcl_cross_stats.C135];&quot;:&quot;;[rcl_cross_stats.C135])" table:style-name="ce1">
            <text:p>1312203:1312203:0.379:0.379</text:p>
          </table:table-cell>
          <table:table-cell table:number-columns-repeated="16383"/>
        </table:table-row>
        <table:table-row table:style-name="ro1">
          <table:table-cell office:value-type="string" office:string-value="1313101:1313101:0.332:0.332" table:formula="of:=CONCATENATE([rcl_cross_stats.A136];&quot;:&quot;;[rcl_cross_stats.A136];&quot;:&quot;;[rcl_cross_stats.C136];&quot;:&quot;;[rcl_cross_stats.C136])" table:style-name="ce1">
            <text:p>1313101:1313101:0.332:0.332</text:p>
          </table:table-cell>
          <table:table-cell table:number-columns-repeated="16383"/>
        </table:table-row>
        <table:table-row table:style-name="ro1">
          <table:table-cell office:value-type="string" office:string-value="1313102:1313102:0.332:0.332" table:formula="of:=CONCATENATE([rcl_cross_stats.A137];&quot;:&quot;;[rcl_cross_stats.A137];&quot;:&quot;;[rcl_cross_stats.C137];&quot;:&quot;;[rcl_cross_stats.C137])" table:style-name="ce1">
            <text:p>1313102:1313102:0.332:0.332</text:p>
          </table:table-cell>
          <table:table-cell table:number-columns-repeated="16383"/>
        </table:table-row>
        <table:table-row table:style-name="ro1">
          <table:table-cell office:value-type="string" office:string-value="1313103:1313103:0.379:0.379" table:formula="of:=CONCATENATE([rcl_cross_stats.A138];&quot;:&quot;;[rcl_cross_stats.A138];&quot;:&quot;;[rcl_cross_stats.C138];&quot;:&quot;;[rcl_cross_stats.C138])" table:style-name="ce1">
            <text:p>1313103:1313103:0.379:0.379</text:p>
          </table:table-cell>
          <table:table-cell table:number-columns-repeated="16383"/>
        </table:table-row>
        <table:table-row table:style-name="ro1">
          <table:table-cell office:value-type="string" office:string-value="1321101:1321101:0.341:0.341" table:formula="of:=CONCATENATE([rcl_cross_stats.A139];&quot;:&quot;;[rcl_cross_stats.A139];&quot;:&quot;;[rcl_cross_stats.C139];&quot;:&quot;;[rcl_cross_stats.C139])" table:style-name="ce1">
            <text:p>1321101:1321101:0.341:0.341</text:p>
          </table:table-cell>
          <table:table-cell table:number-columns-repeated="16383"/>
        </table:table-row>
        <table:table-row table:style-name="ro1">
          <table:table-cell office:value-type="string" office:string-value="1321102:1321102:0.341:0.341" table:formula="of:=CONCATENATE([rcl_cross_stats.A140];&quot;:&quot;;[rcl_cross_stats.A140];&quot;:&quot;;[rcl_cross_stats.C140];&quot;:&quot;;[rcl_cross_stats.C140])" table:style-name="ce1">
            <text:p>1321102:1321102:0.341:0.341</text:p>
          </table:table-cell>
          <table:table-cell table:number-columns-repeated="16383"/>
        </table:table-row>
        <table:table-row table:style-name="ro1">
          <table:table-cell office:value-type="string" office:string-value="1321103:1321103:0.331:0.331" table:formula="of:=CONCATENATE([rcl_cross_stats.A141];&quot;:&quot;;[rcl_cross_stats.A141];&quot;:&quot;;[rcl_cross_stats.C141];&quot;:&quot;;[rcl_cross_stats.C141])" table:style-name="ce1">
            <text:p>1321103:1321103:0.331:0.331</text:p>
          </table:table-cell>
          <table:table-cell table:number-columns-repeated="16383"/>
        </table:table-row>
        <table:table-row table:style-name="ro1">
          <table:table-cell office:value-type="string" office:string-value="1321201:1321201:2.158:2.158" table:formula="of:=CONCATENATE([rcl_cross_stats.A142];&quot;:&quot;;[rcl_cross_stats.A142];&quot;:&quot;;[rcl_cross_stats.C142];&quot;:&quot;;[rcl_cross_stats.C142])" table:style-name="ce1">
            <text:p>1321201:1321201:2.158:2.158</text:p>
          </table:table-cell>
          <table:table-cell table:number-columns-repeated="16383"/>
        </table:table-row>
        <table:table-row table:style-name="ro1">
          <table:table-cell office:value-type="string" office:string-value="1321202:1321202:2.158:2.158" table:formula="of:=CONCATENATE([rcl_cross_stats.A143];&quot;:&quot;;[rcl_cross_stats.A143];&quot;:&quot;;[rcl_cross_stats.C143];&quot;:&quot;;[rcl_cross_stats.C143])" table:style-name="ce1">
            <text:p>1321202:1321202:2.158:2.158</text:p>
          </table:table-cell>
          <table:table-cell table:number-columns-repeated="16383"/>
        </table:table-row>
        <table:table-row table:style-name="ro1">
          <table:table-cell office:value-type="string" office:string-value="1321203:1321203:2.158:2.158" table:formula="of:=CONCATENATE([rcl_cross_stats.A144];&quot;:&quot;;[rcl_cross_stats.A144];&quot;:&quot;;[rcl_cross_stats.C144];&quot;:&quot;;[rcl_cross_stats.C144])" table:style-name="ce1">
            <text:p>1321203:1321203:2.158:2.158</text:p>
          </table:table-cell>
          <table:table-cell table:number-columns-repeated="16383"/>
        </table:table-row>
        <table:table-row table:style-name="ro1">
          <table:table-cell office:value-type="string" office:string-value="1322101:1322101:0.341:0.341" table:formula="of:=CONCATENATE([rcl_cross_stats.A145];&quot;:&quot;;[rcl_cross_stats.A145];&quot;:&quot;;[rcl_cross_stats.C145];&quot;:&quot;;[rcl_cross_stats.C145])" table:style-name="ce1">
            <text:p>1322101:1322101:0.341:0.341</text:p>
          </table:table-cell>
          <table:table-cell table:number-columns-repeated="16383"/>
        </table:table-row>
        <table:table-row table:style-name="ro1">
          <table:table-cell office:value-type="string" office:string-value="1322102:1322102:0.341:0.341" table:formula="of:=CONCATENATE([rcl_cross_stats.A146];&quot;:&quot;;[rcl_cross_stats.A146];&quot;:&quot;;[rcl_cross_stats.C146];&quot;:&quot;;[rcl_cross_stats.C146])" table:style-name="ce1">
            <text:p>1322102:1322102:0.341:0.341</text:p>
          </table:table-cell>
          <table:table-cell table:number-columns-repeated="16383"/>
        </table:table-row>
        <table:table-row table:style-name="ro1">
          <table:table-cell office:value-type="string" office:string-value="1322103:1322103:0.331:0.331" table:formula="of:=CONCATENATE([rcl_cross_stats.A147];&quot;:&quot;;[rcl_cross_stats.A147];&quot;:&quot;;[rcl_cross_stats.C147];&quot;:&quot;;[rcl_cross_stats.C147])" table:style-name="ce1">
            <text:p>1322103:1322103:0.331:0.331</text:p>
          </table:table-cell>
          <table:table-cell table:number-columns-repeated="16383"/>
        </table:table-row>
        <table:table-row table:style-name="ro1">
          <table:table-cell office:value-type="string" office:string-value="1322201:1322201:2.158:2.158" table:formula="of:=CONCATENATE([rcl_cross_stats.A148];&quot;:&quot;;[rcl_cross_stats.A148];&quot;:&quot;;[rcl_cross_stats.C148];&quot;:&quot;;[rcl_cross_stats.C148])" table:style-name="ce1">
            <text:p>1322201:1322201:2.158:2.158</text:p>
          </table:table-cell>
          <table:table-cell table:number-columns-repeated="16383"/>
        </table:table-row>
        <table:table-row table:style-name="ro1">
          <table:table-cell office:value-type="string" office:string-value="1322202:1322202:2.158:2.158" table:formula="of:=CONCATENATE([rcl_cross_stats.A149];&quot;:&quot;;[rcl_cross_stats.A149];&quot;:&quot;;[rcl_cross_stats.C149];&quot;:&quot;;[rcl_cross_stats.C149])" table:style-name="ce1">
            <text:p>1322202:1322202:2.158:2.158</text:p>
          </table:table-cell>
          <table:table-cell table:number-columns-repeated="16383"/>
        </table:table-row>
        <table:table-row table:style-name="ro1">
          <table:table-cell office:value-type="string" office:string-value="1322203:1322203:2.158:2.158" table:formula="of:=CONCATENATE([rcl_cross_stats.A150];&quot;:&quot;;[rcl_cross_stats.A150];&quot;:&quot;;[rcl_cross_stats.C150];&quot;:&quot;;[rcl_cross_stats.C150])" table:style-name="ce1">
            <text:p>1322203:1322203:2.158:2.158</text:p>
          </table:table-cell>
          <table:table-cell table:number-columns-repeated="16383"/>
        </table:table-row>
        <table:table-row table:style-name="ro1">
          <table:table-cell office:value-type="string" office:string-value="1323101:1323101:0.341:0.341" table:formula="of:=CONCATENATE([rcl_cross_stats.A151];&quot;:&quot;;[rcl_cross_stats.A151];&quot;:&quot;;[rcl_cross_stats.C151];&quot;:&quot;;[rcl_cross_stats.C151])" table:style-name="ce1">
            <text:p>1323101:1323101:0.341:0.341</text:p>
          </table:table-cell>
          <table:table-cell table:number-columns-repeated="16383"/>
        </table:table-row>
        <table:table-row table:style-name="ro1">
          <table:table-cell office:value-type="string" office:string-value="1323102:1323102:0.341:0.341" table:formula="of:=CONCATENATE([rcl_cross_stats.A152];&quot;:&quot;;[rcl_cross_stats.A152];&quot;:&quot;;[rcl_cross_stats.C152];&quot;:&quot;;[rcl_cross_stats.C152])" table:style-name="ce1">
            <text:p>1323102:1323102:0.341:0.341</text:p>
          </table:table-cell>
          <table:table-cell table:number-columns-repeated="16383"/>
        </table:table-row>
        <table:table-row table:style-name="ro1">
          <table:table-cell office:value-type="string" office:string-value="1323103:1323103:0.331:0.331" table:formula="of:=CONCATENATE([rcl_cross_stats.A153];&quot;:&quot;;[rcl_cross_stats.A153];&quot;:&quot;;[rcl_cross_stats.C153];&quot;:&quot;;[rcl_cross_stats.C153])" table:style-name="ce1">
            <text:p>1323103:1323103:0.331:0.331</text:p>
          </table:table-cell>
          <table:table-cell table:number-columns-repeated="16383"/>
        </table:table-row>
        <table:table-row table:style-name="ro1">
          <table:table-cell office:value-type="string" office:string-value="1323201:1323201:2.158:2.158" table:formula="of:=CONCATENATE([rcl_cross_stats.A154];&quot;:&quot;;[rcl_cross_stats.A154];&quot;:&quot;;[rcl_cross_stats.C154];&quot;:&quot;;[rcl_cross_stats.C154])" table:style-name="ce1">
            <text:p>1323201:1323201:2.158:2.158</text:p>
          </table:table-cell>
          <table:table-cell table:number-columns-repeated="16383"/>
        </table:table-row>
        <table:table-row table:style-name="ro1">
          <table:table-cell office:value-type="string" office:string-value="1331101:1331101:0.386:0.386" table:formula="of:=CONCATENATE([rcl_cross_stats.A155];&quot;:&quot;;[rcl_cross_stats.A155];&quot;:&quot;;[rcl_cross_stats.C155];&quot;:&quot;;[rcl_cross_stats.C155])" table:style-name="ce1">
            <text:p>1331101:1331101:0.386:0.386</text:p>
          </table:table-cell>
          <table:table-cell table:number-columns-repeated="16383"/>
        </table:table-row>
        <table:table-row table:style-name="ro1">
          <table:table-cell office:value-type="string" office:string-value="1331102:1331102:0.386:0.386" table:formula="of:=CONCATENATE([rcl_cross_stats.A156];&quot;:&quot;;[rcl_cross_stats.A156];&quot;:&quot;;[rcl_cross_stats.C156];&quot;:&quot;;[rcl_cross_stats.C156])" table:style-name="ce1">
            <text:p>1331102:1331102:0.386:0.386</text:p>
          </table:table-cell>
          <table:table-cell table:number-columns-repeated="16383"/>
        </table:table-row>
        <table:table-row table:style-name="ro1">
          <table:table-cell office:value-type="string" office:string-value="1331103:1331103:0.362:0.362" table:formula="of:=CONCATENATE([rcl_cross_stats.A157];&quot;:&quot;;[rcl_cross_stats.A157];&quot;:&quot;;[rcl_cross_stats.C157];&quot;:&quot;;[rcl_cross_stats.C157])" table:style-name="ce1">
            <text:p>1331103:1331103:0.362:0.362</text:p>
          </table:table-cell>
          <table:table-cell table:number-columns-repeated="16383"/>
        </table:table-row>
        <table:table-row table:style-name="ro1">
          <table:table-cell office:value-type="string" office:string-value="1331201:1331201:0.386:0.386" table:formula="of:=CONCATENATE([rcl_cross_stats.A158];&quot;:&quot;;[rcl_cross_stats.A158];&quot;:&quot;;[rcl_cross_stats.C158];&quot;:&quot;;[rcl_cross_stats.C158])" table:style-name="ce1">
            <text:p>1331201:1331201:0.386:0.386</text:p>
          </table:table-cell>
          <table:table-cell table:number-columns-repeated="16383"/>
        </table:table-row>
        <table:table-row table:style-name="ro1">
          <table:table-cell office:value-type="string" office:string-value="1331202:1331202:0.386:0.386" table:formula="of:=CONCATENATE([rcl_cross_stats.A159];&quot;:&quot;;[rcl_cross_stats.A159];&quot;:&quot;;[rcl_cross_stats.C159];&quot;:&quot;;[rcl_cross_stats.C159])" table:style-name="ce1">
            <text:p>1331202:1331202:0.386:0.386</text:p>
          </table:table-cell>
          <table:table-cell table:number-columns-repeated="16383"/>
        </table:table-row>
        <table:table-row table:style-name="ro1">
          <table:table-cell office:value-type="string" office:string-value="1331203:1331203:0.362:0.362" table:formula="of:=CONCATENATE([rcl_cross_stats.A160];&quot;:&quot;;[rcl_cross_stats.A160];&quot;:&quot;;[rcl_cross_stats.C160];&quot;:&quot;;[rcl_cross_stats.C160])" table:style-name="ce1">
            <text:p>1331203:1331203:0.362:0.362</text:p>
          </table:table-cell>
          <table:table-cell table:number-columns-repeated="16383"/>
        </table:table-row>
        <table:table-row table:style-name="ro1">
          <table:table-cell office:value-type="string" office:string-value="1332101:1332101:0.386:0.386" table:formula="of:=CONCATENATE([rcl_cross_stats.A161];&quot;:&quot;;[rcl_cross_stats.A161];&quot;:&quot;;[rcl_cross_stats.C161];&quot;:&quot;;[rcl_cross_stats.C161])" table:style-name="ce1">
            <text:p>1332101:1332101:0.386:0.386</text:p>
          </table:table-cell>
          <table:table-cell table:number-columns-repeated="16383"/>
        </table:table-row>
        <table:table-row table:style-name="ro1">
          <table:table-cell office:value-type="string" office:string-value="1332102:1332102:0.386:0.386" table:formula="of:=CONCATENATE([rcl_cross_stats.A162];&quot;:&quot;;[rcl_cross_stats.A162];&quot;:&quot;;[rcl_cross_stats.C162];&quot;:&quot;;[rcl_cross_stats.C162])" table:style-name="ce1">
            <text:p>1332102:1332102:0.386:0.386</text:p>
          </table:table-cell>
          <table:table-cell table:number-columns-repeated="16383"/>
        </table:table-row>
        <table:table-row table:style-name="ro1">
          <table:table-cell office:value-type="string" office:string-value="1332103:1332103:0.362:0.362" table:formula="of:=CONCATENATE([rcl_cross_stats.A163];&quot;:&quot;;[rcl_cross_stats.A163];&quot;:&quot;;[rcl_cross_stats.C163];&quot;:&quot;;[rcl_cross_stats.C163])" table:style-name="ce1">
            <text:p>1332103:1332103:0.362:0.362</text:p>
          </table:table-cell>
          <table:table-cell table:number-columns-repeated="16383"/>
        </table:table-row>
        <table:table-row table:style-name="ro1">
          <table:table-cell office:value-type="string" office:string-value="1332201:1332201:0.386:0.386" table:formula="of:=CONCATENATE([rcl_cross_stats.A164];&quot;:&quot;;[rcl_cross_stats.A164];&quot;:&quot;;[rcl_cross_stats.C164];&quot;:&quot;;[rcl_cross_stats.C164])" table:style-name="ce1">
            <text:p>1332201:1332201:0.386:0.386</text:p>
          </table:table-cell>
          <table:table-cell table:number-columns-repeated="16383"/>
        </table:table-row>
        <table:table-row table:style-name="ro1">
          <table:table-cell office:value-type="string" office:string-value="1332202:1332202:0.386:0.386" table:formula="of:=CONCATENATE([rcl_cross_stats.A165];&quot;:&quot;;[rcl_cross_stats.A165];&quot;:&quot;;[rcl_cross_stats.C165];&quot;:&quot;;[rcl_cross_stats.C165])" table:style-name="ce1">
            <text:p>1332202:1332202:0.386:0.386</text:p>
          </table:table-cell>
          <table:table-cell table:number-columns-repeated="16383"/>
        </table:table-row>
        <table:table-row table:style-name="ro1">
          <table:table-cell office:value-type="string" office:string-value="1332203:1332203:0.362:0.362" table:formula="of:=CONCATENATE([rcl_cross_stats.A166];&quot;:&quot;;[rcl_cross_stats.A166];&quot;:&quot;;[rcl_cross_stats.C166];&quot;:&quot;;[rcl_cross_stats.C166])" table:style-name="ce1">
            <text:p>1332203:1332203:0.362:0.362</text:p>
          </table:table-cell>
          <table:table-cell table:number-columns-repeated="16383"/>
        </table:table-row>
        <table:table-row table:style-name="ro1">
          <table:table-cell office:value-type="string" office:string-value="1333101:1333101:0.386:0.386" table:formula="of:=CONCATENATE([rcl_cross_stats.A167];&quot;:&quot;;[rcl_cross_stats.A167];&quot;:&quot;;[rcl_cross_stats.C167];&quot;:&quot;;[rcl_cross_stats.C167])" table:style-name="ce1">
            <text:p>1333101:1333101:0.386:0.386</text:p>
          </table:table-cell>
          <table:table-cell table:number-columns-repeated="16383"/>
        </table:table-row>
        <table:table-row table:style-name="ro1">
          <table:table-cell office:value-type="string" office:string-value="1333102:1333102:0.386:0.386" table:formula="of:=CONCATENATE([rcl_cross_stats.A168];&quot;:&quot;;[rcl_cross_stats.A168];&quot;:&quot;;[rcl_cross_stats.C168];&quot;:&quot;;[rcl_cross_stats.C168])" table:style-name="ce1">
            <text:p>1333102:1333102:0.386:0.386</text:p>
          </table:table-cell>
          <table:table-cell table:number-columns-repeated="16383"/>
        </table:table-row>
        <table:table-row table:style-name="ro1">
          <table:table-cell office:value-type="string" office:string-value="1333103:1333103:0.362:0.362" table:formula="of:=CONCATENATE([rcl_cross_stats.A169];&quot;:&quot;;[rcl_cross_stats.A169];&quot;:&quot;;[rcl_cross_stats.C169];&quot;:&quot;;[rcl_cross_stats.C169])" table:style-name="ce1">
            <text:p>1333103:1333103:0.362:0.362</text:p>
          </table:table-cell>
          <table:table-cell table:number-columns-repeated="16383"/>
        </table:table-row>
        <table:table-row table:style-name="ro1">
          <table:table-cell office:value-type="string" office:string-value="1333201:1333201:0.386:0.386" table:formula="of:=CONCATENATE([rcl_cross_stats.A170];&quot;:&quot;;[rcl_cross_stats.A170];&quot;:&quot;;[rcl_cross_stats.C170];&quot;:&quot;;[rcl_cross_stats.C170])" table:style-name="ce1">
            <text:p>1333201:1333201:0.386:0.386</text:p>
          </table:table-cell>
          <table:table-cell table:number-columns-repeated="16383"/>
        </table:table-row>
        <table:table-row table:style-name="ro1">
          <table:table-cell office:value-type="string" office:string-value="1333202:1333202:0.386:0.386" table:formula="of:=CONCATENATE([rcl_cross_stats.A171];&quot;:&quot;;[rcl_cross_stats.A171];&quot;:&quot;;[rcl_cross_stats.C171];&quot;:&quot;;[rcl_cross_stats.C171])" table:style-name="ce1">
            <text:p>1333202:1333202:0.386:0.386</text:p>
          </table:table-cell>
          <table:table-cell table:number-columns-repeated="16383"/>
        </table:table-row>
        <table:table-row table:style-name="ro1">
          <table:table-cell office:value-type="string" office:string-value="1333203:1333203:0.362:0.362" table:formula="of:=CONCATENATE([rcl_cross_stats.A172];&quot;:&quot;;[rcl_cross_stats.A172];&quot;:&quot;;[rcl_cross_stats.C172];&quot;:&quot;;[rcl_cross_stats.C172])" table:style-name="ce1">
            <text:p>1333203:1333203:0.362:0.362</text:p>
          </table:table-cell>
          <table:table-cell table:number-columns-repeated="16383"/>
        </table:table-row>
        <table:table-row table:style-name="ro1">
          <table:table-cell office:value-type="string" office:string-value="1341101:1341101:0.3552:0.3552" table:formula="of:=CONCATENATE([rcl_cross_stats.A173];&quot;:&quot;;[rcl_cross_stats.A173];&quot;:&quot;;[rcl_cross_stats.C173];&quot;:&quot;;[rcl_cross_stats.C173])" table:style-name="ce1">
            <text:p>1341101:1341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1:1351101:0.3552:0.3552" table:formula="of:=CONCATENATE([rcl_cross_stats.A174];&quot;:&quot;;[rcl_cross_stats.A174];&quot;:&quot;;[rcl_cross_stats.C174];&quot;:&quot;;[rcl_cross_stats.C174])" table:style-name="ce1">
            <text:p>1351101:1351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2:1351102:0.3552:0.3552" table:formula="of:=CONCATENATE([rcl_cross_stats.A175];&quot;:&quot;;[rcl_cross_stats.A175];&quot;:&quot;;[rcl_cross_stats.C175];&quot;:&quot;;[rcl_cross_stats.C175])" table:style-name="ce1">
            <text:p>1351102:1351102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3:1351103:0.353:0.353" table:formula="of:=CONCATENATE([rcl_cross_stats.A176];&quot;:&quot;;[rcl_cross_stats.A176];&quot;:&quot;;[rcl_cross_stats.C176];&quot;:&quot;;[rcl_cross_stats.C176])" table:style-name="ce1">
            <text:p>1351103:1351103:0.353:0.353</text:p>
          </table:table-cell>
          <table:table-cell table:number-columns-repeated="16383"/>
        </table:table-row>
        <table:table-row table:style-name="ro1">
          <table:table-cell office:value-type="string" office:string-value="1351201:1351201:0.3552:0.3552" table:formula="of:=CONCATENATE([rcl_cross_stats.A177];&quot;:&quot;;[rcl_cross_stats.A177];&quot;:&quot;;[rcl_cross_stats.C177];&quot;:&quot;;[rcl_cross_stats.C177])" table:style-name="ce1">
            <text:p>1351201:13512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202:1351202:0.3552:0.3552" table:formula="of:=CONCATENATE([rcl_cross_stats.A178];&quot;:&quot;;[rcl_cross_stats.A178];&quot;:&quot;;[rcl_cross_stats.C178];&quot;:&quot;;[rcl_cross_stats.C178])" table:style-name="ce1">
            <text:p>1351202:1351202:0.3552:0.3552</text:p>
          </table:table-cell>
          <table:table-cell table:number-columns-repeated="16383"/>
        </table:table-row>
        <table:table-row table:style-name="ro1">
          <table:table-cell office:value-type="string" office:string-value="1351203:1351203:0.353:0.353" table:formula="of:=CONCATENATE([rcl_cross_stats.A179];&quot;:&quot;;[rcl_cross_stats.A179];&quot;:&quot;;[rcl_cross_stats.C179];&quot;:&quot;;[rcl_cross_stats.C179])" table:style-name="ce1">
            <text:p>1351203:1351203:0.353:0.353</text:p>
          </table:table-cell>
          <table:table-cell table:number-columns-repeated="16383"/>
        </table:table-row>
        <table:table-row table:style-name="ro1">
          <table:table-cell office:value-type="string" office:string-value="1352101:1352101:0.355:0.355" table:formula="of:=CONCATENATE([rcl_cross_stats.A180];&quot;:&quot;;[rcl_cross_stats.A180];&quot;:&quot;;[rcl_cross_stats.C180];&quot;:&quot;;[rcl_cross_stats.C180])" table:style-name="ce1">
            <text:p>1352101:1352101:0.355:0.355</text:p>
          </table:table-cell>
          <table:table-cell table:number-columns-repeated="16383"/>
        </table:table-row>
        <table:table-row table:style-name="ro1">
          <table:table-cell office:value-type="string" office:string-value="1352102:1352102:0.355:0.355" table:formula="of:=CONCATENATE([rcl_cross_stats.A181];&quot;:&quot;;[rcl_cross_stats.A181];&quot;:&quot;;[rcl_cross_stats.C181];&quot;:&quot;;[rcl_cross_stats.C181])" table:style-name="ce1">
            <text:p>1352102:1352102:0.355:0.355</text:p>
          </table:table-cell>
          <table:table-cell table:number-columns-repeated="16383"/>
        </table:table-row>
        <table:table-row table:style-name="ro1">
          <table:table-cell office:value-type="string" office:string-value="1352103:1352103:0.353:0.353" table:formula="of:=CONCATENATE([rcl_cross_stats.A182];&quot;:&quot;;[rcl_cross_stats.A182];&quot;:&quot;;[rcl_cross_stats.C182];&quot;:&quot;;[rcl_cross_stats.C182])" table:style-name="ce1">
            <text:p>1352103:1352103:0.353:0.353</text:p>
          </table:table-cell>
          <table:table-cell table:number-columns-repeated="16383"/>
        </table:table-row>
        <table:table-row table:style-name="ro1">
          <table:table-cell office:value-type="string" office:string-value="1352201:1352201:0.355:0.355" table:formula="of:=CONCATENATE([rcl_cross_stats.A183];&quot;:&quot;;[rcl_cross_stats.A183];&quot;:&quot;;[rcl_cross_stats.C183];&quot;:&quot;;[rcl_cross_stats.C183])" table:style-name="ce1">
            <text:p>1352201:1352201:0.355:0.355</text:p>
          </table:table-cell>
          <table:table-cell table:number-columns-repeated="16383"/>
        </table:table-row>
        <table:table-row table:style-name="ro1">
          <table:table-cell office:value-type="string" office:string-value="1352202:1352202:0.355:0.355" table:formula="of:=CONCATENATE([rcl_cross_stats.A184];&quot;:&quot;;[rcl_cross_stats.A184];&quot;:&quot;;[rcl_cross_stats.C184];&quot;:&quot;;[rcl_cross_stats.C184])" table:style-name="ce1">
            <text:p>1352202:1352202:0.355:0.355</text:p>
          </table:table-cell>
          <table:table-cell table:number-columns-repeated="16383"/>
        </table:table-row>
        <table:table-row table:style-name="ro1">
          <table:table-cell office:value-type="string" office:string-value="1352203:1352203:0.353:0.353" table:formula="of:=CONCATENATE([rcl_cross_stats.A185];&quot;:&quot;;[rcl_cross_stats.A185];&quot;:&quot;;[rcl_cross_stats.C185];&quot;:&quot;;[rcl_cross_stats.C185])" table:style-name="ce1">
            <text:p>1352203:1352203:0.353:0.353</text:p>
          </table:table-cell>
          <table:table-cell table:number-columns-repeated="16383"/>
        </table:table-row>
        <table:table-row table:style-name="ro1">
          <table:table-cell office:value-type="string" office:string-value="1353101:1353101:0.3552:0.3552" table:formula="of:=CONCATENATE([rcl_cross_stats.A186];&quot;:&quot;;[rcl_cross_stats.A186];&quot;:&quot;;[rcl_cross_stats.C186];&quot;:&quot;;[rcl_cross_stats.C186])" table:style-name="ce1">
            <text:p>1353101:1353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3102:1353102:0.3552:0.3552" table:formula="of:=CONCATENATE([rcl_cross_stats.A187];&quot;:&quot;;[rcl_cross_stats.A187];&quot;:&quot;;[rcl_cross_stats.C187];&quot;:&quot;;[rcl_cross_stats.C187])" table:style-name="ce1">
            <text:p>1353102:1353102:0.3552:0.3552</text:p>
          </table:table-cell>
          <table:table-cell table:number-columns-repeated="16383"/>
        </table:table-row>
        <table:table-row table:style-name="ro1">
          <table:table-cell office:value-type="string" office:string-value="1353103:1353103:0.353:0.353" table:formula="of:=CONCATENATE([rcl_cross_stats.A188];&quot;:&quot;;[rcl_cross_stats.A188];&quot;:&quot;;[rcl_cross_stats.C188];&quot;:&quot;;[rcl_cross_stats.C188])" table:style-name="ce1">
            <text:p>1353103:1353103:0.353:0.353</text:p>
          </table:table-cell>
          <table:table-cell table:number-columns-repeated="16383"/>
        </table:table-row>
        <table:table-row table:style-name="ro1">
          <table:table-cell office:value-type="string" office:string-value="2111101:2111101:0.232:0.232" table:formula="of:=CONCATENATE([rcl_cross_stats.A189];&quot;:&quot;;[rcl_cross_stats.A189];&quot;:&quot;;[rcl_cross_stats.C189];&quot;:&quot;;[rcl_cross_stats.C189])" table:style-name="ce1">
            <text:p>2111101:2111101:0.232:0.232</text:p>
          </table:table-cell>
          <table:table-cell table:number-columns-repeated="16383"/>
        </table:table-row>
        <table:table-row table:style-name="ro1">
          <table:table-cell office:value-type="string" office:string-value="2111102:2111102:0.232:0.232" table:formula="of:=CONCATENATE([rcl_cross_stats.A190];&quot;:&quot;;[rcl_cross_stats.A190];&quot;:&quot;;[rcl_cross_stats.C190];&quot;:&quot;;[rcl_cross_stats.C190])" table:style-name="ce1">
            <text:p>2111102:2111102:0.232:0.232</text:p>
          </table:table-cell>
          <table:table-cell table:number-columns-repeated="16383"/>
        </table:table-row>
        <table:table-row table:style-name="ro1">
          <table:table-cell office:value-type="string" office:string-value="2111103:2111103:0.232:0.232" table:formula="of:=CONCATENATE([rcl_cross_stats.A191];&quot;:&quot;;[rcl_cross_stats.A191];&quot;:&quot;;[rcl_cross_stats.C191];&quot;:&quot;;[rcl_cross_stats.C191])" table:style-name="ce1">
            <text:p>2111103:2111103:0.232:0.232</text:p>
          </table:table-cell>
          <table:table-cell table:number-columns-repeated="16383"/>
        </table:table-row>
        <table:table-row table:style-name="ro1">
          <table:table-cell office:value-type="string" office:string-value="2111201:2111201:0.232:0.232" table:formula="of:=CONCATENATE([rcl_cross_stats.A192];&quot;:&quot;;[rcl_cross_stats.A192];&quot;:&quot;;[rcl_cross_stats.C192];&quot;:&quot;;[rcl_cross_stats.C192])" table:style-name="ce1">
            <text:p>2111201:2111201:0.232:0.232</text:p>
          </table:table-cell>
          <table:table-cell table:number-columns-repeated="16383"/>
        </table:table-row>
        <table:table-row table:style-name="ro1">
          <table:table-cell office:value-type="string" office:string-value="2111202:2111202:0.232:0.232" table:formula="of:=CONCATENATE([rcl_cross_stats.A193];&quot;:&quot;;[rcl_cross_stats.A193];&quot;:&quot;;[rcl_cross_stats.C193];&quot;:&quot;;[rcl_cross_stats.C193])" table:style-name="ce1">
            <text:p>2111202:2111202:0.232:0.232</text:p>
          </table:table-cell>
          <table:table-cell table:number-columns-repeated="16383"/>
        </table:table-row>
        <table:table-row table:style-name="ro1">
          <table:table-cell office:value-type="string" office:string-value="2111203:2111203:0.232:0.232" table:formula="of:=CONCATENATE([rcl_cross_stats.A194];&quot;:&quot;;[rcl_cross_stats.A194];&quot;:&quot;;[rcl_cross_stats.C194];&quot;:&quot;;[rcl_cross_stats.C194])" table:style-name="ce1">
            <text:p>2111203:2111203:0.232:0.232</text:p>
          </table:table-cell>
          <table:table-cell table:number-columns-repeated="16383"/>
        </table:table-row>
        <table:table-row table:style-name="ro1">
          <table:table-cell office:value-type="string" office:string-value="2112101:2112101:0.232:0.232" table:formula="of:=CONCATENATE([rcl_cross_stats.A195];&quot;:&quot;;[rcl_cross_stats.A195];&quot;:&quot;;[rcl_cross_stats.C195];&quot;:&quot;;[rcl_cross_stats.C195])" table:style-name="ce1">
            <text:p>2112101:2112101:0.232:0.232</text:p>
          </table:table-cell>
          <table:table-cell table:number-columns-repeated="16383"/>
        </table:table-row>
        <table:table-row table:style-name="ro1">
          <table:table-cell office:value-type="string" office:string-value="2112102:2112102:0.232:0.232" table:formula="of:=CONCATENATE([rcl_cross_stats.A196];&quot;:&quot;;[rcl_cross_stats.A196];&quot;:&quot;;[rcl_cross_stats.C196];&quot;:&quot;;[rcl_cross_stats.C196])" table:style-name="ce1">
            <text:p>2112102:2112102:0.232:0.232</text:p>
          </table:table-cell>
          <table:table-cell table:number-columns-repeated="16383"/>
        </table:table-row>
        <table:table-row table:style-name="ro1">
          <table:table-cell office:value-type="string" office:string-value="2112103:2112103:0.232:0.232" table:formula="of:=CONCATENATE([rcl_cross_stats.A197];&quot;:&quot;;[rcl_cross_stats.A197];&quot;:&quot;;[rcl_cross_stats.C197];&quot;:&quot;;[rcl_cross_stats.C197])" table:style-name="ce1">
            <text:p>2112103:2112103:0.232:0.232</text:p>
          </table:table-cell>
          <table:table-cell table:number-columns-repeated="16383"/>
        </table:table-row>
        <table:table-row table:style-name="ro1">
          <table:table-cell office:value-type="string" office:string-value="2112201:2112201:0.232:0.232" table:formula="of:=CONCATENATE([rcl_cross_stats.A198];&quot;:&quot;;[rcl_cross_stats.A198];&quot;:&quot;;[rcl_cross_stats.C198];&quot;:&quot;;[rcl_cross_stats.C198])" table:style-name="ce1">
            <text:p>2112201:2112201:0.232:0.232</text:p>
          </table:table-cell>
          <table:table-cell table:number-columns-repeated="16383"/>
        </table:table-row>
        <table:table-row table:style-name="ro1">
          <table:table-cell office:value-type="string" office:string-value="2112202:2112202:0.232:0.232" table:formula="of:=CONCATENATE([rcl_cross_stats.A199];&quot;:&quot;;[rcl_cross_stats.A199];&quot;:&quot;;[rcl_cross_stats.C199];&quot;:&quot;;[rcl_cross_stats.C199])" table:style-name="ce1">
            <text:p>2112202:2112202:0.232:0.232</text:p>
          </table:table-cell>
          <table:table-cell table:number-columns-repeated="16383"/>
        </table:table-row>
        <table:table-row table:style-name="ro1">
          <table:table-cell office:value-type="string" office:string-value="2112203:2112203:0.232:0.232" table:formula="of:=CONCATENATE([rcl_cross_stats.A200];&quot;:&quot;;[rcl_cross_stats.A200];&quot;:&quot;;[rcl_cross_stats.C200];&quot;:&quot;;[rcl_cross_stats.C200])" table:style-name="ce1">
            <text:p>2112203:2112203:0.232:0.232</text:p>
          </table:table-cell>
          <table:table-cell table:number-columns-repeated="16383"/>
        </table:table-row>
        <table:table-row table:style-name="ro1">
          <table:table-cell office:value-type="string" office:string-value="2113101:2113101:0.232:0.232" table:formula="of:=CONCATENATE([rcl_cross_stats.A201];&quot;:&quot;;[rcl_cross_stats.A201];&quot;:&quot;;[rcl_cross_stats.C201];&quot;:&quot;;[rcl_cross_stats.C201])" table:style-name="ce1">
            <text:p>2113101:2113101:0.232:0.232</text:p>
          </table:table-cell>
          <table:table-cell table:number-columns-repeated="16383"/>
        </table:table-row>
        <table:table-row table:style-name="ro1">
          <table:table-cell office:value-type="string" office:string-value="2121101:2121101:0.175:0.175" table:formula="of:=CONCATENATE([rcl_cross_stats.A202];&quot;:&quot;;[rcl_cross_stats.A202];&quot;:&quot;;[rcl_cross_stats.C202];&quot;:&quot;;[rcl_cross_stats.C202])" table:style-name="ce1">
            <text:p>2121101:2121101:0.175:0.175</text:p>
          </table:table-cell>
          <table:table-cell table:number-columns-repeated="16383"/>
        </table:table-row>
        <table:table-row table:style-name="ro1">
          <table:table-cell office:value-type="string" office:string-value="2121102:2121102:0.175:0.175" table:formula="of:=CONCATENATE([rcl_cross_stats.A203];&quot;:&quot;;[rcl_cross_stats.A203];&quot;:&quot;;[rcl_cross_stats.C203];&quot;:&quot;;[rcl_cross_stats.C203])" table:style-name="ce1">
            <text:p>2121102:2121102:0.175:0.175</text:p>
          </table:table-cell>
          <table:table-cell table:number-columns-repeated="16383"/>
        </table:table-row>
        <table:table-row table:style-name="ro1">
          <table:table-cell office:value-type="string" office:string-value="2121103:2121103:0.284:0.284" table:formula="of:=CONCATENATE([rcl_cross_stats.A204];&quot;:&quot;;[rcl_cross_stats.A204];&quot;:&quot;;[rcl_cross_stats.C204];&quot;:&quot;;[rcl_cross_stats.C204])" table:style-name="ce1">
            <text:p>2121103:2121103:0.284:0.284</text:p>
          </table:table-cell>
          <table:table-cell table:number-columns-repeated="16383"/>
        </table:table-row>
        <table:table-row table:style-name="ro1">
          <table:table-cell office:value-type="string" office:string-value="2121201:2121201:0.175:0.175" table:formula="of:=CONCATENATE([rcl_cross_stats.A205];&quot;:&quot;;[rcl_cross_stats.A205];&quot;:&quot;;[rcl_cross_stats.C205];&quot;:&quot;;[rcl_cross_stats.C205])" table:style-name="ce1">
            <text:p>2121201:2121201:0.175:0.175</text:p>
          </table:table-cell>
          <table:table-cell table:number-columns-repeated="16383"/>
        </table:table-row>
        <table:table-row table:style-name="ro1">
          <table:table-cell office:value-type="string" office:string-value="2121202:2121202:0.175:0.175" table:formula="of:=CONCATENATE([rcl_cross_stats.A206];&quot;:&quot;;[rcl_cross_stats.A206];&quot;:&quot;;[rcl_cross_stats.C206];&quot;:&quot;;[rcl_cross_stats.C206])" table:style-name="ce1">
            <text:p>2121202:2121202:0.175:0.175</text:p>
          </table:table-cell>
          <table:table-cell table:number-columns-repeated="16383"/>
        </table:table-row>
        <table:table-row table:style-name="ro1">
          <table:table-cell office:value-type="string" office:string-value="2121203:2121203:0.284:0.284" table:formula="of:=CONCATENATE([rcl_cross_stats.A207];&quot;:&quot;;[rcl_cross_stats.A207];&quot;:&quot;;[rcl_cross_stats.C207];&quot;:&quot;;[rcl_cross_stats.C207])" table:style-name="ce1">
            <text:p>2121203:2121203:0.284:0.284</text:p>
          </table:table-cell>
          <table:table-cell table:number-columns-repeated="16383"/>
        </table:table-row>
        <table:table-row table:style-name="ro1">
          <table:table-cell office:value-type="string" office:string-value="2122101:2122101:0.175:0.175" table:formula="of:=CONCATENATE([rcl_cross_stats.A208];&quot;:&quot;;[rcl_cross_stats.A208];&quot;:&quot;;[rcl_cross_stats.C208];&quot;:&quot;;[rcl_cross_stats.C208])" table:style-name="ce1">
            <text:p>2122101:2122101:0.175:0.175</text:p>
          </table:table-cell>
          <table:table-cell table:number-columns-repeated="16383"/>
        </table:table-row>
        <table:table-row table:style-name="ro1">
          <table:table-cell office:value-type="string" office:string-value="2122102:2122102:0.175:0.175" table:formula="of:=CONCATENATE([rcl_cross_stats.A209];&quot;:&quot;;[rcl_cross_stats.A209];&quot;:&quot;;[rcl_cross_stats.C209];&quot;:&quot;;[rcl_cross_stats.C209])" table:style-name="ce1">
            <text:p>2122102:2122102:0.175:0.175</text:p>
          </table:table-cell>
          <table:table-cell table:number-columns-repeated="16383"/>
        </table:table-row>
        <table:table-row table:style-name="ro1">
          <table:table-cell office:value-type="string" office:string-value="2122103:2122103:0.284:0.284" table:formula="of:=CONCATENATE([rcl_cross_stats.A210];&quot;:&quot;;[rcl_cross_stats.A210];&quot;:&quot;;[rcl_cross_stats.C210];&quot;:&quot;;[rcl_cross_stats.C210])" table:style-name="ce1">
            <text:p>2122103:2122103:0.284:0.284</text:p>
          </table:table-cell>
          <table:table-cell table:number-columns-repeated="16383"/>
        </table:table-row>
        <table:table-row table:style-name="ro1">
          <table:table-cell office:value-type="string" office:string-value="2122201:2122201:0.175:0.175" table:formula="of:=CONCATENATE([rcl_cross_stats.A211];&quot;:&quot;;[rcl_cross_stats.A211];&quot;:&quot;;[rcl_cross_stats.C211];&quot;:&quot;;[rcl_cross_stats.C211])" table:style-name="ce1">
            <text:p>2122201:2122201:0.175:0.175</text:p>
          </table:table-cell>
          <table:table-cell table:number-columns-repeated="16383"/>
        </table:table-row>
        <table:table-row table:style-name="ro1">
          <table:table-cell office:value-type="string" office:string-value="2122202:2122202:0.175:0.175" table:formula="of:=CONCATENATE([rcl_cross_stats.A212];&quot;:&quot;;[rcl_cross_stats.A212];&quot;:&quot;;[rcl_cross_stats.C212];&quot;:&quot;;[rcl_cross_stats.C212])" table:style-name="ce1">
            <text:p>2122202:2122202:0.175:0.175</text:p>
          </table:table-cell>
          <table:table-cell table:number-columns-repeated="16383"/>
        </table:table-row>
        <table:table-row table:style-name="ro1">
          <table:table-cell office:value-type="string" office:string-value="2122203:2122203:0.284:0.284" table:formula="of:=CONCATENATE([rcl_cross_stats.A213];&quot;:&quot;;[rcl_cross_stats.A213];&quot;:&quot;;[rcl_cross_stats.C213];&quot;:&quot;;[rcl_cross_stats.C213])" table:style-name="ce1">
            <text:p>2122203:2122203:0.284:0.284</text:p>
          </table:table-cell>
          <table:table-cell table:number-columns-repeated="16383"/>
        </table:table-row>
        <table:table-row table:style-name="ro1">
          <table:table-cell office:value-type="string" office:string-value="2123101:2123101:0.175:0.175" table:formula="of:=CONCATENATE([rcl_cross_stats.A214];&quot;:&quot;;[rcl_cross_stats.A214];&quot;:&quot;;[rcl_cross_stats.C214];&quot;:&quot;;[rcl_cross_stats.C214])" table:style-name="ce1">
            <text:p>2123101:2123101:0.175:0.175</text:p>
          </table:table-cell>
          <table:table-cell table:number-columns-repeated="16383"/>
        </table:table-row>
        <table:table-row table:style-name="ro1">
          <table:table-cell office:value-type="string" office:string-value="2123102:2123102:0.175:0.175" table:formula="of:=CONCATENATE([rcl_cross_stats.A215];&quot;:&quot;;[rcl_cross_stats.A215];&quot;:&quot;;[rcl_cross_stats.C215];&quot;:&quot;;[rcl_cross_stats.C215])" table:style-name="ce1">
            <text:p>2123102:2123102:0.175:0.175</text:p>
          </table:table-cell>
          <table:table-cell table:number-columns-repeated="16383"/>
        </table:table-row>
        <table:table-row table:style-name="ro1">
          <table:table-cell office:value-type="string" office:string-value="2123103:2123103:0.284:0.284" table:formula="of:=CONCATENATE([rcl_cross_stats.A216];&quot;:&quot;;[rcl_cross_stats.A216];&quot;:&quot;;[rcl_cross_stats.C216];&quot;:&quot;;[rcl_cross_stats.C216])" table:style-name="ce1">
            <text:p>2123103:2123103:0.284:0.284</text:p>
          </table:table-cell>
          <table:table-cell table:number-columns-repeated="16383"/>
        </table:table-row>
        <table:table-row table:style-name="ro1">
          <table:table-cell office:value-type="string" office:string-value="2123201:2123201:0.175:0.175" table:formula="of:=CONCATENATE([rcl_cross_stats.A217];&quot;:&quot;;[rcl_cross_stats.A217];&quot;:&quot;;[rcl_cross_stats.C217];&quot;:&quot;;[rcl_cross_stats.C217])" table:style-name="ce1">
            <text:p>2123201:2123201:0.175:0.175</text:p>
          </table:table-cell>
          <table:table-cell table:number-columns-repeated="16383"/>
        </table:table-row>
        <table:table-row table:style-name="ro1">
          <table:table-cell office:value-type="string" office:string-value="2123202:2123202:0.175:0.175" table:formula="of:=CONCATENATE([rcl_cross_stats.A218];&quot;:&quot;;[rcl_cross_stats.A218];&quot;:&quot;;[rcl_cross_stats.C218];&quot;:&quot;;[rcl_cross_stats.C218])" table:style-name="ce1">
            <text:p>2123202:2123202:0.175:0.175</text:p>
          </table:table-cell>
          <table:table-cell table:number-columns-repeated="16383"/>
        </table:table-row>
        <table:table-row table:style-name="ro1">
          <table:table-cell office:value-type="string" office:string-value="2123203:2123203:0.284:0.284" table:formula="of:=CONCATENATE([rcl_cross_stats.A219];&quot;:&quot;;[rcl_cross_stats.A219];&quot;:&quot;;[rcl_cross_stats.C219];&quot;:&quot;;[rcl_cross_stats.C219])" table:style-name="ce1">
            <text:p>2123203:2123203:0.284:0.284</text:p>
          </table:table-cell>
          <table:table-cell table:number-columns-repeated="16383"/>
        </table:table-row>
        <table:table-row table:style-name="ro1">
          <table:table-cell office:value-type="string" office:string-value="2131101:2131101:0.23:0.23" table:formula="of:=CONCATENATE([rcl_cross_stats.A220];&quot;:&quot;;[rcl_cross_stats.A220];&quot;:&quot;;[rcl_cross_stats.C220];&quot;:&quot;;[rcl_cross_stats.C220])" table:style-name="ce1">
            <text:p>2131101:2131101:0.23:0.23</text:p>
          </table:table-cell>
          <table:table-cell table:number-columns-repeated="16383"/>
        </table:table-row>
        <table:table-row table:style-name="ro1">
          <table:table-cell office:value-type="string" office:string-value="2131102:2131102:0.23:0.23" table:formula="of:=CONCATENATE([rcl_cross_stats.A221];&quot;:&quot;;[rcl_cross_stats.A221];&quot;:&quot;;[rcl_cross_stats.C221];&quot;:&quot;;[rcl_cross_stats.C221])" table:style-name="ce1">
            <text:p>2131102:2131102:0.23:0.23</text:p>
          </table:table-cell>
          <table:table-cell table:number-columns-repeated="16383"/>
        </table:table-row>
        <table:table-row table:style-name="ro1">
          <table:table-cell office:value-type="string" office:string-value="2131103:2131103:0.246:0.246" table:formula="of:=CONCATENATE([rcl_cross_stats.A222];&quot;:&quot;;[rcl_cross_stats.A222];&quot;:&quot;;[rcl_cross_stats.C222];&quot;:&quot;;[rcl_cross_stats.C222])" table:style-name="ce1">
            <text:p>2131103:2131103:0.246:0.246</text:p>
          </table:table-cell>
          <table:table-cell table:number-columns-repeated="16383"/>
        </table:table-row>
        <table:table-row table:style-name="ro1">
          <table:table-cell office:value-type="string" office:string-value="2131201:2131201:0.23:0.23" table:formula="of:=CONCATENATE([rcl_cross_stats.A223];&quot;:&quot;;[rcl_cross_stats.A223];&quot;:&quot;;[rcl_cross_stats.C223];&quot;:&quot;;[rcl_cross_stats.C223])" table:style-name="ce1">
            <text:p>2131201:2131201:0.23:0.23</text:p>
          </table:table-cell>
          <table:table-cell table:number-columns-repeated="16383"/>
        </table:table-row>
        <table:table-row table:style-name="ro1">
          <table:table-cell office:value-type="string" office:string-value="2131202:2131202:0.23:0.23" table:formula="of:=CONCATENATE([rcl_cross_stats.A224];&quot;:&quot;;[rcl_cross_stats.A224];&quot;:&quot;;[rcl_cross_stats.C224];&quot;:&quot;;[rcl_cross_stats.C224])" table:style-name="ce1">
            <text:p>2131202:2131202:0.23:0.23</text:p>
          </table:table-cell>
          <table:table-cell table:number-columns-repeated="16383"/>
        </table:table-row>
        <table:table-row table:style-name="ro1">
          <table:table-cell office:value-type="string" office:string-value="2131203:2131203:0.246:0.246" table:formula="of:=CONCATENATE([rcl_cross_stats.A225];&quot;:&quot;;[rcl_cross_stats.A225];&quot;:&quot;;[rcl_cross_stats.C225];&quot;:&quot;;[rcl_cross_stats.C225])" table:style-name="ce1">
            <text:p>2131203:2131203:0.246:0.246</text:p>
          </table:table-cell>
          <table:table-cell table:number-columns-repeated="16383"/>
        </table:table-row>
        <table:table-row table:style-name="ro1">
          <table:table-cell office:value-type="string" office:string-value="2132101:2132101:0.23:0.23" table:formula="of:=CONCATENATE([rcl_cross_stats.A226];&quot;:&quot;;[rcl_cross_stats.A226];&quot;:&quot;;[rcl_cross_stats.C226];&quot;:&quot;;[rcl_cross_stats.C226])" table:style-name="ce1">
            <text:p>2132101:2132101:0.23:0.23</text:p>
          </table:table-cell>
          <table:table-cell table:number-columns-repeated="16383"/>
        </table:table-row>
        <table:table-row table:style-name="ro1">
          <table:table-cell office:value-type="string" office:string-value="2132102:2132102:0.23:0.23" table:formula="of:=CONCATENATE([rcl_cross_stats.A227];&quot;:&quot;;[rcl_cross_stats.A227];&quot;:&quot;;[rcl_cross_stats.C227];&quot;:&quot;;[rcl_cross_stats.C227])" table:style-name="ce1">
            <text:p>2132102:2132102:0.23:0.23</text:p>
          </table:table-cell>
          <table:table-cell table:number-columns-repeated="16383"/>
        </table:table-row>
        <table:table-row table:style-name="ro1">
          <table:table-cell office:value-type="string" office:string-value="2132103:2132103:0.246:0.246" table:formula="of:=CONCATENATE([rcl_cross_stats.A228];&quot;:&quot;;[rcl_cross_stats.A228];&quot;:&quot;;[rcl_cross_stats.C228];&quot;:&quot;;[rcl_cross_stats.C228])" table:style-name="ce1">
            <text:p>2132103:2132103:0.246:0.246</text:p>
          </table:table-cell>
          <table:table-cell table:number-columns-repeated="16383"/>
        </table:table-row>
        <table:table-row table:style-name="ro1">
          <table:table-cell office:value-type="string" office:string-value="2132201:2132201:0.23:0.23" table:formula="of:=CONCATENATE([rcl_cross_stats.A229];&quot;:&quot;;[rcl_cross_stats.A229];&quot;:&quot;;[rcl_cross_stats.C229];&quot;:&quot;;[rcl_cross_stats.C229])" table:style-name="ce1">
            <text:p>2132201:2132201:0.23:0.23</text:p>
          </table:table-cell>
          <table:table-cell table:number-columns-repeated="16383"/>
        </table:table-row>
        <table:table-row table:style-name="ro1">
          <table:table-cell office:value-type="string" office:string-value="2132202:2132202:0.23:0.23" table:formula="of:=CONCATENATE([rcl_cross_stats.A230];&quot;:&quot;;[rcl_cross_stats.A230];&quot;:&quot;;[rcl_cross_stats.C230];&quot;:&quot;;[rcl_cross_stats.C230])" table:style-name="ce1">
            <text:p>2132202:2132202:0.23:0.23</text:p>
          </table:table-cell>
          <table:table-cell table:number-columns-repeated="16383"/>
        </table:table-row>
        <table:table-row table:style-name="ro1">
          <table:table-cell office:value-type="string" office:string-value="2132203:2132203:0.246:0.246" table:formula="of:=CONCATENATE([rcl_cross_stats.A231];&quot;:&quot;;[rcl_cross_stats.A231];&quot;:&quot;;[rcl_cross_stats.C231];&quot;:&quot;;[rcl_cross_stats.C231])" table:style-name="ce1">
            <text:p>2132203:2132203:0.246:0.246</text:p>
          </table:table-cell>
          <table:table-cell table:number-columns-repeated="16383"/>
        </table:table-row>
        <table:table-row table:style-name="ro1">
          <table:table-cell office:value-type="string" office:string-value="2133101:2133101:0.23:0.23" table:formula="of:=CONCATENATE([rcl_cross_stats.A232];&quot;:&quot;;[rcl_cross_stats.A232];&quot;:&quot;;[rcl_cross_stats.C232];&quot;:&quot;;[rcl_cross_stats.C232])" table:style-name="ce1">
            <text:p>2133101:2133101:0.23:0.23</text:p>
          </table:table-cell>
          <table:table-cell table:number-columns-repeated="16383"/>
        </table:table-row>
        <table:table-row table:style-name="ro1">
          <table:table-cell office:value-type="string" office:string-value="2133102:2133102:0.23:0.23" table:formula="of:=CONCATENATE([rcl_cross_stats.A233];&quot;:&quot;;[rcl_cross_stats.A233];&quot;:&quot;;[rcl_cross_stats.C233];&quot;:&quot;;[rcl_cross_stats.C233])" table:style-name="ce1">
            <text:p>2133102:2133102:0.23:0.23</text:p>
          </table:table-cell>
          <table:table-cell table:number-columns-repeated="16383"/>
        </table:table-row>
        <table:table-row table:style-name="ro1">
          <table:table-cell office:value-type="string" office:string-value="2133103:2133103:0.246:0.246" table:formula="of:=CONCATENATE([rcl_cross_stats.A234];&quot;:&quot;;[rcl_cross_stats.A234];&quot;:&quot;;[rcl_cross_stats.C234];&quot;:&quot;;[rcl_cross_stats.C234])" table:style-name="ce1">
            <text:p>2133103:2133103:0.246:0.246</text:p>
          </table:table-cell>
          <table:table-cell table:number-columns-repeated="16383"/>
        </table:table-row>
        <table:table-row table:style-name="ro1">
          <table:table-cell office:value-type="string" office:string-value="2133201:2133201:0.23:0.23" table:formula="of:=CONCATENATE([rcl_cross_stats.A235];&quot;:&quot;;[rcl_cross_stats.A235];&quot;:&quot;;[rcl_cross_stats.C235];&quot;:&quot;;[rcl_cross_stats.C235])" table:style-name="ce1">
            <text:p>2133201:2133201:0.23:0.23</text:p>
          </table:table-cell>
          <table:table-cell table:number-columns-repeated="16383"/>
        </table:table-row>
        <table:table-row table:style-name="ro1">
          <table:table-cell office:value-type="string" office:string-value="2133202:2133202:0.23:0.23" table:formula="of:=CONCATENATE([rcl_cross_stats.A236];&quot;:&quot;;[rcl_cross_stats.A236];&quot;:&quot;;[rcl_cross_stats.C236];&quot;:&quot;;[rcl_cross_stats.C236])" table:style-name="ce1">
            <text:p>2133202:2133202:0.23:0.23</text:p>
          </table:table-cell>
          <table:table-cell table:number-columns-repeated="16383"/>
        </table:table-row>
        <table:table-row table:style-name="ro1">
          <table:table-cell office:value-type="string" office:string-value="2133203:2133203:0.246:0.246" table:formula="of:=CONCATENATE([rcl_cross_stats.A237];&quot;:&quot;;[rcl_cross_stats.A237];&quot;:&quot;;[rcl_cross_stats.C237];&quot;:&quot;;[rcl_cross_stats.C237])" table:style-name="ce1">
            <text:p>2133203:2133203:0.246:0.246</text:p>
          </table:table-cell>
          <table:table-cell table:number-columns-repeated="16383"/>
        </table:table-row>
        <table:table-row table:style-name="ro1">
          <table:table-cell office:value-type="string" office:string-value="2141101:2141101:0.212:0.212" table:formula="of:=CONCATENATE([rcl_cross_stats.A238];&quot;:&quot;;[rcl_cross_stats.A238];&quot;:&quot;;[rcl_cross_stats.C238];&quot;:&quot;;[rcl_cross_stats.C238])" table:style-name="ce1">
            <text:p>2141101:2141101:0.212:0.212</text:p>
          </table:table-cell>
          <table:table-cell table:number-columns-repeated="16383"/>
        </table:table-row>
        <table:table-row table:style-name="ro1">
          <table:table-cell office:value-type="string" office:string-value="2151101:2151101:0.212:0.212" table:formula="of:=CONCATENATE([rcl_cross_stats.A239];&quot;:&quot;;[rcl_cross_stats.A239];&quot;:&quot;;[rcl_cross_stats.C239];&quot;:&quot;;[rcl_cross_stats.C239])" table:style-name="ce1">
            <text:p>2151101:2151101:0.212:0.212</text:p>
          </table:table-cell>
          <table:table-cell table:number-columns-repeated="16383"/>
        </table:table-row>
        <table:table-row table:style-name="ro1">
          <table:table-cell office:value-type="string" office:string-value="2151102:2151102:0.212:0.212" table:formula="of:=CONCATENATE([rcl_cross_stats.A240];&quot;:&quot;;[rcl_cross_stats.A240];&quot;:&quot;;[rcl_cross_stats.C240];&quot;:&quot;;[rcl_cross_stats.C240])" table:style-name="ce1">
            <text:p>2151102:2151102:0.212:0.212</text:p>
          </table:table-cell>
          <table:table-cell table:number-columns-repeated="16383"/>
        </table:table-row>
        <table:table-row table:style-name="ro1">
          <table:table-cell office:value-type="string" office:string-value="2151103:2151103:0.254:0.254" table:formula="of:=CONCATENATE([rcl_cross_stats.A241];&quot;:&quot;;[rcl_cross_stats.A241];&quot;:&quot;;[rcl_cross_stats.C241];&quot;:&quot;;[rcl_cross_stats.C241])" table:style-name="ce1">
            <text:p>2151103:2151103:0.254:0.254</text:p>
          </table:table-cell>
          <table:table-cell table:number-columns-repeated="16383"/>
        </table:table-row>
        <table:table-row table:style-name="ro1">
          <table:table-cell office:value-type="string" office:string-value="2151201:2151201:0.212:0.212" table:formula="of:=CONCATENATE([rcl_cross_stats.A242];&quot;:&quot;;[rcl_cross_stats.A242];&quot;:&quot;;[rcl_cross_stats.C242];&quot;:&quot;;[rcl_cross_stats.C242])" table:style-name="ce1">
            <text:p>2151201:2151201:0.212:0.212</text:p>
          </table:table-cell>
          <table:table-cell table:number-columns-repeated="16383"/>
        </table:table-row>
        <table:table-row table:style-name="ro1">
          <table:table-cell office:value-type="string" office:string-value="2151202:2151202:0.212:0.212" table:formula="of:=CONCATENATE([rcl_cross_stats.A243];&quot;:&quot;;[rcl_cross_stats.A243];&quot;:&quot;;[rcl_cross_stats.C243];&quot;:&quot;;[rcl_cross_stats.C243])" table:style-name="ce1">
            <text:p>2151202:2151202:0.212:0.212</text:p>
          </table:table-cell>
          <table:table-cell table:number-columns-repeated="16383"/>
        </table:table-row>
        <table:table-row table:style-name="ro1">
          <table:table-cell office:value-type="string" office:string-value="2151203:2151203:0.254:0.254" table:formula="of:=CONCATENATE([rcl_cross_stats.A244];&quot;:&quot;;[rcl_cross_stats.A244];&quot;:&quot;;[rcl_cross_stats.C244];&quot;:&quot;;[rcl_cross_stats.C244])" table:style-name="ce1">
            <text:p>2151203:2151203:0.254:0.254</text:p>
          </table:table-cell>
          <table:table-cell table:number-columns-repeated="16383"/>
        </table:table-row>
        <table:table-row table:style-name="ro1">
          <table:table-cell office:value-type="string" office:string-value="2152101:2152101:0.212:0.212" table:formula="of:=CONCATENATE([rcl_cross_stats.A245];&quot;:&quot;;[rcl_cross_stats.A245];&quot;:&quot;;[rcl_cross_stats.C245];&quot;:&quot;;[rcl_cross_stats.C245])" table:style-name="ce1">
            <text:p>2152101:2152101:0.212:0.212</text:p>
          </table:table-cell>
          <table:table-cell table:number-columns-repeated="16383"/>
        </table:table-row>
        <table:table-row table:style-name="ro1">
          <table:table-cell office:value-type="string" office:string-value="2152102:2152102:0.212:0.212" table:formula="of:=CONCATENATE([rcl_cross_stats.A246];&quot;:&quot;;[rcl_cross_stats.A246];&quot;:&quot;;[rcl_cross_stats.C246];&quot;:&quot;;[rcl_cross_stats.C246])" table:style-name="ce1">
            <text:p>2152102:2152102:0.212:0.212</text:p>
          </table:table-cell>
          <table:table-cell table:number-columns-repeated="16383"/>
        </table:table-row>
        <table:table-row table:style-name="ro1">
          <table:table-cell office:value-type="string" office:string-value="2152103:2152103:0.254:0.254" table:formula="of:=CONCATENATE([rcl_cross_stats.A247];&quot;:&quot;;[rcl_cross_stats.A247];&quot;:&quot;;[rcl_cross_stats.C247];&quot;:&quot;;[rcl_cross_stats.C247])" table:style-name="ce1">
            <text:p>2152103:2152103:0.254:0.254</text:p>
          </table:table-cell>
          <table:table-cell table:number-columns-repeated="16383"/>
        </table:table-row>
        <table:table-row table:style-name="ro1">
          <table:table-cell office:value-type="string" office:string-value="2152201:2152201:0.212:0.212" table:formula="of:=CONCATENATE([rcl_cross_stats.A248];&quot;:&quot;;[rcl_cross_stats.A248];&quot;:&quot;;[rcl_cross_stats.C248];&quot;:&quot;;[rcl_cross_stats.C248])" table:style-name="ce1">
            <text:p>2152201:2152201:0.212:0.212</text:p>
          </table:table-cell>
          <table:table-cell table:number-columns-repeated="16383"/>
        </table:table-row>
        <table:table-row table:style-name="ro1">
          <table:table-cell office:value-type="string" office:string-value="2152202:2152202:0.212:0.212" table:formula="of:=CONCATENATE([rcl_cross_stats.A249];&quot;:&quot;;[rcl_cross_stats.A249];&quot;:&quot;;[rcl_cross_stats.C249];&quot;:&quot;;[rcl_cross_stats.C249])" table:style-name="ce1">
            <text:p>2152202:2152202:0.212:0.212</text:p>
          </table:table-cell>
          <table:table-cell table:number-columns-repeated="16383"/>
        </table:table-row>
        <table:table-row table:style-name="ro1">
          <table:table-cell office:value-type="string" office:string-value="2152203:2152203:0.254:0.254" table:formula="of:=CONCATENATE([rcl_cross_stats.A250];&quot;:&quot;;[rcl_cross_stats.A250];&quot;:&quot;;[rcl_cross_stats.C250];&quot;:&quot;;[rcl_cross_stats.C250])" table:style-name="ce1">
            <text:p>2152203:2152203:0.254:0.254</text:p>
          </table:table-cell>
          <table:table-cell table:number-columns-repeated="16383"/>
        </table:table-row>
        <table:table-row table:style-name="ro1">
          <table:table-cell office:value-type="string" office:string-value="2153101:2153101:0.212:0.212" table:formula="of:=CONCATENATE([rcl_cross_stats.A251];&quot;:&quot;;[rcl_cross_stats.A251];&quot;:&quot;;[rcl_cross_stats.C251];&quot;:&quot;;[rcl_cross_stats.C251])" table:style-name="ce1">
            <text:p>2153101:2153101:0.212:0.212</text:p>
          </table:table-cell>
          <table:table-cell table:number-columns-repeated="16383"/>
        </table:table-row>
        <table:table-row table:style-name="ro1">
          <table:table-cell office:value-type="string" office:string-value="2153102:2153102:0.212:0.212" table:formula="of:=CONCATENATE([rcl_cross_stats.A252];&quot;:&quot;;[rcl_cross_stats.A252];&quot;:&quot;;[rcl_cross_stats.C252];&quot;:&quot;;[rcl_cross_stats.C252])" table:style-name="ce1">
            <text:p>2153102:2153102:0.212:0.212</text:p>
          </table:table-cell>
          <table:table-cell table:number-columns-repeated="16383"/>
        </table:table-row>
        <table:table-row table:style-name="ro1">
          <table:table-cell office:value-type="string" office:string-value="2153103:2153103:0.254:0.254" table:formula="of:=CONCATENATE([rcl_cross_stats.A253];&quot;:&quot;;[rcl_cross_stats.A253];&quot;:&quot;;[rcl_cross_stats.C253];&quot;:&quot;;[rcl_cross_stats.C253])" table:style-name="ce1">
            <text:p>2153103:2153103:0.254:0.254</text:p>
          </table:table-cell>
          <table:table-cell table:number-columns-repeated="16383"/>
        </table:table-row>
        <table:table-row table:style-name="ro1">
          <table:table-cell office:value-type="string" office:string-value="2153201:2153201:0.212:0.212" table:formula="of:=CONCATENATE([rcl_cross_stats.A254];&quot;:&quot;;[rcl_cross_stats.A254];&quot;:&quot;;[rcl_cross_stats.C254];&quot;:&quot;;[rcl_cross_stats.C254])" table:style-name="ce1">
            <text:p>2153201:2153201:0.212:0.212</text:p>
          </table:table-cell>
          <table:table-cell table:number-columns-repeated="16383"/>
        </table:table-row>
        <table:table-row table:style-name="ro1">
          <table:table-cell office:value-type="string" office:string-value="2153202:2153202:0.212:0.212" table:formula="of:=CONCATENATE([rcl_cross_stats.A255];&quot;:&quot;;[rcl_cross_stats.A255];&quot;:&quot;;[rcl_cross_stats.C255];&quot;:&quot;;[rcl_cross_stats.C255])" table:style-name="ce1">
            <text:p>2153202:2153202:0.212:0.212</text:p>
          </table:table-cell>
          <table:table-cell table:number-columns-repeated="16383"/>
        </table:table-row>
        <table:table-row table:style-name="ro1">
          <table:table-cell office:value-type="string" office:string-value="2153203:2153203:0.254:0.254" table:formula="of:=CONCATENATE([rcl_cross_stats.A256];&quot;:&quot;;[rcl_cross_stats.A256];&quot;:&quot;;[rcl_cross_stats.C256];&quot;:&quot;;[rcl_cross_stats.C256])" table:style-name="ce1">
            <text:p>2153203:2153203:0.254:0.254</text:p>
          </table:table-cell>
          <table:table-cell table:number-columns-repeated="16383"/>
        </table:table-row>
        <table:table-row table:style-name="ro1">
          <table:table-cell office:value-type="string" office:string-value="2211101:2211101:0.388:0.388" table:formula="of:=CONCATENATE([rcl_cross_stats.A257];&quot;:&quot;;[rcl_cross_stats.A257];&quot;:&quot;;[rcl_cross_stats.C257];&quot;:&quot;;[rcl_cross_stats.C257])" table:style-name="ce1">
            <text:p>2211101:2211101:0.388:0.388</text:p>
          </table:table-cell>
          <table:table-cell table:number-columns-repeated="16383"/>
        </table:table-row>
        <table:table-row table:style-name="ro1">
          <table:table-cell office:value-type="string" office:string-value="2211102:2211102:0.388:0.388" table:formula="of:=CONCATENATE([rcl_cross_stats.A258];&quot;:&quot;;[rcl_cross_stats.A258];&quot;:&quot;;[rcl_cross_stats.C258];&quot;:&quot;;[rcl_cross_stats.C258])" table:style-name="ce1">
            <text:p>2211102:2211102:0.388:0.388</text:p>
          </table:table-cell>
          <table:table-cell table:number-columns-repeated="16383"/>
        </table:table-row>
        <table:table-row table:style-name="ro1">
          <table:table-cell office:value-type="string" office:string-value="2211103:2211103:0.396:0.396" table:formula="of:=CONCATENATE([rcl_cross_stats.A259];&quot;:&quot;;[rcl_cross_stats.A259];&quot;:&quot;;[rcl_cross_stats.C259];&quot;:&quot;;[rcl_cross_stats.C259])" table:style-name="ce1">
            <text:p>2211103:2211103:0.396:0.396</text:p>
          </table:table-cell>
          <table:table-cell table:number-columns-repeated="16383"/>
        </table:table-row>
        <table:table-row table:style-name="ro1">
          <table:table-cell office:value-type="string" office:string-value="2211111:2211111:0.396:0.396" table:formula="of:=CONCATENATE([rcl_cross_stats.A260];&quot;:&quot;;[rcl_cross_stats.A260];&quot;:&quot;;[rcl_cross_stats.C260];&quot;:&quot;;[rcl_cross_stats.C260])" table:style-name="ce1">
            <text:p>2211111:2211111:0.396:0.396</text:p>
          </table:table-cell>
          <table:table-cell table:number-columns-repeated="16383"/>
        </table:table-row>
        <table:table-row table:style-name="ro1">
          <table:table-cell office:value-type="string" office:string-value="2211201:2211201:0.212:0.212" table:formula="of:=CONCATENATE([rcl_cross_stats.A261];&quot;:&quot;;[rcl_cross_stats.A261];&quot;:&quot;;[rcl_cross_stats.C261];&quot;:&quot;;[rcl_cross_stats.C261])" table:style-name="ce1">
            <text:p>2211201:2211201:0.212:0.212</text:p>
          </table:table-cell>
          <table:table-cell table:number-columns-repeated="16383"/>
        </table:table-row>
        <table:table-row table:style-name="ro1">
          <table:table-cell office:value-type="string" office:string-value="2211202:2211202:0.212:0.212" table:formula="of:=CONCATENATE([rcl_cross_stats.A262];&quot;:&quot;;[rcl_cross_stats.A262];&quot;:&quot;;[rcl_cross_stats.C262];&quot;:&quot;;[rcl_cross_stats.C262])" table:style-name="ce1">
            <text:p>2211202:2211202:0.212:0.212</text:p>
          </table:table-cell>
          <table:table-cell table:number-columns-repeated="16383"/>
        </table:table-row>
        <table:table-row table:style-name="ro1">
          <table:table-cell office:value-type="string" office:string-value="2211203:2211203:0.254:0.254" table:formula="of:=CONCATENATE([rcl_cross_stats.A263];&quot;:&quot;;[rcl_cross_stats.A263];&quot;:&quot;;[rcl_cross_stats.C263];&quot;:&quot;;[rcl_cross_stats.C263])" table:style-name="ce1">
            <text:p>2211203:2211203:0.254:0.254</text:p>
          </table:table-cell>
          <table:table-cell table:number-columns-repeated="16383"/>
        </table:table-row>
        <table:table-row table:style-name="ro1">
          <table:table-cell office:value-type="string" office:string-value="2212101:2212101:0.388:0.388" table:formula="of:=CONCATENATE([rcl_cross_stats.A264];&quot;:&quot;;[rcl_cross_stats.A264];&quot;:&quot;;[rcl_cross_stats.C264];&quot;:&quot;;[rcl_cross_stats.C264])" table:style-name="ce1">
            <text:p>2212101:2212101:0.388:0.388</text:p>
          </table:table-cell>
          <table:table-cell table:number-columns-repeated="16383"/>
        </table:table-row>
        <table:table-row table:style-name="ro1">
          <table:table-cell office:value-type="string" office:string-value="2212102:2212102:0.388:0.388" table:formula="of:=CONCATENATE([rcl_cross_stats.A265];&quot;:&quot;;[rcl_cross_stats.A265];&quot;:&quot;;[rcl_cross_stats.C265];&quot;:&quot;;[rcl_cross_stats.C265])" table:style-name="ce1">
            <text:p>2212102:2212102:0.388:0.388</text:p>
          </table:table-cell>
          <table:table-cell table:number-columns-repeated="16383"/>
        </table:table-row>
        <table:table-row table:style-name="ro1">
          <table:table-cell office:value-type="string" office:string-value="2212103:2212103:0.396:0.396" table:formula="of:=CONCATENATE([rcl_cross_stats.A266];&quot;:&quot;;[rcl_cross_stats.A266];&quot;:&quot;;[rcl_cross_stats.C266];&quot;:&quot;;[rcl_cross_stats.C266])" table:style-name="ce1">
            <text:p>2212103:2212103:0.396:0.396</text:p>
          </table:table-cell>
          <table:table-cell table:number-columns-repeated="16383"/>
        </table:table-row>
        <table:table-row table:style-name="ro1">
          <table:table-cell office:value-type="string" office:string-value="2212201:2212201:0.388:0.388" table:formula="of:=CONCATENATE([rcl_cross_stats.A267];&quot;:&quot;;[rcl_cross_stats.A267];&quot;:&quot;;[rcl_cross_stats.C267];&quot;:&quot;;[rcl_cross_stats.C267])" table:style-name="ce1">
            <text:p>2212201:2212201:0.388:0.388</text:p>
          </table:table-cell>
          <table:table-cell table:number-columns-repeated="16383"/>
        </table:table-row>
        <table:table-row table:style-name="ro1">
          <table:table-cell office:value-type="string" office:string-value="2212202:2212202:0.388:0.388" table:formula="of:=CONCATENATE([rcl_cross_stats.A268];&quot;:&quot;;[rcl_cross_stats.A268];&quot;:&quot;;[rcl_cross_stats.C268];&quot;:&quot;;[rcl_cross_stats.C268])" table:style-name="ce1">
            <text:p>2212202:2212202:0.388:0.388</text:p>
          </table:table-cell>
          <table:table-cell table:number-columns-repeated="16383"/>
        </table:table-row>
        <table:table-row table:style-name="ro1">
          <table:table-cell office:value-type="string" office:string-value="2212203:2212203:0.396:0.396" table:formula="of:=CONCATENATE([rcl_cross_stats.A269];&quot;:&quot;;[rcl_cross_stats.A269];&quot;:&quot;;[rcl_cross_stats.C269];&quot;:&quot;;[rcl_cross_stats.C269])" table:style-name="ce1">
            <text:p>2212203:2212203:0.396:0.396</text:p>
          </table:table-cell>
          <table:table-cell table:number-columns-repeated="16383"/>
        </table:table-row>
        <table:table-row table:style-name="ro1">
          <table:table-cell office:value-type="string" office:string-value="2213101:2213101:0.388:0.388" table:formula="of:=CONCATENATE([rcl_cross_stats.A270];&quot;:&quot;;[rcl_cross_stats.A270];&quot;:&quot;;[rcl_cross_stats.C270];&quot;:&quot;;[rcl_cross_stats.C270])" table:style-name="ce1">
            <text:p>2213101:2213101:0.388:0.388</text:p>
          </table:table-cell>
          <table:table-cell table:number-columns-repeated="16383"/>
        </table:table-row>
        <table:table-row table:style-name="ro1">
          <table:table-cell office:value-type="string" office:string-value="2213102:2213102:0.388:0.388" table:formula="of:=CONCATENATE([rcl_cross_stats.A271];&quot;:&quot;;[rcl_cross_stats.A271];&quot;:&quot;;[rcl_cross_stats.C271];&quot;:&quot;;[rcl_cross_stats.C271])" table:style-name="ce1">
            <text:p>2213102:2213102:0.388:0.388</text:p>
          </table:table-cell>
          <table:table-cell table:number-columns-repeated="16383"/>
        </table:table-row>
        <table:table-row table:style-name="ro1">
          <table:table-cell office:value-type="string" office:string-value="2213103:2213103:0.396:0.396" table:formula="of:=CONCATENATE([rcl_cross_stats.A272];&quot;:&quot;;[rcl_cross_stats.A272];&quot;:&quot;;[rcl_cross_stats.C272];&quot;:&quot;;[rcl_cross_stats.C272])" table:style-name="ce1">
            <text:p>2213103:2213103:0.396:0.396</text:p>
          </table:table-cell>
          <table:table-cell table:number-columns-repeated="16383"/>
        </table:table-row>
        <table:table-row table:style-name="ro1">
          <table:table-cell office:value-type="string" office:string-value="2213201:2213201:0.388:0.388" table:formula="of:=CONCATENATE([rcl_cross_stats.A273];&quot;:&quot;;[rcl_cross_stats.A273];&quot;:&quot;;[rcl_cross_stats.C273];&quot;:&quot;;[rcl_cross_stats.C273])" table:style-name="ce1">
            <text:p>2213201:2213201:0.388:0.388</text:p>
          </table:table-cell>
          <table:table-cell table:number-columns-repeated="16383"/>
        </table:table-row>
        <table:table-row table:style-name="ro1">
          <table:table-cell office:value-type="string" office:string-value="2213202:2213202:0.388:0.388" table:formula="of:=CONCATENATE([rcl_cross_stats.A274];&quot;:&quot;;[rcl_cross_stats.A274];&quot;:&quot;;[rcl_cross_stats.C274];&quot;:&quot;;[rcl_cross_stats.C274])" table:style-name="ce1">
            <text:p>2213202:2213202:0.388:0.388</text:p>
          </table:table-cell>
          <table:table-cell table:number-columns-repeated="16383"/>
        </table:table-row>
        <table:table-row table:style-name="ro1">
          <table:table-cell office:value-type="string" office:string-value="2213203:2213203:0.396:0.396" table:formula="of:=CONCATENATE([rcl_cross_stats.A275];&quot;:&quot;;[rcl_cross_stats.A275];&quot;:&quot;;[rcl_cross_stats.C275];&quot;:&quot;;[rcl_cross_stats.C275])" table:style-name="ce1">
            <text:p>2213203:2213203:0.396:0.396</text:p>
          </table:table-cell>
          <table:table-cell table:number-columns-repeated="16383"/>
        </table:table-row>
        <table:table-row table:style-name="ro1">
          <table:table-cell office:value-type="string" office:string-value="2221101:2221101:0.336:0.336" table:formula="of:=CONCATENATE([rcl_cross_stats.A276];&quot;:&quot;;[rcl_cross_stats.A276];&quot;:&quot;;[rcl_cross_stats.C276];&quot;:&quot;;[rcl_cross_stats.C276])" table:style-name="ce1">
            <text:p>2221101:2221101:0.336:0.336</text:p>
          </table:table-cell>
          <table:table-cell table:number-columns-repeated="16383"/>
        </table:table-row>
        <table:table-row table:style-name="ro1">
          <table:table-cell office:value-type="string" office:string-value="2221102:2221102:0.336:0.336" table:formula="of:=CONCATENATE([rcl_cross_stats.A277];&quot;:&quot;;[rcl_cross_stats.A277];&quot;:&quot;;[rcl_cross_stats.C277];&quot;:&quot;;[rcl_cross_stats.C277])" table:style-name="ce1">
            <text:p>2221102:2221102:0.336:0.336</text:p>
          </table:table-cell>
          <table:table-cell table:number-columns-repeated="16383"/>
        </table:table-row>
        <table:table-row table:style-name="ro1">
          <table:table-cell office:value-type="string" office:string-value="2221103:2221103:0.352:0.352" table:formula="of:=CONCATENATE([rcl_cross_stats.A278];&quot;:&quot;;[rcl_cross_stats.A278];&quot;:&quot;;[rcl_cross_stats.C278];&quot;:&quot;;[rcl_cross_stats.C278])" table:style-name="ce1">
            <text:p>2221103:2221103:0.352:0.352</text:p>
          </table:table-cell>
          <table:table-cell table:number-columns-repeated="16383"/>
        </table:table-row>
        <table:table-row table:style-name="ro1">
          <table:table-cell office:value-type="string" office:string-value="2221201:2221201:0.336:0.336" table:formula="of:=CONCATENATE([rcl_cross_stats.A279];&quot;:&quot;;[rcl_cross_stats.A279];&quot;:&quot;;[rcl_cross_stats.C279];&quot;:&quot;;[rcl_cross_stats.C279])" table:style-name="ce1">
            <text:p>2221201:2221201:0.336:0.336</text:p>
          </table:table-cell>
          <table:table-cell table:number-columns-repeated="16383"/>
        </table:table-row>
        <table:table-row table:style-name="ro1">
          <table:table-cell office:value-type="string" office:string-value="2221202:2221202:0.336:0.336" table:formula="of:=CONCATENATE([rcl_cross_stats.A280];&quot;:&quot;;[rcl_cross_stats.A280];&quot;:&quot;;[rcl_cross_stats.C280];&quot;:&quot;;[rcl_cross_stats.C280])" table:style-name="ce1">
            <text:p>2221202:2221202:0.336:0.336</text:p>
          </table:table-cell>
          <table:table-cell table:number-columns-repeated="16383"/>
        </table:table-row>
        <table:table-row table:style-name="ro1">
          <table:table-cell office:value-type="string" office:string-value="2221203:2221203:0.352:0.352" table:formula="of:=CONCATENATE([rcl_cross_stats.A281];&quot;:&quot;;[rcl_cross_stats.A281];&quot;:&quot;;[rcl_cross_stats.C281];&quot;:&quot;;[rcl_cross_stats.C281])" table:style-name="ce1">
            <text:p>2221203:2221203:0.352:0.352</text:p>
          </table:table-cell>
          <table:table-cell table:number-columns-repeated="16383"/>
        </table:table-row>
        <table:table-row table:style-name="ro1">
          <table:table-cell office:value-type="string" office:string-value="2222101:2222101:0.336:0.336" table:formula="of:=CONCATENATE([rcl_cross_stats.A282];&quot;:&quot;;[rcl_cross_stats.A282];&quot;:&quot;;[rcl_cross_stats.C282];&quot;:&quot;;[rcl_cross_stats.C282])" table:style-name="ce1">
            <text:p>2222101:2222101:0.336:0.336</text:p>
          </table:table-cell>
          <table:table-cell table:number-columns-repeated="16383"/>
        </table:table-row>
        <table:table-row table:style-name="ro1">
          <table:table-cell office:value-type="string" office:string-value="2222102:2222102:0.336:0.336" table:formula="of:=CONCATENATE([rcl_cross_stats.A283];&quot;:&quot;;[rcl_cross_stats.A283];&quot;:&quot;;[rcl_cross_stats.C283];&quot;:&quot;;[rcl_cross_stats.C283])" table:style-name="ce1">
            <text:p>2222102:2222102:0.336:0.336</text:p>
          </table:table-cell>
          <table:table-cell table:number-columns-repeated="16383"/>
        </table:table-row>
        <table:table-row table:style-name="ro1">
          <table:table-cell office:value-type="string" office:string-value="2222103:2222103:0.352:0.352" table:formula="of:=CONCATENATE([rcl_cross_stats.A284];&quot;:&quot;;[rcl_cross_stats.A284];&quot;:&quot;;[rcl_cross_stats.C284];&quot;:&quot;;[rcl_cross_stats.C284])" table:style-name="ce1">
            <text:p>2222103:2222103:0.352:0.352</text:p>
          </table:table-cell>
          <table:table-cell table:number-columns-repeated="16383"/>
        </table:table-row>
        <table:table-row table:style-name="ro1">
          <table:table-cell office:value-type="string" office:string-value="2222201:2222201:0.336:0.336" table:formula="of:=CONCATENATE([rcl_cross_stats.A285];&quot;:&quot;;[rcl_cross_stats.A285];&quot;:&quot;;[rcl_cross_stats.C285];&quot;:&quot;;[rcl_cross_stats.C285])" table:style-name="ce1">
            <text:p>2222201:2222201:0.336:0.336</text:p>
          </table:table-cell>
          <table:table-cell table:number-columns-repeated="16383"/>
        </table:table-row>
        <table:table-row table:style-name="ro1">
          <table:table-cell office:value-type="string" office:string-value="2222202:2222202:0.336:0.336" table:formula="of:=CONCATENATE([rcl_cross_stats.A286];&quot;:&quot;;[rcl_cross_stats.A286];&quot;:&quot;;[rcl_cross_stats.C286];&quot;:&quot;;[rcl_cross_stats.C286])" table:style-name="ce1">
            <text:p>2222202:2222202:0.336:0.336</text:p>
          </table:table-cell>
          <table:table-cell table:number-columns-repeated="16383"/>
        </table:table-row>
        <table:table-row table:style-name="ro1">
          <table:table-cell office:value-type="string" office:string-value="2222203:2222203:0.352:0.352" table:formula="of:=CONCATENATE([rcl_cross_stats.A287];&quot;:&quot;;[rcl_cross_stats.A287];&quot;:&quot;;[rcl_cross_stats.C287];&quot;:&quot;;[rcl_cross_stats.C287])" table:style-name="ce1">
            <text:p>2222203:2222203:0.352:0.352</text:p>
          </table:table-cell>
          <table:table-cell table:number-columns-repeated="16383"/>
        </table:table-row>
        <table:table-row table:style-name="ro1">
          <table:table-cell office:value-type="string" office:string-value="2223101:2223101:0.336:0.336" table:formula="of:=CONCATENATE([rcl_cross_stats.A288];&quot;:&quot;;[rcl_cross_stats.A288];&quot;:&quot;;[rcl_cross_stats.C288];&quot;:&quot;;[rcl_cross_stats.C288])" table:style-name="ce1">
            <text:p>2223101:2223101:0.336:0.336</text:p>
          </table:table-cell>
          <table:table-cell table:number-columns-repeated="16383"/>
        </table:table-row>
        <table:table-row table:style-name="ro1">
          <table:table-cell office:value-type="string" office:string-value="2223102:2223102:0.336:0.336" table:formula="of:=CONCATENATE([rcl_cross_stats.A289];&quot;:&quot;;[rcl_cross_stats.A289];&quot;:&quot;;[rcl_cross_stats.C289];&quot;:&quot;;[rcl_cross_stats.C289])" table:style-name="ce1">
            <text:p>2223102:2223102:0.336:0.336</text:p>
          </table:table-cell>
          <table:table-cell table:number-columns-repeated="16383"/>
        </table:table-row>
        <table:table-row table:style-name="ro1">
          <table:table-cell office:value-type="string" office:string-value="2223103:2223103:0.352:0.352" table:formula="of:=CONCATENATE([rcl_cross_stats.A290];&quot;:&quot;;[rcl_cross_stats.A290];&quot;:&quot;;[rcl_cross_stats.C290];&quot;:&quot;;[rcl_cross_stats.C290])" table:style-name="ce1">
            <text:p>2223103:2223103:0.352:0.352</text:p>
          </table:table-cell>
          <table:table-cell table:number-columns-repeated="16383"/>
        </table:table-row>
        <table:table-row table:style-name="ro1">
          <table:table-cell office:value-type="string" office:string-value="2223201:2223201:0.336:0.336" table:formula="of:=CONCATENATE([rcl_cross_stats.A291];&quot;:&quot;;[rcl_cross_stats.A291];&quot;:&quot;;[rcl_cross_stats.C291];&quot;:&quot;;[rcl_cross_stats.C291])" table:style-name="ce1">
            <text:p>2223201:2223201:0.336:0.336</text:p>
          </table:table-cell>
          <table:table-cell table:number-columns-repeated="16383"/>
        </table:table-row>
        <table:table-row table:style-name="ro1">
          <table:table-cell office:value-type="string" office:string-value="2223202:2223202:0.336:0.336" table:formula="of:=CONCATENATE([rcl_cross_stats.A292];&quot;:&quot;;[rcl_cross_stats.A292];&quot;:&quot;;[rcl_cross_stats.C292];&quot;:&quot;;[rcl_cross_stats.C292])" table:style-name="ce1">
            <text:p>2223202:2223202:0.336:0.336</text:p>
          </table:table-cell>
          <table:table-cell table:number-columns-repeated="16383"/>
        </table:table-row>
        <table:table-row table:style-name="ro1">
          <table:table-cell office:value-type="string" office:string-value="2223203:2223203:0.352:0.352" table:formula="of:=CONCATENATE([rcl_cross_stats.A293];&quot;:&quot;;[rcl_cross_stats.A293];&quot;:&quot;;[rcl_cross_stats.C293];&quot;:&quot;;[rcl_cross_stats.C293])" table:style-name="ce1">
            <text:p>2223203:2223203:0.352:0.352</text:p>
          </table:table-cell>
          <table:table-cell table:number-columns-repeated="16383"/>
        </table:table-row>
        <table:table-row table:style-name="ro1">
          <table:table-cell office:value-type="string" office:string-value="2231101:2231101:0.44:0.44" table:formula="of:=CONCATENATE([rcl_cross_stats.A294];&quot;:&quot;;[rcl_cross_stats.A294];&quot;:&quot;;[rcl_cross_stats.C294];&quot;:&quot;;[rcl_cross_stats.C294])" table:style-name="ce1">
            <text:p>2231101:2231101:0.44:0.44</text:p>
          </table:table-cell>
          <table:table-cell table:number-columns-repeated="16383"/>
        </table:table-row>
        <table:table-row table:style-name="ro1">
          <table:table-cell office:value-type="string" office:string-value="2231102:2231102:0.44:0.44" table:formula="of:=CONCATENATE([rcl_cross_stats.A295];&quot;:&quot;;[rcl_cross_stats.A295];&quot;:&quot;;[rcl_cross_stats.C295];&quot;:&quot;;[rcl_cross_stats.C295])" table:style-name="ce1">
            <text:p>2231102:2231102:0.44:0.44</text:p>
          </table:table-cell>
          <table:table-cell table:number-columns-repeated="16383"/>
        </table:table-row>
        <table:table-row table:style-name="ro1">
          <table:table-cell office:value-type="string" office:string-value="2231103:2231103:0.44:0.44" table:formula="of:=CONCATENATE([rcl_cross_stats.A296];&quot;:&quot;;[rcl_cross_stats.A296];&quot;:&quot;;[rcl_cross_stats.C296];&quot;:&quot;;[rcl_cross_stats.C296])" table:style-name="ce1">
            <text:p>2231103:2231103:0.44:0.44</text:p>
          </table:table-cell>
          <table:table-cell table:number-columns-repeated="16383"/>
        </table:table-row>
        <table:table-row table:style-name="ro1">
          <table:table-cell office:value-type="string" office:string-value="2231111:2231111:0.44:0.44" table:formula="of:=CONCATENATE([rcl_cross_stats.A297];&quot;:&quot;;[rcl_cross_stats.A297];&quot;:&quot;;[rcl_cross_stats.C297];&quot;:&quot;;[rcl_cross_stats.C297])" table:style-name="ce1">
            <text:p>2231111:2231111:0.44:0.44</text:p>
          </table:table-cell>
          <table:table-cell table:number-columns-repeated="16383"/>
        </table:table-row>
        <table:table-row table:style-name="ro1">
          <table:table-cell office:value-type="string" office:string-value="2231112:2231112:0.44:0.44" table:formula="of:=CONCATENATE([rcl_cross_stats.A298];&quot;:&quot;;[rcl_cross_stats.A298];&quot;:&quot;;[rcl_cross_stats.C298];&quot;:&quot;;[rcl_cross_stats.C298])" table:style-name="ce1">
            <text:p>2231112:2231112:0.44:0.44</text:p>
          </table:table-cell>
          <table:table-cell table:number-columns-repeated="16383"/>
        </table:table-row>
        <table:table-row table:style-name="ro1">
          <table:table-cell office:value-type="string" office:string-value="2231201:2231201:0.44:0.44" table:formula="of:=CONCATENATE([rcl_cross_stats.A299];&quot;:&quot;;[rcl_cross_stats.A299];&quot;:&quot;;[rcl_cross_stats.C299];&quot;:&quot;;[rcl_cross_stats.C299])" table:style-name="ce1">
            <text:p>2231201:2231201:0.44:0.44</text:p>
          </table:table-cell>
          <table:table-cell table:number-columns-repeated="16383"/>
        </table:table-row>
        <table:table-row table:style-name="ro1">
          <table:table-cell office:value-type="string" office:string-value="2231202:2231202:0.44:0.44" table:formula="of:=CONCATENATE([rcl_cross_stats.A300];&quot;:&quot;;[rcl_cross_stats.A300];&quot;:&quot;;[rcl_cross_stats.C300];&quot;:&quot;;[rcl_cross_stats.C300])" table:style-name="ce1">
            <text:p>2231202:2231202:0.44:0.44</text:p>
          </table:table-cell>
          <table:table-cell table:number-columns-repeated="16383"/>
        </table:table-row>
        <table:table-row table:style-name="ro1">
          <table:table-cell office:value-type="string" office:string-value="2231203:2231203:0.44:0.44" table:formula="of:=CONCATENATE([rcl_cross_stats.A301];&quot;:&quot;;[rcl_cross_stats.A301];&quot;:&quot;;[rcl_cross_stats.C301];&quot;:&quot;;[rcl_cross_stats.C301])" table:style-name="ce1">
            <text:p>2231203:2231203:0.44:0.44</text:p>
          </table:table-cell>
          <table:table-cell table:number-columns-repeated="16383"/>
        </table:table-row>
        <table:table-row table:style-name="ro1">
          <table:table-cell office:value-type="string" office:string-value="2231211:2231211:0.44:0.44" table:formula="of:=CONCATENATE([rcl_cross_stats.A302];&quot;:&quot;;[rcl_cross_stats.A302];&quot;:&quot;;[rcl_cross_stats.C302];&quot;:&quot;;[rcl_cross_stats.C302])" table:style-name="ce1">
            <text:p>2231211:2231211:0.44:0.44</text:p>
          </table:table-cell>
          <table:table-cell table:number-columns-repeated="16383"/>
        </table:table-row>
        <table:table-row table:style-name="ro1">
          <table:table-cell office:value-type="string" office:string-value="2232101:2232101:0.44:0.44" table:formula="of:=CONCATENATE([rcl_cross_stats.A303];&quot;:&quot;;[rcl_cross_stats.A303];&quot;:&quot;;[rcl_cross_stats.C303];&quot;:&quot;;[rcl_cross_stats.C303])" table:style-name="ce1">
            <text:p>2232101:2232101:0.44:0.44</text:p>
          </table:table-cell>
          <table:table-cell table:number-columns-repeated="16383"/>
        </table:table-row>
        <table:table-row table:style-name="ro1">
          <table:table-cell office:value-type="string" office:string-value="2232102:2232102:0.44:0.44" table:formula="of:=CONCATENATE([rcl_cross_stats.A304];&quot;:&quot;;[rcl_cross_stats.A304];&quot;:&quot;;[rcl_cross_stats.C304];&quot;:&quot;;[rcl_cross_stats.C304])" table:style-name="ce1">
            <text:p>2232102:2232102:0.44:0.44</text:p>
          </table:table-cell>
          <table:table-cell table:number-columns-repeated="16383"/>
        </table:table-row>
        <table:table-row table:style-name="ro1">
          <table:table-cell office:value-type="string" office:string-value="2232103:2232103:0.44:0.44" table:formula="of:=CONCATENATE([rcl_cross_stats.A305];&quot;:&quot;;[rcl_cross_stats.A305];&quot;:&quot;;[rcl_cross_stats.C305];&quot;:&quot;;[rcl_cross_stats.C305])" table:style-name="ce1">
            <text:p>2232103:2232103:0.44:0.44</text:p>
          </table:table-cell>
          <table:table-cell table:number-columns-repeated="16383"/>
        </table:table-row>
        <table:table-row table:style-name="ro1">
          <table:table-cell office:value-type="string" office:string-value="2232111:2232111:0.44:0.44" table:formula="of:=CONCATENATE([rcl_cross_stats.A306];&quot;:&quot;;[rcl_cross_stats.A306];&quot;:&quot;;[rcl_cross_stats.C306];&quot;:&quot;;[rcl_cross_stats.C306])" table:style-name="ce1">
            <text:p>2232111:2232111:0.44:0.44</text:p>
          </table:table-cell>
          <table:table-cell table:number-columns-repeated="16383"/>
        </table:table-row>
        <table:table-row table:style-name="ro1">
          <table:table-cell office:value-type="string" office:string-value="2232112:2232112:0.44:0.44" table:formula="of:=CONCATENATE([rcl_cross_stats.A307];&quot;:&quot;;[rcl_cross_stats.A307];&quot;:&quot;;[rcl_cross_stats.C307];&quot;:&quot;;[rcl_cross_stats.C307])" table:style-name="ce1">
            <text:p>2232112:2232112:0.44:0.44</text:p>
          </table:table-cell>
          <table:table-cell table:number-columns-repeated="16383"/>
        </table:table-row>
        <table:table-row table:style-name="ro1">
          <table:table-cell office:value-type="string" office:string-value="2232201:2232201:0.44:0.44" table:formula="of:=CONCATENATE([rcl_cross_stats.A308];&quot;:&quot;;[rcl_cross_stats.A308];&quot;:&quot;;[rcl_cross_stats.C308];&quot;:&quot;;[rcl_cross_stats.C308])" table:style-name="ce1">
            <text:p>2232201:2232201:0.44:0.44</text:p>
          </table:table-cell>
          <table:table-cell table:number-columns-repeated="16383"/>
        </table:table-row>
        <table:table-row table:style-name="ro1">
          <table:table-cell office:value-type="string" office:string-value="2232202:2232202:0.44:0.44" table:formula="of:=CONCATENATE([rcl_cross_stats.A309];&quot;:&quot;;[rcl_cross_stats.A309];&quot;:&quot;;[rcl_cross_stats.C309];&quot;:&quot;;[rcl_cross_stats.C309])" table:style-name="ce1">
            <text:p>2232202:2232202:0.44:0.44</text:p>
          </table:table-cell>
          <table:table-cell table:number-columns-repeated="16383"/>
        </table:table-row>
        <table:table-row table:style-name="ro1">
          <table:table-cell office:value-type="string" office:string-value="2232203:2232203:0.44:0.44" table:formula="of:=CONCATENATE([rcl_cross_stats.A310];&quot;:&quot;;[rcl_cross_stats.A310];&quot;:&quot;;[rcl_cross_stats.C310];&quot;:&quot;;[rcl_cross_stats.C310])" table:style-name="ce1">
            <text:p>2232203:2232203:0.44:0.44</text:p>
          </table:table-cell>
          <table:table-cell table:number-columns-repeated="16383"/>
        </table:table-row>
        <table:table-row table:style-name="ro1">
          <table:table-cell office:value-type="string" office:string-value="2232211:2232211:0.388:0.388" table:formula="of:=CONCATENATE([rcl_cross_stats.A311];&quot;:&quot;;[rcl_cross_stats.A311];&quot;:&quot;;[rcl_cross_stats.C311];&quot;:&quot;;[rcl_cross_stats.C311])" table:style-name="ce1">
            <text:p>2232211:2232211:0.388:0.388</text:p>
          </table:table-cell>
          <table:table-cell table:number-columns-repeated="16383"/>
        </table:table-row>
        <table:table-row table:style-name="ro1">
          <table:table-cell office:value-type="string" office:string-value="2233101:2233101:0.44:0.44" table:formula="of:=CONCATENATE([rcl_cross_stats.A312];&quot;:&quot;;[rcl_cross_stats.A312];&quot;:&quot;;[rcl_cross_stats.C312];&quot;:&quot;;[rcl_cross_stats.C312])" table:style-name="ce1">
            <text:p>2233101:2233101:0.44:0.44</text:p>
          </table:table-cell>
          <table:table-cell table:number-columns-repeated="16383"/>
        </table:table-row>
        <table:table-row table:style-name="ro1">
          <table:table-cell office:value-type="string" office:string-value="2233102:2233102:0.44:0.44" table:formula="of:=CONCATENATE([rcl_cross_stats.A313];&quot;:&quot;;[rcl_cross_stats.A313];&quot;:&quot;;[rcl_cross_stats.C313];&quot;:&quot;;[rcl_cross_stats.C313])" table:style-name="ce1">
            <text:p>2233102:2233102:0.44:0.44</text:p>
          </table:table-cell>
          <table:table-cell table:number-columns-repeated="16383"/>
        </table:table-row>
        <table:table-row table:style-name="ro1">
          <table:table-cell office:value-type="string" office:string-value="2233103:2233103:0.44:0.44" table:formula="of:=CONCATENATE([rcl_cross_stats.A314];&quot;:&quot;;[rcl_cross_stats.A314];&quot;:&quot;;[rcl_cross_stats.C314];&quot;:&quot;;[rcl_cross_stats.C314])" table:style-name="ce1">
            <text:p>2233103:2233103:0.44:0.44</text:p>
          </table:table-cell>
          <table:table-cell table:number-columns-repeated="16383"/>
        </table:table-row>
        <table:table-row table:style-name="ro1">
          <table:table-cell office:value-type="string" office:string-value="2233111:2233111:0.44:0.44" table:formula="of:=CONCATENATE([rcl_cross_stats.A315];&quot;:&quot;;[rcl_cross_stats.A315];&quot;:&quot;;[rcl_cross_stats.C315];&quot;:&quot;;[rcl_cross_stats.C315])" table:style-name="ce1">
            <text:p>2233111:2233111:0.44:0.44</text:p>
          </table:table-cell>
          <table:table-cell table:number-columns-repeated="16383"/>
        </table:table-row>
        <table:table-row table:style-name="ro1">
          <table:table-cell office:value-type="string" office:string-value="2233201:2233201:0.44:0.44" table:formula="of:=CONCATENATE([rcl_cross_stats.A316];&quot;:&quot;;[rcl_cross_stats.A316];&quot;:&quot;;[rcl_cross_stats.C316];&quot;:&quot;;[rcl_cross_stats.C316])" table:style-name="ce1">
            <text:p>2233201:2233201:0.44:0.44</text:p>
          </table:table-cell>
          <table:table-cell table:number-columns-repeated="16383"/>
        </table:table-row>
        <table:table-row table:style-name="ro1">
          <table:table-cell office:value-type="string" office:string-value="2233202:2233202:0.44:0.44" table:formula="of:=CONCATENATE([rcl_cross_stats.A317];&quot;:&quot;;[rcl_cross_stats.A317];&quot;:&quot;;[rcl_cross_stats.C317];&quot;:&quot;;[rcl_cross_stats.C317])" table:style-name="ce1">
            <text:p>2233202:2233202:0.44:0.44</text:p>
          </table:table-cell>
          <table:table-cell table:number-columns-repeated="16383"/>
        </table:table-row>
        <table:table-row table:style-name="ro1">
          <table:table-cell office:value-type="string" office:string-value="2233203:2233203:0.44:0.44" table:formula="of:=CONCATENATE([rcl_cross_stats.A318];&quot;:&quot;;[rcl_cross_stats.A318];&quot;:&quot;;[rcl_cross_stats.C318];&quot;:&quot;;[rcl_cross_stats.C318])" table:style-name="ce1">
            <text:p>2233203:2233203:0.44:0.44</text:p>
          </table:table-cell>
          <table:table-cell table:number-columns-repeated="16383"/>
        </table:table-row>
        <table:table-row table:style-name="ro1">
          <table:table-cell office:value-type="string" office:string-value="2241101:2241101:0.388:0.388" table:formula="of:=CONCATENATE([rcl_cross_stats.A319];&quot;:&quot;;[rcl_cross_stats.A319];&quot;:&quot;;[rcl_cross_stats.C319];&quot;:&quot;;[rcl_cross_stats.C319])" table:style-name="ce1">
            <text:p>2241101:2241101:0.388:0.388</text:p>
          </table:table-cell>
          <table:table-cell table:number-columns-repeated="16383"/>
        </table:table-row>
        <table:table-row table:style-name="ro1">
          <table:table-cell office:value-type="string" office:string-value="2241102:2241102:0.388:0.388" table:formula="of:=CONCATENATE([rcl_cross_stats.A320];&quot;:&quot;;[rcl_cross_stats.A320];&quot;:&quot;;[rcl_cross_stats.C320];&quot;:&quot;;[rcl_cross_stats.C320])" table:style-name="ce1">
            <text:p>2241102:2241102:0.388:0.388</text:p>
          </table:table-cell>
          <table:table-cell table:number-columns-repeated="16383"/>
        </table:table-row>
        <table:table-row table:style-name="ro1">
          <table:table-cell office:value-type="string" office:string-value="2241103:2241103:0.396:0.396" table:formula="of:=CONCATENATE([rcl_cross_stats.A321];&quot;:&quot;;[rcl_cross_stats.A321];&quot;:&quot;;[rcl_cross_stats.C321];&quot;:&quot;;[rcl_cross_stats.C321])" table:style-name="ce1">
            <text:p>2241103:2241103:0.396:0.396</text:p>
          </table:table-cell>
          <table:table-cell table:number-columns-repeated="16383"/>
        </table:table-row>
        <table:table-row table:style-name="ro1">
          <table:table-cell office:value-type="string" office:string-value="2241111:2241111:0.388:0.388" table:formula="of:=CONCATENATE([rcl_cross_stats.A322];&quot;:&quot;;[rcl_cross_stats.A322];&quot;:&quot;;[rcl_cross_stats.C322];&quot;:&quot;;[rcl_cross_stats.C322])" table:style-name="ce1">
            <text:p>2241111:2241111:0.388:0.388</text:p>
          </table:table-cell>
          <table:table-cell table:number-columns-repeated="16383"/>
        </table:table-row>
        <table:table-row table:style-name="ro1">
          <table:table-cell office:value-type="string" office:string-value="2241112:2241112:0.388:0.388" table:formula="of:=CONCATENATE([rcl_cross_stats.A323];&quot;:&quot;;[rcl_cross_stats.A323];&quot;:&quot;;[rcl_cross_stats.C323];&quot;:&quot;;[rcl_cross_stats.C323])" table:style-name="ce1">
            <text:p>2241112:2241112:0.388:0.388</text:p>
          </table:table-cell>
          <table:table-cell table:number-columns-repeated="16383"/>
        </table:table-row>
        <table:table-row table:style-name="ro1">
          <table:table-cell office:value-type="string" office:string-value="2241113:2241113:0.396:0.396" table:formula="of:=CONCATENATE([rcl_cross_stats.A324];&quot;:&quot;;[rcl_cross_stats.A324];&quot;:&quot;;[rcl_cross_stats.C324];&quot;:&quot;;[rcl_cross_stats.C324])" table:style-name="ce1">
            <text:p>2241113:2241113:0.396:0.396</text:p>
          </table:table-cell>
          <table:table-cell table:number-columns-repeated="16383"/>
        </table:table-row>
        <table:table-row table:style-name="ro1">
          <table:table-cell office:value-type="string" office:string-value="2241201:2241201:0.388:0.388" table:formula="of:=CONCATENATE([rcl_cross_stats.A325];&quot;:&quot;;[rcl_cross_stats.A325];&quot;:&quot;;[rcl_cross_stats.C325];&quot;:&quot;;[rcl_cross_stats.C325])" table:style-name="ce1">
            <text:p>2241201:2241201:0.388:0.388</text:p>
          </table:table-cell>
          <table:table-cell table:number-columns-repeated="16383"/>
        </table:table-row>
        <table:table-row table:style-name="ro1">
          <table:table-cell office:value-type="string" office:string-value="2241202:2241202:0.388:0.388" table:formula="of:=CONCATENATE([rcl_cross_stats.A326];&quot;:&quot;;[rcl_cross_stats.A326];&quot;:&quot;;[rcl_cross_stats.C326];&quot;:&quot;;[rcl_cross_stats.C326])" table:style-name="ce1">
            <text:p>2241202:2241202:0.388:0.388</text:p>
          </table:table-cell>
          <table:table-cell table:number-columns-repeated="16383"/>
        </table:table-row>
        <table:table-row table:style-name="ro1">
          <table:table-cell office:value-type="string" office:string-value="2241203:2241203:0.396:0.396" table:formula="of:=CONCATENATE([rcl_cross_stats.A327];&quot;:&quot;;[rcl_cross_stats.A327];&quot;:&quot;;[rcl_cross_stats.C327];&quot;:&quot;;[rcl_cross_stats.C327])" table:style-name="ce1">
            <text:p>2241203:2241203:0.396:0.396</text:p>
          </table:table-cell>
          <table:table-cell table:number-columns-repeated="16383"/>
        </table:table-row>
        <table:table-row table:style-name="ro1">
          <table:table-cell office:value-type="string" office:string-value="2241211:2241211:0.388:0.388" table:formula="of:=CONCATENATE([rcl_cross_stats.A328];&quot;:&quot;;[rcl_cross_stats.A328];&quot;:&quot;;[rcl_cross_stats.C328];&quot;:&quot;;[rcl_cross_stats.C328])" table:style-name="ce1">
            <text:p>2241211:2241211:0.388:0.388</text:p>
          </table:table-cell>
          <table:table-cell table:number-columns-repeated="16383"/>
        </table:table-row>
        <table:table-row table:style-name="ro1">
          <table:table-cell office:value-type="string" office:string-value="2241212:2241212:0.388:0.388" table:formula="of:=CONCATENATE([rcl_cross_stats.A329];&quot;:&quot;;[rcl_cross_stats.A329];&quot;:&quot;;[rcl_cross_stats.C329];&quot;:&quot;;[rcl_cross_stats.C329])" table:style-name="ce1">
            <text:p>2241212:2241212:0.388:0.388</text:p>
          </table:table-cell>
          <table:table-cell table:number-columns-repeated="16383"/>
        </table:table-row>
        <table:table-row table:style-name="ro1">
          <table:table-cell office:value-type="string" office:string-value="2241213:2241213:0.396:0.396" table:formula="of:=CONCATENATE([rcl_cross_stats.A330];&quot;:&quot;;[rcl_cross_stats.A330];&quot;:&quot;;[rcl_cross_stats.C330];&quot;:&quot;;[rcl_cross_stats.C330])" table:style-name="ce1">
            <text:p>2241213:2241213:0.396:0.396</text:p>
          </table:table-cell>
          <table:table-cell table:number-columns-repeated="16383"/>
        </table:table-row>
        <table:table-row table:style-name="ro1">
          <table:table-cell office:value-type="string" office:string-value="2242101:2242101:0.388:0.388" table:formula="of:=CONCATENATE([rcl_cross_stats.A331];&quot;:&quot;;[rcl_cross_stats.A331];&quot;:&quot;;[rcl_cross_stats.C331];&quot;:&quot;;[rcl_cross_stats.C331])" table:style-name="ce1">
            <text:p>2242101:2242101:0.388:0.388</text:p>
          </table:table-cell>
          <table:table-cell table:number-columns-repeated="16383"/>
        </table:table-row>
        <table:table-row table:style-name="ro1">
          <table:table-cell office:value-type="string" office:string-value="2242102:2242102:0.388:0.388" table:formula="of:=CONCATENATE([rcl_cross_stats.A332];&quot;:&quot;;[rcl_cross_stats.A332];&quot;:&quot;;[rcl_cross_stats.C332];&quot;:&quot;;[rcl_cross_stats.C332])" table:style-name="ce1">
            <text:p>2242102:2242102:0.388:0.388</text:p>
          </table:table-cell>
          <table:table-cell table:number-columns-repeated="16383"/>
        </table:table-row>
        <table:table-row table:style-name="ro1">
          <table:table-cell office:value-type="string" office:string-value="2242103:2242103:0.396:0.396" table:formula="of:=CONCATENATE([rcl_cross_stats.A333];&quot;:&quot;;[rcl_cross_stats.A333];&quot;:&quot;;[rcl_cross_stats.C333];&quot;:&quot;;[rcl_cross_stats.C333])" table:style-name="ce1">
            <text:p>2242103:2242103:0.396:0.396</text:p>
          </table:table-cell>
          <table:table-cell table:number-columns-repeated="16383"/>
        </table:table-row>
        <table:table-row table:style-name="ro1">
          <table:table-cell office:value-type="string" office:string-value="2242111:2242111:0.388:0.388" table:formula="of:=CONCATENATE([rcl_cross_stats.A334];&quot;:&quot;;[rcl_cross_stats.A334];&quot;:&quot;;[rcl_cross_stats.C334];&quot;:&quot;;[rcl_cross_stats.C334])" table:style-name="ce1">
            <text:p>2242111:2242111:0.388:0.388</text:p>
          </table:table-cell>
          <table:table-cell table:number-columns-repeated="16383"/>
        </table:table-row>
        <table:table-row table:style-name="ro1">
          <table:table-cell office:value-type="string" office:string-value="2242112:2242112:0.388:0.388" table:formula="of:=CONCATENATE([rcl_cross_stats.A335];&quot;:&quot;;[rcl_cross_stats.A335];&quot;:&quot;;[rcl_cross_stats.C335];&quot;:&quot;;[rcl_cross_stats.C335])" table:style-name="ce1">
            <text:p>2242112:2242112:0.388:0.388</text:p>
          </table:table-cell>
          <table:table-cell table:number-columns-repeated="16383"/>
        </table:table-row>
        <table:table-row table:style-name="ro1">
          <table:table-cell office:value-type="string" office:string-value="2242113:2242113:0.396:0.396" table:formula="of:=CONCATENATE([rcl_cross_stats.A336];&quot;:&quot;;[rcl_cross_stats.A336];&quot;:&quot;;[rcl_cross_stats.C336];&quot;:&quot;;[rcl_cross_stats.C336])" table:style-name="ce1">
            <text:p>2242113:2242113:0.396:0.396</text:p>
          </table:table-cell>
          <table:table-cell table:number-columns-repeated="16383"/>
        </table:table-row>
        <table:table-row table:style-name="ro1">
          <table:table-cell office:value-type="string" office:string-value="2242201:2242201:0.388:0.388" table:formula="of:=CONCATENATE([rcl_cross_stats.A337];&quot;:&quot;;[rcl_cross_stats.A337];&quot;:&quot;;[rcl_cross_stats.C337];&quot;:&quot;;[rcl_cross_stats.C337])" table:style-name="ce1">
            <text:p>2242201:2242201:0.388:0.388</text:p>
          </table:table-cell>
          <table:table-cell table:number-columns-repeated="16383"/>
        </table:table-row>
        <table:table-row table:style-name="ro1">
          <table:table-cell office:value-type="string" office:string-value="2242202:2242202:0.388:0.388" table:formula="of:=CONCATENATE([rcl_cross_stats.A338];&quot;:&quot;;[rcl_cross_stats.A338];&quot;:&quot;;[rcl_cross_stats.C338];&quot;:&quot;;[rcl_cross_stats.C338])" table:style-name="ce1">
            <text:p>2242202:2242202:0.388:0.388</text:p>
          </table:table-cell>
          <table:table-cell table:number-columns-repeated="16383"/>
        </table:table-row>
        <table:table-row table:style-name="ro1">
          <table:table-cell office:value-type="string" office:string-value="2242203:2242203:0.396:0.396" table:formula="of:=CONCATENATE([rcl_cross_stats.A339];&quot;:&quot;;[rcl_cross_stats.A339];&quot;:&quot;;[rcl_cross_stats.C339];&quot;:&quot;;[rcl_cross_stats.C339])" table:style-name="ce1">
            <text:p>2242203:2242203:0.396:0.396</text:p>
          </table:table-cell>
          <table:table-cell table:number-columns-repeated="16383"/>
        </table:table-row>
        <table:table-row table:style-name="ro1">
          <table:table-cell office:value-type="string" office:string-value="2242211:2242211:0.388:0.388" table:formula="of:=CONCATENATE([rcl_cross_stats.A340];&quot;:&quot;;[rcl_cross_stats.A340];&quot;:&quot;;[rcl_cross_stats.C340];&quot;:&quot;;[rcl_cross_stats.C340])" table:style-name="ce1">
            <text:p>2242211:2242211:0.388:0.388</text:p>
          </table:table-cell>
          <table:table-cell table:number-columns-repeated="16383"/>
        </table:table-row>
        <table:table-row table:style-name="ro1">
          <table:table-cell office:value-type="string" office:string-value="2242212:2242212:0.388:0.388" table:formula="of:=CONCATENATE([rcl_cross_stats.A341];&quot;:&quot;;[rcl_cross_stats.A341];&quot;:&quot;;[rcl_cross_stats.C341];&quot;:&quot;;[rcl_cross_stats.C341])" table:style-name="ce1">
            <text:p>2242212:2242212:0.388:0.388</text:p>
          </table:table-cell>
          <table:table-cell table:number-columns-repeated="16383"/>
        </table:table-row>
        <table:table-row table:style-name="ro1">
          <table:table-cell office:value-type="string" office:string-value="2242213:2242213:0.396:0.396" table:formula="of:=CONCATENATE([rcl_cross_stats.A342];&quot;:&quot;;[rcl_cross_stats.A342];&quot;:&quot;;[rcl_cross_stats.C342];&quot;:&quot;;[rcl_cross_stats.C342])" table:style-name="ce1">
            <text:p>2242213:2242213:0.396:0.396</text:p>
          </table:table-cell>
          <table:table-cell table:number-columns-repeated="16383"/>
        </table:table-row>
        <table:table-row table:style-name="ro1">
          <table:table-cell office:value-type="string" office:string-value="2243101:2243101:0.388:0.388" table:formula="of:=CONCATENATE([rcl_cross_stats.A343];&quot;:&quot;;[rcl_cross_stats.A343];&quot;:&quot;;[rcl_cross_stats.C343];&quot;:&quot;;[rcl_cross_stats.C343])" table:style-name="ce1">
            <text:p>2243101:2243101:0.388:0.388</text:p>
          </table:table-cell>
          <table:table-cell table:number-columns-repeated="16383"/>
        </table:table-row>
        <table:table-row table:style-name="ro1">
          <table:table-cell office:value-type="string" office:string-value="2243102:2243102:0.388:0.388" table:formula="of:=CONCATENATE([rcl_cross_stats.A344];&quot;:&quot;;[rcl_cross_stats.A344];&quot;:&quot;;[rcl_cross_stats.C344];&quot;:&quot;;[rcl_cross_stats.C344])" table:style-name="ce1">
            <text:p>2243102:2243102:0.388:0.388</text:p>
          </table:table-cell>
          <table:table-cell table:number-columns-repeated="16383"/>
        </table:table-row>
        <table:table-row table:style-name="ro1">
          <table:table-cell office:value-type="string" office:string-value="2243103:2243103:0.396:0.396" table:formula="of:=CONCATENATE([rcl_cross_stats.A345];&quot;:&quot;;[rcl_cross_stats.A345];&quot;:&quot;;[rcl_cross_stats.C345];&quot;:&quot;;[rcl_cross_stats.C345])" table:style-name="ce1">
            <text:p>2243103:2243103:0.396:0.396</text:p>
          </table:table-cell>
          <table:table-cell table:number-columns-repeated="16383"/>
        </table:table-row>
        <table:table-row table:style-name="ro1">
          <table:table-cell office:value-type="string" office:string-value="2243111:2243111:0.388:0.388" table:formula="of:=CONCATENATE([rcl_cross_stats.A346];&quot;:&quot;;[rcl_cross_stats.A346];&quot;:&quot;;[rcl_cross_stats.C346];&quot;:&quot;;[rcl_cross_stats.C346])" table:style-name="ce1">
            <text:p>2243111:2243111:0.388:0.388</text:p>
          </table:table-cell>
          <table:table-cell table:number-columns-repeated="16383"/>
        </table:table-row>
        <table:table-row table:style-name="ro1">
          <table:table-cell office:value-type="string" office:string-value="2243112:2243112:0.388:0.388" table:formula="of:=CONCATENATE([rcl_cross_stats.A347];&quot;:&quot;;[rcl_cross_stats.A347];&quot;:&quot;;[rcl_cross_stats.C347];&quot;:&quot;;[rcl_cross_stats.C347])" table:style-name="ce1">
            <text:p>2243112:2243112:0.388:0.388</text:p>
          </table:table-cell>
          <table:table-cell table:number-columns-repeated="16383"/>
        </table:table-row>
        <table:table-row table:style-name="ro1">
          <table:table-cell office:value-type="string" office:string-value="2243113:2243113:0.396:0.396" table:formula="of:=CONCATENATE([rcl_cross_stats.A348];&quot;:&quot;;[rcl_cross_stats.A348];&quot;:&quot;;[rcl_cross_stats.C348];&quot;:&quot;;[rcl_cross_stats.C348])" table:style-name="ce1">
            <text:p>2243113:2243113:0.396:0.396</text:p>
          </table:table-cell>
          <table:table-cell table:number-columns-repeated="16383"/>
        </table:table-row>
        <table:table-row table:style-name="ro1">
          <table:table-cell office:value-type="string" office:string-value="2243201:2243201:0.388:0.388" table:formula="of:=CONCATENATE([rcl_cross_stats.A349];&quot;:&quot;;[rcl_cross_stats.A349];&quot;:&quot;;[rcl_cross_stats.C349];&quot;:&quot;;[rcl_cross_stats.C349])" table:style-name="ce1">
            <text:p>2243201:2243201:0.388:0.388</text:p>
          </table:table-cell>
          <table:table-cell table:number-columns-repeated="16383"/>
        </table:table-row>
        <table:table-row table:style-name="ro1">
          <table:table-cell office:value-type="string" office:string-value="2243202:2243202:0.388:0.388" table:formula="of:=CONCATENATE([rcl_cross_stats.A350];&quot;:&quot;;[rcl_cross_stats.A350];&quot;:&quot;;[rcl_cross_stats.C350];&quot;:&quot;;[rcl_cross_stats.C350])" table:style-name="ce1">
            <text:p>2243202:2243202:0.388:0.388</text:p>
          </table:table-cell>
          <table:table-cell table:number-columns-repeated="16383"/>
        </table:table-row>
        <table:table-row table:style-name="ro1">
          <table:table-cell office:value-type="string" office:string-value="2243203:2243203:0.396:0.396" table:formula="of:=CONCATENATE([rcl_cross_stats.A351];&quot;:&quot;;[rcl_cross_stats.A351];&quot;:&quot;;[rcl_cross_stats.C351];&quot;:&quot;;[rcl_cross_stats.C351])" table:style-name="ce1">
            <text:p>2243203:2243203:0.396:0.396</text:p>
          </table:table-cell>
          <table:table-cell table:number-columns-repeated="16383"/>
        </table:table-row>
        <table:table-row table:style-name="ro1">
          <table:table-cell office:value-type="string" office:string-value="2243211:2243211:0.388:0.388" table:formula="of:=CONCATENATE([rcl_cross_stats.A352];&quot;:&quot;;[rcl_cross_stats.A352];&quot;:&quot;;[rcl_cross_stats.C352];&quot;:&quot;;[rcl_cross_stats.C352])" table:style-name="ce1">
            <text:p>2243211:2243211:0.388:0.388</text:p>
          </table:table-cell>
          <table:table-cell table:number-columns-repeated="16383"/>
        </table:table-row>
        <table:table-row table:style-name="ro1">
          <table:table-cell office:value-type="string" office:string-value="2243212:2243212:0.388:0.388" table:formula="of:=CONCATENATE([rcl_cross_stats.A353];&quot;:&quot;;[rcl_cross_stats.A353];&quot;:&quot;;[rcl_cross_stats.C353];&quot;:&quot;;[rcl_cross_stats.C353])" table:style-name="ce1">
            <text:p>2243212:2243212:0.388:0.388</text:p>
          </table:table-cell>
          <table:table-cell table:number-columns-repeated="16383"/>
        </table:table-row>
        <table:table-row table:style-name="ro1">
          <table:table-cell office:value-type="string" office:string-value="2243213:2243213:0.396:0.396" table:formula="of:=CONCATENATE([rcl_cross_stats.A354];&quot;:&quot;;[rcl_cross_stats.A354];&quot;:&quot;;[rcl_cross_stats.C354];&quot;:&quot;;[rcl_cross_stats.C354])" table:style-name="ce1">
            <text:p>2243213:2243213:0.396:0.396</text:p>
          </table:table-cell>
          <table:table-cell table:number-columns-repeated="16383"/>
        </table:table-row>
        <table:table-row table:style-name="ro1">
          <table:table-cell office:value-type="string" office:string-value="2251101:2251101:0.388:0.388" table:formula="of:=CONCATENATE([rcl_cross_stats.A355];&quot;:&quot;;[rcl_cross_stats.A355];&quot;:&quot;;[rcl_cross_stats.C355];&quot;:&quot;;[rcl_cross_stats.C355])" table:style-name="ce1">
            <text:p>2251101:2251101:0.388:0.388</text:p>
          </table:table-cell>
          <table:table-cell table:number-columns-repeated="16383"/>
        </table:table-row>
        <table:table-row table:style-name="ro1">
          <table:table-cell office:value-type="string" office:string-value="2251102:2251102:0.388:0.388" table:formula="of:=CONCATENATE([rcl_cross_stats.A356];&quot;:&quot;;[rcl_cross_stats.A356];&quot;:&quot;;[rcl_cross_stats.C356];&quot;:&quot;;[rcl_cross_stats.C356])" table:style-name="ce1">
            <text:p>2251102:2251102:0.388:0.388</text:p>
          </table:table-cell>
          <table:table-cell table:number-columns-repeated="16383"/>
        </table:table-row>
        <table:table-row table:style-name="ro1">
          <table:table-cell office:value-type="string" office:string-value="2251103:2251103:0.396:0.396" table:formula="of:=CONCATENATE([rcl_cross_stats.A357];&quot;:&quot;;[rcl_cross_stats.A357];&quot;:&quot;;[rcl_cross_stats.C357];&quot;:&quot;;[rcl_cross_stats.C357])" table:style-name="ce1">
            <text:p>2251103:2251103:0.396:0.396</text:p>
          </table:table-cell>
          <table:table-cell table:number-columns-repeated="16383"/>
        </table:table-row>
        <table:table-row table:style-name="ro1">
          <table:table-cell office:value-type="string" office:string-value="2251201:2251201:0.388:0.388" table:formula="of:=CONCATENATE([rcl_cross_stats.A358];&quot;:&quot;;[rcl_cross_stats.A358];&quot;:&quot;;[rcl_cross_stats.C358];&quot;:&quot;;[rcl_cross_stats.C358])" table:style-name="ce1">
            <text:p>2251201:2251201:0.388:0.388</text:p>
          </table:table-cell>
          <table:table-cell table:number-columns-repeated="16383"/>
        </table:table-row>
        <table:table-row table:style-name="ro1">
          <table:table-cell office:value-type="string" office:string-value="2251202:2251202:0.388:0.388" table:formula="of:=CONCATENATE([rcl_cross_stats.A359];&quot;:&quot;;[rcl_cross_stats.A359];&quot;:&quot;;[rcl_cross_stats.C359];&quot;:&quot;;[rcl_cross_stats.C359])" table:style-name="ce1">
            <text:p>2251202:2251202:0.388:0.388</text:p>
          </table:table-cell>
          <table:table-cell table:number-columns-repeated="16383"/>
        </table:table-row>
        <table:table-row table:style-name="ro1">
          <table:table-cell office:value-type="string" office:string-value="2251203:2251203:0.396:0.396" table:formula="of:=CONCATENATE([rcl_cross_stats.A360];&quot;:&quot;;[rcl_cross_stats.A360];&quot;:&quot;;[rcl_cross_stats.C360];&quot;:&quot;;[rcl_cross_stats.C360])" table:style-name="ce1">
            <text:p>2251203:2251203:0.396:0.396</text:p>
          </table:table-cell>
          <table:table-cell table:number-columns-repeated="16383"/>
        </table:table-row>
        <table:table-row table:style-name="ro1">
          <table:table-cell office:value-type="string" office:string-value="2252101:2252101:0.388:0.388" table:formula="of:=CONCATENATE([rcl_cross_stats.A361];&quot;:&quot;;[rcl_cross_stats.A361];&quot;:&quot;;[rcl_cross_stats.C361];&quot;:&quot;;[rcl_cross_stats.C361])" table:style-name="ce1">
            <text:p>2252101:2252101:0.388:0.388</text:p>
          </table:table-cell>
          <table:table-cell table:number-columns-repeated="16383"/>
        </table:table-row>
        <table:table-row table:style-name="ro1">
          <table:table-cell office:value-type="string" office:string-value="2252102:2252102:0.388:0.388" table:formula="of:=CONCATENATE([rcl_cross_stats.A362];&quot;:&quot;;[rcl_cross_stats.A362];&quot;:&quot;;[rcl_cross_stats.C362];&quot;:&quot;;[rcl_cross_stats.C362])" table:style-name="ce1">
            <text:p>2252102:2252102:0.388:0.388</text:p>
          </table:table-cell>
          <table:table-cell table:number-columns-repeated="16383"/>
        </table:table-row>
        <table:table-row table:style-name="ro1">
          <table:table-cell office:value-type="string" office:string-value="2252103:2252103:0.396:0.396" table:formula="of:=CONCATENATE([rcl_cross_stats.A363];&quot;:&quot;;[rcl_cross_stats.A363];&quot;:&quot;;[rcl_cross_stats.C363];&quot;:&quot;;[rcl_cross_stats.C363])" table:style-name="ce1">
            <text:p>2252103:2252103:0.396:0.396</text:p>
          </table:table-cell>
          <table:table-cell table:number-columns-repeated="16383"/>
        </table:table-row>
        <table:table-row table:style-name="ro1">
          <table:table-cell office:value-type="string" office:string-value="2252201:2252201:0.388:0.388" table:formula="of:=CONCATENATE([rcl_cross_stats.A364];&quot;:&quot;;[rcl_cross_stats.A364];&quot;:&quot;;[rcl_cross_stats.C364];&quot;:&quot;;[rcl_cross_stats.C364])" table:style-name="ce1">
            <text:p>2252201:2252201:0.388:0.388</text:p>
          </table:table-cell>
          <table:table-cell table:number-columns-repeated="16383"/>
        </table:table-row>
        <table:table-row table:style-name="ro1">
          <table:table-cell office:value-type="string" office:string-value="2252202:2252202:0.388:0.388" table:formula="of:=CONCATENATE([rcl_cross_stats.A365];&quot;:&quot;;[rcl_cross_stats.A365];&quot;:&quot;;[rcl_cross_stats.C365];&quot;:&quot;;[rcl_cross_stats.C365])" table:style-name="ce1">
            <text:p>2252202:2252202:0.388:0.388</text:p>
          </table:table-cell>
          <table:table-cell table:number-columns-repeated="16383"/>
        </table:table-row>
        <table:table-row table:style-name="ro1">
          <table:table-cell office:value-type="string" office:string-value="2252203:2252203:0.396:0.396" table:formula="of:=CONCATENATE([rcl_cross_stats.A366];&quot;:&quot;;[rcl_cross_stats.A366];&quot;:&quot;;[rcl_cross_stats.C366];&quot;:&quot;;[rcl_cross_stats.C366])" table:style-name="ce1">
            <text:p>2252203:2252203:0.396:0.396</text:p>
          </table:table-cell>
          <table:table-cell table:number-columns-repeated="16383"/>
        </table:table-row>
        <table:table-row table:style-name="ro1">
          <table:table-cell office:value-type="string" office:string-value="2253101:2253101:0.388:0.388" table:formula="of:=CONCATENATE([rcl_cross_stats.A367];&quot;:&quot;;[rcl_cross_stats.A367];&quot;:&quot;;[rcl_cross_stats.C367];&quot;:&quot;;[rcl_cross_stats.C367])" table:style-name="ce1">
            <text:p>2253101:2253101:0.388:0.388</text:p>
          </table:table-cell>
          <table:table-cell table:number-columns-repeated="16383"/>
        </table:table-row>
        <table:table-row table:style-name="ro1">
          <table:table-cell office:value-type="string" office:string-value="2311101:2311101:1.338:1.338" table:formula="of:=CONCATENATE([rcl_cross_stats.A368];&quot;:&quot;;[rcl_cross_stats.A368];&quot;:&quot;;[rcl_cross_stats.C368];&quot;:&quot;;[rcl_cross_stats.C368])" table:style-name="ce1">
            <text:p>2311101:2311101:1.338:1.338</text:p>
          </table:table-cell>
          <table:table-cell table:number-columns-repeated="16383"/>
        </table:table-row>
        <table:table-row table:style-name="ro1">
          <table:table-cell office:value-type="string" office:string-value="2311102:2311102:1.338:1.338" table:formula="of:=CONCATENATE([rcl_cross_stats.A369];&quot;:&quot;;[rcl_cross_stats.A369];&quot;:&quot;;[rcl_cross_stats.C369];&quot;:&quot;;[rcl_cross_stats.C369])" table:style-name="ce1">
            <text:p>2311102:2311102:1.338:1.338</text:p>
          </table:table-cell>
          <table:table-cell table:number-columns-repeated="16383"/>
        </table:table-row>
        <table:table-row table:style-name="ro1">
          <table:table-cell office:value-type="string" office:string-value="2311103:2311103:2.158:2.158" table:formula="of:=CONCATENATE([rcl_cross_stats.A370];&quot;:&quot;;[rcl_cross_stats.A370];&quot;:&quot;;[rcl_cross_stats.C370];&quot;:&quot;;[rcl_cross_stats.C370])" table:style-name="ce1">
            <text:p>2311103:2311103:2.158:2.158</text:p>
          </table:table-cell>
          <table:table-cell table:number-columns-repeated="16383"/>
        </table:table-row>
        <table:table-row table:style-name="ro1">
          <table:table-cell office:value-type="string" office:string-value="2311201:2311201:1.61133333333333:1.61133333333333" table:formula="of:=CONCATENATE([rcl_cross_stats.A371];&quot;:&quot;;[rcl_cross_stats.A371];&quot;:&quot;;[rcl_cross_stats.C371];&quot;:&quot;;[rcl_cross_stats.C371])" table:style-name="ce1">
            <text:p>2311201:2311201:1.61133333333333:1.61133333333333</text:p>
          </table:table-cell>
          <table:table-cell table:number-columns-repeated="16383"/>
        </table:table-row>
        <table:table-row table:style-name="ro1">
          <table:table-cell office:value-type="string" office:string-value="2311202:2311202:1.61133333333333:1.61133333333333" table:formula="of:=CONCATENATE([rcl_cross_stats.A372];&quot;:&quot;;[rcl_cross_stats.A372];&quot;:&quot;;[rcl_cross_stats.C372];&quot;:&quot;;[rcl_cross_stats.C372])" table:style-name="ce1">
            <text:p>2311202:2311202:1.61133333333333:1.61133333333333</text:p>
          </table:table-cell>
          <table:table-cell table:number-columns-repeated="16383"/>
        </table:table-row>
        <table:table-row table:style-name="ro1">
          <table:table-cell office:value-type="string" office:string-value="2312101:2312101:1.338:1.338" table:formula="of:=CONCATENATE([rcl_cross_stats.A373];&quot;:&quot;;[rcl_cross_stats.A373];&quot;:&quot;;[rcl_cross_stats.C373];&quot;:&quot;;[rcl_cross_stats.C373])" table:style-name="ce1">
            <text:p>2312101:2312101:1.338:1.338</text:p>
          </table:table-cell>
          <table:table-cell table:number-columns-repeated="16383"/>
        </table:table-row>
        <table:table-row table:style-name="ro1">
          <table:table-cell office:value-type="string" office:string-value="2312102:2312102:1.338:1.338" table:formula="of:=CONCATENATE([rcl_cross_stats.A374];&quot;:&quot;;[rcl_cross_stats.A374];&quot;:&quot;;[rcl_cross_stats.C374];&quot;:&quot;;[rcl_cross_stats.C374])" table:style-name="ce1">
            <text:p>2312102:2312102:1.338:1.338</text:p>
          </table:table-cell>
          <table:table-cell table:number-columns-repeated="16383"/>
        </table:table-row>
        <table:table-row table:style-name="ro1">
          <table:table-cell office:value-type="string" office:string-value="2312103:2312103:2.158:2.158" table:formula="of:=CONCATENATE([rcl_cross_stats.A375];&quot;:&quot;;[rcl_cross_stats.A375];&quot;:&quot;;[rcl_cross_stats.C375];&quot;:&quot;;[rcl_cross_stats.C375])" table:style-name="ce1">
            <text:p>2312103:2312103:2.158:2.158</text:p>
          </table:table-cell>
          <table:table-cell table:number-columns-repeated="16383"/>
        </table:table-row>
        <table:table-row table:style-name="ro1">
          <table:table-cell office:value-type="string" office:string-value="2312201:2312201:0.359333333333333:0.359333333333333" table:formula="of:=CONCATENATE([rcl_cross_stats.A376];&quot;:&quot;;[rcl_cross_stats.A376];&quot;:&quot;;[rcl_cross_stats.C376];&quot;:&quot;;[rcl_cross_stats.C376])" table:style-name="ce1">
            <text:p>2312201:2312201:0.359333333333333:0.359333333333333</text:p>
          </table:table-cell>
          <table:table-cell table:number-columns-repeated="16383"/>
        </table:table-row>
        <table:table-row table:style-name="ro1">
          <table:table-cell office:value-type="string" office:string-value="2312202:2312202:0.44:0.44" table:formula="of:=CONCATENATE([rcl_cross_stats.A377];&quot;:&quot;;[rcl_cross_stats.A377];&quot;:&quot;;[rcl_cross_stats.C377];&quot;:&quot;;[rcl_cross_stats.C377])" table:style-name="ce1">
            <text:p>2312202:2312202:0.44:0.44</text:p>
          </table:table-cell>
          <table:table-cell table:number-columns-repeated="16383"/>
        </table:table-row>
        <table:table-row table:style-name="ro1">
          <table:table-cell office:value-type="string" office:string-value="2313101:2313101:1.338:1.338" table:formula="of:=CONCATENATE([rcl_cross_stats.A378];&quot;:&quot;;[rcl_cross_stats.A378];&quot;:&quot;;[rcl_cross_stats.C378];&quot;:&quot;;[rcl_cross_stats.C378])" table:style-name="ce1">
            <text:p>2313101:2313101:1.338:1.338</text:p>
          </table:table-cell>
          <table:table-cell table:number-columns-repeated="16383"/>
        </table:table-row>
        <table:table-row table:style-name="ro1">
          <table:table-cell office:value-type="string" office:string-value="2313102:2313102:1.338:1.338" table:formula="of:=CONCATENATE([rcl_cross_stats.A379];&quot;:&quot;;[rcl_cross_stats.A379];&quot;:&quot;;[rcl_cross_stats.C379];&quot;:&quot;;[rcl_cross_stats.C379])" table:style-name="ce1">
            <text:p>2313102:2313102:1.338:1.338</text:p>
          </table:table-cell>
          <table:table-cell table:number-columns-repeated="16383"/>
        </table:table-row>
        <table:table-row table:style-name="ro1">
          <table:table-cell office:value-type="string" office:string-value="2313103:2313103:1.338:1.338" table:formula="of:=CONCATENATE([rcl_cross_stats.A380];&quot;:&quot;;[rcl_cross_stats.A380];&quot;:&quot;;[rcl_cross_stats.C380];&quot;:&quot;;[rcl_cross_stats.C380])" table:style-name="ce1">
            <text:p>2313103:2313103:1.338:1.338</text:p>
          </table:table-cell>
          <table:table-cell table:number-columns-repeated="16383"/>
        </table:table-row>
        <table:table-row table:style-name="ro1">
          <table:table-cell office:value-type="string" office:string-value="2313201:2313201:0.351:0.351" table:formula="of:=CONCATENATE([rcl_cross_stats.A381];&quot;:&quot;;[rcl_cross_stats.A381];&quot;:&quot;;[rcl_cross_stats.C381];&quot;:&quot;;[rcl_cross_stats.C381])" table:style-name="ce1">
            <text:p>2313201:2313201:0.351:0.351</text:p>
          </table:table-cell>
          <table:table-cell table:number-columns-repeated="16383"/>
        </table:table-row>
        <table:table-row table:style-name="ro1">
          <table:table-cell office:value-type="string" office:string-value="2313202:2313202:0.214:0.214" table:formula="of:=CONCATENATE([rcl_cross_stats.A382];&quot;:&quot;;[rcl_cross_stats.A382];&quot;:&quot;;[rcl_cross_stats.C382];&quot;:&quot;;[rcl_cross_stats.C382])" table:style-name="ce1">
            <text:p>2313202:2313202:0.214:0.214</text:p>
          </table:table-cell>
          <table:table-cell table:number-columns-repeated="16383"/>
        </table:table-row>
        <table:table-row table:style-name="ro1">
          <table:table-cell office:value-type="string" office:string-value="2321101:2321101:1.338:1.338" table:formula="of:=CONCATENATE([rcl_cross_stats.A383];&quot;:&quot;;[rcl_cross_stats.A383];&quot;:&quot;;[rcl_cross_stats.C383];&quot;:&quot;;[rcl_cross_stats.C383])" table:style-name="ce1">
            <text:p>2321101:2321101:1.338:1.338</text:p>
          </table:table-cell>
          <table:table-cell table:number-columns-repeated="16383"/>
        </table:table-row>
        <table:table-row table:style-name="ro1">
          <table:table-cell office:value-type="string" office:string-value="2321102:2321102:1.338:1.338" table:formula="of:=CONCATENATE([rcl_cross_stats.A384];&quot;:&quot;;[rcl_cross_stats.A384];&quot;:&quot;;[rcl_cross_stats.C384];&quot;:&quot;;[rcl_cross_stats.C384])" table:style-name="ce1">
            <text:p>2321102:2321102:1.338:1.338</text:p>
          </table:table-cell>
          <table:table-cell table:number-columns-repeated="16383"/>
        </table:table-row>
        <table:table-row table:style-name="ro1">
          <table:table-cell office:value-type="string" office:string-value="2321103:2321103:1.338:1.338" table:formula="of:=CONCATENATE([rcl_cross_stats.A385];&quot;:&quot;;[rcl_cross_stats.A385];&quot;:&quot;;[rcl_cross_stats.C385];&quot;:&quot;;[rcl_cross_stats.C385])" table:style-name="ce1">
            <text:p>2321103:2321103:1.338:1.338</text:p>
          </table:table-cell>
          <table:table-cell table:number-columns-repeated="16383"/>
        </table:table-row>
        <table:table-row table:style-name="ro1">
          <table:table-cell office:value-type="string" office:string-value="2321201:2321201:1.338:1.338" table:formula="of:=CONCATENATE([rcl_cross_stats.A386];&quot;:&quot;;[rcl_cross_stats.A386];&quot;:&quot;;[rcl_cross_stats.C386];&quot;:&quot;;[rcl_cross_stats.C386])" table:style-name="ce1">
            <text:p>2321201:2321201:1.338:1.338</text:p>
          </table:table-cell>
          <table:table-cell table:number-columns-repeated="16383"/>
        </table:table-row>
        <table:table-row table:style-name="ro1">
          <table:table-cell office:value-type="string" office:string-value="2321202:2321202:1.338:1.338" table:formula="of:=CONCATENATE([rcl_cross_stats.A387];&quot;:&quot;;[rcl_cross_stats.A387];&quot;:&quot;;[rcl_cross_stats.C387];&quot;:&quot;;[rcl_cross_stats.C387])" table:style-name="ce1">
            <text:p>2321202:2321202:1.338:1.338</text:p>
          </table:table-cell>
          <table:table-cell table:number-columns-repeated="16383"/>
        </table:table-row>
        <table:table-row table:style-name="ro1">
          <table:table-cell office:value-type="string" office:string-value="2321203:2321203:1.338:1.338" table:formula="of:=CONCATENATE([rcl_cross_stats.A388];&quot;:&quot;;[rcl_cross_stats.A388];&quot;:&quot;;[rcl_cross_stats.C388];&quot;:&quot;;[rcl_cross_stats.C388])" table:style-name="ce1">
            <text:p>2321203:2321203:1.338:1.338</text:p>
          </table:table-cell>
          <table:table-cell table:number-columns-repeated="16383"/>
        </table:table-row>
        <table:table-row table:style-name="ro1">
          <table:table-cell office:value-type="string" office:string-value="2322101:2322101:1.338:1.338" table:formula="of:=CONCATENATE([rcl_cross_stats.A389];&quot;:&quot;;[rcl_cross_stats.A389];&quot;:&quot;;[rcl_cross_stats.C389];&quot;:&quot;;[rcl_cross_stats.C389])" table:style-name="ce1">
            <text:p>2322101:2322101:1.338:1.338</text:p>
          </table:table-cell>
          <table:table-cell table:number-columns-repeated="16383"/>
        </table:table-row>
        <table:table-row table:style-name="ro1">
          <table:table-cell office:value-type="string" office:string-value="2322102:2322102:1.338:1.338" table:formula="of:=CONCATENATE([rcl_cross_stats.A390];&quot;:&quot;;[rcl_cross_stats.A390];&quot;:&quot;;[rcl_cross_stats.C390];&quot;:&quot;;[rcl_cross_stats.C390])" table:style-name="ce1">
            <text:p>2322102:2322102:1.338:1.338</text:p>
          </table:table-cell>
          <table:table-cell table:number-columns-repeated="16383"/>
        </table:table-row>
        <table:table-row table:style-name="ro1">
          <table:table-cell office:value-type="string" office:string-value="2322103:2322103:1.338:1.338" table:formula="of:=CONCATENATE([rcl_cross_stats.A391];&quot;:&quot;;[rcl_cross_stats.A391];&quot;:&quot;;[rcl_cross_stats.C391];&quot;:&quot;;[rcl_cross_stats.C391])" table:style-name="ce1">
            <text:p>2322103:2322103:1.338:1.338</text:p>
          </table:table-cell>
          <table:table-cell table:number-columns-repeated="16383"/>
        </table:table-row>
        <table:table-row table:style-name="ro1">
          <table:table-cell office:value-type="string" office:string-value="2322201:2322201:1.338:1.338" table:formula="of:=CONCATENATE([rcl_cross_stats.A392];&quot;:&quot;;[rcl_cross_stats.A392];&quot;:&quot;;[rcl_cross_stats.C392];&quot;:&quot;;[rcl_cross_stats.C392])" table:style-name="ce1">
            <text:p>2322201:2322201:1.338:1.338</text:p>
          </table:table-cell>
          <table:table-cell table:number-columns-repeated="16383"/>
        </table:table-row>
        <table:table-row table:style-name="ro1">
          <table:table-cell office:value-type="string" office:string-value="2322202:2322202:1.338:1.338" table:formula="of:=CONCATENATE([rcl_cross_stats.A393];&quot;:&quot;;[rcl_cross_stats.A393];&quot;:&quot;;[rcl_cross_stats.C393];&quot;:&quot;;[rcl_cross_stats.C393])" table:style-name="ce1">
            <text:p>2322202:2322202:1.338:1.338</text:p>
          </table:table-cell>
          <table:table-cell table:number-columns-repeated="16383"/>
        </table:table-row>
        <table:table-row table:style-name="ro1">
          <table:table-cell office:value-type="string" office:string-value="2322203:2322203:1.338:1.338" table:formula="of:=CONCATENATE([rcl_cross_stats.A394];&quot;:&quot;;[rcl_cross_stats.A394];&quot;:&quot;;[rcl_cross_stats.C394];&quot;:&quot;;[rcl_cross_stats.C394])" table:style-name="ce1">
            <text:p>2322203:2322203:1.338:1.338</text:p>
          </table:table-cell>
          <table:table-cell table:number-columns-repeated="16383"/>
        </table:table-row>
        <table:table-row table:style-name="ro1">
          <table:table-cell office:value-type="string" office:string-value="2323101:2323101:1.338:1.338" table:formula="of:=CONCATENATE([rcl_cross_stats.A395];&quot;:&quot;;[rcl_cross_stats.A395];&quot;:&quot;;[rcl_cross_stats.C395];&quot;:&quot;;[rcl_cross_stats.C395])" table:style-name="ce1">
            <text:p>2323101:2323101:1.338:1.338</text:p>
          </table:table-cell>
          <table:table-cell table:number-columns-repeated="16383"/>
        </table:table-row>
        <table:table-row table:style-name="ro1">
          <table:table-cell office:value-type="string" office:string-value="2323102:2323102:1.338:1.338" table:formula="of:=CONCATENATE([rcl_cross_stats.A396];&quot;:&quot;;[rcl_cross_stats.A396];&quot;:&quot;;[rcl_cross_stats.C396];&quot;:&quot;;[rcl_cross_stats.C396])" table:style-name="ce1">
            <text:p>2323102:2323102:1.338:1.338</text:p>
          </table:table-cell>
          <table:table-cell table:number-columns-repeated="16383"/>
        </table:table-row>
        <table:table-row table:style-name="ro1">
          <table:table-cell office:value-type="string" office:string-value="2323103:2323103:1.338:1.338" table:formula="of:=CONCATENATE([rcl_cross_stats.A397];&quot;:&quot;;[rcl_cross_stats.A397];&quot;:&quot;;[rcl_cross_stats.C397];&quot;:&quot;;[rcl_cross_stats.C397])" table:style-name="ce1">
            <text:p>2323103:2323103:1.338:1.338</text:p>
          </table:table-cell>
          <table:table-cell table:number-columns-repeated="16383"/>
        </table:table-row>
        <table:table-row table:style-name="ro1">
          <table:table-cell office:value-type="string" office:string-value="2323201:2323201:1.338:1.338" table:formula="of:=CONCATENATE([rcl_cross_stats.A398];&quot;:&quot;;[rcl_cross_stats.A398];&quot;:&quot;;[rcl_cross_stats.C398];&quot;:&quot;;[rcl_cross_stats.C398])" table:style-name="ce1">
            <text:p>2323201:2323201:1.338:1.338</text:p>
          </table:table-cell>
          <table:table-cell table:number-columns-repeated="16383"/>
        </table:table-row>
        <table:table-row table:style-name="ro1">
          <table:table-cell office:value-type="string" office:string-value="2323202:2323202:1.338:1.338" table:formula="of:=CONCATENATE([rcl_cross_stats.A399];&quot;:&quot;;[rcl_cross_stats.A399];&quot;:&quot;;[rcl_cross_stats.C399];&quot;:&quot;;[rcl_cross_stats.C399])" table:style-name="ce1">
            <text:p>2323202:2323202:1.338:1.338</text:p>
          </table:table-cell>
          <table:table-cell table:number-columns-repeated="16383"/>
        </table:table-row>
        <table:table-row table:style-name="ro1">
          <table:table-cell office:value-type="string" office:string-value="2323203:2323203:1.338:1.338" table:formula="of:=CONCATENATE([rcl_cross_stats.A400];&quot;:&quot;;[rcl_cross_stats.A400];&quot;:&quot;;[rcl_cross_stats.C400];&quot;:&quot;;[rcl_cross_stats.C400])" table:style-name="ce1">
            <text:p>2323203:2323203:1.338:1.338</text:p>
          </table:table-cell>
          <table:table-cell table:number-columns-repeated="16383"/>
        </table:table-row>
        <table:table-row table:style-name="ro1">
          <table:table-cell office:value-type="string" office:string-value="2331101:2331101:1.338:1.338" table:formula="of:=CONCATENATE([rcl_cross_stats.A401];&quot;:&quot;;[rcl_cross_stats.A401];&quot;:&quot;;[rcl_cross_stats.C401];&quot;:&quot;;[rcl_cross_stats.C401])" table:style-name="ce1">
            <text:p>2331101:2331101:1.338:1.338</text:p>
          </table:table-cell>
          <table:table-cell table:number-columns-repeated="16383"/>
        </table:table-row>
        <table:table-row table:style-name="ro1">
          <table:table-cell office:value-type="string" office:string-value="2331102:2331102:1.338:1.338" table:formula="of:=CONCATENATE([rcl_cross_stats.A402];&quot;:&quot;;[rcl_cross_stats.A402];&quot;:&quot;;[rcl_cross_stats.C402];&quot;:&quot;;[rcl_cross_stats.C402])" table:style-name="ce1">
            <text:p>2331102:2331102:1.338:1.338</text:p>
          </table:table-cell>
          <table:table-cell table:number-columns-repeated="16383"/>
        </table:table-row>
        <table:table-row table:style-name="ro1">
          <table:table-cell office:value-type="string" office:string-value="2331103:2331103:1.338:1.338" table:formula="of:=CONCATENATE([rcl_cross_stats.A403];&quot;:&quot;;[rcl_cross_stats.A403];&quot;:&quot;;[rcl_cross_stats.C403];&quot;:&quot;;[rcl_cross_stats.C403])" table:style-name="ce1">
            <text:p>2331103:2331103:1.338:1.338</text:p>
          </table:table-cell>
          <table:table-cell table:number-columns-repeated="16383"/>
        </table:table-row>
        <table:table-row table:style-name="ro1">
          <table:table-cell office:value-type="string" office:string-value="2331201:2331201:2.158:2.158" table:formula="of:=CONCATENATE([rcl_cross_stats.A404];&quot;:&quot;;[rcl_cross_stats.A404];&quot;:&quot;;[rcl_cross_stats.C404];&quot;:&quot;;[rcl_cross_stats.C404])" table:style-name="ce1">
            <text:p>2331201:2331201:2.158:2.158</text:p>
          </table:table-cell>
          <table:table-cell table:number-columns-repeated="16383"/>
        </table:table-row>
        <table:table-row table:style-name="ro1">
          <table:table-cell office:value-type="string" office:string-value="2331202:2331202:2.158:2.158" table:formula="of:=CONCATENATE([rcl_cross_stats.A405];&quot;:&quot;;[rcl_cross_stats.A405];&quot;:&quot;;[rcl_cross_stats.C405];&quot;:&quot;;[rcl_cross_stats.C405])" table:style-name="ce1">
            <text:p>2331202:2331202:2.158:2.158</text:p>
          </table:table-cell>
          <table:table-cell table:number-columns-repeated="16383"/>
        </table:table-row>
        <table:table-row table:style-name="ro1">
          <table:table-cell office:value-type="string" office:string-value="2331203:2331203:2.158:2.158" table:formula="of:=CONCATENATE([rcl_cross_stats.A406];&quot;:&quot;;[rcl_cross_stats.A406];&quot;:&quot;;[rcl_cross_stats.C406];&quot;:&quot;;[rcl_cross_stats.C406])" table:style-name="ce1">
            <text:p>2331203:2331203:2.158:2.158</text:p>
          </table:table-cell>
          <table:table-cell table:number-columns-repeated="16383"/>
        </table:table-row>
        <table:table-row table:style-name="ro1">
          <table:table-cell office:value-type="string" office:string-value="2332101:2332101:2.158:2.158" table:formula="of:=CONCATENATE([rcl_cross_stats.A407];&quot;:&quot;;[rcl_cross_stats.A407];&quot;:&quot;;[rcl_cross_stats.C407];&quot;:&quot;;[rcl_cross_stats.C407])" table:style-name="ce1">
            <text:p>2332101:2332101:2.158:2.158</text:p>
          </table:table-cell>
          <table:table-cell table:number-columns-repeated="16383"/>
        </table:table-row>
        <table:table-row table:style-name="ro1">
          <table:table-cell office:value-type="string" office:string-value="2332102:2332102:2.158:2.158" table:formula="of:=CONCATENATE([rcl_cross_stats.A408];&quot;:&quot;;[rcl_cross_stats.A408];&quot;:&quot;;[rcl_cross_stats.C408];&quot;:&quot;;[rcl_cross_stats.C408])" table:style-name="ce1">
            <text:p>2332102:2332102:2.158:2.158</text:p>
          </table:table-cell>
          <table:table-cell table:number-columns-repeated="16383"/>
        </table:table-row>
        <table:table-row table:style-name="ro1">
          <table:table-cell office:value-type="string" office:string-value="2332103:2332103:1.338:1.338" table:formula="of:=CONCATENATE([rcl_cross_stats.A409];&quot;:&quot;;[rcl_cross_stats.A409];&quot;:&quot;;[rcl_cross_stats.C409];&quot;:&quot;;[rcl_cross_stats.C409])" table:style-name="ce1">
            <text:p>2332103:2332103:1.338:1.338</text:p>
          </table:table-cell>
          <table:table-cell table:number-columns-repeated="16383"/>
        </table:table-row>
        <table:table-row table:style-name="ro1">
          <table:table-cell office:value-type="string" office:string-value="2332201:2332201:2.158:2.158" table:formula="of:=CONCATENATE([rcl_cross_stats.A410];&quot;:&quot;;[rcl_cross_stats.A410];&quot;:&quot;;[rcl_cross_stats.C410];&quot;:&quot;;[rcl_cross_stats.C410])" table:style-name="ce1">
            <text:p>2332201:2332201:2.158:2.158</text:p>
          </table:table-cell>
          <table:table-cell table:number-columns-repeated="16383"/>
        </table:table-row>
        <table:table-row table:style-name="ro1">
          <table:table-cell office:value-type="string" office:string-value="2332202:2332202:2.158:2.158" table:formula="of:=CONCATENATE([rcl_cross_stats.A411];&quot;:&quot;;[rcl_cross_stats.A411];&quot;:&quot;;[rcl_cross_stats.C411];&quot;:&quot;;[rcl_cross_stats.C411])" table:style-name="ce1">
            <text:p>2332202:2332202:2.158:2.158</text:p>
          </table:table-cell>
          <table:table-cell table:number-columns-repeated="16383"/>
        </table:table-row>
        <table:table-row table:style-name="ro1">
          <table:table-cell office:value-type="string" office:string-value="2332203:2332203:2.158:2.158" table:formula="of:=CONCATENATE([rcl_cross_stats.A412];&quot;:&quot;;[rcl_cross_stats.A412];&quot;:&quot;;[rcl_cross_stats.C412];&quot;:&quot;;[rcl_cross_stats.C412])" table:style-name="ce1">
            <text:p>2332203:2332203:2.158:2.158</text:p>
          </table:table-cell>
          <table:table-cell table:number-columns-repeated="16383"/>
        </table:table-row>
        <table:table-row table:style-name="ro1">
          <table:table-cell office:value-type="string" office:string-value="2333101:2333101:1.338:1.338" table:formula="of:=CONCATENATE([rcl_cross_stats.A413];&quot;:&quot;;[rcl_cross_stats.A413];&quot;:&quot;;[rcl_cross_stats.C413];&quot;:&quot;;[rcl_cross_stats.C413])" table:style-name="ce1">
            <text:p>2333101:2333101:1.338:1.338</text:p>
          </table:table-cell>
          <table:table-cell table:number-columns-repeated="16383"/>
        </table:table-row>
        <table:table-row table:style-name="ro1">
          <table:table-cell office:value-type="string" office:string-value="2333102:2333102:1.338:1.338" table:formula="of:=CONCATENATE([rcl_cross_stats.A414];&quot;:&quot;;[rcl_cross_stats.A414];&quot;:&quot;;[rcl_cross_stats.C414];&quot;:&quot;;[rcl_cross_stats.C414])" table:style-name="ce1">
            <text:p>2333102:2333102:1.338:1.338</text:p>
          </table:table-cell>
          <table:table-cell table:number-columns-repeated="16383"/>
        </table:table-row>
        <table:table-row table:style-name="ro1">
          <table:table-cell office:value-type="string" office:string-value="2333103:2333103:1.338:1.338" table:formula="of:=CONCATENATE([rcl_cross_stats.A415];&quot;:&quot;;[rcl_cross_stats.A415];&quot;:&quot;;[rcl_cross_stats.C415];&quot;:&quot;;[rcl_cross_stats.C415])" table:style-name="ce1">
            <text:p>2333103:2333103:1.338:1.338</text:p>
          </table:table-cell>
          <table:table-cell table:number-columns-repeated="16383"/>
        </table:table-row>
        <table:table-row table:style-name="ro1">
          <table:table-cell office:value-type="string" office:string-value="2333201:2333201:2.158:2.158" table:formula="of:=CONCATENATE([rcl_cross_stats.A416];&quot;:&quot;;[rcl_cross_stats.A416];&quot;:&quot;;[rcl_cross_stats.C416];&quot;:&quot;;[rcl_cross_stats.C416])" table:style-name="ce1">
            <text:p>2333201:2333201:2.158:2.158</text:p>
          </table:table-cell>
          <table:table-cell table:number-columns-repeated="16383"/>
        </table:table-row>
        <table:table-row table:style-name="ro1">
          <table:table-cell office:value-type="string" office:string-value="2333202:2333202:2.158:2.158" table:formula="of:=CONCATENATE([rcl_cross_stats.A417];&quot;:&quot;;[rcl_cross_stats.A417];&quot;:&quot;;[rcl_cross_stats.C417];&quot;:&quot;;[rcl_cross_stats.C417])" table:style-name="ce1">
            <text:p>2333202:2333202:2.158:2.158</text:p>
          </table:table-cell>
          <table:table-cell table:number-columns-repeated="16383"/>
        </table:table-row>
        <table:table-row table:style-name="ro1">
          <table:table-cell office:value-type="string" office:string-value="2333203:2333203:2.158:2.158" table:formula="of:=CONCATENATE([rcl_cross_stats.A418];&quot;:&quot;;[rcl_cross_stats.A418];&quot;:&quot;;[rcl_cross_stats.C418];&quot;:&quot;;[rcl_cross_stats.C418])" table:style-name="ce1">
            <text:p>2333203:2333203:2.158:2.158</text:p>
          </table:table-cell>
          <table:table-cell table:number-columns-repeated="16383"/>
        </table:table-row>
        <table:table-row table:style-name="ro1">
          <table:table-cell office:value-type="string" office:string-value="2341101:2341101:1.338:1.338" table:formula="of:=CONCATENATE([rcl_cross_stats.A419];&quot;:&quot;;[rcl_cross_stats.A419];&quot;:&quot;;[rcl_cross_stats.C419];&quot;:&quot;;[rcl_cross_stats.C419])" table:style-name="ce1">
            <text:p>2341101:2341101:1.338:1.338</text:p>
          </table:table-cell>
          <table:table-cell table:number-columns-repeated="16383"/>
        </table:table-row>
        <table:table-row table:style-name="ro1">
          <table:table-cell office:value-type="string" office:string-value="2351101:2351101:1.338:1.338" table:formula="of:=CONCATENATE([rcl_cross_stats.A420];&quot;:&quot;;[rcl_cross_stats.A420];&quot;:&quot;;[rcl_cross_stats.C420];&quot;:&quot;;[rcl_cross_stats.C420])" table:style-name="ce1">
            <text:p>2351101:2351101:1.338:1.338</text:p>
          </table:table-cell>
          <table:table-cell table:number-columns-repeated="16383"/>
        </table:table-row>
        <table:table-row table:style-name="ro1">
          <table:table-cell office:value-type="string" office:string-value="2351102:2351102:1.338:1.338" table:formula="of:=CONCATENATE([rcl_cross_stats.A421];&quot;:&quot;;[rcl_cross_stats.A421];&quot;:&quot;;[rcl_cross_stats.C421];&quot;:&quot;;[rcl_cross_stats.C421])" table:style-name="ce1">
            <text:p>2351102:2351102:1.338:1.338</text:p>
          </table:table-cell>
          <table:table-cell table:number-columns-repeated="16383"/>
        </table:table-row>
        <table:table-row table:style-name="ro1">
          <table:table-cell office:value-type="string" office:string-value="2351103:2351103:1.338:1.338" table:formula="of:=CONCATENATE([rcl_cross_stats.A422];&quot;:&quot;;[rcl_cross_stats.A422];&quot;:&quot;;[rcl_cross_stats.C422];&quot;:&quot;;[rcl_cross_stats.C422])" table:style-name="ce1">
            <text:p>2351103:2351103:1.338:1.338</text:p>
          </table:table-cell>
          <table:table-cell table:number-columns-repeated="16383"/>
        </table:table-row>
        <table:table-row table:style-name="ro1">
          <table:table-cell office:value-type="string" office:string-value="2351201:2351201:1.338:1.338" table:formula="of:=CONCATENATE([rcl_cross_stats.A423];&quot;:&quot;;[rcl_cross_stats.A423];&quot;:&quot;;[rcl_cross_stats.C423];&quot;:&quot;;[rcl_cross_stats.C423])" table:style-name="ce1">
            <text:p>2351201:2351201:1.338:1.338</text:p>
          </table:table-cell>
          <table:table-cell table:number-columns-repeated="16383"/>
        </table:table-row>
        <table:table-row table:style-name="ro1">
          <table:table-cell office:value-type="string" office:string-value="2351202:2351202:1.338:1.338" table:formula="of:=CONCATENATE([rcl_cross_stats.A424];&quot;:&quot;;[rcl_cross_stats.A424];&quot;:&quot;;[rcl_cross_stats.C424];&quot;:&quot;;[rcl_cross_stats.C424])" table:style-name="ce1">
            <text:p>2351202:2351202:1.338:1.338</text:p>
          </table:table-cell>
          <table:table-cell table:number-columns-repeated="16383"/>
        </table:table-row>
        <table:table-row table:style-name="ro1">
          <table:table-cell office:value-type="string" office:string-value="2351203:2351203:1.338:1.338" table:formula="of:=CONCATENATE([rcl_cross_stats.A425];&quot;:&quot;;[rcl_cross_stats.A425];&quot;:&quot;;[rcl_cross_stats.C425];&quot;:&quot;;[rcl_cross_stats.C425])" table:style-name="ce1">
            <text:p>2351203:2351203:1.338:1.338</text:p>
          </table:table-cell>
          <table:table-cell table:number-columns-repeated="16383"/>
        </table:table-row>
        <table:table-row table:style-name="ro1">
          <table:table-cell office:value-type="string" office:string-value="2352101:2352101:1.338:1.338" table:formula="of:=CONCATENATE([rcl_cross_stats.A426];&quot;:&quot;;[rcl_cross_stats.A426];&quot;:&quot;;[rcl_cross_stats.C426];&quot;:&quot;;[rcl_cross_stats.C426])" table:style-name="ce1">
            <text:p>2352101:2352101:1.338:1.338</text:p>
          </table:table-cell>
          <table:table-cell table:number-columns-repeated="16383"/>
        </table:table-row>
        <table:table-row table:style-name="ro1">
          <table:table-cell office:value-type="string" office:string-value="2352102:2352102:1.338:1.338" table:formula="of:=CONCATENATE([rcl_cross_stats.A427];&quot;:&quot;;[rcl_cross_stats.A427];&quot;:&quot;;[rcl_cross_stats.C427];&quot;:&quot;;[rcl_cross_stats.C427])" table:style-name="ce1">
            <text:p>2352102:2352102:1.338:1.338</text:p>
          </table:table-cell>
          <table:table-cell table:number-columns-repeated="16383"/>
        </table:table-row>
        <table:table-row table:style-name="ro1">
          <table:table-cell office:value-type="string" office:string-value="2352103:2352103:1.338:1.338" table:formula="of:=CONCATENATE([rcl_cross_stats.A428];&quot;:&quot;;[rcl_cross_stats.A428];&quot;:&quot;;[rcl_cross_stats.C428];&quot;:&quot;;[rcl_cross_stats.C428])" table:style-name="ce1">
            <text:p>2352103:2352103:1.338:1.338</text:p>
          </table:table-cell>
          <table:table-cell table:number-columns-repeated="16383"/>
        </table:table-row>
        <table:table-row table:style-name="ro1">
          <table:table-cell office:value-type="string" office:string-value="2352201:2352201:1.338:1.338" table:formula="of:=CONCATENATE([rcl_cross_stats.A429];&quot;:&quot;;[rcl_cross_stats.A429];&quot;:&quot;;[rcl_cross_stats.C429];&quot;:&quot;;[rcl_cross_stats.C429])" table:style-name="ce1">
            <text:p>2352201:2352201:1.338:1.338</text:p>
          </table:table-cell>
          <table:table-cell table:number-columns-repeated="16383"/>
        </table:table-row>
        <table:table-row table:style-name="ro1">
          <table:table-cell office:value-type="string" office:string-value="2352202:2352202:1.338:1.338" table:formula="of:=CONCATENATE([rcl_cross_stats.A430];&quot;:&quot;;[rcl_cross_stats.A430];&quot;:&quot;;[rcl_cross_stats.C430];&quot;:&quot;;[rcl_cross_stats.C430])" table:style-name="ce1">
            <text:p>2352202:2352202:1.338:1.338</text:p>
          </table:table-cell>
          <table:table-cell table:number-columns-repeated="16383"/>
        </table:table-row>
        <table:table-row table:style-name="ro1">
          <table:table-cell office:value-type="string" office:string-value="2352203:2352203:1.338:1.338" table:formula="of:=CONCATENATE([rcl_cross_stats.A431];&quot;:&quot;;[rcl_cross_stats.A431];&quot;:&quot;;[rcl_cross_stats.C431];&quot;:&quot;;[rcl_cross_stats.C431])" table:style-name="ce1">
            <text:p>2352203:2352203:1.338:1.338</text:p>
          </table:table-cell>
          <table:table-cell table:number-columns-repeated="16383"/>
        </table:table-row>
        <table:table-row table:style-name="ro1">
          <table:table-cell office:value-type="string" office:string-value="2353101:2353101:1.338:1.338" table:formula="of:=CONCATENATE([rcl_cross_stats.A432];&quot;:&quot;;[rcl_cross_stats.A432];&quot;:&quot;;[rcl_cross_stats.C432];&quot;:&quot;;[rcl_cross_stats.C432])" table:style-name="ce1">
            <text:p>2353101:2353101:1.338:1.338</text:p>
          </table:table-cell>
          <table:table-cell table:number-columns-repeated="16383"/>
        </table:table-row>
        <table:table-row table:style-name="ro1">
          <table:table-cell office:value-type="string" office:string-value="3121101:3121101:0.4015:0.4015" table:formula="of:=CONCATENATE([rcl_cross_stats.A433];&quot;:&quot;;[rcl_cross_stats.A433];&quot;:&quot;;[rcl_cross_stats.C433];&quot;:&quot;;[rcl_cross_stats.C433])" table:style-name="ce1">
            <text:p>3121101:3121101:0.4015:0.4015</text:p>
          </table:table-cell>
          <table:table-cell table:number-columns-repeated="16383"/>
        </table:table-row>
        <table:table-row table:style-name="ro1">
          <table:table-cell office:value-type="string" office:string-value="3121102:3121102:0.4015:0.4015" table:formula="of:=CONCATENATE([rcl_cross_stats.A434];&quot;:&quot;;[rcl_cross_stats.A434];&quot;:&quot;;[rcl_cross_stats.C434];&quot;:&quot;;[rcl_cross_stats.C434])" table:style-name="ce1">
            <text:p>3121102:3121102:0.4015:0.4015</text:p>
          </table:table-cell>
          <table:table-cell table:number-columns-repeated="16383"/>
        </table:table-row>
        <table:table-row table:style-name="ro1">
          <table:table-cell office:value-type="string" office:string-value="3121103:3121103:0.264:0.264" table:formula="of:=CONCATENATE([rcl_cross_stats.A435];&quot;:&quot;;[rcl_cross_stats.A435];&quot;:&quot;;[rcl_cross_stats.C435];&quot;:&quot;;[rcl_cross_stats.C435])" table:style-name="ce1">
            <text:p>3121103:3121103:0.264:0.264</text:p>
          </table:table-cell>
          <table:table-cell table:number-columns-repeated="16383"/>
        </table:table-row>
        <table:table-row table:style-name="ro1">
          <table:table-cell office:value-type="string" office:string-value="3121201:3121201:0.4015:0.4015" table:formula="of:=CONCATENATE([rcl_cross_stats.A436];&quot;:&quot;;[rcl_cross_stats.A436];&quot;:&quot;;[rcl_cross_stats.C436];&quot;:&quot;;[rcl_cross_stats.C436])" table:style-name="ce1">
            <text:p>3121201:3121201:0.4015:0.4015</text:p>
          </table:table-cell>
          <table:table-cell table:number-columns-repeated="16383"/>
        </table:table-row>
        <table:table-row table:style-name="ro1">
          <table:table-cell office:value-type="string" office:string-value="3121202:3121202:0.4015:0.4015" table:formula="of:=CONCATENATE([rcl_cross_stats.A437];&quot;:&quot;;[rcl_cross_stats.A437];&quot;:&quot;;[rcl_cross_stats.C437];&quot;:&quot;;[rcl_cross_stats.C437])" table:style-name="ce1">
            <text:p>3121202:3121202:0.4015:0.4015</text:p>
          </table:table-cell>
          <table:table-cell table:number-columns-repeated="16383"/>
        </table:table-row>
        <table:table-row table:style-name="ro1">
          <table:table-cell office:value-type="string" office:string-value="3121203:3121203:0.203:0.203" table:formula="of:=CONCATENATE([rcl_cross_stats.A438];&quot;:&quot;;[rcl_cross_stats.A438];&quot;:&quot;;[rcl_cross_stats.C438];&quot;:&quot;;[rcl_cross_stats.C438])" table:style-name="ce1">
            <text:p>3121203:3121203:0.203:0.203</text:p>
          </table:table-cell>
          <table:table-cell table:number-columns-repeated="16383"/>
        </table:table-row>
        <table:table-row table:style-name="ro1">
          <table:table-cell office:value-type="string" office:string-value="3122101:3122101:0.466:0.466" table:formula="of:=CONCATENATE([rcl_cross_stats.A439];&quot;:&quot;;[rcl_cross_stats.A439];&quot;:&quot;;[rcl_cross_stats.C439];&quot;:&quot;;[rcl_cross_stats.C439])" table:style-name="ce1">
            <text:p>3122101:3122101:0.466:0.466</text:p>
          </table:table-cell>
          <table:table-cell table:number-columns-repeated="16383"/>
        </table:table-row>
        <table:table-row table:style-name="ro1">
          <table:table-cell office:value-type="string" office:string-value="3122102:3122102:0.466:0.466" table:formula="of:=CONCATENATE([rcl_cross_stats.A440];&quot;:&quot;;[rcl_cross_stats.A440];&quot;:&quot;;[rcl_cross_stats.C440];&quot;:&quot;;[rcl_cross_stats.C440])" table:style-name="ce1">
            <text:p>3122102:3122102:0.466:0.466</text:p>
          </table:table-cell>
          <table:table-cell table:number-columns-repeated="16383"/>
        </table:table-row>
        <table:table-row table:style-name="ro1">
          <table:table-cell office:value-type="string" office:string-value="3122103:3122103:0.19:0.19" table:formula="of:=CONCATENATE([rcl_cross_stats.A441];&quot;:&quot;;[rcl_cross_stats.A441];&quot;:&quot;;[rcl_cross_stats.C441];&quot;:&quot;;[rcl_cross_stats.C441])" table:style-name="ce1">
            <text:p>3122103:3122103:0.19:0.19</text:p>
          </table:table-cell>
          <table:table-cell table:number-columns-repeated="16383"/>
        </table:table-row>
        <table:table-row table:style-name="ro1">
          <table:table-cell office:value-type="string" office:string-value="3122201:3122201:0.466:0.466" table:formula="of:=CONCATENATE([rcl_cross_stats.A442];&quot;:&quot;;[rcl_cross_stats.A442];&quot;:&quot;;[rcl_cross_stats.C442];&quot;:&quot;;[rcl_cross_stats.C442])" table:style-name="ce1">
            <text:p>3122201:3122201:0.466:0.466</text:p>
          </table:table-cell>
          <table:table-cell table:number-columns-repeated="16383"/>
        </table:table-row>
        <table:table-row table:style-name="ro1">
          <table:table-cell office:value-type="string" office:string-value="3122202:3122202:0.466:0.466" table:formula="of:=CONCATENATE([rcl_cross_stats.A443];&quot;:&quot;;[rcl_cross_stats.A443];&quot;:&quot;;[rcl_cross_stats.C443];&quot;:&quot;;[rcl_cross_stats.C443])" table:style-name="ce1">
            <text:p>3122202:3122202:0.466:0.466</text:p>
          </table:table-cell>
          <table:table-cell table:number-columns-repeated="16383"/>
        </table:table-row>
        <table:table-row table:style-name="ro1">
          <table:table-cell office:value-type="string" office:string-value="3122203:3122203:0.19:0.19" table:formula="of:=CONCATENATE([rcl_cross_stats.A444];&quot;:&quot;;[rcl_cross_stats.A444];&quot;:&quot;;[rcl_cross_stats.C444];&quot;:&quot;;[rcl_cross_stats.C444])" table:style-name="ce1">
            <text:p>3122203:3122203:0.19:0.19</text:p>
          </table:table-cell>
          <table:table-cell table:number-columns-repeated="16383"/>
        </table:table-row>
        <table:table-row table:style-name="ro1">
          <table:table-cell office:value-type="string" office:string-value="3123101:3123101:0.337:0.337" table:formula="of:=CONCATENATE([rcl_cross_stats.A445];&quot;:&quot;;[rcl_cross_stats.A445];&quot;:&quot;;[rcl_cross_stats.C445];&quot;:&quot;;[rcl_cross_stats.C445])" table:style-name="ce1">
            <text:p>3123101:3123101:0.337:0.337</text:p>
          </table:table-cell>
          <table:table-cell table:number-columns-repeated="16383"/>
        </table:table-row>
        <table:table-row table:style-name="ro1">
          <table:table-cell office:value-type="string" office:string-value="3123102:3123102:0.337:0.337" table:formula="of:=CONCATENATE([rcl_cross_stats.A446];&quot;:&quot;;[rcl_cross_stats.A446];&quot;:&quot;;[rcl_cross_stats.C446];&quot;:&quot;;[rcl_cross_stats.C446])" table:style-name="ce1">
            <text:p>3123102:3123102:0.337:0.337</text:p>
          </table:table-cell>
          <table:table-cell table:number-columns-repeated="16383"/>
        </table:table-row>
        <table:table-row table:style-name="ro1">
          <table:table-cell office:value-type="string" office:string-value="3123103:3123103:0.338:0.338" table:formula="of:=CONCATENATE([rcl_cross_stats.A447];&quot;:&quot;;[rcl_cross_stats.A447];&quot;:&quot;;[rcl_cross_stats.C447];&quot;:&quot;;[rcl_cross_stats.C447])" table:style-name="ce1">
            <text:p>3123103:3123103:0.338:0.338</text:p>
          </table:table-cell>
          <table:table-cell table:number-columns-repeated="16383"/>
        </table:table-row>
        <table:table-row table:style-name="ro1">
          <table:table-cell office:value-type="string" office:string-value="3123201:3123201:0.337:0.337" table:formula="of:=CONCATENATE([rcl_cross_stats.A448];&quot;:&quot;;[rcl_cross_stats.A448];&quot;:&quot;;[rcl_cross_stats.C448];&quot;:&quot;;[rcl_cross_stats.C448])" table:style-name="ce1">
            <text:p>3123201:3123201:0.337:0.337</text:p>
          </table:table-cell>
          <table:table-cell table:number-columns-repeated="16383"/>
        </table:table-row>
        <table:table-row table:style-name="ro1">
          <table:table-cell office:value-type="string" office:string-value="3123202:3123202:0.337:0.337" table:formula="of:=CONCATENATE([rcl_cross_stats.A449];&quot;:&quot;;[rcl_cross_stats.A449];&quot;:&quot;;[rcl_cross_stats.C449];&quot;:&quot;;[rcl_cross_stats.C449])" table:style-name="ce1">
            <text:p>3123202:3123202:0.337:0.337</text:p>
          </table:table-cell>
          <table:table-cell table:number-columns-repeated="16383"/>
        </table:table-row>
        <table:table-row table:style-name="ro1">
          <table:table-cell office:value-type="string" office:string-value="3123203:3123203:0.203:0.203" table:formula="of:=CONCATENATE([rcl_cross_stats.A450];&quot;:&quot;;[rcl_cross_stats.A450];&quot;:&quot;;[rcl_cross_stats.C450];&quot;:&quot;;[rcl_cross_stats.C450])" table:style-name="ce1">
            <text:p>3123203:3123203:0.203:0.203</text:p>
          </table:table-cell>
          <table:table-cell table:number-columns-repeated="16383"/>
        </table:table-row>
        <table:table-row table:style-name="ro1">
          <table:table-cell office:value-type="string" office:string-value="3141101:3141101:0.2755:0.2755" table:formula="of:=CONCATENATE([rcl_cross_stats.A451];&quot;:&quot;;[rcl_cross_stats.A451];&quot;:&quot;;[rcl_cross_stats.C451];&quot;:&quot;;[rcl_cross_stats.C451])" table:style-name="ce1">
            <text:p>3141101:3141101:0.2755:0.2755</text:p>
          </table:table-cell>
          <table:table-cell table:number-columns-repeated="16383"/>
        </table:table-row>
        <table:table-row table:style-name="ro1">
          <table:table-cell office:value-type="string" office:string-value="3141102:3141102:0.2755:0.2755" table:formula="of:=CONCATENATE([rcl_cross_stats.A452];&quot;:&quot;;[rcl_cross_stats.A452];&quot;:&quot;;[rcl_cross_stats.C452];&quot;:&quot;;[rcl_cross_stats.C452])" table:style-name="ce1">
            <text:p>3141102:3141102:0.2755:0.2755</text:p>
          </table:table-cell>
          <table:table-cell table:number-columns-repeated="16383"/>
        </table:table-row>
        <table:table-row table:style-name="ro1">
          <table:table-cell office:value-type="string" office:string-value="3141103:3141103:0.182:0.182" table:formula="of:=CONCATENATE([rcl_cross_stats.A453];&quot;:&quot;;[rcl_cross_stats.A453];&quot;:&quot;;[rcl_cross_stats.C453];&quot;:&quot;;[rcl_cross_stats.C453])" table:style-name="ce1">
            <text:p>3141103:3141103:0.182:0.182</text:p>
          </table:table-cell>
          <table:table-cell table:number-columns-repeated="16383"/>
        </table:table-row>
        <table:table-row table:style-name="ro1">
          <table:table-cell office:value-type="string" office:string-value="3141111:3141111:0.2755:0.2755" table:formula="of:=CONCATENATE([rcl_cross_stats.A454];&quot;:&quot;;[rcl_cross_stats.A454];&quot;:&quot;;[rcl_cross_stats.C454];&quot;:&quot;;[rcl_cross_stats.C454])" table:style-name="ce1">
            <text:p>3141111:3141111:0.2755:0.2755</text:p>
          </table:table-cell>
          <table:table-cell table:number-columns-repeated="16383"/>
        </table:table-row>
        <table:table-row table:style-name="ro1">
          <table:table-cell office:value-type="string" office:string-value="3141112:3141112:0.2755:0.2755" table:formula="of:=CONCATENATE([rcl_cross_stats.A455];&quot;:&quot;;[rcl_cross_stats.A455];&quot;:&quot;;[rcl_cross_stats.C455];&quot;:&quot;;[rcl_cross_stats.C455])" table:style-name="ce1">
            <text:p>3141112:3141112:0.2755:0.2755</text:p>
          </table:table-cell>
          <table:table-cell table:number-columns-repeated="16383"/>
        </table:table-row>
        <table:table-row table:style-name="ro1">
          <table:table-cell office:value-type="string" office:string-value="3141113:3141113:0.182:0.182" table:formula="of:=CONCATENATE([rcl_cross_stats.A456];&quot;:&quot;;[rcl_cross_stats.A456];&quot;:&quot;;[rcl_cross_stats.C456];&quot;:&quot;;[rcl_cross_stats.C456])" table:style-name="ce1">
            <text:p>3141113:3141113:0.182:0.182</text:p>
          </table:table-cell>
          <table:table-cell table:number-columns-repeated="16383"/>
        </table:table-row>
        <table:table-row table:style-name="ro1">
          <table:table-cell office:value-type="string" office:string-value="3141201:3141201:0.359:0.359" table:formula="of:=CONCATENATE([rcl_cross_stats.A457];&quot;:&quot;;[rcl_cross_stats.A457];&quot;:&quot;;[rcl_cross_stats.C457];&quot;:&quot;;[rcl_cross_stats.C457])" table:style-name="ce1">
            <text:p>3141201:3141201:0.359:0.359</text:p>
          </table:table-cell>
          <table:table-cell table:number-columns-repeated="16383"/>
        </table:table-row>
        <table:table-row table:style-name="ro1">
          <table:table-cell office:value-type="string" office:string-value="3141202:3141202:0.359:0.359" table:formula="of:=CONCATENATE([rcl_cross_stats.A458];&quot;:&quot;;[rcl_cross_stats.A458];&quot;:&quot;;[rcl_cross_stats.C458];&quot;:&quot;;[rcl_cross_stats.C458])" table:style-name="ce1">
            <text:p>3141202:3141202:0.359:0.359</text:p>
          </table:table-cell>
          <table:table-cell table:number-columns-repeated="16383"/>
        </table:table-row>
        <table:table-row table:style-name="ro1">
          <table:table-cell office:value-type="string" office:string-value="3141203:3141203:0.206:0.206" table:formula="of:=CONCATENATE([rcl_cross_stats.A459];&quot;:&quot;;[rcl_cross_stats.A459];&quot;:&quot;;[rcl_cross_stats.C459];&quot;:&quot;;[rcl_cross_stats.C459])" table:style-name="ce1">
            <text:p>3141203:3141203:0.206:0.206</text:p>
          </table:table-cell>
          <table:table-cell table:number-columns-repeated="16383"/>
        </table:table-row>
        <table:table-row table:style-name="ro1">
          <table:table-cell office:value-type="string" office:string-value="3141211:3141211:0.359:0.359" table:formula="of:=CONCATENATE([rcl_cross_stats.A460];&quot;:&quot;;[rcl_cross_stats.A460];&quot;:&quot;;[rcl_cross_stats.C460];&quot;:&quot;;[rcl_cross_stats.C460])" table:style-name="ce1">
            <text:p>3141211:3141211:0.359:0.359</text:p>
          </table:table-cell>
          <table:table-cell table:number-columns-repeated="16383"/>
        </table:table-row>
        <table:table-row table:style-name="ro1">
          <table:table-cell office:value-type="string" office:string-value="3141212:3141212:0.359:0.359" table:formula="of:=CONCATENATE([rcl_cross_stats.A461];&quot;:&quot;;[rcl_cross_stats.A461];&quot;:&quot;;[rcl_cross_stats.C461];&quot;:&quot;;[rcl_cross_stats.C461])" table:style-name="ce1">
            <text:p>3141212:3141212:0.359:0.359</text:p>
          </table:table-cell>
          <table:table-cell table:number-columns-repeated="16383"/>
        </table:table-row>
        <table:table-row table:style-name="ro1">
          <table:table-cell office:value-type="string" office:string-value="3141213:3141213:0.206:0.206" table:formula="of:=CONCATENATE([rcl_cross_stats.A462];&quot;:&quot;;[rcl_cross_stats.A462];&quot;:&quot;;[rcl_cross_stats.C462];&quot;:&quot;;[rcl_cross_stats.C462])" table:style-name="ce1">
            <text:p>3141213:3141213:0.206:0.206</text:p>
          </table:table-cell>
          <table:table-cell table:number-columns-repeated="16383"/>
        </table:table-row>
        <table:table-row table:style-name="ro1">
          <table:table-cell office:value-type="string" office:string-value="3142101:3142101:0.192:0.192" table:formula="of:=CONCATENATE([rcl_cross_stats.A463];&quot;:&quot;;[rcl_cross_stats.A463];&quot;:&quot;;[rcl_cross_stats.C463];&quot;:&quot;;[rcl_cross_stats.C463])" table:style-name="ce1">
            <text:p>3142101:3142101:0.192:0.192</text:p>
          </table:table-cell>
          <table:table-cell table:number-columns-repeated="16383"/>
        </table:table-row>
        <table:table-row table:style-name="ro1">
          <table:table-cell office:value-type="string" office:string-value="3142102:3142102:0.192:0.192" table:formula="of:=CONCATENATE([rcl_cross_stats.A464];&quot;:&quot;;[rcl_cross_stats.A464];&quot;:&quot;;[rcl_cross_stats.C464];&quot;:&quot;;[rcl_cross_stats.C464])" table:style-name="ce1">
            <text:p>3142102:3142102:0.192:0.192</text:p>
          </table:table-cell>
          <table:table-cell table:number-columns-repeated="16383"/>
        </table:table-row>
        <table:table-row table:style-name="ro1">
          <table:table-cell office:value-type="string" office:string-value="3142103:3142103:0.172:0.172" table:formula="of:=CONCATENATE([rcl_cross_stats.A465];&quot;:&quot;;[rcl_cross_stats.A465];&quot;:&quot;;[rcl_cross_stats.C465];&quot;:&quot;;[rcl_cross_stats.C465])" table:style-name="ce1">
            <text:p>3142103:3142103:0.172:0.172</text:p>
          </table:table-cell>
          <table:table-cell table:number-columns-repeated="16383"/>
        </table:table-row>
        <table:table-row table:style-name="ro1">
          <table:table-cell office:value-type="string" office:string-value="3142111:3142111:0.192:0.192" table:formula="of:=CONCATENATE([rcl_cross_stats.A466];&quot;:&quot;;[rcl_cross_stats.A466];&quot;:&quot;;[rcl_cross_stats.C466];&quot;:&quot;;[rcl_cross_stats.C466])" table:style-name="ce1">
            <text:p>3142111:3142111:0.192:0.192</text:p>
          </table:table-cell>
          <table:table-cell table:number-columns-repeated="16383"/>
        </table:table-row>
        <table:table-row table:style-name="ro1">
          <table:table-cell office:value-type="string" office:string-value="3142112:3142112:0.192:0.192" table:formula="of:=CONCATENATE([rcl_cross_stats.A467];&quot;:&quot;;[rcl_cross_stats.A467];&quot;:&quot;;[rcl_cross_stats.C467];&quot;:&quot;;[rcl_cross_stats.C467])" table:style-name="ce1">
            <text:p>3142112:3142112:0.192:0.192</text:p>
          </table:table-cell>
          <table:table-cell table:number-columns-repeated="16383"/>
        </table:table-row>
        <table:table-row table:style-name="ro1">
          <table:table-cell office:value-type="string" office:string-value="3142113:3142113:0.172:0.172" table:formula="of:=CONCATENATE([rcl_cross_stats.A468];&quot;:&quot;;[rcl_cross_stats.A468];&quot;:&quot;;[rcl_cross_stats.C468];&quot;:&quot;;[rcl_cross_stats.C468])" table:style-name="ce1">
            <text:p>3142113:3142113:0.172:0.172</text:p>
          </table:table-cell>
          <table:table-cell table:number-columns-repeated="16383"/>
        </table:table-row>
        <table:table-row table:style-name="ro1">
          <table:table-cell office:value-type="string" office:string-value="3142201:3142201:0.192:0.192" table:formula="of:=CONCATENATE([rcl_cross_stats.A469];&quot;:&quot;;[rcl_cross_stats.A469];&quot;:&quot;;[rcl_cross_stats.C469];&quot;:&quot;;[rcl_cross_stats.C469])" table:style-name="ce1">
            <text:p>3142201:3142201:0.192:0.192</text:p>
          </table:table-cell>
          <table:table-cell table:number-columns-repeated="16383"/>
        </table:table-row>
        <table:table-row table:style-name="ro1">
          <table:table-cell office:value-type="string" office:string-value="3142202:3142202:0.192:0.192" table:formula="of:=CONCATENATE([rcl_cross_stats.A470];&quot;:&quot;;[rcl_cross_stats.A470];&quot;:&quot;;[rcl_cross_stats.C470];&quot;:&quot;;[rcl_cross_stats.C470])" table:style-name="ce1">
            <text:p>3142202:3142202:0.192:0.192</text:p>
          </table:table-cell>
          <table:table-cell table:number-columns-repeated="16383"/>
        </table:table-row>
        <table:table-row table:style-name="ro1">
          <table:table-cell office:value-type="string" office:string-value="3142203:3142203:0.172:0.172" table:formula="of:=CONCATENATE([rcl_cross_stats.A471];&quot;:&quot;;[rcl_cross_stats.A471];&quot;:&quot;;[rcl_cross_stats.C471];&quot;:&quot;;[rcl_cross_stats.C471])" table:style-name="ce1">
            <text:p>3142203:3142203:0.172:0.172</text:p>
          </table:table-cell>
          <table:table-cell table:number-columns-repeated="16383"/>
        </table:table-row>
        <table:table-row table:style-name="ro1">
          <table:table-cell office:value-type="string" office:string-value="3142211:3142211:0.192:0.192" table:formula="of:=CONCATENATE([rcl_cross_stats.A472];&quot;:&quot;;[rcl_cross_stats.A472];&quot;:&quot;;[rcl_cross_stats.C472];&quot;:&quot;;[rcl_cross_stats.C472])" table:style-name="ce1">
            <text:p>3142211:3142211:0.192:0.192</text:p>
          </table:table-cell>
          <table:table-cell table:number-columns-repeated="16383"/>
        </table:table-row>
        <table:table-row table:style-name="ro1">
          <table:table-cell office:value-type="string" office:string-value="3142212:3142212:0.192:0.192" table:formula="of:=CONCATENATE([rcl_cross_stats.A473];&quot;:&quot;;[rcl_cross_stats.A473];&quot;:&quot;;[rcl_cross_stats.C473];&quot;:&quot;;[rcl_cross_stats.C473])" table:style-name="ce1">
            <text:p>3142212:3142212:0.192:0.192</text:p>
          </table:table-cell>
          <table:table-cell table:number-columns-repeated="16383"/>
        </table:table-row>
        <table:table-row table:style-name="ro1">
          <table:table-cell office:value-type="string" office:string-value="3142213:3142213:0.172:0.172" table:formula="of:=CONCATENATE([rcl_cross_stats.A474];&quot;:&quot;;[rcl_cross_stats.A474];&quot;:&quot;;[rcl_cross_stats.C474];&quot;:&quot;;[rcl_cross_stats.C474])" table:style-name="ce1">
            <text:p>3142213:3142213:0.172:0.172</text:p>
          </table:table-cell>
          <table:table-cell table:number-columns-repeated="16383"/>
        </table:table-row>
        <table:table-row table:style-name="ro1">
          <table:table-cell office:value-type="string" office:string-value="3143101:3143101:0.359:0.359" table:formula="of:=CONCATENATE([rcl_cross_stats.A475];&quot;:&quot;;[rcl_cross_stats.A475];&quot;:&quot;;[rcl_cross_stats.C475];&quot;:&quot;;[rcl_cross_stats.C475])" table:style-name="ce1">
            <text:p>3143101:3143101:0.359:0.359</text:p>
          </table:table-cell>
          <table:table-cell table:number-columns-repeated="16383"/>
        </table:table-row>
        <table:table-row table:style-name="ro1">
          <table:table-cell office:value-type="string" office:string-value="3143102:3143102:0.359:0.359" table:formula="of:=CONCATENATE([rcl_cross_stats.A476];&quot;:&quot;;[rcl_cross_stats.A476];&quot;:&quot;;[rcl_cross_stats.C476];&quot;:&quot;;[rcl_cross_stats.C476])" table:style-name="ce1">
            <text:p>3143102:3143102:0.359:0.359</text:p>
          </table:table-cell>
          <table:table-cell table:number-columns-repeated="16383"/>
        </table:table-row>
        <table:table-row table:style-name="ro1">
          <table:table-cell office:value-type="string" office:string-value="3143103:3143103:0.359:0.359" table:formula="of:=CONCATENATE([rcl_cross_stats.A477];&quot;:&quot;;[rcl_cross_stats.A477];&quot;:&quot;;[rcl_cross_stats.C477];&quot;:&quot;;[rcl_cross_stats.C477])" table:style-name="ce1">
            <text:p>3143103:3143103:0.359:0.359</text:p>
          </table:table-cell>
          <table:table-cell table:number-columns-repeated="16383"/>
        </table:table-row>
        <table:table-row table:style-name="ro1">
          <table:table-cell office:value-type="string" office:string-value="3143111:3143111:0.359:0.359" table:formula="of:=CONCATENATE([rcl_cross_stats.A478];&quot;:&quot;;[rcl_cross_stats.A478];&quot;:&quot;;[rcl_cross_stats.C478];&quot;:&quot;;[rcl_cross_stats.C478])" table:style-name="ce1">
            <text:p>3143111:3143111:0.359:0.359</text:p>
          </table:table-cell>
          <table:table-cell table:number-columns-repeated="16383"/>
        </table:table-row>
        <table:table-row table:style-name="ro1">
          <table:table-cell office:value-type="string" office:string-value="3143112:3143112:0.359:0.359" table:formula="of:=CONCATENATE([rcl_cross_stats.A479];&quot;:&quot;;[rcl_cross_stats.A479];&quot;:&quot;;[rcl_cross_stats.C479];&quot;:&quot;;[rcl_cross_stats.C479])" table:style-name="ce1">
            <text:p>3143112:3143112:0.359:0.359</text:p>
          </table:table-cell>
          <table:table-cell table:number-columns-repeated="16383"/>
        </table:table-row>
        <table:table-row table:style-name="ro1">
          <table:table-cell office:value-type="string" office:string-value="3143113:3143113:0.359:0.359" table:formula="of:=CONCATENATE([rcl_cross_stats.A480];&quot;:&quot;;[rcl_cross_stats.A480];&quot;:&quot;;[rcl_cross_stats.C480];&quot;:&quot;;[rcl_cross_stats.C480])" table:style-name="ce1">
            <text:p>3143113:3143113:0.359:0.359</text:p>
          </table:table-cell>
          <table:table-cell table:number-columns-repeated="16383"/>
        </table:table-row>
        <table:table-row table:style-name="ro1">
          <table:table-cell office:value-type="string" office:string-value="3143201:3143201:0.359:0.359" table:formula="of:=CONCATENATE([rcl_cross_stats.A481];&quot;:&quot;;[rcl_cross_stats.A481];&quot;:&quot;;[rcl_cross_stats.C481];&quot;:&quot;;[rcl_cross_stats.C481])" table:style-name="ce1">
            <text:p>3143201:3143201:0.359:0.359</text:p>
          </table:table-cell>
          <table:table-cell table:number-columns-repeated="16383"/>
        </table:table-row>
        <table:table-row table:style-name="ro1">
          <table:table-cell office:value-type="string" office:string-value="3143202:3143202:0.359:0.359" table:formula="of:=CONCATENATE([rcl_cross_stats.A482];&quot;:&quot;;[rcl_cross_stats.A482];&quot;:&quot;;[rcl_cross_stats.C482];&quot;:&quot;;[rcl_cross_stats.C482])" table:style-name="ce1">
            <text:p>3143202:3143202:0.359:0.359</text:p>
          </table:table-cell>
          <table:table-cell table:number-columns-repeated="16383"/>
        </table:table-row>
        <table:table-row table:style-name="ro1">
          <table:table-cell office:value-type="string" office:string-value="3143203:3143203:0.206:0.206" table:formula="of:=CONCATENATE([rcl_cross_stats.A483];&quot;:&quot;;[rcl_cross_stats.A483];&quot;:&quot;;[rcl_cross_stats.C483];&quot;:&quot;;[rcl_cross_stats.C483])" table:style-name="ce1">
            <text:p>3143203:3143203:0.206:0.206</text:p>
          </table:table-cell>
          <table:table-cell table:number-columns-repeated="16383"/>
        </table:table-row>
        <table:table-row table:style-name="ro1">
          <table:table-cell office:value-type="string" office:string-value="3143211:3143211:0.359:0.359" table:formula="of:=CONCATENATE([rcl_cross_stats.A484];&quot;:&quot;;[rcl_cross_stats.A484];&quot;:&quot;;[rcl_cross_stats.C484];&quot;:&quot;;[rcl_cross_stats.C484])" table:style-name="ce1">
            <text:p>3143211:3143211:0.359:0.359</text:p>
          </table:table-cell>
          <table:table-cell table:number-columns-repeated="16383"/>
        </table:table-row>
        <table:table-row table:style-name="ro1">
          <table:table-cell office:value-type="string" office:string-value="3143212:3143212:0.359:0.359" table:formula="of:=CONCATENATE([rcl_cross_stats.A485];&quot;:&quot;;[rcl_cross_stats.A485];&quot;:&quot;;[rcl_cross_stats.C485];&quot;:&quot;;[rcl_cross_stats.C485])" table:style-name="ce1">
            <text:p>3143212:3143212:0.359:0.359</text:p>
          </table:table-cell>
          <table:table-cell table:number-columns-repeated="16383"/>
        </table:table-row>
        <table:table-row table:style-name="ro1">
          <table:table-cell office:value-type="string" office:string-value="3143213:3143213:0.206:0.206" table:formula="of:=CONCATENATE([rcl_cross_stats.A486];&quot;:&quot;;[rcl_cross_stats.A486];&quot;:&quot;;[rcl_cross_stats.C486];&quot;:&quot;;[rcl_cross_stats.C486])" table:style-name="ce1">
            <text:p>3143213:3143213:0.206:0.206</text:p>
          </table:table-cell>
          <table:table-cell table:number-columns-repeated="16383"/>
        </table:table-row>
        <table:table-row table:style-name="ro1">
          <table:table-cell office:value-type="string" office:string-value="3151101:3151101:0.213:0.213" table:formula="of:=CONCATENATE([rcl_cross_stats.A487];&quot;:&quot;;[rcl_cross_stats.A487];&quot;:&quot;;[rcl_cross_stats.C487];&quot;:&quot;;[rcl_cross_stats.C487])" table:style-name="ce1">
            <text:p>3151101:3151101:0.213:0.213</text:p>
          </table:table-cell>
          <table:table-cell table:number-columns-repeated="16383"/>
        </table:table-row>
        <table:table-row table:style-name="ro1">
          <table:table-cell office:value-type="string" office:string-value="3151102:3151102:0.213:0.213" table:formula="of:=CONCATENATE([rcl_cross_stats.A488];&quot;:&quot;;[rcl_cross_stats.A488];&quot;:&quot;;[rcl_cross_stats.C488];&quot;:&quot;;[rcl_cross_stats.C488])" table:style-name="ce1">
            <text:p>3151102:3151102:0.213:0.213</text:p>
          </table:table-cell>
          <table:table-cell table:number-columns-repeated="16383"/>
        </table:table-row>
        <table:table-row table:style-name="ro1">
          <table:table-cell office:value-type="string" office:string-value="3151103:3151103:0.313:0.313" table:formula="of:=CONCATENATE([rcl_cross_stats.A489];&quot;:&quot;;[rcl_cross_stats.A489];&quot;:&quot;;[rcl_cross_stats.C489];&quot;:&quot;;[rcl_cross_stats.C489])" table:style-name="ce1">
            <text:p>3151103:3151103:0.313:0.313</text:p>
          </table:table-cell>
          <table:table-cell table:number-columns-repeated="16383"/>
        </table:table-row>
        <table:table-row table:style-name="ro1">
          <table:table-cell office:value-type="string" office:string-value="3151201:3151201:0.391:0.391" table:formula="of:=CONCATENATE([rcl_cross_stats.A490];&quot;:&quot;;[rcl_cross_stats.A490];&quot;:&quot;;[rcl_cross_stats.C490];&quot;:&quot;;[rcl_cross_stats.C490])" table:style-name="ce1">
            <text:p>3151201:3151201:0.391:0.391</text:p>
          </table:table-cell>
          <table:table-cell table:number-columns-repeated="16383"/>
        </table:table-row>
        <table:table-row table:style-name="ro1">
          <table:table-cell office:value-type="string" office:string-value="3151202:3151202:0.391:0.391" table:formula="of:=CONCATENATE([rcl_cross_stats.A491];&quot;:&quot;;[rcl_cross_stats.A491];&quot;:&quot;;[rcl_cross_stats.C491];&quot;:&quot;;[rcl_cross_stats.C491])" table:style-name="ce1">
            <text:p>3151202:3151202:0.391:0.391</text:p>
          </table:table-cell>
          <table:table-cell table:number-columns-repeated="16383"/>
        </table:table-row>
        <table:table-row table:style-name="ro1">
          <table:table-cell office:value-type="string" office:string-value="3151203:3151203:0.188:0.188" table:formula="of:=CONCATENATE([rcl_cross_stats.A492];&quot;:&quot;;[rcl_cross_stats.A492];&quot;:&quot;;[rcl_cross_stats.C492];&quot;:&quot;;[rcl_cross_stats.C492])" table:style-name="ce1">
            <text:p>3151203:3151203:0.188:0.188</text:p>
          </table:table-cell>
          <table:table-cell table:number-columns-repeated="16383"/>
        </table:table-row>
        <table:table-row table:style-name="ro1">
          <table:table-cell office:value-type="string" office:string-value="3152101:3152101:0.213:0.213" table:formula="of:=CONCATENATE([rcl_cross_stats.A493];&quot;:&quot;;[rcl_cross_stats.A493];&quot;:&quot;;[rcl_cross_stats.C493];&quot;:&quot;;[rcl_cross_stats.C493])" table:style-name="ce1">
            <text:p>3152101:3152101:0.213:0.213</text:p>
          </table:table-cell>
          <table:table-cell table:number-columns-repeated="16383"/>
        </table:table-row>
        <table:table-row table:style-name="ro1">
          <table:table-cell office:value-type="string" office:string-value="3152102:3152102:0.213:0.213" table:formula="of:=CONCATENATE([rcl_cross_stats.A494];&quot;:&quot;;[rcl_cross_stats.A494];&quot;:&quot;;[rcl_cross_stats.C494];&quot;:&quot;;[rcl_cross_stats.C494])" table:style-name="ce1">
            <text:p>3152102:3152102:0.213:0.213</text:p>
          </table:table-cell>
          <table:table-cell table:number-columns-repeated="16383"/>
        </table:table-row>
        <table:table-row table:style-name="ro1">
          <table:table-cell office:value-type="string" office:string-value="3152103:3152103:0.313:0.313" table:formula="of:=CONCATENATE([rcl_cross_stats.A495];&quot;:&quot;;[rcl_cross_stats.A495];&quot;:&quot;;[rcl_cross_stats.C495];&quot;:&quot;;[rcl_cross_stats.C495])" table:style-name="ce1">
            <text:p>3152103:3152103:0.313:0.313</text:p>
          </table:table-cell>
          <table:table-cell table:number-columns-repeated="16383"/>
        </table:table-row>
        <table:table-row table:style-name="ro1">
          <table:table-cell office:value-type="string" office:string-value="3152201:3152201:0.391:0.391" table:formula="of:=CONCATENATE([rcl_cross_stats.A496];&quot;:&quot;;[rcl_cross_stats.A496];&quot;:&quot;;[rcl_cross_stats.C496];&quot;:&quot;;[rcl_cross_stats.C496])" table:style-name="ce1">
            <text:p>3152201:3152201:0.391:0.391</text:p>
          </table:table-cell>
          <table:table-cell table:number-columns-repeated="16383"/>
        </table:table-row>
        <table:table-row table:style-name="ro1">
          <table:table-cell office:value-type="string" office:string-value="3152202:3152202:0.391:0.391" table:formula="of:=CONCATENATE([rcl_cross_stats.A497];&quot;:&quot;;[rcl_cross_stats.A497];&quot;:&quot;;[rcl_cross_stats.C497];&quot;:&quot;;[rcl_cross_stats.C497])" table:style-name="ce1">
            <text:p>3152202:3152202:0.391:0.391</text:p>
          </table:table-cell>
          <table:table-cell table:number-columns-repeated="16383"/>
        </table:table-row>
        <table:table-row table:style-name="ro1">
          <table:table-cell office:value-type="string" office:string-value="3152203:3152203:0.188:0.188" table:formula="of:=CONCATENATE([rcl_cross_stats.A498];&quot;:&quot;;[rcl_cross_stats.A498];&quot;:&quot;;[rcl_cross_stats.C498];&quot;:&quot;;[rcl_cross_stats.C498])" table:style-name="ce1">
            <text:p>3152203:3152203:0.188:0.188</text:p>
          </table:table-cell>
          <table:table-cell table:number-columns-repeated="16383"/>
        </table:table-row>
        <table:table-row table:style-name="ro1">
          <table:table-cell office:value-type="string" office:string-value="3153101:3153101:0.634:0.634" table:formula="of:=CONCATENATE([rcl_cross_stats.A499];&quot;:&quot;;[rcl_cross_stats.A499];&quot;:&quot;;[rcl_cross_stats.C499];&quot;:&quot;;[rcl_cross_stats.C499])" table:style-name="ce1">
            <text:p>3153101:3153101:0.634:0.634</text:p>
          </table:table-cell>
          <table:table-cell table:number-columns-repeated="16383"/>
        </table:table-row>
        <table:table-row table:style-name="ro1">
          <table:table-cell office:value-type="string" office:string-value="3153102:3153102:0.634:0.634" table:formula="of:=CONCATENATE([rcl_cross_stats.A500];&quot;:&quot;;[rcl_cross_stats.A500];&quot;:&quot;;[rcl_cross_stats.C500];&quot;:&quot;;[rcl_cross_stats.C500])" table:style-name="ce1">
            <text:p>3153102:3153102:0.634:0.634</text:p>
          </table:table-cell>
          <table:table-cell table:number-columns-repeated="16383"/>
        </table:table-row>
        <table:table-row table:style-name="ro1">
          <table:table-cell office:value-type="string" office:string-value="3153103:3153103:0.294:0.294" table:formula="of:=CONCATENATE([rcl_cross_stats.A501];&quot;:&quot;;[rcl_cross_stats.A501];&quot;:&quot;;[rcl_cross_stats.C501];&quot;:&quot;;[rcl_cross_stats.C501])" table:style-name="ce1">
            <text:p>3153103:3153103:0.294:0.294</text:p>
          </table:table-cell>
          <table:table-cell table:number-columns-repeated="16383"/>
        </table:table-row>
        <table:table-row table:style-name="ro1">
          <table:table-cell office:value-type="string" office:string-value="3153201:3153201:0.634:0.634" table:formula="of:=CONCATENATE([rcl_cross_stats.A502];&quot;:&quot;;[rcl_cross_stats.A502];&quot;:&quot;;[rcl_cross_stats.C502];&quot;:&quot;;[rcl_cross_stats.C502])" table:style-name="ce1">
            <text:p>3153201:3153201:0.634:0.634</text:p>
          </table:table-cell>
          <table:table-cell table:number-columns-repeated="16383"/>
        </table:table-row>
        <table:table-row table:style-name="ro1">
          <table:table-cell office:value-type="string" office:string-value="3153202:3153202:0.634:0.634" table:formula="of:=CONCATENATE([rcl_cross_stats.A503];&quot;:&quot;;[rcl_cross_stats.A503];&quot;:&quot;;[rcl_cross_stats.C503];&quot;:&quot;;[rcl_cross_stats.C503])" table:style-name="ce1">
            <text:p>3153202:3153202:0.634:0.634</text:p>
          </table:table-cell>
          <table:table-cell table:number-columns-repeated="16383"/>
        </table:table-row>
        <table:table-row table:style-name="ro1">
          <table:table-cell office:value-type="string" office:string-value="3153203:3153203:0.294:0.294" table:formula="of:=CONCATENATE([rcl_cross_stats.A504];&quot;:&quot;;[rcl_cross_stats.A504];&quot;:&quot;;[rcl_cross_stats.C504];&quot;:&quot;;[rcl_cross_stats.C504])" table:style-name="ce1">
            <text:p>3153203:3153203:0.294:0.294</text:p>
          </table:table-cell>
          <table:table-cell table:number-columns-repeated="16383"/>
        </table:table-row>
        <table:table-row table:style-name="ro1">
          <table:table-cell office:value-type="string" office:string-value="3161101:3161101:0:0" table:formula="of:=CONCATENATE([rcl_cross_stats.A505];&quot;:&quot;;[rcl_cross_stats.A505];&quot;:&quot;;[rcl_cross_stats.C505];&quot;:&quot;;[rcl_cross_stats.C505])" table:style-name="ce1">
            <text:p>3161101:3161101:0:0</text:p>
          </table:table-cell>
          <table:table-cell table:number-columns-repeated="16383"/>
        </table:table-row>
        <table:table-row table:style-name="ro1">
          <table:table-cell office:value-type="string" office:string-value="3211101:3211101:0.304:0.304" table:formula="of:=CONCATENATE([rcl_cross_stats.A506];&quot;:&quot;;[rcl_cross_stats.A506];&quot;:&quot;;[rcl_cross_stats.C506];&quot;:&quot;;[rcl_cross_stats.C506])" table:style-name="ce1">
            <text:p>3211101:3211101:0.304:0.304</text:p>
          </table:table-cell>
          <table:table-cell table:number-columns-repeated="16383"/>
        </table:table-row>
        <table:table-row table:style-name="ro1">
          <table:table-cell office:value-type="string" office:string-value="3221101:3221101:0.362:0.362" table:formula="of:=CONCATENATE([rcl_cross_stats.A507];&quot;:&quot;;[rcl_cross_stats.A507];&quot;:&quot;;[rcl_cross_stats.C507];&quot;:&quot;;[rcl_cross_stats.C507])" table:style-name="ce1">
            <text:p>3221101:3221101:0.362:0.362</text:p>
          </table:table-cell>
          <table:table-cell table:number-columns-repeated="16383"/>
        </table:table-row>
        <table:table-row table:style-name="ro1">
          <table:table-cell office:value-type="string" office:string-value="3221102:3221102:0.362:0.362" table:formula="of:=CONCATENATE([rcl_cross_stats.A508];&quot;:&quot;;[rcl_cross_stats.A508];&quot;:&quot;;[rcl_cross_stats.C508];&quot;:&quot;;[rcl_cross_stats.C508])" table:style-name="ce1">
            <text:p>3221102:3221102:0.362:0.362</text:p>
          </table:table-cell>
          <table:table-cell table:number-columns-repeated="16383"/>
        </table:table-row>
        <table:table-row table:style-name="ro1">
          <table:table-cell office:value-type="string" office:string-value="3221103:3221103:0.2695:0.2695" table:formula="of:=CONCATENATE([rcl_cross_stats.A509];&quot;:&quot;;[rcl_cross_stats.A509];&quot;:&quot;;[rcl_cross_stats.C509];&quot;:&quot;;[rcl_cross_stats.C509])" table:style-name="ce1">
            <text:p>3221103:3221103:0.2695:0.2695</text:p>
          </table:table-cell>
          <table:table-cell table:number-columns-repeated="16383"/>
        </table:table-row>
        <table:table-row table:style-name="ro1">
          <table:table-cell office:value-type="string" office:string-value="3221201:3221201:0.272:0.272" table:formula="of:=CONCATENATE([rcl_cross_stats.A510];&quot;:&quot;;[rcl_cross_stats.A510];&quot;:&quot;;[rcl_cross_stats.C510];&quot;:&quot;;[rcl_cross_stats.C510])" table:style-name="ce1">
            <text:p>3221201:3221201:0.272:0.272</text:p>
          </table:table-cell>
          <table:table-cell table:number-columns-repeated="16383"/>
        </table:table-row>
        <table:table-row table:style-name="ro1">
          <table:table-cell office:value-type="string" office:string-value="3221202:3221202:0.272:0.272" table:formula="of:=CONCATENATE([rcl_cross_stats.A511];&quot;:&quot;;[rcl_cross_stats.A511];&quot;:&quot;;[rcl_cross_stats.C511];&quot;:&quot;;[rcl_cross_stats.C511])" table:style-name="ce1">
            <text:p>3221202:3221202:0.272:0.272</text:p>
          </table:table-cell>
          <table:table-cell table:number-columns-repeated="16383"/>
        </table:table-row>
        <table:table-row table:style-name="ro1">
          <table:table-cell office:value-type="string" office:string-value="3221203:3221203:0.24:0.24" table:formula="of:=CONCATENATE([rcl_cross_stats.A512];&quot;:&quot;;[rcl_cross_stats.A512];&quot;:&quot;;[rcl_cross_stats.C512];&quot;:&quot;;[rcl_cross_stats.C512])" table:style-name="ce1">
            <text:p>3221203:3221203:0.24:0.24</text:p>
          </table:table-cell>
          <table:table-cell table:number-columns-repeated="16383"/>
        </table:table-row>
        <table:table-row table:style-name="ro1">
          <table:table-cell office:value-type="string" office:string-value="3222101:3222101:0.481:0.481" table:formula="of:=CONCATENATE([rcl_cross_stats.A513];&quot;:&quot;;[rcl_cross_stats.A513];&quot;:&quot;;[rcl_cross_stats.C513];&quot;:&quot;;[rcl_cross_stats.C513])" table:style-name="ce1">
            <text:p>3222101:3222101:0.481:0.481</text:p>
          </table:table-cell>
          <table:table-cell table:number-columns-repeated="16383"/>
        </table:table-row>
        <table:table-row table:style-name="ro1">
          <table:table-cell office:value-type="string" office:string-value="3222102:3222102:0.481:0.481" table:formula="of:=CONCATENATE([rcl_cross_stats.A514];&quot;:&quot;;[rcl_cross_stats.A514];&quot;:&quot;;[rcl_cross_stats.C514];&quot;:&quot;;[rcl_cross_stats.C514])" table:style-name="ce1">
            <text:p>3222102:3222102:0.481:0.481</text:p>
          </table:table-cell>
          <table:table-cell table:number-columns-repeated="16383"/>
        </table:table-row>
        <table:table-row table:style-name="ro1">
          <table:table-cell office:value-type="string" office:string-value="3222103:3222103:0.277:0.277" table:formula="of:=CONCATENATE([rcl_cross_stats.A515];&quot;:&quot;;[rcl_cross_stats.A515];&quot;:&quot;;[rcl_cross_stats.C515];&quot;:&quot;;[rcl_cross_stats.C515])" table:style-name="ce1">
            <text:p>3222103:3222103:0.277:0.277</text:p>
          </table:table-cell>
          <table:table-cell table:number-columns-repeated="16383"/>
        </table:table-row>
        <table:table-row table:style-name="ro1">
          <table:table-cell office:value-type="string" office:string-value="3222201:3222201:0.307:0.307" table:formula="of:=CONCATENATE([rcl_cross_stats.A516];&quot;:&quot;;[rcl_cross_stats.A516];&quot;:&quot;;[rcl_cross_stats.C516];&quot;:&quot;;[rcl_cross_stats.C516])" table:style-name="ce1">
            <text:p>3222201:3222201:0.307:0.307</text:p>
          </table:table-cell>
          <table:table-cell table:number-columns-repeated="16383"/>
        </table:table-row>
        <table:table-row table:style-name="ro1">
          <table:table-cell office:value-type="string" office:string-value="3222202:3222202:0.307:0.307" table:formula="of:=CONCATENATE([rcl_cross_stats.A517];&quot;:&quot;;[rcl_cross_stats.A517];&quot;:&quot;;[rcl_cross_stats.C517];&quot;:&quot;;[rcl_cross_stats.C517])" table:style-name="ce1">
            <text:p>3222202:3222202:0.307:0.307</text:p>
          </table:table-cell>
          <table:table-cell table:number-columns-repeated="16383"/>
        </table:table-row>
        <table:table-row table:style-name="ro1">
          <table:table-cell office:value-type="string" office:string-value="3222203:3222203:0.248:0.248" table:formula="of:=CONCATENATE([rcl_cross_stats.A518];&quot;:&quot;;[rcl_cross_stats.A518];&quot;:&quot;;[rcl_cross_stats.C518];&quot;:&quot;;[rcl_cross_stats.C518])" table:style-name="ce1">
            <text:p>3222203:3222203:0.248:0.248</text:p>
          </table:table-cell>
          <table:table-cell table:number-columns-repeated="16383"/>
        </table:table-row>
        <table:table-row table:style-name="ro1">
          <table:table-cell office:value-type="string" office:string-value="3223101:3223101:0.243:0.243" table:formula="of:=CONCATENATE([rcl_cross_stats.A519];&quot;:&quot;;[rcl_cross_stats.A519];&quot;:&quot;;[rcl_cross_stats.C519];&quot;:&quot;;[rcl_cross_stats.C519])" table:style-name="ce1">
            <text:p>3223101:3223101:0.243:0.243</text:p>
          </table:table-cell>
          <table:table-cell table:number-columns-repeated="16383"/>
        </table:table-row>
        <table:table-row table:style-name="ro1">
          <table:table-cell office:value-type="string" office:string-value="3223102:3223102:0.243:0.243" table:formula="of:=CONCATENATE([rcl_cross_stats.A520];&quot;:&quot;;[rcl_cross_stats.A520];&quot;:&quot;;[rcl_cross_stats.C520];&quot;:&quot;;[rcl_cross_stats.C520])" table:style-name="ce1">
            <text:p>3223102:3223102:0.243:0.243</text:p>
          </table:table-cell>
          <table:table-cell table:number-columns-repeated="16383"/>
        </table:table-row>
        <table:table-row table:style-name="ro1">
          <table:table-cell office:value-type="string" office:string-value="3223103:3223103:0.262:0.262" table:formula="of:=CONCATENATE([rcl_cross_stats.A521];&quot;:&quot;;[rcl_cross_stats.A521];&quot;:&quot;;[rcl_cross_stats.C521];&quot;:&quot;;[rcl_cross_stats.C521])" table:style-name="ce1">
            <text:p>3223103:3223103:0.262:0.262</text:p>
          </table:table-cell>
          <table:table-cell table:number-columns-repeated="16383"/>
        </table:table-row>
        <table:table-row table:style-name="ro1">
          <table:table-cell office:value-type="string" office:string-value="3223201:3223201:0.237:0.237" table:formula="of:=CONCATENATE([rcl_cross_stats.A522];&quot;:&quot;;[rcl_cross_stats.A522];&quot;:&quot;;[rcl_cross_stats.C522];&quot;:&quot;;[rcl_cross_stats.C522])" table:style-name="ce1">
            <text:p>3223201:3223201:0.237:0.237</text:p>
          </table:table-cell>
          <table:table-cell table:number-columns-repeated="16383"/>
        </table:table-row>
        <table:table-row table:style-name="ro1">
          <table:table-cell office:value-type="string" office:string-value="3223202:3223202:0.237:0.237" table:formula="of:=CONCATENATE([rcl_cross_stats.A523];&quot;:&quot;;[rcl_cross_stats.A523];&quot;:&quot;;[rcl_cross_stats.C523];&quot;:&quot;;[rcl_cross_stats.C523])" table:style-name="ce1">
            <text:p>3223202:3223202:0.237:0.237</text:p>
          </table:table-cell>
          <table:table-cell table:number-columns-repeated="16383"/>
        </table:table-row>
        <table:table-row table:style-name="ro1">
          <table:table-cell office:value-type="string" office:string-value="3223203:3223203:0.232:0.232" table:formula="of:=CONCATENATE([rcl_cross_stats.A524];&quot;:&quot;;[rcl_cross_stats.A524];&quot;:&quot;;[rcl_cross_stats.C524];&quot;:&quot;;[rcl_cross_stats.C524])" table:style-name="ce1">
            <text:p>3223203:3223203:0.232:0.232</text:p>
          </table:table-cell>
          <table:table-cell table:number-columns-repeated="16383"/>
        </table:table-row>
        <table:table-row table:style-name="ro1">
          <table:table-cell office:value-type="string" office:string-value="3231101:3231101:0.234:0.234" table:formula="of:=CONCATENATE([rcl_cross_stats.A525];&quot;:&quot;;[rcl_cross_stats.A525];&quot;:&quot;;[rcl_cross_stats.C525];&quot;:&quot;;[rcl_cross_stats.C525])" table:style-name="ce1">
            <text:p>3231101:3231101:0.234:0.234</text:p>
          </table:table-cell>
          <table:table-cell table:number-columns-repeated="16383"/>
        </table:table-row>
        <table:table-row table:style-name="ro1">
          <table:table-cell office:value-type="string" office:string-value="3231102:3231102:0.234:0.234" table:formula="of:=CONCATENATE([rcl_cross_stats.A526];&quot;:&quot;;[rcl_cross_stats.A526];&quot;:&quot;;[rcl_cross_stats.C526];&quot;:&quot;;[rcl_cross_stats.C526])" table:style-name="ce1">
            <text:p>3231102:3231102:0.234:0.234</text:p>
          </table:table-cell>
          <table:table-cell table:number-columns-repeated="16383"/>
        </table:table-row>
        <table:table-row table:style-name="ro1">
          <table:table-cell office:value-type="string" office:string-value="3231103:3231103:0.2835:0.2835" table:formula="of:=CONCATENATE([rcl_cross_stats.A527];&quot;:&quot;;[rcl_cross_stats.A527];&quot;:&quot;;[rcl_cross_stats.C527];&quot;:&quot;;[rcl_cross_stats.C527])" table:style-name="ce1">
            <text:p>3231103:3231103:0.2835:0.2835</text:p>
          </table:table-cell>
          <table:table-cell table:number-columns-repeated="16383"/>
        </table:table-row>
        <table:table-row table:style-name="ro1">
          <table:table-cell office:value-type="string" office:string-value="3231111:3231111:0.234:0.234" table:formula="of:=CONCATENATE([rcl_cross_stats.A528];&quot;:&quot;;[rcl_cross_stats.A528];&quot;:&quot;;[rcl_cross_stats.C528];&quot;:&quot;;[rcl_cross_stats.C528])" table:style-name="ce1">
            <text:p>3231111:3231111:0.234:0.234</text:p>
          </table:table-cell>
          <table:table-cell table:number-columns-repeated="16383"/>
        </table:table-row>
        <table:table-row table:style-name="ro1">
          <table:table-cell office:value-type="string" office:string-value="3231112:3231112:0.234:0.234" table:formula="of:=CONCATENATE([rcl_cross_stats.A529];&quot;:&quot;;[rcl_cross_stats.A529];&quot;:&quot;;[rcl_cross_stats.C529];&quot;:&quot;;[rcl_cross_stats.C529])" table:style-name="ce1">
            <text:p>3231112:3231112:0.234:0.234</text:p>
          </table:table-cell>
          <table:table-cell table:number-columns-repeated="16383"/>
        </table:table-row>
        <table:table-row table:style-name="ro1">
          <table:table-cell office:value-type="string" office:string-value="3231113:3231113:0.2835:0.2835" table:formula="of:=CONCATENATE([rcl_cross_stats.A530];&quot;:&quot;;[rcl_cross_stats.A530];&quot;:&quot;;[rcl_cross_stats.C530];&quot;:&quot;;[rcl_cross_stats.C530])" table:style-name="ce1">
            <text:p>3231113:3231113:0.2835:0.2835</text:p>
          </table:table-cell>
          <table:table-cell table:number-columns-repeated="16383"/>
        </table:table-row>
        <table:table-row table:style-name="ro1">
          <table:table-cell office:value-type="string" office:string-value="3231201:3231201:0.3215:0.3215" table:formula="of:=CONCATENATE([rcl_cross_stats.A531];&quot;:&quot;;[rcl_cross_stats.A531];&quot;:&quot;;[rcl_cross_stats.C531];&quot;:&quot;;[rcl_cross_stats.C531])" table:style-name="ce1">
            <text:p>3231201:3231201:0.3215:0.3215</text:p>
          </table:table-cell>
          <table:table-cell table:number-columns-repeated="16383"/>
        </table:table-row>
        <table:table-row table:style-name="ro1">
          <table:table-cell office:value-type="string" office:string-value="3231202:3231202:0.3215:0.3215" table:formula="of:=CONCATENATE([rcl_cross_stats.A532];&quot;:&quot;;[rcl_cross_stats.A532];&quot;:&quot;;[rcl_cross_stats.C532];&quot;:&quot;;[rcl_cross_stats.C532])" table:style-name="ce1">
            <text:p>3231202:3231202:0.3215:0.3215</text:p>
          </table:table-cell>
          <table:table-cell table:number-columns-repeated="16383"/>
        </table:table-row>
        <table:table-row table:style-name="ro1">
          <table:table-cell office:value-type="string" office:string-value="3231203:3231203:0.2805:0.2805" table:formula="of:=CONCATENATE([rcl_cross_stats.A533];&quot;:&quot;;[rcl_cross_stats.A533];&quot;:&quot;;[rcl_cross_stats.C533];&quot;:&quot;;[rcl_cross_stats.C533])" table:style-name="ce1">
            <text:p>3231203:3231203:0.2805:0.2805</text:p>
          </table:table-cell>
          <table:table-cell table:number-columns-repeated="16383"/>
        </table:table-row>
        <table:table-row table:style-name="ro1">
          <table:table-cell office:value-type="string" office:string-value="3231211:3231211:0.303:0.303" table:formula="of:=CONCATENATE([rcl_cross_stats.A534];&quot;:&quot;;[rcl_cross_stats.A534];&quot;:&quot;;[rcl_cross_stats.C534];&quot;:&quot;;[rcl_cross_stats.C534])" table:style-name="ce1">
            <text:p>3231211:3231211:0.303:0.303</text:p>
          </table:table-cell>
          <table:table-cell table:number-columns-repeated="16383"/>
        </table:table-row>
        <table:table-row table:style-name="ro1">
          <table:table-cell office:value-type="string" office:string-value="3231212:3231212:0.303:0.303" table:formula="of:=CONCATENATE([rcl_cross_stats.A535];&quot;:&quot;;[rcl_cross_stats.A535];&quot;:&quot;;[rcl_cross_stats.C535];&quot;:&quot;;[rcl_cross_stats.C535])" table:style-name="ce1">
            <text:p>3231212:3231212:0.303:0.303</text:p>
          </table:table-cell>
          <table:table-cell table:number-columns-repeated="16383"/>
        </table:table-row>
        <table:table-row table:style-name="ro1">
          <table:table-cell office:value-type="string" office:string-value="3231213:3231213:0.221:0.221" table:formula="of:=CONCATENATE([rcl_cross_stats.A536];&quot;:&quot;;[rcl_cross_stats.A536];&quot;:&quot;;[rcl_cross_stats.C536];&quot;:&quot;;[rcl_cross_stats.C536])" table:style-name="ce1">
            <text:p>3231213:3231213:0.221:0.221</text:p>
          </table:table-cell>
          <table:table-cell table:number-columns-repeated="16383"/>
        </table:table-row>
        <table:table-row table:style-name="ro1">
          <table:table-cell office:value-type="string" office:string-value="3232101:3232101:0.225:0.225" table:formula="of:=CONCATENATE([rcl_cross_stats.A537];&quot;:&quot;;[rcl_cross_stats.A537];&quot;:&quot;;[rcl_cross_stats.C537];&quot;:&quot;;[rcl_cross_stats.C537])" table:style-name="ce1">
            <text:p>3232101:3232101:0.225:0.225</text:p>
          </table:table-cell>
          <table:table-cell table:number-columns-repeated="16383"/>
        </table:table-row>
        <table:table-row table:style-name="ro1">
          <table:table-cell office:value-type="string" office:string-value="3232102:3232102:0.225:0.225" table:formula="of:=CONCATENATE([rcl_cross_stats.A538];&quot;:&quot;;[rcl_cross_stats.A538];&quot;:&quot;;[rcl_cross_stats.C538];&quot;:&quot;;[rcl_cross_stats.C538])" table:style-name="ce1">
            <text:p>3232102:3232102:0.225:0.225</text:p>
          </table:table-cell>
          <table:table-cell table:number-columns-repeated="16383"/>
        </table:table-row>
        <table:table-row table:style-name="ro1">
          <table:table-cell office:value-type="string" office:string-value="3232103:3232103:0.305:0.305" table:formula="of:=CONCATENATE([rcl_cross_stats.A539];&quot;:&quot;;[rcl_cross_stats.A539];&quot;:&quot;;[rcl_cross_stats.C539];&quot;:&quot;;[rcl_cross_stats.C539])" table:style-name="ce1">
            <text:p>3232103:3232103:0.305:0.305</text:p>
          </table:table-cell>
          <table:table-cell table:number-columns-repeated="16383"/>
        </table:table-row>
        <table:table-row table:style-name="ro1">
          <table:table-cell office:value-type="string" office:string-value="3232111:3232111:0.225:0.225" table:formula="of:=CONCATENATE([rcl_cross_stats.A540];&quot;:&quot;;[rcl_cross_stats.A540];&quot;:&quot;;[rcl_cross_stats.C540];&quot;:&quot;;[rcl_cross_stats.C540])" table:style-name="ce1">
            <text:p>3232111:3232111:0.225:0.225</text:p>
          </table:table-cell>
          <table:table-cell table:number-columns-repeated="16383"/>
        </table:table-row>
        <table:table-row table:style-name="ro1">
          <table:table-cell office:value-type="string" office:string-value="3232112:3232112:0.225:0.225" table:formula="of:=CONCATENATE([rcl_cross_stats.A541];&quot;:&quot;;[rcl_cross_stats.A541];&quot;:&quot;;[rcl_cross_stats.C541];&quot;:&quot;;[rcl_cross_stats.C541])" table:style-name="ce1">
            <text:p>3232112:3232112:0.225:0.225</text:p>
          </table:table-cell>
          <table:table-cell table:number-columns-repeated="16383"/>
        </table:table-row>
        <table:table-row table:style-name="ro1">
          <table:table-cell office:value-type="string" office:string-value="3232113:3232113:0.305:0.305" table:formula="of:=CONCATENATE([rcl_cross_stats.A542];&quot;:&quot;;[rcl_cross_stats.A542];&quot;:&quot;;[rcl_cross_stats.C542];&quot;:&quot;;[rcl_cross_stats.C542])" table:style-name="ce1">
            <text:p>3232113:3232113:0.305:0.305</text:p>
          </table:table-cell>
          <table:table-cell table:number-columns-repeated="16383"/>
        </table:table-row>
        <table:table-row table:style-name="ro1">
          <table:table-cell office:value-type="string" office:string-value="3232201:3232201:0.303:0.303" table:formula="of:=CONCATENATE([rcl_cross_stats.A543];&quot;:&quot;;[rcl_cross_stats.A543];&quot;:&quot;;[rcl_cross_stats.C543];&quot;:&quot;;[rcl_cross_stats.C543])" table:style-name="ce1">
            <text:p>3232201:3232201:0.303:0.303</text:p>
          </table:table-cell>
          <table:table-cell table:number-columns-repeated="16383"/>
        </table:table-row>
        <table:table-row table:style-name="ro1">
          <table:table-cell office:value-type="string" office:string-value="3232202:3232202:0.303:0.303" table:formula="of:=CONCATENATE([rcl_cross_stats.A544];&quot;:&quot;;[rcl_cross_stats.A544];&quot;:&quot;;[rcl_cross_stats.C544];&quot;:&quot;;[rcl_cross_stats.C544])" table:style-name="ce1">
            <text:p>3232202:3232202:0.303:0.303</text:p>
          </table:table-cell>
          <table:table-cell table:number-columns-repeated="16383"/>
        </table:table-row>
        <table:table-row table:style-name="ro1">
          <table:table-cell office:value-type="string" office:string-value="3232203:3232203:0.221:0.221" table:formula="of:=CONCATENATE([rcl_cross_stats.A545];&quot;:&quot;;[rcl_cross_stats.A545];&quot;:&quot;;[rcl_cross_stats.C545];&quot;:&quot;;[rcl_cross_stats.C545])" table:style-name="ce1">
            <text:p>3232203:3232203:0.221:0.221</text:p>
          </table:table-cell>
          <table:table-cell table:number-columns-repeated="16383"/>
        </table:table-row>
        <table:table-row table:style-name="ro1">
          <table:table-cell office:value-type="string" office:string-value="3232211:3232211:0.303:0.303" table:formula="of:=CONCATENATE([rcl_cross_stats.A546];&quot;:&quot;;[rcl_cross_stats.A546];&quot;:&quot;;[rcl_cross_stats.C546];&quot;:&quot;;[rcl_cross_stats.C546])" table:style-name="ce1">
            <text:p>3232211:3232211:0.303:0.303</text:p>
          </table:table-cell>
          <table:table-cell table:number-columns-repeated="16383"/>
        </table:table-row>
        <table:table-row table:style-name="ro1">
          <table:table-cell office:value-type="string" office:string-value="3232212:3232212:0.303:0.303" table:formula="of:=CONCATENATE([rcl_cross_stats.A547];&quot;:&quot;;[rcl_cross_stats.A547];&quot;:&quot;;[rcl_cross_stats.C547];&quot;:&quot;;[rcl_cross_stats.C547])" table:style-name="ce1">
            <text:p>3232212:3232212:0.303:0.303</text:p>
          </table:table-cell>
          <table:table-cell table:number-columns-repeated="16383"/>
        </table:table-row>
        <table:table-row table:style-name="ro1">
          <table:table-cell office:value-type="string" office:string-value="3232213:3232213:0.221:0.221" table:formula="of:=CONCATENATE([rcl_cross_stats.A548];&quot;:&quot;;[rcl_cross_stats.A548];&quot;:&quot;;[rcl_cross_stats.C548];&quot;:&quot;;[rcl_cross_stats.C548])" table:style-name="ce1">
            <text:p>3232213:3232213:0.221:0.221</text:p>
          </table:table-cell>
          <table:table-cell table:number-columns-repeated="16383"/>
        </table:table-row>
        <table:table-row table:style-name="ro1">
          <table:table-cell office:value-type="string" office:string-value="3233101:3233101:0.243:0.243" table:formula="of:=CONCATENATE([rcl_cross_stats.A549];&quot;:&quot;;[rcl_cross_stats.A549];&quot;:&quot;;[rcl_cross_stats.C549];&quot;:&quot;;[rcl_cross_stats.C549])" table:style-name="ce1">
            <text:p>3233101:3233101:0.243:0.243</text:p>
          </table:table-cell>
          <table:table-cell table:number-columns-repeated="16383"/>
        </table:table-row>
        <table:table-row table:style-name="ro1">
          <table:table-cell office:value-type="string" office:string-value="3233102:3233102:0.243:0.243" table:formula="of:=CONCATENATE([rcl_cross_stats.A550];&quot;:&quot;;[rcl_cross_stats.A550];&quot;:&quot;;[rcl_cross_stats.C550];&quot;:&quot;;[rcl_cross_stats.C550])" table:style-name="ce1">
            <text:p>3233102:3233102:0.243:0.243</text:p>
          </table:table-cell>
          <table:table-cell table:number-columns-repeated="16383"/>
        </table:table-row>
        <table:table-row table:style-name="ro1">
          <table:table-cell office:value-type="string" office:string-value="3233103:3233103:0.262:0.262" table:formula="of:=CONCATENATE([rcl_cross_stats.A551];&quot;:&quot;;[rcl_cross_stats.A551];&quot;:&quot;;[rcl_cross_stats.C551];&quot;:&quot;;[rcl_cross_stats.C551])" table:style-name="ce1">
            <text:p>3233103:3233103:0.262:0.262</text:p>
          </table:table-cell>
          <table:table-cell table:number-columns-repeated="16383"/>
        </table:table-row>
        <table:table-row table:style-name="ro1">
          <table:table-cell office:value-type="string" office:string-value="3233111:3233111:0.243:0.243" table:formula="of:=CONCATENATE([rcl_cross_stats.A552];&quot;:&quot;;[rcl_cross_stats.A552];&quot;:&quot;;[rcl_cross_stats.C552];&quot;:&quot;;[rcl_cross_stats.C552])" table:style-name="ce1">
            <text:p>3233111:3233111:0.243:0.243</text:p>
          </table:table-cell>
          <table:table-cell table:number-columns-repeated="16383"/>
        </table:table-row>
        <table:table-row table:style-name="ro1">
          <table:table-cell office:value-type="string" office:string-value="3233112:3233112:0.243:0.243" table:formula="of:=CONCATENATE([rcl_cross_stats.A553];&quot;:&quot;;[rcl_cross_stats.A553];&quot;:&quot;;[rcl_cross_stats.C553];&quot;:&quot;;[rcl_cross_stats.C553])" table:style-name="ce1">
            <text:p>3233112:3233112:0.243:0.243</text:p>
          </table:table-cell>
          <table:table-cell table:number-columns-repeated="16383"/>
        </table:table-row>
        <table:table-row table:style-name="ro1">
          <table:table-cell office:value-type="string" office:string-value="3233113:3233113:0.262:0.262" table:formula="of:=CONCATENATE([rcl_cross_stats.A554];&quot;:&quot;;[rcl_cross_stats.A554];&quot;:&quot;;[rcl_cross_stats.C554];&quot;:&quot;;[rcl_cross_stats.C554])" table:style-name="ce1">
            <text:p>3233113:3233113:0.262:0.262</text:p>
          </table:table-cell>
          <table:table-cell table:number-columns-repeated="16383"/>
        </table:table-row>
        <table:table-row table:style-name="ro1">
          <table:table-cell office:value-type="string" office:string-value="3233201:3233201:0.224:0.224" table:formula="of:=CONCATENATE([rcl_cross_stats.A555];&quot;:&quot;;[rcl_cross_stats.A555];&quot;:&quot;;[rcl_cross_stats.C555];&quot;:&quot;;[rcl_cross_stats.C555])" table:style-name="ce1">
            <text:p>3233201:3233201:0.224:0.224</text:p>
          </table:table-cell>
          <table:table-cell table:number-columns-repeated="16383"/>
        </table:table-row>
        <table:table-row table:style-name="ro1">
          <table:table-cell office:value-type="string" office:string-value="3233202:3233202:0.224:0.224" table:formula="of:=CONCATENATE([rcl_cross_stats.A556];&quot;:&quot;;[rcl_cross_stats.A556];&quot;:&quot;;[rcl_cross_stats.C556];&quot;:&quot;;[rcl_cross_stats.C556])" table:style-name="ce1">
            <text:p>3233202:3233202:0.224:0.224</text:p>
          </table:table-cell>
          <table:table-cell table:number-columns-repeated="16383"/>
        </table:table-row>
        <table:table-row table:style-name="ro1">
          <table:table-cell office:value-type="string" office:string-value="3233203:3233203:0.232:0.232" table:formula="of:=CONCATENATE([rcl_cross_stats.A557];&quot;:&quot;;[rcl_cross_stats.A557];&quot;:&quot;;[rcl_cross_stats.C557];&quot;:&quot;;[rcl_cross_stats.C557])" table:style-name="ce1">
            <text:p>3233203:3233203:0.232:0.232</text:p>
          </table:table-cell>
          <table:table-cell table:number-columns-repeated="16383"/>
        </table:table-row>
        <table:table-row table:style-name="ro1">
          <table:table-cell office:value-type="string" office:string-value="3233211:3233211:0.34:0.34" table:formula="of:=CONCATENATE([rcl_cross_stats.A558];&quot;:&quot;;[rcl_cross_stats.A558];&quot;:&quot;;[rcl_cross_stats.C558];&quot;:&quot;;[rcl_cross_stats.C558])" table:style-name="ce1">
            <text:p>3233211:3233211:0.34:0.34</text:p>
          </table:table-cell>
          <table:table-cell table:number-columns-repeated="16383"/>
        </table:table-row>
        <table:table-row table:style-name="ro1">
          <table:table-cell office:value-type="string" office:string-value="3233212:3233212:0.34:0.34" table:formula="of:=CONCATENATE([rcl_cross_stats.A559];&quot;:&quot;;[rcl_cross_stats.A559];&quot;:&quot;;[rcl_cross_stats.C559];&quot;:&quot;;[rcl_cross_stats.C559])" table:style-name="ce1">
            <text:p>3233212:3233212:0.34:0.34</text:p>
          </table:table-cell>
          <table:table-cell table:number-columns-repeated="16383"/>
        </table:table-row>
        <table:table-row table:style-name="ro1">
          <table:table-cell office:value-type="string" office:string-value="3233213:3233213:0.34:0.34" table:formula="of:=CONCATENATE([rcl_cross_stats.A560];&quot;:&quot;;[rcl_cross_stats.A560];&quot;:&quot;;[rcl_cross_stats.C560];&quot;:&quot;;[rcl_cross_stats.C560])" table:style-name="ce1">
            <text:p>3233213:3233213:0.34:0.34</text:p>
          </table:table-cell>
          <table:table-cell table:number-columns-repeated="16383"/>
        </table:table-row>
        <table:table-row table:style-name="ro1">
          <table:table-cell office:value-type="string" office:string-value="3241101:3241101:0.4085:0.4085" table:formula="of:=CONCATENATE([rcl_cross_stats.A561];&quot;:&quot;;[rcl_cross_stats.A561];&quot;:&quot;;[rcl_cross_stats.C561];&quot;:&quot;;[rcl_cross_stats.C561])" table:style-name="ce1">
            <text:p>3241101:3241101:0.4085:0.4085</text:p>
          </table:table-cell>
          <table:table-cell table:number-columns-repeated="16383"/>
        </table:table-row>
        <table:table-row table:style-name="ro1">
          <table:table-cell office:value-type="string" office:string-value="3241102:3241102:0.4085:0.4085" table:formula="of:=CONCATENATE([rcl_cross_stats.A562];&quot;:&quot;;[rcl_cross_stats.A562];&quot;:&quot;;[rcl_cross_stats.C562];&quot;:&quot;;[rcl_cross_stats.C562])" table:style-name="ce1">
            <text:p>3241102:3241102:0.4085:0.4085</text:p>
          </table:table-cell>
          <table:table-cell table:number-columns-repeated="16383"/>
        </table:table-row>
        <table:table-row table:style-name="ro1">
          <table:table-cell office:value-type="string" office:string-value="3241103:3241103:0.4085:0.4085" table:formula="of:=CONCATENATE([rcl_cross_stats.A563];&quot;:&quot;;[rcl_cross_stats.A563];&quot;:&quot;;[rcl_cross_stats.C563];&quot;:&quot;;[rcl_cross_stats.C563])" table:style-name="ce1">
            <text:p>3241103:3241103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1:3241111:0.4085:0.4085" table:formula="of:=CONCATENATE([rcl_cross_stats.A564];&quot;:&quot;;[rcl_cross_stats.A564];&quot;:&quot;;[rcl_cross_stats.C564];&quot;:&quot;;[rcl_cross_stats.C564])" table:style-name="ce1">
            <text:p>3241111:3241111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2:3241112:0.4085:0.4085" table:formula="of:=CONCATENATE([rcl_cross_stats.A565];&quot;:&quot;;[rcl_cross_stats.A565];&quot;:&quot;;[rcl_cross_stats.C565];&quot;:&quot;;[rcl_cross_stats.C565])" table:style-name="ce1">
            <text:p>3241112:3241112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3:3241113:0.4085:0.4085" table:formula="of:=CONCATENATE([rcl_cross_stats.A566];&quot;:&quot;;[rcl_cross_stats.A566];&quot;:&quot;;[rcl_cross_stats.C566];&quot;:&quot;;[rcl_cross_stats.C566])" table:style-name="ce1">
            <text:p>3241113:3241113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1:3241201:0.4085:0.4085" table:formula="of:=CONCATENATE([rcl_cross_stats.A567];&quot;:&quot;;[rcl_cross_stats.A567];&quot;:&quot;;[rcl_cross_stats.C567];&quot;:&quot;;[rcl_cross_stats.C567])" table:style-name="ce1">
            <text:p>3241201:3241201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2:3241202:0.4085:0.4085" table:formula="of:=CONCATENATE([rcl_cross_stats.A568];&quot;:&quot;;[rcl_cross_stats.A568];&quot;:&quot;;[rcl_cross_stats.C568];&quot;:&quot;;[rcl_cross_stats.C568])" table:style-name="ce1">
            <text:p>3241202:3241202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3:3241203:0.4085:0.4085" table:formula="of:=CONCATENATE([rcl_cross_stats.A569];&quot;:&quot;;[rcl_cross_stats.A569];&quot;:&quot;;[rcl_cross_stats.C569];&quot;:&quot;;[rcl_cross_stats.C569])" table:style-name="ce1">
            <text:p>3241203:3241203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1:3241211:0.4085:0.4085" table:formula="of:=CONCATENATE([rcl_cross_stats.A570];&quot;:&quot;;[rcl_cross_stats.A570];&quot;:&quot;;[rcl_cross_stats.C570];&quot;:&quot;;[rcl_cross_stats.C570])" table:style-name="ce1">
            <text:p>3241211:3241211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2:3241212:0.4085:0.4085" table:formula="of:=CONCATENATE([rcl_cross_stats.A571];&quot;:&quot;;[rcl_cross_stats.A571];&quot;:&quot;;[rcl_cross_stats.C571];&quot;:&quot;;[rcl_cross_stats.C571])" table:style-name="ce1">
            <text:p>3241212:3241212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3:3241213:0.4085:0.4085" table:formula="of:=CONCATENATE([rcl_cross_stats.A572];&quot;:&quot;;[rcl_cross_stats.A572];&quot;:&quot;;[rcl_cross_stats.C572];&quot;:&quot;;[rcl_cross_stats.C572])" table:style-name="ce1">
            <text:p>3241213:3241213:0.4085:0.4085</text:p>
          </table:table-cell>
          <table:table-cell table:number-columns-repeated="16383"/>
        </table:table-row>
        <table:table-row table:style-name="ro1">
          <table:table-cell office:value-type="string" office:string-value="3242101:3242101:0.477:0.477" table:formula="of:=CONCATENATE([rcl_cross_stats.A573];&quot;:&quot;;[rcl_cross_stats.A573];&quot;:&quot;;[rcl_cross_stats.C573];&quot;:&quot;;[rcl_cross_stats.C573])" table:style-name="ce1">
            <text:p>3242101:3242101:0.477:0.477</text:p>
          </table:table-cell>
          <table:table-cell table:number-columns-repeated="16383"/>
        </table:table-row>
        <table:table-row table:style-name="ro1">
          <table:table-cell office:value-type="string" office:string-value="3242102:3242102:0.477:0.477" table:formula="of:=CONCATENATE([rcl_cross_stats.A574];&quot;:&quot;;[rcl_cross_stats.A574];&quot;:&quot;;[rcl_cross_stats.C574];&quot;:&quot;;[rcl_cross_stats.C574])" table:style-name="ce1">
            <text:p>3242102:3242102:0.477:0.477</text:p>
          </table:table-cell>
          <table:table-cell table:number-columns-repeated="16383"/>
        </table:table-row>
        <table:table-row table:style-name="ro1">
          <table:table-cell office:value-type="string" office:string-value="3242103:3242103:0.477:0.477" table:formula="of:=CONCATENATE([rcl_cross_stats.A575];&quot;:&quot;;[rcl_cross_stats.A575];&quot;:&quot;;[rcl_cross_stats.C575];&quot;:&quot;;[rcl_cross_stats.C575])" table:style-name="ce1">
            <text:p>3242103:3242103:0.477:0.477</text:p>
          </table:table-cell>
          <table:table-cell table:number-columns-repeated="16383"/>
        </table:table-row>
        <table:table-row table:style-name="ro1">
          <table:table-cell office:value-type="string" office:string-value="3242111:3242111:0.477:0.477" table:formula="of:=CONCATENATE([rcl_cross_stats.A576];&quot;:&quot;;[rcl_cross_stats.A576];&quot;:&quot;;[rcl_cross_stats.C576];&quot;:&quot;;[rcl_cross_stats.C576])" table:style-name="ce1">
            <text:p>3242111:3242111:0.477:0.477</text:p>
          </table:table-cell>
          <table:table-cell table:number-columns-repeated="16383"/>
        </table:table-row>
        <table:table-row table:style-name="ro1">
          <table:table-cell office:value-type="string" office:string-value="3242112:3242112:0.477:0.477" table:formula="of:=CONCATENATE([rcl_cross_stats.A577];&quot;:&quot;;[rcl_cross_stats.A577];&quot;:&quot;;[rcl_cross_stats.C577];&quot;:&quot;;[rcl_cross_stats.C577])" table:style-name="ce1">
            <text:p>3242112:3242112:0.477:0.477</text:p>
          </table:table-cell>
          <table:table-cell table:number-columns-repeated="16383"/>
        </table:table-row>
        <table:table-row table:style-name="ro1">
          <table:table-cell office:value-type="string" office:string-value="3242113:3242113:0.477:0.477" table:formula="of:=CONCATENATE([rcl_cross_stats.A578];&quot;:&quot;;[rcl_cross_stats.A578];&quot;:&quot;;[rcl_cross_stats.C578];&quot;:&quot;;[rcl_cross_stats.C578])" table:style-name="ce1">
            <text:p>3242113:3242113:0.477:0.477</text:p>
          </table:table-cell>
          <table:table-cell table:number-columns-repeated="16383"/>
        </table:table-row>
        <table:table-row table:style-name="ro1">
          <table:table-cell office:value-type="string" office:string-value="3242201:3242201:0.477:0.477" table:formula="of:=CONCATENATE([rcl_cross_stats.A579];&quot;:&quot;;[rcl_cross_stats.A579];&quot;:&quot;;[rcl_cross_stats.C579];&quot;:&quot;;[rcl_cross_stats.C579])" table:style-name="ce1">
            <text:p>3242201:3242201:0.477:0.477</text:p>
          </table:table-cell>
          <table:table-cell table:number-columns-repeated="16383"/>
        </table:table-row>
        <table:table-row table:style-name="ro1">
          <table:table-cell office:value-type="string" office:string-value="3242202:3242202:0.477:0.477" table:formula="of:=CONCATENATE([rcl_cross_stats.A580];&quot;:&quot;;[rcl_cross_stats.A580];&quot;:&quot;;[rcl_cross_stats.C580];&quot;:&quot;;[rcl_cross_stats.C580])" table:style-name="ce1">
            <text:p>3242202:3242202:0.477:0.477</text:p>
          </table:table-cell>
          <table:table-cell table:number-columns-repeated="16383"/>
        </table:table-row>
        <table:table-row table:style-name="ro1">
          <table:table-cell office:value-type="string" office:string-value="3242203:3242203:0.477:0.477" table:formula="of:=CONCATENATE([rcl_cross_stats.A581];&quot;:&quot;;[rcl_cross_stats.A581];&quot;:&quot;;[rcl_cross_stats.C581];&quot;:&quot;;[rcl_cross_stats.C581])" table:style-name="ce1">
            <text:p>3242203:3242203:0.477:0.477</text:p>
          </table:table-cell>
          <table:table-cell table:number-columns-repeated="16383"/>
        </table:table-row>
        <table:table-row table:style-name="ro1">
          <table:table-cell office:value-type="string" office:string-value="3242211:3242211:0.477:0.477" table:formula="of:=CONCATENATE([rcl_cross_stats.A582];&quot;:&quot;;[rcl_cross_stats.A582];&quot;:&quot;;[rcl_cross_stats.C582];&quot;:&quot;;[rcl_cross_stats.C582])" table:style-name="ce1">
            <text:p>3242211:3242211:0.477:0.477</text:p>
          </table:table-cell>
          <table:table-cell table:number-columns-repeated="16383"/>
        </table:table-row>
        <table:table-row table:style-name="ro1">
          <table:table-cell office:value-type="string" office:string-value="3242212:3242212:0.477:0.477" table:formula="of:=CONCATENATE([rcl_cross_stats.A583];&quot;:&quot;;[rcl_cross_stats.A583];&quot;:&quot;;[rcl_cross_stats.C583];&quot;:&quot;;[rcl_cross_stats.C583])" table:style-name="ce1">
            <text:p>3242212:3242212:0.477:0.477</text:p>
          </table:table-cell>
          <table:table-cell table:number-columns-repeated="16383"/>
        </table:table-row>
        <table:table-row table:style-name="ro1">
          <table:table-cell office:value-type="string" office:string-value="3242213:3242213:0.477:0.477" table:formula="of:=CONCATENATE([rcl_cross_stats.A584];&quot;:&quot;;[rcl_cross_stats.A584];&quot;:&quot;;[rcl_cross_stats.C584];&quot;:&quot;;[rcl_cross_stats.C584])" table:style-name="ce1">
            <text:p>3242213:3242213:0.477:0.477</text:p>
          </table:table-cell>
          <table:table-cell table:number-columns-repeated="16383"/>
        </table:table-row>
        <table:table-row table:style-name="ro1">
          <table:table-cell office:value-type="string" office:string-value="3243101:3243101:0.34:0.34" table:formula="of:=CONCATENATE([rcl_cross_stats.A585];&quot;:&quot;;[rcl_cross_stats.A585];&quot;:&quot;;[rcl_cross_stats.C585];&quot;:&quot;;[rcl_cross_stats.C585])" table:style-name="ce1">
            <text:p>3243101:3243101:0.34:0.34</text:p>
          </table:table-cell>
          <table:table-cell table:number-columns-repeated="16383"/>
        </table:table-row>
        <table:table-row table:style-name="ro1">
          <table:table-cell office:value-type="string" office:string-value="3243102:3243102:0.34:0.34" table:formula="of:=CONCATENATE([rcl_cross_stats.A586];&quot;:&quot;;[rcl_cross_stats.A586];&quot;:&quot;;[rcl_cross_stats.C586];&quot;:&quot;;[rcl_cross_stats.C586])" table:style-name="ce1">
            <text:p>3243102:3243102:0.34:0.34</text:p>
          </table:table-cell>
          <table:table-cell table:number-columns-repeated="16383"/>
        </table:table-row>
        <table:table-row table:style-name="ro1">
          <table:table-cell office:value-type="string" office:string-value="3243103:3243103:0.34:0.34" table:formula="of:=CONCATENATE([rcl_cross_stats.A587];&quot;:&quot;;[rcl_cross_stats.A587];&quot;:&quot;;[rcl_cross_stats.C587];&quot;:&quot;;[rcl_cross_stats.C587])" table:style-name="ce1">
            <text:p>3243103:3243103:0.34:0.34</text:p>
          </table:table-cell>
          <table:table-cell table:number-columns-repeated="16383"/>
        </table:table-row>
        <table:table-row table:style-name="ro1">
          <table:table-cell office:value-type="string" office:string-value="3243111:3243111:0.34:0.34" table:formula="of:=CONCATENATE([rcl_cross_stats.A588];&quot;:&quot;;[rcl_cross_stats.A588];&quot;:&quot;;[rcl_cross_stats.C588];&quot;:&quot;;[rcl_cross_stats.C588])" table:style-name="ce1">
            <text:p>3243111:3243111:0.34:0.34</text:p>
          </table:table-cell>
          <table:table-cell table:number-columns-repeated="16383"/>
        </table:table-row>
        <table:table-row table:style-name="ro1">
          <table:table-cell office:value-type="string" office:string-value="3243112:3243112:0.34:0.34" table:formula="of:=CONCATENATE([rcl_cross_stats.A589];&quot;:&quot;;[rcl_cross_stats.A589];&quot;:&quot;;[rcl_cross_stats.C589];&quot;:&quot;;[rcl_cross_stats.C589])" table:style-name="ce1">
            <text:p>3243112:3243112:0.34:0.34</text:p>
          </table:table-cell>
          <table:table-cell table:number-columns-repeated="16383"/>
        </table:table-row>
        <table:table-row table:style-name="ro1">
          <table:table-cell office:value-type="string" office:string-value="3243113:3243113:0.34:0.34" table:formula="of:=CONCATENATE([rcl_cross_stats.A590];&quot;:&quot;;[rcl_cross_stats.A590];&quot;:&quot;;[rcl_cross_stats.C590];&quot;:&quot;;[rcl_cross_stats.C590])" table:style-name="ce1">
            <text:p>3243113:3243113:0.34:0.34</text:p>
          </table:table-cell>
          <table:table-cell table:number-columns-repeated="16383"/>
        </table:table-row>
        <table:table-row table:style-name="ro1">
          <table:table-cell office:value-type="string" office:string-value="3243201:3243201:0.34:0.34" table:formula="of:=CONCATENATE([rcl_cross_stats.A591];&quot;:&quot;;[rcl_cross_stats.A591];&quot;:&quot;;[rcl_cross_stats.C591];&quot;:&quot;;[rcl_cross_stats.C591])" table:style-name="ce1">
            <text:p>3243201:3243201:0.34:0.34</text:p>
          </table:table-cell>
          <table:table-cell table:number-columns-repeated="16383"/>
        </table:table-row>
        <table:table-row table:style-name="ro1">
          <table:table-cell office:value-type="string" office:string-value="3243202:3243202:0.34:0.34" table:formula="of:=CONCATENATE([rcl_cross_stats.A592];&quot;:&quot;;[rcl_cross_stats.A592];&quot;:&quot;;[rcl_cross_stats.C592];&quot;:&quot;;[rcl_cross_stats.C592])" table:style-name="ce1">
            <text:p>3243202:3243202:0.34:0.34</text:p>
          </table:table-cell>
          <table:table-cell table:number-columns-repeated="16383"/>
        </table:table-row>
        <table:table-row table:style-name="ro1">
          <table:table-cell office:value-type="string" office:string-value="3243203:3243203:0.34:0.34" table:formula="of:=CONCATENATE([rcl_cross_stats.A593];&quot;:&quot;;[rcl_cross_stats.A593];&quot;:&quot;;[rcl_cross_stats.C593];&quot;:&quot;;[rcl_cross_stats.C593])" table:style-name="ce1">
            <text:p>3243203:3243203:0.34:0.34</text:p>
          </table:table-cell>
          <table:table-cell table:number-columns-repeated="16383"/>
        </table:table-row>
        <table:table-row table:style-name="ro1">
          <table:table-cell office:value-type="string" office:string-value="3243211:3243211:0.34:0.34" table:formula="of:=CONCATENATE([rcl_cross_stats.A594];&quot;:&quot;;[rcl_cross_stats.A594];&quot;:&quot;;[rcl_cross_stats.C594];&quot;:&quot;;[rcl_cross_stats.C594])" table:style-name="ce1">
            <text:p>3243211:3243211:0.34:0.34</text:p>
          </table:table-cell>
          <table:table-cell table:number-columns-repeated="16383"/>
        </table:table-row>
        <table:table-row table:style-name="ro1">
          <table:table-cell office:value-type="string" office:string-value="3243212:3243212:0.34:0.34" table:formula="of:=CONCATENATE([rcl_cross_stats.A595];&quot;:&quot;;[rcl_cross_stats.A595];&quot;:&quot;;[rcl_cross_stats.C595];&quot;:&quot;;[rcl_cross_stats.C595])" table:style-name="ce1">
            <text:p>3243212:3243212:0.34:0.34</text:p>
          </table:table-cell>
          <table:table-cell table:number-columns-repeated="16383"/>
        </table:table-row>
        <table:table-row table:style-name="ro1">
          <table:table-cell office:value-type="string" office:string-value="3243213:3243213:0.34:0.34" table:formula="of:=CONCATENATE([rcl_cross_stats.A596];&quot;:&quot;;[rcl_cross_stats.A596];&quot;:&quot;;[rcl_cross_stats.C596];&quot;:&quot;;[rcl_cross_stats.C596])" table:style-name="ce1">
            <text:p>3243213:3243213:0.34:0.34</text:p>
          </table:table-cell>
          <table:table-cell table:number-columns-repeated="16383"/>
        </table:table-row>
        <table:table-row table:style-name="ro1">
          <table:table-cell office:value-type="string" office:string-value="3521101:3521101:0.301:0.301" table:formula="of:=CONCATENATE([rcl_cross_stats.A597];&quot;:&quot;;[rcl_cross_stats.A597];&quot;:&quot;;[rcl_cross_stats.C597];&quot;:&quot;;[rcl_cross_stats.C597])" table:style-name="ce1">
            <text:p>3521101:3521101:0.301:0.301</text:p>
          </table:table-cell>
          <table:table-cell table:number-columns-repeated="16383"/>
        </table:table-row>
        <table:table-row table:style-name="ro1">
          <table:table-cell office:value-type="string" office:string-value="3521102:3521102:0.301:0.301" table:formula="of:=CONCATENATE([rcl_cross_stats.A598];&quot;:&quot;;[rcl_cross_stats.A598];&quot;:&quot;;[rcl_cross_stats.C598];&quot;:&quot;;[rcl_cross_stats.C598])" table:style-name="ce1">
            <text:p>3521102:3521102:0.301:0.301</text:p>
          </table:table-cell>
          <table:table-cell table:number-columns-repeated="16383"/>
        </table:table-row>
        <table:table-row table:style-name="ro1">
          <table:table-cell office:value-type="string" office:string-value="3521103:3521103:0.231:0.231" table:formula="of:=CONCATENATE([rcl_cross_stats.A599];&quot;:&quot;;[rcl_cross_stats.A599];&quot;:&quot;;[rcl_cross_stats.C599];&quot;:&quot;;[rcl_cross_stats.C599])" table:style-name="ce1">
            <text:p>3521103:3521103:0.231:0.231</text:p>
          </table:table-cell>
          <table:table-cell table:number-columns-repeated="16383"/>
        </table:table-row>
        <table:table-row table:style-name="ro1">
          <table:table-cell office:value-type="string" office:string-value="3521201:3521201:0.267:0.267" table:formula="of:=CONCATENATE([rcl_cross_stats.A600];&quot;:&quot;;[rcl_cross_stats.A600];&quot;:&quot;;[rcl_cross_stats.C600];&quot;:&quot;;[rcl_cross_stats.C600])" table:style-name="ce1">
            <text:p>3521201:3521201:0.267:0.267</text:p>
          </table:table-cell>
          <table:table-cell table:number-columns-repeated="16383"/>
        </table:table-row>
        <table:table-row table:style-name="ro1">
          <table:table-cell office:value-type="string" office:string-value="3521202:3521202:0.267:0.267" table:formula="of:=CONCATENATE([rcl_cross_stats.A601];&quot;:&quot;;[rcl_cross_stats.A601];&quot;:&quot;;[rcl_cross_stats.C601];&quot;:&quot;;[rcl_cross_stats.C601])" table:style-name="ce1">
            <text:p>3521202:3521202:0.267:0.267</text:p>
          </table:table-cell>
          <table:table-cell table:number-columns-repeated="16383"/>
        </table:table-row>
        <table:table-row table:style-name="ro1">
          <table:table-cell office:value-type="string" office:string-value="3521203:3521203:0.2735:0.2735" table:formula="of:=CONCATENATE([rcl_cross_stats.A602];&quot;:&quot;;[rcl_cross_stats.A602];&quot;:&quot;;[rcl_cross_stats.C602];&quot;:&quot;;[rcl_cross_stats.C602])" table:style-name="ce1">
            <text:p>3521203:3521203:0.2735:0.2735</text:p>
          </table:table-cell>
          <table:table-cell table:number-columns-repeated="16383"/>
        </table:table-row>
        <table:table-row table:style-name="ro1">
          <table:table-cell office:value-type="string" office:string-value="3522101:3522101:0.232:0.232" table:formula="of:=CONCATENATE([rcl_cross_stats.A603];&quot;:&quot;;[rcl_cross_stats.A603];&quot;:&quot;;[rcl_cross_stats.C603];&quot;:&quot;;[rcl_cross_stats.C603])" table:style-name="ce1">
            <text:p>3522101:3522101:0.232:0.232</text:p>
          </table:table-cell>
          <table:table-cell table:number-columns-repeated="16383"/>
        </table:table-row>
        <table:table-row table:style-name="ro1">
          <table:table-cell office:value-type="string" office:string-value="3522102:3522102:0.232:0.232" table:formula="of:=CONCATENATE([rcl_cross_stats.A604];&quot;:&quot;;[rcl_cross_stats.A604];&quot;:&quot;;[rcl_cross_stats.C604];&quot;:&quot;;[rcl_cross_stats.C604])" table:style-name="ce1">
            <text:p>3522102:3522102:0.232:0.232</text:p>
          </table:table-cell>
          <table:table-cell table:number-columns-repeated="16383"/>
        </table:table-row>
        <table:table-row table:style-name="ro1">
          <table:table-cell office:value-type="string" office:string-value="3522103:3522103:0.245:0.245" table:formula="of:=CONCATENATE([rcl_cross_stats.A605];&quot;:&quot;;[rcl_cross_stats.A605];&quot;:&quot;;[rcl_cross_stats.C605];&quot;:&quot;;[rcl_cross_stats.C605])" table:style-name="ce1">
            <text:p>3522103:3522103:0.245:0.245</text:p>
          </table:table-cell>
          <table:table-cell table:number-columns-repeated="16383"/>
        </table:table-row>
        <table:table-row table:style-name="ro1">
          <table:table-cell office:value-type="string" office:string-value="3522201:3522201:0.232:0.232" table:formula="of:=CONCATENATE([rcl_cross_stats.A606];&quot;:&quot;;[rcl_cross_stats.A606];&quot;:&quot;;[rcl_cross_stats.C606];&quot;:&quot;;[rcl_cross_stats.C606])" table:style-name="ce1">
            <text:p>3522201:3522201:0.232:0.232</text:p>
          </table:table-cell>
          <table:table-cell table:number-columns-repeated="16383"/>
        </table:table-row>
        <table:table-row table:style-name="ro1">
          <table:table-cell office:value-type="string" office:string-value="3522202:3522202:0.232:0.232" table:formula="of:=CONCATENATE([rcl_cross_stats.A607];&quot;:&quot;;[rcl_cross_stats.A607];&quot;:&quot;;[rcl_cross_stats.C607];&quot;:&quot;;[rcl_cross_stats.C607])" table:style-name="ce1">
            <text:p>3522202:3522202:0.232:0.232</text:p>
          </table:table-cell>
          <table:table-cell table:number-columns-repeated="16383"/>
        </table:table-row>
        <table:table-row table:style-name="ro1">
          <table:table-cell office:value-type="string" office:string-value="3522203:3522203:0.245:0.245" table:formula="of:=CONCATENATE([rcl_cross_stats.A608];&quot;:&quot;;[rcl_cross_stats.A608];&quot;:&quot;;[rcl_cross_stats.C608];&quot;:&quot;;[rcl_cross_stats.C608])" table:style-name="ce1">
            <text:p>3522203:3522203:0.245:0.245</text:p>
          </table:table-cell>
          <table:table-cell table:number-columns-repeated="16383"/>
        </table:table-row>
        <table:table-row table:style-name="ro1">
          <table:table-cell office:value-type="string" office:string-value="3523101:3523101:0.37:0.37" table:formula="of:=CONCATENATE([rcl_cross_stats.A609];&quot;:&quot;;[rcl_cross_stats.A609];&quot;:&quot;;[rcl_cross_stats.C609];&quot;:&quot;;[rcl_cross_stats.C609])" table:style-name="ce1">
            <text:p>3523101:3523101:0.37:0.37</text:p>
          </table:table-cell>
          <table:table-cell table:number-columns-repeated="16383"/>
        </table:table-row>
        <table:table-row table:style-name="ro1">
          <table:table-cell office:value-type="string" office:string-value="3523102:3523102:0.37:0.37" table:formula="of:=CONCATENATE([rcl_cross_stats.A610];&quot;:&quot;;[rcl_cross_stats.A610];&quot;:&quot;;[rcl_cross_stats.C610];&quot;:&quot;;[rcl_cross_stats.C610])" table:style-name="ce1">
            <text:p>3523102:3523102:0.37:0.37</text:p>
          </table:table-cell>
          <table:table-cell table:number-columns-repeated="16383"/>
        </table:table-row>
        <table:table-row table:style-name="ro1">
          <table:table-cell office:value-type="string" office:string-value="3523103:3523103:0.217:0.217" table:formula="of:=CONCATENATE([rcl_cross_stats.A611];&quot;:&quot;;[rcl_cross_stats.A611];&quot;:&quot;;[rcl_cross_stats.C611];&quot;:&quot;;[rcl_cross_stats.C611])" table:style-name="ce1">
            <text:p>3523103:3523103:0.217:0.217</text:p>
          </table:table-cell>
          <table:table-cell table:number-columns-repeated="16383"/>
        </table:table-row>
        <table:table-row table:style-name="ro1">
          <table:table-cell office:value-type="string" office:string-value="3523201:3523201:0.302:0.302" table:formula="of:=CONCATENATE([rcl_cross_stats.A612];&quot;:&quot;;[rcl_cross_stats.A612];&quot;:&quot;;[rcl_cross_stats.C612];&quot;:&quot;;[rcl_cross_stats.C612])" table:style-name="ce1">
            <text:p>3523201:3523201:0.302:0.302</text:p>
          </table:table-cell>
          <table:table-cell table:number-columns-repeated="16383"/>
        </table:table-row>
        <table:table-row table:style-name="ro1">
          <table:table-cell office:value-type="string" office:string-value="3523202:3523202:0.302:0.302" table:formula="of:=CONCATENATE([rcl_cross_stats.A613];&quot;:&quot;;[rcl_cross_stats.A613];&quot;:&quot;;[rcl_cross_stats.C613];&quot;:&quot;;[rcl_cross_stats.C613])" table:style-name="ce1">
            <text:p>3523202:3523202:0.302:0.302</text:p>
          </table:table-cell>
          <table:table-cell table:number-columns-repeated="16383"/>
        </table:table-row>
        <table:table-row table:style-name="ro1">
          <table:table-cell office:value-type="string" office:string-value="3523203:3523203:0.302:0.302" table:formula="of:=CONCATENATE([rcl_cross_stats.A614];&quot;:&quot;;[rcl_cross_stats.A614];&quot;:&quot;;[rcl_cross_stats.C614];&quot;:&quot;;[rcl_cross_stats.C614])" table:style-name="ce1">
            <text:p>3523203:3523203:0.302:0.302</text:p>
          </table:table-cell>
          <table:table-cell table:number-columns-repeated="16383"/>
        </table:table-row>
        <table:table-row table:style-name="ro1">
          <table:table-cell office:value-type="string" office:string-value="3531101:3531101:0.3715:0.3715" table:formula="of:=CONCATENATE([rcl_cross_stats.A615];&quot;:&quot;;[rcl_cross_stats.A615];&quot;:&quot;;[rcl_cross_stats.C615];&quot;:&quot;;[rcl_cross_stats.C615])" table:style-name="ce1">
            <text:p>3531101:3531101:0.3715:0.3715</text:p>
          </table:table-cell>
          <table:table-cell table:number-columns-repeated="16383"/>
        </table:table-row>
        <table:table-row table:style-name="ro1">
          <table:table-cell office:value-type="string" office:string-value="3531102:3531102:0.3715:0.3715" table:formula="of:=CONCATENATE([rcl_cross_stats.A616];&quot;:&quot;;[rcl_cross_stats.A616];&quot;:&quot;;[rcl_cross_stats.C616];&quot;:&quot;;[rcl_cross_stats.C616])" table:style-name="ce1">
            <text:p>3531102:3531102:0.3715:0.3715</text:p>
          </table:table-cell>
          <table:table-cell table:number-columns-repeated="16383"/>
        </table:table-row>
        <table:table-row table:style-name="ro1">
          <table:table-cell office:value-type="string" office:string-value="3531103:3531103:0.277:0.277" table:formula="of:=CONCATENATE([rcl_cross_stats.A617];&quot;:&quot;;[rcl_cross_stats.A617];&quot;:&quot;;[rcl_cross_stats.C617];&quot;:&quot;;[rcl_cross_stats.C617])" table:style-name="ce1">
            <text:p>3531103:3531103:0.277:0.277</text:p>
          </table:table-cell>
          <table:table-cell table:number-columns-repeated="16383"/>
        </table:table-row>
        <table:table-row table:style-name="ro1">
          <table:table-cell office:value-type="string" office:string-value="3531111:3531111:0.305:0.305" table:formula="of:=CONCATENATE([rcl_cross_stats.A618];&quot;:&quot;;[rcl_cross_stats.A618];&quot;:&quot;;[rcl_cross_stats.C618];&quot;:&quot;;[rcl_cross_stats.C618])" table:style-name="ce1">
            <text:p>3531111:3531111:0.305:0.305</text:p>
          </table:table-cell>
          <table:table-cell table:number-columns-repeated="16383"/>
        </table:table-row>
        <table:table-row table:style-name="ro1">
          <table:table-cell office:value-type="string" office:string-value="3531112:3531112:0.305:0.305" table:formula="of:=CONCATENATE([rcl_cross_stats.A619];&quot;:&quot;;[rcl_cross_stats.A619];&quot;:&quot;;[rcl_cross_stats.C619];&quot;:&quot;;[rcl_cross_stats.C619])" table:style-name="ce1">
            <text:p>3531112:3531112:0.305:0.305</text:p>
          </table:table-cell>
          <table:table-cell table:number-columns-repeated="16383"/>
        </table:table-row>
        <table:table-row table:style-name="ro1">
          <table:table-cell office:value-type="string" office:string-value="3531113:3531113:0.305:0.305" table:formula="of:=CONCATENATE([rcl_cross_stats.A620];&quot;:&quot;;[rcl_cross_stats.A620];&quot;:&quot;;[rcl_cross_stats.C620];&quot;:&quot;;[rcl_cross_stats.C620])" table:style-name="ce1">
            <text:p>3531113:3531113:0.305:0.305</text:p>
          </table:table-cell>
          <table:table-cell table:number-columns-repeated="16383"/>
        </table:table-row>
        <table:table-row table:style-name="ro1">
          <table:table-cell office:value-type="string" office:string-value="3531201:3531201:0.2275:0.2275" table:formula="of:=CONCATENATE([rcl_cross_stats.A621];&quot;:&quot;;[rcl_cross_stats.A621];&quot;:&quot;;[rcl_cross_stats.C621];&quot;:&quot;;[rcl_cross_stats.C621])" table:style-name="ce1">
            <text:p>3531201:3531201:0.2275:0.2275</text:p>
          </table:table-cell>
          <table:table-cell table:number-columns-repeated="16383"/>
        </table:table-row>
        <table:table-row table:style-name="ro1">
          <table:table-cell office:value-type="string" office:string-value="3531202:3531202:0.2275:0.2275" table:formula="of:=CONCATENATE([rcl_cross_stats.A622];&quot;:&quot;;[rcl_cross_stats.A622];&quot;:&quot;;[rcl_cross_stats.C622];&quot;:&quot;;[rcl_cross_stats.C622])" table:style-name="ce1">
            <text:p>3531202:3531202:0.2275:0.2275</text:p>
          </table:table-cell>
          <table:table-cell table:number-columns-repeated="16383"/>
        </table:table-row>
        <table:table-row table:style-name="ro1">
          <table:table-cell office:value-type="string" office:string-value="3531203:3531203:0.234:0.234" table:formula="of:=CONCATENATE([rcl_cross_stats.A623];&quot;:&quot;;[rcl_cross_stats.A623];&quot;:&quot;;[rcl_cross_stats.C623];&quot;:&quot;;[rcl_cross_stats.C623])" table:style-name="ce1">
            <text:p>3531203:3531203:0.234:0.234</text:p>
          </table:table-cell>
          <table:table-cell table:number-columns-repeated="16383"/>
        </table:table-row>
        <table:table-row table:style-name="ro1">
          <table:table-cell office:value-type="string" office:string-value="3531211:3531211:0.303:0.303" table:formula="of:=CONCATENATE([rcl_cross_stats.A624];&quot;:&quot;;[rcl_cross_stats.A624];&quot;:&quot;;[rcl_cross_stats.C624];&quot;:&quot;;[rcl_cross_stats.C624])" table:style-name="ce1">
            <text:p>3531211:3531211:0.303:0.303</text:p>
          </table:table-cell>
          <table:table-cell table:number-columns-repeated="16383"/>
        </table:table-row>
        <table:table-row table:style-name="ro1">
          <table:table-cell office:value-type="string" office:string-value="3531212:3531212:0.303:0.303" table:formula="of:=CONCATENATE([rcl_cross_stats.A625];&quot;:&quot;;[rcl_cross_stats.A625];&quot;:&quot;;[rcl_cross_stats.C625];&quot;:&quot;;[rcl_cross_stats.C625])" table:style-name="ce1">
            <text:p>3531212:3531212:0.303:0.303</text:p>
          </table:table-cell>
          <table:table-cell table:number-columns-repeated="16383"/>
        </table:table-row>
        <table:table-row table:style-name="ro1">
          <table:table-cell office:value-type="string" office:string-value="3531213:3531213:0.221:0.221" table:formula="of:=CONCATENATE([rcl_cross_stats.A626];&quot;:&quot;;[rcl_cross_stats.A626];&quot;:&quot;;[rcl_cross_stats.C626];&quot;:&quot;;[rcl_cross_stats.C626])" table:style-name="ce1">
            <text:p>3531213:3531213:0.221:0.221</text:p>
          </table:table-cell>
          <table:table-cell table:number-columns-repeated="16383"/>
        </table:table-row>
        <table:table-row table:style-name="ro1">
          <table:table-cell office:value-type="string" office:string-value="3532101:3532101:0.5:0.5" table:formula="of:=CONCATENATE([rcl_cross_stats.A627];&quot;:&quot;;[rcl_cross_stats.A627];&quot;:&quot;;[rcl_cross_stats.C627];&quot;:&quot;;[rcl_cross_stats.C627])" table:style-name="ce1">
            <text:p>3532101:3532101:0.5:0.5</text:p>
          </table:table-cell>
          <table:table-cell table:number-columns-repeated="16383"/>
        </table:table-row>
        <table:table-row table:style-name="ro1">
          <table:table-cell office:value-type="string" office:string-value="3532102:3532102:0.5:0.5" table:formula="of:=CONCATENATE([rcl_cross_stats.A628];&quot;:&quot;;[rcl_cross_stats.A628];&quot;:&quot;;[rcl_cross_stats.C628];&quot;:&quot;;[rcl_cross_stats.C628])" table:style-name="ce1">
            <text:p>3532102:3532102:0.5:0.5</text:p>
          </table:table-cell>
          <table:table-cell table:number-columns-repeated="16383"/>
        </table:table-row>
        <table:table-row table:style-name="ro1">
          <table:table-cell office:value-type="string" office:string-value="3532103:3532103:0.303:0.303" table:formula="of:=CONCATENATE([rcl_cross_stats.A629];&quot;:&quot;;[rcl_cross_stats.A629];&quot;:&quot;;[rcl_cross_stats.C629];&quot;:&quot;;[rcl_cross_stats.C629])" table:style-name="ce1">
            <text:p>3532103:3532103:0.303:0.303</text:p>
          </table:table-cell>
          <table:table-cell table:number-columns-repeated="16383"/>
        </table:table-row>
        <table:table-row table:style-name="ro1">
          <table:table-cell office:value-type="string" office:string-value="3532111:3532111:0.5:0.5" table:formula="of:=CONCATENATE([rcl_cross_stats.A630];&quot;:&quot;;[rcl_cross_stats.A630];&quot;:&quot;;[rcl_cross_stats.C630];&quot;:&quot;;[rcl_cross_stats.C630])" table:style-name="ce1">
            <text:p>3532111:3532111:0.5:0.5</text:p>
          </table:table-cell>
          <table:table-cell table:number-columns-repeated="16383"/>
        </table:table-row>
        <table:table-row table:style-name="ro1">
          <table:table-cell office:value-type="string" office:string-value="3532112:3532112:0.5:0.5" table:formula="of:=CONCATENATE([rcl_cross_stats.A631];&quot;:&quot;;[rcl_cross_stats.A631];&quot;:&quot;;[rcl_cross_stats.C631];&quot;:&quot;;[rcl_cross_stats.C631])" table:style-name="ce1">
            <text:p>3532112:3532112:0.5:0.5</text:p>
          </table:table-cell>
          <table:table-cell table:number-columns-repeated="16383"/>
        </table:table-row>
        <table:table-row table:style-name="ro1">
          <table:table-cell office:value-type="string" office:string-value="3532113:3532113:0.265:0.265" table:formula="of:=CONCATENATE([rcl_cross_stats.A632];&quot;:&quot;;[rcl_cross_stats.A632];&quot;:&quot;;[rcl_cross_stats.C632];&quot;:&quot;;[rcl_cross_stats.C632])" table:style-name="ce1">
            <text:p>3532113:3532113:0.265:0.265</text:p>
          </table:table-cell>
          <table:table-cell table:number-columns-repeated="16383"/>
        </table:table-row>
        <table:table-row table:style-name="ro1">
          <table:table-cell office:value-type="string" office:string-value="3532201:3532201:0.231:0.231" table:formula="of:=CONCATENATE([rcl_cross_stats.A633];&quot;:&quot;;[rcl_cross_stats.A633];&quot;:&quot;;[rcl_cross_stats.C633];&quot;:&quot;;[rcl_cross_stats.C633])" table:style-name="ce1">
            <text:p>3532201:3532201:0.231:0.231</text:p>
          </table:table-cell>
          <table:table-cell table:number-columns-repeated="16383"/>
        </table:table-row>
        <table:table-row table:style-name="ro1">
          <table:table-cell office:value-type="string" office:string-value="3532202:3532202:0.231:0.231" table:formula="of:=CONCATENATE([rcl_cross_stats.A634];&quot;:&quot;;[rcl_cross_stats.A634];&quot;:&quot;;[rcl_cross_stats.C634];&quot;:&quot;;[rcl_cross_stats.C634])" table:style-name="ce1">
            <text:p>3532202:3532202:0.231:0.231</text:p>
          </table:table-cell>
          <table:table-cell table:number-columns-repeated="16383"/>
        </table:table-row>
        <table:table-row table:style-name="ro1">
          <table:table-cell office:value-type="string" office:string-value="3532203:3532203:0.248:0.248" table:formula="of:=CONCATENATE([rcl_cross_stats.A635];&quot;:&quot;;[rcl_cross_stats.A635];&quot;:&quot;;[rcl_cross_stats.C635];&quot;:&quot;;[rcl_cross_stats.C635])" table:style-name="ce1">
            <text:p>3532203:3532203:0.248:0.248</text:p>
          </table:table-cell>
          <table:table-cell table:number-columns-repeated="16383"/>
        </table:table-row>
        <table:table-row table:style-name="ro1">
          <table:table-cell office:value-type="string" office:string-value="3532211:3532211:0.231:0.231" table:formula="of:=CONCATENATE([rcl_cross_stats.A636];&quot;:&quot;;[rcl_cross_stats.A636];&quot;:&quot;;[rcl_cross_stats.C636];&quot;:&quot;;[rcl_cross_stats.C636])" table:style-name="ce1">
            <text:p>3532211:3532211:0.231:0.231</text:p>
          </table:table-cell>
          <table:table-cell table:number-columns-repeated="16383"/>
        </table:table-row>
        <table:table-row table:style-name="ro1">
          <table:table-cell office:value-type="string" office:string-value="3532212:3532212:0.231:0.231" table:formula="of:=CONCATENATE([rcl_cross_stats.A637];&quot;:&quot;;[rcl_cross_stats.A637];&quot;:&quot;;[rcl_cross_stats.C637];&quot;:&quot;;[rcl_cross_stats.C637])" table:style-name="ce1">
            <text:p>3532212:3532212:0.231:0.231</text:p>
          </table:table-cell>
          <table:table-cell table:number-columns-repeated="16383"/>
        </table:table-row>
        <table:table-row table:style-name="ro1">
          <table:table-cell office:value-type="string" office:string-value="3532213:3532213:0.248:0.248" table:formula="of:=CONCATENATE([rcl_cross_stats.A638];&quot;:&quot;;[rcl_cross_stats.A638];&quot;:&quot;;[rcl_cross_stats.C638];&quot;:&quot;;[rcl_cross_stats.C638])" table:style-name="ce1">
            <text:p>3532213:3532213:0.248:0.248</text:p>
          </table:table-cell>
          <table:table-cell table:number-columns-repeated="16383"/>
        </table:table-row>
        <table:table-row table:style-name="ro1">
          <table:table-cell office:value-type="string" office:string-value="3533101:3533101:0.243:0.243" table:formula="of:=CONCATENATE([rcl_cross_stats.A639];&quot;:&quot;;[rcl_cross_stats.A639];&quot;:&quot;;[rcl_cross_stats.C639];&quot;:&quot;;[rcl_cross_stats.C639])" table:style-name="ce1">
            <text:p>3533101:3533101:0.243:0.243</text:p>
          </table:table-cell>
          <table:table-cell table:number-columns-repeated="16383"/>
        </table:table-row>
        <table:table-row table:style-name="ro1">
          <table:table-cell office:value-type="string" office:string-value="3533102:3533102:0.243:0.243" table:formula="of:=CONCATENATE([rcl_cross_stats.A640];&quot;:&quot;;[rcl_cross_stats.A640];&quot;:&quot;;[rcl_cross_stats.C640];&quot;:&quot;;[rcl_cross_stats.C640])" table:style-name="ce1">
            <text:p>3533102:3533102:0.243:0.243</text:p>
          </table:table-cell>
          <table:table-cell table:number-columns-repeated="16383"/>
        </table:table-row>
        <table:table-row table:style-name="ro1">
          <table:table-cell office:value-type="string" office:string-value="3533103:3533103:0.251:0.251" table:formula="of:=CONCATENATE([rcl_cross_stats.A641];&quot;:&quot;;[rcl_cross_stats.A641];&quot;:&quot;;[rcl_cross_stats.C641];&quot;:&quot;;[rcl_cross_stats.C641])" table:style-name="ce1">
            <text:p>3533103:3533103:0.251:0.251</text:p>
          </table:table-cell>
          <table:table-cell table:number-columns-repeated="16383"/>
        </table:table-row>
        <table:table-row table:style-name="ro1">
          <table:table-cell office:value-type="string" office:string-value="3533201:3533201:0.224:0.224" table:formula="of:=CONCATENATE([rcl_cross_stats.A642];&quot;:&quot;;[rcl_cross_stats.A642];&quot;:&quot;;[rcl_cross_stats.C642];&quot;:&quot;;[rcl_cross_stats.C642])" table:style-name="ce1">
            <text:p>3533201:3533201:0.224:0.224</text:p>
          </table:table-cell>
          <table:table-cell table:number-columns-repeated="16383"/>
        </table:table-row>
        <table:table-row table:style-name="ro1">
          <table:table-cell office:value-type="string" office:string-value="3533202:3533202:0.224:0.224" table:formula="of:=CONCATENATE([rcl_cross_stats.A643];&quot;:&quot;;[rcl_cross_stats.A643];&quot;:&quot;;[rcl_cross_stats.C643];&quot;:&quot;;[rcl_cross_stats.C643])" table:style-name="ce1">
            <text:p>3533202:3533202:0.224:0.224</text:p>
          </table:table-cell>
          <table:table-cell table:number-columns-repeated="16383"/>
        </table:table-row>
        <table:table-row table:style-name="ro1">
          <table:table-cell office:value-type="string" office:string-value="3533203:3533203:0.22:0.22" table:formula="of:=CONCATENATE([rcl_cross_stats.A644];&quot;:&quot;;[rcl_cross_stats.A644];&quot;:&quot;;[rcl_cross_stats.C644];&quot;:&quot;;[rcl_cross_stats.C644])" table:style-name="ce1">
            <text:p>3533203:3533203:0.22:0.22</text:p>
          </table:table-cell>
          <table:table-cell table:number-columns-repeated="16383"/>
        </table:table-row>
        <table:table-row table:style-name="ro1">
          <table:table-cell office:value-type="string" office:string-value="3533211:3533211:0.22:0.22" table:formula="of:=CONCATENATE([rcl_cross_stats.A645];&quot;:&quot;;[rcl_cross_stats.A645];&quot;:&quot;;[rcl_cross_stats.C645];&quot;:&quot;;[rcl_cross_stats.C645])" table:style-name="ce1">
            <text:p>3533211:3533211:0.22:0.22</text:p>
          </table:table-cell>
          <table:table-cell table:number-columns-repeated="16383"/>
        </table:table-row>
        <table:table-row table:style-name="ro1">
          <table:table-cell office:value-type="string" office:string-value="3533212:3533212:0.22:0.22" table:formula="of:=CONCATENATE([rcl_cross_stats.A646];&quot;:&quot;;[rcl_cross_stats.A646];&quot;:&quot;;[rcl_cross_stats.C646];&quot;:&quot;;[rcl_cross_stats.C646])" table:style-name="ce1">
            <text:p>3533212:3533212:0.22:0.22</text:p>
          </table:table-cell>
          <table:table-cell table:number-columns-repeated="16383"/>
        </table:table-row>
        <table:table-row table:style-name="ro1">
          <table:table-cell office:value-type="string" office:string-value="3533213:3533213:0.22:0.22" table:formula="of:=CONCATENATE([rcl_cross_stats.A647];&quot;:&quot;;[rcl_cross_stats.A647];&quot;:&quot;;[rcl_cross_stats.C647];&quot;:&quot;;[rcl_cross_stats.C647])" table:style-name="ce1">
            <text:p>3533213:3533213:0.22:0.22</text:p>
          </table:table-cell>
          <table:table-cell table:number-columns-repeated="16383"/>
        </table:table-row>
        <table:table-row table:style-name="ro1">
          <table:table-cell office:value-type="string" office:string-value="3541101:3541101:0.7625:0.7625" table:formula="of:=CONCATENATE([rcl_cross_stats.A648];&quot;:&quot;;[rcl_cross_stats.A648];&quot;:&quot;;[rcl_cross_stats.C648];&quot;:&quot;;[rcl_cross_stats.C648])" table:style-name="ce1">
            <text:p>3541101:3541101:0.7625:0.7625</text:p>
          </table:table-cell>
          <table:table-cell table:number-columns-repeated="16383"/>
        </table:table-row>
        <table:table-row table:style-name="ro1">
          <table:table-cell office:value-type="string" office:string-value="3541102:3541102:0.7625:0.7625" table:formula="of:=CONCATENATE([rcl_cross_stats.A649];&quot;:&quot;;[rcl_cross_stats.A649];&quot;:&quot;;[rcl_cross_stats.C649];&quot;:&quot;;[rcl_cross_stats.C649])" table:style-name="ce1">
            <text:p>3541102:3541102:0.7625:0.7625</text:p>
          </table:table-cell>
          <table:table-cell table:number-columns-repeated="16383"/>
        </table:table-row>
        <table:table-row table:style-name="ro1">
          <table:table-cell office:value-type="string" office:string-value="3541103:3541103:0.3055:0.3055" table:formula="of:=CONCATENATE([rcl_cross_stats.A650];&quot;:&quot;;[rcl_cross_stats.A650];&quot;:&quot;;[rcl_cross_stats.C650];&quot;:&quot;;[rcl_cross_stats.C650])" table:style-name="ce1">
            <text:p>3541103:3541103:0.3055:0.3055</text:p>
          </table:table-cell>
          <table:table-cell table:number-columns-repeated="16383"/>
        </table:table-row>
        <table:table-row table:style-name="ro1">
          <table:table-cell office:value-type="string" office:string-value="3541111:3541111:0.7625:0.7625" table:formula="of:=CONCATENATE([rcl_cross_stats.A651];&quot;:&quot;;[rcl_cross_stats.A651];&quot;:&quot;;[rcl_cross_stats.C651];&quot;:&quot;;[rcl_cross_stats.C651])" table:style-name="ce1">
            <text:p>3541111:3541111:0.7625:0.7625</text:p>
          </table:table-cell>
          <table:table-cell table:number-columns-repeated="16383"/>
        </table:table-row>
        <table:table-row table:style-name="ro1">
          <table:table-cell office:value-type="string" office:string-value="3541112:3541112:0.7625:0.7625" table:formula="of:=CONCATENATE([rcl_cross_stats.A652];&quot;:&quot;;[rcl_cross_stats.A652];&quot;:&quot;;[rcl_cross_stats.C652];&quot;:&quot;;[rcl_cross_stats.C652])" table:style-name="ce1">
            <text:p>3541112:3541112:0.7625:0.7625</text:p>
          </table:table-cell>
          <table:table-cell table:number-columns-repeated="16383"/>
        </table:table-row>
        <table:table-row table:style-name="ro1">
          <table:table-cell office:value-type="string" office:string-value="3541113:3541113:0.3055:0.3055" table:formula="of:=CONCATENATE([rcl_cross_stats.A653];&quot;:&quot;;[rcl_cross_stats.A653];&quot;:&quot;;[rcl_cross_stats.C653];&quot;:&quot;;[rcl_cross_stats.C653])" table:style-name="ce1">
            <text:p>3541113:3541113:0.3055:0.3055</text:p>
          </table:table-cell>
          <table:table-cell table:number-columns-repeated="16383"/>
        </table:table-row>
        <table:table-row table:style-name="ro1">
          <table:table-cell office:value-type="string" office:string-value="3541201:3541201:0.6875:0.6875" table:formula="of:=CONCATENATE([rcl_cross_stats.A654];&quot;:&quot;;[rcl_cross_stats.A654];&quot;:&quot;;[rcl_cross_stats.C654];&quot;:&quot;;[rcl_cross_stats.C654])" table:style-name="ce1">
            <text:p>3541201:3541201:0.6875:0.6875</text:p>
          </table:table-cell>
          <table:table-cell table:number-columns-repeated="16383"/>
        </table:table-row>
        <table:table-row table:style-name="ro1">
          <table:table-cell office:value-type="string" office:string-value="3541202:3541202:0.6875:0.6875" table:formula="of:=CONCATENATE([rcl_cross_stats.A655];&quot;:&quot;;[rcl_cross_stats.A655];&quot;:&quot;;[rcl_cross_stats.C655];&quot;:&quot;;[rcl_cross_stats.C655])" table:style-name="ce1">
            <text:p>3541202:3541202:0.6875:0.6875</text:p>
          </table:table-cell>
          <table:table-cell table:number-columns-repeated="16383"/>
        </table:table-row>
        <table:table-row table:style-name="ro1">
          <table:table-cell office:value-type="string" office:string-value="3541203:3541203:0.3125:0.3125" table:formula="of:=CONCATENATE([rcl_cross_stats.A656];&quot;:&quot;;[rcl_cross_stats.A656];&quot;:&quot;;[rcl_cross_stats.C656];&quot;:&quot;;[rcl_cross_stats.C656])" table:style-name="ce1">
            <text:p>3541203:3541203:0.3125:0.3125</text:p>
          </table:table-cell>
          <table:table-cell table:number-columns-repeated="16383"/>
        </table:table-row>
        <table:table-row table:style-name="ro1">
          <table:table-cell office:value-type="string" office:string-value="3541211:3541211:0.6875:0.6875" table:formula="of:=CONCATENATE([rcl_cross_stats.A657];&quot;:&quot;;[rcl_cross_stats.A657];&quot;:&quot;;[rcl_cross_stats.C657];&quot;:&quot;;[rcl_cross_stats.C657])" table:style-name="ce1">
            <text:p>3541211:3541211:0.6875:0.6875</text:p>
          </table:table-cell>
          <table:table-cell table:number-columns-repeated="16383"/>
        </table:table-row>
        <table:table-row table:style-name="ro1">
          <table:table-cell office:value-type="string" office:string-value="3541212:3541212:0.6875:0.6875" table:formula="of:=CONCATENATE([rcl_cross_stats.A658];&quot;:&quot;;[rcl_cross_stats.A658];&quot;:&quot;;[rcl_cross_stats.C658];&quot;:&quot;;[rcl_cross_stats.C658])" table:style-name="ce1">
            <text:p>3541212:3541212:0.6875:0.6875</text:p>
          </table:table-cell>
          <table:table-cell table:number-columns-repeated="16383"/>
        </table:table-row>
        <table:table-row table:style-name="ro1">
          <table:table-cell office:value-type="string" office:string-value="3541213:3541213:0.3125:0.3125" table:formula="of:=CONCATENATE([rcl_cross_stats.A659];&quot;:&quot;;[rcl_cross_stats.A659];&quot;:&quot;;[rcl_cross_stats.C659];&quot;:&quot;;[rcl_cross_stats.C659])" table:style-name="ce1">
            <text:p>3541213:3541213:0.3125:0.3125</text:p>
          </table:table-cell>
          <table:table-cell table:number-columns-repeated="16383"/>
        </table:table-row>
        <table:table-row table:style-name="ro1">
          <table:table-cell office:value-type="string" office:string-value="3542101:3542101:1.155:1.155" table:formula="of:=CONCATENATE([rcl_cross_stats.A660];&quot;:&quot;;[rcl_cross_stats.A660];&quot;:&quot;;[rcl_cross_stats.C660];&quot;:&quot;;[rcl_cross_stats.C660])" table:style-name="ce1">
            <text:p>3542101:3542101:1.155:1.155</text:p>
          </table:table-cell>
          <table:table-cell table:number-columns-repeated="16383"/>
        </table:table-row>
        <table:table-row table:style-name="ro1">
          <table:table-cell office:value-type="string" office:string-value="3542102:3542102:1.155:1.155" table:formula="of:=CONCATENATE([rcl_cross_stats.A661];&quot;:&quot;;[rcl_cross_stats.A661];&quot;:&quot;;[rcl_cross_stats.C661];&quot;:&quot;;[rcl_cross_stats.C661])" table:style-name="ce1">
            <text:p>3542102:3542102:1.155:1.155</text:p>
          </table:table-cell>
          <table:table-cell table:number-columns-repeated="16383"/>
        </table:table-row>
        <table:table-row table:style-name="ro1">
          <table:table-cell office:value-type="string" office:string-value="3542103:3542103:0.394:0.394" table:formula="of:=CONCATENATE([rcl_cross_stats.A662];&quot;:&quot;;[rcl_cross_stats.A662];&quot;:&quot;;[rcl_cross_stats.C662];&quot;:&quot;;[rcl_cross_stats.C662])" table:style-name="ce1">
            <text:p>3542103:3542103:0.394:0.394</text:p>
          </table:table-cell>
          <table:table-cell table:number-columns-repeated="16383"/>
        </table:table-row>
        <table:table-row table:style-name="ro1">
          <table:table-cell office:value-type="string" office:string-value="3542111:3542111:1.155:1.155" table:formula="of:=CONCATENATE([rcl_cross_stats.A663];&quot;:&quot;;[rcl_cross_stats.A663];&quot;:&quot;;[rcl_cross_stats.C663];&quot;:&quot;;[rcl_cross_stats.C663])" table:style-name="ce1">
            <text:p>3542111:3542111:1.155:1.155</text:p>
          </table:table-cell>
          <table:table-cell table:number-columns-repeated="16383"/>
        </table:table-row>
        <table:table-row table:style-name="ro1">
          <table:table-cell office:value-type="string" office:string-value="3542112:3542112:1.155:1.155" table:formula="of:=CONCATENATE([rcl_cross_stats.A664];&quot;:&quot;;[rcl_cross_stats.A664];&quot;:&quot;;[rcl_cross_stats.C664];&quot;:&quot;;[rcl_cross_stats.C664])" table:style-name="ce1">
            <text:p>3542112:3542112:1.155:1.155</text:p>
          </table:table-cell>
          <table:table-cell table:number-columns-repeated="16383"/>
        </table:table-row>
        <table:table-row table:style-name="ro1">
          <table:table-cell office:value-type="string" office:string-value="3542113:3542113:0.394:0.394" table:formula="of:=CONCATENATE([rcl_cross_stats.A665];&quot;:&quot;;[rcl_cross_stats.A665];&quot;:&quot;;[rcl_cross_stats.C665];&quot;:&quot;;[rcl_cross_stats.C665])" table:style-name="ce1">
            <text:p>3542113:3542113:0.394:0.394</text:p>
          </table:table-cell>
          <table:table-cell table:number-columns-repeated="16383"/>
        </table:table-row>
        <table:table-row table:style-name="ro1">
          <table:table-cell office:value-type="string" office:string-value="3542201:3542201:1.155:1.155" table:formula="of:=CONCATENATE([rcl_cross_stats.A666];&quot;:&quot;;[rcl_cross_stats.A666];&quot;:&quot;;[rcl_cross_stats.C666];&quot;:&quot;;[rcl_cross_stats.C666])" table:style-name="ce1">
            <text:p>3542201:3542201:1.155:1.155</text:p>
          </table:table-cell>
          <table:table-cell table:number-columns-repeated="16383"/>
        </table:table-row>
        <table:table-row table:style-name="ro1">
          <table:table-cell office:value-type="string" office:string-value="3542202:3542202:1.155:1.155" table:formula="of:=CONCATENATE([rcl_cross_stats.A667];&quot;:&quot;;[rcl_cross_stats.A667];&quot;:&quot;;[rcl_cross_stats.C667];&quot;:&quot;;[rcl_cross_stats.C667])" table:style-name="ce1">
            <text:p>3542202:3542202:1.155:1.155</text:p>
          </table:table-cell>
          <table:table-cell table:number-columns-repeated="16383"/>
        </table:table-row>
        <table:table-row table:style-name="ro1">
          <table:table-cell office:value-type="string" office:string-value="3542203:3542203:0.394:0.394" table:formula="of:=CONCATENATE([rcl_cross_stats.A668];&quot;:&quot;;[rcl_cross_stats.A668];&quot;:&quot;;[rcl_cross_stats.C668];&quot;:&quot;;[rcl_cross_stats.C668])" table:style-name="ce1">
            <text:p>3542203:3542203:0.394:0.394</text:p>
          </table:table-cell>
          <table:table-cell table:number-columns-repeated="16383"/>
        </table:table-row>
        <table:table-row table:style-name="ro1">
          <table:table-cell office:value-type="string" office:string-value="3542211:3542211:1.155:1.155" table:formula="of:=CONCATENATE([rcl_cross_stats.A669];&quot;:&quot;;[rcl_cross_stats.A669];&quot;:&quot;;[rcl_cross_stats.C669];&quot;:&quot;;[rcl_cross_stats.C669])" table:style-name="ce1">
            <text:p>3542211:3542211:1.155:1.155</text:p>
          </table:table-cell>
          <table:table-cell table:number-columns-repeated="16383"/>
        </table:table-row>
        <table:table-row table:style-name="ro1">
          <table:table-cell office:value-type="string" office:string-value="3542212:3542212:1.155:1.155" table:formula="of:=CONCATENATE([rcl_cross_stats.A670];&quot;:&quot;;[rcl_cross_stats.A670];&quot;:&quot;;[rcl_cross_stats.C670];&quot;:&quot;;[rcl_cross_stats.C670])" table:style-name="ce1">
            <text:p>3542212:3542212:1.155:1.155</text:p>
          </table:table-cell>
          <table:table-cell table:number-columns-repeated="16383"/>
        </table:table-row>
        <table:table-row table:style-name="ro1">
          <table:table-cell office:value-type="string" office:string-value="3542213:3542213:0.394:0.394" table:formula="of:=CONCATENATE([rcl_cross_stats.A671];&quot;:&quot;;[rcl_cross_stats.A671];&quot;:&quot;;[rcl_cross_stats.C671];&quot;:&quot;;[rcl_cross_stats.C671])" table:style-name="ce1">
            <text:p>3542213:3542213:0.394:0.394</text:p>
          </table:table-cell>
          <table:table-cell table:number-columns-repeated="16383"/>
        </table:table-row>
        <table:table-row table:style-name="ro1">
          <table:table-cell office:value-type="string" office:string-value="3543101:3543101:0.37:0.37" table:formula="of:=CONCATENATE([rcl_cross_stats.A672];&quot;:&quot;;[rcl_cross_stats.A672];&quot;:&quot;;[rcl_cross_stats.C672];&quot;:&quot;;[rcl_cross_stats.C672])" table:style-name="ce1">
            <text:p>3543101:3543101:0.37:0.37</text:p>
          </table:table-cell>
          <table:table-cell table:number-columns-repeated="16383"/>
        </table:table-row>
        <table:table-row table:style-name="ro1">
          <table:table-cell office:value-type="string" office:string-value="3543102:3543102:0.37:0.37" table:formula="of:=CONCATENATE([rcl_cross_stats.A673];&quot;:&quot;;[rcl_cross_stats.A673];&quot;:&quot;;[rcl_cross_stats.C673];&quot;:&quot;;[rcl_cross_stats.C673])" table:style-name="ce1">
            <text:p>3543102:3543102:0.37:0.37</text:p>
          </table:table-cell>
          <table:table-cell table:number-columns-repeated="16383"/>
        </table:table-row>
        <table:table-row table:style-name="ro1">
          <table:table-cell office:value-type="string" office:string-value="3543103:3543103:0.217:0.217" table:formula="of:=CONCATENATE([rcl_cross_stats.A674];&quot;:&quot;;[rcl_cross_stats.A674];&quot;:&quot;;[rcl_cross_stats.C674];&quot;:&quot;;[rcl_cross_stats.C674])" table:style-name="ce1">
            <text:p>3543103:3543103:0.217:0.217</text:p>
          </table:table-cell>
          <table:table-cell table:number-columns-repeated="16383"/>
        </table:table-row>
        <table:table-row table:style-name="ro1">
          <table:table-cell office:value-type="string" office:string-value="3543111:3543111:0.37:0.37" table:formula="of:=CONCATENATE([rcl_cross_stats.A675];&quot;:&quot;;[rcl_cross_stats.A675];&quot;:&quot;;[rcl_cross_stats.C675];&quot;:&quot;;[rcl_cross_stats.C675])" table:style-name="ce1">
            <text:p>3543111:3543111:0.37:0.37</text:p>
          </table:table-cell>
          <table:table-cell table:number-columns-repeated="16383"/>
        </table:table-row>
        <table:table-row table:style-name="ro1">
          <table:table-cell office:value-type="string" office:string-value="3543112:3543112:0.37:0.37" table:formula="of:=CONCATENATE([rcl_cross_stats.A676];&quot;:&quot;;[rcl_cross_stats.A676];&quot;:&quot;;[rcl_cross_stats.C676];&quot;:&quot;;[rcl_cross_stats.C676])" table:style-name="ce1">
            <text:p>3543112:3543112:0.37:0.37</text:p>
          </table:table-cell>
          <table:table-cell table:number-columns-repeated="16383"/>
        </table:table-row>
        <table:table-row table:style-name="ro1">
          <table:table-cell office:value-type="string" office:string-value="3543113:3543113:0.217:0.217" table:formula="of:=CONCATENATE([rcl_cross_stats.A677];&quot;:&quot;;[rcl_cross_stats.A677];&quot;:&quot;;[rcl_cross_stats.C677];&quot;:&quot;;[rcl_cross_stats.C677])" table:style-name="ce1">
            <text:p>3543113:3543113:0.217:0.217</text:p>
          </table:table-cell>
          <table:table-cell table:number-columns-repeated="16383"/>
        </table:table-row>
        <table:table-row table:style-name="ro1">
          <table:table-cell office:value-type="string" office:string-value="3543201:3543201:0.22:0.22" table:formula="of:=CONCATENATE([rcl_cross_stats.A678];&quot;:&quot;;[rcl_cross_stats.A678];&quot;:&quot;;[rcl_cross_stats.C678];&quot;:&quot;;[rcl_cross_stats.C678])" table:style-name="ce1">
            <text:p>3543201:3543201:0.22:0.22</text:p>
          </table:table-cell>
          <table:table-cell table:number-columns-repeated="16383"/>
        </table:table-row>
        <table:table-row table:style-name="ro1">
          <table:table-cell office:value-type="string" office:string-value="3543202:3543202:0.22:0.22" table:formula="of:=CONCATENATE([rcl_cross_stats.A679];&quot;:&quot;;[rcl_cross_stats.A679];&quot;:&quot;;[rcl_cross_stats.C679];&quot;:&quot;;[rcl_cross_stats.C679])" table:style-name="ce1">
            <text:p>3543202:3543202:0.22:0.22</text:p>
          </table:table-cell>
          <table:table-cell table:number-columns-repeated="16383"/>
        </table:table-row>
        <table:table-row table:style-name="ro1">
          <table:table-cell office:value-type="string" office:string-value="3543203:3543203:0.231:0.231" table:formula="of:=CONCATENATE([rcl_cross_stats.A680];&quot;:&quot;;[rcl_cross_stats.A680];&quot;:&quot;;[rcl_cross_stats.C680];&quot;:&quot;;[rcl_cross_stats.C680])" table:style-name="ce1">
            <text:p>3543203:3543203:0.231:0.231</text:p>
          </table:table-cell>
          <table:table-cell table:number-columns-repeated="16383"/>
        </table:table-row>
        <table:table-row table:style-name="ro1">
          <table:table-cell office:value-type="string" office:string-value="3543211:3543211:0.22:0.22" table:formula="of:=CONCATENATE([rcl_cross_stats.A681];&quot;:&quot;;[rcl_cross_stats.A681];&quot;:&quot;;[rcl_cross_stats.C681];&quot;:&quot;;[rcl_cross_stats.C681])" table:style-name="ce1">
            <text:p>3543211:3543211:0.22:0.22</text:p>
          </table:table-cell>
          <table:table-cell table:number-columns-repeated="16383"/>
        </table:table-row>
        <table:table-row table:style-name="ro1">
          <table:table-cell office:value-type="string" office:string-value="3543212:3543212:0.22:0.22" table:formula="of:=CONCATENATE([rcl_cross_stats.A682];&quot;:&quot;;[rcl_cross_stats.A682];&quot;:&quot;;[rcl_cross_stats.C682];&quot;:&quot;;[rcl_cross_stats.C682])" table:style-name="ce1">
            <text:p>3543212:3543212:0.22:0.22</text:p>
          </table:table-cell>
          <table:table-cell table:number-columns-repeated="16383"/>
        </table:table-row>
        <table:table-row table:style-name="ro1">
          <table:table-cell office:value-type="string" office:string-value="3543213:3543213:0.231:0.231" table:formula="of:=CONCATENATE([rcl_cross_stats.A683];&quot;:&quot;;[rcl_cross_stats.A683];&quot;:&quot;;[rcl_cross_stats.C683];&quot;:&quot;;[rcl_cross_stats.C683])" table:style-name="ce1">
            <text:p>3543213:3543213:0.231:0.231</text:p>
          </table:table-cell>
          <table:table-cell table:number-columns-repeated="16383"/>
        </table:table-row>
        <table:table-row table:style-name="ro1">
          <table:table-cell office:value-type="string" office:string-value="3551101:3551101:0.188:0.188" table:formula="of:=CONCATENATE([rcl_cross_stats.A684];&quot;:&quot;;[rcl_cross_stats.A684];&quot;:&quot;;[rcl_cross_stats.C684];&quot;:&quot;;[rcl_cross_stats.C684])" table:style-name="ce1">
            <text:p>3551101:3551101:0.188:0.188</text:p>
          </table:table-cell>
          <table:table-cell table:number-columns-repeated="16383"/>
        </table:table-row>
        <table:table-row table:style-name="ro1">
          <table:table-cell office:value-type="string" office:string-value="3551102:3551102:0.188:0.188" table:formula="of:=CONCATENATE([rcl_cross_stats.A685];&quot;:&quot;;[rcl_cross_stats.A685];&quot;:&quot;;[rcl_cross_stats.C685];&quot;:&quot;;[rcl_cross_stats.C685])" table:style-name="ce1">
            <text:p>3551102:3551102:0.188:0.188</text:p>
          </table:table-cell>
          <table:table-cell table:number-columns-repeated="16383"/>
        </table:table-row>
        <table:table-row table:style-name="ro1">
          <table:table-cell office:value-type="string" office:string-value="3551103:3551103:0.213:0.213" table:formula="of:=CONCATENATE([rcl_cross_stats.A686];&quot;:&quot;;[rcl_cross_stats.A686];&quot;:&quot;;[rcl_cross_stats.C686];&quot;:&quot;;[rcl_cross_stats.C686])" table:style-name="ce1">
            <text:p>3551103:3551103:0.213:0.213</text:p>
          </table:table-cell>
          <table:table-cell table:number-columns-repeated="16383"/>
        </table:table-row>
        <table:table-row table:style-name="ro1">
          <table:table-cell office:value-type="string" office:string-value="3551201:3551201:0.262:0.262" table:formula="of:=CONCATENATE([rcl_cross_stats.A687];&quot;:&quot;;[rcl_cross_stats.A687];&quot;:&quot;;[rcl_cross_stats.C687];&quot;:&quot;;[rcl_cross_stats.C687])" table:style-name="ce1">
            <text:p>3551201:3551201:0.262:0.262</text:p>
          </table:table-cell>
          <table:table-cell table:number-columns-repeated="16383"/>
        </table:table-row>
        <table:table-row table:style-name="ro1">
          <table:table-cell office:value-type="string" office:string-value="3551202:3551202:0.262:0.262" table:formula="of:=CONCATENATE([rcl_cross_stats.A688];&quot;:&quot;;[rcl_cross_stats.A688];&quot;:&quot;;[rcl_cross_stats.C688];&quot;:&quot;;[rcl_cross_stats.C688])" table:style-name="ce1">
            <text:p>3551202:3551202:0.262:0.262</text:p>
          </table:table-cell>
          <table:table-cell table:number-columns-repeated="16383"/>
        </table:table-row>
        <table:table-row table:style-name="ro1">
          <table:table-cell office:value-type="string" office:string-value="3551203:3551203:0.2245:0.2245" table:formula="of:=CONCATENATE([rcl_cross_stats.A689];&quot;:&quot;;[rcl_cross_stats.A689];&quot;:&quot;;[rcl_cross_stats.C689];&quot;:&quot;;[rcl_cross_stats.C689])" table:style-name="ce1">
            <text:p>3551203:3551203:0.2245:0.2245</text:p>
          </table:table-cell>
          <table:table-cell table:number-columns-repeated="16383"/>
        </table:table-row>
        <table:table-row table:style-name="ro1">
          <table:table-cell office:value-type="string" office:string-value="3552101:3552101:0.145:0.145" table:formula="of:=CONCATENATE([rcl_cross_stats.A690];&quot;:&quot;;[rcl_cross_stats.A690];&quot;:&quot;;[rcl_cross_stats.C690];&quot;:&quot;;[rcl_cross_stats.C690])" table:style-name="ce1">
            <text:p>3552101:3552101:0.145:0.145</text:p>
          </table:table-cell>
          <table:table-cell table:number-columns-repeated="16383"/>
        </table:table-row>
        <table:table-row table:style-name="ro1">
          <table:table-cell office:value-type="string" office:string-value="3552102:3552102:0.145:0.145" table:formula="of:=CONCATENATE([rcl_cross_stats.A691];&quot;:&quot;;[rcl_cross_stats.A691];&quot;:&quot;;[rcl_cross_stats.C691];&quot;:&quot;;[rcl_cross_stats.C691])" table:style-name="ce1">
            <text:p>3552102:3552102:0.145:0.145</text:p>
          </table:table-cell>
          <table:table-cell table:number-columns-repeated="16383"/>
        </table:table-row>
        <table:table-row table:style-name="ro1">
          <table:table-cell office:value-type="string" office:string-value="3552103:3552103:0.302:0.302" table:formula="of:=CONCATENATE([rcl_cross_stats.A692];&quot;:&quot;;[rcl_cross_stats.A692];&quot;:&quot;;[rcl_cross_stats.C692];&quot;:&quot;;[rcl_cross_stats.C692])" table:style-name="ce1">
            <text:p>3552103:3552103:0.302:0.302</text:p>
          </table:table-cell>
          <table:table-cell table:number-columns-repeated="16383"/>
        </table:table-row>
        <table:table-row table:style-name="ro1">
          <table:table-cell office:value-type="string" office:string-value="3552201:3552201:0.231:0.231" table:formula="of:=CONCATENATE([rcl_cross_stats.A693];&quot;:&quot;;[rcl_cross_stats.A693];&quot;:&quot;;[rcl_cross_stats.C693];&quot;:&quot;;[rcl_cross_stats.C693])" table:style-name="ce1">
            <text:p>3552201:3552201:0.231:0.231</text:p>
          </table:table-cell>
          <table:table-cell table:number-columns-repeated="16383"/>
        </table:table-row>
        <table:table-row table:style-name="ro1">
          <table:table-cell office:value-type="string" office:string-value="3552202:3552202:0.231:0.231" table:formula="of:=CONCATENATE([rcl_cross_stats.A694];&quot;:&quot;;[rcl_cross_stats.A694];&quot;:&quot;;[rcl_cross_stats.C694];&quot;:&quot;;[rcl_cross_stats.C694])" table:style-name="ce1">
            <text:p>3552202:3552202:0.231:0.231</text:p>
          </table:table-cell>
          <table:table-cell table:number-columns-repeated="16383"/>
        </table:table-row>
        <table:table-row table:style-name="ro1">
          <table:table-cell office:value-type="string" office:string-value="3552203:3552203:0.248:0.248" table:formula="of:=CONCATENATE([rcl_cross_stats.A695];&quot;:&quot;;[rcl_cross_stats.A695];&quot;:&quot;;[rcl_cross_stats.C695];&quot;:&quot;;[rcl_cross_stats.C695])" table:style-name="ce1">
            <text:p>3552203:3552203:0.248:0.248</text:p>
          </table:table-cell>
          <table:table-cell table:number-columns-repeated="16383"/>
        </table:table-row>
        <table:table-row table:style-name="ro1">
          <table:table-cell office:value-type="string" office:string-value="3553101:3553101:0.231:0.231" table:formula="of:=CONCATENATE([rcl_cross_stats.A696];&quot;:&quot;;[rcl_cross_stats.A696];&quot;:&quot;;[rcl_cross_stats.C696];&quot;:&quot;;[rcl_cross_stats.C696])" table:style-name="ce1">
            <text:p>3553101:3553101:0.231:0.231</text:p>
          </table:table-cell>
          <table:table-cell table:number-columns-repeated="16383"/>
        </table:table-row>
        <table:table-row table:style-name="ro1">
          <table:table-cell office:value-type="string" office:string-value="3553102:3553102:0.231:0.231" table:formula="of:=CONCATENATE([rcl_cross_stats.A697];&quot;:&quot;;[rcl_cross_stats.A697];&quot;:&quot;;[rcl_cross_stats.C697];&quot;:&quot;;[rcl_cross_stats.C697])" table:style-name="ce1">
            <text:p>3553102:3553102:0.231:0.231</text:p>
          </table:table-cell>
          <table:table-cell table:number-columns-repeated="16383"/>
        </table:table-row>
        <table:table-row table:style-name="ro1">
          <table:table-cell office:value-type="string" office:string-value="3553103:3553103:0.124:0.124" table:formula="of:=CONCATENATE([rcl_cross_stats.A698];&quot;:&quot;;[rcl_cross_stats.A698];&quot;:&quot;;[rcl_cross_stats.C698];&quot;:&quot;;[rcl_cross_stats.C698])" table:style-name="ce1">
            <text:p>3553103:3553103:0.124:0.124</text:p>
          </table:table-cell>
          <table:table-cell table:number-columns-repeated="16383"/>
        </table:table-row>
        <table:table-row table:style-name="ro1">
          <table:table-cell office:value-type="string" office:string-value="3553201:3553201:0.293:0.293" table:formula="of:=CONCATENATE([rcl_cross_stats.A699];&quot;:&quot;;[rcl_cross_stats.A699];&quot;:&quot;;[rcl_cross_stats.C699];&quot;:&quot;;[rcl_cross_stats.C699])" table:style-name="ce1">
            <text:p>3553201:3553201:0.293:0.293</text:p>
          </table:table-cell>
          <table:table-cell table:number-columns-repeated="16383"/>
        </table:table-row>
        <table:table-row table:style-name="ro1">
          <table:table-cell office:value-type="string" office:string-value="3553202:3553202:0.293:0.293" table:formula="of:=CONCATENATE([rcl_cross_stats.A700];&quot;:&quot;;[rcl_cross_stats.A700];&quot;:&quot;;[rcl_cross_stats.C700];&quot;:&quot;;[rcl_cross_stats.C700])" table:style-name="ce1">
            <text:p>3553202:3553202:0.293:0.293</text:p>
          </table:table-cell>
          <table:table-cell table:number-columns-repeated="16383"/>
        </table:table-row>
        <table:table-row table:style-name="ro1">
          <table:table-cell office:value-type="string" office:string-value="3553203:3553203:0.201:0.201" table:formula="of:=CONCATENATE([rcl_cross_stats.A701];&quot;:&quot;;[rcl_cross_stats.A701];&quot;:&quot;;[rcl_cross_stats.C701];&quot;:&quot;;[rcl_cross_stats.C701])" table:style-name="ce1">
            <text:p>3553203:3553203:0.201:0.201</text:p>
          </table:table-cell>
          <table:table-cell table:number-columns-repeated="16383"/>
        </table:table-row>
        <table:table-row table:style-name="ro1">
          <table:table-cell office:value-type="string" office:string-value="4011101:4011101:0.39:0.39" table:formula="of:=CONCATENATE([rcl_cross_stats.A702];&quot;:&quot;;[rcl_cross_stats.A702];&quot;:&quot;;[rcl_cross_stats.C702];&quot;:&quot;;[rcl_cross_stats.C702])" table:style-name="ce1">
            <text:p>4011101:4011101:0.39:0.39</text:p>
          </table:table-cell>
          <table:table-cell table:number-columns-repeated="16383"/>
        </table:table-row>
        <table:table-row table:style-name="ro1">
          <table:table-cell office:value-type="string" office:string-value="4011102:4011102:0.24:0.24" table:formula="of:=CONCATENATE([rcl_cross_stats.A703];&quot;:&quot;;[rcl_cross_stats.A703];&quot;:&quot;;[rcl_cross_stats.C703];&quot;:&quot;;[rcl_cross_stats.C703])" table:style-name="ce1">
            <text:p>4011102:4011102:0.24:0.24</text:p>
          </table:table-cell>
          <table:table-cell table:number-columns-repeated="16383"/>
        </table:table-row>
        <table:table-row table:style-name="ro1">
          <table:table-cell office:value-type="string" office:string-value="4012101:4012101:0.39:0.39" table:formula="of:=CONCATENATE([rcl_cross_stats.A704];&quot;:&quot;;[rcl_cross_stats.A704];&quot;:&quot;;[rcl_cross_stats.C704];&quot;:&quot;;[rcl_cross_stats.C704])" table:style-name="ce1">
            <text:p>4012101:4012101:0.39:0.39</text:p>
          </table:table-cell>
          <table:table-cell table:number-columns-repeated="16383"/>
        </table:table-row>
        <table:table-row table:style-name="ro1">
          <table:table-cell office:value-type="string" office:string-value="4021101:4021101:0.39:0.39" table:formula="of:=CONCATENATE([rcl_cross_stats.A705];&quot;:&quot;;[rcl_cross_stats.A705];&quot;:&quot;;[rcl_cross_stats.C705];&quot;:&quot;;[rcl_cross_stats.C705])" table:style-name="ce1">
            <text:p>4021101:4021101:0.39:0.39</text:p>
          </table:table-cell>
          <table:table-cell table:number-columns-repeated="16383"/>
        </table:table-row>
        <table:table-row table:style-name="ro1">
          <table:table-cell office:value-type="string" office:string-value="4021102:4021102:0.24:0.24" table:formula="of:=CONCATENATE([rcl_cross_stats.A706];&quot;:&quot;;[rcl_cross_stats.A706];&quot;:&quot;;[rcl_cross_stats.C706];&quot;:&quot;;[rcl_cross_stats.C706])" table:style-name="ce1">
            <text:p>4021102:4021102:0.24:0.24</text:p>
          </table:table-cell>
          <table:table-cell table:number-columns-repeated="16383"/>
        </table:table-row>
        <table:table-row table:style-name="ro1">
          <table:table-cell office:value-type="string" office:string-value="4021103:4021103:0.24:0.24" table:formula="of:=CONCATENATE([rcl_cross_stats.A707];&quot;:&quot;;[rcl_cross_stats.A707];&quot;:&quot;;[rcl_cross_stats.C707];&quot;:&quot;;[rcl_cross_stats.C707])" table:style-name="ce1">
            <text:p>4021103:4021103:0.24:0.24</text:p>
          </table:table-cell>
          <table:table-cell table:number-columns-repeated="16383"/>
        </table:table-row>
        <table:table-row table:style-name="ro1">
          <table:table-cell office:value-type="string" office:string-value="4021201:4021201:0.39:0.39" table:formula="of:=CONCATENATE([rcl_cross_stats.A708];&quot;:&quot;;[rcl_cross_stats.A708];&quot;:&quot;;[rcl_cross_stats.C708];&quot;:&quot;;[rcl_cross_stats.C708])" table:style-name="ce1">
            <text:p>4021201:4021201:0.39:0.39</text:p>
          </table:table-cell>
          <table:table-cell table:number-columns-repeated="16383"/>
        </table:table-row>
        <table:table-row table:style-name="ro1">
          <table:table-cell office:value-type="string" office:string-value="4021202:4021202:0.24:0.24" table:formula="of:=CONCATENATE([rcl_cross_stats.A709];&quot;:&quot;;[rcl_cross_stats.A709];&quot;:&quot;;[rcl_cross_stats.C709];&quot;:&quot;;[rcl_cross_stats.C709])" table:style-name="ce1">
            <text:p>4021202:4021202:0.24:0.24</text:p>
          </table:table-cell>
          <table:table-cell table:number-columns-repeated="16383"/>
        </table:table-row>
        <table:table-row table:style-name="ro1">
          <table:table-cell office:value-type="string" office:string-value="4021203:4021203:0.24:0.24" table:formula="of:=CONCATENATE([rcl_cross_stats.A710];&quot;:&quot;;[rcl_cross_stats.A710];&quot;:&quot;;[rcl_cross_stats.C710];&quot;:&quot;;[rcl_cross_stats.C710])" table:style-name="ce1">
            <text:p>4021203:4021203:0.24:0.24</text:p>
          </table:table-cell>
          <table:table-cell table:number-columns-repeated="16383"/>
        </table:table-row>
        <table:table-row table:style-name="ro1">
          <table:table-cell office:value-type="string" office:string-value="4022101:4022101:0.39:0.39" table:formula="of:=CONCATENATE([rcl_cross_stats.A711];&quot;:&quot;;[rcl_cross_stats.A711];&quot;:&quot;;[rcl_cross_stats.C711];&quot;:&quot;;[rcl_cross_stats.C711])" table:style-name="ce1">
            <text:p>4022101:4022101:0.39:0.39</text:p>
          </table:table-cell>
          <table:table-cell table:number-columns-repeated="16383"/>
        </table:table-row>
        <table:table-row table:style-name="ro1">
          <table:table-cell office:value-type="string" office:string-value="4022102:4022102:0.24:0.24" table:formula="of:=CONCATENATE([rcl_cross_stats.A712];&quot;:&quot;;[rcl_cross_stats.A712];&quot;:&quot;;[rcl_cross_stats.C712];&quot;:&quot;;[rcl_cross_stats.C712])" table:style-name="ce1">
            <text:p>4022102:4022102:0.24:0.24</text:p>
          </table:table-cell>
          <table:table-cell table:number-columns-repeated="16383"/>
        </table:table-row>
        <table:table-row table:style-name="ro1">
          <table:table-cell office:value-type="string" office:string-value="4022103:4022103:0.24:0.24" table:formula="of:=CONCATENATE([rcl_cross_stats.A713];&quot;:&quot;;[rcl_cross_stats.A713];&quot;:&quot;;[rcl_cross_stats.C713];&quot;:&quot;;[rcl_cross_stats.C713])" table:style-name="ce1">
            <text:p>4022103:4022103:0.24:0.24</text:p>
          </table:table-cell>
          <table:table-cell table:number-columns-repeated="16383"/>
        </table:table-row>
        <table:table-row table:style-name="ro1">
          <table:table-cell office:value-type="string" office:string-value="4022201:4022201:0.39:0.39" table:formula="of:=CONCATENATE([rcl_cross_stats.A714];&quot;:&quot;;[rcl_cross_stats.A714];&quot;:&quot;;[rcl_cross_stats.C714];&quot;:&quot;;[rcl_cross_stats.C714])" table:style-name="ce1">
            <text:p>4022201:4022201:0.39:0.39</text:p>
          </table:table-cell>
          <table:table-cell table:number-columns-repeated="16383"/>
        </table:table-row>
        <table:table-row table:style-name="ro1">
          <table:table-cell office:value-type="string" office:string-value="4022202:4022202:0.24:0.24" table:formula="of:=CONCATENATE([rcl_cross_stats.A715];&quot;:&quot;;[rcl_cross_stats.A715];&quot;:&quot;;[rcl_cross_stats.C715];&quot;:&quot;;[rcl_cross_stats.C715])" table:style-name="ce1">
            <text:p>4022202:4022202:0.24:0.24</text:p>
          </table:table-cell>
          <table:table-cell table:number-columns-repeated="16383"/>
        </table:table-row>
        <table:table-row table:style-name="ro1">
          <table:table-cell office:value-type="string" office:string-value="4022203:4022203:0.24:0.24" table:formula="of:=CONCATENATE([rcl_cross_stats.A716];&quot;:&quot;;[rcl_cross_stats.A716];&quot;:&quot;;[rcl_cross_stats.C716];&quot;:&quot;;[rcl_cross_stats.C716])" table:style-name="ce1">
            <text:p>4022203:4022203:0.24:0.24</text:p>
          </table:table-cell>
          <table:table-cell table:number-columns-repeated="16383"/>
        </table:table-row>
        <table:table-row table:style-name="ro1">
          <table:table-cell office:value-type="string" office:string-value="4023101:4023101:0.39:0.39" table:formula="of:=CONCATENATE([rcl_cross_stats.A717];&quot;:&quot;;[rcl_cross_stats.A717];&quot;:&quot;;[rcl_cross_stats.C717];&quot;:&quot;;[rcl_cross_stats.C717])" table:style-name="ce1">
            <text:p>4023101:4023101:0.39:0.39</text:p>
          </table:table-cell>
          <table:table-cell table:number-columns-repeated="16383"/>
        </table:table-row>
        <table:table-row table:style-name="ro1">
          <table:table-cell office:value-type="string" office:string-value="4023102:4023102:0.24:0.24" table:formula="of:=CONCATENATE([rcl_cross_stats.A718];&quot;:&quot;;[rcl_cross_stats.A718];&quot;:&quot;;[rcl_cross_stats.C718];&quot;:&quot;;[rcl_cross_stats.C718])" table:style-name="ce1">
            <text:p>4023102:4023102:0.24:0.24</text:p>
          </table:table-cell>
          <table:table-cell table:number-columns-repeated="16383"/>
        </table:table-row>
        <table:table-row table:style-name="ro1">
          <table:table-cell office:value-type="string" office:string-value="4023103:4023103:0.24:0.24" table:formula="of:=CONCATENATE([rcl_cross_stats.A719];&quot;:&quot;;[rcl_cross_stats.A719];&quot;:&quot;;[rcl_cross_stats.C719];&quot;:&quot;;[rcl_cross_stats.C719])" table:style-name="ce1">
            <text:p>4023103:4023103:0.24:0.24</text:p>
          </table:table-cell>
          <table:table-cell table:number-columns-repeated="16383"/>
        </table:table-row>
        <table:table-row table:style-name="ro1">
          <table:table-cell office:value-type="string" office:string-value="4023201:4023201:0.39:0.39" table:formula="of:=CONCATENATE([rcl_cross_stats.A720];&quot;:&quot;;[rcl_cross_stats.A720];&quot;:&quot;;[rcl_cross_stats.C720];&quot;:&quot;;[rcl_cross_stats.C720])" table:style-name="ce1">
            <text:p>4023201:4023201:0.39:0.39</text:p>
          </table:table-cell>
          <table:table-cell table:number-columns-repeated="16383"/>
        </table:table-row>
        <table:table-row table:style-name="ro1">
          <table:table-cell office:value-type="string" office:string-value="4023202:4023202:0.24:0.24" table:formula="of:=CONCATENATE([rcl_cross_stats.A721];&quot;:&quot;;[rcl_cross_stats.A721];&quot;:&quot;;[rcl_cross_stats.C721];&quot;:&quot;;[rcl_cross_stats.C721])" table:style-name="ce1">
            <text:p>4023202:4023202:0.24:0.24</text:p>
          </table:table-cell>
          <table:table-cell table:number-columns-repeated="16383"/>
        </table:table-row>
        <table:table-row table:style-name="ro1">
          <table:table-cell office:value-type="string" office:string-value="4023203:4023203:0.24:0.24" table:formula="of:=CONCATENATE([rcl_cross_stats.A722];&quot;:&quot;;[rcl_cross_stats.A722];&quot;:&quot;;[rcl_cross_stats.C722];&quot;:&quot;;[rcl_cross_stats.C722])" table:style-name="ce1">
            <text:p>4023203:4023203:0.24:0.24</text:p>
          </table:table-cell>
          <table:table-cell table:number-columns-repeated="16383"/>
        </table:table-row>
        <table:table-row table:style-name="ro1">
          <table:table-cell office:value-type="string" office:string-value="4031101:4031101:0.39:0.39" table:formula="of:=CONCATENATE([rcl_cross_stats.A723];&quot;:&quot;;[rcl_cross_stats.A723];&quot;:&quot;;[rcl_cross_stats.C723];&quot;:&quot;;[rcl_cross_stats.C723])" table:style-name="ce1">
            <text:p>4031101:4031101:0.39:0.39</text:p>
          </table:table-cell>
          <table:table-cell table:number-columns-repeated="16383"/>
        </table:table-row>
        <table:table-row table:style-name="ro1">
          <table:table-cell office:value-type="string" office:string-value="4031102:4031102:0.24:0.24" table:formula="of:=CONCATENATE([rcl_cross_stats.A724];&quot;:&quot;;[rcl_cross_stats.A724];&quot;:&quot;;[rcl_cross_stats.C724];&quot;:&quot;;[rcl_cross_stats.C724])" table:style-name="ce1">
            <text:p>4031102:4031102:0.24:0.24</text:p>
          </table:table-cell>
          <table:table-cell table:number-columns-repeated="16383"/>
        </table:table-row>
        <table:table-row table:style-name="ro1">
          <table:table-cell office:value-type="string" office:string-value="4031103:4031103:0.24:0.24" table:formula="of:=CONCATENATE([rcl_cross_stats.A725];&quot;:&quot;;[rcl_cross_stats.A725];&quot;:&quot;;[rcl_cross_stats.C725];&quot;:&quot;;[rcl_cross_stats.C725])" table:style-name="ce1">
            <text:p>4031103:4031103:0.24:0.24</text:p>
          </table:table-cell>
          <table:table-cell table:number-columns-repeated="16383"/>
        </table:table-row>
        <table:table-row table:style-name="ro1">
          <table:table-cell office:value-type="string" office:string-value="4031201:4031201:0.39:0.39" table:formula="of:=CONCATENATE([rcl_cross_stats.A726];&quot;:&quot;;[rcl_cross_stats.A726];&quot;:&quot;;[rcl_cross_stats.C726];&quot;:&quot;;[rcl_cross_stats.C726])" table:style-name="ce1">
            <text:p>4031201:4031201:0.39:0.39</text:p>
          </table:table-cell>
          <table:table-cell table:number-columns-repeated="16383"/>
        </table:table-row>
        <table:table-row table:style-name="ro1">
          <table:table-cell office:value-type="string" office:string-value="4031202:4031202:0.24:0.24" table:formula="of:=CONCATENATE([rcl_cross_stats.A727];&quot;:&quot;;[rcl_cross_stats.A727];&quot;:&quot;;[rcl_cross_stats.C727];&quot;:&quot;;[rcl_cross_stats.C727])" table:style-name="ce1">
            <text:p>4031202:4031202:0.24:0.24</text:p>
          </table:table-cell>
          <table:table-cell table:number-columns-repeated="16383"/>
        </table:table-row>
        <table:table-row table:style-name="ro1">
          <table:table-cell office:value-type="string" office:string-value="4031203:4031203:0.24:0.24" table:formula="of:=CONCATENATE([rcl_cross_stats.A728];&quot;:&quot;;[rcl_cross_stats.A728];&quot;:&quot;;[rcl_cross_stats.C728];&quot;:&quot;;[rcl_cross_stats.C728])" table:style-name="ce1">
            <text:p>4031203:4031203:0.24:0.24</text:p>
          </table:table-cell>
          <table:table-cell table:number-columns-repeated="16383"/>
        </table:table-row>
        <table:table-row table:style-name="ro1">
          <table:table-cell office:value-type="string" office:string-value="4032101:4032101:0.39:0.39" table:formula="of:=CONCATENATE([rcl_cross_stats.A729];&quot;:&quot;;[rcl_cross_stats.A729];&quot;:&quot;;[rcl_cross_stats.C729];&quot;:&quot;;[rcl_cross_stats.C729])" table:style-name="ce1">
            <text:p>4032101:4032101:0.39:0.39</text:p>
          </table:table-cell>
          <table:table-cell table:number-columns-repeated="16383"/>
        </table:table-row>
        <table:table-row table:style-name="ro1">
          <table:table-cell office:value-type="string" office:string-value="4032102:4032102:0.24:0.24" table:formula="of:=CONCATENATE([rcl_cross_stats.A730];&quot;:&quot;;[rcl_cross_stats.A730];&quot;:&quot;;[rcl_cross_stats.C730];&quot;:&quot;;[rcl_cross_stats.C730])" table:style-name="ce1">
            <text:p>4032102:4032102:0.24:0.24</text:p>
          </table:table-cell>
          <table:table-cell table:number-columns-repeated="16383"/>
        </table:table-row>
        <table:table-row table:style-name="ro1">
          <table:table-cell office:value-type="string" office:string-value="4032103:4032103:0.24:0.24" table:formula="of:=CONCATENATE([rcl_cross_stats.A731];&quot;:&quot;;[rcl_cross_stats.A731];&quot;:&quot;;[rcl_cross_stats.C731];&quot;:&quot;;[rcl_cross_stats.C731])" table:style-name="ce1">
            <text:p>4032103:4032103:0.24:0.24</text:p>
          </table:table-cell>
          <table:table-cell table:number-columns-repeated="16383"/>
        </table:table-row>
        <table:table-row table:style-name="ro1">
          <table:table-cell office:value-type="string" office:string-value="4032201:4032201:0.39:0.39" table:formula="of:=CONCATENATE([rcl_cross_stats.A732];&quot;:&quot;;[rcl_cross_stats.A732];&quot;:&quot;;[rcl_cross_stats.C732];&quot;:&quot;;[rcl_cross_stats.C732])" table:style-name="ce1">
            <text:p>4032201:4032201:0.39:0.39</text:p>
          </table:table-cell>
          <table:table-cell table:number-columns-repeated="16383"/>
        </table:table-row>
        <table:table-row table:style-name="ro1">
          <table:table-cell office:value-type="string" office:string-value="4032202:4032202:0.24:0.24" table:formula="of:=CONCATENATE([rcl_cross_stats.A733];&quot;:&quot;;[rcl_cross_stats.A733];&quot;:&quot;;[rcl_cross_stats.C733];&quot;:&quot;;[rcl_cross_stats.C733])" table:style-name="ce1">
            <text:p>4032202:4032202:0.24:0.24</text:p>
          </table:table-cell>
          <table:table-cell table:number-columns-repeated="16383"/>
        </table:table-row>
        <table:table-row table:style-name="ro1">
          <table:table-cell office:value-type="string" office:string-value="4032203:4032203:0.24:0.24" table:formula="of:=CONCATENATE([rcl_cross_stats.A734];&quot;:&quot;;[rcl_cross_stats.A734];&quot;:&quot;;[rcl_cross_stats.C734];&quot;:&quot;;[rcl_cross_stats.C734])" table:style-name="ce1">
            <text:p>4032203:4032203:0.24:0.24</text:p>
          </table:table-cell>
          <table:table-cell table:number-columns-repeated="16383"/>
        </table:table-row>
        <table:table-row table:style-name="ro1">
          <table:table-cell office:value-type="string" office:string-value="4033101:4033101:0.39:0.39" table:formula="of:=CONCATENATE([rcl_cross_stats.A735];&quot;:&quot;;[rcl_cross_stats.A735];&quot;:&quot;;[rcl_cross_stats.C735];&quot;:&quot;;[rcl_cross_stats.C735])" table:style-name="ce1">
            <text:p>4033101:4033101:0.39:0.39</text:p>
          </table:table-cell>
          <table:table-cell table:number-columns-repeated="16383"/>
        </table:table-row>
        <table:table-row table:style-name="ro1">
          <table:table-cell office:value-type="string" office:string-value="4033102:4033102:0.24:0.24" table:formula="of:=CONCATENATE([rcl_cross_stats.A736];&quot;:&quot;;[rcl_cross_stats.A736];&quot;:&quot;;[rcl_cross_stats.C736];&quot;:&quot;;[rcl_cross_stats.C736])" table:style-name="ce1">
            <text:p>4033102:4033102:0.24:0.24</text:p>
          </table:table-cell>
          <table:table-cell table:number-columns-repeated="16383"/>
        </table:table-row>
        <table:table-row table:style-name="ro1">
          <table:table-cell office:value-type="string" office:string-value="4033103:4033103:0.24:0.24" table:formula="of:=CONCATENATE([rcl_cross_stats.A737];&quot;:&quot;;[rcl_cross_stats.A737];&quot;:&quot;;[rcl_cross_stats.C737];&quot;:&quot;;[rcl_cross_stats.C737])" table:style-name="ce1">
            <text:p>4033103:4033103:0.24:0.24</text:p>
          </table:table-cell>
          <table:table-cell table:number-columns-repeated="16383"/>
        </table:table-row>
        <table:table-row table:style-name="ro1">
          <table:table-cell office:value-type="string" office:string-value="4033201:4033201:0.39:0.39" table:formula="of:=CONCATENATE([rcl_cross_stats.A738];&quot;:&quot;;[rcl_cross_stats.A738];&quot;:&quot;;[rcl_cross_stats.C738];&quot;:&quot;;[rcl_cross_stats.C738])" table:style-name="ce1">
            <text:p>4033201:4033201:0.39:0.39</text:p>
          </table:table-cell>
          <table:table-cell table:number-columns-repeated="16383"/>
        </table:table-row>
        <table:table-row table:style-name="ro1">
          <table:table-cell office:value-type="string" office:string-value="4033202:4033202:0.24:0.24" table:formula="of:=CONCATENATE([rcl_cross_stats.A739];&quot;:&quot;;[rcl_cross_stats.A739];&quot;:&quot;;[rcl_cross_stats.C739];&quot;:&quot;;[rcl_cross_stats.C739])" table:style-name="ce1">
            <text:p>4033202:4033202:0.24:0.24</text:p>
          </table:table-cell>
          <table:table-cell table:number-columns-repeated="16383"/>
        </table:table-row>
        <table:table-row table:style-name="ro1">
          <table:table-cell office:value-type="string" office:string-value="4033203:4033203:0.24:0.24" table:formula="of:=CONCATENATE([rcl_cross_stats.A740];&quot;:&quot;;[rcl_cross_stats.A740];&quot;:&quot;;[rcl_cross_stats.C740];&quot;:&quot;;[rcl_cross_stats.C740])" table:style-name="ce1">
            <text:p>4033203:4033203:0.24:0.24</text:p>
          </table:table-cell>
          <table:table-cell table:number-columns-repeated="16383"/>
        </table:table-row>
        <table:table-row table:style-name="ro1">
          <table:table-cell office:value-type="string" office:string-value="4041101:4041101:0.39:0.39" table:formula="of:=CONCATENATE([rcl_cross_stats.A741];&quot;:&quot;;[rcl_cross_stats.A741];&quot;:&quot;;[rcl_cross_stats.C741];&quot;:&quot;;[rcl_cross_stats.C741])" table:style-name="ce1">
            <text:p>4041101:4041101:0.39:0.39</text:p>
          </table:table-cell>
          <table:table-cell table:number-columns-repeated="16383"/>
        </table:table-row>
        <table:table-row table:style-name="ro1">
          <table:table-cell office:value-type="string" office:string-value="4041102:4041102:0.24:0.24" table:formula="of:=CONCATENATE([rcl_cross_stats.A742];&quot;:&quot;;[rcl_cross_stats.A742];&quot;:&quot;;[rcl_cross_stats.C742];&quot;:&quot;;[rcl_cross_stats.C742])" table:style-name="ce1">
            <text:p>4041102:4041102:0.24:0.24</text:p>
          </table:table-cell>
          <table:table-cell table:number-columns-repeated="16383"/>
        </table:table-row>
        <table:table-row table:style-name="ro1">
          <table:table-cell office:value-type="string" office:string-value="4041103:4041103:0.24:0.24" table:formula="of:=CONCATENATE([rcl_cross_stats.A743];&quot;:&quot;;[rcl_cross_stats.A743];&quot;:&quot;;[rcl_cross_stats.C743];&quot;:&quot;;[rcl_cross_stats.C743])" table:style-name="ce1">
            <text:p>4041103:4041103:0.24:0.24</text:p>
          </table:table-cell>
          <table:table-cell table:number-columns-repeated="16383"/>
        </table:table-row>
        <table:table-row table:style-name="ro1">
          <table:table-cell office:value-type="string" office:string-value="4041111:4041111:0.39:0.39" table:formula="of:=CONCATENATE([rcl_cross_stats.A744];&quot;:&quot;;[rcl_cross_stats.A744];&quot;:&quot;;[rcl_cross_stats.C744];&quot;:&quot;;[rcl_cross_stats.C744])" table:style-name="ce1">
            <text:p>4041111:4041111:0.39:0.39</text:p>
          </table:table-cell>
          <table:table-cell table:number-columns-repeated="16383"/>
        </table:table-row>
        <table:table-row table:style-name="ro1">
          <table:table-cell office:value-type="string" office:string-value="4041112:4041112:0.24:0.24" table:formula="of:=CONCATENATE([rcl_cross_stats.A745];&quot;:&quot;;[rcl_cross_stats.A745];&quot;:&quot;;[rcl_cross_stats.C745];&quot;:&quot;;[rcl_cross_stats.C745])" table:style-name="ce1">
            <text:p>4041112:4041112:0.24:0.24</text:p>
          </table:table-cell>
          <table:table-cell table:number-columns-repeated="16383"/>
        </table:table-row>
        <table:table-row table:style-name="ro1">
          <table:table-cell office:value-type="string" office:string-value="4041113:4041113:0.24:0.24" table:formula="of:=CONCATENATE([rcl_cross_stats.A746];&quot;:&quot;;[rcl_cross_stats.A746];&quot;:&quot;;[rcl_cross_stats.C746];&quot;:&quot;;[rcl_cross_stats.C746])" table:style-name="ce1">
            <text:p>4041113:4041113:0.24:0.24</text:p>
          </table:table-cell>
          <table:table-cell table:number-columns-repeated="16383"/>
        </table:table-row>
        <table:table-row table:number-rows-repeated="1047830" table:style-name="ro2">
          <table:table-cell table:number-columns-repeated="16384"/>
        </table:table-row>
      </table:table>
      <table:database-ranges>
        <table:database-range table:target-range-address="r_coefficients.A2:r_coefficients.O814">
          <table:sort>
            <table:sort-by table:field-number="1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number-style style:name="N40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DEEBF7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AE3F3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DD7EE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4C7E7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9DC3E6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8FAAD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5B9BD5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4472C4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eading_32_1" style:display-name="Excel Built-in Heading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ADCD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9DC3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5B9BD5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Giacomo Delli</meta:initial-creator>
    <dc:creator>DELLI Giacomo (JRC-ISPRA-EXT)</dc:creator>
    <meta:creation-date>2021-11-03T09:56:08Z</meta:creation-date>
    <dc:date>2026-04-16T09:58:51Z</dc:date>
    <meta:editing-cycles>1</meta:editing-cycles>
    <meta:editing-duration>PT5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